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Consolas" fo:color="#008080" fo:font-size="10pt" style:font-size-asian="10pt"/>
    </style:style>
    <style:style style:name="T3" style:parent-style-name="Absatz-Standardschriftart" style:family="text">
      <style:text-properties style:font-name="Consolas" fo:color="#3F7F7F" fo:font-size="10pt" style:font-size-asian="10pt"/>
    </style:style>
    <style:style style:name="T4" style:parent-style-name="Absatz-Standardschriftart" style:family="text">
      <style:text-properties style:font-name="Consolas" fo:font-size="10pt" style:font-size-asian="10pt"/>
    </style:style>
    <style:style style:name="T5" style:parent-style-name="Absatz-Standardschriftart" style:family="text">
      <style:text-properties style:font-name="Consolas" fo:color="#7F007F" fo:font-size="10pt" style:font-size-asian="10pt"/>
    </style:style>
    <style:style style:name="T6" style:parent-style-name="Absatz-Standardschriftart" style:family="text">
      <style:text-properties style:font-name="Consolas" fo:color="#000000" fo:font-size="10pt" style:font-size-asian="10pt"/>
    </style:style>
    <style:style style:name="T7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8" style:parent-style-name="Absatz-Standardschriftart" style:family="text">
      <style:text-properties style:font-name="Consolas" fo:font-size="10pt" style:font-size-asian="10pt"/>
    </style:style>
    <style:style style:name="T9" style:parent-style-name="Absatz-Standardschriftart" style:family="text">
      <style:text-properties style:font-name="Consolas" fo:color="#7F007F" fo:font-size="10pt" style:font-size-asian="10pt"/>
    </style:style>
    <style:style style:name="T10" style:parent-style-name="Absatz-Standardschriftart" style:family="text">
      <style:text-properties style:font-name="Consolas" fo:color="#000000" fo:font-size="10pt" style:font-size-asian="10pt"/>
    </style:style>
    <style:style style:name="T11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12" style:parent-style-name="Absatz-Standardschriftart" style:family="text">
      <style:text-properties style:font-name="Consolas" fo:color="#008080" fo:font-size="10pt" style:font-size-asian="10pt"/>
    </style:style>
    <style:style style:name="P13" style:parent-style-name="Standard" style:family="paragraph">
      <style:text-properties style:font-name="Consolas" fo:color="#3F5FBF" fo:font-size="10pt" style:font-size-asian="10pt"/>
    </style:style>
    <style:style style:name="T14" style:parent-style-name="Absatz-Standardschriftart" style:family="text">
      <style:text-properties style:font-name="Consolas" fo:color="#008080" fo:font-size="10pt" style:font-size-asian="10pt"/>
    </style:style>
    <style:style style:name="T15" style:parent-style-name="Absatz-Standardschriftart" style:family="text">
      <style:text-properties style:font-name="Consolas" fo:color="#3F7F7F" fo:font-size="10pt" style:font-size-asian="10pt"/>
    </style:style>
    <style:style style:name="T16" style:parent-style-name="Absatz-Standardschriftart" style:family="text">
      <style:text-properties style:font-name="Consolas" fo:font-size="10pt" style:font-size-asian="10pt"/>
    </style:style>
    <style:style style:name="T17" style:parent-style-name="Absatz-Standardschriftart" style:family="text">
      <style:text-properties style:font-name="Consolas" fo:color="#7F007F" fo:font-size="10pt" style:font-size-asian="10pt"/>
    </style:style>
    <style:style style:name="T18" style:parent-style-name="Absatz-Standardschriftart" style:family="text">
      <style:text-properties style:font-name="Consolas" fo:color="#000000" fo:font-size="10pt" style:font-size-asian="10pt"/>
    </style:style>
    <style:style style:name="T19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20" style:parent-style-name="Absatz-Standardschriftart" style:family="text">
      <style:text-properties style:font-name="Consolas" fo:font-size="10pt" style:font-size-asian="10pt"/>
    </style:style>
    <style:style style:name="T21" style:parent-style-name="Absatz-Standardschriftart" style:family="text">
      <style:text-properties style:font-name="Consolas" fo:color="#7F007F" fo:font-size="10pt" style:font-size-asian="10pt"/>
    </style:style>
    <style:style style:name="T22" style:parent-style-name="Absatz-Standardschriftart" style:family="text">
      <style:text-properties style:font-name="Consolas" fo:color="#000000" fo:font-size="10pt" style:font-size-asian="10pt"/>
    </style:style>
    <style:style style:name="T23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24" style:parent-style-name="Absatz-Standardschriftart" style:family="text">
      <style:text-properties style:font-name="Consolas" fo:font-size="10pt" style:font-size-asian="10pt"/>
    </style:style>
    <style:style style:name="T25" style:parent-style-name="Absatz-Standardschriftart" style:family="text">
      <style:text-properties style:font-name="Consolas" fo:color="#7F007F" fo:font-size="10pt" style:font-size-asian="10pt"/>
    </style:style>
    <style:style style:name="T26" style:parent-style-name="Absatz-Standardschriftart" style:family="text">
      <style:text-properties style:font-name="Consolas" fo:color="#000000" fo:font-size="10pt" style:font-size-asian="10pt"/>
    </style:style>
    <style:style style:name="T27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28" style:parent-style-name="Absatz-Standardschriftart" style:family="text">
      <style:text-properties style:font-name="Consolas" fo:font-size="10pt" style:font-size-asian="10pt"/>
    </style:style>
    <style:style style:name="T29" style:parent-style-name="Absatz-Standardschriftart" style:family="text">
      <style:text-properties style:font-name="Consolas" fo:color="#7F007F" fo:font-size="10pt" style:font-size-asian="10pt"/>
    </style:style>
    <style:style style:name="T30" style:parent-style-name="Absatz-Standardschriftart" style:family="text">
      <style:text-properties style:font-name="Consolas" fo:color="#000000" fo:font-size="10pt" style:font-size-asian="10pt"/>
    </style:style>
    <style:style style:name="T31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32" style:parent-style-name="Absatz-Standardschriftart" style:family="text">
      <style:text-properties style:font-name="Consolas" fo:font-size="10pt" style:font-size-asian="10pt"/>
    </style:style>
    <style:style style:name="T33" style:parent-style-name="Absatz-Standardschriftart" style:family="text">
      <style:text-properties style:font-name="Consolas" fo:color="#7F007F" fo:font-size="10pt" style:font-size-asian="10pt"/>
    </style:style>
    <style:style style:name="T34" style:parent-style-name="Absatz-Standardschriftart" style:family="text">
      <style:text-properties style:font-name="Consolas" fo:color="#000000" fo:font-size="10pt" style:font-size-asian="10pt"/>
    </style:style>
    <style:style style:name="T35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36" style:parent-style-name="Absatz-Standardschriftart" style:family="text">
      <style:text-properties style:font-name="Consolas" fo:font-size="10pt" style:font-size-asian="10pt"/>
    </style:style>
    <style:style style:name="T37" style:parent-style-name="Absatz-Standardschriftart" style:family="text">
      <style:text-properties style:font-name="Consolas" fo:color="#7F007F" fo:font-size="10pt" style:font-size-asian="10pt"/>
    </style:style>
    <style:style style:name="T38" style:parent-style-name="Absatz-Standardschriftart" style:family="text">
      <style:text-properties style:font-name="Consolas" fo:color="#000000" fo:font-size="10pt" style:font-size-asian="10pt"/>
    </style:style>
    <style:style style:name="T39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40" style:parent-style-name="Absatz-Standardschriftart" style:family="text">
      <style:text-properties style:font-name="Consolas" fo:color="#008080" fo:font-size="10pt" style:font-size-asian="10pt"/>
    </style:style>
    <style:style style:name="T41" style:parent-style-name="Absatz-Standardschriftart" style:family="text">
      <style:text-properties style:font-name="Consolas" fo:color="#000000" fo:font-size="10pt" style:font-size-asian="10pt"/>
    </style:style>
    <style:style style:name="T42" style:parent-style-name="Absatz-Standardschriftart" style:family="text">
      <style:text-properties style:font-name="Consolas" fo:color="#3F5FBF" fo:font-size="10pt" style:font-size-asian="10pt"/>
    </style:style>
    <style:style style:name="T43" style:parent-style-name="Absatz-Standardschriftart" style:family="text">
      <style:text-properties style:font-name="Consolas" fo:color="#000000" fo:font-size="10pt" style:font-size-asian="10pt"/>
    </style:style>
    <style:style style:name="T44" style:parent-style-name="Absatz-Standardschriftart" style:family="text">
      <style:text-properties style:font-name="Consolas" fo:color="#008080" fo:font-size="10pt" style:font-size-asian="10pt"/>
    </style:style>
    <style:style style:name="T45" style:parent-style-name="Absatz-Standardschriftart" style:family="text">
      <style:text-properties style:font-name="Consolas" fo:color="#3F7F7F" fo:font-size="10pt" style:font-size-asian="10pt"/>
    </style:style>
    <style:style style:name="T46" style:parent-style-name="Absatz-Standardschriftart" style:family="text">
      <style:text-properties style:font-name="Consolas" fo:font-size="10pt" style:font-size-asian="10pt"/>
    </style:style>
    <style:style style:name="T47" style:parent-style-name="Absatz-Standardschriftart" style:family="text">
      <style:text-properties style:font-name="Consolas" fo:color="#7F007F" fo:font-size="10pt" style:font-size-asian="10pt"/>
    </style:style>
    <style:style style:name="T48" style:parent-style-name="Absatz-Standardschriftart" style:family="text">
      <style:text-properties style:font-name="Consolas" fo:color="#000000" fo:font-size="10pt" style:font-size-asian="10pt"/>
    </style:style>
    <style:style style:name="T49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50" style:parent-style-name="Absatz-Standardschriftart" style:family="text">
      <style:text-properties style:font-name="Consolas" fo:font-size="10pt" style:font-size-asian="10pt"/>
    </style:style>
    <style:style style:name="T51" style:parent-style-name="Absatz-Standardschriftart" style:family="text">
      <style:text-properties style:font-name="Consolas" fo:color="#7F007F" fo:font-size="10pt" style:font-size-asian="10pt"/>
    </style:style>
    <style:style style:name="T52" style:parent-style-name="Absatz-Standardschriftart" style:family="text">
      <style:text-properties style:font-name="Consolas" fo:color="#000000" fo:font-size="10pt" style:font-size-asian="10pt"/>
    </style:style>
    <style:style style:name="T53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54" style:parent-style-name="Absatz-Standardschriftart" style:family="text">
      <style:text-properties style:font-name="Consolas" fo:color="#008080" fo:font-size="10pt" style:font-size-asian="10pt"/>
    </style:style>
    <style:style style:name="T55" style:parent-style-name="Absatz-Standardschriftart" style:family="text">
      <style:text-properties style:font-name="Consolas" fo:color="#000000" fo:font-size="10pt" style:font-size-asian="10pt"/>
    </style:style>
    <style:style style:name="T56" style:parent-style-name="Absatz-Standardschriftart" style:family="text">
      <style:text-properties style:font-name="Consolas" fo:color="#008080" fo:font-size="10pt" style:font-size-asian="10pt"/>
    </style:style>
    <style:style style:name="T57" style:parent-style-name="Absatz-Standardschriftart" style:family="text">
      <style:text-properties style:font-name="Consolas" fo:color="#3F7F7F" fo:font-size="10pt" style:font-size-asian="10pt"/>
    </style:style>
    <style:style style:name="T58" style:parent-style-name="Absatz-Standardschriftart" style:family="text">
      <style:text-properties style:font-name="Consolas" fo:font-size="10pt" style:font-size-asian="10pt"/>
    </style:style>
    <style:style style:name="T59" style:parent-style-name="Absatz-Standardschriftart" style:family="text">
      <style:text-properties style:font-name="Consolas" fo:color="#7F007F" fo:font-size="10pt" style:font-size-asian="10pt"/>
    </style:style>
    <style:style style:name="T60" style:parent-style-name="Absatz-Standardschriftart" style:family="text">
      <style:text-properties style:font-name="Consolas" fo:color="#000000" fo:font-size="10pt" style:font-size-asian="10pt"/>
    </style:style>
    <style:style style:name="T61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62" style:parent-style-name="Absatz-Standardschriftart" style:family="text">
      <style:text-properties style:font-name="Consolas" fo:font-size="10pt" style:font-size-asian="10pt"/>
    </style:style>
    <style:style style:name="T63" style:parent-style-name="Absatz-Standardschriftart" style:family="text">
      <style:text-properties style:font-name="Consolas" fo:color="#7F007F" fo:font-size="10pt" style:font-size-asian="10pt"/>
    </style:style>
    <style:style style:name="T64" style:parent-style-name="Absatz-Standardschriftart" style:family="text">
      <style:text-properties style:font-name="Consolas" fo:color="#000000" fo:font-size="10pt" style:font-size-asian="10pt"/>
    </style:style>
    <style:style style:name="T65" style:parent-style-name="Absatz-Standardschriftart" style:family="text">
      <style:text-properties style:font-name="Consolas" fo:font-style="italic" style:font-style-asian="italic" fo:color="#2A00FF" fo:font-size="10pt" style:font-size-asian="10pt"/>
    </style:style>
    <style:style style:name="T66" style:parent-style-name="Absatz-Standardschriftart" style:family="text">
      <style:text-properties style:font-name="Consolas" fo:color="#008080" fo:font-size="10pt" style:font-size-asian="10pt"/>
    </style:style>
    <style:style style:name="T67" style:parent-style-name="Absatz-Standardschriftart" style:family="text">
      <style:text-properties style:font-name="Consolas" fo:color="#000000" fo:font-size="10pt" style:font-size-asian="10pt"/>
    </style:style>
    <style:style style:name="T68" style:parent-style-name="Absatz-Standardschriftart" style:family="text">
      <style:text-properties style:font-name="Consolas" fo:color="#3F5FBF" fo:font-size="10pt" style:font-size-asian="10pt"/>
    </style:style>
    <style:style style:name="P69" style:parent-style-name="Standard" style:family="paragraph">
      <style:text-properties style:font-name="Consolas" fo:color="#3F5FBF" fo:font-size="10pt" style:font-size-asian="10pt"/>
    </style:style>
    <style:style style:name="P70" style:parent-style-name="Standard" style:family="paragraph">
      <style:text-properties style:font-name="Consolas" fo:font-size="10pt" style:font-size-asian="10pt"/>
    </style:style>
    <style:style style:name="P71" style:parent-style-name="Standard" style:family="paragraph">
      <style:text-properties style:font-name="Consolas" fo:color="#3F5FBF" fo:font-size="10pt" style:font-size-asian="10pt"/>
    </style:style>
    <style:style style:name="P72" style:parent-style-name="Standard" style:family="paragraph">
      <style:text-properties style:font-name="Consolas" fo:color="#3F5FBF" fo:font-size="10pt" style:font-size-asian="10pt"/>
    </style:style>
    <style:style style:name="P73" style:parent-style-name="Standard" style:family="paragraph">
      <style:text-properties style:font-name="Consolas" fo:color="#3F5FBF" fo:font-size="10pt" style:font-size-asian="10pt"/>
    </style:style>
    <style:style style:name="P74" style:parent-style-name="Standard" style:family="paragraph">
      <style:text-properties style:font-name="Consolas" fo:color="#3F5FBF" fo:font-size="10pt" style:font-size-asian="10pt"/>
    </style:style>
    <style:style style:name="P75" style:parent-style-name="Standard" style:family="paragraph">
      <style:text-properties style:font-name="Consolas" fo:color="#3F5FBF" fo:font-size="10pt" style:font-size-asian="10pt"/>
    </style:style>
    <style:style style:name="P76" style:parent-style-name="Standard" style:family="paragraph">
      <style:text-properties style:font-name="Consolas" fo:color="#3F5FBF" fo:font-size="10pt" style:font-size-asian="10pt"/>
    </style:style>
    <style:style style:name="P77" style:parent-style-name="Standard" style:family="paragraph">
      <style:text-properties style:font-name="Consolas" fo:color="#3F5FBF" fo:font-size="10pt" style:font-size-asian="10pt"/>
    </style:style>
    <style:style style:name="P78" style:parent-style-name="Standard" style:family="paragraph">
      <style:text-properties style:font-name="Consolas" fo:font-size="10pt" style:font-size-asian="10pt"/>
    </style:style>
    <style:style style:name="P79" style:parent-style-name="Standard" style:family="paragraph">
      <style:text-properties style:font-name="Consolas" fo:font-size="10pt" style:font-size-asian="10pt"/>
    </style:style>
    <style:style style:name="P80" style:parent-style-name="Standard" style:family="paragraph">
      <style:text-properties style:font-name="Consolas" fo:color="#3F5FBF" fo:font-size="10pt" style:font-size-asian="10pt"/>
    </style:style>
    <style:style style:name="P81" style:parent-style-name="Standard" style:family="paragraph">
      <style:text-properties style:font-name="Consolas" fo:color="#3F5FBF" fo:font-size="10pt" style:font-size-asian="10pt"/>
    </style:style>
    <style:style style:name="P82" style:parent-style-name="Standard" style:family="paragraph">
      <style:text-properties style:font-name="Consolas" fo:color="#3F5FBF" fo:font-size="10pt" style:font-size-asian="10pt"/>
    </style:style>
    <style:style style:name="P83" style:parent-style-name="Standard" style:family="paragraph">
      <style:text-properties style:font-name="Consolas" fo:font-size="10pt" style:font-size-asian="10pt"/>
    </style:style>
    <style:style style:name="P84" style:parent-style-name="Standard" style:family="paragraph">
      <style:text-properties style:font-name="Consolas" fo:color="#3F5FBF" fo:font-size="10pt" style:font-size-asian="10pt"/>
    </style:style>
    <style:style style:name="P85" style:parent-style-name="Standard" style:family="paragraph">
      <style:text-properties style:font-name="Consolas" fo:color="#3F5FBF" fo:font-size="10pt" style:font-size-asian="10pt"/>
    </style:style>
    <style:style style:name="P86" style:parent-style-name="Standard" style:family="paragraph">
      <style:text-properties style:font-name="Consolas" fo:color="#3F5FBF" fo:font-size="10pt" style:font-size-asian="10pt"/>
    </style:style>
    <style:style style:name="P87" style:parent-style-name="Standard" style:family="paragraph">
      <style:text-properties style:font-name="Consolas" fo:color="#3F5FBF" fo:font-size="10pt" style:font-size-asian="10pt"/>
    </style:style>
    <style:style style:name="P88" style:parent-style-name="Standard" style:family="paragraph">
      <style:text-properties style:font-name="Consolas" fo:color="#3F5FBF" fo:font-size="10pt" style:font-size-asian="10pt"/>
    </style:style>
    <style:style style:name="P89" style:parent-style-name="Standard" style:family="paragraph">
      <style:text-properties style:font-name="Consolas" fo:color="#3F5FBF" fo:font-size="10pt" style:font-size-asian="10pt"/>
    </style:style>
    <style:style style:name="P90" style:parent-style-name="Standard" style:family="paragraph">
      <style:text-properties style:font-name="Consolas" fo:color="#3F5FBF" fo:font-size="10pt" style:font-size-asian="10pt"/>
    </style:style>
    <style:style style:name="P91" style:parent-style-name="Standard" style:family="paragraph">
      <style:text-properties style:font-name="Consolas" fo:color="#3F5FBF" fo:font-size="10pt" style:font-size-asian="10pt"/>
    </style:style>
    <style:style style:name="P92" style:parent-style-name="Standard" style:family="paragraph">
      <style:text-properties style:font-name="Consolas" fo:color="#3F5FBF" fo:font-size="10pt" style:font-size-asian="10pt"/>
    </style:style>
    <style:style style:name="P93" style:parent-style-name="Standard" style:family="paragraph">
      <style:text-properties style:font-name="Consolas" fo:color="#3F5FBF" fo:font-size="10pt" style:font-size-asian="10pt"/>
    </style:style>
    <style:style style:name="P94" style:parent-style-name="Standard" style:family="paragraph">
      <style:text-properties style:font-name="Consolas" fo:color="#3F5FBF" fo:font-size="10pt" style:font-size-asian="10pt"/>
    </style:style>
    <style:style style:name="P95" style:parent-style-name="Standard" style:family="paragraph">
      <style:text-properties style:font-name="Consolas" fo:color="#3F5FBF" fo:font-size="10pt" style:font-size-asian="10pt"/>
    </style:style>
    <style:style style:name="P96" style:parent-style-name="Standard" style:family="paragraph">
      <style:text-properties style:font-name="Consolas" fo:color="#3F5FBF" fo:font-size="10pt" style:font-size-asian="10pt"/>
    </style:style>
    <style:style style:name="P97" style:parent-style-name="Standard" style:family="paragraph">
      <style:text-properties style:font-name="Consolas" fo:font-size="10pt" style:font-size-asian="10pt"/>
    </style:style>
    <style:style style:name="P98" style:parent-style-name="Standard" style:family="paragraph">
      <style:text-properties style:font-name="Consolas" fo:font-size="10pt" style:font-size-asian="10pt"/>
    </style:style>
    <style:style style:name="P99" style:parent-style-name="Standard" style:family="paragraph">
      <style:text-properties style:font-name="Consolas" fo:color="#3F5FBF" fo:font-size="10pt" style:font-size-asian="10pt"/>
    </style:style>
    <style:style style:name="P100" style:parent-style-name="Standard" style:family="paragraph">
      <style:text-properties style:font-name="Consolas" fo:font-size="10pt" style:font-size-asian="10pt"/>
    </style:style>
    <style:style style:name="P101" style:parent-style-name="Standard" style:family="paragraph">
      <style:text-properties style:font-name="Consolas" fo:font-size="10pt" style:font-size-asian="10pt"/>
    </style:style>
    <style:style style:name="P102" style:parent-style-name="Standard" style:family="paragraph">
      <style:text-properties style:font-name="Consolas" fo:color="#3F5FBF" fo:font-size="10pt" style:font-size-asian="10pt"/>
    </style:style>
    <style:style style:name="P103" style:parent-style-name="Standard" style:family="paragraph">
      <style:text-properties style:font-name="Consolas" fo:font-size="10pt" style:font-size-asian="10pt"/>
    </style:style>
    <style:style style:name="P104" style:parent-style-name="Standard" style:family="paragraph">
      <style:text-properties style:font-name="Consolas" fo:font-size="10pt" style:font-size-asian="10pt"/>
    </style:style>
    <style:style style:name="P105" style:parent-style-name="Standard" style:family="paragraph">
      <style:text-properties style:font-name="Consolas" fo:color="#3F5FBF" fo:font-size="10pt" style:font-size-asian="10pt"/>
    </style:style>
    <style:style style:name="P106" style:parent-style-name="Standard" style:family="paragraph">
      <style:text-properties style:font-name="Consolas" fo:font-size="10pt" style:font-size-asian="10pt"/>
    </style:style>
    <style:style style:name="P107" style:parent-style-name="Standard" style:family="paragraph">
      <style:text-properties style:font-name="Consolas" fo:color="#3F5FBF" fo:font-size="10pt" style:font-size-asian="10pt"/>
    </style:style>
    <style:style style:name="P108" style:parent-style-name="Standard" style:family="paragraph">
      <style:text-properties style:font-name="Consolas" fo:color="#3F5FBF" fo:font-size="10pt" style:font-size-asian="10pt"/>
    </style:style>
    <style:style style:name="P109" style:parent-style-name="Standard" style:family="paragraph">
      <style:text-properties style:font-name="Consolas" fo:color="#3F5FBF" fo:font-size="10pt" style:font-size-asian="10pt"/>
    </style:style>
    <style:style style:name="P110" style:parent-style-name="Standard" style:family="paragraph">
      <style:text-properties style:font-name="Consolas" fo:color="#3F5FBF" fo:font-size="10pt" style:font-size-asian="10pt"/>
    </style:style>
    <style:style style:name="P111" style:parent-style-name="Standard" style:family="paragraph">
      <style:text-properties style:font-name="Consolas" fo:color="#3F5FBF" fo:font-size="10pt" style:font-size-asian="10pt"/>
    </style:style>
    <style:style style:name="P112" style:parent-style-name="Standard" style:family="paragraph">
      <style:text-properties style:font-name="Consolas" fo:font-size="10pt" style:font-size-asian="10pt"/>
    </style:style>
    <style:style style:name="P113" style:parent-style-name="Standard" style:family="paragraph">
      <style:text-properties style:font-name="Consolas" fo:color="#3F5FBF" fo:font-size="10pt" style:font-size-asian="10pt"/>
    </style:style>
    <style:style style:name="P114" style:parent-style-name="Standard" style:family="paragraph">
      <style:text-properties style:font-name="Consolas" fo:font-size="10pt" style:font-size-asian="10pt"/>
    </style:style>
    <style:style style:name="P115" style:parent-style-name="Standard" style:family="paragraph">
      <style:text-properties style:font-name="Consolas" fo:color="#3F5FBF" fo:font-size="10pt" style:font-size-asian="10pt"/>
    </style:style>
    <style:style style:name="P116" style:parent-style-name="Standard" style:family="paragraph">
      <style:text-properties style:font-name="Consolas" fo:color="#3F5FBF" fo:font-size="10pt" style:font-size-asian="10pt"/>
    </style:style>
    <style:style style:name="P117" style:parent-style-name="Standard" style:family="paragraph">
      <style:text-properties style:font-name="Consolas" fo:color="#3F5FBF" fo:font-size="10pt" style:font-size-asian="10pt"/>
    </style:style>
    <style:style style:name="P118" style:parent-style-name="Standard" style:family="paragraph">
      <style:text-properties style:font-name="Consolas" fo:color="#3F5FBF" fo:font-size="10pt" style:font-size-asian="10pt"/>
    </style:style>
    <style:style style:name="P119" style:parent-style-name="Standard" style:family="paragraph">
      <style:text-properties style:font-name="Consolas" fo:font-size="10pt" style:font-size-asian="10pt"/>
    </style:style>
    <style:style style:name="P120" style:parent-style-name="Standard" style:family="paragraph">
      <style:text-properties style:font-name="Consolas" fo:color="#3F5FBF" fo:font-size="10pt" style:font-size-asian="10pt"/>
    </style:style>
    <style:style style:name="P121" style:parent-style-name="Standard" style:family="paragraph">
      <style:text-properties style:font-name="Consolas" fo:color="#3F5FBF" fo:font-size="10pt" style:font-size-asian="10pt"/>
    </style:style>
    <style:style style:name="P122" style:parent-style-name="Standard" style:family="paragraph">
      <style:text-properties style:font-name="Consolas" fo:color="#3F5FBF" fo:font-size="10pt" style:font-size-asian="10pt"/>
    </style:style>
    <style:style style:name="P123" style:parent-style-name="Standard" style:family="paragraph">
      <style:text-properties style:font-name="Consolas" fo:font-size="10pt" style:font-size-asian="10pt"/>
    </style:style>
    <style:style style:name="P124" style:parent-style-name="Standard" style:family="paragraph">
      <style:text-properties style:font-name="Consolas" fo:color="#3F5FBF" fo:font-size="10pt" style:font-size-asian="10pt"/>
    </style:style>
    <style:style style:name="P125" style:parent-style-name="Standard" style:family="paragraph">
      <style:text-properties style:font-name="Consolas" fo:color="#3F5FBF" fo:font-size="10pt" style:font-size-asian="10pt"/>
    </style:style>
    <style:style style:name="P126" style:parent-style-name="Standard" style:family="paragraph">
      <style:text-properties style:font-name="Consolas" fo:color="#3F5FBF" fo:font-size="10pt" style:font-size-asian="10pt"/>
    </style:style>
    <style:style style:name="P127" style:parent-style-name="Standard" style:family="paragraph">
      <style:text-properties style:font-name="Consolas" fo:color="#3F5FBF" fo:font-size="10pt" style:font-size-asian="10pt"/>
    </style:style>
    <style:style style:name="P128" style:parent-style-name="Standard" style:family="paragraph">
      <style:text-properties style:font-name="Consolas" fo:color="#3F5FBF" fo:font-size="10pt" style:font-size-asian="10pt"/>
    </style:style>
    <style:style style:name="P129" style:parent-style-name="Standard" style:family="paragraph">
      <style:text-properties style:font-name="Consolas" fo:color="#3F5FBF" fo:font-size="10pt" style:font-size-asian="10pt"/>
    </style:style>
    <style:style style:name="P130" style:parent-style-name="Standard" style:family="paragraph">
      <style:text-properties style:font-name="Consolas" fo:color="#3F5FBF" fo:font-size="10pt" style:font-size-asian="10pt"/>
    </style:style>
    <style:style style:name="P131" style:parent-style-name="Standard" style:family="paragraph">
      <style:text-properties style:font-name="Consolas" fo:font-size="10pt" style:font-size-asian="10pt"/>
    </style:style>
    <style:style style:name="P132" style:parent-style-name="Standard" style:family="paragraph">
      <style:text-properties style:font-name="Consolas" fo:color="#3F5FBF" fo:font-size="10pt" style:font-size-asian="10pt"/>
    </style:style>
    <style:style style:name="P133" style:parent-style-name="Standard" style:family="paragraph">
      <style:text-properties style:font-name="Consolas" fo:color="#3F5FBF" fo:font-size="10pt" style:font-size-asian="10pt"/>
    </style:style>
    <style:style style:name="P134" style:parent-style-name="Standard" style:family="paragraph">
      <style:text-properties style:font-name="Consolas" fo:color="#3F5FBF" fo:font-size="10pt" style:font-size-asian="10pt"/>
    </style:style>
    <style:style style:name="P135" style:parent-style-name="Standard" style:family="paragraph">
      <style:text-properties style:font-name="Consolas" fo:color="#3F5FBF" fo:font-size="10pt" style:font-size-asian="10pt"/>
    </style:style>
    <style:style style:name="T136" style:parent-style-name="Absatz-Standardschriftart" style:family="text">
      <style:text-properties style:font-name="Consolas" fo:color="#000000" fo:font-size="10pt" style:font-size-asian="10pt"/>
    </style:style>
    <style:style style:name="T1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3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39" style:parent-style-name="Absatz-Standardschriftart" style:family="text">
      <style:text-properties style:font-name="Consolas" fo:font-size="10pt" style:font-size-asian="10pt" fo:background-color="#808080"/>
    </style:style>
    <style:style style:name="T14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4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43" style:parent-style-name="Absatz-Standardschriftart" style:family="text">
      <style:text-properties style:font-name="Consolas" fo:font-size="10pt" style:font-size-asian="10pt" fo:background-color="#808080"/>
    </style:style>
    <style:style style:name="T14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4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4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4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49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1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5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53" style:parent-style-name="Absatz-Standardschriftart" style:family="text">
      <style:text-properties style:font-name="Consolas" fo:font-size="10pt" style:font-size-asian="10pt" fo:background-color="#808080"/>
    </style:style>
    <style:style style:name="T15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5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5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6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6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62" style:parent-style-name="Absatz-Standardschriftart" style:family="text">
      <style:text-properties style:font-name="Consolas" fo:font-size="10pt" style:font-size-asian="10pt" fo:background-color="#808080"/>
    </style:style>
    <style:style style:name="T16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6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6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66" style:parent-style-name="Absatz-Standardschriftart" style:family="text">
      <style:text-properties style:font-name="Consolas" fo:font-size="10pt" style:font-size-asian="10pt" fo:background-color="#808080"/>
    </style:style>
    <style:style style:name="T16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6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7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7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7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7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75" style:parent-style-name="Absatz-Standardschriftart" style:family="text">
      <style:text-properties style:font-name="Consolas" fo:font-size="10pt" style:font-size-asian="10pt" fo:background-color="#808080"/>
    </style:style>
    <style:style style:name="T17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7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7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79" style:parent-style-name="Absatz-Standardschriftart" style:family="text">
      <style:text-properties style:font-name="Consolas" fo:font-size="10pt" style:font-size-asian="10pt" fo:background-color="#808080"/>
    </style:style>
    <style:style style:name="T18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88" style:parent-style-name="Absatz-Standardschriftart" style:family="text">
      <style:text-properties style:font-name="Consolas" fo:font-size="10pt" style:font-size-asian="10pt" fo:background-color="#808080"/>
    </style:style>
    <style:style style:name="T18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9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5" style:parent-style-name="Absatz-Standardschriftart" style:family="text">
      <style:text-properties style:font-name="Consolas" fo:font-size="10pt" style:font-size-asian="10pt" fo:background-color="#808080"/>
    </style:style>
    <style:style style:name="T20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7" style:parent-style-name="Absatz-Standardschriftart" style:family="text">
      <style:text-properties style:font-name="Consolas" fo:font-size="10pt" style:font-size-asian="10pt" fo:background-color="#808080"/>
    </style:style>
    <style:style style:name="T21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29" style:parent-style-name="Absatz-Standardschriftart" style:family="text">
      <style:text-properties style:font-name="Consolas" fo:font-size="10pt" style:font-size-asian="10pt" fo:background-color="#808080"/>
    </style:style>
    <style:style style:name="T23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3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41" style:parent-style-name="Absatz-Standardschriftart" style:family="text">
      <style:text-properties style:font-name="Consolas" fo:font-size="10pt" style:font-size-asian="10pt" fo:background-color="#808080"/>
    </style:style>
    <style:style style:name="T24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3" style:parent-style-name="Absatz-Standardschriftart" style:family="text">
      <style:text-properties style:font-name="Consolas" fo:font-size="10pt" style:font-size-asian="10pt" fo:background-color="#808080"/>
    </style:style>
    <style:style style:name="T25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5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5" style:parent-style-name="Absatz-Standardschriftart" style:family="text">
      <style:text-properties style:font-name="Consolas" fo:font-size="10pt" style:font-size-asian="10pt" fo:background-color="#808080"/>
    </style:style>
    <style:style style:name="T26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7" style:parent-style-name="Absatz-Standardschriftart" style:family="text">
      <style:text-properties style:font-name="Consolas" fo:font-size="10pt" style:font-size-asian="10pt" fo:background-color="#808080"/>
    </style:style>
    <style:style style:name="T27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9" style:parent-style-name="Absatz-Standardschriftart" style:family="text">
      <style:text-properties style:font-name="Consolas" fo:font-size="10pt" style:font-size-asian="10pt" fo:background-color="#808080"/>
    </style:style>
    <style:style style:name="T29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9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9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1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1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1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1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1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1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16" style:parent-style-name="Absatz-Standardschriftart" style:family="text">
      <style:text-properties style:font-name="Consolas" fo:color="#000000" fo:font-size="10pt" style:font-size-asian="10pt"/>
    </style:style>
    <style:style style:name="T317" style:parent-style-name="Absatz-Standardschriftart" style:family="text">
      <style:text-properties style:font-name="Consolas" fo:color="#3F5FBF" fo:font-size="10pt" style:font-size-asian="10pt"/>
    </style:style>
    <style:style style:name="P318" style:parent-style-name="Standard" style:family="paragraph">
      <style:text-properties style:font-name="Consolas" fo:color="#3F5FBF" fo:font-size="10pt" style:font-size-asian="10pt"/>
    </style:style>
    <style:style style:name="P319" style:parent-style-name="Standard" style:family="paragraph">
      <style:text-properties style:font-name="Consolas" fo:color="#3F5FBF" fo:font-size="10pt" style:font-size-asian="10pt"/>
    </style:style>
    <style:style style:name="P320" style:parent-style-name="Standard" style:family="paragraph">
      <style:text-properties style:font-name="Consolas" fo:color="#3F5FBF" fo:font-size="10pt" style:font-size-asian="10pt"/>
    </style:style>
    <style:style style:name="P321" style:parent-style-name="Standard" style:family="paragraph">
      <style:text-properties style:font-name="Consolas" fo:color="#3F5FBF" fo:font-size="10pt" style:font-size-asian="10pt"/>
    </style:style>
    <style:style style:name="T322" style:parent-style-name="Absatz-Standardschriftart" style:family="text">
      <style:text-properties style:font-name="Consolas" fo:color="#000000" fo:font-size="10pt" style:font-size-asian="10pt"/>
    </style:style>
    <style:style style:name="T32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2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25" style:parent-style-name="Absatz-Standardschriftart" style:family="text">
      <style:text-properties style:font-name="Consolas" fo:font-size="10pt" style:font-size-asian="10pt" fo:background-color="#808080"/>
    </style:style>
    <style:style style:name="T32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3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2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329" style:parent-style-name="Absatz-Standardschriftart" style:family="text">
      <style:text-properties style:font-name="Consolas" fo:font-size="10pt" style:font-size-asian="10pt" fo:background-color="#808080"/>
    </style:style>
    <style:style style:name="T33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3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3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33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35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3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3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39" style:parent-style-name="Absatz-Standardschriftart" style:family="text">
      <style:text-properties style:font-name="Consolas" fo:font-size="10pt" style:font-size-asian="10pt" fo:background-color="#808080"/>
    </style:style>
    <style:style style:name="T34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3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4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34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4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4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4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4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5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5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5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54" style:parent-style-name="Absatz-Standardschriftart" style:family="text">
      <style:text-properties style:font-name="Consolas" fo:font-size="10pt" style:font-size-asian="10pt" fo:background-color="#808080"/>
    </style:style>
    <style:style style:name="T35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35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5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358" style:parent-style-name="Absatz-Standardschriftart" style:family="text">
      <style:text-properties style:font-name="Consolas" fo:font-size="10pt" style:font-size-asian="10pt" fo:background-color="#808080"/>
    </style:style>
    <style:style style:name="T35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3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6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36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6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6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6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6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6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6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7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7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73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374" style:parent-style-name="Absatz-Standardschriftart" style:family="text">
      <style:text-properties style:font-name="Consolas" fo:color="#3F5FBF" fo:font-size="10pt" style:font-size-asian="10pt"/>
    </style:style>
    <style:style style:name="P375" style:parent-style-name="Standard" style:family="paragraph">
      <style:text-properties style:font-name="Consolas" fo:font-size="10pt" style:font-size-asian="10pt"/>
    </style:style>
    <style:style style:name="P376" style:parent-style-name="Standard" style:family="paragraph">
      <style:text-properties style:font-name="Consolas" fo:color="#3F5FBF" fo:font-size="10pt" style:font-size-asian="10pt"/>
    </style:style>
    <style:style style:name="P377" style:parent-style-name="Standard" style:family="paragraph">
      <style:text-properties style:font-name="Consolas" fo:color="#3F5FBF" fo:font-size="10pt" style:font-size-asian="10pt"/>
    </style:style>
    <style:style style:name="P378" style:parent-style-name="Standard" style:family="paragraph">
      <style:text-properties style:font-name="Consolas" fo:color="#3F5FBF" fo:font-size="10pt" style:font-size-asian="10pt"/>
    </style:style>
    <style:style style:name="P379" style:parent-style-name="Standard" style:family="paragraph">
      <style:text-properties style:font-name="Consolas" fo:color="#3F5FBF" fo:font-size="10pt" style:font-size-asian="10pt"/>
    </style:style>
    <style:style style:name="P380" style:parent-style-name="Standard" style:family="paragraph">
      <style:text-properties style:font-name="Consolas" fo:color="#3F5FBF" fo:font-size="10pt" style:font-size-asian="10pt"/>
    </style:style>
    <style:style style:name="P381" style:parent-style-name="Standard" style:family="paragraph">
      <style:text-properties style:font-name="Consolas" fo:color="#3F5FBF" fo:font-size="10pt" style:font-size-asian="10pt"/>
    </style:style>
    <style:style style:name="P382" style:parent-style-name="Standard" style:family="paragraph">
      <style:text-properties style:font-name="Consolas" fo:color="#3F5FBF" fo:font-size="10pt" style:font-size-asian="10pt"/>
    </style:style>
    <style:style style:name="P383" style:parent-style-name="Standard" style:family="paragraph">
      <style:text-properties style:font-name="Consolas" fo:color="#3F5FBF" fo:font-size="10pt" style:font-size-asian="10pt"/>
    </style:style>
    <style:style style:name="P384" style:parent-style-name="Standard" style:family="paragraph">
      <style:text-properties style:font-name="Consolas" fo:color="#3F5FBF" fo:font-size="10pt" style:font-size-asian="10pt"/>
    </style:style>
    <style:style style:name="P385" style:parent-style-name="Standard" style:family="paragraph">
      <style:text-properties style:font-name="Consolas" fo:font-size="10pt" style:font-size-asian="10pt"/>
    </style:style>
    <style:style style:name="P386" style:parent-style-name="Standard" style:family="paragraph">
      <style:text-properties style:font-name="Consolas" fo:color="#3F5FBF" fo:font-size="10pt" style:font-size-asian="10pt"/>
    </style:style>
    <style:style style:name="T387" style:parent-style-name="Absatz-Standardschriftart" style:family="text">
      <style:text-properties style:font-name="Consolas" fo:color="#000000" fo:font-size="10pt" style:font-size-asian="10pt"/>
    </style:style>
    <style:style style:name="T38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8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90" style:parent-style-name="Absatz-Standardschriftart" style:family="text">
      <style:text-properties style:font-name="Consolas" fo:font-size="10pt" style:font-size-asian="10pt" fo:background-color="#808080"/>
    </style:style>
    <style:style style:name="T39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39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9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39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9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9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9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9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03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404" style:parent-style-name="Standard" style:family="paragraph">
      <style:text-properties style:font-name="Consolas" fo:color="#3F5FBF" fo:font-size="10pt" style:font-size-asian="10pt" fo:background-color="#808080"/>
    </style:style>
    <style:style style:name="P405" style:parent-style-name="Standard" style:family="paragraph">
      <style:text-properties style:font-name="Consolas" fo:color="#3F5FBF" fo:font-size="10pt" style:font-size-asian="10pt" fo:background-color="#808080"/>
    </style:style>
    <style:style style:name="P406" style:parent-style-name="Standard" style:family="paragraph">
      <style:text-properties style:font-name="Consolas" fo:color="#3F5FBF" fo:font-size="10pt" style:font-size-asian="10pt" fo:background-color="#808080"/>
    </style:style>
    <style:style style:name="P407" style:parent-style-name="Standard" style:family="paragraph">
      <style:text-properties style:font-name="Consolas" fo:color="#3F5FBF" fo:font-size="10pt" style:font-size-asian="10pt" fo:background-color="#808080"/>
    </style:style>
    <style:style style:name="T4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1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1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413" style:parent-style-name="Absatz-Standardschriftart" style:family="text">
      <style:text-properties style:font-name="Consolas" fo:font-size="10pt" style:font-size-asian="10pt" fo:background-color="#808080"/>
    </style:style>
    <style:style style:name="T41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41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1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41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2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2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423" style:parent-style-name="Absatz-Standardschriftart" style:family="text">
      <style:text-properties style:font-name="Consolas" fo:font-size="10pt" style:font-size-asian="10pt" fo:background-color="#808080"/>
    </style:style>
    <style:style style:name="T42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42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2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42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2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3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3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3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433" style:parent-style-name="Absatz-Standardschriftart" style:family="text">
      <style:text-properties style:font-name="Consolas" fo:font-size="10pt" style:font-size-asian="10pt" fo:background-color="#808080"/>
    </style:style>
    <style:style style:name="T43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4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3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4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3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4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4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443" style:parent-style-name="Absatz-Standardschriftart" style:family="text">
      <style:text-properties style:font-name="Consolas" fo:font-size="10pt" style:font-size-asian="10pt" fo:background-color="#808080"/>
    </style:style>
    <style:style style:name="T44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4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4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44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4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5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453" style:parent-style-name="Absatz-Standardschriftart" style:family="text">
      <style:text-properties style:font-name="Consolas" fo:font-size="10pt" style:font-size-asian="10pt" fo:background-color="#808080"/>
    </style:style>
    <style:style style:name="T45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4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5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45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6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6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463" style:parent-style-name="Absatz-Standardschriftart" style:family="text">
      <style:text-properties style:font-name="Consolas" fo:font-size="10pt" style:font-size-asian="10pt" fo:background-color="#808080"/>
    </style:style>
    <style:style style:name="T46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46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6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46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7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7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473" style:parent-style-name="Absatz-Standardschriftart" style:family="text">
      <style:text-properties style:font-name="Consolas" fo:font-size="10pt" style:font-size-asian="10pt" fo:background-color="#808080"/>
    </style:style>
    <style:style style:name="T47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4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7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47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8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8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8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483" style:parent-style-name="Absatz-Standardschriftart" style:family="text">
      <style:text-properties style:font-name="Consolas" fo:font-size="10pt" style:font-size-asian="10pt" fo:background-color="#808080"/>
    </style:style>
    <style:style style:name="T48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4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8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48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8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9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9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9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493" style:parent-style-name="Absatz-Standardschriftart" style:family="text">
      <style:text-properties style:font-name="Consolas" fo:font-size="10pt" style:font-size-asian="10pt" fo:background-color="#808080"/>
    </style:style>
    <style:style style:name="T49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4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9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49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49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4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0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0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03" style:parent-style-name="Absatz-Standardschriftart" style:family="text">
      <style:text-properties style:font-name="Consolas" fo:font-size="10pt" style:font-size-asian="10pt" fo:background-color="#808080"/>
    </style:style>
    <style:style style:name="T50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0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0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0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1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1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13" style:parent-style-name="Absatz-Standardschriftart" style:family="text">
      <style:text-properties style:font-name="Consolas" fo:font-size="10pt" style:font-size-asian="10pt" fo:background-color="#808080"/>
    </style:style>
    <style:style style:name="T51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1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1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1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2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2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23" style:parent-style-name="Absatz-Standardschriftart" style:family="text">
      <style:text-properties style:font-name="Consolas" fo:font-size="10pt" style:font-size-asian="10pt" fo:background-color="#808080"/>
    </style:style>
    <style:style style:name="T52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2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2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2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2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3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3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3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33" style:parent-style-name="Absatz-Standardschriftart" style:family="text">
      <style:text-properties style:font-name="Consolas" fo:font-size="10pt" style:font-size-asian="10pt" fo:background-color="#808080"/>
    </style:style>
    <style:style style:name="T53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3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3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4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4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43" style:parent-style-name="Absatz-Standardschriftart" style:family="text">
      <style:text-properties style:font-name="Consolas" fo:font-size="10pt" style:font-size-asian="10pt" fo:background-color="#808080"/>
    </style:style>
    <style:style style:name="T54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4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4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4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5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53" style:parent-style-name="Absatz-Standardschriftart" style:family="text">
      <style:text-properties style:font-name="Consolas" fo:font-size="10pt" style:font-size-asian="10pt" fo:background-color="#808080"/>
    </style:style>
    <style:style style:name="T55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5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5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6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6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63" style:parent-style-name="Absatz-Standardschriftart" style:family="text">
      <style:text-properties style:font-name="Consolas" fo:font-size="10pt" style:font-size-asian="10pt" fo:background-color="#808080"/>
    </style:style>
    <style:style style:name="T56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6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6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6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73" style:parent-style-name="Absatz-Standardschriftart" style:family="text">
      <style:text-properties style:font-name="Consolas" fo:font-size="10pt" style:font-size-asian="10pt" fo:background-color="#808080"/>
    </style:style>
    <style:style style:name="T57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7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3" style:parent-style-name="Absatz-Standardschriftart" style:family="text">
      <style:text-properties style:font-name="Consolas" fo:font-size="10pt" style:font-size-asian="10pt" fo:background-color="#808080"/>
    </style:style>
    <style:style style:name="T58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3" style:parent-style-name="Absatz-Standardschriftart" style:family="text">
      <style:text-properties style:font-name="Consolas" fo:font-size="10pt" style:font-size-asian="10pt" fo:background-color="#808080"/>
    </style:style>
    <style:style style:name="T59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9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3" style:parent-style-name="Absatz-Standardschriftart" style:family="text">
      <style:text-properties style:font-name="Consolas" fo:font-size="10pt" style:font-size-asian="10pt" fo:background-color="#808080"/>
    </style:style>
    <style:style style:name="T60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0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0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1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612" style:parent-style-name="Standard" style:family="paragraph">
      <style:text-properties style:font-name="Consolas" fo:color="#3F5FBF" fo:font-size="10pt" style:font-size-asian="10pt" fo:background-color="#808080"/>
    </style:style>
    <style:style style:name="P613" style:parent-style-name="Standard" style:family="paragraph">
      <style:text-properties style:font-name="Consolas" fo:color="#3F5FBF" fo:font-size="10pt" style:font-size-asian="10pt" fo:background-color="#808080"/>
    </style:style>
    <style:style style:name="T6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2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3" style:parent-style-name="Absatz-Standardschriftart" style:family="text">
      <style:text-properties style:font-name="Consolas" fo:color="#000000" fo:font-size="10pt" style:font-size-asian="10pt"/>
    </style:style>
    <style:style style:name="T624" style:parent-style-name="Absatz-Standardschriftart" style:family="text">
      <style:text-properties style:font-name="Consolas" fo:color="#3F5FBF" fo:font-size="10pt" style:font-size-asian="10pt"/>
    </style:style>
    <style:style style:name="T625" style:parent-style-name="Absatz-Standardschriftart" style:family="text">
      <style:text-properties style:font-name="Consolas" fo:color="#3F5FBF" fo:font-size="10pt" style:font-size-asian="10pt"/>
    </style:style>
    <style:style style:name="P626" style:parent-style-name="Standard" style:family="paragraph">
      <style:text-properties style:font-name="Consolas" fo:color="#3F5FBF" fo:font-size="10pt" style:font-size-asian="10pt"/>
    </style:style>
    <style:style style:name="P627" style:parent-style-name="Standard" style:family="paragraph">
      <style:text-properties style:font-name="Consolas" fo:color="#3F5FBF" fo:font-size="10pt" style:font-size-asian="10pt"/>
    </style:style>
    <style:style style:name="P628" style:parent-style-name="Standard" style:family="paragraph">
      <style:text-properties style:font-name="Consolas" fo:color="#3F5FBF" fo:font-size="10pt" style:font-size-asian="10pt"/>
    </style:style>
    <style:style style:name="P629" style:parent-style-name="Standard" style:family="paragraph">
      <style:text-properties style:font-name="Consolas" fo:color="#3F5FBF" fo:font-size="10pt" style:font-size-asian="10pt"/>
    </style:style>
    <style:style style:name="P630" style:parent-style-name="Standard" style:family="paragraph">
      <style:text-properties style:font-name="Consolas" fo:color="#3F5FBF" fo:font-size="10pt" style:font-size-asian="10pt"/>
    </style:style>
    <style:style style:name="P631" style:parent-style-name="Standard" style:family="paragraph">
      <style:text-properties style:font-name="Consolas" fo:color="#3F5FBF" fo:font-size="10pt" style:font-size-asian="10pt"/>
    </style:style>
    <style:style style:name="T632" style:parent-style-name="Absatz-Standardschriftart" style:family="text">
      <style:text-properties style:font-name="Consolas" fo:color="#000000" fo:font-size="10pt" style:font-size-asian="10pt"/>
    </style:style>
    <style:style style:name="T633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634" style:parent-style-name="Standard" style:family="paragraph">
      <style:text-properties style:font-name="Consolas" fo:color="#3F5FBF" fo:font-size="10pt" style:font-size-asian="10pt" fo:background-color="#C0C0C0"/>
    </style:style>
    <style:style style:name="P635" style:parent-style-name="Standard" style:family="paragraph">
      <style:text-properties style:font-name="Consolas" fo:color="#3F5FBF" fo:font-size="10pt" style:font-size-asian="10pt" fo:background-color="#C0C0C0"/>
    </style:style>
    <style:style style:name="P636" style:parent-style-name="Standard" style:family="paragraph">
      <style:text-properties style:font-name="Consolas" fo:color="#3F5FBF" fo:font-size="10pt" style:font-size-asian="10pt" fo:background-color="#C0C0C0"/>
    </style:style>
    <style:style style:name="P637" style:parent-style-name="Standard" style:family="paragraph">
      <style:text-properties style:font-name="Consolas" fo:color="#3F5FBF" fo:font-size="10pt" style:font-size-asian="10pt" fo:background-color="#C0C0C0"/>
    </style:style>
    <style:style style:name="T63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3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4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641" style:parent-style-name="Absatz-Standardschriftart" style:family="text">
      <style:text-properties style:font-name="Consolas" fo:font-size="10pt" style:font-size-asian="10pt" fo:background-color="#C0C0C0"/>
    </style:style>
    <style:style style:name="T64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64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4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645" style:parent-style-name="Absatz-Standardschriftart" style:family="text">
      <style:text-properties style:font-name="Consolas" fo:font-size="10pt" style:font-size-asian="10pt" fo:background-color="#C0C0C0"/>
    </style:style>
    <style:style style:name="T64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64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4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64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5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51" style:parent-style-name="Absatz-Standardschriftart" style:family="text">
      <style:text-properties style:font-name="Consolas" fo:color="#3F5FBF" fo:font-size="10pt" style:font-size-asian="10pt" fo:background-color="#C0C0C0"/>
    </style:style>
    <style:style style:name="T65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5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5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655" style:parent-style-name="Absatz-Standardschriftart" style:family="text">
      <style:text-properties style:font-name="Consolas" fo:font-size="10pt" style:font-size-asian="10pt" fo:background-color="#C0C0C0"/>
    </style:style>
    <style:style style:name="T65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6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5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65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6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6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6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63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66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6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6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6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6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69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670" style:parent-style-name="Absatz-Standardschriftart" style:family="text">
      <style:text-properties style:font-name="Consolas" fo:font-size="10pt" style:font-size-asian="10pt" fo:background-color="#C0C0C0"/>
    </style:style>
    <style:style style:name="T671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67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73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67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7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7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7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7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7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8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681" style:parent-style-name="Absatz-Standardschriftart" style:family="text">
      <style:text-properties style:font-name="Consolas" fo:font-size="10pt" style:font-size-asian="10pt" fo:background-color="#C0C0C0"/>
    </style:style>
    <style:style style:name="T68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68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8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685" style:parent-style-name="Absatz-Standardschriftart" style:family="text">
      <style:text-properties style:font-name="Consolas" fo:font-size="10pt" style:font-size-asian="10pt" fo:background-color="#C0C0C0"/>
    </style:style>
    <style:style style:name="T68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68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8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68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9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9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9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9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9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69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696" style:parent-style-name="Absatz-Standardschriftart" style:family="text">
      <style:text-properties style:font-name="Consolas" fo:font-size="10pt" style:font-size-asian="10pt" fo:background-color="#C0C0C0"/>
    </style:style>
    <style:style style:name="T69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69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69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700" style:parent-style-name="Absatz-Standardschriftart" style:family="text">
      <style:text-properties style:font-name="Consolas" fo:font-size="10pt" style:font-size-asian="10pt" fo:background-color="#C0C0C0"/>
    </style:style>
    <style:style style:name="T701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70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03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70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0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0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0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0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0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1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711" style:parent-style-name="Absatz-Standardschriftart" style:family="text">
      <style:text-properties style:font-name="Consolas" fo:font-size="10pt" style:font-size-asian="10pt" fo:background-color="#C0C0C0"/>
    </style:style>
    <style:style style:name="T71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71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1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71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1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1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1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1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2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2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722" style:parent-style-name="Absatz-Standardschriftart" style:family="text">
      <style:text-properties style:font-name="Consolas" fo:font-size="10pt" style:font-size-asian="10pt" fo:background-color="#C0C0C0"/>
    </style:style>
    <style:style style:name="T72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72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2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726" style:parent-style-name="Absatz-Standardschriftart" style:family="text">
      <style:text-properties style:font-name="Consolas" fo:font-size="10pt" style:font-size-asian="10pt" fo:background-color="#C0C0C0"/>
    </style:style>
    <style:style style:name="T72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72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2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73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3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3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3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3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3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3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737" style:parent-style-name="Absatz-Standardschriftart" style:family="text">
      <style:text-properties style:font-name="Consolas" fo:font-size="10pt" style:font-size-asian="10pt" fo:background-color="#C0C0C0"/>
    </style:style>
    <style:style style:name="T738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73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40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741" style:parent-style-name="Absatz-Standardschriftart" style:family="text">
      <style:text-properties style:font-name="Consolas" fo:font-size="10pt" style:font-size-asian="10pt" fo:background-color="#C0C0C0"/>
    </style:style>
    <style:style style:name="T74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74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4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74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4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4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4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4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5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5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752" style:parent-style-name="Absatz-Standardschriftart" style:family="text">
      <style:text-properties style:font-name="Consolas" fo:font-size="10pt" style:font-size-asian="10pt" fo:background-color="#C0C0C0"/>
    </style:style>
    <style:style style:name="T75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75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5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75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5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5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6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6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76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6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6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6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6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76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6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6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7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77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77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773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774" style:parent-style-name="Standard" style:family="paragraph">
      <style:text-properties style:font-name="Consolas" fo:font-size="10pt" style:font-size-asian="10pt" fo:background-color="#B2B2B2"/>
    </style:style>
    <style:style style:name="P775" style:parent-style-name="Standard" style:family="paragraph">
      <style:text-properties style:font-name="Consolas" fo:color="#3F5FBF" fo:font-size="10pt" style:font-size-asian="10pt" fo:background-color="#B2B2B2"/>
    </style:style>
    <style:style style:name="P776" style:parent-style-name="Standard" style:family="paragraph">
      <style:text-properties style:font-name="Consolas" fo:color="#3F5FBF" fo:font-size="10pt" style:font-size-asian="10pt" fo:background-color="#B2B2B2"/>
    </style:style>
    <style:style style:name="P777" style:parent-style-name="Standard" style:family="paragraph">
      <style:text-properties style:font-name="Consolas" fo:color="#3F5FBF" fo:font-size="10pt" style:font-size-asian="10pt" fo:background-color="#B2B2B2"/>
    </style:style>
    <style:style style:name="P778" style:parent-style-name="Standard" style:family="paragraph">
      <style:text-properties style:font-name="Consolas" fo:color="#3F5FBF" fo:font-size="10pt" style:font-size-asian="10pt" fo:background-color="#B2B2B2"/>
    </style:style>
    <style:style style:name="T7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2" style:parent-style-name="Absatz-Standardschriftart" style:family="text">
      <style:text-properties style:font-name="Consolas" fo:font-size="10pt" style:font-size-asian="10pt" fo:background-color="#B2B2B2"/>
    </style:style>
    <style:style style:name="T78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86" style:parent-style-name="Absatz-Standardschriftart" style:family="text">
      <style:text-properties style:font-name="Consolas" fo:font-size="10pt" style:font-size-asian="10pt" fo:background-color="#B2B2B2"/>
    </style:style>
    <style:style style:name="T78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2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7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6" style:parent-style-name="Absatz-Standardschriftart" style:family="text">
      <style:text-properties style:font-name="Consolas" fo:font-size="10pt" style:font-size-asian="10pt" fo:background-color="#B2B2B2"/>
    </style:style>
    <style:style style:name="T79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0" style:parent-style-name="Absatz-Standardschriftart" style:family="text">
      <style:text-properties style:font-name="Consolas" fo:font-size="10pt" style:font-size-asian="10pt" fo:background-color="#B2B2B2"/>
    </style:style>
    <style:style style:name="T80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9" style:parent-style-name="Absatz-Standardschriftart" style:family="text">
      <style:text-properties style:font-name="Consolas" fo:font-size="10pt" style:font-size-asian="10pt" fo:background-color="#B2B2B2"/>
    </style:style>
    <style:style style:name="T81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1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9" style:parent-style-name="Absatz-Standardschriftart" style:family="text">
      <style:text-properties style:font-name="Consolas" fo:font-size="10pt" style:font-size-asian="10pt" fo:background-color="#B2B2B2"/>
    </style:style>
    <style:style style:name="T82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30" style:parent-style-name="Absatz-Standardschriftart" style:family="text">
      <style:text-properties style:font-name="Consolas" fo:font-size="10pt" style:font-size-asian="10pt" fo:background-color="#B2B2B2"/>
    </style:style>
    <style:style style:name="T83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41" style:parent-style-name="Absatz-Standardschriftart" style:family="text">
      <style:text-properties style:font-name="Consolas" fo:font-size="10pt" style:font-size-asian="10pt" fo:background-color="#B2B2B2"/>
    </style:style>
    <style:style style:name="T84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52" style:parent-style-name="Absatz-Standardschriftart" style:family="text">
      <style:text-properties style:font-name="Consolas" fo:font-size="10pt" style:font-size-asian="10pt" fo:background-color="#B2B2B2"/>
    </style:style>
    <style:style style:name="T85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6" style:parent-style-name="Absatz-Standardschriftart" style:family="text">
      <style:text-properties style:font-name="Consolas" fo:font-size="10pt" style:font-size-asian="10pt" fo:background-color="#B2B2B2"/>
    </style:style>
    <style:style style:name="T85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7" style:parent-style-name="Absatz-Standardschriftart" style:family="text">
      <style:text-properties style:font-name="Consolas" fo:font-size="10pt" style:font-size-asian="10pt" fo:background-color="#B2B2B2"/>
    </style:style>
    <style:style style:name="T86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1" style:parent-style-name="Absatz-Standardschriftart" style:family="text">
      <style:text-properties style:font-name="Consolas" fo:font-size="10pt" style:font-size-asian="10pt" fo:background-color="#B2B2B2"/>
    </style:style>
    <style:style style:name="T87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2" style:parent-style-name="Absatz-Standardschriftart" style:family="text">
      <style:text-properties style:font-name="Consolas" fo:font-size="10pt" style:font-size-asian="10pt" fo:background-color="#B2B2B2"/>
    </style:style>
    <style:style style:name="T88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2" style:parent-style-name="Absatz-Standardschriftart" style:family="text">
      <style:text-properties style:font-name="Consolas" fo:color="#000000" fo:font-size="10pt" style:font-size-asian="10pt"/>
    </style:style>
    <style:style style:name="T90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904" style:parent-style-name="Standard" style:family="paragraph">
      <style:text-properties style:font-name="Consolas" fo:color="#3F5FBF" fo:font-size="10pt" style:font-size-asian="10pt" fo:background-color="#B2B2B2"/>
    </style:style>
    <style:style style:name="P905" style:parent-style-name="Standard" style:family="paragraph">
      <style:text-properties style:font-name="Consolas" fo:color="#3F5FBF" fo:font-size="10pt" style:font-size-asian="10pt" fo:background-color="#B2B2B2"/>
    </style:style>
    <style:style style:name="P906" style:parent-style-name="Standard" style:family="paragraph">
      <style:text-properties style:font-name="Consolas" fo:color="#3F5FBF" fo:font-size="10pt" style:font-size-asian="10pt" fo:background-color="#B2B2B2"/>
    </style:style>
    <style:style style:name="P907" style:parent-style-name="Standard" style:family="paragraph">
      <style:text-properties style:font-name="Consolas" fo:color="#3F5FBF" fo:font-size="10pt" style:font-size-asian="10pt" fo:background-color="#B2B2B2"/>
    </style:style>
    <style:style style:name="T9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1" style:parent-style-name="Absatz-Standardschriftart" style:family="text">
      <style:text-properties style:font-name="Consolas" fo:font-size="10pt" style:font-size-asian="10pt" fo:background-color="#B2B2B2"/>
    </style:style>
    <style:style style:name="T91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5" style:parent-style-name="Absatz-Standardschriftart" style:family="text">
      <style:text-properties style:font-name="Consolas" fo:font-size="10pt" style:font-size-asian="10pt" fo:background-color="#B2B2B2"/>
    </style:style>
    <style:style style:name="T91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1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9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2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25" style:parent-style-name="Absatz-Standardschriftart" style:family="text">
      <style:text-properties style:font-name="Consolas" fo:font-size="10pt" style:font-size-asian="10pt" fo:background-color="#B2B2B2"/>
    </style:style>
    <style:style style:name="T92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3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3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3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40" style:parent-style-name="Absatz-Standardschriftart" style:family="text">
      <style:text-properties style:font-name="Consolas" fo:font-size="10pt" style:font-size-asian="10pt" fo:background-color="#B2B2B2"/>
    </style:style>
    <style:style style:name="T94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4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4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5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51" style:parent-style-name="Absatz-Standardschriftart" style:family="text">
      <style:text-properties style:font-name="Consolas" fo:font-size="10pt" style:font-size-asian="10pt" fo:background-color="#B2B2B2"/>
    </style:style>
    <style:style style:name="T95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5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55" style:parent-style-name="Absatz-Standardschriftart" style:family="text">
      <style:text-properties style:font-name="Consolas" fo:font-size="10pt" style:font-size-asian="10pt" fo:background-color="#B2B2B2"/>
    </style:style>
    <style:style style:name="T95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5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5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6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66" style:parent-style-name="Absatz-Standardschriftart" style:family="text">
      <style:text-properties style:font-name="Consolas" fo:font-size="10pt" style:font-size-asian="10pt" fo:background-color="#B2B2B2"/>
    </style:style>
    <style:style style:name="T96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6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70" style:parent-style-name="Absatz-Standardschriftart" style:family="text">
      <style:text-properties style:font-name="Consolas" fo:font-size="10pt" style:font-size-asian="10pt" fo:background-color="#B2B2B2"/>
    </style:style>
    <style:style style:name="T97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7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7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7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8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81" style:parent-style-name="Absatz-Standardschriftart" style:family="text">
      <style:text-properties style:font-name="Consolas" fo:font-size="10pt" style:font-size-asian="10pt" fo:background-color="#B2B2B2"/>
    </style:style>
    <style:style style:name="T98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8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85" style:parent-style-name="Absatz-Standardschriftart" style:family="text">
      <style:text-properties style:font-name="Consolas" fo:font-size="10pt" style:font-size-asian="10pt" fo:background-color="#B2B2B2"/>
    </style:style>
    <style:style style:name="T98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8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8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9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96" style:parent-style-name="Absatz-Standardschriftart" style:family="text">
      <style:text-properties style:font-name="Consolas" fo:font-size="10pt" style:font-size-asian="10pt" fo:background-color="#B2B2B2"/>
    </style:style>
    <style:style style:name="T99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9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00" style:parent-style-name="Absatz-Standardschriftart" style:family="text">
      <style:text-properties style:font-name="Consolas" fo:font-size="10pt" style:font-size-asian="10pt" fo:background-color="#B2B2B2"/>
    </style:style>
    <style:style style:name="T100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0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0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11" style:parent-style-name="Absatz-Standardschriftart" style:family="text">
      <style:text-properties style:font-name="Consolas" fo:font-size="10pt" style:font-size-asian="10pt" fo:background-color="#B2B2B2"/>
    </style:style>
    <style:style style:name="T101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1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15" style:parent-style-name="Absatz-Standardschriftart" style:family="text">
      <style:text-properties style:font-name="Consolas" fo:font-size="10pt" style:font-size-asian="10pt" fo:background-color="#B2B2B2"/>
    </style:style>
    <style:style style:name="T101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1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1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2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2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2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3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3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1037" style:parent-style-name="Standard" style:family="paragraph">
      <style:text-properties style:font-name="Consolas" fo:color="#3F5FBF" fo:font-size="10pt" style:font-size-asian="10pt" fo:background-color="#B2B2B2"/>
    </style:style>
    <style:style style:name="P1038" style:parent-style-name="Standard" style:family="paragraph">
      <style:text-properties style:font-name="Consolas" fo:color="#3F5FBF" fo:font-size="10pt" style:font-size-asian="10pt" fo:background-color="#B2B2B2"/>
    </style:style>
    <style:style style:name="P1039" style:parent-style-name="Standard" style:family="paragraph">
      <style:text-properties style:font-name="Consolas" fo:color="#3F5FBF" fo:font-size="10pt" style:font-size-asian="10pt" fo:background-color="#B2B2B2"/>
    </style:style>
    <style:style style:name="P1040" style:parent-style-name="Standard" style:family="paragraph">
      <style:text-properties style:font-name="Consolas" fo:color="#3F5FBF" fo:font-size="10pt" style:font-size-asian="10pt" fo:background-color="#B2B2B2"/>
    </style:style>
    <style:style style:name="T10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4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44" style:parent-style-name="Absatz-Standardschriftart" style:family="text">
      <style:text-properties style:font-name="Consolas" fo:font-size="10pt" style:font-size-asian="10pt" fo:background-color="#B2B2B2"/>
    </style:style>
    <style:style style:name="T104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4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48" style:parent-style-name="Absatz-Standardschriftart" style:family="text">
      <style:text-properties style:font-name="Consolas" fo:font-size="10pt" style:font-size-asian="10pt" fo:background-color="#B2B2B2"/>
    </style:style>
    <style:style style:name="T104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5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5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5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10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5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58" style:parent-style-name="Absatz-Standardschriftart" style:family="text">
      <style:text-properties style:font-name="Consolas" fo:font-size="10pt" style:font-size-asian="10pt" fo:background-color="#B2B2B2"/>
    </style:style>
    <style:style style:name="T105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6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62" style:parent-style-name="Absatz-Standardschriftart" style:family="text">
      <style:text-properties style:font-name="Consolas" fo:font-size="10pt" style:font-size-asian="10pt" fo:background-color="#B2B2B2"/>
    </style:style>
    <style:style style:name="T106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6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6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7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7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7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77" style:parent-style-name="Absatz-Standardschriftart" style:family="text">
      <style:text-properties style:font-name="Consolas" fo:font-size="10pt" style:font-size-asian="10pt" fo:background-color="#B2B2B2"/>
    </style:style>
    <style:style style:name="T107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8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81" style:parent-style-name="Absatz-Standardschriftart" style:family="text">
      <style:text-properties style:font-name="Consolas" fo:font-size="10pt" style:font-size-asian="10pt" fo:background-color="#B2B2B2"/>
    </style:style>
    <style:style style:name="T108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8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85" style:parent-style-name="Absatz-Standardschriftart" style:family="text">
      <style:text-properties style:font-name="Consolas" fo:font-size="10pt" style:font-size-asian="10pt" fo:background-color="#B2B2B2"/>
    </style:style>
    <style:style style:name="T108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0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8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08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9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9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0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09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099" style:parent-style-name="Absatz-Standardschriftart" style:family="text">
      <style:text-properties style:font-name="Consolas" fo:font-size="10pt" style:font-size-asian="10pt" fo:background-color="#B2B2B2"/>
    </style:style>
    <style:style style:name="T110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1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10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103" style:parent-style-name="Absatz-Standardschriftart" style:family="text">
      <style:text-properties style:font-name="Consolas" fo:font-size="10pt" style:font-size-asian="10pt" fo:background-color="#B2B2B2"/>
    </style:style>
    <style:style style:name="T110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1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10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10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1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1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1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1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112" style:parent-style-name="Absatz-Standardschriftart" style:family="text">
      <style:text-properties style:font-name="Consolas" fo:color="#000000" fo:font-size="10pt" style:font-size-asian="10pt"/>
    </style:style>
    <style:style style:name="T1113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1114" style:parent-style-name="Standard" style:family="paragraph">
      <style:text-properties style:font-name="Consolas" fo:color="#3F5FBF" fo:font-size="10pt" style:font-size-asian="10pt" fo:background-color="#808080"/>
    </style:style>
    <style:style style:name="P1115" style:parent-style-name="Standard" style:family="paragraph">
      <style:text-properties style:font-name="Consolas" fo:color="#3F5FBF" fo:font-size="10pt" style:font-size-asian="10pt" fo:background-color="#808080"/>
    </style:style>
    <style:style style:name="P1116" style:parent-style-name="Standard" style:family="paragraph">
      <style:text-properties style:font-name="Consolas" fo:color="#3F5FBF" fo:font-size="10pt" style:font-size-asian="10pt" fo:background-color="#808080"/>
    </style:style>
    <style:style style:name="P1117" style:parent-style-name="Standard" style:family="paragraph">
      <style:text-properties style:font-name="Consolas" fo:color="#3F5FBF" fo:font-size="10pt" style:font-size-asian="10pt" fo:background-color="#808080"/>
    </style:style>
    <style:style style:name="T11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1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2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121" style:parent-style-name="Absatz-Standardschriftart" style:family="text">
      <style:text-properties style:font-name="Consolas" fo:font-size="10pt" style:font-size-asian="10pt" fo:background-color="#808080"/>
    </style:style>
    <style:style style:name="T112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2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25" style:parent-style-name="Absatz-Standardschriftart" style:family="text">
      <style:text-properties style:font-name="Consolas" fo:font-size="10pt" style:font-size-asian="10pt" fo:background-color="#808080"/>
    </style:style>
    <style:style style:name="T112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2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2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3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31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11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3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3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135" style:parent-style-name="Absatz-Standardschriftart" style:family="text">
      <style:text-properties style:font-name="Consolas" fo:font-size="10pt" style:font-size-asian="10pt" fo:background-color="#808080"/>
    </style:style>
    <style:style style:name="T113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3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3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3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4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4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14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4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4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4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150" style:parent-style-name="Absatz-Standardschriftart" style:family="text">
      <style:text-properties style:font-name="Consolas" fo:font-size="10pt" style:font-size-asian="10pt" fo:background-color="#808080"/>
    </style:style>
    <style:style style:name="T115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5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5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5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5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5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5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6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161" style:parent-style-name="Absatz-Standardschriftart" style:family="text">
      <style:text-properties style:font-name="Consolas" fo:font-size="10pt" style:font-size-asian="10pt" fo:background-color="#808080"/>
    </style:style>
    <style:style style:name="T116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6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6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65" style:parent-style-name="Absatz-Standardschriftart" style:family="text">
      <style:text-properties style:font-name="Consolas" fo:font-size="10pt" style:font-size-asian="10pt" fo:background-color="#808080"/>
    </style:style>
    <style:style style:name="T116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6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6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6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7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7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7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7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176" style:parent-style-name="Absatz-Standardschriftart" style:family="text">
      <style:text-properties style:font-name="Consolas" fo:font-size="10pt" style:font-size-asian="10pt" fo:background-color="#808080"/>
    </style:style>
    <style:style style:name="T117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7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80" style:parent-style-name="Absatz-Standardschriftart" style:family="text">
      <style:text-properties style:font-name="Consolas" fo:font-size="10pt" style:font-size-asian="10pt" fo:background-color="#808080"/>
    </style:style>
    <style:style style:name="T118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8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8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8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8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8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19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191" style:parent-style-name="Absatz-Standardschriftart" style:family="text">
      <style:text-properties style:font-name="Consolas" fo:font-size="10pt" style:font-size-asian="10pt" fo:background-color="#808080"/>
    </style:style>
    <style:style style:name="T119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9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9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95" style:parent-style-name="Absatz-Standardschriftart" style:family="text">
      <style:text-properties style:font-name="Consolas" fo:font-size="10pt" style:font-size-asian="10pt" fo:background-color="#808080"/>
    </style:style>
    <style:style style:name="T119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19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19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19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2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0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20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206" style:parent-style-name="Absatz-Standardschriftart" style:family="text">
      <style:text-properties style:font-name="Consolas" fo:font-size="10pt" style:font-size-asian="10pt" fo:background-color="#808080"/>
    </style:style>
    <style:style style:name="T120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2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0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210" style:parent-style-name="Absatz-Standardschriftart" style:family="text">
      <style:text-properties style:font-name="Consolas" fo:font-size="10pt" style:font-size-asian="10pt" fo:background-color="#808080"/>
    </style:style>
    <style:style style:name="T121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21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1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21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21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1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1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1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21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22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2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2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22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22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2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2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22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22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23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231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1232" style:parent-style-name="Standard" style:family="paragraph">
      <style:text-properties style:font-name="Consolas" fo:color="#3F5FBF" fo:font-size="10pt" style:font-size-asian="10pt" fo:background-color="#B2B2B2"/>
    </style:style>
    <style:style style:name="P1233" style:parent-style-name="Standard" style:family="paragraph">
      <style:text-properties style:font-name="Consolas" fo:color="#3F5FBF" fo:font-size="10pt" style:font-size-asian="10pt" fo:background-color="#B2B2B2"/>
    </style:style>
    <style:style style:name="P1234" style:parent-style-name="Standard" style:family="paragraph">
      <style:text-properties style:font-name="Consolas" fo:color="#3F5FBF" fo:font-size="10pt" style:font-size-asian="10pt" fo:background-color="#B2B2B2"/>
    </style:style>
    <style:style style:name="P1235" style:parent-style-name="Standard" style:family="paragraph">
      <style:text-properties style:font-name="Consolas" fo:color="#3F5FBF" fo:font-size="10pt" style:font-size-asian="10pt" fo:background-color="#B2B2B2"/>
    </style:style>
    <style:style style:name="T12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3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239" style:parent-style-name="Absatz-Standardschriftart" style:family="text">
      <style:text-properties style:font-name="Consolas" fo:font-size="10pt" style:font-size-asian="10pt" fo:background-color="#B2B2B2"/>
    </style:style>
    <style:style style:name="T124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2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4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243" style:parent-style-name="Absatz-Standardschriftart" style:family="text">
      <style:text-properties style:font-name="Consolas" fo:font-size="10pt" style:font-size-asian="10pt" fo:background-color="#B2B2B2"/>
    </style:style>
    <style:style style:name="T124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2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4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24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4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12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5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5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253" style:parent-style-name="Absatz-Standardschriftart" style:family="text">
      <style:text-properties style:font-name="Consolas" fo:font-size="10pt" style:font-size-asian="10pt" fo:background-color="#B2B2B2"/>
    </style:style>
    <style:style style:name="T125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2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5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2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6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26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6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268" style:parent-style-name="Absatz-Standardschriftart" style:family="text">
      <style:text-properties style:font-name="Consolas" fo:font-size="10pt" style:font-size-asian="10pt" fo:background-color="#B2B2B2"/>
    </style:style>
    <style:style style:name="T126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2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7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27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7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279" style:parent-style-name="Absatz-Standardschriftart" style:family="text">
      <style:text-properties style:font-name="Consolas" fo:font-size="10pt" style:font-size-asian="10pt" fo:background-color="#B2B2B2"/>
    </style:style>
    <style:style style:name="T128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2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8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283" style:parent-style-name="Absatz-Standardschriftart" style:family="text">
      <style:text-properties style:font-name="Consolas" fo:font-size="10pt" style:font-size-asian="10pt" fo:background-color="#B2B2B2"/>
    </style:style>
    <style:style style:name="T128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2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8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28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9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29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294" style:parent-style-name="Absatz-Standardschriftart" style:family="text">
      <style:text-properties style:font-name="Consolas" fo:font-size="10pt" style:font-size-asian="10pt" fo:background-color="#B2B2B2"/>
    </style:style>
    <style:style style:name="T129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2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29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298" style:parent-style-name="Absatz-Standardschriftart" style:family="text">
      <style:text-properties style:font-name="Consolas" fo:font-size="10pt" style:font-size-asian="10pt" fo:background-color="#B2B2B2"/>
    </style:style>
    <style:style style:name="T129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0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0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0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309" style:parent-style-name="Absatz-Standardschriftart" style:family="text">
      <style:text-properties style:font-name="Consolas" fo:font-size="10pt" style:font-size-asian="10pt" fo:background-color="#B2B2B2"/>
    </style:style>
    <style:style style:name="T131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1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13" style:parent-style-name="Absatz-Standardschriftart" style:family="text">
      <style:text-properties style:font-name="Consolas" fo:font-size="10pt" style:font-size-asian="10pt" fo:background-color="#B2B2B2"/>
    </style:style>
    <style:style style:name="T131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1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1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2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2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324" style:parent-style-name="Absatz-Standardschriftart" style:family="text">
      <style:text-properties style:font-name="Consolas" fo:font-size="10pt" style:font-size-asian="10pt" fo:background-color="#B2B2B2"/>
    </style:style>
    <style:style style:name="T132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2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28" style:parent-style-name="Absatz-Standardschriftart" style:family="text">
      <style:text-properties style:font-name="Consolas" fo:font-size="10pt" style:font-size-asian="10pt" fo:background-color="#B2B2B2"/>
    </style:style>
    <style:style style:name="T132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3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3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339" style:parent-style-name="Absatz-Standardschriftart" style:family="text">
      <style:text-properties style:font-name="Consolas" fo:font-size="10pt" style:font-size-asian="10pt" fo:background-color="#B2B2B2"/>
    </style:style>
    <style:style style:name="T134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4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43" style:parent-style-name="Absatz-Standardschriftart" style:family="text">
      <style:text-properties style:font-name="Consolas" fo:font-size="10pt" style:font-size-asian="10pt" fo:background-color="#B2B2B2"/>
    </style:style>
    <style:style style:name="T134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4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4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5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5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3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5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3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6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36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6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1365" style:parent-style-name="Standard" style:family="paragraph">
      <style:text-properties style:font-name="Consolas" fo:color="#3F5FBF" fo:font-size="10pt" style:font-size-asian="10pt" fo:background-color="#B2B2B2"/>
    </style:style>
    <style:style style:name="P1366" style:parent-style-name="Standard" style:family="paragraph">
      <style:text-properties style:font-name="Consolas" fo:color="#3F5FBF" fo:font-size="10pt" style:font-size-asian="10pt" fo:background-color="#B2B2B2"/>
    </style:style>
    <style:style style:name="P1367" style:parent-style-name="Standard" style:family="paragraph">
      <style:text-properties style:font-name="Consolas" fo:color="#3F5FBF" fo:font-size="10pt" style:font-size-asian="10pt" fo:background-color="#B2B2B2"/>
    </style:style>
    <style:style style:name="P1368" style:parent-style-name="Standard" style:family="paragraph">
      <style:text-properties style:font-name="Consolas" fo:color="#3F5FBF" fo:font-size="10pt" style:font-size-asian="10pt" fo:background-color="#B2B2B2"/>
    </style:style>
    <style:style style:name="T13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7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372" style:parent-style-name="Absatz-Standardschriftart" style:family="text">
      <style:text-properties style:font-name="Consolas" fo:font-size="10pt" style:font-size-asian="10pt" fo:background-color="#B2B2B2"/>
    </style:style>
    <style:style style:name="T137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7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76" style:parent-style-name="Absatz-Standardschriftart" style:family="text">
      <style:text-properties style:font-name="Consolas" fo:font-size="10pt" style:font-size-asian="10pt" fo:background-color="#B2B2B2"/>
    </style:style>
    <style:style style:name="T137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7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82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13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8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8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386" style:parent-style-name="Absatz-Standardschriftart" style:family="text">
      <style:text-properties style:font-name="Consolas" fo:font-size="10pt" style:font-size-asian="10pt" fo:background-color="#B2B2B2"/>
    </style:style>
    <style:style style:name="T138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3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8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3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9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3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3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3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0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401" style:parent-style-name="Absatz-Standardschriftart" style:family="text">
      <style:text-properties style:font-name="Consolas" fo:font-size="10pt" style:font-size-asian="10pt" fo:background-color="#B2B2B2"/>
    </style:style>
    <style:style style:name="T140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0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05" style:parent-style-name="Absatz-Standardschriftart" style:family="text">
      <style:text-properties style:font-name="Consolas" fo:font-size="10pt" style:font-size-asian="10pt" fo:background-color="#B2B2B2"/>
    </style:style>
    <style:style style:name="T140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0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1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1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415" style:parent-style-name="Absatz-Standardschriftart" style:family="text">
      <style:text-properties style:font-name="Consolas" fo:font-size="10pt" style:font-size-asian="10pt" fo:background-color="#B2B2B2"/>
    </style:style>
    <style:style style:name="T141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1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19" style:parent-style-name="Absatz-Standardschriftart" style:family="text">
      <style:text-properties style:font-name="Consolas" fo:font-size="10pt" style:font-size-asian="10pt" fo:background-color="#B2B2B2"/>
    </style:style>
    <style:style style:name="T142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2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23" style:parent-style-name="Absatz-Standardschriftart" style:family="text">
      <style:text-properties style:font-name="Consolas" fo:font-size="10pt" style:font-size-asian="10pt" fo:background-color="#B2B2B2"/>
    </style:style>
    <style:style style:name="T142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2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3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4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3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3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437" style:parent-style-name="Absatz-Standardschriftart" style:family="text">
      <style:text-properties style:font-name="Consolas" fo:font-size="10pt" style:font-size-asian="10pt" fo:background-color="#B2B2B2"/>
    </style:style>
    <style:style style:name="T143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4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41" style:parent-style-name="Absatz-Standardschriftart" style:family="text">
      <style:text-properties style:font-name="Consolas" fo:font-size="10pt" style:font-size-asian="10pt" fo:background-color="#B2B2B2"/>
    </style:style>
    <style:style style:name="T144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4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4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4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450" style:parent-style-name="Absatz-Standardschriftart" style:family="text">
      <style:text-properties style:font-name="Consolas" fo:font-size="10pt" style:font-size-asian="10pt" fo:background-color="#B2B2B2"/>
    </style:style>
    <style:style style:name="T14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5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459" style:parent-style-name="Absatz-Standardschriftart" style:family="text">
      <style:text-properties style:font-name="Consolas" fo:font-size="10pt" style:font-size-asian="10pt" fo:background-color="#B2B2B2"/>
    </style:style>
    <style:style style:name="T146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6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63" style:parent-style-name="Absatz-Standardschriftart" style:family="text">
      <style:text-properties style:font-name="Consolas" fo:font-size="10pt" style:font-size-asian="10pt" fo:background-color="#B2B2B2"/>
    </style:style>
    <style:style style:name="T146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6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7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472" style:parent-style-name="Absatz-Standardschriftart" style:family="text">
      <style:text-properties style:font-name="Consolas" fo:font-size="10pt" style:font-size-asian="10pt" fo:background-color="#B2B2B2"/>
    </style:style>
    <style:style style:name="T147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7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76" style:parent-style-name="Absatz-Standardschriftart" style:family="text">
      <style:text-properties style:font-name="Consolas" fo:font-size="10pt" style:font-size-asian="10pt" fo:background-color="#B2B2B2"/>
    </style:style>
    <style:style style:name="T147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7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8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485" style:parent-style-name="Absatz-Standardschriftart" style:family="text">
      <style:text-properties style:font-name="Consolas" fo:font-size="10pt" style:font-size-asian="10pt" fo:background-color="#B2B2B2"/>
    </style:style>
    <style:style style:name="T148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8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89" style:parent-style-name="Absatz-Standardschriftart" style:family="text">
      <style:text-properties style:font-name="Consolas" fo:font-size="10pt" style:font-size-asian="10pt" fo:background-color="#B2B2B2"/>
    </style:style>
    <style:style style:name="T149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4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9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4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9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4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4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49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1500" style:parent-style-name="Standard" style:family="paragraph">
      <style:text-properties style:font-name="Consolas" fo:font-size="10pt" style:font-size-asian="10pt" fo:background-color="#B2B2B2"/>
    </style:style>
    <style:style style:name="P1501" style:parent-style-name="Standard" style:family="paragraph">
      <style:text-properties style:font-name="Consolas" fo:color="#3F5FBF" fo:font-size="10pt" style:font-size-asian="10pt" fo:background-color="#B2B2B2"/>
    </style:style>
    <style:style style:name="P1502" style:parent-style-name="Standard" style:family="paragraph">
      <style:text-properties style:font-name="Consolas" fo:color="#3F5FBF" fo:font-size="10pt" style:font-size-asian="10pt" fo:background-color="#B2B2B2"/>
    </style:style>
    <style:style style:name="T15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0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0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506" style:parent-style-name="Absatz-Standardschriftart" style:family="text">
      <style:text-properties style:font-name="Consolas" fo:font-size="10pt" style:font-size-asian="10pt" fo:background-color="#B2B2B2"/>
    </style:style>
    <style:style style:name="T150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0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510" style:parent-style-name="Absatz-Standardschriftart" style:family="text">
      <style:text-properties style:font-name="Consolas" fo:font-size="10pt" style:font-size-asian="10pt" fo:background-color="#B2B2B2"/>
    </style:style>
    <style:style style:name="T151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1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5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1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15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1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520" style:parent-style-name="Absatz-Standardschriftart" style:family="text">
      <style:text-properties style:font-name="Consolas" fo:font-size="10pt" style:font-size-asian="10pt" fo:background-color="#B2B2B2"/>
    </style:style>
    <style:style style:name="T152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2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5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2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5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3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535" style:parent-style-name="Absatz-Standardschriftart" style:family="text">
      <style:text-properties style:font-name="Consolas" fo:font-size="10pt" style:font-size-asian="10pt" fo:background-color="#B2B2B2"/>
    </style:style>
    <style:style style:name="T153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3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53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4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546" style:parent-style-name="Absatz-Standardschriftart" style:family="text">
      <style:text-properties style:font-name="Consolas" fo:font-size="10pt" style:font-size-asian="10pt" fo:background-color="#B2B2B2"/>
    </style:style>
    <style:style style:name="T154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4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550" style:parent-style-name="Absatz-Standardschriftart" style:family="text">
      <style:text-properties style:font-name="Consolas" fo:font-size="10pt" style:font-size-asian="10pt" fo:background-color="#B2B2B2"/>
    </style:style>
    <style:style style:name="T15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5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5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6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561" style:parent-style-name="Absatz-Standardschriftart" style:family="text">
      <style:text-properties style:font-name="Consolas" fo:font-size="10pt" style:font-size-asian="10pt" fo:background-color="#B2B2B2"/>
    </style:style>
    <style:style style:name="T156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6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565" style:parent-style-name="Absatz-Standardschriftart" style:family="text">
      <style:text-properties style:font-name="Consolas" fo:font-size="10pt" style:font-size-asian="10pt" fo:background-color="#B2B2B2"/>
    </style:style>
    <style:style style:name="T156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6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56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7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7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576" style:parent-style-name="Absatz-Standardschriftart" style:family="text">
      <style:text-properties style:font-name="Consolas" fo:font-size="10pt" style:font-size-asian="10pt" fo:background-color="#B2B2B2"/>
    </style:style>
    <style:style style:name="T157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7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5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8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8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5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5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59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597" style:parent-style-name="Absatz-Standardschriftart" style:family="text">
      <style:text-properties style:font-name="Consolas" fo:font-size="10pt" style:font-size-asian="10pt" fo:background-color="#B2B2B2"/>
    </style:style>
    <style:style style:name="T159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5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0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60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611" style:parent-style-name="Absatz-Standardschriftart" style:family="text">
      <style:text-properties style:font-name="Consolas" fo:font-size="10pt" style:font-size-asian="10pt" fo:background-color="#B2B2B2"/>
    </style:style>
    <style:style style:name="T161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6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1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61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2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625" style:parent-style-name="Absatz-Standardschriftart" style:family="text">
      <style:text-properties style:font-name="Consolas" fo:font-size="10pt" style:font-size-asian="10pt" fo:background-color="#B2B2B2"/>
    </style:style>
    <style:style style:name="T162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6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2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6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3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639" style:parent-style-name="Absatz-Standardschriftart" style:family="text">
      <style:text-properties style:font-name="Consolas" fo:font-size="10pt" style:font-size-asian="10pt" fo:background-color="#B2B2B2"/>
    </style:style>
    <style:style style:name="T164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6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4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64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5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5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653" style:parent-style-name="Absatz-Standardschriftart" style:family="text">
      <style:text-properties style:font-name="Consolas" fo:font-size="10pt" style:font-size-asian="10pt" fo:background-color="#B2B2B2"/>
    </style:style>
    <style:style style:name="T165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6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5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6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6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6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667" style:parent-style-name="Absatz-Standardschriftart" style:family="text">
      <style:text-properties style:font-name="Consolas" fo:font-size="10pt" style:font-size-asian="10pt" fo:background-color="#B2B2B2"/>
    </style:style>
    <style:style style:name="T166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6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7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6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7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16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8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8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6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9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69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6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6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0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0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0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10" style:parent-style-name="Absatz-Standardschriftart" style:family="text">
      <style:text-properties style:font-name="Consolas" fo:font-size="10pt" style:font-size-asian="10pt" fo:background-color="#B2B2B2"/>
    </style:style>
    <style:style style:name="T171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7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1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714" style:parent-style-name="Absatz-Standardschriftart" style:family="text">
      <style:text-properties style:font-name="Consolas" fo:font-size="10pt" style:font-size-asian="10pt" fo:background-color="#B2B2B2"/>
    </style:style>
    <style:style style:name="T171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7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1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7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2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2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2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3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3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35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1736" style:parent-style-name="Standard" style:family="paragraph">
      <style:text-properties style:font-name="Consolas" fo:color="#3F5FBF" fo:font-size="10pt" style:font-size-asian="10pt" fo:background-color="#B2B2B2"/>
    </style:style>
    <style:style style:name="P1737" style:parent-style-name="Standard" style:family="paragraph">
      <style:text-properties style:font-name="Consolas" fo:color="#3F5FBF" fo:font-size="10pt" style:font-size-asian="10pt" fo:background-color="#B2B2B2"/>
    </style:style>
    <style:style style:name="T17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3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4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41" style:parent-style-name="Absatz-Standardschriftart" style:family="text">
      <style:text-properties style:font-name="Consolas" fo:font-size="10pt" style:font-size-asian="10pt" fo:background-color="#B2B2B2"/>
    </style:style>
    <style:style style:name="T174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7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4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745" style:parent-style-name="Absatz-Standardschriftart" style:family="text">
      <style:text-properties style:font-name="Consolas" fo:font-size="10pt" style:font-size-asian="10pt" fo:background-color="#B2B2B2"/>
    </style:style>
    <style:style style:name="T174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7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4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74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51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17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5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55" style:parent-style-name="Absatz-Standardschriftart" style:family="text">
      <style:text-properties style:font-name="Consolas" fo:font-size="10pt" style:font-size-asian="10pt" fo:background-color="#B2B2B2"/>
    </style:style>
    <style:style style:name="T175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7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5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75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6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6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6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6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70" style:parent-style-name="Absatz-Standardschriftart" style:family="text">
      <style:text-properties style:font-name="Consolas" fo:font-size="10pt" style:font-size-asian="10pt" fo:background-color="#B2B2B2"/>
    </style:style>
    <style:style style:name="T177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7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7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77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7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8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81" style:parent-style-name="Absatz-Standardschriftart" style:family="text">
      <style:text-properties style:font-name="Consolas" fo:font-size="10pt" style:font-size-asian="10pt" fo:background-color="#B2B2B2"/>
    </style:style>
    <style:style style:name="T178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7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8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785" style:parent-style-name="Absatz-Standardschriftart" style:family="text">
      <style:text-properties style:font-name="Consolas" fo:font-size="10pt" style:font-size-asian="10pt" fo:background-color="#B2B2B2"/>
    </style:style>
    <style:style style:name="T178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17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8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178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9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7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79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79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8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8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18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80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180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1805" style:parent-style-name="Absatz-Standardschriftart" style:family="text">
      <style:text-properties style:font-name="Consolas" fo:color="#000000" fo:font-size="10pt" style:font-size-asian="10pt"/>
    </style:style>
    <style:style style:name="T1806" style:parent-style-name="Absatz-Standardschriftart" style:family="text">
      <style:text-properties style:font-name="Consolas" fo:color="#3F5FBF" fo:font-size="10pt" style:font-size-asian="10pt"/>
    </style:style>
    <style:style style:name="P1807" style:parent-style-name="Standard" style:family="paragraph">
      <style:text-properties style:font-name="Consolas" fo:font-size="10pt" style:font-size-asian="10pt"/>
    </style:style>
    <style:style style:name="P1808" style:parent-style-name="Standard" style:family="paragraph">
      <style:text-properties style:font-name="Consolas" fo:color="#3F5FBF" fo:font-size="10pt" style:font-size-asian="10pt"/>
    </style:style>
    <style:style style:name="P1809" style:parent-style-name="Standard" style:family="paragraph">
      <style:text-properties style:font-name="Consolas" fo:color="#3F5FBF" fo:font-size="10pt" style:font-size-asian="10pt"/>
    </style:style>
    <style:style style:name="P1810" style:parent-style-name="Standard" style:family="paragraph">
      <style:text-properties style:font-name="Consolas" fo:color="#3F5FBF" fo:font-size="10pt" style:font-size-asian="10pt"/>
    </style:style>
    <style:style style:name="P1811" style:parent-style-name="Standard" style:family="paragraph">
      <style:text-properties style:font-name="Consolas" fo:color="#3F5FBF" fo:font-size="10pt" style:font-size-asian="10pt"/>
    </style:style>
    <style:style style:name="T1812" style:parent-style-name="Absatz-Standardschriftart" style:family="text">
      <style:text-properties style:font-name="Consolas" fo:color="#000000" fo:font-size="10pt" style:font-size-asian="10pt"/>
    </style:style>
    <style:style style:name="T181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1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815" style:parent-style-name="Absatz-Standardschriftart" style:family="text">
      <style:text-properties style:font-name="Consolas" fo:font-size="10pt" style:font-size-asian="10pt" fo:background-color="#808080"/>
    </style:style>
    <style:style style:name="T181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1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1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19" style:parent-style-name="Absatz-Standardschriftart" style:family="text">
      <style:text-properties style:font-name="Consolas" fo:font-size="10pt" style:font-size-asian="10pt" fo:background-color="#808080"/>
    </style:style>
    <style:style style:name="T182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2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2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2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25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18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2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2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829" style:parent-style-name="Absatz-Standardschriftart" style:family="text">
      <style:text-properties style:font-name="Consolas" fo:font-size="10pt" style:font-size-asian="10pt" fo:background-color="#808080"/>
    </style:style>
    <style:style style:name="T183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3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3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3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3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83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4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4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844" style:parent-style-name="Absatz-Standardschriftart" style:family="text">
      <style:text-properties style:font-name="Consolas" fo:font-size="10pt" style:font-size-asian="10pt" fo:background-color="#808080"/>
    </style:style>
    <style:style style:name="T184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4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48" style:parent-style-name="Absatz-Standardschriftart" style:family="text">
      <style:text-properties style:font-name="Consolas" fo:font-size="10pt" style:font-size-asian="10pt" fo:background-color="#808080"/>
    </style:style>
    <style:style style:name="T184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5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52" style:parent-style-name="Absatz-Standardschriftart" style:family="text">
      <style:text-properties style:font-name="Consolas" fo:font-size="10pt" style:font-size-asian="10pt" fo:background-color="#808080"/>
    </style:style>
    <style:style style:name="T185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5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5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5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6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6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862" style:parent-style-name="Absatz-Standardschriftart" style:family="text">
      <style:text-properties style:font-name="Consolas" fo:font-size="10pt" style:font-size-asian="10pt" fo:background-color="#808080"/>
    </style:style>
    <style:style style:name="T186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6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6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66" style:parent-style-name="Absatz-Standardschriftart" style:family="text">
      <style:text-properties style:font-name="Consolas" fo:font-size="10pt" style:font-size-asian="10pt" fo:background-color="#808080"/>
    </style:style>
    <style:style style:name="T186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6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70" style:parent-style-name="Absatz-Standardschriftart" style:family="text">
      <style:text-properties style:font-name="Consolas" fo:font-size="10pt" style:font-size-asian="10pt" fo:background-color="#808080"/>
    </style:style>
    <style:style style:name="T187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7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7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7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7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7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7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880" style:parent-style-name="Absatz-Standardschriftart" style:family="text">
      <style:text-properties style:font-name="Consolas" fo:font-size="10pt" style:font-size-asian="10pt" fo:background-color="#808080"/>
    </style:style>
    <style:style style:name="T188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8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8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84" style:parent-style-name="Absatz-Standardschriftart" style:family="text">
      <style:text-properties style:font-name="Consolas" fo:font-size="10pt" style:font-size-asian="10pt" fo:background-color="#808080"/>
    </style:style>
    <style:style style:name="T188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8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88" style:parent-style-name="Absatz-Standardschriftart" style:family="text">
      <style:text-properties style:font-name="Consolas" fo:font-size="10pt" style:font-size-asian="10pt" fo:background-color="#808080"/>
    </style:style>
    <style:style style:name="T188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89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9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89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9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9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89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89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898" style:parent-style-name="Absatz-Standardschriftart" style:family="text">
      <style:text-properties style:font-name="Consolas" fo:font-size="10pt" style:font-size-asian="10pt" fo:background-color="#808080"/>
    </style:style>
    <style:style style:name="T189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0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02" style:parent-style-name="Absatz-Standardschriftart" style:family="text">
      <style:text-properties style:font-name="Consolas" fo:font-size="10pt" style:font-size-asian="10pt" fo:background-color="#808080"/>
    </style:style>
    <style:style style:name="T190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0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0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0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0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1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1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912" style:parent-style-name="Absatz-Standardschriftart" style:family="text">
      <style:text-properties style:font-name="Consolas" fo:font-size="10pt" style:font-size-asian="10pt" fo:background-color="#808080"/>
    </style:style>
    <style:style style:name="T191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1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16" style:parent-style-name="Absatz-Standardschriftart" style:family="text">
      <style:text-properties style:font-name="Consolas" fo:font-size="10pt" style:font-size-asian="10pt" fo:background-color="#808080"/>
    </style:style>
    <style:style style:name="T191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1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2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2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2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92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2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2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930" style:parent-style-name="Absatz-Standardschriftart" style:family="text">
      <style:text-properties style:font-name="Consolas" fo:font-size="10pt" style:font-size-asian="10pt" fo:background-color="#808080"/>
    </style:style>
    <style:style style:name="T193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3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3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3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939" style:parent-style-name="Absatz-Standardschriftart" style:family="text">
      <style:text-properties style:font-name="Consolas" fo:font-size="10pt" style:font-size-asian="10pt" fo:background-color="#808080"/>
    </style:style>
    <style:style style:name="T194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4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43" style:parent-style-name="Absatz-Standardschriftart" style:family="text">
      <style:text-properties style:font-name="Consolas" fo:font-size="10pt" style:font-size-asian="10pt" fo:background-color="#808080"/>
    </style:style>
    <style:style style:name="T194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4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4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4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5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5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952" style:parent-style-name="Absatz-Standardschriftart" style:family="text">
      <style:text-properties style:font-name="Consolas" fo:font-size="10pt" style:font-size-asian="10pt" fo:background-color="#808080"/>
    </style:style>
    <style:style style:name="T195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5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56" style:parent-style-name="Absatz-Standardschriftart" style:family="text">
      <style:text-properties style:font-name="Consolas" fo:font-size="10pt" style:font-size-asian="10pt" fo:background-color="#808080"/>
    </style:style>
    <style:style style:name="T195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5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6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6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6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6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96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65" style:parent-style-name="Absatz-Standardschriftart" style:family="text">
      <style:text-properties style:font-name="Consolas" fo:color="#000000" fo:font-size="10pt" style:font-size-asian="10pt"/>
    </style:style>
    <style:style style:name="T1966" style:parent-style-name="Absatz-Standardschriftart" style:family="text">
      <style:text-properties style:font-name="Consolas" fo:color="#3F5FBF" fo:font-size="10pt" style:font-size-asian="10pt"/>
    </style:style>
    <style:style style:name="P1967" style:parent-style-name="Standard" style:family="paragraph">
      <style:text-properties style:font-name="Consolas" fo:font-size="10pt" style:font-size-asian="10pt"/>
    </style:style>
    <style:style style:name="P1968" style:parent-style-name="Standard" style:family="paragraph">
      <style:text-properties style:font-name="Consolas" fo:color="#3F5FBF" fo:font-size="10pt" style:font-size-asian="10pt"/>
    </style:style>
    <style:style style:name="P1969" style:parent-style-name="Standard" style:family="paragraph">
      <style:text-properties style:font-name="Consolas" fo:color="#3F5FBF" fo:font-size="10pt" style:font-size-asian="10pt"/>
    </style:style>
    <style:style style:name="T1970" style:parent-style-name="Absatz-Standardschriftart" style:family="text">
      <style:text-properties style:font-name="Consolas" fo:color="#000000" fo:font-size="10pt" style:font-size-asian="10pt"/>
    </style:style>
    <style:style style:name="T1971" style:parent-style-name="Absatz-Standardschriftart" style:family="text">
      <style:text-properties style:font-name="Consolas" fo:color="#3F5FBF" fo:font-size="10pt" style:font-size-asian="10pt"/>
    </style:style>
    <style:style style:name="T1972" style:parent-style-name="Absatz-Standardschriftart" style:family="text">
      <style:text-properties style:font-name="Consolas" fo:color="#3F5FBF" fo:font-size="10pt" style:font-size-asian="10pt"/>
    </style:style>
    <style:style style:name="P1973" style:parent-style-name="Standard" style:family="paragraph">
      <style:text-properties style:font-name="Consolas" fo:color="#3F5FBF" fo:font-size="10pt" style:font-size-asian="10pt"/>
    </style:style>
    <style:style style:name="P1974" style:parent-style-name="Standard" style:family="paragraph">
      <style:text-properties style:font-name="Consolas" fo:color="#3F5FBF" fo:font-size="10pt" style:font-size-asian="10pt"/>
    </style:style>
    <style:style style:name="T1975" style:parent-style-name="Absatz-Standardschriftart" style:family="text">
      <style:text-properties style:font-name="Consolas" fo:color="#000000" fo:font-size="10pt" style:font-size-asian="10pt"/>
    </style:style>
    <style:style style:name="T197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7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978" style:parent-style-name="Absatz-Standardschriftart" style:family="text">
      <style:text-properties style:font-name="Consolas" fo:font-size="10pt" style:font-size-asian="10pt" fo:background-color="#808080"/>
    </style:style>
    <style:style style:name="T197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8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8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82" style:parent-style-name="Absatz-Standardschriftart" style:family="text">
      <style:text-properties style:font-name="Consolas" fo:font-size="10pt" style:font-size-asian="10pt" fo:background-color="#808080"/>
    </style:style>
    <style:style style:name="T198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8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8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8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87" style:parent-style-name="Absatz-Standardschriftart" style:family="text">
      <style:text-properties style:font-name="Consolas" fo:color="#000000" fo:font-size="10pt" style:font-size-asian="10pt"/>
    </style:style>
    <style:style style:name="T1988" style:parent-style-name="Absatz-Standardschriftart" style:family="text">
      <style:text-properties style:font-name="Consolas" fo:color="#3F5FBF" fo:font-size="10pt" style:font-size-asian="10pt"/>
    </style:style>
    <style:style style:name="T1989" style:parent-style-name="Absatz-Standardschriftart" style:family="text">
      <style:text-properties style:font-name="Consolas" fo:color="#000000" fo:font-size="10pt" style:font-size-asian="10pt"/>
    </style:style>
    <style:style style:name="T199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9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1992" style:parent-style-name="Absatz-Standardschriftart" style:family="text">
      <style:text-properties style:font-name="Consolas" fo:font-size="10pt" style:font-size-asian="10pt" fo:background-color="#808080"/>
    </style:style>
    <style:style style:name="T199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199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9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199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199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9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199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0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0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0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0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0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07" style:parent-style-name="Absatz-Standardschriftart" style:family="text">
      <style:text-properties style:font-name="Consolas" fo:font-size="10pt" style:font-size-asian="10pt" fo:background-color="#808080"/>
    </style:style>
    <style:style style:name="T200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1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1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1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1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1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1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18" style:parent-style-name="Absatz-Standardschriftart" style:family="text">
      <style:text-properties style:font-name="Consolas" fo:font-size="10pt" style:font-size-asian="10pt" fo:background-color="#808080"/>
    </style:style>
    <style:style style:name="T201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2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2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2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2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2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2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29" style:parent-style-name="Absatz-Standardschriftart" style:family="text">
      <style:text-properties style:font-name="Consolas" fo:font-size="10pt" style:font-size-asian="10pt" fo:background-color="#808080"/>
    </style:style>
    <style:style style:name="T203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3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33" style:parent-style-name="Absatz-Standardschriftart" style:family="text">
      <style:text-properties style:font-name="Consolas" fo:font-size="10pt" style:font-size-asian="10pt" fo:background-color="#808080"/>
    </style:style>
    <style:style style:name="T203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3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3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4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4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44" style:parent-style-name="Absatz-Standardschriftart" style:family="text">
      <style:text-properties style:font-name="Consolas" fo:font-size="10pt" style:font-size-asian="10pt" fo:background-color="#808080"/>
    </style:style>
    <style:style style:name="T204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4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48" style:parent-style-name="Absatz-Standardschriftart" style:family="text">
      <style:text-properties style:font-name="Consolas" fo:font-size="10pt" style:font-size-asian="10pt" fo:background-color="#808080"/>
    </style:style>
    <style:style style:name="T204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5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5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5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5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5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5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6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6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6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6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6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6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6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68" style:parent-style-name="Absatz-Standardschriftart" style:family="text">
      <style:text-properties style:font-name="Consolas" fo:color="#000000" fo:font-size="10pt" style:font-size-asian="10pt"/>
    </style:style>
    <style:style style:name="T2069" style:parent-style-name="Absatz-Standardschriftart" style:family="text">
      <style:text-properties style:font-name="Consolas" fo:color="#3F5FBF" fo:font-size="10pt" style:font-size-asian="10pt"/>
    </style:style>
    <style:style style:name="T2070" style:parent-style-name="Absatz-Standardschriftart" style:family="text">
      <style:text-properties style:font-name="Consolas" fo:color="#000000" fo:font-size="10pt" style:font-size-asian="10pt"/>
    </style:style>
    <style:style style:name="T207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7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73" style:parent-style-name="Absatz-Standardschriftart" style:family="text">
      <style:text-properties style:font-name="Consolas" fo:font-size="10pt" style:font-size-asian="10pt" fo:background-color="#808080"/>
    </style:style>
    <style:style style:name="T207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7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77" style:parent-style-name="Absatz-Standardschriftart" style:family="text">
      <style:text-properties style:font-name="Consolas" fo:font-size="10pt" style:font-size-asian="10pt" fo:background-color="#808080"/>
    </style:style>
    <style:style style:name="T207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8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8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82" style:parent-style-name="Absatz-Standardschriftart" style:family="text">
      <style:text-properties style:font-name="Consolas" fo:color="#000000" fo:font-size="10pt" style:font-size-asian="10pt"/>
    </style:style>
    <style:style style:name="T2083" style:parent-style-name="Absatz-Standardschriftart" style:family="text">
      <style:text-properties style:font-name="Consolas" fo:color="#3F5FBF" fo:font-size="10pt" style:font-size-asian="10pt"/>
    </style:style>
    <style:style style:name="P2084" style:parent-style-name="Standard" style:family="paragraph">
      <style:text-properties style:font-name="Consolas" fo:color="#3F5FBF" fo:font-size="10pt" style:font-size-asian="10pt"/>
    </style:style>
    <style:style style:name="P2085" style:parent-style-name="Standard" style:family="paragraph">
      <style:text-properties style:font-name="Consolas" fo:color="#3F5FBF" fo:font-size="10pt" style:font-size-asian="10pt"/>
    </style:style>
    <style:style style:name="T2086" style:parent-style-name="Absatz-Standardschriftart" style:family="text">
      <style:text-properties style:font-name="Consolas" fo:color="#000000" fo:font-size="10pt" style:font-size-asian="10pt"/>
    </style:style>
    <style:style style:name="T208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8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089" style:parent-style-name="Absatz-Standardschriftart" style:family="text">
      <style:text-properties style:font-name="Consolas" fo:font-size="10pt" style:font-size-asian="10pt" fo:background-color="#808080"/>
    </style:style>
    <style:style style:name="T209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9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9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93" style:parent-style-name="Absatz-Standardschriftart" style:family="text">
      <style:text-properties style:font-name="Consolas" fo:font-size="10pt" style:font-size-asian="10pt" fo:background-color="#808080"/>
    </style:style>
    <style:style style:name="T209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0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9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09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09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099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21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0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0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03" style:parent-style-name="Absatz-Standardschriftart" style:family="text">
      <style:text-properties style:font-name="Consolas" fo:font-size="10pt" style:font-size-asian="10pt" fo:background-color="#808080"/>
    </style:style>
    <style:style style:name="T210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0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0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0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1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1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1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1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1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1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18" style:parent-style-name="Absatz-Standardschriftart" style:family="text">
      <style:text-properties style:font-name="Consolas" fo:font-size="10pt" style:font-size-asian="10pt" fo:background-color="#808080"/>
    </style:style>
    <style:style style:name="T211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2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22" style:parent-style-name="Absatz-Standardschriftart" style:family="text">
      <style:text-properties style:font-name="Consolas" fo:font-size="10pt" style:font-size-asian="10pt" fo:background-color="#808080"/>
    </style:style>
    <style:style style:name="T212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2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2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2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2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3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3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3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3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3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36" style:parent-style-name="Absatz-Standardschriftart" style:family="text">
      <style:text-properties style:font-name="Consolas" fo:color="#000000" fo:font-size="10pt" style:font-size-asian="10pt"/>
    </style:style>
    <style:style style:name="T2137" style:parent-style-name="Absatz-Standardschriftart" style:family="text">
      <style:text-properties style:font-name="Consolas" fo:color="#3F5FBF" fo:font-size="10pt" style:font-size-asian="10pt"/>
    </style:style>
    <style:style style:name="P2138" style:parent-style-name="Standard" style:family="paragraph">
      <style:text-properties style:font-name="Consolas" fo:color="#3F5FBF" fo:font-size="10pt" style:font-size-asian="10pt"/>
    </style:style>
    <style:style style:name="P2139" style:parent-style-name="Standard" style:family="paragraph">
      <style:text-properties style:font-name="Consolas" fo:color="#3F5FBF" fo:font-size="10pt" style:font-size-asian="10pt"/>
    </style:style>
    <style:style style:name="T2140" style:parent-style-name="Absatz-Standardschriftart" style:family="text">
      <style:text-properties style:font-name="Consolas" fo:color="#000000" fo:font-size="10pt" style:font-size-asian="10pt"/>
    </style:style>
    <style:style style:name="T214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4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43" style:parent-style-name="Absatz-Standardschriftart" style:family="text">
      <style:text-properties style:font-name="Consolas" fo:font-size="10pt" style:font-size-asian="10pt" fo:background-color="#808080"/>
    </style:style>
    <style:style style:name="T214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4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47" style:parent-style-name="Absatz-Standardschriftart" style:family="text">
      <style:text-properties style:font-name="Consolas" fo:font-size="10pt" style:font-size-asian="10pt" fo:background-color="#808080"/>
    </style:style>
    <style:style style:name="T214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5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5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53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21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5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5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57" style:parent-style-name="Absatz-Standardschriftart" style:family="text">
      <style:text-properties style:font-name="Consolas" fo:font-size="10pt" style:font-size-asian="10pt" fo:background-color="#808080"/>
    </style:style>
    <style:style style:name="T215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6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6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6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6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6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6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6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7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7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72" style:parent-style-name="Absatz-Standardschriftart" style:family="text">
      <style:text-properties style:font-name="Consolas" fo:font-size="10pt" style:font-size-asian="10pt" fo:background-color="#808080"/>
    </style:style>
    <style:style style:name="T217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7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7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76" style:parent-style-name="Absatz-Standardschriftart" style:family="text">
      <style:text-properties style:font-name="Consolas" fo:font-size="10pt" style:font-size-asian="10pt" fo:background-color="#808080"/>
    </style:style>
    <style:style style:name="T217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7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8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8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8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8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8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8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186" style:parent-style-name="Absatz-Standardschriftart" style:family="text">
      <style:text-properties style:font-name="Consolas" fo:font-size="10pt" style:font-size-asian="10pt" fo:background-color="#808080"/>
    </style:style>
    <style:style style:name="T218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8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90" style:parent-style-name="Absatz-Standardschriftart" style:family="text">
      <style:text-properties style:font-name="Consolas" fo:font-size="10pt" style:font-size-asian="10pt" fo:background-color="#808080"/>
    </style:style>
    <style:style style:name="T219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9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9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94" style:parent-style-name="Absatz-Standardschriftart" style:family="text">
      <style:text-properties style:font-name="Consolas" fo:font-size="10pt" style:font-size-asian="10pt" fo:background-color="#808080"/>
    </style:style>
    <style:style style:name="T219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19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19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19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1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0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0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204" style:parent-style-name="Absatz-Standardschriftart" style:family="text">
      <style:text-properties style:font-name="Consolas" fo:font-size="10pt" style:font-size-asian="10pt" fo:background-color="#808080"/>
    </style:style>
    <style:style style:name="T220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0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0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08" style:parent-style-name="Absatz-Standardschriftart" style:family="text">
      <style:text-properties style:font-name="Consolas" fo:font-size="10pt" style:font-size-asian="10pt" fo:background-color="#808080"/>
    </style:style>
    <style:style style:name="T220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1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12" style:parent-style-name="Absatz-Standardschriftart" style:family="text">
      <style:text-properties style:font-name="Consolas" fo:font-size="10pt" style:font-size-asian="10pt" fo:background-color="#808080"/>
    </style:style>
    <style:style style:name="T221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1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1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1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2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2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222" style:parent-style-name="Absatz-Standardschriftart" style:family="text">
      <style:text-properties style:font-name="Consolas" fo:font-size="10pt" style:font-size-asian="10pt" fo:background-color="#808080"/>
    </style:style>
    <style:style style:name="T222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2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2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26" style:parent-style-name="Absatz-Standardschriftart" style:family="text">
      <style:text-properties style:font-name="Consolas" fo:font-size="10pt" style:font-size-asian="10pt" fo:background-color="#808080"/>
    </style:style>
    <style:style style:name="T222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2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30" style:parent-style-name="Absatz-Standardschriftart" style:family="text">
      <style:text-properties style:font-name="Consolas" fo:font-size="10pt" style:font-size-asian="10pt" fo:background-color="#808080"/>
    </style:style>
    <style:style style:name="T223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3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3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3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3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3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240" style:parent-style-name="Absatz-Standardschriftart" style:family="text">
      <style:text-properties style:font-name="Consolas" fo:font-size="10pt" style:font-size-asian="10pt" fo:background-color="#808080"/>
    </style:style>
    <style:style style:name="T224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4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4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44" style:parent-style-name="Absatz-Standardschriftart" style:family="text">
      <style:text-properties style:font-name="Consolas" fo:font-size="10pt" style:font-size-asian="10pt" fo:background-color="#808080"/>
    </style:style>
    <style:style style:name="T224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4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48" style:parent-style-name="Absatz-Standardschriftart" style:family="text">
      <style:text-properties style:font-name="Consolas" fo:font-size="10pt" style:font-size-asian="10pt" fo:background-color="#808080"/>
    </style:style>
    <style:style style:name="T224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5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5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5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5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5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5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25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6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6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6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6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6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26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7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7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7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7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276" style:parent-style-name="Absatz-Standardschriftart" style:family="text">
      <style:text-properties style:font-name="Consolas" fo:font-size="10pt" style:font-size-asian="10pt" fo:background-color="#808080"/>
    </style:style>
    <style:style style:name="T227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7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8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8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8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8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8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8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8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8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290" style:parent-style-name="Absatz-Standardschriftart" style:family="text">
      <style:text-properties style:font-name="Consolas" fo:font-size="10pt" style:font-size-asian="10pt" fo:background-color="#808080"/>
    </style:style>
    <style:style style:name="T229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9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9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94" style:parent-style-name="Absatz-Standardschriftart" style:family="text">
      <style:text-properties style:font-name="Consolas" fo:font-size="10pt" style:font-size-asian="10pt" fo:background-color="#808080"/>
    </style:style>
    <style:style style:name="T229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29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29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29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2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0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0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0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0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308" style:parent-style-name="Absatz-Standardschriftart" style:family="text">
      <style:text-properties style:font-name="Consolas" fo:font-size="10pt" style:font-size-asian="10pt" fo:background-color="#808080"/>
    </style:style>
    <style:style style:name="T230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3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1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312" style:parent-style-name="Absatz-Standardschriftart" style:family="text">
      <style:text-properties style:font-name="Consolas" fo:font-size="10pt" style:font-size-asian="10pt" fo:background-color="#808080"/>
    </style:style>
    <style:style style:name="T231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3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1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31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1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2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2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326" style:parent-style-name="Absatz-Standardschriftart" style:family="text">
      <style:text-properties style:font-name="Consolas" fo:font-size="10pt" style:font-size-asian="10pt" fo:background-color="#808080"/>
    </style:style>
    <style:style style:name="T232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3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2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33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3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3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3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3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340" style:parent-style-name="Absatz-Standardschriftart" style:family="text">
      <style:text-properties style:font-name="Consolas" fo:font-size="10pt" style:font-size-asian="10pt" fo:background-color="#808080"/>
    </style:style>
    <style:style style:name="T234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34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4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344" style:parent-style-name="Absatz-Standardschriftart" style:family="text">
      <style:text-properties style:font-name="Consolas" fo:font-size="10pt" style:font-size-asian="10pt" fo:background-color="#808080"/>
    </style:style>
    <style:style style:name="T234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3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4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34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5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5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5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5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5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35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6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6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6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36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6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6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7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7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37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7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7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7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7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37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8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8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8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8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384" style:parent-style-name="Absatz-Standardschriftart" style:family="text">
      <style:text-properties style:font-name="Consolas" fo:font-size="10pt" style:font-size-asian="10pt" fo:background-color="#808080"/>
    </style:style>
    <style:style style:name="T238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3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8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388" style:parent-style-name="Absatz-Standardschriftart" style:family="text">
      <style:text-properties style:font-name="Consolas" fo:font-size="10pt" style:font-size-asian="10pt" fo:background-color="#808080"/>
    </style:style>
    <style:style style:name="T238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39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9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392" style:parent-style-name="Absatz-Standardschriftart" style:family="text">
      <style:text-properties style:font-name="Consolas" fo:font-size="10pt" style:font-size-asian="10pt" fo:background-color="#808080"/>
    </style:style>
    <style:style style:name="T239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39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9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39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39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9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3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00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2401" style:parent-style-name="Standard" style:family="paragraph">
      <style:text-properties style:font-name="Consolas" fo:color="#3F5FBF" fo:font-size="10pt" style:font-size-asian="10pt" fo:background-color="#808080"/>
    </style:style>
    <style:style style:name="T24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0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0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0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407" style:parent-style-name="Absatz-Standardschriftart" style:family="text">
      <style:text-properties style:font-name="Consolas" fo:font-size="10pt" style:font-size-asian="10pt" fo:background-color="#808080"/>
    </style:style>
    <style:style style:name="T240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1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11" style:parent-style-name="Absatz-Standardschriftart" style:family="text">
      <style:text-properties style:font-name="Consolas" fo:font-size="10pt" style:font-size-asian="10pt" fo:background-color="#808080"/>
    </style:style>
    <style:style style:name="T241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1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15" style:parent-style-name="Absatz-Standardschriftart" style:family="text">
      <style:text-properties style:font-name="Consolas" fo:font-size="10pt" style:font-size-asian="10pt" fo:background-color="#808080"/>
    </style:style>
    <style:style style:name="T241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1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1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1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23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2424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242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2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2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42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3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3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3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43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P2434" style:parent-style-name="Standard" style:family="paragraph">
      <style:text-properties style:font-name="Consolas" fo:font-size="10pt" style:font-size-asian="10pt"/>
    </style:style>
    <style:style style:name="P2435" style:parent-style-name="Standard" style:family="paragraph">
      <style:text-properties style:font-name="Consolas" fo:font-size="10pt" style:font-size-asian="10pt"/>
    </style:style>
    <style:style style:name="T2436" style:parent-style-name="Absatz-Standardschriftart" style:family="text">
      <style:text-properties style:font-name="Consolas" fo:color="#000000" fo:font-size="10pt" style:font-size-asian="10pt"/>
    </style:style>
    <style:style style:name="T2437" style:parent-style-name="Absatz-Standardschriftart" style:family="text">
      <style:text-properties style:font-name="Consolas" fo:color="#000000" fo:font-size="10pt" style:font-size-asian="10pt"/>
    </style:style>
    <style:style style:name="T2438" style:parent-style-name="Absatz-Standardschriftart" style:family="text">
      <style:text-properties style:font-name="Consolas" fo:color="#3F5FBF" fo:font-size="10pt" style:font-size-asian="10pt"/>
    </style:style>
    <style:style style:name="T2439" style:parent-style-name="Absatz-Standardschriftart" style:family="text">
      <style:text-properties style:font-name="Consolas" fo:color="#000000" fo:font-size="10pt" style:font-size-asian="10pt"/>
    </style:style>
    <style:style style:name="T2440" style:parent-style-name="Absatz-Standardschriftart" style:family="text">
      <style:text-properties style:font-name="Consolas" fo:color="#000000" fo:font-size="10pt" style:font-size-asian="10pt"/>
    </style:style>
    <style:style style:name="T244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4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443" style:parent-style-name="Absatz-Standardschriftart" style:family="text">
      <style:text-properties style:font-name="Consolas" fo:font-size="10pt" style:font-size-asian="10pt" fo:background-color="#808080"/>
    </style:style>
    <style:style style:name="T244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4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47" style:parent-style-name="Absatz-Standardschriftart" style:family="text">
      <style:text-properties style:font-name="Consolas" fo:font-size="10pt" style:font-size-asian="10pt" fo:background-color="#808080"/>
    </style:style>
    <style:style style:name="T244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5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5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5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5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5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457" style:parent-style-name="Absatz-Standardschriftart" style:family="text">
      <style:text-properties style:font-name="Consolas" fo:font-size="10pt" style:font-size-asian="10pt" fo:background-color="#808080"/>
    </style:style>
    <style:style style:name="T245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6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6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6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6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6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6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6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46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7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7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7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7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476" style:parent-style-name="Absatz-Standardschriftart" style:family="text">
      <style:text-properties style:font-name="Consolas" fo:font-size="10pt" style:font-size-asian="10pt" fo:background-color="#808080"/>
    </style:style>
    <style:style style:name="T247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7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8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8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8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8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8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8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8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489" style:parent-style-name="Absatz-Standardschriftart" style:family="text">
      <style:text-properties style:font-name="Consolas" fo:font-size="10pt" style:font-size-asian="10pt" fo:background-color="#808080"/>
    </style:style>
    <style:style style:name="T249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9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9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93" style:parent-style-name="Absatz-Standardschriftart" style:family="text">
      <style:text-properties style:font-name="Consolas" fo:font-size="10pt" style:font-size-asian="10pt" fo:background-color="#808080"/>
    </style:style>
    <style:style style:name="T249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4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9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49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49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4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0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0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0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0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0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1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1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1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1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1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1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1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19" style:parent-style-name="Absatz-Standardschriftart" style:family="text">
      <style:text-properties style:font-name="Consolas" fo:color="#000000" fo:font-size="10pt" style:font-size-asian="10pt"/>
    </style:style>
    <style:style style:name="T2520" style:parent-style-name="Absatz-Standardschriftart" style:family="text">
      <style:text-properties style:font-name="Consolas" fo:color="#3F5FBF" fo:font-size="10pt" style:font-size-asian="10pt"/>
    </style:style>
    <style:style style:name="P2521" style:parent-style-name="Standard" style:family="paragraph">
      <style:text-properties style:font-name="Consolas" fo:color="#3F5FBF" fo:font-size="10pt" style:font-size-asian="10pt"/>
    </style:style>
    <style:style style:name="P2522" style:parent-style-name="Standard" style:family="paragraph">
      <style:text-properties style:font-name="Consolas" fo:color="#3F5FBF" fo:font-size="10pt" style:font-size-asian="10pt"/>
    </style:style>
    <style:style style:name="T2523" style:parent-style-name="Absatz-Standardschriftart" style:family="text">
      <style:text-properties style:font-name="Consolas" fo:color="#000000" fo:font-size="10pt" style:font-size-asian="10pt"/>
    </style:style>
    <style:style style:name="T252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2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26" style:parent-style-name="Absatz-Standardschriftart" style:family="text">
      <style:text-properties style:font-name="Consolas" fo:font-size="10pt" style:font-size-asian="10pt" fo:background-color="#808080"/>
    </style:style>
    <style:style style:name="T252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5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2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530" style:parent-style-name="Absatz-Standardschriftart" style:family="text">
      <style:text-properties style:font-name="Consolas" fo:font-size="10pt" style:font-size-asian="10pt" fo:background-color="#808080"/>
    </style:style>
    <style:style style:name="T253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5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3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53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36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253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3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3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40" style:parent-style-name="Absatz-Standardschriftart" style:family="text">
      <style:text-properties style:font-name="Consolas" fo:font-size="10pt" style:font-size-asian="10pt" fo:background-color="#808080"/>
    </style:style>
    <style:style style:name="T254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54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4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54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4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4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4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5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5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5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5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55" style:parent-style-name="Absatz-Standardschriftart" style:family="text">
      <style:text-properties style:font-name="Consolas" fo:font-size="10pt" style:font-size-asian="10pt" fo:background-color="#808080"/>
    </style:style>
    <style:style style:name="T255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55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5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55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6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6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6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6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66" style:parent-style-name="Absatz-Standardschriftart" style:family="text">
      <style:text-properties style:font-name="Consolas" fo:font-size="10pt" style:font-size-asian="10pt" fo:background-color="#808080"/>
    </style:style>
    <style:style style:name="T256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5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6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570" style:parent-style-name="Absatz-Standardschriftart" style:family="text">
      <style:text-properties style:font-name="Consolas" fo:font-size="10pt" style:font-size-asian="10pt" fo:background-color="#808080"/>
    </style:style>
    <style:style style:name="T257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5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7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57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7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7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7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7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8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8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8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8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8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8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8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8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8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90" style:parent-style-name="Absatz-Standardschriftart" style:family="text">
      <style:text-properties style:font-name="Consolas" fo:color="#000000" fo:font-size="10pt" style:font-size-asian="10pt"/>
    </style:style>
    <style:style style:name="T2591" style:parent-style-name="Absatz-Standardschriftart" style:family="text">
      <style:text-properties style:font-name="Consolas" fo:color="#3F5FBF" fo:font-size="10pt" style:font-size-asian="10pt"/>
    </style:style>
    <style:style style:name="T2592" style:parent-style-name="Absatz-Standardschriftart" style:family="text">
      <style:text-properties style:font-name="Consolas" fo:color="#000000" fo:font-size="10pt" style:font-size-asian="10pt"/>
    </style:style>
    <style:style style:name="T259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59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595" style:parent-style-name="Absatz-Standardschriftart" style:family="text">
      <style:text-properties style:font-name="Consolas" fo:font-size="10pt" style:font-size-asian="10pt" fo:background-color="#808080"/>
    </style:style>
    <style:style style:name="T259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59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59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599" style:parent-style-name="Absatz-Standardschriftart" style:family="text">
      <style:text-properties style:font-name="Consolas" fo:font-size="10pt" style:font-size-asian="10pt" fo:background-color="#808080"/>
    </style:style>
    <style:style style:name="T260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0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0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0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0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0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07" style:parent-style-name="Absatz-Standardschriftart" style:family="text">
      <style:text-properties style:font-name="Consolas" fo:font-size="10pt" style:font-size-asian="10pt" fo:background-color="#808080"/>
    </style:style>
    <style:style style:name="T260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1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11" style:parent-style-name="Absatz-Standardschriftart" style:family="text">
      <style:text-properties style:font-name="Consolas" fo:font-size="10pt" style:font-size-asian="10pt" fo:background-color="#808080"/>
    </style:style>
    <style:style style:name="T261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1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1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16" style:parent-style-name="Absatz-Standardschriftart" style:family="text">
      <style:text-properties style:font-name="Consolas" fo:color="#000000" fo:font-size="10pt" style:font-size-asian="10pt"/>
    </style:style>
    <style:style style:name="T2617" style:parent-style-name="Absatz-Standardschriftart" style:family="text">
      <style:text-properties style:font-name="Consolas" fo:color="#3F5FBF" fo:font-size="10pt" style:font-size-asian="10pt"/>
    </style:style>
    <style:style style:name="P2618" style:parent-style-name="Standard" style:family="paragraph">
      <style:text-properties style:font-name="Consolas" fo:color="#3F5FBF" fo:font-size="10pt" style:font-size-asian="10pt"/>
    </style:style>
    <style:style style:name="P2619" style:parent-style-name="Standard" style:family="paragraph">
      <style:text-properties style:font-name="Consolas" fo:color="#3F5FBF" fo:font-size="10pt" style:font-size-asian="10pt"/>
    </style:style>
    <style:style style:name="T2620" style:parent-style-name="Absatz-Standardschriftart" style:family="text">
      <style:text-properties style:font-name="Consolas" fo:color="#000000" fo:font-size="10pt" style:font-size-asian="10pt"/>
    </style:style>
    <style:style style:name="T262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2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23" style:parent-style-name="Absatz-Standardschriftart" style:family="text">
      <style:text-properties style:font-name="Consolas" fo:font-size="10pt" style:font-size-asian="10pt" fo:background-color="#808080"/>
    </style:style>
    <style:style style:name="T262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2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2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27" style:parent-style-name="Absatz-Standardschriftart" style:family="text">
      <style:text-properties style:font-name="Consolas" fo:font-size="10pt" style:font-size-asian="10pt" fo:background-color="#808080"/>
    </style:style>
    <style:style style:name="T262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2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3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3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33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26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3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3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37" style:parent-style-name="Absatz-Standardschriftart" style:family="text">
      <style:text-properties style:font-name="Consolas" fo:font-size="10pt" style:font-size-asian="10pt" fo:background-color="#808080"/>
    </style:style>
    <style:style style:name="T263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4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4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4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4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4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4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4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4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4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5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5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52" style:parent-style-name="Absatz-Standardschriftart" style:family="text">
      <style:text-properties style:font-name="Consolas" fo:font-size="10pt" style:font-size-asian="10pt" fo:background-color="#808080"/>
    </style:style>
    <style:style style:name="T265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5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5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5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6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6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63" style:parent-style-name="Absatz-Standardschriftart" style:family="text">
      <style:text-properties style:font-name="Consolas" fo:font-size="10pt" style:font-size-asian="10pt" fo:background-color="#808080"/>
    </style:style>
    <style:style style:name="T266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6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6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6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7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7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7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7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7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7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8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8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8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8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84" style:parent-style-name="Absatz-Standardschriftart" style:family="text">
      <style:text-properties style:font-name="Consolas" fo:font-size="10pt" style:font-size-asian="10pt" fo:background-color="#808080"/>
    </style:style>
    <style:style style:name="T268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6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8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68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8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9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9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9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9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9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69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69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698" style:parent-style-name="Absatz-Standardschriftart" style:family="text">
      <style:text-properties style:font-name="Consolas" fo:font-size="10pt" style:font-size-asian="10pt" fo:background-color="#808080"/>
    </style:style>
    <style:style style:name="T269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7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0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70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0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0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0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0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1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1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12" style:parent-style-name="Absatz-Standardschriftart" style:family="text">
      <style:text-properties style:font-name="Consolas" fo:font-size="10pt" style:font-size-asian="10pt" fo:background-color="#808080"/>
    </style:style>
    <style:style style:name="T271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7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1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71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1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2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2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26" style:parent-style-name="Absatz-Standardschriftart" style:family="text">
      <style:text-properties style:font-name="Consolas" fo:font-size="10pt" style:font-size-asian="10pt" fo:background-color="#808080"/>
    </style:style>
    <style:style style:name="T272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7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2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73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3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3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3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4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4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4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4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4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4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4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5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5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5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5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5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5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5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5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6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6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6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6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6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6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6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6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6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70" style:parent-style-name="Absatz-Standardschriftart" style:family="text">
      <style:text-properties style:font-name="Consolas" fo:color="#000000" fo:font-size="10pt" style:font-size-asian="10pt"/>
    </style:style>
    <style:style style:name="T2771" style:parent-style-name="Absatz-Standardschriftart" style:family="text">
      <style:text-properties style:font-name="Consolas" fo:color="#3F5FBF" fo:font-size="10pt" style:font-size-asian="10pt"/>
    </style:style>
    <style:style style:name="P2772" style:parent-style-name="Standard" style:family="paragraph">
      <style:text-properties style:font-name="Consolas" fo:color="#3F5FBF" fo:font-size="10pt" style:font-size-asian="10pt"/>
    </style:style>
    <style:style style:name="P2773" style:parent-style-name="Standard" style:family="paragraph">
      <style:text-properties style:font-name="Consolas" fo:color="#3F5FBF" fo:font-size="10pt" style:font-size-asian="10pt"/>
    </style:style>
    <style:style style:name="T2774" style:parent-style-name="Absatz-Standardschriftart" style:family="text">
      <style:text-properties style:font-name="Consolas" fo:color="#000000" fo:font-size="10pt" style:font-size-asian="10pt"/>
    </style:style>
    <style:style style:name="T277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7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77" style:parent-style-name="Absatz-Standardschriftart" style:family="text">
      <style:text-properties style:font-name="Consolas" fo:font-size="10pt" style:font-size-asian="10pt" fo:background-color="#808080"/>
    </style:style>
    <style:style style:name="T277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7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8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781" style:parent-style-name="Absatz-Standardschriftart" style:family="text">
      <style:text-properties style:font-name="Consolas" fo:font-size="10pt" style:font-size-asian="10pt" fo:background-color="#808080"/>
    </style:style>
    <style:style style:name="T278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78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8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78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87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27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8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9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791" style:parent-style-name="Absatz-Standardschriftart" style:family="text">
      <style:text-properties style:font-name="Consolas" fo:font-size="10pt" style:font-size-asian="10pt" fo:background-color="#808080"/>
    </style:style>
    <style:style style:name="T279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79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9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79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9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9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79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79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0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0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0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06" style:parent-style-name="Absatz-Standardschriftart" style:family="text">
      <style:text-properties style:font-name="Consolas" fo:font-size="10pt" style:font-size-asian="10pt" fo:background-color="#808080"/>
    </style:style>
    <style:style style:name="T280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0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1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1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1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1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1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17" style:parent-style-name="Absatz-Standardschriftart" style:family="text">
      <style:text-properties style:font-name="Consolas" fo:font-size="10pt" style:font-size-asian="10pt" fo:background-color="#808080"/>
    </style:style>
    <style:style style:name="T281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2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21" style:parent-style-name="Absatz-Standardschriftart" style:family="text">
      <style:text-properties style:font-name="Consolas" fo:font-size="10pt" style:font-size-asian="10pt" fo:background-color="#808080"/>
    </style:style>
    <style:style style:name="T282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2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2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2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3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3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32" style:parent-style-name="Absatz-Standardschriftart" style:family="text">
      <style:text-properties style:font-name="Consolas" fo:font-size="10pt" style:font-size-asian="10pt" fo:background-color="#808080"/>
    </style:style>
    <style:style style:name="T283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3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36" style:parent-style-name="Absatz-Standardschriftart" style:family="text">
      <style:text-properties style:font-name="Consolas" fo:font-size="10pt" style:font-size-asian="10pt" fo:background-color="#808080"/>
    </style:style>
    <style:style style:name="T283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3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3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4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4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4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4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4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4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47" style:parent-style-name="Absatz-Standardschriftart" style:family="text">
      <style:text-properties style:font-name="Consolas" fo:font-size="10pt" style:font-size-asian="10pt" fo:background-color="#808080"/>
    </style:style>
    <style:style style:name="T284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5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51" style:parent-style-name="Absatz-Standardschriftart" style:family="text">
      <style:text-properties style:font-name="Consolas" fo:font-size="10pt" style:font-size-asian="10pt" fo:background-color="#808080"/>
    </style:style>
    <style:style style:name="T285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5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5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5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5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5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6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6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62" style:parent-style-name="Absatz-Standardschriftart" style:family="text">
      <style:text-properties style:font-name="Consolas" fo:font-size="10pt" style:font-size-asian="10pt" fo:background-color="#808080"/>
    </style:style>
    <style:style style:name="T286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6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6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6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6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7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7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7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7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7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7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8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8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8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83" style:parent-style-name="Absatz-Standardschriftart" style:family="text">
      <style:text-properties style:font-name="Consolas" fo:font-size="10pt" style:font-size-asian="10pt" fo:background-color="#808080"/>
    </style:style>
    <style:style style:name="T288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8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88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8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9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9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9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9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9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89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89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897" style:parent-style-name="Absatz-Standardschriftart" style:family="text">
      <style:text-properties style:font-name="Consolas" fo:font-size="10pt" style:font-size-asian="10pt" fo:background-color="#808080"/>
    </style:style>
    <style:style style:name="T289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8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0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90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0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0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0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0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0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1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911" style:parent-style-name="Absatz-Standardschriftart" style:family="text">
      <style:text-properties style:font-name="Consolas" fo:font-size="10pt" style:font-size-asian="10pt" fo:background-color="#808080"/>
    </style:style>
    <style:style style:name="T291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9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1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91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1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1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2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2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925" style:parent-style-name="Absatz-Standardschriftart" style:family="text">
      <style:text-properties style:font-name="Consolas" fo:font-size="10pt" style:font-size-asian="10pt" fo:background-color="#808080"/>
    </style:style>
    <style:style style:name="T292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9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2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92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3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3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3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3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93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4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4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4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4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94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4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4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5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95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5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5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5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5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960" style:parent-style-name="Absatz-Standardschriftart" style:family="text">
      <style:text-properties style:font-name="Consolas" fo:font-size="10pt" style:font-size-asian="10pt" fo:background-color="#808080"/>
    </style:style>
    <style:style style:name="T296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9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6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96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6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6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6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7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7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97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7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7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7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7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7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8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981" style:parent-style-name="Absatz-Standardschriftart" style:family="text">
      <style:text-properties style:font-name="Consolas" fo:font-size="10pt" style:font-size-asian="10pt" fo:background-color="#808080"/>
    </style:style>
    <style:style style:name="T298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98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8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98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8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8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9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9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9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9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299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2995" style:parent-style-name="Absatz-Standardschriftart" style:family="text">
      <style:text-properties style:font-name="Consolas" fo:font-size="10pt" style:font-size-asian="10pt" fo:background-color="#808080"/>
    </style:style>
    <style:style style:name="T299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299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299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299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0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0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0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0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0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09" style:parent-style-name="Absatz-Standardschriftart" style:family="text">
      <style:text-properties style:font-name="Consolas" fo:font-size="10pt" style:font-size-asian="10pt" fo:background-color="#808080"/>
    </style:style>
    <style:style style:name="T301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301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1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301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1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1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1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1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2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2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2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2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2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2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2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3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3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3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3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3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4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4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4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4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4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4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4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5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5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5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53" style:parent-style-name="Absatz-Standardschriftart" style:family="text">
      <style:text-properties style:font-name="Consolas" fo:color="#000000" fo:font-size="10pt" style:font-size-asian="10pt"/>
    </style:style>
    <style:style style:name="T3054" style:parent-style-name="Absatz-Standardschriftart" style:family="text">
      <style:text-properties style:font-name="Consolas" fo:color="#3F5FBF" fo:font-size="10pt" style:font-size-asian="10pt"/>
    </style:style>
    <style:style style:name="T3055" style:parent-style-name="Absatz-Standardschriftart" style:family="text">
      <style:text-properties style:font-name="Consolas" fo:color="#000000" fo:font-size="10pt" style:font-size-asian="10pt"/>
    </style:style>
    <style:style style:name="T305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5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3058" style:parent-style-name="Absatz-Standardschriftart" style:family="text">
      <style:text-properties style:font-name="Consolas" fo:font-size="10pt" style:font-size-asian="10pt" fo:background-color="#808080"/>
    </style:style>
    <style:style style:name="T3059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306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61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3062" style:parent-style-name="Absatz-Standardschriftart" style:family="text">
      <style:text-properties style:font-name="Consolas" fo:font-size="10pt" style:font-size-asian="10pt" fo:background-color="#808080"/>
    </style:style>
    <style:style style:name="T306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306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306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306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30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068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3069" style:parent-style-name="Standard" style:family="paragraph">
      <style:text-properties style:font-name="Consolas" fo:color="#3F5FBF" fo:font-size="10pt" style:font-size-asian="10pt" fo:background-color="#B2B2B2"/>
    </style:style>
    <style:style style:name="P3070" style:parent-style-name="Standard" style:family="paragraph">
      <style:text-properties style:font-name="Consolas" fo:color="#3F5FBF" fo:font-size="10pt" style:font-size-asian="10pt" fo:background-color="#B2B2B2"/>
    </style:style>
    <style:style style:name="P3071" style:parent-style-name="Standard" style:family="paragraph">
      <style:text-properties style:font-name="Consolas" fo:color="#3F5FBF" fo:font-size="10pt" style:font-size-asian="10pt" fo:background-color="#B2B2B2"/>
    </style:style>
    <style:style style:name="P3072" style:parent-style-name="Standard" style:family="paragraph">
      <style:text-properties style:font-name="Consolas" fo:color="#3F5FBF" fo:font-size="10pt" style:font-size-asian="10pt" fo:background-color="#B2B2B2"/>
    </style:style>
    <style:style style:name="T30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07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07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076" style:parent-style-name="Absatz-Standardschriftart" style:family="text">
      <style:text-properties style:font-name="Consolas" fo:font-size="10pt" style:font-size-asian="10pt" fo:background-color="#B2B2B2"/>
    </style:style>
    <style:style style:name="T307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0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07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080" style:parent-style-name="Absatz-Standardschriftart" style:family="text">
      <style:text-properties style:font-name="Consolas" fo:font-size="10pt" style:font-size-asian="10pt" fo:background-color="#B2B2B2"/>
    </style:style>
    <style:style style:name="T308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0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08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08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0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08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0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0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08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090" style:parent-style-name="Absatz-Standardschriftart" style:family="text">
      <style:text-properties style:font-name="Consolas" fo:font-size="10pt" style:font-size-asian="10pt" fo:background-color="#B2B2B2"/>
    </style:style>
    <style:style style:name="T309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0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09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0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0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0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0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09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0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P3100" style:parent-style-name="Standard" style:family="paragraph">
      <style:text-properties style:font-name="Consolas" fo:color="#000000" fo:font-size="10pt" style:font-size-asian="10pt" fo:background-color="#B2B2B2"/>
    </style:style>
    <style:style style:name="T31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0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3105" style:parent-style-name="Standard" style:family="paragraph">
      <style:text-properties style:font-name="Consolas" fo:color="#3F5FBF" fo:font-size="10pt" style:font-size-asian="10pt" fo:background-color="#B2B2B2"/>
    </style:style>
    <style:style style:name="P3106" style:parent-style-name="Standard" style:family="paragraph">
      <style:text-properties style:font-name="Consolas" fo:font-size="10pt" style:font-size-asian="10pt" fo:background-color="#B2B2B2"/>
    </style:style>
    <style:style style:name="P3107" style:parent-style-name="Standard" style:family="paragraph">
      <style:text-properties style:font-name="Consolas" fo:color="#3F5FBF" fo:font-size="10pt" style:font-size-asian="10pt" fo:background-color="#B2B2B2"/>
    </style:style>
    <style:style style:name="P3108" style:parent-style-name="Standard" style:family="paragraph">
      <style:text-properties style:font-name="Consolas" fo:color="#3F5FBF" fo:font-size="10pt" style:font-size-asian="10pt" fo:background-color="#B2B2B2"/>
    </style:style>
    <style:style style:name="T31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1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1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114" style:parent-style-name="Absatz-Standardschriftart" style:family="text">
      <style:text-properties style:font-name="Consolas" fo:font-size="10pt" style:font-size-asian="10pt" fo:background-color="#B2B2B2"/>
    </style:style>
    <style:style style:name="T311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1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1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118" style:parent-style-name="Absatz-Standardschriftart" style:family="text">
      <style:text-properties style:font-name="Consolas" fo:font-size="10pt" style:font-size-asian="10pt" fo:background-color="#B2B2B2"/>
    </style:style>
    <style:style style:name="T311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1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2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12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2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129" style:parent-style-name="Absatz-Standardschriftart" style:family="text">
      <style:text-properties style:font-name="Consolas" fo:font-size="10pt" style:font-size-asian="10pt" fo:background-color="#B2B2B2"/>
    </style:style>
    <style:style style:name="T313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1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3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1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3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3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140" style:parent-style-name="Absatz-Standardschriftart" style:family="text">
      <style:text-properties style:font-name="Consolas" fo:font-size="10pt" style:font-size-asian="10pt" fo:background-color="#B2B2B2"/>
    </style:style>
    <style:style style:name="T314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1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4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1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4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5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151" style:parent-style-name="Absatz-Standardschriftart" style:family="text">
      <style:text-properties style:font-name="Consolas" fo:font-size="10pt" style:font-size-asian="10pt" fo:background-color="#B2B2B2"/>
    </style:style>
    <style:style style:name="T315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1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5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15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6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162" style:parent-style-name="Absatz-Standardschriftart" style:family="text">
      <style:text-properties style:font-name="Consolas" fo:font-size="10pt" style:font-size-asian="10pt" fo:background-color="#B2B2B2"/>
    </style:style>
    <style:style style:name="T316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1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6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1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7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173" style:parent-style-name="Absatz-Standardschriftart" style:family="text">
      <style:text-properties style:font-name="Consolas" fo:font-size="10pt" style:font-size-asian="10pt" fo:background-color="#B2B2B2"/>
    </style:style>
    <style:style style:name="T317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1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7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1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81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3182" style:parent-style-name="Standard" style:family="paragraph">
      <style:text-properties style:font-name="Consolas" fo:color="#3F5FBF" fo:font-size="10pt" style:font-size-asian="10pt" fo:background-color="#B2B2B2"/>
    </style:style>
    <style:style style:name="P3183" style:parent-style-name="Standard" style:family="paragraph">
      <style:text-properties style:font-name="Consolas" fo:color="#3F5FBF" fo:font-size="10pt" style:font-size-asian="10pt" fo:background-color="#B2B2B2"/>
    </style:style>
    <style:style style:name="P3184" style:parent-style-name="Standard" style:family="paragraph">
      <style:text-properties style:font-name="Consolas" fo:color="#3F5FBF" fo:font-size="10pt" style:font-size-asian="10pt" fo:background-color="#B2B2B2"/>
    </style:style>
    <style:style style:name="P3185" style:parent-style-name="Standard" style:family="paragraph">
      <style:text-properties style:font-name="Consolas" fo:color="#3F5FBF" fo:font-size="10pt" style:font-size-asian="10pt" fo:background-color="#B2B2B2"/>
    </style:style>
    <style:style style:name="P3186" style:parent-style-name="Standard" style:family="paragraph">
      <style:text-properties style:font-name="Consolas" fo:color="#3F5FBF" fo:font-size="10pt" style:font-size-asian="10pt" fo:background-color="#B2B2B2"/>
    </style:style>
    <style:style style:name="T31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9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9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193" style:parent-style-name="Absatz-Standardschriftart" style:family="text">
      <style:text-properties style:font-name="Consolas" fo:font-size="10pt" style:font-size-asian="10pt" fo:background-color="#B2B2B2"/>
    </style:style>
    <style:style style:name="T319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1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9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1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1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1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00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2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0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2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12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3213" style:parent-style-name="Standard" style:family="paragraph">
      <style:text-properties style:font-name="Consolas" fo:color="#3F5FBF" fo:font-size="10pt" style:font-size-asian="10pt" fo:background-color="#B2B2B2"/>
    </style:style>
    <style:style style:name="P3214" style:parent-style-name="Standard" style:family="paragraph">
      <style:text-properties style:font-name="Consolas" fo:color="#3F5FBF" fo:font-size="10pt" style:font-size-asian="10pt" fo:background-color="#B2B2B2"/>
    </style:style>
    <style:style style:name="P3215" style:parent-style-name="Standard" style:family="paragraph">
      <style:text-properties style:font-name="Consolas" fo:color="#3F5FBF" fo:font-size="10pt" style:font-size-asian="10pt" fo:background-color="#B2B2B2"/>
    </style:style>
    <style:style style:name="P3216" style:parent-style-name="Standard" style:family="paragraph">
      <style:text-properties style:font-name="Consolas" fo:color="#3F5FBF" fo:font-size="10pt" style:font-size-asian="10pt" fo:background-color="#B2B2B2"/>
    </style:style>
    <style:style style:name="P3217" style:parent-style-name="Standard" style:family="paragraph">
      <style:text-properties style:font-name="Consolas" fo:color="#3F5FBF" fo:font-size="10pt" style:font-size-asian="10pt" fo:background-color="#B2B2B2"/>
    </style:style>
    <style:style style:name="P3218" style:parent-style-name="Standard" style:family="paragraph">
      <style:text-properties style:font-name="Consolas" fo:color="#3F5FBF" fo:font-size="10pt" style:font-size-asian="10pt" fo:background-color="#B2B2B2"/>
    </style:style>
    <style:style style:name="P3219" style:parent-style-name="Standard" style:family="paragraph">
      <style:text-properties style:font-name="Consolas" fo:color="#3F5FBF" fo:font-size="10pt" style:font-size-asian="10pt" fo:background-color="#B2B2B2"/>
    </style:style>
    <style:style style:name="P3220" style:parent-style-name="Standard" style:family="paragraph">
      <style:text-properties style:font-name="Consolas" fo:color="#3F5FBF" fo:font-size="10pt" style:font-size-asian="10pt" fo:background-color="#B2B2B2"/>
    </style:style>
    <style:style style:name="P3221" style:parent-style-name="Standard" style:family="paragraph">
      <style:text-properties style:font-name="Consolas" fo:color="#3F5FBF" fo:font-size="10pt" style:font-size-asian="10pt" fo:background-color="#B2B2B2"/>
    </style:style>
    <style:style style:name="P3222" style:parent-style-name="Standard" style:family="paragraph">
      <style:text-properties style:font-name="Consolas" fo:color="#3F5FBF" fo:font-size="10pt" style:font-size-asian="10pt" fo:background-color="#B2B2B2"/>
    </style:style>
    <style:style style:name="P3223" style:parent-style-name="Standard" style:family="paragraph">
      <style:text-properties style:font-name="Consolas" fo:color="#3F5FBF" fo:font-size="10pt" style:font-size-asian="10pt" fo:background-color="#B2B2B2"/>
    </style:style>
    <style:style style:name="T32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2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2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3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3235" style:parent-style-name="Standard" style:family="paragraph">
      <style:text-properties style:font-name="Consolas" fo:color="#3F5FBF" fo:font-size="10pt" style:font-size-asian="10pt" fo:background-color="#B2B2B2"/>
    </style:style>
    <style:style style:name="P3236" style:parent-style-name="Standard" style:family="paragraph">
      <style:text-properties style:font-name="Consolas" fo:color="#3F5FBF" fo:font-size="10pt" style:font-size-asian="10pt" fo:background-color="#B2B2B2"/>
    </style:style>
    <style:style style:name="P3237" style:parent-style-name="Standard" style:family="paragraph">
      <style:text-properties style:font-name="Consolas" fo:color="#3F5FBF" fo:font-size="10pt" style:font-size-asian="10pt" fo:background-color="#B2B2B2"/>
    </style:style>
    <style:style style:name="P3238" style:parent-style-name="Standard" style:family="paragraph">
      <style:text-properties style:font-name="Consolas" fo:color="#3F5FBF" fo:font-size="10pt" style:font-size-asian="10pt" fo:background-color="#B2B2B2"/>
    </style:style>
    <style:style style:name="T32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4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4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245" style:parent-style-name="Absatz-Standardschriftart" style:family="text">
      <style:text-properties style:font-name="Consolas" fo:font-size="10pt" style:font-size-asian="10pt" fo:background-color="#B2B2B2"/>
    </style:style>
    <style:style style:name="T324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2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4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24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5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256" style:parent-style-name="Absatz-Standardschriftart" style:family="text">
      <style:text-properties style:font-name="Consolas" fo:font-size="10pt" style:font-size-asian="10pt" fo:background-color="#B2B2B2"/>
    </style:style>
    <style:style style:name="T325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2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5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260" style:parent-style-name="Absatz-Standardschriftart" style:family="text">
      <style:text-properties style:font-name="Consolas" fo:font-size="10pt" style:font-size-asian="10pt" fo:background-color="#B2B2B2"/>
    </style:style>
    <style:style style:name="T326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2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6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2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7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272" style:parent-style-name="Absatz-Standardschriftart" style:family="text">
      <style:text-properties style:font-name="Consolas" fo:font-size="10pt" style:font-size-asian="10pt" fo:background-color="#B2B2B2"/>
    </style:style>
    <style:style style:name="T327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2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7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2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8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8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284" style:parent-style-name="Absatz-Standardschriftart" style:family="text">
      <style:text-properties style:font-name="Consolas" fo:font-size="10pt" style:font-size-asian="10pt" fo:background-color="#B2B2B2"/>
    </style:style>
    <style:style style:name="T328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2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8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2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29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296" style:parent-style-name="Absatz-Standardschriftart" style:family="text">
      <style:text-properties style:font-name="Consolas" fo:font-size="10pt" style:font-size-asian="10pt" fo:background-color="#B2B2B2"/>
    </style:style>
    <style:style style:name="T329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2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29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0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0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0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1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1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1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17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3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2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2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2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2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2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27" style:parent-style-name="Absatz-Standardschriftart" style:family="text">
      <style:text-properties style:font-name="Consolas" fo:font-size="10pt" style:font-size-asian="10pt" fo:background-color="#B2B2B2"/>
    </style:style>
    <style:style style:name="T332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3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31" style:parent-style-name="Absatz-Standardschriftart" style:family="text">
      <style:text-properties style:font-name="Consolas" fo:font-size="10pt" style:font-size-asian="10pt" fo:background-color="#B2B2B2"/>
    </style:style>
    <style:style style:name="T333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3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3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3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3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40" style:parent-style-name="Absatz-Standardschriftart" style:family="text">
      <style:text-properties style:font-name="Consolas" fo:font-size="10pt" style:font-size-asian="10pt" fo:background-color="#B2B2B2"/>
    </style:style>
    <style:style style:name="T334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4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4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4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49" style:parent-style-name="Absatz-Standardschriftart" style:family="text">
      <style:text-properties style:font-name="Consolas" fo:font-size="10pt" style:font-size-asian="10pt" fo:background-color="#B2B2B2"/>
    </style:style>
    <style:style style:name="T335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5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5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58" style:parent-style-name="Absatz-Standardschriftart" style:family="text">
      <style:text-properties style:font-name="Consolas" fo:font-size="10pt" style:font-size-asian="10pt" fo:background-color="#B2B2B2"/>
    </style:style>
    <style:style style:name="T335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6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6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6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6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67" style:parent-style-name="Absatz-Standardschriftart" style:family="text">
      <style:text-properties style:font-name="Consolas" fo:font-size="10pt" style:font-size-asian="10pt" fo:background-color="#B2B2B2"/>
    </style:style>
    <style:style style:name="T336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7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71" style:parent-style-name="Absatz-Standardschriftart" style:family="text">
      <style:text-properties style:font-name="Consolas" fo:font-size="10pt" style:font-size-asian="10pt" fo:background-color="#B2B2B2"/>
    </style:style>
    <style:style style:name="T337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7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7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7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7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80" style:parent-style-name="Absatz-Standardschriftart" style:family="text">
      <style:text-properties style:font-name="Consolas" fo:font-size="10pt" style:font-size-asian="10pt" fo:background-color="#B2B2B2"/>
    </style:style>
    <style:style style:name="T338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8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84" style:parent-style-name="Absatz-Standardschriftart" style:family="text">
      <style:text-properties style:font-name="Consolas" fo:font-size="10pt" style:font-size-asian="10pt" fo:background-color="#B2B2B2"/>
    </style:style>
    <style:style style:name="T338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8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9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39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393" style:parent-style-name="Absatz-Standardschriftart" style:family="text">
      <style:text-properties style:font-name="Consolas" fo:font-size="10pt" style:font-size-asian="10pt" fo:background-color="#B2B2B2"/>
    </style:style>
    <style:style style:name="T339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39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397" style:parent-style-name="Absatz-Standardschriftart" style:family="text">
      <style:text-properties style:font-name="Consolas" fo:font-size="10pt" style:font-size-asian="10pt" fo:background-color="#B2B2B2"/>
    </style:style>
    <style:style style:name="T339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3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0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40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0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0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406" style:parent-style-name="Absatz-Standardschriftart" style:family="text">
      <style:text-properties style:font-name="Consolas" fo:font-size="10pt" style:font-size-asian="10pt" fo:background-color="#B2B2B2"/>
    </style:style>
    <style:style style:name="T340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4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0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410" style:parent-style-name="Absatz-Standardschriftart" style:family="text">
      <style:text-properties style:font-name="Consolas" fo:font-size="10pt" style:font-size-asian="10pt" fo:background-color="#B2B2B2"/>
    </style:style>
    <style:style style:name="T341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4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1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4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1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1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419" style:parent-style-name="Absatz-Standardschriftart" style:family="text">
      <style:text-properties style:font-name="Consolas" fo:font-size="10pt" style:font-size-asian="10pt" fo:background-color="#B2B2B2"/>
    </style:style>
    <style:style style:name="T342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4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2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4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2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4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3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436" style:parent-style-name="Absatz-Standardschriftart" style:family="text">
      <style:text-properties style:font-name="Consolas" fo:font-size="10pt" style:font-size-asian="10pt" fo:background-color="#B2B2B2"/>
    </style:style>
    <style:style style:name="T343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4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3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4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4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4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448" style:parent-style-name="Absatz-Standardschriftart" style:family="text">
      <style:text-properties style:font-name="Consolas" fo:font-size="10pt" style:font-size-asian="10pt" fo:background-color="#B2B2B2"/>
    </style:style>
    <style:style style:name="T344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4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5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45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5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460" style:parent-style-name="Absatz-Standardschriftart" style:family="text">
      <style:text-properties style:font-name="Consolas" fo:font-size="10pt" style:font-size-asian="10pt" fo:background-color="#B2B2B2"/>
    </style:style>
    <style:style style:name="T346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4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6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4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7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472" style:parent-style-name="Absatz-Standardschriftart" style:family="text">
      <style:text-properties style:font-name="Consolas" fo:font-size="10pt" style:font-size-asian="10pt" fo:background-color="#B2B2B2"/>
    </style:style>
    <style:style style:name="T347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4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7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4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8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8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484" style:parent-style-name="Absatz-Standardschriftart" style:family="text">
      <style:text-properties style:font-name="Consolas" fo:font-size="10pt" style:font-size-asian="10pt" fo:background-color="#B2B2B2"/>
    </style:style>
    <style:style style:name="T348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4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8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4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9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4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4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4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0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0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0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0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0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1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11" style:parent-style-name="Absatz-Standardschriftart" style:family="text">
      <style:text-properties style:font-name="Consolas" fo:color="#000000" fo:font-size="10pt" style:font-size-asian="10pt"/>
    </style:style>
    <style:style style:name="T3512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3513" style:parent-style-name="Standard" style:family="paragraph">
      <style:text-properties style:font-name="Consolas" fo:font-size="10pt" style:font-size-asian="10pt" fo:background-color="#B2B2B2"/>
    </style:style>
    <style:style style:name="P3514" style:parent-style-name="Standard" style:family="paragraph">
      <style:text-properties style:font-name="Consolas" fo:color="#3F5FBF" fo:font-size="10pt" style:font-size-asian="10pt" fo:background-color="#B2B2B2"/>
    </style:style>
    <style:style style:name="P3515" style:parent-style-name="Standard" style:family="paragraph">
      <style:text-properties style:font-name="Consolas" fo:color="#3F5FBF" fo:font-size="10pt" style:font-size-asian="10pt" fo:background-color="#B2B2B2"/>
    </style:style>
    <style:style style:name="T35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17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5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1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2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21" style:parent-style-name="Absatz-Standardschriftart" style:family="text">
      <style:text-properties style:font-name="Consolas" fo:font-size="10pt" style:font-size-asian="10pt" fo:background-color="#B2B2B2"/>
    </style:style>
    <style:style style:name="T352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5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2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525" style:parent-style-name="Absatz-Standardschriftart" style:family="text">
      <style:text-properties style:font-name="Consolas" fo:font-size="10pt" style:font-size-asian="10pt" fo:background-color="#B2B2B2"/>
    </style:style>
    <style:style style:name="T352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5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2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5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31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5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3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35" style:parent-style-name="Absatz-Standardschriftart" style:family="text">
      <style:text-properties style:font-name="Consolas" fo:font-size="10pt" style:font-size-asian="10pt" fo:background-color="#B2B2B2"/>
    </style:style>
    <style:style style:name="T353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5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3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53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4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4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50" style:parent-style-name="Absatz-Standardschriftart" style:family="text">
      <style:text-properties style:font-name="Consolas" fo:font-size="10pt" style:font-size-asian="10pt" fo:background-color="#B2B2B2"/>
    </style:style>
    <style:style style:name="T35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5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5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5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6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61" style:parent-style-name="Absatz-Standardschriftart" style:family="text">
      <style:text-properties style:font-name="Consolas" fo:font-size="10pt" style:font-size-asian="10pt" fo:background-color="#B2B2B2"/>
    </style:style>
    <style:style style:name="T356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5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6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56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7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7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8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82" style:parent-style-name="Absatz-Standardschriftart" style:family="text">
      <style:text-properties style:font-name="Consolas" fo:font-size="10pt" style:font-size-asian="10pt" fo:background-color="#B2B2B2"/>
    </style:style>
    <style:style style:name="T358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5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8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58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59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596" style:parent-style-name="Absatz-Standardschriftart" style:family="text">
      <style:text-properties style:font-name="Consolas" fo:font-size="10pt" style:font-size-asian="10pt" fo:background-color="#B2B2B2"/>
    </style:style>
    <style:style style:name="T359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5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59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6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0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10" style:parent-style-name="Absatz-Standardschriftart" style:family="text">
      <style:text-properties style:font-name="Consolas" fo:font-size="10pt" style:font-size-asian="10pt" fo:background-color="#B2B2B2"/>
    </style:style>
    <style:style style:name="T361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6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1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6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2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2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24" style:parent-style-name="Absatz-Standardschriftart" style:family="text">
      <style:text-properties style:font-name="Consolas" fo:font-size="10pt" style:font-size-asian="10pt" fo:background-color="#B2B2B2"/>
    </style:style>
    <style:style style:name="T362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6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2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6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3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3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38" style:parent-style-name="Absatz-Standardschriftart" style:family="text">
      <style:text-properties style:font-name="Consolas" fo:font-size="10pt" style:font-size-asian="10pt" fo:background-color="#B2B2B2"/>
    </style:style>
    <style:style style:name="T363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6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4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6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4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5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5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5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5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6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7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7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7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7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7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8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8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8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6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8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8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87" style:parent-style-name="Absatz-Standardschriftart" style:family="text">
      <style:text-properties style:font-name="Consolas" fo:font-size="10pt" style:font-size-asian="10pt" fo:background-color="#B2B2B2"/>
    </style:style>
    <style:style style:name="T368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6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9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691" style:parent-style-name="Absatz-Standardschriftart" style:family="text">
      <style:text-properties style:font-name="Consolas" fo:font-size="10pt" style:font-size-asian="10pt" fo:background-color="#B2B2B2"/>
    </style:style>
    <style:style style:name="T369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6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9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6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6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69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699" style:parent-style-name="Absatz-Standardschriftart" style:family="text">
      <style:text-properties style:font-name="Consolas" fo:font-size="10pt" style:font-size-asian="10pt" fo:background-color="#B2B2B2"/>
    </style:style>
    <style:style style:name="T370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0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03" style:parent-style-name="Absatz-Standardschriftart" style:family="text">
      <style:text-properties style:font-name="Consolas" fo:font-size="10pt" style:font-size-asian="10pt" fo:background-color="#B2B2B2"/>
    </style:style>
    <style:style style:name="T370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0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0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711" style:parent-style-name="Absatz-Standardschriftart" style:family="text">
      <style:text-properties style:font-name="Consolas" fo:font-size="10pt" style:font-size-asian="10pt" fo:background-color="#B2B2B2"/>
    </style:style>
    <style:style style:name="T371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1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15" style:parent-style-name="Absatz-Standardschriftart" style:family="text">
      <style:text-properties style:font-name="Consolas" fo:font-size="10pt" style:font-size-asian="10pt" fo:background-color="#B2B2B2"/>
    </style:style>
    <style:style style:name="T371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1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1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21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7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2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7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2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2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727" style:parent-style-name="Absatz-Standardschriftart" style:family="text">
      <style:text-properties style:font-name="Consolas" fo:font-size="10pt" style:font-size-asian="10pt" fo:background-color="#B2B2B2"/>
    </style:style>
    <style:style style:name="T372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3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31" style:parent-style-name="Absatz-Standardschriftart" style:family="text">
      <style:text-properties style:font-name="Consolas" fo:font-size="10pt" style:font-size-asian="10pt" fo:background-color="#B2B2B2"/>
    </style:style>
    <style:style style:name="T373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3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3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37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3738" style:parent-style-name="Standard" style:family="paragraph">
      <style:text-properties style:font-name="Consolas" fo:color="#3F5FBF" fo:font-size="10pt" style:font-size-asian="10pt" fo:background-color="#B2B2B2"/>
    </style:style>
    <style:style style:name="P3739" style:parent-style-name="Standard" style:family="paragraph">
      <style:text-properties style:font-name="Consolas" fo:color="#3F5FBF" fo:font-size="10pt" style:font-size-asian="10pt" fo:background-color="#B2B2B2"/>
    </style:style>
    <style:style style:name="T37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4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4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743" style:parent-style-name="Absatz-Standardschriftart" style:family="text">
      <style:text-properties style:font-name="Consolas" fo:font-size="10pt" style:font-size-asian="10pt" fo:background-color="#B2B2B2"/>
    </style:style>
    <style:style style:name="T374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4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47" style:parent-style-name="Absatz-Standardschriftart" style:family="text">
      <style:text-properties style:font-name="Consolas" fo:font-size="10pt" style:font-size-asian="10pt" fo:background-color="#B2B2B2"/>
    </style:style>
    <style:style style:name="T374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5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5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5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7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5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5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757" style:parent-style-name="Absatz-Standardschriftart" style:family="text">
      <style:text-properties style:font-name="Consolas" fo:font-size="10pt" style:font-size-asian="10pt" fo:background-color="#B2B2B2"/>
    </style:style>
    <style:style style:name="T375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6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6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6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766" style:parent-style-name="Absatz-Standardschriftart" style:family="text">
      <style:text-properties style:font-name="Consolas" fo:font-size="10pt" style:font-size-asian="10pt" fo:background-color="#B2B2B2"/>
    </style:style>
    <style:style style:name="T376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6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7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7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776" style:parent-style-name="Absatz-Standardschriftart" style:family="text">
      <style:text-properties style:font-name="Consolas" fo:font-size="10pt" style:font-size-asian="10pt" fo:background-color="#B2B2B2"/>
    </style:style>
    <style:style style:name="T377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7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7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8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78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8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8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78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91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3792" style:parent-style-name="Standard" style:family="paragraph">
      <style:text-properties style:font-name="Consolas" fo:color="#3F5FBF" fo:font-size="10pt" style:font-size-asian="10pt" fo:background-color="#B2B2B2"/>
    </style:style>
    <style:style style:name="P3793" style:parent-style-name="Standard" style:family="paragraph">
      <style:text-properties style:font-name="Consolas" fo:color="#3F5FBF" fo:font-size="10pt" style:font-size-asian="10pt" fo:background-color="#B2B2B2"/>
    </style:style>
    <style:style style:name="T37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7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79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797" style:parent-style-name="Absatz-Standardschriftart" style:family="text">
      <style:text-properties style:font-name="Consolas" fo:font-size="10pt" style:font-size-asian="10pt" fo:background-color="#B2B2B2"/>
    </style:style>
    <style:style style:name="T379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7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0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801" style:parent-style-name="Absatz-Standardschriftart" style:family="text">
      <style:text-properties style:font-name="Consolas" fo:font-size="10pt" style:font-size-asian="10pt" fo:background-color="#B2B2B2"/>
    </style:style>
    <style:style style:name="T380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8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0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80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07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38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811" style:parent-style-name="Absatz-Standardschriftart" style:family="text">
      <style:text-properties style:font-name="Consolas" fo:font-size="10pt" style:font-size-asian="10pt" fo:background-color="#B2B2B2"/>
    </style:style>
    <style:style style:name="T381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8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1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81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1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82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2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826" style:parent-style-name="Absatz-Standardschriftart" style:family="text">
      <style:text-properties style:font-name="Consolas" fo:font-size="10pt" style:font-size-asian="10pt" fo:background-color="#B2B2B2"/>
    </style:style>
    <style:style style:name="T382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8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2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8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3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3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837" style:parent-style-name="Absatz-Standardschriftart" style:family="text">
      <style:text-properties style:font-name="Consolas" fo:font-size="10pt" style:font-size-asian="10pt" fo:background-color="#B2B2B2"/>
    </style:style>
    <style:style style:name="T383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8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4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841" style:parent-style-name="Absatz-Standardschriftart" style:family="text">
      <style:text-properties style:font-name="Consolas" fo:font-size="10pt" style:font-size-asian="10pt" fo:background-color="#B2B2B2"/>
    </style:style>
    <style:style style:name="T384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8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4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84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4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5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85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5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8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5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8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62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3863" style:parent-style-name="Standard" style:family="paragraph">
      <style:text-properties style:font-name="Consolas" fo:color="#3F5FBF" fo:font-size="10pt" style:font-size-asian="10pt" fo:background-color="#B2B2B2"/>
    </style:style>
    <style:style style:name="P3864" style:parent-style-name="Standard" style:family="paragraph">
      <style:text-properties style:font-name="Consolas" fo:color="#3F5FBF" fo:font-size="10pt" style:font-size-asian="10pt" fo:background-color="#B2B2B2"/>
    </style:style>
    <style:style style:name="T38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6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3868" style:parent-style-name="Absatz-Standardschriftart" style:family="text">
      <style:text-properties style:font-name="Consolas" fo:font-size="10pt" style:font-size-asian="10pt" fo:background-color="#B2B2B2"/>
    </style:style>
    <style:style style:name="T386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8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7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872" style:parent-style-name="Absatz-Standardschriftart" style:family="text">
      <style:text-properties style:font-name="Consolas" fo:font-size="10pt" style:font-size-asian="10pt" fo:background-color="#B2B2B2"/>
    </style:style>
    <style:style style:name="T387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38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387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38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387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878" style:parent-style-name="Absatz-Standardschriftart" style:family="text">
      <style:text-properties style:font-name="Consolas" fo:color="#3F5FBF" fo:font-size="10pt" style:font-size-asian="10pt" fo:background-color="#999999"/>
    </style:style>
    <style:style style:name="P3879" style:parent-style-name="Standard" style:family="paragraph">
      <style:text-properties style:font-name="Consolas" fo:font-size="10pt" style:font-size-asian="10pt" fo:background-color="#999999"/>
    </style:style>
    <style:style style:name="P3880" style:parent-style-name="Standard" style:family="paragraph">
      <style:text-properties style:font-name="Consolas" fo:color="#3F5FBF" fo:font-size="10pt" style:font-size-asian="10pt" fo:background-color="#999999"/>
    </style:style>
    <style:style style:name="P3881" style:parent-style-name="Standard" style:family="paragraph">
      <style:text-properties style:font-name="Consolas" fo:color="#3F5FBF" fo:font-size="10pt" style:font-size-asian="10pt" fo:background-color="#999999"/>
    </style:style>
    <style:style style:name="P3882" style:parent-style-name="Standard" style:family="paragraph">
      <style:text-properties style:font-name="Consolas" fo:color="#3F5FBF" fo:font-size="10pt" style:font-size-asian="10pt" fo:background-color="#999999"/>
    </style:style>
    <style:style style:name="P3883" style:parent-style-name="Standard" style:family="paragraph">
      <style:text-properties style:font-name="Consolas" fo:color="#3F5FBF" fo:font-size="10pt" style:font-size-asian="10pt" fo:background-color="#999999"/>
    </style:style>
    <style:style style:name="T388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88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886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887" style:parent-style-name="Absatz-Standardschriftart" style:family="text">
      <style:text-properties style:font-name="Consolas" fo:font-size="10pt" style:font-size-asian="10pt" fo:background-color="#999999"/>
    </style:style>
    <style:style style:name="T3888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88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890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891" style:parent-style-name="Absatz-Standardschriftart" style:family="text">
      <style:text-properties style:font-name="Consolas" fo:font-size="10pt" style:font-size-asian="10pt" fo:background-color="#999999"/>
    </style:style>
    <style:style style:name="T3892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89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894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89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89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897" style:parent-style-name="Absatz-Standardschriftart" style:family="text">
      <style:text-properties style:font-name="Consolas" fo:color="#3F5FBF" fo:font-size="10pt" style:font-size-asian="10pt" fo:background-color="#999999"/>
    </style:style>
    <style:style style:name="T389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899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00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901" style:parent-style-name="Absatz-Standardschriftart" style:family="text">
      <style:text-properties style:font-name="Consolas" fo:font-size="10pt" style:font-size-asian="10pt" fo:background-color="#999999"/>
    </style:style>
    <style:style style:name="T3902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0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04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0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0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0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0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09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91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1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1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1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14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15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916" style:parent-style-name="Absatz-Standardschriftart" style:family="text">
      <style:text-properties style:font-name="Consolas" fo:font-size="10pt" style:font-size-asian="10pt" fo:background-color="#999999"/>
    </style:style>
    <style:style style:name="T3917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1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19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2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2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2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2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2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2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26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927" style:parent-style-name="Absatz-Standardschriftart" style:family="text">
      <style:text-properties style:font-name="Consolas" fo:font-size="10pt" style:font-size-asian="10pt" fo:background-color="#999999"/>
    </style:style>
    <style:style style:name="T3928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2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30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31" style:parent-style-name="Absatz-Standardschriftart" style:family="text">
      <style:text-properties style:font-name="Consolas" fo:font-size="10pt" style:font-size-asian="10pt" fo:background-color="#999999"/>
    </style:style>
    <style:style style:name="T3932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3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34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3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3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3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3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3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4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41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942" style:parent-style-name="Absatz-Standardschriftart" style:family="text">
      <style:text-properties style:font-name="Consolas" fo:font-size="10pt" style:font-size-asian="10pt" fo:background-color="#999999"/>
    </style:style>
    <style:style style:name="T3943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4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45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46" style:parent-style-name="Absatz-Standardschriftart" style:family="text">
      <style:text-properties style:font-name="Consolas" fo:font-size="10pt" style:font-size-asian="10pt" fo:background-color="#999999"/>
    </style:style>
    <style:style style:name="T3947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4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49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5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5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5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5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5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5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56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957" style:parent-style-name="Absatz-Standardschriftart" style:family="text">
      <style:text-properties style:font-name="Consolas" fo:font-size="10pt" style:font-size-asian="10pt" fo:background-color="#999999"/>
    </style:style>
    <style:style style:name="T3958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5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60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61" style:parent-style-name="Absatz-Standardschriftart" style:family="text">
      <style:text-properties style:font-name="Consolas" fo:font-size="10pt" style:font-size-asian="10pt" fo:background-color="#999999"/>
    </style:style>
    <style:style style:name="T3962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6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64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6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6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6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6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6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7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71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972" style:parent-style-name="Absatz-Standardschriftart" style:family="text">
      <style:text-properties style:font-name="Consolas" fo:font-size="10pt" style:font-size-asian="10pt" fo:background-color="#999999"/>
    </style:style>
    <style:style style:name="T3973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7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75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76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7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7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7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8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81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82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983" style:parent-style-name="Absatz-Standardschriftart" style:family="text">
      <style:text-properties style:font-name="Consolas" fo:font-size="10pt" style:font-size-asian="10pt" fo:background-color="#999999"/>
    </style:style>
    <style:style style:name="T3984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8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86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87" style:parent-style-name="Absatz-Standardschriftart" style:family="text">
      <style:text-properties style:font-name="Consolas" fo:font-size="10pt" style:font-size-asian="10pt" fo:background-color="#999999"/>
    </style:style>
    <style:style style:name="T3988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398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90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3991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9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9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9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9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3996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3997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3998" style:parent-style-name="Absatz-Standardschriftart" style:family="text">
      <style:text-properties style:font-name="Consolas" fo:font-size="10pt" style:font-size-asian="10pt" fo:background-color="#999999"/>
    </style:style>
    <style:style style:name="T3999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400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4001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4002" style:parent-style-name="Absatz-Standardschriftart" style:family="text">
      <style:text-properties style:font-name="Consolas" fo:font-size="10pt" style:font-size-asian="10pt" fo:background-color="#999999"/>
    </style:style>
    <style:style style:name="T4003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400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4005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4006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400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400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400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401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4011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401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401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401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401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4016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4017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401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4019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4020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4021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4022" style:parent-style-name="Absatz-Standardschriftart" style:family="text">
      <style:text-properties style:font-name="Consolas" fo:color="#000000" fo:font-size="10pt" style:font-size-asian="10pt"/>
    </style:style>
    <style:style style:name="T4023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4024" style:parent-style-name="Standard" style:family="paragraph">
      <style:text-properties style:font-name="Consolas" fo:font-size="10pt" style:font-size-asian="10pt" fo:background-color="#C0C0C0"/>
    </style:style>
    <style:style style:name="P4025" style:parent-style-name="Standard" style:family="paragraph">
      <style:text-properties style:font-name="Consolas" fo:color="#3F5FBF" fo:font-size="10pt" style:font-size-asian="10pt" fo:background-color="#C0C0C0"/>
    </style:style>
    <style:style style:name="P4026" style:parent-style-name="Standard" style:family="paragraph">
      <style:text-properties style:font-name="Consolas" fo:color="#3F5FBF" fo:font-size="10pt" style:font-size-asian="10pt" fo:background-color="#C0C0C0"/>
    </style:style>
    <style:style style:name="P4027" style:parent-style-name="Standard" style:family="paragraph">
      <style:text-properties style:font-name="Consolas" fo:color="#3F5FBF" fo:font-size="10pt" style:font-size-asian="10pt" fo:background-color="#C0C0C0"/>
    </style:style>
    <style:style style:name="P4028" style:parent-style-name="Standard" style:family="paragraph">
      <style:text-properties style:font-name="Consolas" fo:color="#3F5FBF" fo:font-size="10pt" style:font-size-asian="10pt" fo:background-color="#C0C0C0"/>
    </style:style>
    <style:style style:name="T402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3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3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032" style:parent-style-name="Absatz-Standardschriftart" style:family="text">
      <style:text-properties style:font-name="Consolas" fo:font-size="10pt" style:font-size-asian="10pt" fo:background-color="#C0C0C0"/>
    </style:style>
    <style:style style:name="T403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03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3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036" style:parent-style-name="Absatz-Standardschriftart" style:family="text">
      <style:text-properties style:font-name="Consolas" fo:font-size="10pt" style:font-size-asian="10pt" fo:background-color="#C0C0C0"/>
    </style:style>
    <style:style style:name="T403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03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3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04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4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42" style:parent-style-name="Absatz-Standardschriftart" style:family="text">
      <style:text-properties style:font-name="Consolas" fo:color="#3F5FBF" fo:font-size="10pt" style:font-size-asian="10pt" fo:background-color="#C0C0C0"/>
    </style:style>
    <style:style style:name="T404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4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4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046" style:parent-style-name="Absatz-Standardschriftart" style:family="text">
      <style:text-properties style:font-name="Consolas" fo:font-size="10pt" style:font-size-asian="10pt" fo:background-color="#C0C0C0"/>
    </style:style>
    <style:style style:name="T404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04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4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05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5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5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5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5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055" style:parent-style-name="Absatz-Standardschriftart" style:family="text">
      <style:text-properties style:font-name="Consolas" fo:font-size="10pt" style:font-size-asian="10pt" fo:background-color="#C0C0C0"/>
    </style:style>
    <style:style style:name="T405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0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5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05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6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6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6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6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6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065" style:parent-style-name="Absatz-Standardschriftart" style:family="text">
      <style:text-properties style:font-name="Consolas" fo:font-size="10pt" style:font-size-asian="10pt" fo:background-color="#C0C0C0"/>
    </style:style>
    <style:style style:name="T406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06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6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06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7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7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7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7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7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075" style:parent-style-name="Absatz-Standardschriftart" style:family="text">
      <style:text-properties style:font-name="Consolas" fo:font-size="10pt" style:font-size-asian="10pt" fo:background-color="#C0C0C0"/>
    </style:style>
    <style:style style:name="T407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07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7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07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8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8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8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8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8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085" style:parent-style-name="Absatz-Standardschriftart" style:family="text">
      <style:text-properties style:font-name="Consolas" fo:font-size="10pt" style:font-size-asian="10pt" fo:background-color="#C0C0C0"/>
    </style:style>
    <style:style style:name="T408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08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8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08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9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9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9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9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09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095" style:parent-style-name="Absatz-Standardschriftart" style:family="text">
      <style:text-properties style:font-name="Consolas" fo:font-size="10pt" style:font-size-asian="10pt" fo:background-color="#C0C0C0"/>
    </style:style>
    <style:style style:name="T409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09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09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09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0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0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0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0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0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05" style:parent-style-name="Absatz-Standardschriftart" style:family="text">
      <style:text-properties style:font-name="Consolas" fo:font-size="10pt" style:font-size-asian="10pt" fo:background-color="#C0C0C0"/>
    </style:style>
    <style:style style:name="T410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10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0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10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1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1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1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1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1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15" style:parent-style-name="Absatz-Standardschriftart" style:family="text">
      <style:text-properties style:font-name="Consolas" fo:font-size="10pt" style:font-size-asian="10pt" fo:background-color="#C0C0C0"/>
    </style:style>
    <style:style style:name="T411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11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1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11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2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2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2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2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2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25" style:parent-style-name="Absatz-Standardschriftart" style:family="text">
      <style:text-properties style:font-name="Consolas" fo:font-size="10pt" style:font-size-asian="10pt" fo:background-color="#C0C0C0"/>
    </style:style>
    <style:style style:name="T412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12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2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12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3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3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3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3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3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35" style:parent-style-name="Absatz-Standardschriftart" style:family="text">
      <style:text-properties style:font-name="Consolas" fo:font-size="10pt" style:font-size-asian="10pt" fo:background-color="#C0C0C0"/>
    </style:style>
    <style:style style:name="T413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13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3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13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4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4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4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4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4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45" style:parent-style-name="Absatz-Standardschriftart" style:family="text">
      <style:text-properties style:font-name="Consolas" fo:font-size="10pt" style:font-size-asian="10pt" fo:background-color="#C0C0C0"/>
    </style:style>
    <style:style style:name="T414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14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4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14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5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5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5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5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5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55" style:parent-style-name="Absatz-Standardschriftart" style:family="text">
      <style:text-properties style:font-name="Consolas" fo:font-size="10pt" style:font-size-asian="10pt" fo:background-color="#C0C0C0"/>
    </style:style>
    <style:style style:name="T415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1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5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15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6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6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6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6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6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65" style:parent-style-name="Absatz-Standardschriftart" style:family="text">
      <style:text-properties style:font-name="Consolas" fo:font-size="10pt" style:font-size-asian="10pt" fo:background-color="#C0C0C0"/>
    </style:style>
    <style:style style:name="T416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16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6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16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7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7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7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7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7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75" style:parent-style-name="Absatz-Standardschriftart" style:family="text">
      <style:text-properties style:font-name="Consolas" fo:font-size="10pt" style:font-size-asian="10pt" fo:background-color="#C0C0C0"/>
    </style:style>
    <style:style style:name="T417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17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7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17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8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8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8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83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8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8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8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8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8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89" style:parent-style-name="Absatz-Standardschriftart" style:family="text">
      <style:text-properties style:font-name="Consolas" fo:font-size="10pt" style:font-size-asian="10pt" fo:background-color="#C0C0C0"/>
    </style:style>
    <style:style style:name="T4190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19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92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19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9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9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19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197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198" style:parent-style-name="Absatz-Standardschriftart" style:family="text">
      <style:text-properties style:font-name="Consolas" fo:font-size="10pt" style:font-size-asian="10pt" fo:background-color="#C0C0C0"/>
    </style:style>
    <style:style style:name="T4199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0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01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02" style:parent-style-name="Absatz-Standardschriftart" style:family="text">
      <style:text-properties style:font-name="Consolas" fo:font-size="10pt" style:font-size-asian="10pt" fo:background-color="#C0C0C0"/>
    </style:style>
    <style:style style:name="T420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0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0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0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0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0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0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1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211" style:parent-style-name="Absatz-Standardschriftart" style:family="text">
      <style:text-properties style:font-name="Consolas" fo:font-size="10pt" style:font-size-asian="10pt" fo:background-color="#C0C0C0"/>
    </style:style>
    <style:style style:name="T421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1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1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15" style:parent-style-name="Absatz-Standardschriftart" style:family="text">
      <style:text-properties style:font-name="Consolas" fo:font-size="10pt" style:font-size-asian="10pt" fo:background-color="#C0C0C0"/>
    </style:style>
    <style:style style:name="T421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1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1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1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2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2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2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23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224" style:parent-style-name="Absatz-Standardschriftart" style:family="text">
      <style:text-properties style:font-name="Consolas" fo:font-size="10pt" style:font-size-asian="10pt" fo:background-color="#C0C0C0"/>
    </style:style>
    <style:style style:name="T4225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2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27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28" style:parent-style-name="Absatz-Standardschriftart" style:family="text">
      <style:text-properties style:font-name="Consolas" fo:font-size="10pt" style:font-size-asian="10pt" fo:background-color="#C0C0C0"/>
    </style:style>
    <style:style style:name="T4229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3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31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3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3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3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3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23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3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38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4239" style:parent-style-name="Standard" style:family="paragraph">
      <style:text-properties style:font-name="Consolas" fo:font-size="10pt" style:font-size-asian="10pt" fo:background-color="#C0C0C0"/>
    </style:style>
    <style:style style:name="P4240" style:parent-style-name="Standard" style:family="paragraph">
      <style:text-properties style:font-name="Consolas" fo:color="#3F5FBF" fo:font-size="10pt" style:font-size-asian="10pt" fo:background-color="#C0C0C0"/>
    </style:style>
    <style:style style:name="P4241" style:parent-style-name="Standard" style:family="paragraph">
      <style:text-properties style:font-name="Consolas" fo:color="#3F5FBF" fo:font-size="10pt" style:font-size-asian="10pt" fo:background-color="#C0C0C0"/>
    </style:style>
    <style:style style:name="T424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43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4244" style:parent-style-name="Standard" style:family="paragraph">
      <style:text-properties style:font-name="Consolas" fo:color="#3F5FBF" fo:font-size="10pt" style:font-size-asian="10pt" fo:background-color="#C0C0C0"/>
    </style:style>
    <style:style style:name="P4245" style:parent-style-name="Standard" style:family="paragraph">
      <style:text-properties style:font-name="Consolas" fo:color="#3F5FBF" fo:font-size="10pt" style:font-size-asian="10pt" fo:background-color="#C0C0C0"/>
    </style:style>
    <style:style style:name="T424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4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4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249" style:parent-style-name="Absatz-Standardschriftart" style:family="text">
      <style:text-properties style:font-name="Consolas" fo:font-size="10pt" style:font-size-asian="10pt" fo:background-color="#C0C0C0"/>
    </style:style>
    <style:style style:name="T4250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5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52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53" style:parent-style-name="Absatz-Standardschriftart" style:family="text">
      <style:text-properties style:font-name="Consolas" fo:font-size="10pt" style:font-size-asian="10pt" fo:background-color="#C0C0C0"/>
    </style:style>
    <style:style style:name="T4254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5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56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5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5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59" style:parent-style-name="Absatz-Standardschriftart" style:family="text">
      <style:text-properties style:font-name="Consolas" fo:color="#3F5FBF" fo:font-size="10pt" style:font-size-asian="10pt" fo:background-color="#C0C0C0"/>
    </style:style>
    <style:style style:name="T426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6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62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263" style:parent-style-name="Absatz-Standardschriftart" style:family="text">
      <style:text-properties style:font-name="Consolas" fo:font-size="10pt" style:font-size-asian="10pt" fo:background-color="#C0C0C0"/>
    </style:style>
    <style:style style:name="T4264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6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66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6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6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6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7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7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27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7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7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7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7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77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278" style:parent-style-name="Absatz-Standardschriftart" style:family="text">
      <style:text-properties style:font-name="Consolas" fo:font-size="10pt" style:font-size-asian="10pt" fo:background-color="#C0C0C0"/>
    </style:style>
    <style:style style:name="T4279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8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81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82" style:parent-style-name="Absatz-Standardschriftart" style:family="text">
      <style:text-properties style:font-name="Consolas" fo:font-size="10pt" style:font-size-asian="10pt" fo:background-color="#C0C0C0"/>
    </style:style>
    <style:style style:name="T428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8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8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28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8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8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8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9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29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9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9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9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29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296" style:parent-style-name="Absatz-Standardschriftart" style:family="text">
      <style:text-properties style:font-name="Consolas" fo:font-size="10pt" style:font-size-asian="10pt" fo:background-color="#C0C0C0"/>
    </style:style>
    <style:style style:name="T429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29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29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00" style:parent-style-name="Absatz-Standardschriftart" style:family="text">
      <style:text-properties style:font-name="Consolas" fo:font-size="10pt" style:font-size-asian="10pt" fo:background-color="#C0C0C0"/>
    </style:style>
    <style:style style:name="T4301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0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03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0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0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0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07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30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0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10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4311" style:parent-style-name="Standard" style:family="paragraph">
      <style:text-properties style:font-name="Consolas" fo:color="#3F5FBF" fo:font-size="10pt" style:font-size-asian="10pt" fo:background-color="#C0C0C0"/>
    </style:style>
    <style:style style:name="P4312" style:parent-style-name="Standard" style:family="paragraph">
      <style:text-properties style:font-name="Consolas" fo:color="#3F5FBF" fo:font-size="10pt" style:font-size-asian="10pt" fo:background-color="#C0C0C0"/>
    </style:style>
    <style:style style:name="T431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1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1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316" style:parent-style-name="Absatz-Standardschriftart" style:family="text">
      <style:text-properties style:font-name="Consolas" fo:font-size="10pt" style:font-size-asian="10pt" fo:background-color="#C0C0C0"/>
    </style:style>
    <style:style style:name="T431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1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1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20" style:parent-style-name="Absatz-Standardschriftart" style:family="text">
      <style:text-properties style:font-name="Consolas" fo:font-size="10pt" style:font-size-asian="10pt" fo:background-color="#C0C0C0"/>
    </style:style>
    <style:style style:name="T4321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2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23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2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2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26" style:parent-style-name="Absatz-Standardschriftart" style:family="text">
      <style:text-properties style:font-name="Consolas" fo:color="#3F5FBF" fo:font-size="10pt" style:font-size-asian="10pt" fo:background-color="#C0C0C0"/>
    </style:style>
    <style:style style:name="T432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2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29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330" style:parent-style-name="Absatz-Standardschriftart" style:family="text">
      <style:text-properties style:font-name="Consolas" fo:font-size="10pt" style:font-size-asian="10pt" fo:background-color="#C0C0C0"/>
    </style:style>
    <style:style style:name="T4331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3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33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3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3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3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3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3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33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4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4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4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4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4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345" style:parent-style-name="Absatz-Standardschriftart" style:family="text">
      <style:text-properties style:font-name="Consolas" fo:font-size="10pt" style:font-size-asian="10pt" fo:background-color="#C0C0C0"/>
    </style:style>
    <style:style style:name="T434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4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4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4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5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5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5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5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5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5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356" style:parent-style-name="Absatz-Standardschriftart" style:family="text">
      <style:text-properties style:font-name="Consolas" fo:font-size="10pt" style:font-size-asian="10pt" fo:background-color="#C0C0C0"/>
    </style:style>
    <style:style style:name="T435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5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5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60" style:parent-style-name="Absatz-Standardschriftart" style:family="text">
      <style:text-properties style:font-name="Consolas" fo:font-size="10pt" style:font-size-asian="10pt" fo:background-color="#C0C0C0"/>
    </style:style>
    <style:style style:name="T4361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6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63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6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6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6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6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6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6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7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371" style:parent-style-name="Absatz-Standardschriftart" style:family="text">
      <style:text-properties style:font-name="Consolas" fo:font-size="10pt" style:font-size-asian="10pt" fo:background-color="#C0C0C0"/>
    </style:style>
    <style:style style:name="T437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7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7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75" style:parent-style-name="Absatz-Standardschriftart" style:family="text">
      <style:text-properties style:font-name="Consolas" fo:font-size="10pt" style:font-size-asian="10pt" fo:background-color="#C0C0C0"/>
    </style:style>
    <style:style style:name="T437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7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7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7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8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8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8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8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8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8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386" style:parent-style-name="Absatz-Standardschriftart" style:family="text">
      <style:text-properties style:font-name="Consolas" fo:font-size="10pt" style:font-size-asian="10pt" fo:background-color="#C0C0C0"/>
    </style:style>
    <style:style style:name="T438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38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8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39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9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9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9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9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9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39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97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39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39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0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0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0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0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0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0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0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407" style:parent-style-name="Absatz-Standardschriftart" style:family="text">
      <style:text-properties style:font-name="Consolas" fo:font-size="10pt" style:font-size-asian="10pt" fo:background-color="#C0C0C0"/>
    </style:style>
    <style:style style:name="T4408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40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10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41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1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1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1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1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1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1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1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1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2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421" style:parent-style-name="Absatz-Standardschriftart" style:family="text">
      <style:text-properties style:font-name="Consolas" fo:font-size="10pt" style:font-size-asian="10pt" fo:background-color="#C0C0C0"/>
    </style:style>
    <style:style style:name="T442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42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2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42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2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2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2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2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3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3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3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3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3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435" style:parent-style-name="Absatz-Standardschriftart" style:family="text">
      <style:text-properties style:font-name="Consolas" fo:font-size="10pt" style:font-size-asian="10pt" fo:background-color="#C0C0C0"/>
    </style:style>
    <style:style style:name="T443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43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3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43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4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4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4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4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4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4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4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4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4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449" style:parent-style-name="Absatz-Standardschriftart" style:family="text">
      <style:text-properties style:font-name="Consolas" fo:font-size="10pt" style:font-size-asian="10pt" fo:background-color="#C0C0C0"/>
    </style:style>
    <style:style style:name="T4450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45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52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45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5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5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5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5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5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6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6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46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6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6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6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6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6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6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69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47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7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7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7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7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7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7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47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7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7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8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8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8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83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484" style:parent-style-name="Absatz-Standardschriftart" style:family="text">
      <style:text-properties style:font-name="Consolas" fo:font-size="10pt" style:font-size-asian="10pt" fo:background-color="#C0C0C0"/>
    </style:style>
    <style:style style:name="T4485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48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87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488" style:parent-style-name="Absatz-Standardschriftart" style:family="text">
      <style:text-properties style:font-name="Consolas" fo:font-size="10pt" style:font-size-asian="10pt" fo:background-color="#C0C0C0"/>
    </style:style>
    <style:style style:name="T4489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49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91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49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9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9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9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49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97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49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49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0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0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02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50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0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0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0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50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0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09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4510" style:parent-style-name="Standard" style:family="paragraph">
      <style:text-properties style:font-name="Consolas" fo:color="#3F5FBF" fo:font-size="10pt" style:font-size-asian="10pt" fo:background-color="#C0C0C0"/>
    </style:style>
    <style:style style:name="P4511" style:parent-style-name="Standard" style:family="paragraph">
      <style:text-properties style:font-name="Consolas" fo:color="#3F5FBF" fo:font-size="10pt" style:font-size-asian="10pt" fo:background-color="#C0C0C0"/>
    </style:style>
    <style:style style:name="T451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1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1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515" style:parent-style-name="Absatz-Standardschriftart" style:family="text">
      <style:text-properties style:font-name="Consolas" fo:font-size="10pt" style:font-size-asian="10pt" fo:background-color="#C0C0C0"/>
    </style:style>
    <style:style style:name="T451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1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1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19" style:parent-style-name="Absatz-Standardschriftart" style:family="text">
      <style:text-properties style:font-name="Consolas" fo:font-size="10pt" style:font-size-asian="10pt" fo:background-color="#C0C0C0"/>
    </style:style>
    <style:style style:name="T4520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2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22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2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2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25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4526" style:parent-style-name="Standard" style:family="paragraph">
      <style:text-properties style:font-name="Consolas" fo:color="#3F5FBF" fo:font-size="10pt" style:font-size-asian="10pt" fo:background-color="#C0C0C0"/>
    </style:style>
    <style:style style:name="P4527" style:parent-style-name="Standard" style:family="paragraph">
      <style:text-properties style:font-name="Consolas" fo:color="#3F5FBF" fo:font-size="10pt" style:font-size-asian="10pt" fo:background-color="#C0C0C0"/>
    </style:style>
    <style:style style:name="T452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2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3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531" style:parent-style-name="Absatz-Standardschriftart" style:family="text">
      <style:text-properties style:font-name="Consolas" fo:font-size="10pt" style:font-size-asian="10pt" fo:background-color="#C0C0C0"/>
    </style:style>
    <style:style style:name="T453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3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3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35" style:parent-style-name="Absatz-Standardschriftart" style:family="text">
      <style:text-properties style:font-name="Consolas" fo:font-size="10pt" style:font-size-asian="10pt" fo:background-color="#C0C0C0"/>
    </style:style>
    <style:style style:name="T453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3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3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3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4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4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42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543" style:parent-style-name="Absatz-Standardschriftart" style:family="text">
      <style:text-properties style:font-name="Consolas" fo:font-size="10pt" style:font-size-asian="10pt" fo:background-color="#C0C0C0"/>
    </style:style>
    <style:style style:name="T4544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4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46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47" style:parent-style-name="Absatz-Standardschriftart" style:family="text">
      <style:text-properties style:font-name="Consolas" fo:font-size="10pt" style:font-size-asian="10pt" fo:background-color="#C0C0C0"/>
    </style:style>
    <style:style style:name="T4548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4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50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5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5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5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5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555" style:parent-style-name="Absatz-Standardschriftart" style:family="text">
      <style:text-properties style:font-name="Consolas" fo:font-size="10pt" style:font-size-asian="10pt" fo:background-color="#C0C0C0"/>
    </style:style>
    <style:style style:name="T455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5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59" style:parent-style-name="Absatz-Standardschriftart" style:family="text">
      <style:text-properties style:font-name="Consolas" fo:font-size="10pt" style:font-size-asian="10pt" fo:background-color="#C0C0C0"/>
    </style:style>
    <style:style style:name="T4560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6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62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6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6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6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6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567" style:parent-style-name="Absatz-Standardschriftart" style:family="text">
      <style:text-properties style:font-name="Consolas" fo:font-size="10pt" style:font-size-asian="10pt" fo:background-color="#C0C0C0"/>
    </style:style>
    <style:style style:name="T4568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6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70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71" style:parent-style-name="Absatz-Standardschriftart" style:family="text">
      <style:text-properties style:font-name="Consolas" fo:font-size="10pt" style:font-size-asian="10pt" fo:background-color="#C0C0C0"/>
    </style:style>
    <style:style style:name="T457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7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7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7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7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7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7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579" style:parent-style-name="Absatz-Standardschriftart" style:family="text">
      <style:text-properties style:font-name="Consolas" fo:font-size="10pt" style:font-size-asian="10pt" fo:background-color="#C0C0C0"/>
    </style:style>
    <style:style style:name="T4580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8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82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83" style:parent-style-name="Absatz-Standardschriftart" style:family="text">
      <style:text-properties style:font-name="Consolas" fo:font-size="10pt" style:font-size-asian="10pt" fo:background-color="#C0C0C0"/>
    </style:style>
    <style:style style:name="T4584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8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86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8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8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8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59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591" style:parent-style-name="Absatz-Standardschriftart" style:family="text">
      <style:text-properties style:font-name="Consolas" fo:font-size="10pt" style:font-size-asian="10pt" fo:background-color="#C0C0C0"/>
    </style:style>
    <style:style style:name="T459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9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9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95" style:parent-style-name="Absatz-Standardschriftart" style:family="text">
      <style:text-properties style:font-name="Consolas" fo:font-size="10pt" style:font-size-asian="10pt" fo:background-color="#C0C0C0"/>
    </style:style>
    <style:style style:name="T459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59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59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59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0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0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02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603" style:parent-style-name="Absatz-Standardschriftart" style:family="text">
      <style:text-properties style:font-name="Consolas" fo:font-size="10pt" style:font-size-asian="10pt" fo:background-color="#C0C0C0"/>
    </style:style>
    <style:style style:name="T4604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60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06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607" style:parent-style-name="Absatz-Standardschriftart" style:family="text">
      <style:text-properties style:font-name="Consolas" fo:font-size="10pt" style:font-size-asian="10pt" fo:background-color="#C0C0C0"/>
    </style:style>
    <style:style style:name="T4608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60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10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61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1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13" style:parent-style-name="Absatz-Standardschriftart" style:family="text">
      <style:text-properties style:font-name="Consolas" fo:color="#3F5FBF" fo:font-size="10pt" style:font-size-asian="10pt" fo:background-color="#C0C0C0"/>
    </style:style>
    <style:style style:name="T461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1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1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617" style:parent-style-name="Absatz-Standardschriftart" style:family="text">
      <style:text-properties style:font-name="Consolas" fo:font-size="10pt" style:font-size-asian="10pt" fo:background-color="#C0C0C0"/>
    </style:style>
    <style:style style:name="T4618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61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20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62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2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2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2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2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62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2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2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2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3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3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632" style:parent-style-name="Absatz-Standardschriftart" style:family="text">
      <style:text-properties style:font-name="Consolas" fo:font-size="10pt" style:font-size-asian="10pt" fo:background-color="#C0C0C0"/>
    </style:style>
    <style:style style:name="T463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63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3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63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3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3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3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4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4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42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643" style:parent-style-name="Absatz-Standardschriftart" style:family="text">
      <style:text-properties style:font-name="Consolas" fo:font-size="10pt" style:font-size-asian="10pt" fo:background-color="#C0C0C0"/>
    </style:style>
    <style:style style:name="T4644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64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46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64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4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4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5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5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5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5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5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65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5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5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5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6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6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6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63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664" style:parent-style-name="Absatz-Standardschriftart" style:family="text">
      <style:text-properties style:font-name="Consolas" fo:font-size="10pt" style:font-size-asian="10pt" fo:background-color="#C0C0C0"/>
    </style:style>
    <style:style style:name="T4665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66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67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66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6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7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7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7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7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7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7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7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77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678" style:parent-style-name="Absatz-Standardschriftart" style:family="text">
      <style:text-properties style:font-name="Consolas" fo:font-size="10pt" style:font-size-asian="10pt" fo:background-color="#C0C0C0"/>
    </style:style>
    <style:style style:name="T4679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68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81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68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8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8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8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8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8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8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8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9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9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692" style:parent-style-name="Absatz-Standardschriftart" style:family="text">
      <style:text-properties style:font-name="Consolas" fo:font-size="10pt" style:font-size-asian="10pt" fo:background-color="#C0C0C0"/>
    </style:style>
    <style:style style:name="T469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69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9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69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69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9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69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0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0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0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0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0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0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706" style:parent-style-name="Absatz-Standardschriftart" style:family="text">
      <style:text-properties style:font-name="Consolas" fo:font-size="10pt" style:font-size-asian="10pt" fo:background-color="#C0C0C0"/>
    </style:style>
    <style:style style:name="T470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70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0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71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1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1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1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1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1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1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1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1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19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720" style:parent-style-name="Absatz-Standardschriftart" style:family="text">
      <style:text-properties style:font-name="Consolas" fo:font-size="10pt" style:font-size-asian="10pt" fo:background-color="#C0C0C0"/>
    </style:style>
    <style:style style:name="T4721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72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23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72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2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2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2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2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2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3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3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3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33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734" style:parent-style-name="Absatz-Standardschriftart" style:family="text">
      <style:text-properties style:font-name="Consolas" fo:font-size="10pt" style:font-size-asian="10pt" fo:background-color="#C0C0C0"/>
    </style:style>
    <style:style style:name="T4735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73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37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73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3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4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4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4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4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4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4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4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74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4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4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5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5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5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5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5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75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5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5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5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6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6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76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6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6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6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6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6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6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769" style:parent-style-name="Absatz-Standardschriftart" style:family="text">
      <style:text-properties style:font-name="Consolas" fo:font-size="10pt" style:font-size-asian="10pt" fo:background-color="#C0C0C0"/>
    </style:style>
    <style:style style:name="T4770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77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72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77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7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7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7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7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7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7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8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78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8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8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8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8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8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8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8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89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790" style:parent-style-name="Absatz-Standardschriftart" style:family="text">
      <style:text-properties style:font-name="Consolas" fo:font-size="10pt" style:font-size-asian="10pt" fo:background-color="#C0C0C0"/>
    </style:style>
    <style:style style:name="T4791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79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93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79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79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9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9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9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79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0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0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0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03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804" style:parent-style-name="Absatz-Standardschriftart" style:family="text">
      <style:text-properties style:font-name="Consolas" fo:font-size="10pt" style:font-size-asian="10pt" fo:background-color="#C0C0C0"/>
    </style:style>
    <style:style style:name="T4805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80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07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80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0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1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1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1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1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1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1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1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17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818" style:parent-style-name="Absatz-Standardschriftart" style:family="text">
      <style:text-properties style:font-name="Consolas" fo:font-size="10pt" style:font-size-asian="10pt" fo:background-color="#C0C0C0"/>
    </style:style>
    <style:style style:name="T4819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82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21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82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2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2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2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2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2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2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2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3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3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832" style:parent-style-name="Absatz-Standardschriftart" style:family="text">
      <style:text-properties style:font-name="Consolas" fo:font-size="10pt" style:font-size-asian="10pt" fo:background-color="#C0C0C0"/>
    </style:style>
    <style:style style:name="T483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83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3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83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3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3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3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4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4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4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4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4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84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4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4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4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4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5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5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52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85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5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5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5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5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59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86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6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6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6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6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6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6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867" style:parent-style-name="Absatz-Standardschriftart" style:family="text">
      <style:text-properties style:font-name="Consolas" fo:font-size="10pt" style:font-size-asian="10pt" fo:background-color="#C0C0C0"/>
    </style:style>
    <style:style style:name="T4868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86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70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87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7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7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7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7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7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7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7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87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8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8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8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8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8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8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8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87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888" style:parent-style-name="Absatz-Standardschriftart" style:family="text">
      <style:text-properties style:font-name="Consolas" fo:font-size="10pt" style:font-size-asian="10pt" fo:background-color="#C0C0C0"/>
    </style:style>
    <style:style style:name="T4889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89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91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89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89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9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9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9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9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9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89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0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0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02" style:parent-style-name="Absatz-Standardschriftart" style:family="text">
      <style:text-properties style:font-name="Consolas" fo:font-size="10pt" style:font-size-asian="10pt" fo:background-color="#C0C0C0"/>
    </style:style>
    <style:style style:name="T490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90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0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90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0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0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0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1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1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1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1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1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15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16" style:parent-style-name="Absatz-Standardschriftart" style:family="text">
      <style:text-properties style:font-name="Consolas" fo:font-size="10pt" style:font-size-asian="10pt" fo:background-color="#C0C0C0"/>
    </style:style>
    <style:style style:name="T4917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91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19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92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2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2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2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2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2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2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2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2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2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3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3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3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3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3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3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3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3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3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3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4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4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4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43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4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4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4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4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4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4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5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51" style:parent-style-name="Absatz-Standardschriftart" style:family="text">
      <style:text-properties style:font-name="Consolas" fo:font-size="10pt" style:font-size-asian="10pt" fo:background-color="#C0C0C0"/>
    </style:style>
    <style:style style:name="T4952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95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54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955" style:parent-style-name="Absatz-Standardschriftart" style:family="text">
      <style:text-properties style:font-name="Consolas" fo:font-size="10pt" style:font-size-asian="10pt" fo:background-color="#C0C0C0"/>
    </style:style>
    <style:style style:name="T4956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95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58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95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6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6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6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63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64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6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6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6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68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69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7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7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7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73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74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7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76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4977" style:parent-style-name="Standard" style:family="paragraph">
      <style:text-properties style:font-name="Consolas" fo:color="#3F5FBF" fo:font-size="10pt" style:font-size-asian="10pt" fo:background-color="#C0C0C0"/>
    </style:style>
    <style:style style:name="P4978" style:parent-style-name="Standard" style:family="paragraph">
      <style:text-properties style:font-name="Consolas" fo:color="#3F5FBF" fo:font-size="10pt" style:font-size-asian="10pt" fo:background-color="#C0C0C0"/>
    </style:style>
    <style:style style:name="T497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8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8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82" style:parent-style-name="Absatz-Standardschriftart" style:family="text">
      <style:text-properties style:font-name="Consolas" fo:font-size="10pt" style:font-size-asian="10pt" fo:background-color="#C0C0C0"/>
    </style:style>
    <style:style style:name="T498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98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8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498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8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8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8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9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9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9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9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9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499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499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4997" style:parent-style-name="Absatz-Standardschriftart" style:family="text">
      <style:text-properties style:font-name="Consolas" fo:font-size="10pt" style:font-size-asian="10pt" fo:background-color="#C0C0C0"/>
    </style:style>
    <style:style style:name="T4998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499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00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500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0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0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0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0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0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07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5008" style:parent-style-name="Absatz-Standardschriftart" style:family="text">
      <style:text-properties style:font-name="Consolas" fo:font-size="10pt" style:font-size-asian="10pt" fo:background-color="#C0C0C0"/>
    </style:style>
    <style:style style:name="T5009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5010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11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5012" style:parent-style-name="Absatz-Standardschriftart" style:family="text">
      <style:text-properties style:font-name="Consolas" fo:font-size="10pt" style:font-size-asian="10pt" fo:background-color="#C0C0C0"/>
    </style:style>
    <style:style style:name="T5013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501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15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5016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17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1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19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20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21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5022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23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24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25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26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502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2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29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30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5031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32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33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5034" style:parent-style-name="Standard" style:family="paragraph">
      <style:text-properties style:font-name="Consolas" fo:color="#3F5FBF" fo:font-size="10pt" style:font-size-asian="10pt" fo:background-color="#C0C0C0"/>
    </style:style>
    <style:style style:name="P5035" style:parent-style-name="Standard" style:family="paragraph">
      <style:text-properties style:font-name="Consolas" fo:color="#3F5FBF" fo:font-size="10pt" style:font-size-asian="10pt" fo:background-color="#C0C0C0"/>
    </style:style>
    <style:style style:name="T503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3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3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5039" style:parent-style-name="Absatz-Standardschriftart" style:family="text">
      <style:text-properties style:font-name="Consolas" fo:font-size="10pt" style:font-size-asian="10pt" fo:background-color="#C0C0C0"/>
    </style:style>
    <style:style style:name="T5040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504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42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5043" style:parent-style-name="Absatz-Standardschriftart" style:family="text">
      <style:text-properties style:font-name="Consolas" fo:font-size="10pt" style:font-size-asian="10pt" fo:background-color="#C0C0C0"/>
    </style:style>
    <style:style style:name="T5044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504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46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504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048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049" style:parent-style-name="Absatz-Standardschriftart" style:family="text">
      <style:text-properties style:font-name="Consolas" fo:color="#3F5FBF" fo:font-size="10pt" style:font-size-asian="10pt" fo:background-color="#C0C0C0"/>
    </style:style>
    <style:style style:name="P5050" style:parent-style-name="Standard" style:family="paragraph">
      <style:text-properties style:font-name="Consolas" fo:color="#3F5FBF" fo:font-size="10pt" style:font-size-asian="10pt" fo:background-color="#C0C0C0"/>
    </style:style>
    <style:style style:name="P5051" style:parent-style-name="Standard" style:family="paragraph">
      <style:text-properties style:font-name="Consolas" fo:font-weight="bold" style:font-weight-asian="bold" fo:color="#3F5FBF" fo:font-size="10pt" style:font-size-asian="10pt" fo:background-color="#C0C0C0"/>
    </style:style>
    <style:style style:name="T5052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53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054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055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056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057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58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059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060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061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62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063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064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65" style:parent-style-name="Absatz-Standardschriftart" style:family="text">
      <style:text-properties style:font-name="Consolas" fo:font-weight="bold" style:font-weight-asian="bold" fo:color="#3F5FBF" fo:font-size="10pt" style:font-size-asian="10pt" fo:background-color="#C0C0C0"/>
    </style:style>
    <style:style style:name="T5066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67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068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069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070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071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72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073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074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75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76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077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078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079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080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81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082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083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84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85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86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087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088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089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090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91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092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093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94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95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096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097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098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099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100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01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102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03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04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05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06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07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108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109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110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11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112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13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14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15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16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17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118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119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120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21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122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23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24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25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26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27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128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129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130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31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132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33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34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35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36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37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138" style:parent-style-name="Absatz-Standardschriftart" style:family="text">
      <style:text-properties style:font-name="Consolas" fo:font-weight="bold" style:font-weight-asian="bold" fo:font-size="10pt" style:font-size-asian="10pt" fo:background-color="#C0C0C0"/>
    </style:style>
    <style:style style:name="T5139" style:parent-style-name="Absatz-Standardschriftart" style:family="text">
      <style:text-properties style:font-name="Consolas" fo:font-weight="bold" style:font-weight-asian="bold" fo:color="#7F007F" fo:font-size="10pt" style:font-size-asian="10pt" fo:background-color="#C0C0C0"/>
    </style:style>
    <style:style style:name="T5140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41" style:parent-style-name="Absatz-Standardschriftart" style:family="text">
      <style:text-properties style:font-name="Consolas" fo:font-weight="bold" style:font-weight-asian="bold" fo:font-style="italic" style:font-style-asian="italic" fo:color="#2A00FF" fo:font-size="10pt" style:font-size-asian="10pt" fo:background-color="#C0C0C0"/>
    </style:style>
    <style:style style:name="T5142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43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44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45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46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147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48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49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50" style:parent-style-name="Absatz-Standardschriftart" style:family="text">
      <style:text-properties style:font-name="Consolas" fo:font-weight="bold" style:font-weight-asian="bold" fo:color="#3F7F7F" fo:font-size="10pt" style:font-size-asian="10pt" fo:background-color="#C0C0C0"/>
    </style:style>
    <style:style style:name="T5151" style:parent-style-name="Absatz-Standardschriftart" style:family="text">
      <style:text-properties style:font-name="Consolas" fo:font-weight="bold" style:font-weight-asian="bold" fo:color="#008080" fo:font-size="10pt" style:font-size-asian="10pt" fo:background-color="#C0C0C0"/>
    </style:style>
    <style:style style:name="T5152" style:parent-style-name="Absatz-Standardschriftart" style:family="text">
      <style:text-properties style:font-name="Consolas" fo:font-weight="bold" style:font-weight-asian="bold" fo:color="#000000" fo:font-size="10pt" style:font-size-asian="10pt" fo:background-color="#C0C0C0"/>
    </style:style>
    <style:style style:name="T5153" style:parent-style-name="Absatz-Standardschriftart" style:family="text">
      <style:text-properties style:font-name="Consolas" fo:font-weight="bold" style:font-weight-asian="bold" fo:color="#3F5FBF" fo:font-size="10pt" style:font-size-asian="10pt" fo:background-color="#C0C0C0"/>
    </style:style>
    <style:style style:name="P5154" style:parent-style-name="Standard" style:family="paragraph">
      <style:text-properties style:font-name="Consolas" fo:color="#3F5FBF" fo:font-size="10pt" style:font-size-asian="10pt" fo:background-color="#C0C0C0"/>
    </style:style>
    <style:style style:name="P5155" style:parent-style-name="Standard" style:family="paragraph">
      <style:text-properties style:font-name="Consolas" fo:color="#3F5FBF" fo:font-size="10pt" style:font-size-asian="10pt" fo:background-color="#C0C0C0"/>
    </style:style>
    <style:style style:name="T5156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15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158" style:parent-style-name="Absatz-Standardschriftart" style:family="text">
      <style:text-properties style:font-name="Consolas" fo:color="#3F7F7F" fo:font-size="10pt" style:font-size-asian="10pt" fo:background-color="#C0C0C0"/>
    </style:style>
    <style:style style:name="T5159" style:parent-style-name="Absatz-Standardschriftart" style:family="text">
      <style:text-properties style:font-name="Consolas" fo:font-size="10pt" style:font-size-asian="10pt" fo:background-color="#C0C0C0"/>
    </style:style>
    <style:style style:name="T5160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5161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162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5163" style:parent-style-name="Absatz-Standardschriftart" style:family="text">
      <style:text-properties style:font-name="Consolas" fo:font-size="10pt" style:font-size-asian="10pt" fo:background-color="#C0C0C0"/>
    </style:style>
    <style:style style:name="T5164" style:parent-style-name="Absatz-Standardschriftart" style:family="text">
      <style:text-properties style:font-name="Consolas" fo:color="#7F007F" fo:font-size="10pt" style:font-size-asian="10pt" fo:background-color="#C0C0C0"/>
    </style:style>
    <style:style style:name="T5165" style:parent-style-name="Absatz-Standardschriftart" style:family="text">
      <style:text-properties style:font-name="Consolas" fo:color="#000000" fo:font-size="10pt" style:font-size-asian="10pt" fo:background-color="#C0C0C0"/>
    </style:style>
    <style:style style:name="T5166" style:parent-style-name="Absatz-Standardschriftart" style:family="text">
      <style:text-properties style:font-name="Consolas" fo:font-style="italic" style:font-style-asian="italic" fo:color="#2A00FF" fo:font-size="10pt" style:font-size-asian="10pt" fo:background-color="#C0C0C0"/>
    </style:style>
    <style:style style:name="T5167" style:parent-style-name="Absatz-Standardschriftart" style:family="text">
      <style:text-properties style:font-name="Consolas" fo:color="#008080" fo:font-size="10pt" style:font-size-asian="10pt" fo:background-color="#C0C0C0"/>
    </style:style>
    <style:style style:name="T51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16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5170" style:parent-style-name="Standard" style:family="paragraph">
      <style:text-properties style:font-name="Consolas" fo:font-size="10pt" style:font-size-asian="10pt" fo:background-color="#B2B2B2"/>
    </style:style>
    <style:style style:name="P5171" style:parent-style-name="Standard" style:family="paragraph">
      <style:text-properties style:font-name="Consolas" fo:color="#3F5FBF" fo:font-size="10pt" style:font-size-asian="10pt" fo:background-color="#B2B2B2"/>
    </style:style>
    <style:style style:name="P5172" style:parent-style-name="Standard" style:family="paragraph">
      <style:text-properties style:font-name="Consolas" fo:color="#3F5FBF" fo:font-size="10pt" style:font-size-asian="10pt" fo:background-color="#B2B2B2"/>
    </style:style>
    <style:style style:name="P5173" style:parent-style-name="Standard" style:family="paragraph">
      <style:text-properties style:font-name="Consolas" fo:color="#3F5FBF" fo:font-size="10pt" style:font-size-asian="10pt" fo:background-color="#B2B2B2"/>
    </style:style>
    <style:style style:name="P5174" style:parent-style-name="Standard" style:family="paragraph">
      <style:text-properties style:font-name="Consolas" fo:color="#3F5FBF" fo:font-size="10pt" style:font-size-asian="10pt" fo:background-color="#B2B2B2"/>
    </style:style>
    <style:style style:name="T51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1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17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178" style:parent-style-name="Absatz-Standardschriftart" style:family="text">
      <style:text-properties style:font-name="Consolas" fo:font-size="10pt" style:font-size-asian="10pt" fo:background-color="#B2B2B2"/>
    </style:style>
    <style:style style:name="T517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1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18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182" style:parent-style-name="Absatz-Standardschriftart" style:family="text">
      <style:text-properties style:font-name="Consolas" fo:font-size="10pt" style:font-size-asian="10pt" fo:background-color="#B2B2B2"/>
    </style:style>
    <style:style style:name="T518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1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18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18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1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188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51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1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19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192" style:parent-style-name="Absatz-Standardschriftart" style:family="text">
      <style:text-properties style:font-name="Consolas" fo:font-size="10pt" style:font-size-asian="10pt" fo:background-color="#B2B2B2"/>
    </style:style>
    <style:style style:name="T519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1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19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19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1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1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1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0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201" style:parent-style-name="Absatz-Standardschriftart" style:family="text">
      <style:text-properties style:font-name="Consolas" fo:font-size="10pt" style:font-size-asian="10pt" fo:background-color="#B2B2B2"/>
    </style:style>
    <style:style style:name="T520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0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05" style:parent-style-name="Absatz-Standardschriftart" style:family="text">
      <style:text-properties style:font-name="Consolas" fo:font-size="10pt" style:font-size-asian="10pt" fo:background-color="#B2B2B2"/>
    </style:style>
    <style:style style:name="T520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0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1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1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215" style:parent-style-name="Absatz-Standardschriftart" style:family="text">
      <style:text-properties style:font-name="Consolas" fo:font-size="10pt" style:font-size-asian="10pt" fo:background-color="#B2B2B2"/>
    </style:style>
    <style:style style:name="T521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1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1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2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225" style:parent-style-name="Absatz-Standardschriftart" style:family="text">
      <style:text-properties style:font-name="Consolas" fo:font-size="10pt" style:font-size-asian="10pt" fo:background-color="#B2B2B2"/>
    </style:style>
    <style:style style:name="T522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2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29" style:parent-style-name="Absatz-Standardschriftart" style:family="text">
      <style:text-properties style:font-name="Consolas" fo:font-size="10pt" style:font-size-asian="10pt" fo:background-color="#B2B2B2"/>
    </style:style>
    <style:style style:name="T523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3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3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239" style:parent-style-name="Absatz-Standardschriftart" style:family="text">
      <style:text-properties style:font-name="Consolas" fo:font-size="10pt" style:font-size-asian="10pt" fo:background-color="#B2B2B2"/>
    </style:style>
    <style:style style:name="T524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4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4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4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4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249" style:parent-style-name="Absatz-Standardschriftart" style:family="text">
      <style:text-properties style:font-name="Consolas" fo:font-size="10pt" style:font-size-asian="10pt" fo:background-color="#B2B2B2"/>
    </style:style>
    <style:style style:name="T525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5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5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2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6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6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263" style:parent-style-name="Absatz-Standardschriftart" style:family="text">
      <style:text-properties style:font-name="Consolas" fo:font-size="10pt" style:font-size-asian="10pt" fo:background-color="#B2B2B2"/>
    </style:style>
    <style:style style:name="T526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6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67" style:parent-style-name="Absatz-Standardschriftart" style:family="text">
      <style:text-properties style:font-name="Consolas" fo:font-size="10pt" style:font-size-asian="10pt" fo:background-color="#B2B2B2"/>
    </style:style>
    <style:style style:name="T526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7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7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7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276" style:parent-style-name="Absatz-Standardschriftart" style:family="text">
      <style:text-properties style:font-name="Consolas" fo:font-size="10pt" style:font-size-asian="10pt" fo:background-color="#B2B2B2"/>
    </style:style>
    <style:style style:name="T527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7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80" style:parent-style-name="Absatz-Standardschriftart" style:family="text">
      <style:text-properties style:font-name="Consolas" fo:font-size="10pt" style:font-size-asian="10pt" fo:background-color="#B2B2B2"/>
    </style:style>
    <style:style style:name="T528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8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8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8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8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289" style:parent-style-name="Absatz-Standardschriftart" style:family="text">
      <style:text-properties style:font-name="Consolas" fo:font-size="10pt" style:font-size-asian="10pt" fo:background-color="#B2B2B2"/>
    </style:style>
    <style:style style:name="T529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9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93" style:parent-style-name="Absatz-Standardschriftart" style:family="text">
      <style:text-properties style:font-name="Consolas" fo:font-size="10pt" style:font-size-asian="10pt" fo:background-color="#B2B2B2"/>
    </style:style>
    <style:style style:name="T529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2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9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2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2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2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0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302" style:parent-style-name="Absatz-Standardschriftart" style:family="text">
      <style:text-properties style:font-name="Consolas" fo:font-size="10pt" style:font-size-asian="10pt" fo:background-color="#B2B2B2"/>
    </style:style>
    <style:style style:name="T530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0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311" style:parent-style-name="Absatz-Standardschriftart" style:family="text">
      <style:text-properties style:font-name="Consolas" fo:font-size="10pt" style:font-size-asian="10pt" fo:background-color="#B2B2B2"/>
    </style:style>
    <style:style style:name="T531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1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15" style:parent-style-name="Absatz-Standardschriftart" style:family="text">
      <style:text-properties style:font-name="Consolas" fo:font-size="10pt" style:font-size-asian="10pt" fo:background-color="#B2B2B2"/>
    </style:style>
    <style:style style:name="T531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1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1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2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2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324" style:parent-style-name="Absatz-Standardschriftart" style:family="text">
      <style:text-properties style:font-name="Consolas" fo:font-size="10pt" style:font-size-asian="10pt" fo:background-color="#B2B2B2"/>
    </style:style>
    <style:style style:name="T532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2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28" style:parent-style-name="Absatz-Standardschriftart" style:family="text">
      <style:text-properties style:font-name="Consolas" fo:font-size="10pt" style:font-size-asian="10pt" fo:background-color="#B2B2B2"/>
    </style:style>
    <style:style style:name="T532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3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3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33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38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5339" style:parent-style-name="Standard" style:family="paragraph">
      <style:text-properties style:font-name="Consolas" fo:font-size="10pt" style:font-size-asian="10pt" fo:background-color="#B2B2B2"/>
    </style:style>
    <style:style style:name="P5340" style:parent-style-name="Standard" style:family="paragraph">
      <style:text-properties style:font-name="Consolas" fo:color="#3F5FBF" fo:font-size="10pt" style:font-size-asian="10pt" fo:background-color="#B2B2B2"/>
    </style:style>
    <style:style style:name="P5341" style:parent-style-name="Standard" style:family="paragraph">
      <style:text-properties style:font-name="Consolas" fo:color="#3F5FBF" fo:font-size="10pt" style:font-size-asian="10pt" fo:background-color="#B2B2B2"/>
    </style:style>
    <style:style style:name="T53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4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5344" style:parent-style-name="Standard" style:family="paragraph">
      <style:text-properties style:font-name="Consolas" fo:color="#3F5FBF" fo:font-size="10pt" style:font-size-asian="10pt" fo:background-color="#B2B2B2"/>
    </style:style>
    <style:style style:name="P5345" style:parent-style-name="Standard" style:family="paragraph">
      <style:text-properties style:font-name="Consolas" fo:color="#3F5FBF" fo:font-size="10pt" style:font-size-asian="10pt" fo:background-color="#B2B2B2"/>
    </style:style>
    <style:style style:name="T53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4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4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349" style:parent-style-name="Absatz-Standardschriftart" style:family="text">
      <style:text-properties style:font-name="Consolas" fo:font-size="10pt" style:font-size-asian="10pt" fo:background-color="#B2B2B2"/>
    </style:style>
    <style:style style:name="T535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5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53" style:parent-style-name="Absatz-Standardschriftart" style:family="text">
      <style:text-properties style:font-name="Consolas" fo:font-size="10pt" style:font-size-asian="10pt" fo:background-color="#B2B2B2"/>
    </style:style>
    <style:style style:name="T535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5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5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53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6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6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363" style:parent-style-name="Absatz-Standardschriftart" style:family="text">
      <style:text-properties style:font-name="Consolas" fo:font-size="10pt" style:font-size-asian="10pt" fo:background-color="#B2B2B2"/>
    </style:style>
    <style:style style:name="T536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6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7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372" style:parent-style-name="Absatz-Standardschriftart" style:family="text">
      <style:text-properties style:font-name="Consolas" fo:font-size="10pt" style:font-size-asian="10pt" fo:background-color="#B2B2B2"/>
    </style:style>
    <style:style style:name="T537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7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8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382" style:parent-style-name="Absatz-Standardschriftart" style:family="text">
      <style:text-properties style:font-name="Consolas" fo:font-size="10pt" style:font-size-asian="10pt" fo:background-color="#B2B2B2"/>
    </style:style>
    <style:style style:name="T538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8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8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9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392" style:parent-style-name="Absatz-Standardschriftart" style:family="text">
      <style:text-properties style:font-name="Consolas" fo:font-size="10pt" style:font-size-asian="10pt" fo:background-color="#B2B2B2"/>
    </style:style>
    <style:style style:name="T539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3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9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39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3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3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0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02" style:parent-style-name="Absatz-Standardschriftart" style:family="text">
      <style:text-properties style:font-name="Consolas" fo:font-size="10pt" style:font-size-asian="10pt" fo:background-color="#B2B2B2"/>
    </style:style>
    <style:style style:name="T540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0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1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16" style:parent-style-name="Absatz-Standardschriftart" style:family="text">
      <style:text-properties style:font-name="Consolas" fo:font-size="10pt" style:font-size-asian="10pt" fo:background-color="#B2B2B2"/>
    </style:style>
    <style:style style:name="T541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1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20" style:parent-style-name="Absatz-Standardschriftart" style:family="text">
      <style:text-properties style:font-name="Consolas" fo:font-size="10pt" style:font-size-asian="10pt" fo:background-color="#B2B2B2"/>
    </style:style>
    <style:style style:name="T542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2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2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29" style:parent-style-name="Absatz-Standardschriftart" style:family="text">
      <style:text-properties style:font-name="Consolas" fo:font-size="10pt" style:font-size-asian="10pt" fo:background-color="#B2B2B2"/>
    </style:style>
    <style:style style:name="T543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3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33" style:parent-style-name="Absatz-Standardschriftart" style:family="text">
      <style:text-properties style:font-name="Consolas" fo:font-size="10pt" style:font-size-asian="10pt" fo:background-color="#B2B2B2"/>
    </style:style>
    <style:style style:name="T543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3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3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4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4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4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54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4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4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47" style:parent-style-name="Absatz-Standardschriftart" style:family="text">
      <style:text-properties style:font-name="Consolas" fo:font-size="10pt" style:font-size-asian="10pt" fo:background-color="#B2B2B2"/>
    </style:style>
    <style:style style:name="T544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5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51" style:parent-style-name="Absatz-Standardschriftart" style:family="text">
      <style:text-properties style:font-name="Consolas" fo:font-size="10pt" style:font-size-asian="10pt" fo:background-color="#B2B2B2"/>
    </style:style>
    <style:style style:name="T545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5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5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5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59" style:parent-style-name="Absatz-Standardschriftart" style:family="text">
      <style:text-properties style:font-name="Consolas" fo:font-size="10pt" style:font-size-asian="10pt" fo:background-color="#B2B2B2"/>
    </style:style>
    <style:style style:name="T546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6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63" style:parent-style-name="Absatz-Standardschriftart" style:family="text">
      <style:text-properties style:font-name="Consolas" fo:font-size="10pt" style:font-size-asian="10pt" fo:background-color="#B2B2B2"/>
    </style:style>
    <style:style style:name="T546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6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6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5470" style:parent-style-name="Standard" style:family="paragraph">
      <style:text-properties style:font-name="Consolas" fo:color="#3F5FBF" fo:font-size="10pt" style:font-size-asian="10pt" fo:background-color="#B2B2B2"/>
    </style:style>
    <style:style style:name="P5471" style:parent-style-name="Standard" style:family="paragraph">
      <style:text-properties style:font-name="Consolas" fo:color="#3F5FBF" fo:font-size="10pt" style:font-size-asian="10pt" fo:background-color="#B2B2B2"/>
    </style:style>
    <style:style style:name="T54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7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7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75" style:parent-style-name="Absatz-Standardschriftart" style:family="text">
      <style:text-properties style:font-name="Consolas" fo:font-size="10pt" style:font-size-asian="10pt" fo:background-color="#B2B2B2"/>
    </style:style>
    <style:style style:name="T547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7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7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8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8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8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8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490" style:parent-style-name="Absatz-Standardschriftart" style:family="text">
      <style:text-properties style:font-name="Consolas" fo:font-size="10pt" style:font-size-asian="10pt" fo:background-color="#B2B2B2"/>
    </style:style>
    <style:style style:name="T549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9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94" style:parent-style-name="Absatz-Standardschriftart" style:family="text">
      <style:text-properties style:font-name="Consolas" fo:font-size="10pt" style:font-size-asian="10pt" fo:background-color="#B2B2B2"/>
    </style:style>
    <style:style style:name="T549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4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49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49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4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0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504" style:parent-style-name="Absatz-Standardschriftart" style:family="text">
      <style:text-properties style:font-name="Consolas" fo:font-size="10pt" style:font-size-asian="10pt" fo:background-color="#B2B2B2"/>
    </style:style>
    <style:style style:name="T550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5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0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508" style:parent-style-name="Absatz-Standardschriftart" style:family="text">
      <style:text-properties style:font-name="Consolas" fo:font-size="10pt" style:font-size-asian="10pt" fo:background-color="#B2B2B2"/>
    </style:style>
    <style:style style:name="T550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5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1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51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1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1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1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518" style:parent-style-name="Absatz-Standardschriftart" style:family="text">
      <style:text-properties style:font-name="Consolas" fo:font-size="10pt" style:font-size-asian="10pt" fo:background-color="#B2B2B2"/>
    </style:style>
    <style:style style:name="T551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5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2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522" style:parent-style-name="Absatz-Standardschriftart" style:family="text">
      <style:text-properties style:font-name="Consolas" fo:font-size="10pt" style:font-size-asian="10pt" fo:background-color="#B2B2B2"/>
    </style:style>
    <style:style style:name="T552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5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2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52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3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532" style:parent-style-name="Absatz-Standardschriftart" style:family="text">
      <style:text-properties style:font-name="Consolas" fo:font-size="10pt" style:font-size-asian="10pt" fo:background-color="#B2B2B2"/>
    </style:style>
    <style:style style:name="T553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5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3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536" style:parent-style-name="Absatz-Standardschriftart" style:family="text">
      <style:text-properties style:font-name="Consolas" fo:font-size="10pt" style:font-size-asian="10pt" fo:background-color="#B2B2B2"/>
    </style:style>
    <style:style style:name="T553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5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3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5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4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4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54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4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550" style:parent-style-name="Absatz-Standardschriftart" style:family="text">
      <style:text-properties style:font-name="Consolas" fo:font-size="10pt" style:font-size-asian="10pt" fo:background-color="#B2B2B2"/>
    </style:style>
    <style:style style:name="T55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5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554" style:parent-style-name="Absatz-Standardschriftart" style:family="text">
      <style:text-properties style:font-name="Consolas" fo:font-size="10pt" style:font-size-asian="10pt" fo:background-color="#B2B2B2"/>
    </style:style>
    <style:style style:name="T555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55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5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55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6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556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55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556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556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566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567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568" style:parent-style-name="Absatz-Standardschriftart" style:family="text">
      <style:text-properties style:font-name="Consolas" fo:font-size="10pt" style:font-size-asian="10pt" fo:background-color="#999999"/>
    </style:style>
    <style:style style:name="T5569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57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571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572" style:parent-style-name="Absatz-Standardschriftart" style:family="text">
      <style:text-properties style:font-name="Consolas" fo:font-size="10pt" style:font-size-asian="10pt" fo:background-color="#999999"/>
    </style:style>
    <style:style style:name="T5573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57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575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576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57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57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579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580" style:parent-style-name="Absatz-Standardschriftart" style:family="text">
      <style:text-properties style:font-name="Consolas" fo:font-size="10pt" style:font-size-asian="10pt" fo:background-color="#999999"/>
    </style:style>
    <style:style style:name="T5581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58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583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584" style:parent-style-name="Absatz-Standardschriftart" style:family="text">
      <style:text-properties style:font-name="Consolas" fo:font-size="10pt" style:font-size-asian="10pt" fo:background-color="#999999"/>
    </style:style>
    <style:style style:name="T558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58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58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58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58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59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591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592" style:parent-style-name="Absatz-Standardschriftart" style:family="text">
      <style:text-properties style:font-name="Consolas" fo:font-size="10pt" style:font-size-asian="10pt" fo:background-color="#999999"/>
    </style:style>
    <style:style style:name="T5593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59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595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596" style:parent-style-name="Absatz-Standardschriftart" style:family="text">
      <style:text-properties style:font-name="Consolas" fo:font-size="10pt" style:font-size-asian="10pt" fo:background-color="#999999"/>
    </style:style>
    <style:style style:name="T5597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59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599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0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0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0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0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604" style:parent-style-name="Absatz-Standardschriftart" style:family="text">
      <style:text-properties style:font-name="Consolas" fo:font-size="10pt" style:font-size-asian="10pt" fo:background-color="#999999"/>
    </style:style>
    <style:style style:name="T560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0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0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08" style:parent-style-name="Absatz-Standardschriftart" style:family="text">
      <style:text-properties style:font-name="Consolas" fo:font-size="10pt" style:font-size-asian="10pt" fo:background-color="#999999"/>
    </style:style>
    <style:style style:name="T5609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1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11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1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1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14" style:parent-style-name="Absatz-Standardschriftart" style:family="text">
      <style:text-properties style:font-name="Consolas" fo:color="#3F5FBF" fo:font-size="10pt" style:font-size-asian="10pt" fo:background-color="#999999"/>
    </style:style>
    <style:style style:name="P5615" style:parent-style-name="Standard" style:family="paragraph">
      <style:text-properties style:font-name="Consolas" fo:color="#3F5FBF" fo:font-size="10pt" style:font-size-asian="10pt" fo:background-color="#999999"/>
    </style:style>
    <style:style style:name="P5616" style:parent-style-name="Standard" style:family="paragraph">
      <style:text-properties style:font-name="Consolas" fo:color="#3F5FBF" fo:font-size="10pt" style:font-size-asian="10pt" fo:background-color="#999999"/>
    </style:style>
    <style:style style:name="T561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1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19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620" style:parent-style-name="Absatz-Standardschriftart" style:family="text">
      <style:text-properties style:font-name="Consolas" fo:font-size="10pt" style:font-size-asian="10pt" fo:background-color="#999999"/>
    </style:style>
    <style:style style:name="T5621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2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23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24" style:parent-style-name="Absatz-Standardschriftart" style:family="text">
      <style:text-properties style:font-name="Consolas" fo:font-size="10pt" style:font-size-asian="10pt" fo:background-color="#999999"/>
    </style:style>
    <style:style style:name="T562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2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2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2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2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30" style:parent-style-name="Absatz-Standardschriftart" style:family="text">
      <style:text-properties style:font-name="Consolas" fo:color="#3F5FBF" fo:font-size="10pt" style:font-size-asian="10pt" fo:background-color="#999999"/>
    </style:style>
    <style:style style:name="P5631" style:parent-style-name="Standard" style:family="paragraph">
      <style:text-properties style:font-name="Consolas" fo:color="#3F5FBF" fo:font-size="10pt" style:font-size-asian="10pt" fo:background-color="#999999"/>
    </style:style>
    <style:style style:name="P5632" style:parent-style-name="Standard" style:family="paragraph">
      <style:text-properties style:font-name="Consolas" fo:color="#3F5FBF" fo:font-size="10pt" style:font-size-asian="10pt" fo:background-color="#999999"/>
    </style:style>
    <style:style style:name="T563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34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35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636" style:parent-style-name="Absatz-Standardschriftart" style:family="text">
      <style:text-properties style:font-name="Consolas" fo:font-size="10pt" style:font-size-asian="10pt" fo:background-color="#999999"/>
    </style:style>
    <style:style style:name="T5637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3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39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4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4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4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43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44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64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4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4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4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49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50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651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5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5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5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5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56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57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658" style:parent-style-name="Absatz-Standardschriftart" style:family="text">
      <style:text-properties style:font-name="Consolas" fo:font-size="10pt" style:font-size-asian="10pt" fo:background-color="#999999"/>
    </style:style>
    <style:style style:name="T5659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6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61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6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6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6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6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6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6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6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69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670" style:parent-style-name="Absatz-Standardschriftart" style:family="text">
      <style:text-properties style:font-name="Consolas" fo:font-size="10pt" style:font-size-asian="10pt" fo:background-color="#999999"/>
    </style:style>
    <style:style style:name="T5671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7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73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74" style:parent-style-name="Absatz-Standardschriftart" style:family="text">
      <style:text-properties style:font-name="Consolas" fo:font-size="10pt" style:font-size-asian="10pt" fo:background-color="#999999"/>
    </style:style>
    <style:style style:name="T567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7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7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7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7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8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8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8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8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84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85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686" style:parent-style-name="Absatz-Standardschriftart" style:family="text">
      <style:text-properties style:font-name="Consolas" fo:font-size="10pt" style:font-size-asian="10pt" fo:background-color="#999999"/>
    </style:style>
    <style:style style:name="T5687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8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89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90" style:parent-style-name="Absatz-Standardschriftart" style:family="text">
      <style:text-properties style:font-name="Consolas" fo:font-size="10pt" style:font-size-asian="10pt" fo:background-color="#999999"/>
    </style:style>
    <style:style style:name="T5691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69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93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694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69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9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9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9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69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0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01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702" style:parent-style-name="Absatz-Standardschriftart" style:family="text">
      <style:text-properties style:font-name="Consolas" fo:font-size="10pt" style:font-size-asian="10pt" fo:background-color="#999999"/>
    </style:style>
    <style:style style:name="T5703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570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05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5706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0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0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0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1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11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12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713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1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1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1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17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18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719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2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2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2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2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724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2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26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27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572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572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5730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5731" style:parent-style-name="Standard" style:family="paragraph">
      <style:text-properties style:font-name="Consolas" fo:font-size="10pt" style:font-size-asian="10pt" fo:background-color="#808080"/>
    </style:style>
    <style:style style:name="P5732" style:parent-style-name="Standard" style:family="paragraph">
      <style:text-properties style:font-name="Consolas" fo:color="#3F5FBF" fo:font-size="10pt" style:font-size-asian="10pt" fo:background-color="#808080"/>
    </style:style>
    <style:style style:name="P5733" style:parent-style-name="Standard" style:family="paragraph">
      <style:text-properties style:font-name="Consolas" fo:color="#3F5FBF" fo:font-size="10pt" style:font-size-asian="10pt" fo:background-color="#808080"/>
    </style:style>
    <style:style style:name="P5734" style:parent-style-name="Standard" style:family="paragraph">
      <style:text-properties style:font-name="Consolas" fo:color="#3F5FBF" fo:font-size="10pt" style:font-size-asian="10pt" fo:background-color="#808080"/>
    </style:style>
    <style:style style:name="P5735" style:parent-style-name="Standard" style:family="paragraph">
      <style:text-properties style:font-name="Consolas" fo:color="#3F5FBF" fo:font-size="10pt" style:font-size-asian="10pt" fo:background-color="#808080"/>
    </style:style>
    <style:style style:name="T57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3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739" style:parent-style-name="Absatz-Standardschriftart" style:family="text">
      <style:text-properties style:font-name="Consolas" fo:font-size="10pt" style:font-size-asian="10pt" fo:background-color="#808080"/>
    </style:style>
    <style:style style:name="T574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7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4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743" style:parent-style-name="Absatz-Standardschriftart" style:family="text">
      <style:text-properties style:font-name="Consolas" fo:font-size="10pt" style:font-size-asian="10pt" fo:background-color="#808080"/>
    </style:style>
    <style:style style:name="T574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7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4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74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4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49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57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5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753" style:parent-style-name="Absatz-Standardschriftart" style:family="text">
      <style:text-properties style:font-name="Consolas" fo:font-size="10pt" style:font-size-asian="10pt" fo:background-color="#808080"/>
    </style:style>
    <style:style style:name="T575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7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5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75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6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6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762" style:parent-style-name="Absatz-Standardschriftart" style:family="text">
      <style:text-properties style:font-name="Consolas" fo:font-size="10pt" style:font-size-asian="10pt" fo:background-color="#808080"/>
    </style:style>
    <style:style style:name="T576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76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6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76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6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7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7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772" style:parent-style-name="Absatz-Standardschriftart" style:family="text">
      <style:text-properties style:font-name="Consolas" fo:font-size="10pt" style:font-size-asian="10pt" fo:background-color="#808080"/>
    </style:style>
    <style:style style:name="T5773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77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75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77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7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80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578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8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8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8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8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786" style:parent-style-name="Absatz-Standardschriftart" style:family="text">
      <style:text-properties style:font-name="Consolas" fo:font-size="10pt" style:font-size-asian="10pt" fo:background-color="#808080"/>
    </style:style>
    <style:style style:name="T578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7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8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79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9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9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9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9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79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796" style:parent-style-name="Absatz-Standardschriftart" style:family="text">
      <style:text-properties style:font-name="Consolas" fo:font-size="10pt" style:font-size-asian="10pt" fo:background-color="#808080"/>
    </style:style>
    <style:style style:name="T579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79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79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0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0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0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0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06" style:parent-style-name="Absatz-Standardschriftart" style:family="text">
      <style:text-properties style:font-name="Consolas" fo:font-size="10pt" style:font-size-asian="10pt" fo:background-color="#808080"/>
    </style:style>
    <style:style style:name="T580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0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1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1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1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1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1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16" style:parent-style-name="Absatz-Standardschriftart" style:family="text">
      <style:text-properties style:font-name="Consolas" fo:font-size="10pt" style:font-size-asian="10pt" fo:background-color="#808080"/>
    </style:style>
    <style:style style:name="T581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1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2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2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2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26" style:parent-style-name="Absatz-Standardschriftart" style:family="text">
      <style:text-properties style:font-name="Consolas" fo:font-size="10pt" style:font-size-asian="10pt" fo:background-color="#808080"/>
    </style:style>
    <style:style style:name="T582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2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30" style:parent-style-name="Absatz-Standardschriftart" style:family="text">
      <style:text-properties style:font-name="Consolas" fo:font-size="10pt" style:font-size-asian="10pt" fo:background-color="#808080"/>
    </style:style>
    <style:style style:name="T583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3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3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3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3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4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4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44" style:parent-style-name="Absatz-Standardschriftart" style:family="text">
      <style:text-properties style:font-name="Consolas" fo:font-size="10pt" style:font-size-asian="10pt" fo:background-color="#808080"/>
    </style:style>
    <style:style style:name="T584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4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4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5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53" style:parent-style-name="Absatz-Standardschriftart" style:family="text">
      <style:text-properties style:font-name="Consolas" fo:font-size="10pt" style:font-size-asian="10pt" fo:background-color="#808080"/>
    </style:style>
    <style:style style:name="T585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5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57" style:parent-style-name="Absatz-Standardschriftart" style:family="text">
      <style:text-properties style:font-name="Consolas" fo:font-size="10pt" style:font-size-asian="10pt" fo:background-color="#808080"/>
    </style:style>
    <style:style style:name="T5858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60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6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6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6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6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66" style:parent-style-name="Absatz-Standardschriftart" style:family="text">
      <style:text-properties style:font-name="Consolas" fo:font-size="10pt" style:font-size-asian="10pt" fo:background-color="#808080"/>
    </style:style>
    <style:style style:name="T586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6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6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70" style:parent-style-name="Absatz-Standardschriftart" style:family="text">
      <style:text-properties style:font-name="Consolas" fo:font-size="10pt" style:font-size-asian="10pt" fo:background-color="#808080"/>
    </style:style>
    <style:style style:name="T587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7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7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7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7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7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80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5881" style:parent-style-name="Standard" style:family="paragraph">
      <style:text-properties style:font-name="Consolas" fo:font-size="10pt" style:font-size-asian="10pt" fo:background-color="#808080"/>
    </style:style>
    <style:style style:name="P5882" style:parent-style-name="Standard" style:family="paragraph">
      <style:text-properties style:font-name="Consolas" fo:color="#3F5FBF" fo:font-size="10pt" style:font-size-asian="10pt" fo:background-color="#808080"/>
    </style:style>
    <style:style style:name="P5883" style:parent-style-name="Standard" style:family="paragraph">
      <style:text-properties style:font-name="Consolas" fo:color="#3F5FBF" fo:font-size="10pt" style:font-size-asian="10pt" fo:background-color="#808080"/>
    </style:style>
    <style:style style:name="T588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85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5886" style:parent-style-name="Standard" style:family="paragraph">
      <style:text-properties style:font-name="Consolas" fo:color="#3F5FBF" fo:font-size="10pt" style:font-size-asian="10pt" fo:background-color="#808080"/>
    </style:style>
    <style:style style:name="P5887" style:parent-style-name="Standard" style:family="paragraph">
      <style:text-properties style:font-name="Consolas" fo:color="#3F5FBF" fo:font-size="10pt" style:font-size-asian="10pt" fo:background-color="#808080"/>
    </style:style>
    <style:style style:name="T58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8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89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891" style:parent-style-name="Absatz-Standardschriftart" style:family="text">
      <style:text-properties style:font-name="Consolas" fo:font-size="10pt" style:font-size-asian="10pt" fo:background-color="#808080"/>
    </style:style>
    <style:style style:name="T589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9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9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95" style:parent-style-name="Absatz-Standardschriftart" style:family="text">
      <style:text-properties style:font-name="Consolas" fo:font-size="10pt" style:font-size-asian="10pt" fo:background-color="#808080"/>
    </style:style>
    <style:style style:name="T589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89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89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89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01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59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0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0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05" style:parent-style-name="Absatz-Standardschriftart" style:family="text">
      <style:text-properties style:font-name="Consolas" fo:font-size="10pt" style:font-size-asian="10pt" fo:background-color="#808080"/>
    </style:style>
    <style:style style:name="T590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90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0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90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1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1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1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14" style:parent-style-name="Absatz-Standardschriftart" style:family="text">
      <style:text-properties style:font-name="Consolas" fo:font-size="10pt" style:font-size-asian="10pt" fo:background-color="#808080"/>
    </style:style>
    <style:style style:name="T591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91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1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91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2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2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24" style:parent-style-name="Absatz-Standardschriftart" style:family="text">
      <style:text-properties style:font-name="Consolas" fo:font-size="10pt" style:font-size-asian="10pt" fo:background-color="#808080"/>
    </style:style>
    <style:style style:name="T592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9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2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92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2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3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3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3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34" style:parent-style-name="Absatz-Standardschriftart" style:family="text">
      <style:text-properties style:font-name="Consolas" fo:font-size="10pt" style:font-size-asian="10pt" fo:background-color="#808080"/>
    </style:style>
    <style:style style:name="T593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9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3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93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4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4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4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44" style:parent-style-name="Absatz-Standardschriftart" style:family="text">
      <style:text-properties style:font-name="Consolas" fo:font-size="10pt" style:font-size-asian="10pt" fo:background-color="#808080"/>
    </style:style>
    <style:style style:name="T594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9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4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94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4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5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5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5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5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5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56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5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5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59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5960" style:parent-style-name="Standard" style:family="paragraph">
      <style:text-properties style:font-name="Consolas" fo:color="#3F5FBF" fo:font-size="10pt" style:font-size-asian="10pt" fo:background-color="#808080"/>
    </style:style>
    <style:style style:name="P5961" style:parent-style-name="Standard" style:family="paragraph">
      <style:text-properties style:font-name="Consolas" fo:color="#3F5FBF" fo:font-size="10pt" style:font-size-asian="10pt" fo:background-color="#808080"/>
    </style:style>
    <style:style style:name="T59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6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6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65" style:parent-style-name="Absatz-Standardschriftart" style:family="text">
      <style:text-properties style:font-name="Consolas" fo:font-size="10pt" style:font-size-asian="10pt" fo:background-color="#808080"/>
    </style:style>
    <style:style style:name="T596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96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6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969" style:parent-style-name="Absatz-Standardschriftart" style:family="text">
      <style:text-properties style:font-name="Consolas" fo:font-size="10pt" style:font-size-asian="10pt" fo:background-color="#808080"/>
    </style:style>
    <style:style style:name="T597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97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7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97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7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75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5976" style:parent-style-name="Standard" style:family="paragraph">
      <style:text-properties style:font-name="Consolas" fo:color="#3F5FBF" fo:font-size="10pt" style:font-size-asian="10pt" fo:background-color="#808080"/>
    </style:style>
    <style:style style:name="P5977" style:parent-style-name="Standard" style:family="paragraph">
      <style:text-properties style:font-name="Consolas" fo:color="#3F5FBF" fo:font-size="10pt" style:font-size-asian="10pt" fo:background-color="#808080"/>
    </style:style>
    <style:style style:name="T59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7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80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81" style:parent-style-name="Absatz-Standardschriftart" style:family="text">
      <style:text-properties style:font-name="Consolas" fo:font-size="10pt" style:font-size-asian="10pt" fo:background-color="#808080"/>
    </style:style>
    <style:style style:name="T5982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598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84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598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8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8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8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9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9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9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9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9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9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599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599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9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59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0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0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03" style:parent-style-name="Absatz-Standardschriftart" style:family="text">
      <style:text-properties style:font-name="Consolas" fo:font-size="10pt" style:font-size-asian="10pt" fo:background-color="#808080"/>
    </style:style>
    <style:style style:name="T600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00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0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00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1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1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1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1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15" style:parent-style-name="Absatz-Standardschriftart" style:family="text">
      <style:text-properties style:font-name="Consolas" fo:font-size="10pt" style:font-size-asian="10pt" fo:background-color="#808080"/>
    </style:style>
    <style:style style:name="T601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01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1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01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2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2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2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2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2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2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2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3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3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3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3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3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3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3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37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3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4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4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4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4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44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6045" style:parent-style-name="Standard" style:family="paragraph">
      <style:text-properties style:font-name="Consolas" fo:color="#3F5FBF" fo:font-size="10pt" style:font-size-asian="10pt" fo:background-color="#808080"/>
    </style:style>
    <style:style style:name="P6046" style:parent-style-name="Standard" style:family="paragraph">
      <style:text-properties style:font-name="Consolas" fo:color="#3F5FBF" fo:font-size="10pt" style:font-size-asian="10pt" fo:background-color="#808080"/>
    </style:style>
    <style:style style:name="T604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4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4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50" style:parent-style-name="Absatz-Standardschriftart" style:family="text">
      <style:text-properties style:font-name="Consolas" fo:font-size="10pt" style:font-size-asian="10pt" fo:background-color="#808080"/>
    </style:style>
    <style:style style:name="T605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05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5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054" style:parent-style-name="Absatz-Standardschriftart" style:family="text">
      <style:text-properties style:font-name="Consolas" fo:font-size="10pt" style:font-size-asian="10pt" fo:background-color="#808080"/>
    </style:style>
    <style:style style:name="T605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05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5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05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5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60" style:parent-style-name="Absatz-Standardschriftart" style:family="text">
      <style:text-properties style:font-name="Consolas" fo:color="#3F5FBF" fo:font-size="10pt" style:font-size-asian="10pt" fo:background-color="#808080"/>
    </style:style>
    <style:style style:name="T606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6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6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64" style:parent-style-name="Absatz-Standardschriftart" style:family="text">
      <style:text-properties style:font-name="Consolas" fo:font-size="10pt" style:font-size-asian="10pt" fo:background-color="#808080"/>
    </style:style>
    <style:style style:name="T606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06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6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06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7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7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73" style:parent-style-name="Absatz-Standardschriftart" style:family="text">
      <style:text-properties style:font-name="Consolas" fo:font-size="10pt" style:font-size-asian="10pt" fo:background-color="#808080"/>
    </style:style>
    <style:style style:name="T607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07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7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07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7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7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8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8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8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83" style:parent-style-name="Absatz-Standardschriftart" style:family="text">
      <style:text-properties style:font-name="Consolas" fo:font-size="10pt" style:font-size-asian="10pt" fo:background-color="#808080"/>
    </style:style>
    <style:style style:name="T608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0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8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08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8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8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9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9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9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093" style:parent-style-name="Absatz-Standardschriftart" style:family="text">
      <style:text-properties style:font-name="Consolas" fo:font-size="10pt" style:font-size-asian="10pt" fo:background-color="#808080"/>
    </style:style>
    <style:style style:name="T609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09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9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09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09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0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0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0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03" style:parent-style-name="Absatz-Standardschriftart" style:family="text">
      <style:text-properties style:font-name="Consolas" fo:font-size="10pt" style:font-size-asian="10pt" fo:background-color="#808080"/>
    </style:style>
    <style:style style:name="T610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0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0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0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0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0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1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1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13" style:parent-style-name="Absatz-Standardschriftart" style:family="text">
      <style:text-properties style:font-name="Consolas" fo:font-size="10pt" style:font-size-asian="10pt" fo:background-color="#808080"/>
    </style:style>
    <style:style style:name="T6114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1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16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1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1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2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21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2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2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2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2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26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28" style:parent-style-name="Absatz-Standardschriftart" style:family="text">
      <style:text-properties style:font-name="Consolas" fo:color="#3F5FBF" fo:font-size="10pt" style:font-size-asian="10pt" fo:background-color="#808080"/>
    </style:style>
    <style:style style:name="P6129" style:parent-style-name="Standard" style:family="paragraph">
      <style:text-properties style:font-name="Consolas" fo:color="#3F5FBF" fo:font-size="10pt" style:font-size-asian="10pt" fo:background-color="#808080"/>
    </style:style>
    <style:style style:name="P6130" style:parent-style-name="Standard" style:family="paragraph">
      <style:text-properties style:font-name="Consolas" fo:color="#3F5FBF" fo:font-size="10pt" style:font-size-asian="10pt" fo:background-color="#808080"/>
    </style:style>
    <style:style style:name="T61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32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33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34" style:parent-style-name="Absatz-Standardschriftart" style:family="text">
      <style:text-properties style:font-name="Consolas" fo:font-size="10pt" style:font-size-asian="10pt" fo:background-color="#808080"/>
    </style:style>
    <style:style style:name="T613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3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3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3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4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41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42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4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4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4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4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4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4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49" style:parent-style-name="Absatz-Standardschriftart" style:family="text">
      <style:text-properties style:font-name="Consolas" fo:font-size="10pt" style:font-size-asian="10pt" fo:background-color="#808080"/>
    </style:style>
    <style:style style:name="T615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5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5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5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5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5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5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5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5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5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60" style:parent-style-name="Absatz-Standardschriftart" style:family="text">
      <style:text-properties style:font-name="Consolas" fo:font-size="10pt" style:font-size-asian="10pt" fo:background-color="#808080"/>
    </style:style>
    <style:style style:name="T616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6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6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64" style:parent-style-name="Absatz-Standardschriftart" style:family="text">
      <style:text-properties style:font-name="Consolas" fo:font-size="10pt" style:font-size-asian="10pt" fo:background-color="#808080"/>
    </style:style>
    <style:style style:name="T616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6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6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6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6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7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7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7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7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7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75" style:parent-style-name="Absatz-Standardschriftart" style:family="text">
      <style:text-properties style:font-name="Consolas" fo:font-size="10pt" style:font-size-asian="10pt" fo:background-color="#808080"/>
    </style:style>
    <style:style style:name="T617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7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7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79" style:parent-style-name="Absatz-Standardschriftart" style:family="text">
      <style:text-properties style:font-name="Consolas" fo:font-size="10pt" style:font-size-asian="10pt" fo:background-color="#808080"/>
    </style:style>
    <style:style style:name="T6180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8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82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8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84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8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8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8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8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8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190" style:parent-style-name="Absatz-Standardschriftart" style:family="text">
      <style:text-properties style:font-name="Consolas" fo:font-size="10pt" style:font-size-asian="10pt" fo:background-color="#808080"/>
    </style:style>
    <style:style style:name="T619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9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9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94" style:parent-style-name="Absatz-Standardschriftart" style:family="text">
      <style:text-properties style:font-name="Consolas" fo:font-size="10pt" style:font-size-asian="10pt" fo:background-color="#808080"/>
    </style:style>
    <style:style style:name="T6195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19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197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19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199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0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0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0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0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0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205" style:parent-style-name="Absatz-Standardschriftart" style:family="text">
      <style:text-properties style:font-name="Consolas" fo:font-size="10pt" style:font-size-asian="10pt" fo:background-color="#808080"/>
    </style:style>
    <style:style style:name="T6206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20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08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20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10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1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1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13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1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15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216" style:parent-style-name="Absatz-Standardschriftart" style:family="text">
      <style:text-properties style:font-name="Consolas" fo:font-size="10pt" style:font-size-asian="10pt" fo:background-color="#808080"/>
    </style:style>
    <style:style style:name="T6217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218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19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220" style:parent-style-name="Absatz-Standardschriftart" style:family="text">
      <style:text-properties style:font-name="Consolas" fo:font-size="10pt" style:font-size-asian="10pt" fo:background-color="#808080"/>
    </style:style>
    <style:style style:name="T6221" style:parent-style-name="Absatz-Standardschriftart" style:family="text">
      <style:text-properties style:font-name="Consolas" fo:color="#7F007F" fo:font-size="10pt" style:font-size-asian="10pt" fo:background-color="#808080"/>
    </style:style>
    <style:style style:name="T622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23" style:parent-style-name="Absatz-Standardschriftart" style:family="text">
      <style:text-properties style:font-name="Consolas" fo:font-style="italic" style:font-style-asian="italic" fo:color="#2A00FF" fo:font-size="10pt" style:font-size-asian="10pt" fo:background-color="#808080"/>
    </style:style>
    <style:style style:name="T6224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25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2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27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28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29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230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31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32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33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34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235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36" style:parent-style-name="Absatz-Standardschriftart" style:family="text">
      <style:text-properties style:font-name="Consolas" fo:color="#000000" fo:font-size="10pt" style:font-size-asian="10pt" fo:background-color="#808080"/>
    </style:style>
    <style:style style:name="T6237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38" style:parent-style-name="Absatz-Standardschriftart" style:family="text">
      <style:text-properties style:font-name="Consolas" fo:color="#3F7F7F" fo:font-size="10pt" style:font-size-asian="10pt" fo:background-color="#808080"/>
    </style:style>
    <style:style style:name="T6239" style:parent-style-name="Absatz-Standardschriftart" style:family="text">
      <style:text-properties style:font-name="Consolas" fo:color="#008080" fo:font-size="10pt" style:font-size-asian="10pt" fo:background-color="#808080"/>
    </style:style>
    <style:style style:name="T624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41" style:parent-style-name="Absatz-Standardschriftart" style:family="text">
      <style:text-properties style:font-name="Consolas" fo:color="#3F5FBF" fo:font-size="10pt" style:font-size-asian="10pt" fo:background-color="#999999"/>
    </style:style>
    <style:style style:name="P6242" style:parent-style-name="Standard" style:family="paragraph">
      <style:text-properties style:font-name="Consolas" fo:color="#3F5FBF" fo:font-size="10pt" style:font-size-asian="10pt" fo:background-color="#999999"/>
    </style:style>
    <style:style style:name="P6243" style:parent-style-name="Standard" style:family="paragraph">
      <style:text-properties style:font-name="Consolas" fo:color="#3F5FBF" fo:font-size="10pt" style:font-size-asian="10pt" fo:background-color="#999999"/>
    </style:style>
    <style:style style:name="P6244" style:parent-style-name="Standard" style:family="paragraph">
      <style:text-properties style:font-name="Consolas" fo:color="#3F5FBF" fo:font-size="10pt" style:font-size-asian="10pt" fo:background-color="#999999"/>
    </style:style>
    <style:style style:name="P6245" style:parent-style-name="Standard" style:family="paragraph">
      <style:text-properties style:font-name="Consolas" fo:font-size="10pt" style:font-size-asian="10pt" fo:background-color="#999999"/>
    </style:style>
    <style:style style:name="P6246" style:parent-style-name="Standard" style:family="paragraph">
      <style:text-properties style:font-name="Consolas" fo:color="#3F5FBF" fo:font-size="10pt" style:font-size-asian="10pt" fo:background-color="#999999"/>
    </style:style>
    <style:style style:name="P6247" style:parent-style-name="Standard" style:family="paragraph">
      <style:text-properties style:font-name="Consolas" fo:color="#3F5FBF" fo:font-size="10pt" style:font-size-asian="10pt" fo:background-color="#999999"/>
    </style:style>
    <style:style style:name="T624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49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50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251" style:parent-style-name="Absatz-Standardschriftart" style:family="text">
      <style:text-properties style:font-name="Consolas" fo:font-size="10pt" style:font-size-asian="10pt" fo:background-color="#999999"/>
    </style:style>
    <style:style style:name="T6252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25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54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255" style:parent-style-name="Absatz-Standardschriftart" style:family="text">
      <style:text-properties style:font-name="Consolas" fo:font-size="10pt" style:font-size-asian="10pt" fo:background-color="#999999"/>
    </style:style>
    <style:style style:name="T6256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25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58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259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6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61" style:parent-style-name="Absatz-Standardschriftart" style:family="text">
      <style:text-properties style:font-name="Consolas" fo:color="#3F5FBF" fo:font-size="10pt" style:font-size-asian="10pt" fo:background-color="#999999"/>
    </style:style>
    <style:style style:name="T626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63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64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265" style:parent-style-name="Absatz-Standardschriftart" style:family="text">
      <style:text-properties style:font-name="Consolas" fo:font-size="10pt" style:font-size-asian="10pt" fo:background-color="#999999"/>
    </style:style>
    <style:style style:name="T6266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26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68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269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7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7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7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7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274" style:parent-style-name="Absatz-Standardschriftart" style:family="text">
      <style:text-properties style:font-name="Consolas" fo:font-size="10pt" style:font-size-asian="10pt" fo:background-color="#999999"/>
    </style:style>
    <style:style style:name="T627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27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7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27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7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8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8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8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8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284" style:parent-style-name="Absatz-Standardschriftart" style:family="text">
      <style:text-properties style:font-name="Consolas" fo:font-size="10pt" style:font-size-asian="10pt" fo:background-color="#999999"/>
    </style:style>
    <style:style style:name="T628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28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8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28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8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9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9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9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9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294" style:parent-style-name="Absatz-Standardschriftart" style:family="text">
      <style:text-properties style:font-name="Consolas" fo:font-size="10pt" style:font-size-asian="10pt" fo:background-color="#999999"/>
    </style:style>
    <style:style style:name="T629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29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29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29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29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0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0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0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0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04" style:parent-style-name="Absatz-Standardschriftart" style:family="text">
      <style:text-properties style:font-name="Consolas" fo:font-size="10pt" style:font-size-asian="10pt" fo:background-color="#999999"/>
    </style:style>
    <style:style style:name="T630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30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0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30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0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1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1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1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1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14" style:parent-style-name="Absatz-Standardschriftart" style:family="text">
      <style:text-properties style:font-name="Consolas" fo:font-size="10pt" style:font-size-asian="10pt" fo:background-color="#999999"/>
    </style:style>
    <style:style style:name="T631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31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1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31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1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2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2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2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2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24" style:parent-style-name="Absatz-Standardschriftart" style:family="text">
      <style:text-properties style:font-name="Consolas" fo:font-size="10pt" style:font-size-asian="10pt" fo:background-color="#999999"/>
    </style:style>
    <style:style style:name="T632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32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2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32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2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3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3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3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3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34" style:parent-style-name="Absatz-Standardschriftart" style:family="text">
      <style:text-properties style:font-name="Consolas" fo:font-size="10pt" style:font-size-asian="10pt" fo:background-color="#999999"/>
    </style:style>
    <style:style style:name="T633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33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3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33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3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4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4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4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4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44" style:parent-style-name="Absatz-Standardschriftart" style:family="text">
      <style:text-properties style:font-name="Consolas" fo:font-size="10pt" style:font-size-asian="10pt" fo:background-color="#999999"/>
    </style:style>
    <style:style style:name="T634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34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4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34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4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5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5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52" style:parent-style-name="Absatz-Standardschriftart" style:family="text">
      <style:text-properties style:font-name="Consolas" fo:color="#3F5FBF" fo:font-size="10pt" style:font-size-asian="10pt" fo:background-color="#999999"/>
    </style:style>
    <style:style style:name="P6353" style:parent-style-name="Standard" style:family="paragraph">
      <style:text-properties style:font-name="Consolas" fo:color="#3F5FBF" fo:font-size="10pt" style:font-size-asian="10pt" fo:background-color="#999999"/>
    </style:style>
    <style:style style:name="T635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5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5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57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58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59" style:parent-style-name="Absatz-Standardschriftart" style:family="text">
      <style:text-properties style:font-name="Consolas" fo:font-size="10pt" style:font-size-asian="10pt" fo:background-color="#999999"/>
    </style:style>
    <style:style style:name="T6360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36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62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363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64" style:parent-style-name="Absatz-Standardschriftart" style:family="text">
      <style:text-properties style:font-name="Consolas" fo:color="#3F5FBF" fo:font-size="10pt" style:font-size-asian="10pt" fo:background-color="#999999"/>
    </style:style>
    <style:style style:name="T636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6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6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6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6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7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71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7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7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7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75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76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77" style:parent-style-name="Absatz-Standardschriftart" style:family="text">
      <style:text-properties style:font-name="Consolas" fo:font-size="10pt" style:font-size-asian="10pt" fo:background-color="#999999"/>
    </style:style>
    <style:style style:name="T6378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37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80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381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8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8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84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85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86" style:parent-style-name="Absatz-Standardschriftart" style:family="text">
      <style:text-properties style:font-name="Consolas" fo:font-size="10pt" style:font-size-asian="10pt" fo:background-color="#999999"/>
    </style:style>
    <style:style style:name="T6387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38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89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390" style:parent-style-name="Absatz-Standardschriftart" style:family="text">
      <style:text-properties style:font-name="Consolas" fo:font-size="10pt" style:font-size-asian="10pt" fo:background-color="#999999"/>
    </style:style>
    <style:style style:name="T6391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39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93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394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9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9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397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398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399" style:parent-style-name="Absatz-Standardschriftart" style:family="text">
      <style:text-properties style:font-name="Consolas" fo:font-size="10pt" style:font-size-asian="10pt" fo:background-color="#999999"/>
    </style:style>
    <style:style style:name="T6400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0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02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03" style:parent-style-name="Absatz-Standardschriftart" style:family="text">
      <style:text-properties style:font-name="Consolas" fo:font-size="10pt" style:font-size-asian="10pt" fo:background-color="#999999"/>
    </style:style>
    <style:style style:name="T6404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05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06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07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0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09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10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411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1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13" style:parent-style-name="Absatz-Standardschriftart" style:family="text">
      <style:text-properties style:font-name="Consolas" fo:color="#3F5FBF" fo:font-size="10pt" style:font-size-asian="10pt" fo:background-color="#999999"/>
    </style:style>
    <style:style style:name="P6414" style:parent-style-name="Standard" style:family="paragraph">
      <style:text-properties style:font-name="Consolas" fo:font-size="10pt" style:font-size-asian="10pt" fo:background-color="#999999"/>
    </style:style>
    <style:style style:name="P6415" style:parent-style-name="Standard" style:family="paragraph">
      <style:text-properties style:font-name="Consolas" fo:color="#3F5FBF" fo:font-size="10pt" style:font-size-asian="10pt" fo:background-color="#999999"/>
    </style:style>
    <style:style style:name="P6416" style:parent-style-name="Standard" style:family="paragraph">
      <style:text-properties style:font-name="Consolas" fo:color="#3F5FBF" fo:font-size="10pt" style:font-size-asian="10pt" fo:background-color="#999999"/>
    </style:style>
    <style:style style:name="T641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1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19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420" style:parent-style-name="Absatz-Standardschriftart" style:family="text">
      <style:text-properties style:font-name="Consolas" fo:font-size="10pt" style:font-size-asian="10pt" fo:background-color="#999999"/>
    </style:style>
    <style:style style:name="T6421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2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23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24" style:parent-style-name="Absatz-Standardschriftart" style:family="text">
      <style:text-properties style:font-name="Consolas" fo:font-size="10pt" style:font-size-asian="10pt" fo:background-color="#999999"/>
    </style:style>
    <style:style style:name="T642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2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2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2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2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3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31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432" style:parent-style-name="Absatz-Standardschriftart" style:family="text">
      <style:text-properties style:font-name="Consolas" fo:font-size="10pt" style:font-size-asian="10pt" fo:background-color="#999999"/>
    </style:style>
    <style:style style:name="T6433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3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35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36" style:parent-style-name="Absatz-Standardschriftart" style:family="text">
      <style:text-properties style:font-name="Consolas" fo:font-size="10pt" style:font-size-asian="10pt" fo:background-color="#999999"/>
    </style:style>
    <style:style style:name="T6437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38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39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40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41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4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43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444" style:parent-style-name="Absatz-Standardschriftart" style:family="text">
      <style:text-properties style:font-name="Consolas" fo:font-size="10pt" style:font-size-asian="10pt" fo:background-color="#999999"/>
    </style:style>
    <style:style style:name="T644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4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4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48" style:parent-style-name="Absatz-Standardschriftart" style:family="text">
      <style:text-properties style:font-name="Consolas" fo:font-size="10pt" style:font-size-asian="10pt" fo:background-color="#999999"/>
    </style:style>
    <style:style style:name="T6449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50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51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52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53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54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55" style:parent-style-name="Absatz-Standardschriftart" style:family="text">
      <style:text-properties style:font-name="Consolas" fo:color="#3F5FBF" fo:font-size="10pt" style:font-size-asian="10pt" fo:background-color="#999999"/>
    </style:style>
    <style:style style:name="P6456" style:parent-style-name="Standard" style:family="paragraph">
      <style:text-properties style:font-name="Consolas" fo:color="#3F5FBF" fo:font-size="10pt" style:font-size-asian="10pt" fo:background-color="#999999"/>
    </style:style>
    <style:style style:name="T6457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5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59" style:parent-style-name="Absatz-Standardschriftart" style:family="text">
      <style:text-properties style:font-name="Consolas" fo:color="#3F7F7F" fo:font-size="10pt" style:font-size-asian="10pt" fo:background-color="#999999"/>
    </style:style>
    <style:style style:name="T6460" style:parent-style-name="Absatz-Standardschriftart" style:family="text">
      <style:text-properties style:font-name="Consolas" fo:font-size="10pt" style:font-size-asian="10pt" fo:background-color="#999999"/>
    </style:style>
    <style:style style:name="T6461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62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63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64" style:parent-style-name="Absatz-Standardschriftart" style:family="text">
      <style:text-properties style:font-name="Consolas" fo:font-size="10pt" style:font-size-asian="10pt" fo:background-color="#999999"/>
    </style:style>
    <style:style style:name="T6465" style:parent-style-name="Absatz-Standardschriftart" style:family="text">
      <style:text-properties style:font-name="Consolas" fo:color="#7F007F" fo:font-size="10pt" style:font-size-asian="10pt" fo:background-color="#999999"/>
    </style:style>
    <style:style style:name="T6466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67" style:parent-style-name="Absatz-Standardschriftart" style:family="text">
      <style:text-properties style:font-name="Consolas" fo:font-style="italic" style:font-style-asian="italic" fo:color="#2A00FF" fo:font-size="10pt" style:font-size-asian="10pt" fo:background-color="#999999"/>
    </style:style>
    <style:style style:name="T6468" style:parent-style-name="Absatz-Standardschriftart" style:family="text">
      <style:text-properties style:font-name="Consolas" fo:color="#008080" fo:font-size="10pt" style:font-size-asian="10pt" fo:background-color="#999999"/>
    </style:style>
    <style:style style:name="T6469" style:parent-style-name="Absatz-Standardschriftart" style:family="text">
      <style:text-properties style:font-name="Consolas" fo:color="#000000" fo:font-size="10pt" style:font-size-asian="10pt" fo:background-color="#999999"/>
    </style:style>
    <style:style style:name="T6470" style:parent-style-name="Absatz-Standardschriftart" style:family="text">
      <style:text-properties style:font-name="Consolas" fo:color="#3F5FBF" fo:font-size="10pt" style:font-size-asian="10pt" fo:background-color="#999999"/>
    </style:style>
    <style:style style:name="P6471" style:parent-style-name="Standard" style:family="paragraph">
      <style:text-properties style:font-name="Consolas" fo:color="#3F5FBF" fo:font-size="10pt" style:font-size-asian="10pt" fo:background-color="#B2B2B2"/>
    </style:style>
    <style:style style:name="P6472" style:parent-style-name="Standard" style:family="paragraph">
      <style:text-properties style:font-name="Consolas" fo:color="#3F5FBF" fo:font-size="10pt" style:font-size-asian="10pt" fo:background-color="#B2B2B2"/>
    </style:style>
    <style:style style:name="T64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47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47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476" style:parent-style-name="Absatz-Standardschriftart" style:family="text">
      <style:text-properties style:font-name="Consolas" fo:font-size="10pt" style:font-size-asian="10pt" fo:background-color="#B2B2B2"/>
    </style:style>
    <style:style style:name="T647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4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47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480" style:parent-style-name="Absatz-Standardschriftart" style:family="text">
      <style:text-properties style:font-name="Consolas" fo:font-size="10pt" style:font-size-asian="10pt" fo:background-color="#B2B2B2"/>
    </style:style>
    <style:style style:name="T648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4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48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48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4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48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64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4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48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490" style:parent-style-name="Absatz-Standardschriftart" style:family="text">
      <style:text-properties style:font-name="Consolas" fo:font-size="10pt" style:font-size-asian="10pt" fo:background-color="#B2B2B2"/>
    </style:style>
    <style:style style:name="T649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4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49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4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4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4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4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49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4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0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505" style:parent-style-name="Absatz-Standardschriftart" style:family="text">
      <style:text-properties style:font-name="Consolas" fo:font-size="10pt" style:font-size-asian="10pt" fo:background-color="#B2B2B2"/>
    </style:style>
    <style:style style:name="T650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0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1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516" style:parent-style-name="Absatz-Standardschriftart" style:family="text">
      <style:text-properties style:font-name="Consolas" fo:font-size="10pt" style:font-size-asian="10pt" fo:background-color="#B2B2B2"/>
    </style:style>
    <style:style style:name="T651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1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20" style:parent-style-name="Absatz-Standardschriftart" style:family="text">
      <style:text-properties style:font-name="Consolas" fo:font-size="10pt" style:font-size-asian="10pt" fo:background-color="#B2B2B2"/>
    </style:style>
    <style:style style:name="T652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2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2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5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3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53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3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53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41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65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4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4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545" style:parent-style-name="Absatz-Standardschriftart" style:family="text">
      <style:text-properties style:font-name="Consolas" fo:font-size="10pt" style:font-size-asian="10pt" fo:background-color="#B2B2B2"/>
    </style:style>
    <style:style style:name="T654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4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49" style:parent-style-name="Absatz-Standardschriftart" style:family="text">
      <style:text-properties style:font-name="Consolas" fo:font-size="10pt" style:font-size-asian="10pt" fo:background-color="#B2B2B2"/>
    </style:style>
    <style:style style:name="T655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5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5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5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557" style:parent-style-name="Absatz-Standardschriftart" style:family="text">
      <style:text-properties style:font-name="Consolas" fo:font-size="10pt" style:font-size-asian="10pt" fo:background-color="#B2B2B2"/>
    </style:style>
    <style:style style:name="T655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6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61" style:parent-style-name="Absatz-Standardschriftart" style:family="text">
      <style:text-properties style:font-name="Consolas" fo:font-size="10pt" style:font-size-asian="10pt" fo:background-color="#B2B2B2"/>
    </style:style>
    <style:style style:name="T656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6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6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6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569" style:parent-style-name="Absatz-Standardschriftart" style:family="text">
      <style:text-properties style:font-name="Consolas" fo:font-size="10pt" style:font-size-asian="10pt" fo:background-color="#B2B2B2"/>
    </style:style>
    <style:style style:name="T657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7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73" style:parent-style-name="Absatz-Standardschriftart" style:family="text">
      <style:text-properties style:font-name="Consolas" fo:font-size="10pt" style:font-size-asian="10pt" fo:background-color="#B2B2B2"/>
    </style:style>
    <style:style style:name="T657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7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7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6580" style:parent-style-name="Standard" style:family="paragraph">
      <style:text-properties style:font-name="Consolas" fo:font-size="10pt" style:font-size-asian="10pt" fo:background-color="#B2B2B2"/>
    </style:style>
    <style:style style:name="P6581" style:parent-style-name="Standard" style:family="paragraph">
      <style:text-properties style:font-name="Consolas" fo:color="#3F5FBF" fo:font-size="10pt" style:font-size-asian="10pt" fo:background-color="#B2B2B2"/>
    </style:style>
    <style:style style:name="P6582" style:parent-style-name="Standard" style:family="paragraph">
      <style:text-properties style:font-name="Consolas" fo:color="#3F5FBF" fo:font-size="10pt" style:font-size-asian="10pt" fo:background-color="#B2B2B2"/>
    </style:style>
    <style:style style:name="P6583" style:parent-style-name="Standard" style:family="paragraph">
      <style:text-properties style:font-name="Consolas" fo:color="#3F5FBF" fo:font-size="10pt" style:font-size-asian="10pt" fo:background-color="#B2B2B2"/>
    </style:style>
    <style:style style:name="P6584" style:parent-style-name="Standard" style:family="paragraph">
      <style:text-properties style:font-name="Consolas" fo:font-size="10pt" style:font-size-asian="10pt" fo:background-color="#B2B2B2"/>
    </style:style>
    <style:style style:name="P6585" style:parent-style-name="Standard" style:family="paragraph">
      <style:text-properties style:font-name="Consolas" fo:color="#3F5FBF" fo:font-size="10pt" style:font-size-asian="10pt" fo:background-color="#B2B2B2"/>
    </style:style>
    <style:style style:name="P6586" style:parent-style-name="Standard" style:family="paragraph">
      <style:text-properties style:font-name="Consolas" fo:color="#3F5FBF" fo:font-size="10pt" style:font-size-asian="10pt" fo:background-color="#B2B2B2"/>
    </style:style>
    <style:style style:name="T65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8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590" style:parent-style-name="Absatz-Standardschriftart" style:family="text">
      <style:text-properties style:font-name="Consolas" fo:font-size="10pt" style:font-size-asian="10pt" fo:background-color="#B2B2B2"/>
    </style:style>
    <style:style style:name="T659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9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94" style:parent-style-name="Absatz-Standardschriftart" style:family="text">
      <style:text-properties style:font-name="Consolas" fo:font-size="10pt" style:font-size-asian="10pt" fo:background-color="#B2B2B2"/>
    </style:style>
    <style:style style:name="T659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5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59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59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5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00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6601" style:parent-style-name="Absatz-Standardschriftart" style:family="text">
      <style:text-properties style:font-name="Consolas" fo:color="#000000" fo:font-size="10pt" style:font-size-asian="10pt"/>
    </style:style>
    <style:style style:name="T66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0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604" style:parent-style-name="Absatz-Standardschriftart" style:family="text">
      <style:text-properties style:font-name="Consolas" fo:font-size="10pt" style:font-size-asian="10pt" fo:background-color="#B2B2B2"/>
    </style:style>
    <style:style style:name="T660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0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1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613" style:parent-style-name="Absatz-Standardschriftart" style:family="text">
      <style:text-properties style:font-name="Consolas" fo:font-size="10pt" style:font-size-asian="10pt" fo:background-color="#B2B2B2"/>
    </style:style>
    <style:style style:name="T661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1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17" style:parent-style-name="Absatz-Standardschriftart" style:family="text">
      <style:text-properties style:font-name="Consolas" fo:font-size="10pt" style:font-size-asian="10pt" fo:background-color="#B2B2B2"/>
    </style:style>
    <style:style style:name="T661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2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21" style:parent-style-name="Absatz-Standardschriftart" style:family="text">
      <style:text-properties style:font-name="Consolas" fo:font-size="10pt" style:font-size-asian="10pt" fo:background-color="#B2B2B2"/>
    </style:style>
    <style:style style:name="T662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2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2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2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630" style:parent-style-name="Absatz-Standardschriftart" style:family="text">
      <style:text-properties style:font-name="Consolas" fo:font-size="10pt" style:font-size-asian="10pt" fo:background-color="#B2B2B2"/>
    </style:style>
    <style:style style:name="T663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3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3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3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6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4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4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647" style:parent-style-name="Absatz-Standardschriftart" style:family="text">
      <style:text-properties style:font-name="Consolas" fo:font-size="10pt" style:font-size-asian="10pt" fo:background-color="#B2B2B2"/>
    </style:style>
    <style:style style:name="T664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5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5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5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659" style:parent-style-name="Absatz-Standardschriftart" style:family="text">
      <style:text-properties style:font-name="Consolas" fo:font-size="10pt" style:font-size-asian="10pt" fo:background-color="#B2B2B2"/>
    </style:style>
    <style:style style:name="T666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6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6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6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7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671" style:parent-style-name="Absatz-Standardschriftart" style:family="text">
      <style:text-properties style:font-name="Consolas" fo:font-size="10pt" style:font-size-asian="10pt" fo:background-color="#B2B2B2"/>
    </style:style>
    <style:style style:name="T667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7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7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8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8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683" style:parent-style-name="Absatz-Standardschriftart" style:family="text">
      <style:text-properties style:font-name="Consolas" fo:font-size="10pt" style:font-size-asian="10pt" fo:background-color="#B2B2B2"/>
    </style:style>
    <style:style style:name="T668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8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8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69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695" style:parent-style-name="Absatz-Standardschriftart" style:family="text">
      <style:text-properties style:font-name="Consolas" fo:font-size="10pt" style:font-size-asian="10pt" fo:background-color="#B2B2B2"/>
    </style:style>
    <style:style style:name="T669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6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69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6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0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0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707" style:parent-style-name="Absatz-Standardschriftart" style:family="text">
      <style:text-properties style:font-name="Consolas" fo:font-size="10pt" style:font-size-asian="10pt" fo:background-color="#B2B2B2"/>
    </style:style>
    <style:style style:name="T670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7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1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7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1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1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1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719" style:parent-style-name="Absatz-Standardschriftart" style:family="text">
      <style:text-properties style:font-name="Consolas" fo:font-size="10pt" style:font-size-asian="10pt" fo:background-color="#B2B2B2"/>
    </style:style>
    <style:style style:name="T672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7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2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7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3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731" style:parent-style-name="Absatz-Standardschriftart" style:family="text">
      <style:text-properties style:font-name="Consolas" fo:font-size="10pt" style:font-size-asian="10pt" fo:background-color="#B2B2B2"/>
    </style:style>
    <style:style style:name="T673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7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3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73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4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4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743" style:parent-style-name="Absatz-Standardschriftart" style:family="text">
      <style:text-properties style:font-name="Consolas" fo:font-size="10pt" style:font-size-asian="10pt" fo:background-color="#B2B2B2"/>
    </style:style>
    <style:style style:name="T674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7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4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74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5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755" style:parent-style-name="Absatz-Standardschriftart" style:family="text">
      <style:text-properties style:font-name="Consolas" fo:font-size="10pt" style:font-size-asian="10pt" fo:background-color="#B2B2B2"/>
    </style:style>
    <style:style style:name="T675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7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5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75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6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6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767" style:parent-style-name="Absatz-Standardschriftart" style:family="text">
      <style:text-properties style:font-name="Consolas" fo:font-size="10pt" style:font-size-asian="10pt" fo:background-color="#B2B2B2"/>
    </style:style>
    <style:style style:name="T676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7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7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7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7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779" style:parent-style-name="Absatz-Standardschriftart" style:family="text">
      <style:text-properties style:font-name="Consolas" fo:font-size="10pt" style:font-size-asian="10pt" fo:background-color="#B2B2B2"/>
    </style:style>
    <style:style style:name="T678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7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8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7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8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7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9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79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7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7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0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80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0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6805" style:parent-style-name="Standard" style:family="paragraph">
      <style:text-properties style:font-name="Consolas" fo:color="#3F5FBF" fo:font-size="10pt" style:font-size-asian="10pt" fo:background-color="#B2B2B2"/>
    </style:style>
    <style:style style:name="T680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6807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68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1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813" style:parent-style-name="Absatz-Standardschriftart" style:family="text">
      <style:text-properties style:font-name="Consolas" fo:font-size="10pt" style:font-size-asian="10pt" fo:background-color="#B2B2B2"/>
    </style:style>
    <style:style style:name="T681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1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17" style:parent-style-name="Absatz-Standardschriftart" style:family="text">
      <style:text-properties style:font-name="Consolas" fo:font-size="10pt" style:font-size-asian="10pt" fo:background-color="#B2B2B2"/>
    </style:style>
    <style:style style:name="T681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2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2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2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826" style:parent-style-name="Absatz-Standardschriftart" style:family="text">
      <style:text-properties style:font-name="Consolas" fo:font-size="10pt" style:font-size-asian="10pt" fo:background-color="#B2B2B2"/>
    </style:style>
    <style:style style:name="T682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2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30" style:parent-style-name="Absatz-Standardschriftart" style:family="text">
      <style:text-properties style:font-name="Consolas" fo:font-size="10pt" style:font-size-asian="10pt" fo:background-color="#B2B2B2"/>
    </style:style>
    <style:style style:name="T683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3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3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839" style:parent-style-name="Absatz-Standardschriftart" style:family="text">
      <style:text-properties style:font-name="Consolas" fo:font-size="10pt" style:font-size-asian="10pt" fo:background-color="#B2B2B2"/>
    </style:style>
    <style:style style:name="T684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4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43" style:parent-style-name="Absatz-Standardschriftart" style:family="text">
      <style:text-properties style:font-name="Consolas" fo:font-size="10pt" style:font-size-asian="10pt" fo:background-color="#B2B2B2"/>
    </style:style>
    <style:style style:name="T684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4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4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5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5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852" style:parent-style-name="Absatz-Standardschriftart" style:family="text">
      <style:text-properties style:font-name="Consolas" fo:font-size="10pt" style:font-size-asian="10pt" fo:background-color="#B2B2B2"/>
    </style:style>
    <style:style style:name="T685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5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56" style:parent-style-name="Absatz-Standardschriftart" style:family="text">
      <style:text-properties style:font-name="Consolas" fo:font-size="10pt" style:font-size-asian="10pt" fo:background-color="#B2B2B2"/>
    </style:style>
    <style:style style:name="T685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5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6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6864" style:parent-style-name="Standard" style:family="paragraph">
      <style:text-properties style:font-name="Consolas" fo:color="#000000" fo:font-size="10pt" style:font-size-asian="10pt" fo:background-color="#B2B2B2"/>
    </style:style>
    <style:style style:name="T68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6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869" style:parent-style-name="Absatz-Standardschriftart" style:family="text">
      <style:text-properties style:font-name="Consolas" fo:font-size="10pt" style:font-size-asian="10pt" fo:background-color="#B2B2B2"/>
    </style:style>
    <style:style style:name="T687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7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73" style:parent-style-name="Absatz-Standardschriftart" style:family="text">
      <style:text-properties style:font-name="Consolas" fo:font-size="10pt" style:font-size-asian="10pt" fo:background-color="#B2B2B2"/>
    </style:style>
    <style:style style:name="T687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7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8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882" style:parent-style-name="Absatz-Standardschriftart" style:family="text">
      <style:text-properties style:font-name="Consolas" fo:font-size="10pt" style:font-size-asian="10pt" fo:background-color="#B2B2B2"/>
    </style:style>
    <style:style style:name="T688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8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86" style:parent-style-name="Absatz-Standardschriftart" style:family="text">
      <style:text-properties style:font-name="Consolas" fo:font-size="10pt" style:font-size-asian="10pt" fo:background-color="#B2B2B2"/>
    </style:style>
    <style:style style:name="T688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8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89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895" style:parent-style-name="Absatz-Standardschriftart" style:family="text">
      <style:text-properties style:font-name="Consolas" fo:font-size="10pt" style:font-size-asian="10pt" fo:background-color="#B2B2B2"/>
    </style:style>
    <style:style style:name="T689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8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89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8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P6900" style:parent-style-name="Standard" style:family="paragraph">
      <style:text-properties style:font-name="Consolas" fo:color="#000000" fo:font-size="10pt" style:font-size-asian="10pt" fo:background-color="#B2B2B2"/>
    </style:style>
    <style:style style:name="T69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0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90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0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6907" style:parent-style-name="Standard" style:family="paragraph">
      <style:text-properties style:font-name="Consolas" fo:font-size="10pt" style:font-size-asian="10pt" fo:background-color="#B2B2B2"/>
    </style:style>
    <style:style style:name="P6908" style:parent-style-name="Standard" style:family="paragraph">
      <style:text-properties style:font-name="Consolas" fo:color="#3F5FBF" fo:font-size="10pt" style:font-size-asian="10pt" fo:background-color="#B2B2B2"/>
    </style:style>
    <style:style style:name="P6909" style:parent-style-name="Standard" style:family="paragraph">
      <style:text-properties style:font-name="Consolas" fo:color="#3F5FBF" fo:font-size="10pt" style:font-size-asian="10pt" fo:background-color="#B2B2B2"/>
    </style:style>
    <style:style style:name="P6910" style:parent-style-name="Standard" style:family="paragraph">
      <style:text-properties style:font-name="Consolas" fo:color="#3F5FBF" fo:font-size="10pt" style:font-size-asian="10pt" fo:background-color="#B2B2B2"/>
    </style:style>
    <style:style style:name="P6911" style:parent-style-name="Standard" style:family="paragraph">
      <style:text-properties style:font-name="Consolas" fo:color="#3F5FBF" fo:font-size="10pt" style:font-size-asian="10pt" fo:background-color="#B2B2B2"/>
    </style:style>
    <style:style style:name="T69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1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1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915" style:parent-style-name="Absatz-Standardschriftart" style:family="text">
      <style:text-properties style:font-name="Consolas" fo:font-size="10pt" style:font-size-asian="10pt" fo:background-color="#B2B2B2"/>
    </style:style>
    <style:style style:name="T691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1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19" style:parent-style-name="Absatz-Standardschriftart" style:family="text">
      <style:text-properties style:font-name="Consolas" fo:font-size="10pt" style:font-size-asian="10pt" fo:background-color="#B2B2B2"/>
    </style:style>
    <style:style style:name="T692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2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25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69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2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929" style:parent-style-name="Absatz-Standardschriftart" style:family="text">
      <style:text-properties style:font-name="Consolas" fo:font-size="10pt" style:font-size-asian="10pt" fo:background-color="#B2B2B2"/>
    </style:style>
    <style:style style:name="T693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3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3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3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938" style:parent-style-name="Absatz-Standardschriftart" style:family="text">
      <style:text-properties style:font-name="Consolas" fo:font-size="10pt" style:font-size-asian="10pt" fo:background-color="#B2B2B2"/>
    </style:style>
    <style:style style:name="T693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4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42" style:parent-style-name="Absatz-Standardschriftart" style:family="text">
      <style:text-properties style:font-name="Consolas" fo:font-size="10pt" style:font-size-asian="10pt" fo:background-color="#B2B2B2"/>
    </style:style>
    <style:style style:name="T694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4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4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5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5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952" style:parent-style-name="Absatz-Standardschriftart" style:family="text">
      <style:text-properties style:font-name="Consolas" fo:font-size="10pt" style:font-size-asian="10pt" fo:background-color="#B2B2B2"/>
    </style:style>
    <style:style style:name="T695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5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6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962" style:parent-style-name="Absatz-Standardschriftart" style:family="text">
      <style:text-properties style:font-name="Consolas" fo:font-size="10pt" style:font-size-asian="10pt" fo:background-color="#B2B2B2"/>
    </style:style>
    <style:style style:name="T696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6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7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972" style:parent-style-name="Absatz-Standardschriftart" style:family="text">
      <style:text-properties style:font-name="Consolas" fo:font-size="10pt" style:font-size-asian="10pt" fo:background-color="#B2B2B2"/>
    </style:style>
    <style:style style:name="T697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7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8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982" style:parent-style-name="Absatz-Standardschriftart" style:family="text">
      <style:text-properties style:font-name="Consolas" fo:font-size="10pt" style:font-size-asian="10pt" fo:background-color="#B2B2B2"/>
    </style:style>
    <style:style style:name="T698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8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86" style:parent-style-name="Absatz-Standardschriftart" style:family="text">
      <style:text-properties style:font-name="Consolas" fo:font-size="10pt" style:font-size-asian="10pt" fo:background-color="#B2B2B2"/>
    </style:style>
    <style:style style:name="T698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8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69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699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6996" style:parent-style-name="Absatz-Standardschriftart" style:family="text">
      <style:text-properties style:font-name="Consolas" fo:font-size="10pt" style:font-size-asian="10pt" fo:background-color="#B2B2B2"/>
    </style:style>
    <style:style style:name="T699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69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699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00" style:parent-style-name="Absatz-Standardschriftart" style:family="text">
      <style:text-properties style:font-name="Consolas" fo:font-size="10pt" style:font-size-asian="10pt" fo:background-color="#B2B2B2"/>
    </style:style>
    <style:style style:name="T700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0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0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0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10" style:parent-style-name="Absatz-Standardschriftart" style:family="text">
      <style:text-properties style:font-name="Consolas" fo:font-size="10pt" style:font-size-asian="10pt" fo:background-color="#B2B2B2"/>
    </style:style>
    <style:style style:name="T701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1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1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20" style:parent-style-name="Absatz-Standardschriftart" style:family="text">
      <style:text-properties style:font-name="Consolas" fo:font-size="10pt" style:font-size-asian="10pt" fo:background-color="#B2B2B2"/>
    </style:style>
    <style:style style:name="T702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2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2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30" style:parent-style-name="Absatz-Standardschriftart" style:family="text">
      <style:text-properties style:font-name="Consolas" fo:font-size="10pt" style:font-size-asian="10pt" fo:background-color="#B2B2B2"/>
    </style:style>
    <style:style style:name="T703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3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3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3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40" style:parent-style-name="Absatz-Standardschriftart" style:family="text">
      <style:text-properties style:font-name="Consolas" fo:font-size="10pt" style:font-size-asian="10pt" fo:background-color="#B2B2B2"/>
    </style:style>
    <style:style style:name="T704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4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4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50" style:parent-style-name="Absatz-Standardschriftart" style:family="text">
      <style:text-properties style:font-name="Consolas" fo:font-size="10pt" style:font-size-asian="10pt" fo:background-color="#B2B2B2"/>
    </style:style>
    <style:style style:name="T70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58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70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6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6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6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6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68" style:parent-style-name="Absatz-Standardschriftart" style:family="text">
      <style:text-properties style:font-name="Consolas" fo:font-size="10pt" style:font-size-asian="10pt" fo:background-color="#B2B2B2"/>
    </style:style>
    <style:style style:name="T706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7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72" style:parent-style-name="Absatz-Standardschriftart" style:family="text">
      <style:text-properties style:font-name="Consolas" fo:font-size="10pt" style:font-size-asian="10pt" fo:background-color="#B2B2B2"/>
    </style:style>
    <style:style style:name="T707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7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7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8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81" style:parent-style-name="Absatz-Standardschriftart" style:family="text">
      <style:text-properties style:font-name="Consolas" fo:font-size="10pt" style:font-size-asian="10pt" fo:background-color="#B2B2B2"/>
    </style:style>
    <style:style style:name="T708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8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8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8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90" style:parent-style-name="Absatz-Standardschriftart" style:family="text">
      <style:text-properties style:font-name="Consolas" fo:font-size="10pt" style:font-size-asian="10pt" fo:background-color="#B2B2B2"/>
    </style:style>
    <style:style style:name="T709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0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9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0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0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09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099" style:parent-style-name="Absatz-Standardschriftart" style:family="text">
      <style:text-properties style:font-name="Consolas" fo:font-size="10pt" style:font-size-asian="10pt" fo:background-color="#B2B2B2"/>
    </style:style>
    <style:style style:name="T710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0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0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108" style:parent-style-name="Absatz-Standardschriftart" style:family="text">
      <style:text-properties style:font-name="Consolas" fo:font-size="10pt" style:font-size-asian="10pt" fo:background-color="#B2B2B2"/>
    </style:style>
    <style:style style:name="T710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1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12" style:parent-style-name="Absatz-Standardschriftart" style:family="text">
      <style:text-properties style:font-name="Consolas" fo:font-size="10pt" style:font-size-asian="10pt" fo:background-color="#B2B2B2"/>
    </style:style>
    <style:style style:name="T711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1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1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1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1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2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121" style:parent-style-name="Absatz-Standardschriftart" style:family="text">
      <style:text-properties style:font-name="Consolas" fo:font-size="10pt" style:font-size-asian="10pt" fo:background-color="#B2B2B2"/>
    </style:style>
    <style:style style:name="T712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2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25" style:parent-style-name="Absatz-Standardschriftart" style:family="text">
      <style:text-properties style:font-name="Consolas" fo:font-size="10pt" style:font-size-asian="10pt" fo:background-color="#B2B2B2"/>
    </style:style>
    <style:style style:name="T712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2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3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134" style:parent-style-name="Absatz-Standardschriftart" style:family="text">
      <style:text-properties style:font-name="Consolas" fo:font-size="10pt" style:font-size-asian="10pt" fo:background-color="#B2B2B2"/>
    </style:style>
    <style:style style:name="T713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3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38" style:parent-style-name="Absatz-Standardschriftart" style:family="text">
      <style:text-properties style:font-name="Consolas" fo:font-size="10pt" style:font-size-asian="10pt" fo:background-color="#B2B2B2"/>
    </style:style>
    <style:style style:name="T713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4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4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14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48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7149" style:parent-style-name="Standard" style:family="paragraph">
      <style:text-properties style:font-name="Consolas" fo:font-size="10pt" style:font-size-asian="10pt" fo:background-color="#B2B2B2"/>
    </style:style>
    <style:style style:name="P7150" style:parent-style-name="Standard" style:family="paragraph">
      <style:text-properties style:font-name="Consolas" fo:color="#3F5FBF" fo:font-size="10pt" style:font-size-asian="10pt" fo:background-color="#B2B2B2"/>
    </style:style>
    <style:style style:name="P7151" style:parent-style-name="Standard" style:family="paragraph">
      <style:text-properties style:font-name="Consolas" fo:color="#3F5FBF" fo:font-size="10pt" style:font-size-asian="10pt" fo:background-color="#B2B2B2"/>
    </style:style>
    <style:style style:name="T71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5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71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5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5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157" style:parent-style-name="Absatz-Standardschriftart" style:family="text">
      <style:text-properties style:font-name="Consolas" fo:font-size="10pt" style:font-size-asian="10pt" fo:background-color="#B2B2B2"/>
    </style:style>
    <style:style style:name="T715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6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61" style:parent-style-name="Absatz-Standardschriftart" style:family="text">
      <style:text-properties style:font-name="Consolas" fo:font-size="10pt" style:font-size-asian="10pt" fo:background-color="#B2B2B2"/>
    </style:style>
    <style:style style:name="T716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6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6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6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169" style:parent-style-name="Absatz-Standardschriftart" style:family="text">
      <style:text-properties style:font-name="Consolas" fo:font-size="10pt" style:font-size-asian="10pt" fo:background-color="#B2B2B2"/>
    </style:style>
    <style:style style:name="T717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7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73" style:parent-style-name="Absatz-Standardschriftart" style:family="text">
      <style:text-properties style:font-name="Consolas" fo:font-size="10pt" style:font-size-asian="10pt" fo:background-color="#B2B2B2"/>
    </style:style>
    <style:style style:name="T717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7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7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7180" style:parent-style-name="Standard" style:family="paragraph">
      <style:text-properties style:font-name="Consolas" fo:color="#3F5FBF" fo:font-size="10pt" style:font-size-asian="10pt" fo:background-color="#B2B2B2"/>
    </style:style>
    <style:style style:name="P7181" style:parent-style-name="Standard" style:family="paragraph">
      <style:text-properties style:font-name="Consolas" fo:color="#3F5FBF" fo:font-size="10pt" style:font-size-asian="10pt" fo:background-color="#B2B2B2"/>
    </style:style>
    <style:style style:name="T71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8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185" style:parent-style-name="Absatz-Standardschriftart" style:family="text">
      <style:text-properties style:font-name="Consolas" fo:font-size="10pt" style:font-size-asian="10pt" fo:background-color="#B2B2B2"/>
    </style:style>
    <style:style style:name="T718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8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89" style:parent-style-name="Absatz-Standardschriftart" style:family="text">
      <style:text-properties style:font-name="Consolas" fo:font-size="10pt" style:font-size-asian="10pt" fo:background-color="#B2B2B2"/>
    </style:style>
    <style:style style:name="T719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1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9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1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95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71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1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19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199" style:parent-style-name="Absatz-Standardschriftart" style:family="text">
      <style:text-properties style:font-name="Consolas" fo:font-size="10pt" style:font-size-asian="10pt" fo:background-color="#B2B2B2"/>
    </style:style>
    <style:style style:name="T720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2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0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2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0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1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1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14" style:parent-style-name="Absatz-Standardschriftart" style:family="text">
      <style:text-properties style:font-name="Consolas" fo:font-size="10pt" style:font-size-asian="10pt" fo:background-color="#B2B2B2"/>
    </style:style>
    <style:style style:name="T721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2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1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2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2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25" style:parent-style-name="Absatz-Standardschriftart" style:family="text">
      <style:text-properties style:font-name="Consolas" fo:font-size="10pt" style:font-size-asian="10pt" fo:background-color="#B2B2B2"/>
    </style:style>
    <style:style style:name="T722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2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2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2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3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3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3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3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4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4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7247" style:parent-style-name="Standard" style:family="paragraph">
      <style:text-properties style:font-name="Consolas" fo:color="#3F5FBF" fo:font-size="10pt" style:font-size-asian="10pt" fo:background-color="#B2B2B2"/>
    </style:style>
    <style:style style:name="P7248" style:parent-style-name="Standard" style:family="paragraph">
      <style:text-properties style:font-name="Consolas" fo:color="#3F5FBF" fo:font-size="10pt" style:font-size-asian="10pt" fo:background-color="#B2B2B2"/>
    </style:style>
    <style:style style:name="T7249" style:parent-style-name="Absatz-Standardschriftart" style:family="text">
      <style:text-properties style:font-name="Consolas" fo:color="#000000" fo:font-size="10pt" style:font-size-asian="10pt"/>
    </style:style>
    <style:style style:name="T725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5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52" style:parent-style-name="Absatz-Standardschriftart" style:family="text">
      <style:text-properties style:font-name="Consolas" fo:font-size="10pt" style:font-size-asian="10pt" fo:background-color="#B2B2B2"/>
    </style:style>
    <style:style style:name="T725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2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5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2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5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6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61" style:parent-style-name="Absatz-Standardschriftart" style:family="text">
      <style:text-properties style:font-name="Consolas" fo:font-size="10pt" style:font-size-asian="10pt" fo:background-color="#B2B2B2"/>
    </style:style>
    <style:style style:name="T726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2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6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265" style:parent-style-name="Absatz-Standardschriftart" style:family="text">
      <style:text-properties style:font-name="Consolas" fo:font-size="10pt" style:font-size-asian="10pt" fo:background-color="#B2B2B2"/>
    </style:style>
    <style:style style:name="T726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2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6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26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7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7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75" style:parent-style-name="Absatz-Standardschriftart" style:family="text">
      <style:text-properties style:font-name="Consolas" fo:font-size="10pt" style:font-size-asian="10pt" fo:background-color="#B2B2B2"/>
    </style:style>
    <style:style style:name="T727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2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7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27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8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85" style:parent-style-name="Absatz-Standardschriftart" style:family="text">
      <style:text-properties style:font-name="Consolas" fo:font-size="10pt" style:font-size-asian="10pt" fo:background-color="#B2B2B2"/>
    </style:style>
    <style:style style:name="T728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2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8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28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29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295" style:parent-style-name="Absatz-Standardschriftart" style:family="text">
      <style:text-properties style:font-name="Consolas" fo:font-size="10pt" style:font-size-asian="10pt" fo:background-color="#B2B2B2"/>
    </style:style>
    <style:style style:name="T729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2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29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2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0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05" style:parent-style-name="Absatz-Standardschriftart" style:family="text">
      <style:text-properties style:font-name="Consolas" fo:font-size="10pt" style:font-size-asian="10pt" fo:background-color="#B2B2B2"/>
    </style:style>
    <style:style style:name="T730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0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1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1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15" style:parent-style-name="Absatz-Standardschriftart" style:family="text">
      <style:text-properties style:font-name="Consolas" fo:font-size="10pt" style:font-size-asian="10pt" fo:background-color="#B2B2B2"/>
    </style:style>
    <style:style style:name="T731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1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1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2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2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2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29" style:parent-style-name="Absatz-Standardschriftart" style:family="text">
      <style:text-properties style:font-name="Consolas" fo:font-size="10pt" style:font-size-asian="10pt" fo:background-color="#B2B2B2"/>
    </style:style>
    <style:style style:name="T733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3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33" style:parent-style-name="Absatz-Standardschriftart" style:family="text">
      <style:text-properties style:font-name="Consolas" fo:font-size="10pt" style:font-size-asian="10pt" fo:background-color="#B2B2B2"/>
    </style:style>
    <style:style style:name="T733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3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4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42" style:parent-style-name="Absatz-Standardschriftart" style:family="text">
      <style:text-properties style:font-name="Consolas" fo:font-size="10pt" style:font-size-asian="10pt" fo:background-color="#B2B2B2"/>
    </style:style>
    <style:style style:name="T734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4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4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4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5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51" style:parent-style-name="Absatz-Standardschriftart" style:family="text">
      <style:text-properties style:font-name="Consolas" fo:font-size="10pt" style:font-size-asian="10pt" fo:background-color="#B2B2B2"/>
    </style:style>
    <style:style style:name="T735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5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5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5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60" style:parent-style-name="Absatz-Standardschriftart" style:family="text">
      <style:text-properties style:font-name="Consolas" fo:font-size="10pt" style:font-size-asian="10pt" fo:background-color="#B2B2B2"/>
    </style:style>
    <style:style style:name="T736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6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6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69" style:parent-style-name="Absatz-Standardschriftart" style:family="text">
      <style:text-properties style:font-name="Consolas" fo:font-size="10pt" style:font-size-asian="10pt" fo:background-color="#B2B2B2"/>
    </style:style>
    <style:style style:name="T737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7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73" style:parent-style-name="Absatz-Standardschriftart" style:family="text">
      <style:text-properties style:font-name="Consolas" fo:font-size="10pt" style:font-size-asian="10pt" fo:background-color="#B2B2B2"/>
    </style:style>
    <style:style style:name="T737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7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8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82" style:parent-style-name="Absatz-Standardschriftart" style:family="text">
      <style:text-properties style:font-name="Consolas" fo:font-size="10pt" style:font-size-asian="10pt" fo:background-color="#B2B2B2"/>
    </style:style>
    <style:style style:name="T738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3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8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38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9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9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3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39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399" style:parent-style-name="Absatz-Standardschriftart" style:family="text">
      <style:text-properties style:font-name="Consolas" fo:font-size="10pt" style:font-size-asian="10pt" fo:background-color="#B2B2B2"/>
    </style:style>
    <style:style style:name="T740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4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0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4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11" style:parent-style-name="Absatz-Standardschriftart" style:family="text">
      <style:text-properties style:font-name="Consolas" fo:font-size="10pt" style:font-size-asian="10pt" fo:background-color="#B2B2B2"/>
    </style:style>
    <style:style style:name="T741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4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1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41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2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2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23" style:parent-style-name="Absatz-Standardschriftart" style:family="text">
      <style:text-properties style:font-name="Consolas" fo:font-size="10pt" style:font-size-asian="10pt" fo:background-color="#B2B2B2"/>
    </style:style>
    <style:style style:name="T742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4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2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4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3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35" style:parent-style-name="Absatz-Standardschriftart" style:family="text">
      <style:text-properties style:font-name="Consolas" fo:font-size="10pt" style:font-size-asian="10pt" fo:background-color="#B2B2B2"/>
    </style:style>
    <style:style style:name="T743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4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3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43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4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4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47" style:parent-style-name="Absatz-Standardschriftart" style:family="text">
      <style:text-properties style:font-name="Consolas" fo:font-size="10pt" style:font-size-asian="10pt" fo:background-color="#B2B2B2"/>
    </style:style>
    <style:style style:name="T744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4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5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45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5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6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6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6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6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7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7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75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7476" style:parent-style-name="Standard" style:family="paragraph">
      <style:text-properties style:font-name="Consolas" fo:color="#3F5FBF" fo:font-size="10pt" style:font-size-asian="10pt" fo:background-color="#B2B2B2"/>
    </style:style>
    <style:style style:name="P7477" style:parent-style-name="Standard" style:family="paragraph">
      <style:text-properties style:font-name="Consolas" fo:color="#3F5FBF" fo:font-size="10pt" style:font-size-asian="10pt" fo:background-color="#B2B2B2"/>
    </style:style>
    <style:style style:name="T74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7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8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81" style:parent-style-name="Absatz-Standardschriftart" style:family="text">
      <style:text-properties style:font-name="Consolas" fo:font-size="10pt" style:font-size-asian="10pt" fo:background-color="#B2B2B2"/>
    </style:style>
    <style:style style:name="T748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4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8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48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8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490" style:parent-style-name="Absatz-Standardschriftart" style:family="text">
      <style:text-properties style:font-name="Consolas" fo:font-size="10pt" style:font-size-asian="10pt" fo:background-color="#B2B2B2"/>
    </style:style>
    <style:style style:name="T749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4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9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494" style:parent-style-name="Absatz-Standardschriftart" style:family="text">
      <style:text-properties style:font-name="Consolas" fo:font-size="10pt" style:font-size-asian="10pt" fo:background-color="#B2B2B2"/>
    </style:style>
    <style:style style:name="T749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4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49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49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4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0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04" style:parent-style-name="Absatz-Standardschriftart" style:family="text">
      <style:text-properties style:font-name="Consolas" fo:font-size="10pt" style:font-size-asian="10pt" fo:background-color="#B2B2B2"/>
    </style:style>
    <style:style style:name="T750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5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0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5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1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1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14" style:parent-style-name="Absatz-Standardschriftart" style:family="text">
      <style:text-properties style:font-name="Consolas" fo:font-size="10pt" style:font-size-asian="10pt" fo:background-color="#B2B2B2"/>
    </style:style>
    <style:style style:name="T751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5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1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5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2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2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24" style:parent-style-name="Absatz-Standardschriftart" style:family="text">
      <style:text-properties style:font-name="Consolas" fo:font-size="10pt" style:font-size-asian="10pt" fo:background-color="#B2B2B2"/>
    </style:style>
    <style:style style:name="T752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5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2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5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3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34" style:parent-style-name="Absatz-Standardschriftart" style:family="text">
      <style:text-properties style:font-name="Consolas" fo:font-size="10pt" style:font-size-asian="10pt" fo:background-color="#B2B2B2"/>
    </style:style>
    <style:style style:name="T753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5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3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53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4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44" style:parent-style-name="Absatz-Standardschriftart" style:family="text">
      <style:text-properties style:font-name="Consolas" fo:font-size="10pt" style:font-size-asian="10pt" fo:background-color="#B2B2B2"/>
    </style:style>
    <style:style style:name="T754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5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4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5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P7549" style:parent-style-name="Standard" style:family="paragraph">
      <style:text-properties style:font-name="Consolas" fo:color="#3F5FBF" fo:font-size="10pt" style:font-size-asian="10pt" fo:background-color="#B2B2B2"/>
    </style:style>
    <style:style style:name="T75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5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55" style:parent-style-name="Absatz-Standardschriftart" style:family="text">
      <style:text-properties style:font-name="Consolas" fo:font-size="10pt" style:font-size-asian="10pt" fo:background-color="#B2B2B2"/>
    </style:style>
    <style:style style:name="T755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5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5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55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6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75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6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6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7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73" style:parent-style-name="Absatz-Standardschriftart" style:family="text">
      <style:text-properties style:font-name="Consolas" fo:font-size="10pt" style:font-size-asian="10pt" fo:background-color="#B2B2B2"/>
    </style:style>
    <style:style style:name="T757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5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7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5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8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8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8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590" style:parent-style-name="Absatz-Standardschriftart" style:family="text">
      <style:text-properties style:font-name="Consolas" fo:font-size="10pt" style:font-size-asian="10pt" fo:background-color="#B2B2B2"/>
    </style:style>
    <style:style style:name="T759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5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9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5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5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5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0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02" style:parent-style-name="Absatz-Standardschriftart" style:family="text">
      <style:text-properties style:font-name="Consolas" fo:font-size="10pt" style:font-size-asian="10pt" fo:background-color="#B2B2B2"/>
    </style:style>
    <style:style style:name="T760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6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0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6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1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1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14" style:parent-style-name="Absatz-Standardschriftart" style:family="text">
      <style:text-properties style:font-name="Consolas" fo:font-size="10pt" style:font-size-asian="10pt" fo:background-color="#B2B2B2"/>
    </style:style>
    <style:style style:name="T761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6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1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6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2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26" style:parent-style-name="Absatz-Standardschriftart" style:family="text">
      <style:text-properties style:font-name="Consolas" fo:font-size="10pt" style:font-size-asian="10pt" fo:background-color="#B2B2B2"/>
    </style:style>
    <style:style style:name="T762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6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2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6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3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3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38" style:parent-style-name="Absatz-Standardschriftart" style:family="text">
      <style:text-properties style:font-name="Consolas" fo:font-size="10pt" style:font-size-asian="10pt" fo:background-color="#B2B2B2"/>
    </style:style>
    <style:style style:name="T763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6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4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6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4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4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4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5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5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5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6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6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65" style:parent-style-name="Absatz-Standardschriftart" style:family="text">
      <style:text-properties style:font-name="Consolas" fo:font-size="10pt" style:font-size-asian="10pt" fo:background-color="#B2B2B2"/>
    </style:style>
    <style:style style:name="T766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6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6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669" style:parent-style-name="Absatz-Standardschriftart" style:family="text">
      <style:text-properties style:font-name="Consolas" fo:font-size="10pt" style:font-size-asian="10pt" fo:background-color="#B2B2B2"/>
    </style:style>
    <style:style style:name="T767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6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7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67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7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78" style:parent-style-name="Absatz-Standardschriftart" style:family="text">
      <style:text-properties style:font-name="Consolas" fo:font-size="10pt" style:font-size-asian="10pt" fo:background-color="#B2B2B2"/>
    </style:style>
    <style:style style:name="T767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6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8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68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8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8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87" style:parent-style-name="Absatz-Standardschriftart" style:family="text">
      <style:text-properties style:font-name="Consolas" fo:font-size="10pt" style:font-size-asian="10pt" fo:background-color="#B2B2B2"/>
    </style:style>
    <style:style style:name="T768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6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9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69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69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696" style:parent-style-name="Absatz-Standardschriftart" style:family="text">
      <style:text-properties style:font-name="Consolas" fo:font-size="10pt" style:font-size-asian="10pt" fo:background-color="#B2B2B2"/>
    </style:style>
    <style:style style:name="T769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6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69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0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705" style:parent-style-name="Absatz-Standardschriftart" style:family="text">
      <style:text-properties style:font-name="Consolas" fo:font-size="10pt" style:font-size-asian="10pt" fo:background-color="#B2B2B2"/>
    </style:style>
    <style:style style:name="T770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0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09" style:parent-style-name="Absatz-Standardschriftart" style:family="text">
      <style:text-properties style:font-name="Consolas" fo:font-size="10pt" style:font-size-asian="10pt" fo:background-color="#B2B2B2"/>
    </style:style>
    <style:style style:name="T771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1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1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1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1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1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71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1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7720" style:parent-style-name="Standard" style:family="paragraph">
      <style:text-properties style:font-name="Consolas" fo:color="#3F5FBF" fo:font-size="10pt" style:font-size-asian="10pt" fo:background-color="#B2B2B2"/>
    </style:style>
    <style:style style:name="P7721" style:parent-style-name="Standard" style:family="paragraph">
      <style:text-properties style:font-name="Consolas" fo:color="#3F5FBF" fo:font-size="10pt" style:font-size-asian="10pt" fo:background-color="#B2B2B2"/>
    </style:style>
    <style:style style:name="T77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2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725" style:parent-style-name="Absatz-Standardschriftart" style:family="text">
      <style:text-properties style:font-name="Consolas" fo:font-size="10pt" style:font-size-asian="10pt" fo:background-color="#B2B2B2"/>
    </style:style>
    <style:style style:name="T772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2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29" style:parent-style-name="Absatz-Standardschriftart" style:family="text">
      <style:text-properties style:font-name="Consolas" fo:font-size="10pt" style:font-size-asian="10pt" fo:background-color="#B2B2B2"/>
    </style:style>
    <style:style style:name="T773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3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35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77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3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739" style:parent-style-name="Absatz-Standardschriftart" style:family="text">
      <style:text-properties style:font-name="Consolas" fo:font-size="10pt" style:font-size-asian="10pt" fo:background-color="#B2B2B2"/>
    </style:style>
    <style:style style:name="T774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4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4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4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4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7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5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5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754" style:parent-style-name="Absatz-Standardschriftart" style:family="text">
      <style:text-properties style:font-name="Consolas" fo:font-size="10pt" style:font-size-asian="10pt" fo:background-color="#B2B2B2"/>
    </style:style>
    <style:style style:name="T775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5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6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6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765" style:parent-style-name="Absatz-Standardschriftart" style:family="text">
      <style:text-properties style:font-name="Consolas" fo:font-size="10pt" style:font-size-asian="10pt" fo:background-color="#B2B2B2"/>
    </style:style>
    <style:style style:name="T776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6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69" style:parent-style-name="Absatz-Standardschriftart" style:family="text">
      <style:text-properties style:font-name="Consolas" fo:font-size="10pt" style:font-size-asian="10pt" fo:background-color="#B2B2B2"/>
    </style:style>
    <style:style style:name="T777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7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7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7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7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780" style:parent-style-name="Absatz-Standardschriftart" style:family="text">
      <style:text-properties style:font-name="Consolas" fo:font-size="10pt" style:font-size-asian="10pt" fo:background-color="#B2B2B2"/>
    </style:style>
    <style:style style:name="T778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8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84" style:parent-style-name="Absatz-Standardschriftart" style:family="text">
      <style:text-properties style:font-name="Consolas" fo:font-size="10pt" style:font-size-asian="10pt" fo:background-color="#B2B2B2"/>
    </style:style>
    <style:style style:name="T778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8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8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79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795" style:parent-style-name="Absatz-Standardschriftart" style:family="text">
      <style:text-properties style:font-name="Consolas" fo:font-size="10pt" style:font-size-asian="10pt" fo:background-color="#B2B2B2"/>
    </style:style>
    <style:style style:name="T779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7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79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7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0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0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0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1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16" style:parent-style-name="Absatz-Standardschriftart" style:family="text">
      <style:text-properties style:font-name="Consolas" fo:font-size="10pt" style:font-size-asian="10pt" fo:background-color="#B2B2B2"/>
    </style:style>
    <style:style style:name="T781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8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1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82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2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30" style:parent-style-name="Absatz-Standardschriftart" style:family="text">
      <style:text-properties style:font-name="Consolas" fo:font-size="10pt" style:font-size-asian="10pt" fo:background-color="#B2B2B2"/>
    </style:style>
    <style:style style:name="T783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8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3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8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4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44" style:parent-style-name="Absatz-Standardschriftart" style:family="text">
      <style:text-properties style:font-name="Consolas" fo:font-size="10pt" style:font-size-asian="10pt" fo:background-color="#B2B2B2"/>
    </style:style>
    <style:style style:name="T784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8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4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8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5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58" style:parent-style-name="Absatz-Standardschriftart" style:family="text">
      <style:text-properties style:font-name="Consolas" fo:font-size="10pt" style:font-size-asian="10pt" fo:background-color="#B2B2B2"/>
    </style:style>
    <style:style style:name="T785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8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6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86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6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7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7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7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8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8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8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9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9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9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8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8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89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0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0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0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7904" style:parent-style-name="Standard" style:family="paragraph">
      <style:text-properties style:font-name="Consolas" fo:color="#3F5FBF" fo:font-size="10pt" style:font-size-asian="10pt" fo:background-color="#B2B2B2"/>
    </style:style>
    <style:style style:name="P7905" style:parent-style-name="Standard" style:family="paragraph">
      <style:text-properties style:font-name="Consolas" fo:color="#3F5FBF" fo:font-size="10pt" style:font-size-asian="10pt" fo:background-color="#B2B2B2"/>
    </style:style>
    <style:style style:name="T79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0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0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09" style:parent-style-name="Absatz-Standardschriftart" style:family="text">
      <style:text-properties style:font-name="Consolas" fo:font-size="10pt" style:font-size-asian="10pt" fo:background-color="#B2B2B2"/>
    </style:style>
    <style:style style:name="T791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1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13" style:parent-style-name="Absatz-Standardschriftart" style:family="text">
      <style:text-properties style:font-name="Consolas" fo:font-size="10pt" style:font-size-asian="10pt" fo:background-color="#B2B2B2"/>
    </style:style>
    <style:style style:name="T791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1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1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1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79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2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2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23" style:parent-style-name="Absatz-Standardschriftart" style:family="text">
      <style:text-properties style:font-name="Consolas" fo:font-size="10pt" style:font-size-asian="10pt" fo:background-color="#B2B2B2"/>
    </style:style>
    <style:style style:name="T792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2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2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3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32" style:parent-style-name="Absatz-Standardschriftart" style:family="text">
      <style:text-properties style:font-name="Consolas" fo:font-size="10pt" style:font-size-asian="10pt" fo:background-color="#B2B2B2"/>
    </style:style>
    <style:style style:name="T793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3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3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4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42" style:parent-style-name="Absatz-Standardschriftart" style:family="text">
      <style:text-properties style:font-name="Consolas" fo:font-size="10pt" style:font-size-asian="10pt" fo:background-color="#B2B2B2"/>
    </style:style>
    <style:style style:name="T794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4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4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5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5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52" style:parent-style-name="Absatz-Standardschriftart" style:family="text">
      <style:text-properties style:font-name="Consolas" fo:font-size="10pt" style:font-size-asian="10pt" fo:background-color="#B2B2B2"/>
    </style:style>
    <style:style style:name="T795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5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6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62" style:parent-style-name="Absatz-Standardschriftart" style:family="text">
      <style:text-properties style:font-name="Consolas" fo:font-size="10pt" style:font-size-asian="10pt" fo:background-color="#B2B2B2"/>
    </style:style>
    <style:style style:name="T796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6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7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72" style:parent-style-name="Absatz-Standardschriftart" style:family="text">
      <style:text-properties style:font-name="Consolas" fo:font-size="10pt" style:font-size-asian="10pt" fo:background-color="#B2B2B2"/>
    </style:style>
    <style:style style:name="T797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7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80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79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8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8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86" style:parent-style-name="Absatz-Standardschriftart" style:family="text">
      <style:text-properties style:font-name="Consolas" fo:font-size="10pt" style:font-size-asian="10pt" fo:background-color="#B2B2B2"/>
    </style:style>
    <style:style style:name="T798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8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79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799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7996" style:parent-style-name="Absatz-Standardschriftart" style:family="text">
      <style:text-properties style:font-name="Consolas" fo:font-size="10pt" style:font-size-asian="10pt" fo:background-color="#B2B2B2"/>
    </style:style>
    <style:style style:name="T799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79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799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0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0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0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10" style:parent-style-name="Absatz-Standardschriftart" style:family="text">
      <style:text-properties style:font-name="Consolas" fo:font-size="10pt" style:font-size-asian="10pt" fo:background-color="#B2B2B2"/>
    </style:style>
    <style:style style:name="T801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0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1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1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20" style:parent-style-name="Absatz-Standardschriftart" style:family="text">
      <style:text-properties style:font-name="Consolas" fo:font-size="10pt" style:font-size-asian="10pt" fo:background-color="#B2B2B2"/>
    </style:style>
    <style:style style:name="T802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0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2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2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30" style:parent-style-name="Absatz-Standardschriftart" style:family="text">
      <style:text-properties style:font-name="Consolas" fo:font-size="10pt" style:font-size-asian="10pt" fo:background-color="#B2B2B2"/>
    </style:style>
    <style:style style:name="T803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0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3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3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3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40" style:parent-style-name="Absatz-Standardschriftart" style:family="text">
      <style:text-properties style:font-name="Consolas" fo:font-size="10pt" style:font-size-asian="10pt" fo:background-color="#B2B2B2"/>
    </style:style>
    <style:style style:name="T804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0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4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4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50" style:parent-style-name="Absatz-Standardschriftart" style:family="text">
      <style:text-properties style:font-name="Consolas" fo:font-size="10pt" style:font-size-asian="10pt" fo:background-color="#B2B2B2"/>
    </style:style>
    <style:style style:name="T80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0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5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60" style:parent-style-name="Absatz-Standardschriftart" style:family="text">
      <style:text-properties style:font-name="Consolas" fo:font-size="10pt" style:font-size-asian="10pt" fo:background-color="#B2B2B2"/>
    </style:style>
    <style:style style:name="T806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0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6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6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6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7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7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74" style:parent-style-name="Absatz-Standardschriftart" style:family="text">
      <style:text-properties style:font-name="Consolas" fo:font-size="10pt" style:font-size-asian="10pt" fo:background-color="#B2B2B2"/>
    </style:style>
    <style:style style:name="T807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0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7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07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8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8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08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0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8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0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08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087" style:parent-style-name="Standard" style:family="paragraph">
      <style:text-properties style:font-name="Consolas" fo:color="#3F5FBF" fo:font-size="10pt" style:font-size-asian="10pt" fo:background-color="#B2B2B2"/>
    </style:style>
    <style:style style:name="P8088" style:parent-style-name="Standard" style:family="paragraph">
      <style:text-properties style:font-name="Consolas" fo:color="#3F5FBF" fo:font-size="10pt" style:font-size-asian="10pt" fo:background-color="#B2B2B2"/>
    </style:style>
    <style:style style:name="P8089" style:parent-style-name="Standard" style:family="paragraph">
      <style:text-properties style:font-name="Consolas" fo:color="#3F5FBF" fo:font-size="10pt" style:font-size-asian="10pt" fo:background-color="#B2B2B2"/>
    </style:style>
    <style:style style:name="P8090" style:parent-style-name="Standard" style:family="paragraph">
      <style:text-properties style:font-name="Consolas" fo:color="#3F5FBF" fo:font-size="10pt" style:font-size-asian="10pt" fo:background-color="#B2B2B2"/>
    </style:style>
    <style:style style:name="P8091" style:parent-style-name="Standard" style:family="paragraph">
      <style:text-properties style:font-name="Consolas" fo:color="#3F5FBF" fo:font-size="10pt" style:font-size-asian="10pt" fo:background-color="#B2B2B2"/>
    </style:style>
    <style:style style:name="P8092" style:parent-style-name="Standard" style:family="paragraph">
      <style:text-properties style:font-name="Consolas" fo:color="#3F5FBF" fo:font-size="10pt" style:font-size-asian="10pt" fo:background-color="#B2B2B2"/>
    </style:style>
    <style:style style:name="P8093" style:parent-style-name="Standard" style:family="paragraph">
      <style:text-properties style:font-name="Consolas" fo:color="#3F5FBF" fo:font-size="10pt" style:font-size-asian="10pt" fo:background-color="#B2B2B2"/>
    </style:style>
    <style:style style:name="P8094" style:parent-style-name="Standard" style:family="paragraph">
      <style:text-properties style:font-name="Consolas" fo:color="#3F5FBF" fo:font-size="10pt" style:font-size-asian="10pt" fo:background-color="#B2B2B2"/>
    </style:style>
    <style:style style:name="P8095" style:parent-style-name="Standard" style:family="paragraph">
      <style:text-properties style:font-name="Consolas" fo:color="#3F5FBF" fo:font-size="10pt" style:font-size-asian="10pt" fo:background-color="#B2B2B2"/>
    </style:style>
    <style:style style:name="P8096" style:parent-style-name="Standard" style:family="paragraph">
      <style:text-properties style:font-name="Consolas" fo:color="#3F5FBF" fo:font-size="10pt" style:font-size-asian="10pt" fo:background-color="#B2B2B2"/>
    </style:style>
    <style:style style:name="P8097" style:parent-style-name="Standard" style:family="paragraph">
      <style:text-properties style:font-name="Consolas" fo:color="#3F5FBF" fo:font-size="10pt" style:font-size-asian="10pt" fo:background-color="#B2B2B2"/>
    </style:style>
    <style:style style:name="P8098" style:parent-style-name="Standard" style:family="paragraph">
      <style:text-properties style:font-name="Consolas" fo:color="#3F5FBF" fo:font-size="10pt" style:font-size-asian="10pt" fo:background-color="#B2B2B2"/>
    </style:style>
    <style:style style:name="P8099" style:parent-style-name="Standard" style:family="paragraph">
      <style:text-properties style:font-name="Consolas" fo:color="#000000" fo:font-size="10pt" style:font-size-asian="10pt" fo:background-color="#B2B2B2"/>
    </style:style>
    <style:style style:name="T81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01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102" style:parent-style-name="Standard" style:family="paragraph">
      <style:text-properties style:font-name="Consolas" fo:color="#3F5FBF" fo:font-size="10pt" style:font-size-asian="10pt" fo:background-color="#B2B2B2"/>
    </style:style>
    <style:style style:name="P8103" style:parent-style-name="Standard" style:family="paragraph">
      <style:text-properties style:font-name="Consolas" fo:color="#3F5FBF" fo:font-size="10pt" style:font-size-asian="10pt" fo:background-color="#B2B2B2"/>
    </style:style>
    <style:style style:name="T81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0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0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07" style:parent-style-name="Absatz-Standardschriftart" style:family="text">
      <style:text-properties style:font-name="Consolas" fo:font-size="10pt" style:font-size-asian="10pt" fo:background-color="#B2B2B2"/>
    </style:style>
    <style:style style:name="T810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1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1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1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1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1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2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2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22" style:parent-style-name="Absatz-Standardschriftart" style:family="text">
      <style:text-properties style:font-name="Consolas" fo:font-size="10pt" style:font-size-asian="10pt" fo:background-color="#B2B2B2"/>
    </style:style>
    <style:style style:name="T812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1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2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12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3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3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33" style:parent-style-name="Absatz-Standardschriftart" style:family="text">
      <style:text-properties style:font-name="Consolas" fo:font-size="10pt" style:font-size-asian="10pt" fo:background-color="#B2B2B2"/>
    </style:style>
    <style:style style:name="T813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1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3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13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4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44" style:parent-style-name="Absatz-Standardschriftart" style:family="text">
      <style:text-properties style:font-name="Consolas" fo:font-size="10pt" style:font-size-asian="10pt" fo:background-color="#B2B2B2"/>
    </style:style>
    <style:style style:name="T814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1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4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1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5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55" style:parent-style-name="Absatz-Standardschriftart" style:family="text">
      <style:text-properties style:font-name="Consolas" fo:font-size="10pt" style:font-size-asian="10pt" fo:background-color="#B2B2B2"/>
    </style:style>
    <style:style style:name="T815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1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5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15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6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6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6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6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6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7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7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7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77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178" style:parent-style-name="Standard" style:family="paragraph">
      <style:text-properties style:font-name="Consolas" fo:color="#3F5FBF" fo:font-size="10pt" style:font-size-asian="10pt" fo:background-color="#B2B2B2"/>
    </style:style>
    <style:style style:name="P8179" style:parent-style-name="Standard" style:family="paragraph">
      <style:text-properties style:font-name="Consolas" fo:color="#3F5FBF" fo:font-size="10pt" style:font-size-asian="10pt" fo:background-color="#B2B2B2"/>
    </style:style>
    <style:style style:name="P8180" style:parent-style-name="Standard" style:family="paragraph">
      <style:text-properties style:font-name="Consolas" fo:font-size="10pt" style:font-size-asian="10pt" fo:background-color="#B2B2B2"/>
    </style:style>
    <style:style style:name="T81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8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85" style:parent-style-name="Absatz-Standardschriftart" style:family="text">
      <style:text-properties style:font-name="Consolas" fo:font-size="10pt" style:font-size-asian="10pt" fo:background-color="#B2B2B2"/>
    </style:style>
    <style:style style:name="T818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1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8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189" style:parent-style-name="Absatz-Standardschriftart" style:family="text">
      <style:text-properties style:font-name="Consolas" fo:font-size="10pt" style:font-size-asian="10pt" fo:background-color="#B2B2B2"/>
    </style:style>
    <style:style style:name="T819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1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9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1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95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1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1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19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199" style:parent-style-name="Absatz-Standardschriftart" style:family="text">
      <style:text-properties style:font-name="Consolas" fo:font-size="10pt" style:font-size-asian="10pt" fo:background-color="#B2B2B2"/>
    </style:style>
    <style:style style:name="T820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2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0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2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0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1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1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14" style:parent-style-name="Absatz-Standardschriftart" style:family="text">
      <style:text-properties style:font-name="Consolas" fo:font-size="10pt" style:font-size-asian="10pt" fo:background-color="#B2B2B2"/>
    </style:style>
    <style:style style:name="T821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2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1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2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2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25" style:parent-style-name="Absatz-Standardschriftart" style:family="text">
      <style:text-properties style:font-name="Consolas" fo:font-size="10pt" style:font-size-asian="10pt" fo:background-color="#B2B2B2"/>
    </style:style>
    <style:style style:name="T822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2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2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22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3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3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3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3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3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4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47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248" style:parent-style-name="Standard" style:family="paragraph">
      <style:text-properties style:font-name="Consolas" fo:color="#000000" fo:font-size="10pt" style:font-size-asian="10pt" fo:background-color="#B2B2B2"/>
    </style:style>
    <style:style style:name="T82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5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5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52" style:parent-style-name="Absatz-Standardschriftart" style:family="text">
      <style:text-properties style:font-name="Consolas" fo:font-size="10pt" style:font-size-asian="10pt" fo:background-color="#B2B2B2"/>
    </style:style>
    <style:style style:name="T825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2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5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256" style:parent-style-name="Absatz-Standardschriftart" style:family="text">
      <style:text-properties style:font-name="Consolas" fo:font-size="10pt" style:font-size-asian="10pt" fo:background-color="#B2B2B2"/>
    </style:style>
    <style:style style:name="T825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2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5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26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62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2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6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66" style:parent-style-name="Absatz-Standardschriftart" style:family="text">
      <style:text-properties style:font-name="Consolas" fo:font-size="10pt" style:font-size-asian="10pt" fo:background-color="#B2B2B2"/>
    </style:style>
    <style:style style:name="T826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2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6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2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7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7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7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7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8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81" style:parent-style-name="Absatz-Standardschriftart" style:family="text">
      <style:text-properties style:font-name="Consolas" fo:font-size="10pt" style:font-size-asian="10pt" fo:background-color="#B2B2B2"/>
    </style:style>
    <style:style style:name="T828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2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8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28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9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9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292" style:parent-style-name="Absatz-Standardschriftart" style:family="text">
      <style:text-properties style:font-name="Consolas" fo:font-size="10pt" style:font-size-asian="10pt" fo:background-color="#B2B2B2"/>
    </style:style>
    <style:style style:name="T829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2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9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29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2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2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0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3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0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0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30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0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1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3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P8312" style:parent-style-name="Standard" style:family="paragraph">
      <style:text-properties style:font-name="Consolas" fo:color="#000000" fo:font-size="10pt" style:font-size-asian="10pt" fo:background-color="#B2B2B2"/>
    </style:style>
    <style:style style:name="T83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1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1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1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317" style:parent-style-name="Absatz-Standardschriftart" style:family="text">
      <style:text-properties style:font-name="Consolas" fo:font-size="10pt" style:font-size-asian="10pt" fo:background-color="#B2B2B2"/>
    </style:style>
    <style:style style:name="T831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3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2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321" style:parent-style-name="Absatz-Standardschriftart" style:family="text">
      <style:text-properties style:font-name="Consolas" fo:font-size="10pt" style:font-size-asian="10pt" fo:background-color="#B2B2B2"/>
    </style:style>
    <style:style style:name="T832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3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2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32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27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328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29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30" style:parent-style-name="Absatz-Standardschriftart" style:family="text">
      <style:text-properties style:font-name="Consolas" fo:font-weight="bold" style:font-weight-asian="bold" style:font-weight-complex="bold" fo:color="#3F7F7F" fo:font-size="10pt" style:font-size-asian="10pt" fo:background-color="#B2B2B2"/>
    </style:style>
    <style:style style:name="T8331" style:parent-style-name="Absatz-Standardschriftart" style:family="text">
      <style:text-properties style:font-name="Consolas" fo:font-weight="bold" style:font-weight-asian="bold" style:font-weight-complex="bold" fo:font-size="10pt" style:font-size-asian="10pt" fo:background-color="#B2B2B2"/>
    </style:style>
    <style:style style:name="T8332" style:parent-style-name="Absatz-Standardschriftart" style:family="text">
      <style:text-properties style:font-name="Consolas" fo:font-weight="bold" style:font-weight-asian="bold" style:font-weight-complex="bold" fo:color="#7F007F" fo:font-size="10pt" style:font-size-asian="10pt" fo:background-color="#B2B2B2"/>
    </style:style>
    <style:style style:name="T8333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34" style:parent-style-name="Absatz-Standardschriftart" style:family="text">
      <style:text-properties style:font-name="Consolas" fo:font-weight="bold" style:font-weight-asian="bold" style:font-weight-complex="bold" fo:font-style="italic" style:font-style-asian="italic" fo:color="#2A00FF" fo:font-size="10pt" style:font-size-asian="10pt" fo:background-color="#B2B2B2"/>
    </style:style>
    <style:style style:name="T8335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36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37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38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39" style:parent-style-name="Absatz-Standardschriftart" style:family="text">
      <style:text-properties style:font-name="Consolas" fo:font-weight="bold" style:font-weight-asian="bold" style:font-weight-complex="bold" fo:color="#3F7F7F" fo:font-size="10pt" style:font-size-asian="10pt" fo:background-color="#B2B2B2"/>
    </style:style>
    <style:style style:name="T8340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41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42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43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44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45" style:parent-style-name="Absatz-Standardschriftart" style:family="text">
      <style:text-properties style:font-name="Consolas" fo:font-weight="bold" style:font-weight-asian="bold" style:font-weight-complex="bold" fo:color="#3F7F7F" fo:font-size="10pt" style:font-size-asian="10pt" fo:background-color="#B2B2B2"/>
    </style:style>
    <style:style style:name="T8346" style:parent-style-name="Absatz-Standardschriftart" style:family="text">
      <style:text-properties style:font-name="Consolas" fo:font-weight="bold" style:font-weight-asian="bold" style:font-weight-complex="bold" fo:font-size="10pt" style:font-size-asian="10pt" fo:background-color="#B2B2B2"/>
    </style:style>
    <style:style style:name="T8347" style:parent-style-name="Absatz-Standardschriftart" style:family="text">
      <style:text-properties style:font-name="Consolas" fo:font-weight="bold" style:font-weight-asian="bold" style:font-weight-complex="bold" fo:color="#7F007F" fo:font-size="10pt" style:font-size-asian="10pt" fo:background-color="#B2B2B2"/>
    </style:style>
    <style:style style:name="T8348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49" style:parent-style-name="Absatz-Standardschriftart" style:family="text">
      <style:text-properties style:font-name="Consolas" fo:font-weight="bold" style:font-weight-asian="bold" style:font-weight-complex="bold" fo:font-style="italic" style:font-style-asian="italic" fo:color="#2A00FF" fo:font-size="10pt" style:font-size-asian="10pt" fo:background-color="#B2B2B2"/>
    </style:style>
    <style:style style:name="T8350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51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52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53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54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55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56" style:parent-style-name="Absatz-Standardschriftart" style:family="text">
      <style:text-properties style:font-name="Consolas" fo:font-weight="bold" style:font-weight-asian="bold" style:font-weight-complex="bold" fo:color="#3F7F7F" fo:font-size="10pt" style:font-size-asian="10pt" fo:background-color="#B2B2B2"/>
    </style:style>
    <style:style style:name="T8357" style:parent-style-name="Absatz-Standardschriftart" style:family="text">
      <style:text-properties style:font-name="Consolas" fo:font-weight="bold" style:font-weight-asian="bold" style:font-weight-complex="bold" fo:font-size="10pt" style:font-size-asian="10pt" fo:background-color="#B2B2B2"/>
    </style:style>
    <style:style style:name="T8358" style:parent-style-name="Absatz-Standardschriftart" style:family="text">
      <style:text-properties style:font-name="Consolas" fo:font-weight="bold" style:font-weight-asian="bold" style:font-weight-complex="bold" fo:color="#7F007F" fo:font-size="10pt" style:font-size-asian="10pt" fo:background-color="#B2B2B2"/>
    </style:style>
    <style:style style:name="T8359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60" style:parent-style-name="Absatz-Standardschriftart" style:family="text">
      <style:text-properties style:font-name="Consolas" fo:font-weight="bold" style:font-weight-asian="bold" style:font-weight-complex="bold" fo:font-style="italic" style:font-style-asian="italic" fo:color="#2A00FF" fo:font-size="10pt" style:font-size-asian="10pt" fo:background-color="#B2B2B2"/>
    </style:style>
    <style:style style:name="T8361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62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63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64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65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66" style:parent-style-name="Absatz-Standardschriftart" style:family="text">
      <style:text-properties style:font-name="Consolas" fo:font-weight="bold" style:font-weight-asian="bold" style:font-weight-complex="bold" fo:color="#3F7F7F" fo:font-size="10pt" style:font-size-asian="10pt" fo:background-color="#B2B2B2"/>
    </style:style>
    <style:style style:name="T8367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68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69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70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71" style:parent-style-name="Absatz-Standardschriftart" style:family="text">
      <style:text-properties style:font-name="Consolas" fo:font-weight="bold" style:font-weight-asian="bold" style:font-weight-complex="bold" fo:color="#3F7F7F" fo:font-size="10pt" style:font-size-asian="10pt" fo:background-color="#B2B2B2"/>
    </style:style>
    <style:style style:name="T8372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73" style:parent-style-name="Absatz-Standardschriftart" style:family="text">
      <style:text-properties style:font-name="Consolas" fo:font-weight="bold" style:font-weight-asian="bold" style:font-weight-complex="bold" fo:color="#000000" fo:font-size="10pt" style:font-size-asian="10pt" fo:background-color="#B2B2B2"/>
    </style:style>
    <style:style style:name="T8374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75" style:parent-style-name="Absatz-Standardschriftart" style:family="text">
      <style:text-properties style:font-name="Consolas" fo:font-weight="bold" style:font-weight-asian="bold" style:font-weight-complex="bold" fo:color="#3F7F7F" fo:font-size="10pt" style:font-size-asian="10pt" fo:background-color="#B2B2B2"/>
    </style:style>
    <style:style style:name="T8376" style:parent-style-name="Absatz-Standardschriftart" style:family="text">
      <style:text-properties style:font-name="Consolas" fo:font-weight="bold" style:font-weight-asian="bold" style:font-weight-complex="bold" fo:color="#008080" fo:font-size="10pt" style:font-size-asian="10pt" fo:background-color="#B2B2B2"/>
    </style:style>
    <style:style style:name="T83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79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380" style:parent-style-name="Standard" style:family="paragraph">
      <style:text-properties style:font-name="Consolas" fo:color="#3F5FBF" fo:font-size="10pt" style:font-size-asian="10pt" fo:background-color="#B2B2B2"/>
    </style:style>
    <style:style style:name="P8381" style:parent-style-name="Standard" style:family="paragraph">
      <style:text-properties style:font-name="Consolas" fo:color="#3F5FBF" fo:font-size="10pt" style:font-size-asian="10pt" fo:background-color="#B2B2B2"/>
    </style:style>
    <style:style style:name="T83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8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385" style:parent-style-name="Absatz-Standardschriftart" style:family="text">
      <style:text-properties style:font-name="Consolas" fo:font-size="10pt" style:font-size-asian="10pt" fo:background-color="#B2B2B2"/>
    </style:style>
    <style:style style:name="T838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38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8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389" style:parent-style-name="Absatz-Standardschriftart" style:family="text">
      <style:text-properties style:font-name="Consolas" fo:font-size="10pt" style:font-size-asian="10pt" fo:background-color="#B2B2B2"/>
    </style:style>
    <style:style style:name="T839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3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9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3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39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39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398" style:parent-style-name="Absatz-Standardschriftart" style:family="text">
      <style:text-properties style:font-name="Consolas" fo:font-size="10pt" style:font-size-asian="10pt" fo:background-color="#B2B2B2"/>
    </style:style>
    <style:style style:name="T839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0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02" style:parent-style-name="Absatz-Standardschriftart" style:family="text">
      <style:text-properties style:font-name="Consolas" fo:font-size="10pt" style:font-size-asian="10pt" fo:background-color="#B2B2B2"/>
    </style:style>
    <style:style style:name="T840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0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0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0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410" style:parent-style-name="Absatz-Standardschriftart" style:family="text">
      <style:text-properties style:font-name="Consolas" fo:font-size="10pt" style:font-size-asian="10pt" fo:background-color="#B2B2B2"/>
    </style:style>
    <style:style style:name="T841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1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14" style:parent-style-name="Absatz-Standardschriftart" style:family="text">
      <style:text-properties style:font-name="Consolas" fo:font-size="10pt" style:font-size-asian="10pt" fo:background-color="#B2B2B2"/>
    </style:style>
    <style:style style:name="T841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1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1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2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2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422" style:parent-style-name="Absatz-Standardschriftart" style:family="text">
      <style:text-properties style:font-name="Consolas" fo:font-size="10pt" style:font-size-asian="10pt" fo:background-color="#B2B2B2"/>
    </style:style>
    <style:style style:name="T842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2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26" style:parent-style-name="Absatz-Standardschriftart" style:family="text">
      <style:text-properties style:font-name="Consolas" fo:font-size="10pt" style:font-size-asian="10pt" fo:background-color="#B2B2B2"/>
    </style:style>
    <style:style style:name="T842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2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3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434" style:parent-style-name="Absatz-Standardschriftart" style:family="text">
      <style:text-properties style:font-name="Consolas" fo:font-size="10pt" style:font-size-asian="10pt" fo:background-color="#B2B2B2"/>
    </style:style>
    <style:style style:name="T843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3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38" style:parent-style-name="Absatz-Standardschriftart" style:family="text">
      <style:text-properties style:font-name="Consolas" fo:font-size="10pt" style:font-size-asian="10pt" fo:background-color="#B2B2B2"/>
    </style:style>
    <style:style style:name="T843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4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4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446" style:parent-style-name="Absatz-Standardschriftart" style:family="text">
      <style:text-properties style:font-name="Consolas" fo:font-size="10pt" style:font-size-asian="10pt" fo:background-color="#B2B2B2"/>
    </style:style>
    <style:style style:name="T844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4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50" style:parent-style-name="Absatz-Standardschriftart" style:family="text">
      <style:text-properties style:font-name="Consolas" fo:font-size="10pt" style:font-size-asian="10pt" fo:background-color="#B2B2B2"/>
    </style:style>
    <style:style style:name="T84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5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458" style:parent-style-name="Absatz-Standardschriftart" style:family="text">
      <style:text-properties style:font-name="Consolas" fo:font-size="10pt" style:font-size-asian="10pt" fo:background-color="#B2B2B2"/>
    </style:style>
    <style:style style:name="T845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6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62" style:parent-style-name="Absatz-Standardschriftart" style:family="text">
      <style:text-properties style:font-name="Consolas" fo:font-size="10pt" style:font-size-asian="10pt" fo:background-color="#B2B2B2"/>
    </style:style>
    <style:style style:name="T846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6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6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6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6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6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470" style:parent-style-name="Absatz-Standardschriftart" style:family="text">
      <style:text-properties style:font-name="Consolas" fo:font-size="10pt" style:font-size-asian="10pt" fo:background-color="#B2B2B2"/>
    </style:style>
    <style:style style:name="T847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7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74" style:parent-style-name="Absatz-Standardschriftart" style:family="text">
      <style:text-properties style:font-name="Consolas" fo:font-size="10pt" style:font-size-asian="10pt" fo:background-color="#B2B2B2"/>
    </style:style>
    <style:style style:name="T847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7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7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80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481" style:parent-style-name="Standard" style:family="paragraph">
      <style:text-properties style:font-name="Consolas" fo:color="#3F5FBF" fo:font-size="10pt" style:font-size-asian="10pt" fo:background-color="#B2B2B2"/>
    </style:style>
    <style:style style:name="P8482" style:parent-style-name="Standard" style:family="paragraph">
      <style:text-properties style:font-name="Consolas" fo:color="#3F5FBF" fo:font-size="10pt" style:font-size-asian="10pt" fo:background-color="#B2B2B2"/>
    </style:style>
    <style:style style:name="T84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8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8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486" style:parent-style-name="Absatz-Standardschriftart" style:family="text">
      <style:text-properties style:font-name="Consolas" fo:font-size="10pt" style:font-size-asian="10pt" fo:background-color="#B2B2B2"/>
    </style:style>
    <style:style style:name="T848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8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8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90" style:parent-style-name="Absatz-Standardschriftart" style:family="text">
      <style:text-properties style:font-name="Consolas" fo:font-size="10pt" style:font-size-asian="10pt" fo:background-color="#B2B2B2"/>
    </style:style>
    <style:style style:name="T849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4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9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49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4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49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497" style:parent-style-name="Standard" style:family="paragraph">
      <style:text-properties style:font-name="Consolas" fo:color="#3F5FBF" fo:font-size="10pt" style:font-size-asian="10pt" fo:background-color="#B2B2B2"/>
    </style:style>
    <style:style style:name="P8498" style:parent-style-name="Standard" style:family="paragraph">
      <style:text-properties style:font-name="Consolas" fo:color="#3F5FBF" fo:font-size="10pt" style:font-size-asian="10pt" fo:background-color="#B2B2B2"/>
    </style:style>
    <style:style style:name="T84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0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502" style:parent-style-name="Absatz-Standardschriftart" style:family="text">
      <style:text-properties style:font-name="Consolas" fo:font-size="10pt" style:font-size-asian="10pt" fo:background-color="#B2B2B2"/>
    </style:style>
    <style:style style:name="T850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0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06" style:parent-style-name="Absatz-Standardschriftart" style:family="text">
      <style:text-properties style:font-name="Consolas" fo:font-size="10pt" style:font-size-asian="10pt" fo:background-color="#B2B2B2"/>
    </style:style>
    <style:style style:name="T850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0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1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12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513" style:parent-style-name="Absatz-Standardschriftart" style:family="text">
      <style:text-properties style:font-name="Consolas" fo:color="#000000" fo:font-size="10pt" style:font-size-asian="10pt"/>
    </style:style>
    <style:style style:name="T85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1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516" style:parent-style-name="Absatz-Standardschriftart" style:family="text">
      <style:text-properties style:font-name="Consolas" fo:font-size="10pt" style:font-size-asian="10pt" fo:background-color="#B2B2B2"/>
    </style:style>
    <style:style style:name="T851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1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2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P8521" style:parent-style-name="Standard" style:family="paragraph">
      <style:text-properties style:font-name="Consolas" fo:color="#000000" fo:font-size="10pt" style:font-size-asian="10pt" fo:background-color="#B2B2B2"/>
    </style:style>
    <style:style style:name="T85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2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2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52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3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532" style:parent-style-name="Absatz-Standardschriftart" style:family="text">
      <style:text-properties style:font-name="Consolas" fo:font-size="10pt" style:font-size-asian="10pt" fo:background-color="#B2B2B2"/>
    </style:style>
    <style:style style:name="T853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3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36" style:parent-style-name="Absatz-Standardschriftart" style:family="text">
      <style:text-properties style:font-name="Consolas" fo:font-size="10pt" style:font-size-asian="10pt" fo:background-color="#B2B2B2"/>
    </style:style>
    <style:style style:name="T853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3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4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546" style:parent-style-name="Absatz-Standardschriftart" style:family="text">
      <style:text-properties style:font-name="Consolas" fo:font-size="10pt" style:font-size-asian="10pt" fo:background-color="#B2B2B2"/>
    </style:style>
    <style:style style:name="T854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4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50" style:parent-style-name="Absatz-Standardschriftart" style:family="text">
      <style:text-properties style:font-name="Consolas" fo:font-size="10pt" style:font-size-asian="10pt" fo:background-color="#B2B2B2"/>
    </style:style>
    <style:style style:name="T85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5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560" style:parent-style-name="Absatz-Standardschriftart" style:family="text">
      <style:text-properties style:font-name="Consolas" fo:font-size="10pt" style:font-size-asian="10pt" fo:background-color="#B2B2B2"/>
    </style:style>
    <style:style style:name="T856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6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64" style:parent-style-name="Absatz-Standardschriftart" style:family="text">
      <style:text-properties style:font-name="Consolas" fo:font-size="10pt" style:font-size-asian="10pt" fo:background-color="#B2B2B2"/>
    </style:style>
    <style:style style:name="T856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6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68" style:parent-style-name="Absatz-Standardschriftart" style:family="text">
      <style:text-properties style:font-name="Consolas" fo:font-size="10pt" style:font-size-asian="10pt" fo:background-color="#B2B2B2"/>
    </style:style>
    <style:style style:name="T856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7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7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7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577" style:parent-style-name="Standard" style:family="paragraph">
      <style:text-properties style:font-name="Consolas" fo:color="#3F5FBF" fo:font-size="10pt" style:font-size-asian="10pt" fo:background-color="#B2B2B2"/>
    </style:style>
    <style:style style:name="T85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7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8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8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583" style:parent-style-name="Absatz-Standardschriftart" style:family="text">
      <style:text-properties style:font-name="Consolas" fo:font-size="10pt" style:font-size-asian="10pt" fo:background-color="#B2B2B2"/>
    </style:style>
    <style:style style:name="T858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8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87" style:parent-style-name="Absatz-Standardschriftart" style:family="text">
      <style:text-properties style:font-name="Consolas" fo:font-size="10pt" style:font-size-asian="10pt" fo:background-color="#B2B2B2"/>
    </style:style>
    <style:style style:name="T858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8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9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91" style:parent-style-name="Absatz-Standardschriftart" style:family="text">
      <style:text-properties style:font-name="Consolas" fo:font-size="10pt" style:font-size-asian="10pt" fo:background-color="#B2B2B2"/>
    </style:style>
    <style:style style:name="T859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59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9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5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596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5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5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0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P8603" style:parent-style-name="Standard" style:family="paragraph">
      <style:text-properties style:font-name="Consolas" fo:color="#000000" fo:font-size="10pt" style:font-size-asian="10pt" fo:background-color="#B2B2B2"/>
    </style:style>
    <style:style style:name="T86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0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08" style:parent-style-name="Absatz-Standardschriftart" style:family="text">
      <style:text-properties style:font-name="Consolas" fo:font-size="10pt" style:font-size-asian="10pt" fo:background-color="#B2B2B2"/>
    </style:style>
    <style:style style:name="T860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1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1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1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1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18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6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2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2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22" style:parent-style-name="Absatz-Standardschriftart" style:family="text">
      <style:text-properties style:font-name="Consolas" fo:font-size="10pt" style:font-size-asian="10pt" fo:background-color="#B2B2B2"/>
    </style:style>
    <style:style style:name="T862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2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26" style:parent-style-name="Absatz-Standardschriftart" style:family="text">
      <style:text-properties style:font-name="Consolas" fo:font-size="10pt" style:font-size-asian="10pt" fo:background-color="#B2B2B2"/>
    </style:style>
    <style:style style:name="T862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2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3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34" style:parent-style-name="Absatz-Standardschriftart" style:family="text">
      <style:text-properties style:font-name="Consolas" fo:font-size="10pt" style:font-size-asian="10pt" fo:background-color="#B2B2B2"/>
    </style:style>
    <style:style style:name="T863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3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38" style:parent-style-name="Absatz-Standardschriftart" style:family="text">
      <style:text-properties style:font-name="Consolas" fo:font-size="10pt" style:font-size-asian="10pt" fo:background-color="#B2B2B2"/>
    </style:style>
    <style:style style:name="T863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4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4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4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46" style:parent-style-name="Absatz-Standardschriftart" style:family="text">
      <style:text-properties style:font-name="Consolas" fo:font-size="10pt" style:font-size-asian="10pt" fo:background-color="#B2B2B2"/>
    </style:style>
    <style:style style:name="T864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4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50" style:parent-style-name="Absatz-Standardschriftart" style:family="text">
      <style:text-properties style:font-name="Consolas" fo:font-size="10pt" style:font-size-asian="10pt" fo:background-color="#B2B2B2"/>
    </style:style>
    <style:style style:name="T86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5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P8655" style:parent-style-name="Standard" style:family="paragraph">
      <style:text-properties style:font-name="Consolas" fo:color="#3F5FBF" fo:font-size="10pt" style:font-size-asian="10pt" fo:background-color="#B2B2B2"/>
    </style:style>
    <style:style style:name="T86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5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59" style:parent-style-name="Absatz-Standardschriftart" style:family="text">
      <style:text-properties style:font-name="Consolas" fo:font-size="10pt" style:font-size-asian="10pt" fo:background-color="#B2B2B2"/>
    </style:style>
    <style:style style:name="T866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6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63" style:parent-style-name="Absatz-Standardschriftart" style:family="text">
      <style:text-properties style:font-name="Consolas" fo:font-size="10pt" style:font-size-asian="10pt" fo:background-color="#B2B2B2"/>
    </style:style>
    <style:style style:name="T866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6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68" style:parent-style-name="Absatz-Standardschriftart" style:family="text">
      <style:text-properties style:font-name="Consolas" fo:color="#000000" fo:font-size="10pt" style:font-size-asian="10pt"/>
    </style:style>
    <style:style style:name="T8669" style:parent-style-name="Absatz-Standardschriftart" style:family="text">
      <style:text-properties style:font-name="Consolas" fo:color="#3F5FBF" fo:font-size="10pt" style:font-size-asian="10pt"/>
    </style:style>
    <style:style style:name="P8670" style:parent-style-name="Standard" style:family="paragraph">
      <style:text-properties style:font-name="Consolas" fo:color="#3F5FBF" fo:font-size="10pt" style:font-size-asian="10pt" fo:background-color="#B2B2B2"/>
    </style:style>
    <style:style style:name="P8671" style:parent-style-name="Standard" style:family="paragraph">
      <style:text-properties style:font-name="Consolas" fo:color="#3F5FBF" fo:font-size="10pt" style:font-size-asian="10pt" fo:background-color="#B2B2B2"/>
    </style:style>
    <style:style style:name="T86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7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7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75" style:parent-style-name="Absatz-Standardschriftart" style:family="text">
      <style:text-properties style:font-name="Consolas" fo:font-size="10pt" style:font-size-asian="10pt" fo:background-color="#B2B2B2"/>
    </style:style>
    <style:style style:name="T867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7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7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79" style:parent-style-name="Absatz-Standardschriftart" style:family="text">
      <style:text-properties style:font-name="Consolas" fo:font-size="10pt" style:font-size-asian="10pt" fo:background-color="#B2B2B2"/>
    </style:style>
    <style:style style:name="T868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8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85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686" style:parent-style-name="Standard" style:family="paragraph">
      <style:text-properties style:font-name="Consolas" fo:color="#3F5FBF" fo:font-size="10pt" style:font-size-asian="10pt" fo:background-color="#B2B2B2"/>
    </style:style>
    <style:style style:name="P8687" style:parent-style-name="Standard" style:family="paragraph">
      <style:text-properties style:font-name="Consolas" fo:color="#3F5FBF" fo:font-size="10pt" style:font-size-asian="10pt" fo:background-color="#B2B2B2"/>
    </style:style>
    <style:style style:name="P8688" style:parent-style-name="Standard" style:family="paragraph">
      <style:text-properties style:font-name="Consolas" fo:color="#3F5FBF" fo:font-size="10pt" style:font-size-asian="10pt" fo:background-color="#B2B2B2"/>
    </style:style>
    <style:style style:name="P8689" style:parent-style-name="Standard" style:family="paragraph">
      <style:text-properties style:font-name="Consolas" fo:color="#3F5FBF" fo:font-size="10pt" style:font-size-asian="10pt" fo:background-color="#B2B2B2"/>
    </style:style>
    <style:style style:name="T86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9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69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693" style:parent-style-name="Absatz-Standardschriftart" style:family="text">
      <style:text-properties style:font-name="Consolas" fo:font-size="10pt" style:font-size-asian="10pt" fo:background-color="#B2B2B2"/>
    </style:style>
    <style:style style:name="T869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69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697" style:parent-style-name="Absatz-Standardschriftart" style:family="text">
      <style:text-properties style:font-name="Consolas" fo:font-size="10pt" style:font-size-asian="10pt" fo:background-color="#B2B2B2"/>
    </style:style>
    <style:style style:name="T869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6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0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0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03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7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0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0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707" style:parent-style-name="Absatz-Standardschriftart" style:family="text">
      <style:text-properties style:font-name="Consolas" fo:font-size="10pt" style:font-size-asian="10pt" fo:background-color="#B2B2B2"/>
    </style:style>
    <style:style style:name="T870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1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1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71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2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2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722" style:parent-style-name="Absatz-Standardschriftart" style:family="text">
      <style:text-properties style:font-name="Consolas" fo:font-size="10pt" style:font-size-asian="10pt" fo:background-color="#B2B2B2"/>
    </style:style>
    <style:style style:name="T872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2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2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2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3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3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733" style:parent-style-name="Absatz-Standardschriftart" style:family="text">
      <style:text-properties style:font-name="Consolas" fo:font-size="10pt" style:font-size-asian="10pt" fo:background-color="#B2B2B2"/>
    </style:style>
    <style:style style:name="T873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3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37" style:parent-style-name="Absatz-Standardschriftart" style:family="text">
      <style:text-properties style:font-name="Consolas" fo:font-size="10pt" style:font-size-asian="10pt" fo:background-color="#B2B2B2"/>
    </style:style>
    <style:style style:name="T873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4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4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4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4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748" style:parent-style-name="Absatz-Standardschriftart" style:family="text">
      <style:text-properties style:font-name="Consolas" fo:font-size="10pt" style:font-size-asian="10pt" fo:background-color="#B2B2B2"/>
    </style:style>
    <style:style style:name="T874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5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52" style:parent-style-name="Absatz-Standardschriftart" style:family="text">
      <style:text-properties style:font-name="Consolas" fo:font-size="10pt" style:font-size-asian="10pt" fo:background-color="#B2B2B2"/>
    </style:style>
    <style:style style:name="T875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5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5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5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6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6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763" style:parent-style-name="Absatz-Standardschriftart" style:family="text">
      <style:text-properties style:font-name="Consolas" fo:font-size="10pt" style:font-size-asian="10pt" fo:background-color="#B2B2B2"/>
    </style:style>
    <style:style style:name="T876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6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7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7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774" style:parent-style-name="Absatz-Standardschriftart" style:family="text">
      <style:text-properties style:font-name="Consolas" fo:font-size="10pt" style:font-size-asian="10pt" fo:background-color="#B2B2B2"/>
    </style:style>
    <style:style style:name="T877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7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78" style:parent-style-name="Absatz-Standardschriftart" style:family="text">
      <style:text-properties style:font-name="Consolas" fo:font-size="10pt" style:font-size-asian="10pt" fo:background-color="#B2B2B2"/>
    </style:style>
    <style:style style:name="T877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8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8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8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8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789" style:parent-style-name="Absatz-Standardschriftart" style:family="text">
      <style:text-properties style:font-name="Consolas" fo:font-size="10pt" style:font-size-asian="10pt" fo:background-color="#B2B2B2"/>
    </style:style>
    <style:style style:name="T879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9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93" style:parent-style-name="Absatz-Standardschriftart" style:family="text">
      <style:text-properties style:font-name="Consolas" fo:font-size="10pt" style:font-size-asian="10pt" fo:background-color="#B2B2B2"/>
    </style:style>
    <style:style style:name="T879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7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9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7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7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7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0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04" style:parent-style-name="Absatz-Standardschriftart" style:family="text">
      <style:text-properties style:font-name="Consolas" fo:font-size="10pt" style:font-size-asian="10pt" fo:background-color="#B2B2B2"/>
    </style:style>
    <style:style style:name="T880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0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0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1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1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1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1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1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1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2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2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25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826" style:parent-style-name="Standard" style:family="paragraph">
      <style:text-properties style:font-name="Consolas" fo:font-size="10pt" style:font-size-asian="10pt" fo:background-color="#B2B2B2"/>
    </style:style>
    <style:style style:name="P8827" style:parent-style-name="Standard" style:family="paragraph">
      <style:text-properties style:font-name="Consolas" fo:color="#3F5FBF" fo:font-size="10pt" style:font-size-asian="10pt" fo:background-color="#B2B2B2"/>
    </style:style>
    <style:style style:name="P8828" style:parent-style-name="Standard" style:family="paragraph">
      <style:text-properties style:font-name="Consolas" fo:color="#3F5FBF" fo:font-size="10pt" style:font-size-asian="10pt" fo:background-color="#B2B2B2"/>
    </style:style>
    <style:style style:name="P8829" style:parent-style-name="Standard" style:family="paragraph">
      <style:text-properties style:font-name="Consolas" fo:color="#3F5FBF" fo:font-size="10pt" style:font-size-asian="10pt" fo:background-color="#B2B2B2"/>
    </style:style>
    <style:style style:name="P8830" style:parent-style-name="Standard" style:family="paragraph">
      <style:text-properties style:font-name="Consolas" fo:color="#3F5FBF" fo:font-size="10pt" style:font-size-asian="10pt" fo:background-color="#B2B2B2"/>
    </style:style>
    <style:style style:name="T88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3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3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34" style:parent-style-name="Absatz-Standardschriftart" style:family="text">
      <style:text-properties style:font-name="Consolas" fo:font-size="10pt" style:font-size-asian="10pt" fo:background-color="#B2B2B2"/>
    </style:style>
    <style:style style:name="T883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3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38" style:parent-style-name="Absatz-Standardschriftart" style:family="text">
      <style:text-properties style:font-name="Consolas" fo:font-size="10pt" style:font-size-asian="10pt" fo:background-color="#B2B2B2"/>
    </style:style>
    <style:style style:name="T883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4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4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4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4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84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4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4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48" style:parent-style-name="Absatz-Standardschriftart" style:family="text">
      <style:text-properties style:font-name="Consolas" fo:font-size="10pt" style:font-size-asian="10pt" fo:background-color="#B2B2B2"/>
    </style:style>
    <style:style style:name="T884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5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5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5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5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5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5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6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6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63" style:parent-style-name="Absatz-Standardschriftart" style:family="text">
      <style:text-properties style:font-name="Consolas" fo:font-size="10pt" style:font-size-asian="10pt" fo:background-color="#B2B2B2"/>
    </style:style>
    <style:style style:name="T886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6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7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7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7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74" style:parent-style-name="Absatz-Standardschriftart" style:family="text">
      <style:text-properties style:font-name="Consolas" fo:font-size="10pt" style:font-size-asian="10pt" fo:background-color="#B2B2B2"/>
    </style:style>
    <style:style style:name="T887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7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78" style:parent-style-name="Absatz-Standardschriftart" style:family="text">
      <style:text-properties style:font-name="Consolas" fo:font-size="10pt" style:font-size-asian="10pt" fo:background-color="#B2B2B2"/>
    </style:style>
    <style:style style:name="T887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8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8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8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8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889" style:parent-style-name="Absatz-Standardschriftart" style:family="text">
      <style:text-properties style:font-name="Consolas" fo:font-size="10pt" style:font-size-asian="10pt" fo:background-color="#B2B2B2"/>
    </style:style>
    <style:style style:name="T889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9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93" style:parent-style-name="Absatz-Standardschriftart" style:family="text">
      <style:text-properties style:font-name="Consolas" fo:font-size="10pt" style:font-size-asian="10pt" fo:background-color="#B2B2B2"/>
    </style:style>
    <style:style style:name="T889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8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9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8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89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89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0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0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0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1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1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1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14" style:parent-style-name="Absatz-Standardschriftart" style:family="text">
      <style:text-properties style:font-name="Consolas" fo:color="#3F5FBF" fo:font-size="10pt" style:font-size-asian="10pt" fo:background-color="#B2B2B2"/>
    </style:style>
    <style:style style:name="P8915" style:parent-style-name="Standard" style:family="paragraph">
      <style:text-properties style:font-name="Consolas" fo:color="#3F5FBF" fo:font-size="10pt" style:font-size-asian="10pt" fo:background-color="#B2B2B2"/>
    </style:style>
    <style:style style:name="P8916" style:parent-style-name="Standard" style:family="paragraph">
      <style:text-properties style:font-name="Consolas" fo:color="#3F5FBF" fo:font-size="10pt" style:font-size-asian="10pt" fo:background-color="#B2B2B2"/>
    </style:style>
    <style:style style:name="P8917" style:parent-style-name="Standard" style:family="paragraph">
      <style:text-properties style:font-name="Consolas" fo:color="#3F5FBF" fo:font-size="10pt" style:font-size-asian="10pt" fo:background-color="#B2B2B2"/>
    </style:style>
    <style:style style:name="P8918" style:parent-style-name="Standard" style:family="paragraph">
      <style:text-properties style:font-name="Consolas" fo:color="#3F5FBF" fo:font-size="10pt" style:font-size-asian="10pt" fo:background-color="#B2B2B2"/>
    </style:style>
    <style:style style:name="T89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2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2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22" style:parent-style-name="Absatz-Standardschriftart" style:family="text">
      <style:text-properties style:font-name="Consolas" fo:font-size="10pt" style:font-size-asian="10pt" fo:background-color="#B2B2B2"/>
    </style:style>
    <style:style style:name="T892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9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2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926" style:parent-style-name="Absatz-Standardschriftart" style:family="text">
      <style:text-properties style:font-name="Consolas" fo:font-size="10pt" style:font-size-asian="10pt" fo:background-color="#B2B2B2"/>
    </style:style>
    <style:style style:name="T892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92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2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93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3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32" style:parent-style-name="Absatz-Standardschriftart" style:family="text">
      <style:text-properties style:font-name="Consolas" fo:color="#3F5FBF" fo:font-size="10pt" style:font-size-asian="10pt" fo:background-color="#B2B2B2"/>
    </style:style>
    <style:style style:name="T893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3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36" style:parent-style-name="Absatz-Standardschriftart" style:family="text">
      <style:text-properties style:font-name="Consolas" fo:font-size="10pt" style:font-size-asian="10pt" fo:background-color="#B2B2B2"/>
    </style:style>
    <style:style style:name="T893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9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3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9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4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4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4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4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45" style:parent-style-name="Absatz-Standardschriftart" style:family="text">
      <style:text-properties style:font-name="Consolas" fo:font-size="10pt" style:font-size-asian="10pt" fo:background-color="#B2B2B2"/>
    </style:style>
    <style:style style:name="T894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9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4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949" style:parent-style-name="Absatz-Standardschriftart" style:family="text">
      <style:text-properties style:font-name="Consolas" fo:font-size="10pt" style:font-size-asian="10pt" fo:background-color="#B2B2B2"/>
    </style:style>
    <style:style style:name="T895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9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5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95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5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5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5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5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59" style:parent-style-name="Absatz-Standardschriftart" style:family="text">
      <style:text-properties style:font-name="Consolas" fo:font-size="10pt" style:font-size-asian="10pt" fo:background-color="#B2B2B2"/>
    </style:style>
    <style:style style:name="T896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9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6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96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6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6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6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6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69" style:parent-style-name="Absatz-Standardschriftart" style:family="text">
      <style:text-properties style:font-name="Consolas" fo:font-size="10pt" style:font-size-asian="10pt" fo:background-color="#B2B2B2"/>
    </style:style>
    <style:style style:name="T897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9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7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97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7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7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7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79" style:parent-style-name="Absatz-Standardschriftart" style:family="text">
      <style:text-properties style:font-name="Consolas" fo:font-size="10pt" style:font-size-asian="10pt" fo:background-color="#B2B2B2"/>
    </style:style>
    <style:style style:name="T898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98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8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98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8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8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89" style:parent-style-name="Absatz-Standardschriftart" style:family="text">
      <style:text-properties style:font-name="Consolas" fo:font-size="10pt" style:font-size-asian="10pt" fo:background-color="#B2B2B2"/>
    </style:style>
    <style:style style:name="T899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89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9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89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899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899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8999" style:parent-style-name="Absatz-Standardschriftart" style:family="text">
      <style:text-properties style:font-name="Consolas" fo:font-size="10pt" style:font-size-asian="10pt" fo:background-color="#B2B2B2"/>
    </style:style>
    <style:style style:name="T900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00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0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00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0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0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0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0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1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1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13" style:parent-style-name="Absatz-Standardschriftart" style:family="text">
      <style:text-properties style:font-name="Consolas" fo:font-size="10pt" style:font-size-asian="10pt" fo:background-color="#B2B2B2"/>
    </style:style>
    <style:style style:name="T901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01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1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01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1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2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2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2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2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2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2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30" style:parent-style-name="Absatz-Standardschriftart" style:family="text">
      <style:text-properties style:font-name="Consolas" fo:font-size="10pt" style:font-size-asian="10pt" fo:background-color="#B2B2B2"/>
    </style:style>
    <style:style style:name="T903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03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3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03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3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3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3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4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41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42" style:parent-style-name="Absatz-Standardschriftart" style:family="text">
      <style:text-properties style:font-name="Consolas" fo:font-size="10pt" style:font-size-asian="10pt" fo:background-color="#B2B2B2"/>
    </style:style>
    <style:style style:name="T904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04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4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04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4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4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5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5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5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53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54" style:parent-style-name="Absatz-Standardschriftart" style:family="text">
      <style:text-properties style:font-name="Consolas" fo:font-size="10pt" style:font-size-asian="10pt" fo:background-color="#B2B2B2"/>
    </style:style>
    <style:style style:name="T905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0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5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0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6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6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6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6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6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66" style:parent-style-name="Absatz-Standardschriftart" style:family="text">
      <style:text-properties style:font-name="Consolas" fo:font-size="10pt" style:font-size-asian="10pt" fo:background-color="#B2B2B2"/>
    </style:style>
    <style:style style:name="T906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06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6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07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7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7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7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7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7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78" style:parent-style-name="Absatz-Standardschriftart" style:family="text">
      <style:text-properties style:font-name="Consolas" fo:font-size="10pt" style:font-size-asian="10pt" fo:background-color="#B2B2B2"/>
    </style:style>
    <style:style style:name="T907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08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8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08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8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8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8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8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8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9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9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9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09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9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9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09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09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0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P9101" style:parent-style-name="Standard" style:family="paragraph">
      <style:text-properties style:font-name="Consolas" fo:color="#008080" fo:font-size="10pt" style:font-size-asian="10pt" fo:background-color="#B2B2B2"/>
    </style:style>
    <style:style style:name="T910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0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0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06" style:parent-style-name="Absatz-Standardschriftart" style:family="text">
      <style:text-properties style:font-name="Consolas" fo:font-size="10pt" style:font-size-asian="10pt" fo:background-color="#B2B2B2"/>
    </style:style>
    <style:style style:name="T910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0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0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10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1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1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14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15" style:parent-style-name="Absatz-Standardschriftart" style:family="text">
      <style:text-properties style:font-name="Consolas" fo:font-size="10pt" style:font-size-asian="10pt" fo:background-color="#B2B2B2"/>
    </style:style>
    <style:style style:name="T9116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1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18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19" style:parent-style-name="Absatz-Standardschriftart" style:family="text">
      <style:text-properties style:font-name="Consolas" fo:font-size="10pt" style:font-size-asian="10pt" fo:background-color="#B2B2B2"/>
    </style:style>
    <style:style style:name="T912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2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2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2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2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2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2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28" style:parent-style-name="Absatz-Standardschriftart" style:family="text">
      <style:text-properties style:font-name="Consolas" fo:font-size="10pt" style:font-size-asian="10pt" fo:background-color="#B2B2B2"/>
    </style:style>
    <style:style style:name="T912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3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3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32" style:parent-style-name="Absatz-Standardschriftart" style:family="text">
      <style:text-properties style:font-name="Consolas" fo:font-size="10pt" style:font-size-asian="10pt" fo:background-color="#B2B2B2"/>
    </style:style>
    <style:style style:name="T9133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3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35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3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3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3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39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40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41" style:parent-style-name="Absatz-Standardschriftart" style:family="text">
      <style:text-properties style:font-name="Consolas" fo:font-size="10pt" style:font-size-asian="10pt" fo:background-color="#B2B2B2"/>
    </style:style>
    <style:style style:name="T9142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4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44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4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4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47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4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49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50" style:parent-style-name="Absatz-Standardschriftart" style:family="text">
      <style:text-properties style:font-name="Consolas" fo:font-size="10pt" style:font-size-asian="10pt" fo:background-color="#B2B2B2"/>
    </style:style>
    <style:style style:name="T915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5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5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54" style:parent-style-name="Absatz-Standardschriftart" style:family="text">
      <style:text-properties style:font-name="Consolas" fo:font-size="10pt" style:font-size-asian="10pt" fo:background-color="#B2B2B2"/>
    </style:style>
    <style:style style:name="T9155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5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57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5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5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6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6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62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63" style:parent-style-name="Absatz-Standardschriftart" style:family="text">
      <style:text-properties style:font-name="Consolas" fo:font-size="10pt" style:font-size-asian="10pt" fo:background-color="#B2B2B2"/>
    </style:style>
    <style:style style:name="T9164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6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66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67" style:parent-style-name="Absatz-Standardschriftart" style:family="text">
      <style:text-properties style:font-name="Consolas" fo:font-size="10pt" style:font-size-asian="10pt" fo:background-color="#B2B2B2"/>
    </style:style>
    <style:style style:name="T916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6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7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7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7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7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7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7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76" style:parent-style-name="Absatz-Standardschriftart" style:family="text">
      <style:text-properties style:font-name="Consolas" fo:font-size="10pt" style:font-size-asian="10pt" fo:background-color="#B2B2B2"/>
    </style:style>
    <style:style style:name="T917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7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7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80" style:parent-style-name="Absatz-Standardschriftart" style:family="text">
      <style:text-properties style:font-name="Consolas" fo:font-size="10pt" style:font-size-asian="10pt" fo:background-color="#B2B2B2"/>
    </style:style>
    <style:style style:name="T918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8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8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8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8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86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87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88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89" style:parent-style-name="Absatz-Standardschriftart" style:family="text">
      <style:text-properties style:font-name="Consolas" fo:font-size="10pt" style:font-size-asian="10pt" fo:background-color="#B2B2B2"/>
    </style:style>
    <style:style style:name="T9190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191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92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193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9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9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19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19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198" style:parent-style-name="Absatz-Standardschriftart" style:family="text">
      <style:text-properties style:font-name="Consolas" fo:font-size="10pt" style:font-size-asian="10pt" fo:background-color="#B2B2B2"/>
    </style:style>
    <style:style style:name="T9199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200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01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202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20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04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05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206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207" style:parent-style-name="Absatz-Standardschriftart" style:family="text">
      <style:text-properties style:font-name="Consolas" fo:font-size="10pt" style:font-size-asian="10pt" fo:background-color="#B2B2B2"/>
    </style:style>
    <style:style style:name="T9208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209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10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211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21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13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1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215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216" style:parent-style-name="Absatz-Standardschriftart" style:family="text">
      <style:text-properties style:font-name="Consolas" fo:font-size="10pt" style:font-size-asian="10pt" fo:background-color="#B2B2B2"/>
    </style:style>
    <style:style style:name="T9217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218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19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220" style:parent-style-name="Absatz-Standardschriftart" style:family="text">
      <style:text-properties style:font-name="Consolas" fo:font-size="10pt" style:font-size-asian="10pt" fo:background-color="#B2B2B2"/>
    </style:style>
    <style:style style:name="T9221" style:parent-style-name="Absatz-Standardschriftart" style:family="text">
      <style:text-properties style:font-name="Consolas" fo:color="#7F007F" fo:font-size="10pt" style:font-size-asian="10pt" fo:background-color="#B2B2B2"/>
    </style:style>
    <style:style style:name="T9222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23" style:parent-style-name="Absatz-Standardschriftart" style:family="text">
      <style:text-properties style:font-name="Consolas" fo:font-style="italic" style:font-style-asian="italic" fo:color="#2A00FF" fo:font-size="10pt" style:font-size-asian="10pt" fo:background-color="#B2B2B2"/>
    </style:style>
    <style:style style:name="T9224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225" style:parent-style-name="Absatz-Standardschriftart" style:family="text">
      <style:text-properties style:font-name="Consolas" fo:color="#000000" fo:font-size="10pt" style:font-size-asian="10pt" fo:background-color="#B2B2B2"/>
    </style:style>
    <style:style style:name="T9226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227" style:parent-style-name="Absatz-Standardschriftart" style:family="text">
      <style:text-properties style:font-name="Consolas" fo:color="#3F7F7F" fo:font-size="10pt" style:font-size-asian="10pt" fo:background-color="#B2B2B2"/>
    </style:style>
    <style:style style:name="T9228" style:parent-style-name="Absatz-Standardschriftart" style:family="text">
      <style:text-properties style:font-name="Consolas" fo:color="#008080" fo:font-size="10pt" style:font-size-asian="10pt" fo:background-color="#B2B2B2"/>
    </style:style>
    <style:style style:name="T922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30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231" style:parent-style-name="Standard" style:family="paragraph">
      <style:text-properties style:font-name="Consolas" fo:font-size="10pt" style:font-size-asian="10pt" fo:background-color="#CCCCCC"/>
    </style:style>
    <style:style style:name="P9232" style:parent-style-name="Standard" style:family="paragraph">
      <style:text-properties style:font-name="Consolas" fo:color="#3F5FBF" fo:font-size="10pt" style:font-size-asian="10pt" fo:background-color="#CCCCCC"/>
    </style:style>
    <style:style style:name="P9233" style:parent-style-name="Standard" style:family="paragraph">
      <style:text-properties style:font-name="Consolas" fo:color="#3F5FBF" fo:font-size="10pt" style:font-size-asian="10pt" fo:background-color="#CCCCCC"/>
    </style:style>
    <style:style style:name="T923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3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36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237" style:parent-style-name="Absatz-Standardschriftart" style:family="text">
      <style:text-properties style:font-name="Consolas" fo:font-size="10pt" style:font-size-asian="10pt" fo:background-color="#CCCCCC"/>
    </style:style>
    <style:style style:name="T9238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23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40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241" style:parent-style-name="Absatz-Standardschriftart" style:family="text">
      <style:text-properties style:font-name="Consolas" fo:font-size="10pt" style:font-size-asian="10pt" fo:background-color="#CCCCCC"/>
    </style:style>
    <style:style style:name="T9242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24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44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24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4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4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48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249" style:parent-style-name="Absatz-Standardschriftart" style:family="text">
      <style:text-properties style:font-name="Consolas" fo:font-size="10pt" style:font-size-asian="10pt" fo:background-color="#CCCCCC"/>
    </style:style>
    <style:style style:name="T9250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25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52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253" style:parent-style-name="Absatz-Standardschriftart" style:family="text">
      <style:text-properties style:font-name="Consolas" fo:font-size="10pt" style:font-size-asian="10pt" fo:background-color="#CCCCCC"/>
    </style:style>
    <style:style style:name="T925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25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5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25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5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5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60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261" style:parent-style-name="Absatz-Standardschriftart" style:family="text">
      <style:text-properties style:font-name="Consolas" fo:font-size="10pt" style:font-size-asian="10pt" fo:background-color="#CCCCCC"/>
    </style:style>
    <style:style style:name="T9262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26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64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265" style:parent-style-name="Absatz-Standardschriftart" style:family="text">
      <style:text-properties style:font-name="Consolas" fo:font-size="10pt" style:font-size-asian="10pt" fo:background-color="#CCCCCC"/>
    </style:style>
    <style:style style:name="T9266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26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68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26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7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7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7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273" style:parent-style-name="Absatz-Standardschriftart" style:family="text">
      <style:text-properties style:font-name="Consolas" fo:font-size="10pt" style:font-size-asian="10pt" fo:background-color="#CCCCCC"/>
    </style:style>
    <style:style style:name="T927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27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7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277" style:parent-style-name="Absatz-Standardschriftart" style:family="text">
      <style:text-properties style:font-name="Consolas" fo:font-size="10pt" style:font-size-asian="10pt" fo:background-color="#CCCCCC"/>
    </style:style>
    <style:style style:name="T9278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27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80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28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8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83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284" style:parent-style-name="Standard" style:family="paragraph">
      <style:text-properties style:font-name="Consolas" fo:color="#3F5FBF" fo:font-size="10pt" style:font-size-asian="10pt" fo:background-color="#CCCCCC"/>
    </style:style>
    <style:style style:name="P9285" style:parent-style-name="Standard" style:family="paragraph">
      <style:text-properties style:font-name="Consolas" fo:color="#3F5FBF" fo:font-size="10pt" style:font-size-asian="10pt" fo:background-color="#CCCCCC"/>
    </style:style>
    <style:style style:name="T928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8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88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289" style:parent-style-name="Absatz-Standardschriftart" style:family="text">
      <style:text-properties style:font-name="Consolas" fo:font-size="10pt" style:font-size-asian="10pt" fo:background-color="#CCCCCC"/>
    </style:style>
    <style:style style:name="T9290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29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92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29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9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9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29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9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29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29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0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0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0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0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0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0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0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0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0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0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10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11" style:parent-style-name="Absatz-Standardschriftart" style:family="text">
      <style:text-properties style:font-name="Consolas" fo:font-size="10pt" style:font-size-asian="10pt" fo:background-color="#CCCCCC"/>
    </style:style>
    <style:style style:name="T9312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31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14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31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1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1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1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1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2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2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2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23" style:parent-style-name="Absatz-Standardschriftart" style:family="text">
      <style:text-properties style:font-name="Consolas" fo:font-size="10pt" style:font-size-asian="10pt" fo:background-color="#CCCCCC"/>
    </style:style>
    <style:style style:name="T932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32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2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32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2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2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3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3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3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3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3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3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3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3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3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39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4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4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4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4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44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4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4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4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48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4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5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51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352" style:parent-style-name="Standard" style:family="paragraph">
      <style:text-properties style:font-name="Consolas" fo:color="#3F5FBF" fo:font-size="10pt" style:font-size-asian="10pt" fo:background-color="#CCCCCC"/>
    </style:style>
    <style:style style:name="P9353" style:parent-style-name="Standard" style:family="paragraph">
      <style:text-properties style:font-name="Consolas" fo:color="#3F5FBF" fo:font-size="10pt" style:font-size-asian="10pt" fo:background-color="#CCCCCC"/>
    </style:style>
    <style:style style:name="P9354" style:parent-style-name="Standard" style:family="paragraph">
      <style:text-properties style:font-name="Consolas" fo:color="#3F5FBF" fo:font-size="10pt" style:font-size-asian="10pt" fo:background-color="#CCCCCC"/>
    </style:style>
    <style:style style:name="P9355" style:parent-style-name="Standard" style:family="paragraph">
      <style:text-properties style:font-name="Consolas" fo:color="#3F5FBF" fo:font-size="10pt" style:font-size-asian="10pt" fo:background-color="#CCCCCC"/>
    </style:style>
    <style:style style:name="T935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5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58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59" style:parent-style-name="Absatz-Standardschriftart" style:family="text">
      <style:text-properties style:font-name="Consolas" fo:font-size="10pt" style:font-size-asian="10pt" fo:background-color="#CCCCCC"/>
    </style:style>
    <style:style style:name="T9360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36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62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363" style:parent-style-name="Absatz-Standardschriftart" style:family="text">
      <style:text-properties style:font-name="Consolas" fo:font-size="10pt" style:font-size-asian="10pt" fo:background-color="#CCCCCC"/>
    </style:style>
    <style:style style:name="T936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36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6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36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6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69" style:parent-style-name="Absatz-Standardschriftart" style:family="text">
      <style:text-properties style:font-name="Consolas" fo:color="#3F5FBF" fo:font-size="10pt" style:font-size-asian="10pt" fo:background-color="#CCCCCC"/>
    </style:style>
    <style:style style:name="T937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7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7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73" style:parent-style-name="Absatz-Standardschriftart" style:family="text">
      <style:text-properties style:font-name="Consolas" fo:font-size="10pt" style:font-size-asian="10pt" fo:background-color="#CCCCCC"/>
    </style:style>
    <style:style style:name="T937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37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7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37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7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7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8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81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8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8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8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8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8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8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88" style:parent-style-name="Absatz-Standardschriftart" style:family="text">
      <style:text-properties style:font-name="Consolas" fo:font-size="10pt" style:font-size-asian="10pt" fo:background-color="#CCCCCC"/>
    </style:style>
    <style:style style:name="T9389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39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91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39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9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9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9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9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39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398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399" style:parent-style-name="Absatz-Standardschriftart" style:family="text">
      <style:text-properties style:font-name="Consolas" fo:font-size="10pt" style:font-size-asian="10pt" fo:background-color="#CCCCCC"/>
    </style:style>
    <style:style style:name="T9400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0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02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03" style:parent-style-name="Absatz-Standardschriftart" style:family="text">
      <style:text-properties style:font-name="Consolas" fo:font-size="10pt" style:font-size-asian="10pt" fo:background-color="#CCCCCC"/>
    </style:style>
    <style:style style:name="T940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0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0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0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0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0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1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1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1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1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414" style:parent-style-name="Absatz-Standardschriftart" style:family="text">
      <style:text-properties style:font-name="Consolas" fo:font-size="10pt" style:font-size-asian="10pt" fo:background-color="#CCCCCC"/>
    </style:style>
    <style:style style:name="T941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1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1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18" style:parent-style-name="Absatz-Standardschriftart" style:family="text">
      <style:text-properties style:font-name="Consolas" fo:font-size="10pt" style:font-size-asian="10pt" fo:background-color="#CCCCCC"/>
    </style:style>
    <style:style style:name="T9419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2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21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2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2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2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2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2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2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28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429" style:parent-style-name="Absatz-Standardschriftart" style:family="text">
      <style:text-properties style:font-name="Consolas" fo:font-size="10pt" style:font-size-asian="10pt" fo:background-color="#CCCCCC"/>
    </style:style>
    <style:style style:name="T9430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3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32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33" style:parent-style-name="Absatz-Standardschriftart" style:family="text">
      <style:text-properties style:font-name="Consolas" fo:font-size="10pt" style:font-size-asian="10pt" fo:background-color="#CCCCCC"/>
    </style:style>
    <style:style style:name="T943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3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3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3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3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3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4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4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4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4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444" style:parent-style-name="Absatz-Standardschriftart" style:family="text">
      <style:text-properties style:font-name="Consolas" fo:font-size="10pt" style:font-size-asian="10pt" fo:background-color="#CCCCCC"/>
    </style:style>
    <style:style style:name="T944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4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4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48" style:parent-style-name="Absatz-Standardschriftart" style:family="text">
      <style:text-properties style:font-name="Consolas" fo:font-size="10pt" style:font-size-asian="10pt" fo:background-color="#CCCCCC"/>
    </style:style>
    <style:style style:name="T9449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5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51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5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5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5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5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5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5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58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459" style:parent-style-name="Absatz-Standardschriftart" style:family="text">
      <style:text-properties style:font-name="Consolas" fo:font-size="10pt" style:font-size-asian="10pt" fo:background-color="#CCCCCC"/>
    </style:style>
    <style:style style:name="T9460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6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62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63" style:parent-style-name="Absatz-Standardschriftart" style:family="text">
      <style:text-properties style:font-name="Consolas" fo:font-size="10pt" style:font-size-asian="10pt" fo:background-color="#CCCCCC"/>
    </style:style>
    <style:style style:name="T946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6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6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6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6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6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7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7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7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47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7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7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7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7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47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7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8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81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48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8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84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485" style:parent-style-name="Standard" style:family="paragraph">
      <style:text-properties style:font-name="Consolas" fo:font-size="10pt" style:font-size-asian="10pt" fo:background-color="#CCCCCC"/>
    </style:style>
    <style:style style:name="P9486" style:parent-style-name="Standard" style:family="paragraph">
      <style:text-properties style:font-name="Consolas" fo:color="#3F5FBF" fo:font-size="10pt" style:font-size-asian="10pt" fo:background-color="#CCCCCC"/>
    </style:style>
    <style:style style:name="P9487" style:parent-style-name="Standard" style:family="paragraph">
      <style:text-properties style:font-name="Consolas" fo:color="#3F5FBF" fo:font-size="10pt" style:font-size-asian="10pt" fo:background-color="#CCCCCC"/>
    </style:style>
    <style:style style:name="T948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89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490" style:parent-style-name="Standard" style:family="paragraph">
      <style:text-properties style:font-name="Consolas" fo:color="#3F5FBF" fo:font-size="10pt" style:font-size-asian="10pt" fo:background-color="#CCCCCC"/>
    </style:style>
    <style:style style:name="P9491" style:parent-style-name="Standard" style:family="paragraph">
      <style:text-properties style:font-name="Consolas" fo:color="#3F5FBF" fo:font-size="10pt" style:font-size-asian="10pt" fo:background-color="#CCCCCC"/>
    </style:style>
    <style:style style:name="T949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9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494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495" style:parent-style-name="Absatz-Standardschriftart" style:family="text">
      <style:text-properties style:font-name="Consolas" fo:font-size="10pt" style:font-size-asian="10pt" fo:background-color="#CCCCCC"/>
    </style:style>
    <style:style style:name="T9496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49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498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49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0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0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0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0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04" style:parent-style-name="Absatz-Standardschriftart" style:family="text">
      <style:text-properties style:font-name="Consolas" fo:font-size="10pt" style:font-size-asian="10pt" fo:background-color="#CCCCCC"/>
    </style:style>
    <style:style style:name="T950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0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0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0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0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1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1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1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1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14" style:parent-style-name="Absatz-Standardschriftart" style:family="text">
      <style:text-properties style:font-name="Consolas" fo:font-size="10pt" style:font-size-asian="10pt" fo:background-color="#CCCCCC"/>
    </style:style>
    <style:style style:name="T951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1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1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1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1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2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2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2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2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24" style:parent-style-name="Absatz-Standardschriftart" style:family="text">
      <style:text-properties style:font-name="Consolas" fo:font-size="10pt" style:font-size-asian="10pt" fo:background-color="#CCCCCC"/>
    </style:style>
    <style:style style:name="T952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2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2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2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2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3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3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3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3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34" style:parent-style-name="Absatz-Standardschriftart" style:family="text">
      <style:text-properties style:font-name="Consolas" fo:font-size="10pt" style:font-size-asian="10pt" fo:background-color="#CCCCCC"/>
    </style:style>
    <style:style style:name="T953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3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3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3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3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4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4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4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4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44" style:parent-style-name="Absatz-Standardschriftart" style:family="text">
      <style:text-properties style:font-name="Consolas" fo:font-size="10pt" style:font-size-asian="10pt" fo:background-color="#CCCCCC"/>
    </style:style>
    <style:style style:name="T954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4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4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4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4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5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5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5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5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54" style:parent-style-name="Absatz-Standardschriftart" style:family="text">
      <style:text-properties style:font-name="Consolas" fo:font-size="10pt" style:font-size-asian="10pt" fo:background-color="#CCCCCC"/>
    </style:style>
    <style:style style:name="T955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5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5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5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5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6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6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6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6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64" style:parent-style-name="Absatz-Standardschriftart" style:family="text">
      <style:text-properties style:font-name="Consolas" fo:font-size="10pt" style:font-size-asian="10pt" fo:background-color="#CCCCCC"/>
    </style:style>
    <style:style style:name="T956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6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6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6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6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7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7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7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7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74" style:parent-style-name="Absatz-Standardschriftart" style:family="text">
      <style:text-properties style:font-name="Consolas" fo:font-size="10pt" style:font-size-asian="10pt" fo:background-color="#CCCCCC"/>
    </style:style>
    <style:style style:name="T957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7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7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7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7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8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8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8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8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84" style:parent-style-name="Absatz-Standardschriftart" style:family="text">
      <style:text-properties style:font-name="Consolas" fo:font-size="10pt" style:font-size-asian="10pt" fo:background-color="#CCCCCC"/>
    </style:style>
    <style:style style:name="T958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8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8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8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8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9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9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9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9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594" style:parent-style-name="Absatz-Standardschriftart" style:family="text">
      <style:text-properties style:font-name="Consolas" fo:font-size="10pt" style:font-size-asian="10pt" fo:background-color="#CCCCCC"/>
    </style:style>
    <style:style style:name="T959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59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59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59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59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0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0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0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0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04" style:parent-style-name="Absatz-Standardschriftart" style:family="text">
      <style:text-properties style:font-name="Consolas" fo:font-size="10pt" style:font-size-asian="10pt" fo:background-color="#CCCCCC"/>
    </style:style>
    <style:style style:name="T960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60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0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60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0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1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1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1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1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14" style:parent-style-name="Absatz-Standardschriftart" style:family="text">
      <style:text-properties style:font-name="Consolas" fo:font-size="10pt" style:font-size-asian="10pt" fo:background-color="#CCCCCC"/>
    </style:style>
    <style:style style:name="T961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61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1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61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1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2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2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2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2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24" style:parent-style-name="Absatz-Standardschriftart" style:family="text">
      <style:text-properties style:font-name="Consolas" fo:font-size="10pt" style:font-size-asian="10pt" fo:background-color="#CCCCCC"/>
    </style:style>
    <style:style style:name="T962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62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2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62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2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3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3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3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3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3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3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36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3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3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39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640" style:parent-style-name="Standard" style:family="paragraph">
      <style:text-properties style:font-name="Consolas" fo:color="#3F5FBF" fo:font-size="10pt" style:font-size-asian="10pt" fo:background-color="#CCCCCC"/>
    </style:style>
    <style:style style:name="P9641" style:parent-style-name="Standard" style:family="paragraph">
      <style:text-properties style:font-name="Consolas" fo:color="#3F5FBF" fo:font-size="10pt" style:font-size-asian="10pt" fo:background-color="#CCCCCC"/>
    </style:style>
    <style:style style:name="P9642" style:parent-style-name="Standard" style:family="paragraph">
      <style:text-properties style:font-name="Consolas" fo:color="#3F5FBF" fo:font-size="10pt" style:font-size-asian="10pt" fo:background-color="#CCCCCC"/>
    </style:style>
    <style:style style:name="P9643" style:parent-style-name="Standard" style:family="paragraph">
      <style:text-properties style:font-name="Consolas" fo:color="#3F5FBF" fo:font-size="10pt" style:font-size-asian="10pt" fo:background-color="#CCCCCC"/>
    </style:style>
    <style:style style:name="P9644" style:parent-style-name="Standard" style:family="paragraph">
      <style:text-properties style:font-name="Consolas" fo:color="#3F5FBF" fo:font-size="10pt" style:font-size-asian="10pt" fo:background-color="#CCCCCC"/>
    </style:style>
    <style:style style:name="P9645" style:parent-style-name="Standard" style:family="paragraph">
      <style:text-properties style:font-name="Consolas" fo:font-size="10pt" style:font-size-asian="10pt" fo:background-color="#CCCCCC"/>
    </style:style>
    <style:style style:name="P9646" style:parent-style-name="Standard" style:family="paragraph">
      <style:text-properties style:font-name="Consolas" fo:color="#3F5FBF" fo:font-size="10pt" style:font-size-asian="10pt" fo:background-color="#CCCCCC"/>
    </style:style>
    <style:style style:name="P9647" style:parent-style-name="Standard" style:family="paragraph">
      <style:text-properties style:font-name="Consolas" fo:color="#3F5FBF" fo:font-size="10pt" style:font-size-asian="10pt" fo:background-color="#CCCCCC"/>
    </style:style>
    <style:style style:name="P9648" style:parent-style-name="Standard" style:family="paragraph">
      <style:text-properties style:font-name="Consolas" fo:color="#3F5FBF" fo:font-size="10pt" style:font-size-asian="10pt" fo:background-color="#CCCCCC"/>
    </style:style>
    <style:style style:name="P9649" style:parent-style-name="Standard" style:family="paragraph">
      <style:text-properties style:font-name="Consolas" fo:color="#3F5FBF" fo:font-size="10pt" style:font-size-asian="10pt"/>
    </style:style>
    <style:style style:name="T965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51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652" style:parent-style-name="Standard" style:family="paragraph">
      <style:text-properties style:font-name="Consolas" fo:color="#3F5FBF" fo:font-size="10pt" style:font-size-asian="10pt" fo:background-color="#CCCCCC"/>
    </style:style>
    <style:style style:name="P9653" style:parent-style-name="Standard" style:family="paragraph">
      <style:text-properties style:font-name="Consolas" fo:color="#3F5FBF" fo:font-size="10pt" style:font-size-asian="10pt" fo:background-color="#CCCCCC"/>
    </style:style>
    <style:style style:name="T965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5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56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57" style:parent-style-name="Absatz-Standardschriftart" style:family="text">
      <style:text-properties style:font-name="Consolas" fo:font-size="10pt" style:font-size-asian="10pt" fo:background-color="#CCCCCC"/>
    </style:style>
    <style:style style:name="T9658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65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60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66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6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6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6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65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6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6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6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6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7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71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72" style:parent-style-name="Absatz-Standardschriftart" style:family="text">
      <style:text-properties style:font-name="Consolas" fo:font-size="10pt" style:font-size-asian="10pt" fo:background-color="#CCCCCC"/>
    </style:style>
    <style:style style:name="T9673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67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75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67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7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7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7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8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8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8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83" style:parent-style-name="Absatz-Standardschriftart" style:family="text">
      <style:text-properties style:font-name="Consolas" fo:font-size="10pt" style:font-size-asian="10pt" fo:background-color="#CCCCCC"/>
    </style:style>
    <style:style style:name="T968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68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8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68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8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8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9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9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9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9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9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9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69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9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69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69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0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01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0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0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04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705" style:parent-style-name="Standard" style:family="paragraph">
      <style:text-properties style:font-name="Consolas" fo:color="#3F5FBF" fo:font-size="10pt" style:font-size-asian="10pt" fo:background-color="#CCCCCC"/>
    </style:style>
    <style:style style:name="P9706" style:parent-style-name="Standard" style:family="paragraph">
      <style:text-properties style:font-name="Consolas" fo:color="#3F5FBF" fo:font-size="10pt" style:font-size-asian="10pt" fo:background-color="#CCCCCC"/>
    </style:style>
    <style:style style:name="T970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0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09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10" style:parent-style-name="Absatz-Standardschriftart" style:family="text">
      <style:text-properties style:font-name="Consolas" fo:font-size="10pt" style:font-size-asian="10pt" fo:background-color="#CCCCCC"/>
    </style:style>
    <style:style style:name="T9711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71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13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71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1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1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1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18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1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2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2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2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2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24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25" style:parent-style-name="Absatz-Standardschriftart" style:family="text">
      <style:text-properties style:font-name="Consolas" fo:font-size="10pt" style:font-size-asian="10pt" fo:background-color="#CCCCCC"/>
    </style:style>
    <style:style style:name="T9726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72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28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72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3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3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3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3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3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35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36" style:parent-style-name="Absatz-Standardschriftart" style:family="text">
      <style:text-properties style:font-name="Consolas" fo:font-size="10pt" style:font-size-asian="10pt" fo:background-color="#CCCCCC"/>
    </style:style>
    <style:style style:name="T9737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73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39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74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4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4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4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4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45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4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4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4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4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50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5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5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5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54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5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5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57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758" style:parent-style-name="Standard" style:family="paragraph">
      <style:text-properties style:font-name="Consolas" fo:color="#3F5FBF" fo:font-size="10pt" style:font-size-asian="10pt" fo:background-color="#CCCCCC"/>
    </style:style>
    <style:style style:name="P9759" style:parent-style-name="Standard" style:family="paragraph">
      <style:text-properties style:font-name="Consolas" fo:color="#3F5FBF" fo:font-size="10pt" style:font-size-asian="10pt" fo:background-color="#CCCCCC"/>
    </style:style>
    <style:style style:name="T976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6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6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63" style:parent-style-name="Absatz-Standardschriftart" style:family="text">
      <style:text-properties style:font-name="Consolas" fo:font-size="10pt" style:font-size-asian="10pt" fo:background-color="#CCCCCC"/>
    </style:style>
    <style:style style:name="T976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76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6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76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6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6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7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71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7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7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7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7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7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7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78" style:parent-style-name="Absatz-Standardschriftart" style:family="text">
      <style:text-properties style:font-name="Consolas" fo:font-size="10pt" style:font-size-asian="10pt" fo:background-color="#CCCCCC"/>
    </style:style>
    <style:style style:name="T9779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78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81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78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8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8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8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8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8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88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789" style:parent-style-name="Absatz-Standardschriftart" style:family="text">
      <style:text-properties style:font-name="Consolas" fo:font-size="10pt" style:font-size-asian="10pt" fo:background-color="#CCCCCC"/>
    </style:style>
    <style:style style:name="T9790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79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92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793" style:parent-style-name="Absatz-Standardschriftart" style:family="text">
      <style:text-properties style:font-name="Consolas" fo:font-size="10pt" style:font-size-asian="10pt" fo:background-color="#CCCCCC"/>
    </style:style>
    <style:style style:name="T979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79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9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797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79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79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0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0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0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80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0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0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0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0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80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09" style:parent-style-name="Absatz-Standardschriftart" style:family="text">
      <style:text-properties style:font-name="Consolas" fo:color="#000000" fo:font-size="10pt" style:font-size-asian="10pt"/>
    </style:style>
    <style:style style:name="T9810" style:parent-style-name="Absatz-Standardschriftart" style:family="text">
      <style:text-properties style:font-name="Consolas" fo:color="#008080" fo:font-size="10pt" style:font-size-asian="10pt"/>
    </style:style>
    <style:style style:name="T9811" style:parent-style-name="Absatz-Standardschriftart" style:family="text">
      <style:text-properties style:font-name="Consolas" fo:color="#3F7F7F" fo:font-size="10pt" style:font-size-asian="10pt"/>
    </style:style>
    <style:style style:name="T9812" style:parent-style-name="Absatz-Standardschriftart" style:family="text">
      <style:text-properties style:font-name="Consolas" fo:color="#008080" fo:font-size="10pt" style:font-size-asian="10pt"/>
    </style:style>
    <style:style style:name="T981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14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815" style:parent-style-name="Standard" style:family="paragraph">
      <style:text-properties style:font-name="Consolas" fo:color="#3F5FBF" fo:font-size="10pt" style:font-size-asian="10pt" fo:background-color="#CCCCCC"/>
    </style:style>
    <style:style style:name="P9816" style:parent-style-name="Standard" style:family="paragraph">
      <style:text-properties style:font-name="Consolas" fo:color="#3F5FBF" fo:font-size="10pt" style:font-size-asian="10pt" fo:background-color="#CCCCCC"/>
    </style:style>
    <style:style style:name="P9817" style:parent-style-name="Standard" style:family="paragraph">
      <style:text-properties style:font-name="Consolas" fo:color="#3F5FBF" fo:font-size="10pt" style:font-size-asian="10pt" fo:background-color="#CCCCCC"/>
    </style:style>
    <style:style style:name="P9818" style:parent-style-name="Standard" style:family="paragraph">
      <style:text-properties style:font-name="Consolas" fo:color="#3F5FBF" fo:font-size="10pt" style:font-size-asian="10pt" fo:background-color="#CCCCCC"/>
    </style:style>
    <style:style style:name="T981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20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821" style:parent-style-name="Standard" style:family="paragraph">
      <style:text-properties style:font-name="Consolas" fo:color="#3F5FBF" fo:font-size="10pt" style:font-size-asian="10pt" fo:background-color="#CCCCCC"/>
    </style:style>
    <style:style style:name="P9822" style:parent-style-name="Standard" style:family="paragraph">
      <style:text-properties style:font-name="Consolas" fo:color="#3F5FBF" fo:font-size="10pt" style:font-size-asian="10pt" fo:background-color="#CCCCCC"/>
    </style:style>
    <style:style style:name="T982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2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25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826" style:parent-style-name="Absatz-Standardschriftart" style:family="text">
      <style:text-properties style:font-name="Consolas" fo:font-size="10pt" style:font-size-asian="10pt" fo:background-color="#CCCCCC"/>
    </style:style>
    <style:style style:name="T9827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2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29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83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3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3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33" style:parent-style-name="Absatz-Standardschriftart" style:family="text">
      <style:text-properties style:font-name="Consolas" fo:color="#3F5FBF" fo:font-size="10pt" style:font-size-asian="10pt" fo:background-color="#CCCCCC"/>
    </style:style>
    <style:style style:name="T983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3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3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3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838" style:parent-style-name="Absatz-Standardschriftart" style:family="text">
      <style:text-properties style:font-name="Consolas" fo:font-size="10pt" style:font-size-asian="10pt" fo:background-color="#CCCCCC"/>
    </style:style>
    <style:style style:name="T9839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4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41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842" style:parent-style-name="Absatz-Standardschriftart" style:family="text">
      <style:text-properties style:font-name="Consolas" fo:font-size="10pt" style:font-size-asian="10pt" fo:background-color="#CCCCCC"/>
    </style:style>
    <style:style style:name="T9843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4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45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84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4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4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4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50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851" style:parent-style-name="Absatz-Standardschriftart" style:family="text">
      <style:text-properties style:font-name="Consolas" fo:font-size="10pt" style:font-size-asian="10pt" fo:background-color="#CCCCCC"/>
    </style:style>
    <style:style style:name="T9852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5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54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855" style:parent-style-name="Absatz-Standardschriftart" style:family="text">
      <style:text-properties style:font-name="Consolas" fo:font-size="10pt" style:font-size-asian="10pt" fo:background-color="#CCCCCC"/>
    </style:style>
    <style:style style:name="T9856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5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58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859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6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6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6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6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864" style:parent-style-name="Absatz-Standardschriftart" style:family="text">
      <style:text-properties style:font-name="Consolas" fo:font-size="10pt" style:font-size-asian="10pt" fo:background-color="#CCCCCC"/>
    </style:style>
    <style:style style:name="T986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6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6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868" style:parent-style-name="Absatz-Standardschriftart" style:family="text">
      <style:text-properties style:font-name="Consolas" fo:font-size="10pt" style:font-size-asian="10pt" fo:background-color="#CCCCCC"/>
    </style:style>
    <style:style style:name="T9869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7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71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87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7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7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75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87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7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78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879" style:parent-style-name="Standard" style:family="paragraph">
      <style:text-properties style:font-name="Consolas" fo:color="#3F5FBF" fo:font-size="10pt" style:font-size-asian="10pt" fo:background-color="#CCCCCC"/>
    </style:style>
    <style:style style:name="P9880" style:parent-style-name="Standard" style:family="paragraph">
      <style:text-properties style:font-name="Consolas" fo:color="#3F5FBF" fo:font-size="10pt" style:font-size-asian="10pt" fo:background-color="#CCCCCC"/>
    </style:style>
    <style:style style:name="T988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8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83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884" style:parent-style-name="Absatz-Standardschriftart" style:family="text">
      <style:text-properties style:font-name="Consolas" fo:font-size="10pt" style:font-size-asian="10pt" fo:background-color="#CCCCCC"/>
    </style:style>
    <style:style style:name="T988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8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8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88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8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9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9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892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893" style:parent-style-name="Absatz-Standardschriftart" style:family="text">
      <style:text-properties style:font-name="Consolas" fo:font-size="10pt" style:font-size-asian="10pt" fo:background-color="#CCCCCC"/>
    </style:style>
    <style:style style:name="T9894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9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896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897" style:parent-style-name="Absatz-Standardschriftart" style:family="text">
      <style:text-properties style:font-name="Consolas" fo:font-size="10pt" style:font-size-asian="10pt" fo:background-color="#CCCCCC"/>
    </style:style>
    <style:style style:name="T9898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89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00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0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0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0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0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05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906" style:parent-style-name="Absatz-Standardschriftart" style:family="text">
      <style:text-properties style:font-name="Consolas" fo:font-size="10pt" style:font-size-asian="10pt" fo:background-color="#CCCCCC"/>
    </style:style>
    <style:style style:name="T9907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08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09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1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1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1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1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14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915" style:parent-style-name="Absatz-Standardschriftart" style:family="text">
      <style:text-properties style:font-name="Consolas" fo:font-size="10pt" style:font-size-asian="10pt" fo:background-color="#CCCCCC"/>
    </style:style>
    <style:style style:name="T9916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1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18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19" style:parent-style-name="Absatz-Standardschriftart" style:family="text">
      <style:text-properties style:font-name="Consolas" fo:font-size="10pt" style:font-size-asian="10pt" fo:background-color="#CCCCCC"/>
    </style:style>
    <style:style style:name="T9920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2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22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23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2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2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2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2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928" style:parent-style-name="Absatz-Standardschriftart" style:family="text">
      <style:text-properties style:font-name="Consolas" fo:font-size="10pt" style:font-size-asian="10pt" fo:background-color="#CCCCCC"/>
    </style:style>
    <style:style style:name="T9929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3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31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32" style:parent-style-name="Absatz-Standardschriftart" style:family="text">
      <style:text-properties style:font-name="Consolas" fo:font-size="10pt" style:font-size-asian="10pt" fo:background-color="#CCCCCC"/>
    </style:style>
    <style:style style:name="T9933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3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35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3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3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3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39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94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4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42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943" style:parent-style-name="Standard" style:family="paragraph">
      <style:text-properties style:font-name="Consolas" fo:color="#3F5FBF" fo:font-size="10pt" style:font-size-asian="10pt" fo:background-color="#CCCCCC"/>
    </style:style>
    <style:style style:name="P9944" style:parent-style-name="Standard" style:family="paragraph">
      <style:text-properties style:font-name="Consolas" fo:color="#3F5FBF" fo:font-size="10pt" style:font-size-asian="10pt" fo:background-color="#CCCCCC"/>
    </style:style>
    <style:style style:name="T994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4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4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948" style:parent-style-name="Absatz-Standardschriftart" style:family="text">
      <style:text-properties style:font-name="Consolas" fo:font-size="10pt" style:font-size-asian="10pt" fo:background-color="#CCCCCC"/>
    </style:style>
    <style:style style:name="T9949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5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51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5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5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5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5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56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957" style:parent-style-name="Absatz-Standardschriftart" style:family="text">
      <style:text-properties style:font-name="Consolas" fo:font-size="10pt" style:font-size-asian="10pt" fo:background-color="#CCCCCC"/>
    </style:style>
    <style:style style:name="T9958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5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60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61" style:parent-style-name="Absatz-Standardschriftart" style:family="text">
      <style:text-properties style:font-name="Consolas" fo:font-size="10pt" style:font-size-asian="10pt" fo:background-color="#CCCCCC"/>
    </style:style>
    <style:style style:name="T9962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6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64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6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6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6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6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69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970" style:parent-style-name="Absatz-Standardschriftart" style:family="text">
      <style:text-properties style:font-name="Consolas" fo:font-size="10pt" style:font-size-asian="10pt" fo:background-color="#CCCCCC"/>
    </style:style>
    <style:style style:name="T9971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7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73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74" style:parent-style-name="Absatz-Standardschriftart" style:family="text">
      <style:text-properties style:font-name="Consolas" fo:font-size="10pt" style:font-size-asian="10pt" fo:background-color="#CCCCCC"/>
    </style:style>
    <style:style style:name="T9975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9976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77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997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7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8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81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98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83" style:parent-style-name="Absatz-Standardschriftart" style:family="text">
      <style:text-properties style:font-name="Consolas" fo:color="#000000" fo:font-size="10pt" style:font-size-asian="10pt"/>
    </style:style>
    <style:style style:name="T9984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985" style:parent-style-name="Standard" style:family="paragraph">
      <style:text-properties style:font-name="Consolas" fo:color="#3F5FBF" fo:font-size="10pt" style:font-size-asian="10pt" fo:background-color="#CCCCCC"/>
    </style:style>
    <style:style style:name="P9986" style:parent-style-name="Standard" style:family="paragraph">
      <style:text-properties style:font-name="Consolas" fo:color="#3F5FBF" fo:font-size="10pt" style:font-size-asian="10pt" fo:background-color="#CCCCCC"/>
    </style:style>
    <style:style style:name="P9987" style:parent-style-name="Standard" style:family="paragraph">
      <style:text-properties style:font-name="Consolas" fo:color="#3F5FBF" fo:font-size="10pt" style:font-size-asian="10pt" fo:background-color="#CCCCCC"/>
    </style:style>
    <style:style style:name="P9988" style:parent-style-name="Standard" style:family="paragraph">
      <style:text-properties style:font-name="Consolas" fo:color="#3F5FBF" fo:font-size="10pt" style:font-size-asian="10pt" fo:background-color="#CCCCCC"/>
    </style:style>
    <style:style style:name="T998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90" style:parent-style-name="Absatz-Standardschriftart" style:family="text">
      <style:text-properties style:font-name="Consolas" fo:color="#3F5FBF" fo:font-size="10pt" style:font-size-asian="10pt" fo:background-color="#CCCCCC"/>
    </style:style>
    <style:style style:name="P9991" style:parent-style-name="Standard" style:family="paragraph">
      <style:text-properties style:font-name="Consolas" fo:color="#3F5FBF" fo:font-size="10pt" style:font-size-asian="10pt" fo:background-color="#CCCCCC"/>
    </style:style>
    <style:style style:name="P9992" style:parent-style-name="Standard" style:family="paragraph">
      <style:text-properties style:font-name="Consolas" fo:color="#3F5FBF" fo:font-size="10pt" style:font-size-asian="10pt" fo:background-color="#CCCCCC"/>
    </style:style>
    <style:style style:name="P9993" style:parent-style-name="Standard" style:family="paragraph">
      <style:text-properties style:font-name="Consolas" fo:color="#3F5FBF" fo:font-size="10pt" style:font-size-asian="10pt" fo:background-color="#CCCCCC"/>
    </style:style>
    <style:style style:name="P9994" style:parent-style-name="Standard" style:family="paragraph">
      <style:text-properties style:font-name="Consolas" fo:color="#3F5FBF" fo:font-size="10pt" style:font-size-asian="10pt" fo:background-color="#CCCCCC"/>
    </style:style>
    <style:style style:name="T9995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999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9997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9998" style:parent-style-name="Absatz-Standardschriftart" style:family="text">
      <style:text-properties style:font-name="Consolas" fo:font-size="10pt" style:font-size-asian="10pt" fo:background-color="#CCCCCC"/>
    </style:style>
    <style:style style:name="T9999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10000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01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10002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0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0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0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06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10007" style:parent-style-name="Absatz-Standardschriftart" style:family="text">
      <style:text-properties style:font-name="Consolas" fo:font-size="10pt" style:font-size-asian="10pt" fo:background-color="#CCCCCC"/>
    </style:style>
    <style:style style:name="T10008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1000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10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1001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1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1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1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1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16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10017" style:parent-style-name="Absatz-Standardschriftart" style:family="text">
      <style:text-properties style:font-name="Consolas" fo:font-size="10pt" style:font-size-asian="10pt" fo:background-color="#CCCCCC"/>
    </style:style>
    <style:style style:name="T10018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1001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20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1002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2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2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24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25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26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10027" style:parent-style-name="Absatz-Standardschriftart" style:family="text">
      <style:text-properties style:font-name="Consolas" fo:font-size="10pt" style:font-size-asian="10pt" fo:background-color="#CCCCCC"/>
    </style:style>
    <style:style style:name="T10028" style:parent-style-name="Absatz-Standardschriftart" style:family="text">
      <style:text-properties style:font-name="Consolas" fo:color="#7F007F" fo:font-size="10pt" style:font-size-asian="10pt" fo:background-color="#CCCCCC"/>
    </style:style>
    <style:style style:name="T10029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30" style:parent-style-name="Absatz-Standardschriftart" style:family="text">
      <style:text-properties style:font-name="Consolas" fo:font-style="italic" style:font-style-asian="italic" fo:color="#2A00FF" fo:font-size="10pt" style:font-size-asian="10pt" fo:background-color="#CCCCCC"/>
    </style:style>
    <style:style style:name="T10031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32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33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34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35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10036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37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38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39" style:parent-style-name="Absatz-Standardschriftart" style:family="text">
      <style:text-properties style:font-name="Consolas" fo:color="#3F7F7F" fo:font-size="10pt" style:font-size-asian="10pt" fo:background-color="#CCCCCC"/>
    </style:style>
    <style:style style:name="T10040" style:parent-style-name="Absatz-Standardschriftart" style:family="text">
      <style:text-properties style:font-name="Consolas" fo:color="#008080" fo:font-size="10pt" style:font-size-asian="10pt" fo:background-color="#CCCCCC"/>
    </style:style>
    <style:style style:name="T10041" style:parent-style-name="Absatz-Standardschriftart" style:family="text">
      <style:text-properties style:font-name="Consolas" fo:color="#000000" fo:font-size="10pt" style:font-size-asian="10pt" fo:background-color="#CCCCCC"/>
    </style:style>
    <style:style style:name="T10042" style:parent-style-name="Absatz-Standardschriftart" style:family="text">
      <style:text-properties style:font-name="Consolas" fo:color="#3F5FBF" fo:font-size="10pt" style:font-size-asian="10pt" fo:background-color="#CCCCCC"/>
    </style:style>
    <style:style style:name="T10043" style:parent-style-name="Absatz-Standardschriftart" style:family="text">
      <style:text-properties style:font-name="Consolas" fo:color="#008080" fo:font-size="10pt" style:font-size-asian="10pt"/>
    </style:style>
    <style:style style:name="T10044" style:parent-style-name="Absatz-Standardschriftart" style:family="text">
      <style:text-properties style:font-name="Consolas" fo:color="#3F7F7F" fo:font-size="10pt" style:font-size-asian="10pt"/>
    </style:style>
    <style:style style:name="T10045" style:parent-style-name="Absatz-Standardschriftart" style:family="text">
      <style:text-properties style:font-name="Consolas" fo:color="#008080" fo:font-size="10pt" style:font-size-asian="10pt"/>
    </style:style>
    <style:style style:name="P10046" style:parent-style-name="Standard" style:family="paragraph">
      <style:paragraph-properties fo:break-before="page"/>
      <style:text-properties fo:hyphenate="true"/>
    </style:style>
    <style:style style:name="P10047" style:parent-style-name="Standard" style:family="paragraph">
      <style:paragraph-properties fo:widows="2" fo:orphans="2" style:vertical-align="auto" fo:margin-top="0.0694in" fo:margin-bottom="0.0694in" fo:background-color="#BFBFBF"/>
      <style:text-properties fo:hyphenate="true"/>
    </style:style>
    <style:style style:name="T10048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4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50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51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52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53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54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55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56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57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58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5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60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61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62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63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64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65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66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67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68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6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70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71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72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73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74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75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76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77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78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79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80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81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82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83" style:parent-style-name="Standard" style:family="paragraph">
      <style:paragraph-properties fo:widows="2" fo:orphans="2" style:vertical-align="auto" fo:margin-top="0.0694in" fo:margin-bottom="0.0694in" fo:background-color="#BFBFBF"/>
      <style:text-properties fo:hyphenate="true"/>
    </style:style>
    <style:style style:name="T10084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0085" style:parent-style-name="Standard" style:family="paragraph">
      <style:paragraph-properties fo:widows="2" fo:orphans="2" style:vertical-align="auto" fo:margin-top="0.0694in" fo:margin-bottom="0.0694in"/>
      <style:text-properties fo:hyphenate="true"/>
    </style:style>
    <style:style style:name="T10086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10087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10088" style:parent-style-name="Absatz-Standardschriftart" style:family="text">
      <style:text-properties style:font-name="Times New Roman" style:font-name-asian="Times New Roman" style:font-name-complex="Times New Roman" fo:color="#0000FF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</office:automatic-styles>
  <office:body>
    <office:text text:use-soft-page-breaks="true">
      <text:p text:style-name="P1"><text:span text:style-name="T2">&lt;?</text:span><text:span text:style-name="T3">xml</text:span><text:span text:style-name="T4"><text:s/></text:span><text:span text:style-name="T5">version</text:span><text:span text:style-name="T6">=</text:span><text:span text:style-name="T7">"1.0"</text:span><text:span text:style-name="T8"><text:s/></text:span><text:span text:style-name="T9">encoding</text:span><text:span text:style-name="T10">=</text:span><text:span text:style-name="T11">"UTF-8"</text:span><text:span text:style-name="T12">?&gt;</text:span></text:p>
      <text:p text:style-name="P13">&lt;!-- <text:s/>Editor: <text:s/>Ray Denenberg, Library of Congress; rden@loc.gov --&gt;</text:p>
      <text:p text:style-name="Standard"><text:span text:style-name="T14">&lt;</text:span><text:span text:style-name="T15">xs:schema</text:span><text:span text:style-name="T16"><text:s/></text:span><text:span text:style-name="T17">xmlns:xlink</text:span><text:span text:style-name="T18">=</text:span><text:span text:style-name="T19">"http://www.w3.org/1999/xlink"</text:span><text:span text:style-name="T20"><text:s/></text:span><text:span text:style-name="T21">xmlns:xs</text:span><text:span text:style-name="T22">=</text:span><text:span text:style-name="T23">"http://www.w3.org/2001/XMLSchema"</text:span><text:span text:style-name="T24"><text:s/></text:span><text:span text:style-name="T25">xmlns</text:span><text:span text:style-name="T26">=</text:span><text:span text:style-name="T27">"http://www.loc.gov/mods/v3"</text:span><text:span text:style-name="T28"><text:s/></text:span><text:span text:style-name="T29">targetNamespace</text:span><text:span text:style-name="T30">=</text:span><text:span text:style-name="T31">"http://www.loc.gov/mods/v3"</text:span><text:span text:style-name="T32"><text:s/></text:span><text:span text:style-name="T33">elementFormDefault</text:span><text:span text:style-name="T34">=</text:span><text:span text:style-name="T35">"qualified"</text:span><text:span text:style-name="T36"><text:s/></text:span><text:span text:style-name="T37">attributeFormDefault</text:span><text:span text:style-name="T38">=</text:span><text:span text:style-name="T39">"unqualified"</text:span><text:span text:style-name="T40">&gt;</text:span></text:p>
      <text:p text:style-name="Standard"><text:span text:style-name="T41"><text:tab/></text:span><text:span text:style-name="T42">&lt;!-- --&gt;</text:span></text:p>
      <text:p text:style-name="Standard"><text:span text:style-name="T43"><text:tab/></text:span><text:span text:style-name="T44">&lt;</text:span><text:span text:style-name="T45">xs:import</text:span><text:span text:style-name="T46"><text:s/></text:span><text:span text:style-name="T47">namespace</text:span><text:span text:style-name="T48">=</text:span><text:span text:style-name="T49">"http://www.w3.org/XML/1998/namespace"</text:span><text:span text:style-name="T50"><text:s/></text:span><text:span text:style-name="T51">schemaLocation</text:span><text:span text:style-name="T52">=</text:span><text:span text:style-name="T53">"http://www.loc.gov/mods/xml.xsd"</text:span><text:span text:style-name="T54">/&gt;</text:span></text:p>
      <text:p text:style-name="Standard"><text:span text:style-name="T55"><text:tab/></text:span><text:span text:style-name="T56">&lt;</text:span><text:span text:style-name="T57">xs:import</text:span><text:span text:style-name="T58"><text:s/></text:span><text:span text:style-name="T59">namespace</text:span><text:span text:style-name="T60">=</text:span><text:span text:style-name="T61">"http://www.w3.org/1999/xlink"</text:span><text:span text:style-name="T62"><text:s/></text:span><text:span text:style-name="T63">schemaLocation</text:span><text:span text:style-name="T64">=</text:span><text:span text:style-name="T65">"http://www.loc.gov/standards/xlink/xlink.xsd"</text:span><text:span text:style-name="T66">/&gt;</text:span></text:p>
      <text:p text:style-name="Standard"><text:span text:style-name="T67"><text:tab/></text:span><text:span text:style-name="T68">&lt;!--</text:span></text:p>
      <text:p text:style-name="P69">MODS: Metadata Object Description Schema. See http://www.loc.gov/standards/mods/</text:p>
      <text:p text:style-name="P70"/>
      <text:p text:style-name="P71"><text:s text:c="10"/>****************************************************************</text:p>
      <text:p text:style-name="P72"><text:s text:c="9"/>* <text:s text:c="79"/></text:p>
      <text:p text:style-name="P73"><text:s text:c="9"/>* <text:s text:c="27"/>MODS 3.6 <text:s text:c="35"/></text:p>
      <text:p text:style-name="P74"><text:s text:c="9"/>*</text:p>
      <text:p text:style-name="P75"><text:s text:c="9"/>* <text:s text:c="26"/>May 5, 2015 <text:s text:c="17"/></text:p>
      <text:p text:style-name="P76"><text:s text:c="9"/>* <text:s text:c="19"/></text:p>
      <text:p text:style-name="P77"><text:s text:c="10"/>*****************************************************************w</text:p>
      <text:p text:style-name="P78"/>
      <text:p text:style-name="P79"/>
      <text:p text:style-name="P80">***************************************************</text:p>
      <text:p text:style-name="P81">Changes in version 3.6</text:p>
      <text:p text:style-name="P82">1. nonSort definition revised in 3.6. to add attribute @xml:space.</text:p>
      <text:p text:style-name="P83"/>
      <text:p text:style-name="P84">2. HierarchicalGeographic enhancements.</text:p>
      <text:p text:style-name="P85"><text:s text:c="6"/>- &lt;province&gt; depricated in favor of &lt;state&gt; <text:s/>(&lt;state&gt; re-defined in guidelines)</text:p>
      <text:p text:style-name="P86"><text:s text:c="6"/>- Attributes @areaType, @regionType, and @citySectionType</text:p>
      <text:p text:style-name="P87"><text:s text:c="8"/>defined for elements &lt;area&gt;, &lt;region&gt;, and &lt;citySection&gt;</text:p>
      <text:p text:style-name="P88"><text:s text:c="6"/>- Attribute @level defined for all place type elements to indicate hierarchical level.</text:p>
      <text:p text:style-name="P89"><text:s text:c="6"/>- Authority attributeGroup added to all place type elements.</text:p>
      <text:p text:style-name="P90"><text:s text:c="6"/>- Attribute @period defined. Indicates that the described entity once existed but no longer exists. <text:s/></text:p>
      <text:p text:style-name="P91"><text:s text:c="3"/></text:p>
      <text:p text:style-name="P92">3. Four new attributes for &lt;relatedItem&gt;</text:p>
      <text:p text:style-name="P93"><text:tab/>•<text:tab/>@otherType</text:p>
      <text:p text:style-name="P94"><text:tab/>•<text:tab/>@otherTypeAuth</text:p>
      <text:p text:style-name="P95"><text:tab/>•<text:tab/>@otherTypeAuthURI</text:p>
      <text:p text:style-name="P96"><text:tab/>•<text:tab/>@otherTypeURI</text:p>
      <text:p text:style-name="P97"/>
      <text:p text:style-name="P98"/>
      <text:p text:style-name="P99">4. New element &lt;nameIdentifier&gt;, subelement of &lt;name&gt;, re-using the existing &lt;identifier&gt; definition</text:p>
      <text:p text:style-name="P100"/>
      <text:p text:style-name="P101"/>
      <text:p text:style-name="P102">5. &lt;cartographics&gt;(subelement of &lt;subject&gt;) is made extensible.</text:p>
      <text:p text:style-name="P103"/>
      <text:p text:style-name="P104"/>
      <text:p text:style-name="P105">6. New element &lt;recordInfoNote&gt;, subelement of &lt;recordInfo&gt;, re-using the existing &lt;note&gt; definition</text:p>
      <text:p text:style-name="P106"/>
      <text:p text:style-name="P107">7. <text:s/>New element &lt;itemIdentifier&gt;, subelement of &lt;location&gt;&lt;physicalLocation&gt;&lt;holdingSimple&gt;&lt;copyInformation&gt;</text:p>
      <text:p text:style-name="P108"><text:s text:c="4"/>with attribute @type, for example:</text:p>
      <text:p text:style-name="P109"><text:s text:c="12"/>&lt;itemIdentifer <text:s text:c="2"/>type="barcode"&gt;</text:p>
      <text:p text:style-name="P110"><text:s text:c="12"/>&lt;itemIdentifier <text:s/>type="copyNumber"&gt;</text:p>
      <text:p text:style-name="P111"><text:s text:c="12"/>&lt;itemIdentifier <text:s/>type="accessionNumber"&gt;</text:p>
      <text:p text:style-name="P112"/>
      <text:p text:style-name="P113">*********************************************************************************************</text:p>
      <text:p text:style-name="P114"/>
      <text:p text:style-name="P115"><text:s text:c="5"/>*************************************</text:p>
      <text:p text:style-name="P116"><text:s text:c="5"/>Organization of this schema</text:p>
      <text:p text:style-name="P117"><text:s text:c="5"/>*************************************</text:p>
      <text:p text:style-name="P118">The schema has three parts:</text:p>
      <text:p text:style-name="P119"/>
      <text:p text:style-name="P120">1. <text:s text:c="2"/>Structural declarations and definitions</text:p>
      <text:p text:style-name="P121">2. <text:s text:c="3"/>Elements (top level elements <text:s/>and their subelements)</text:p>
      <text:p text:style-name="P122">3. <text:s text:c="2"/>Auxiliary Definitions</text:p>
      <text:p text:style-name="P123"/>
      <text:p text:style-name="P124"><text:s text:c="9"/>***********************************************************************</text:p>
      <text:p text:style-name="P125"><text:s text:c="9"/>***********************************************************************</text:p>
      <text:p text:style-name="P126"><text:s text:c="9"/>Part 1: <text:s text:c="3"/>Structural Declarations and Definitions</text:p>
      <text:p text:style-name="P127"><text:s text:c="9"/>***********************************************************************</text:p>
      <text:p text:style-name="P128"><text:s text:c="9"/>***********************************************************************</text:p>
      <text:p text:style-name="P129">- Definition of a single MODS record <text:s/>and a MODS collection <text:s text:c="2"/></text:p>
      <text:p text:style-name="P130">- modsGroup, listing the top level MODS elements</text:p>
      <text:p text:style-name="P131"/>
      <text:p text:style-name="P132">***********************************************************************</text:p>
      <text:p text:style-name="P133">** <text:s text:c="5"/>Definition of a single MODS record <text:s text:c="26"/>**</text:p>
      <text:p text:style-name="P134">**********************************************************************</text:p>
      <text:p text:style-name="P135">--&gt;</text:p>
      <text:p text:style-name="Standard"><text:span text:style-name="T136"><text:tab/></text:span><text:span text:style-name="T137">&lt;</text:span><text:span text:style-name="T138">xs:element</text:span><text:span text:style-name="T139"><text:s/></text:span><text:span text:style-name="T140">name</text:span><text:span text:style-name="T141">=</text:span><text:span text:style-name="T142">"mods"</text:span><text:span text:style-name="T143"><text:s/></text:span><text:span text:style-name="T144">type</text:span><text:span text:style-name="T145">=</text:span><text:span text:style-name="T146">"modsDefinition"</text:span><text:span text:style-name="T147">/&gt;</text:span></text:p>
      <text:p text:style-name="Standard"><text:span text:style-name="T148"><text:tab/></text:span><text:span text:style-name="T149">&lt;!-- <text:s/>--&gt;</text:span></text:p>
      <text:p text:style-name="Standard"><text:span text:style-name="T150"><text:tab/></text:span><text:span text:style-name="T151">&lt;</text:span><text:span text:style-name="T152">xs:complexType</text:span><text:span text:style-name="T153"><text:s/></text:span><text:span text:style-name="T154">name</text:span><text:span text:style-name="T155">=</text:span><text:span text:style-name="T156">"modsDefinition"</text:span><text:span text:style-name="T157">&gt;</text:span></text:p>
      <text:p text:style-name="Standard"><text:span text:style-name="T158"><text:tab/></text:span><text:span text:style-name="T159"><text:tab/></text:span><text:span text:style-name="T160">&lt;</text:span><text:span text:style-name="T161">xs:group</text:span><text:span text:style-name="T162"><text:s/></text:span><text:span text:style-name="T163">ref</text:span><text:span text:style-name="T164">=</text:span><text:span text:style-name="T165">"modsGroup"</text:span><text:span text:style-name="T166"><text:s/></text:span><text:span text:style-name="T167">maxOccurs</text:span><text:span text:style-name="T168">=</text:span><text:span text:style-name="T169">"unbounded"</text:span><text:span text:style-name="T170">/&gt;</text:span></text:p>
      <text:p text:style-name="Standard"><text:span text:style-name="T171"><text:tab/></text:span><text:span text:style-name="T172"><text:tab/></text:span><text:span text:style-name="T173">&lt;</text:span><text:span text:style-name="T174">xs:attribute</text:span><text:span text:style-name="T175"><text:s/></text:span><text:span text:style-name="T176">name</text:span><text:span text:style-name="T177">=</text:span><text:span text:style-name="T178">"ID"</text:span><text:span text:style-name="T179"><text:s/></text:span><text:span text:style-name="T180">type</text:span><text:span text:style-name="T181">=</text:span><text:span text:style-name="T182">"xs:ID"</text:span><text:span text:style-name="T183">/&gt;</text:span></text:p>
      <text:p text:style-name="Standard"><text:span text:style-name="T184"><text:tab/></text:span><text:span text:style-name="T185"><text:tab/></text:span><text:span text:style-name="T186">&lt;</text:span><text:span text:style-name="T187">xs:attribute</text:span><text:span text:style-name="T188"><text:s/></text:span><text:span text:style-name="T189">name</text:span><text:span text:style-name="T190">=</text:span><text:span text:style-name="T191">"version"</text:span><text:span text:style-name="T192">&gt;</text:span></text:p>
      <text:p text:style-name="Standard"><text:span text:style-name="T193"><text:tab/></text:span><text:span text:style-name="T194"><text:tab/></text:span><text:span text:style-name="T195"><text:tab/></text:span><text:span text:style-name="T196">&lt;</text:span><text:span text:style-name="T197">xs:simpleType</text:span><text:span text:style-name="T198">&gt;</text:span></text:p>
      <text:p text:style-name="Standard"><text:span text:style-name="T199"><text:tab/></text:span><text:span text:style-name="T200"><text:tab/></text:span><text:span text:style-name="T201"><text:tab/></text:span><text:span text:style-name="T202"><text:tab/></text:span><text:span text:style-name="T203">&lt;</text:span><text:span text:style-name="T204">xs:restriction</text:span><text:span text:style-name="T205"><text:s/></text:span><text:span text:style-name="T206">base</text:span><text:span text:style-name="T207">=</text:span><text:span text:style-name="T208">"xs:string"</text:span><text:span text:style-name="T209">&gt;</text:span></text:p>
      <text:p text:style-name="Standard"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&lt;</text:span><text:span text:style-name="T216">xs:enumeration</text:span><text:span text:style-name="T217"><text:s/></text:span><text:span text:style-name="T218">value</text:span><text:span text:style-name="T219">=</text:span><text:span text:style-name="T220">"3.6"</text:span><text:span text:style-name="T221">/&gt;</text:span></text:p>
      <text:p text:style-name="Standard"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&lt;</text:span><text:span text:style-name="T228">xs:enumeration</text:span><text:span text:style-name="T229"><text:s/></text:span><text:span text:style-name="T230">value</text:span><text:span text:style-name="T231">=</text:span><text:span text:style-name="T232">"3.5"</text:span><text:span text:style-name="T233">/&gt;</text:span></text:p>
      <text:p text:style-name="Standard"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&lt;</text:span><text:span text:style-name="T240">xs:enumeration</text:span><text:span text:style-name="T241"><text:s/></text:span><text:span text:style-name="T242">value</text:span><text:span text:style-name="T243">=</text:span><text:span text:style-name="T244">"3.4"</text:span><text:span text:style-name="T245">/&gt;</text:span></text:p>
      <text:p text:style-name="Standard"><text:span text:style-name="T246"><text:tab/></text:span><text:span text:style-name="T247"><text:tab/></text:span><text:span text:style-name="T248"><text:tab/></text:span><text:span text:style-name="T249"><text:tab/></text:span><text:span text:style-name="T250"><text:tab/></text:span><text:span text:style-name="T251">&lt;</text:span><text:span text:style-name="T252">xs:enumeration</text:span><text:span text:style-name="T253"><text:s/></text:span><text:span text:style-name="T254">value</text:span><text:span text:style-name="T255">=</text:span><text:span text:style-name="T256">"3.3"</text:span><text:span text:style-name="T257">/&gt;</text:span></text:p>
      <text:p text:style-name="Standard"><text:span text:style-name="T258"><text:tab/></text:span><text:span text:style-name="T259"><text:tab/></text:span><text:span text:style-name="T260"><text:tab/></text:span><text:span text:style-name="T261"><text:tab/></text:span><text:span text:style-name="T262"><text:tab/></text:span><text:span text:style-name="T263">&lt;</text:span><text:span text:style-name="T264">xs:enumeration</text:span><text:span text:style-name="T265"><text:s/></text:span><text:span text:style-name="T266">value</text:span><text:span text:style-name="T267">=</text:span><text:span text:style-name="T268">"3.2"</text:span><text:span text:style-name="T269">/&gt;</text:span></text:p>
      <text:p text:style-name="Standard"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&lt;</text:span><text:span text:style-name="T276">xs:enumeration</text:span><text:span text:style-name="T277"><text:s/></text:span><text:span text:style-name="T278">value</text:span><text:span text:style-name="T279">=</text:span><text:span text:style-name="T280">"3.1"</text:span><text:span text:style-name="T281">/&gt;</text:span></text:p>
      <text:p text:style-name="Standard"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&lt;</text:span><text:span text:style-name="T288">xs:enumeration</text:span><text:span text:style-name="T289"><text:s/></text:span><text:span text:style-name="T290">value</text:span><text:span text:style-name="T291">=</text:span><text:span text:style-name="T292">"3.0"</text:span><text:span text:style-name="T293">/&gt;</text:span></text:p>
      <text:p text:style-name="Standard"><text:span text:style-name="T294"><text:tab/></text:span><text:span text:style-name="T295"><text:tab/></text:span><text:span text:style-name="T296"><text:tab/></text:span><text:span text:style-name="T297"><text:tab/></text:span><text:span text:style-name="T298">&lt;/</text:span><text:span text:style-name="T299">xs:restriction</text:span><text:span text:style-name="T300">&gt;</text:span></text:p>
      <text:p text:style-name="Standard"><text:span text:style-name="T301"><text:tab/></text:span><text:span text:style-name="T302"><text:tab/></text:span><text:span text:style-name="T303"><text:tab/></text:span><text:span text:style-name="T304">&lt;/</text:span><text:span text:style-name="T305">xs:simpleType</text:span><text:span text:style-name="T306">&gt;</text:span></text:p>
      <text:p text:style-name="Standard"><text:span text:style-name="T307"><text:tab/></text:span><text:span text:style-name="T308"><text:tab/></text:span><text:span text:style-name="T309">&lt;/</text:span><text:span text:style-name="T310">xs:attribute</text:span><text:span text:style-name="T311">&gt;</text:span></text:p>
      <text:p text:style-name="Standard"><text:span text:style-name="T312"><text:tab/></text:span><text:span text:style-name="T313">&lt;/</text:span><text:span text:style-name="T314">xs:complexType</text:span><text:span text:style-name="T315">&gt;</text:span></text:p>
      <text:p text:style-name="Standard"><text:span text:style-name="T316"><text:tab/></text:span><text:span text:style-name="T317">&lt;!--</text:span></text:p>
      <text:p text:style-name="P318">***********************************************************************</text:p>
      <text:p text:style-name="P319">** <text:s text:c="5"/>Definition of a MODS collection <text:s text:c="31"/>**</text:p>
      <text:p text:style-name="P320">**********************************************************************</text:p>
      <text:p text:style-name="P321">--&gt;</text:p>
      <text:p text:style-name="Standard"><text:span text:style-name="T322"><text:tab/></text:span><text:span text:style-name="T323">&lt;</text:span><text:span text:style-name="T324">xs:element</text:span><text:span text:style-name="T325"><text:s/></text:span><text:span text:style-name="T326">name</text:span><text:span text:style-name="T327">=</text:span><text:span text:style-name="T328">"modsCollection"</text:span><text:span text:style-name="T329"><text:s/></text:span><text:span text:style-name="T330">type</text:span><text:span text:style-name="T331">=</text:span><text:span text:style-name="T332">"modsCollectionDefinition"</text:span><text:span text:style-name="T333">/&gt;</text:span></text:p>
      <text:p text:style-name="Standard"><text:span text:style-name="T334"><text:tab/></text:span><text:span text:style-name="T335">&lt;!-- --&gt;</text:span></text:p>
      <text:p text:style-name="Standard"><text:span text:style-name="T336"><text:tab/></text:span><text:span text:style-name="T337">&lt;</text:span><text:span text:style-name="T338">xs:complexType</text:span><text:span text:style-name="T339"><text:s/></text:span><text:span text:style-name="T340">name</text:span><text:span text:style-name="T341">=</text:span><text:span text:style-name="T342">"modsCollectionDefinition"</text:span><text:span text:style-name="T343">&gt;</text:span></text:p>
      <text:p text:style-name="Standard"><text:span text:style-name="T344"><text:tab/></text:span><text:span text:style-name="T345"><text:tab/></text:span><text:span text:style-name="T346">&lt;</text:span><text:span text:style-name="T347">xs:sequence</text:span><text:span text:style-name="T348">&gt;</text:span></text:p>
      <text:p text:style-name="Standard"><text:span text:style-name="T349"><text:tab/></text:span><text:span text:style-name="T350"><text:tab/></text:span><text:span text:style-name="T351"><text:tab/></text:span><text:span text:style-name="T352">&lt;</text:span><text:span text:style-name="T353">xs:element</text:span><text:span text:style-name="T354"><text:s/></text:span><text:span text:style-name="T355">ref</text:span><text:span text:style-name="T356">=</text:span><text:span text:style-name="T357">"mods"</text:span><text:span text:style-name="T358"><text:s/></text:span><text:span text:style-name="T359">maxOccurs</text:span><text:span text:style-name="T360">=</text:span><text:span text:style-name="T361">"unbounded"</text:span><text:span text:style-name="T362">/&gt;</text:span></text:p>
      <text:p text:style-name="Standard"><text:span text:style-name="T363"><text:tab/></text:span><text:span text:style-name="T364"><text:tab/></text:span><text:span text:style-name="T365">&lt;/</text:span><text:span text:style-name="T366">xs:sequence</text:span><text:span text:style-name="T367">&gt;</text:span></text:p>
      <text:p text:style-name="Standard"><text:span text:style-name="T368"><text:tab/></text:span><text:span text:style-name="T369">&lt;/</text:span><text:span text:style-name="T370">xs:complexType</text:span><text:span text:style-name="T371">&gt;</text:span></text:p>
      <text:p text:style-name="Standard"><text:span text:style-name="T372"><text:tab/></text:span><text:span text:style-name="T373">&lt;!--</text:span><text:span text:style-name="T374"><text:s text:c="2"/></text:span></text:p>
      <text:p text:style-name="P375"/>
      <text:p text:style-name="P376">************************************************</text:p>
      <text:p text:style-name="P377">** <text:s text:c="5"/>Group Definition</text:p>
      <text:p text:style-name="P378">***********************************************</text:p>
      <text:p text:style-name="P379">This forms the basis of the mods record definition, and also relatedItem.</text:p>
      <text:p text:style-name="P380">The difference between a MODS record and a relatedItem</text:p>
      <text:p text:style-name="P381">(as they pertain to their usage of the group definition)</text:p>
      <text:p text:style-name="P382">is that mods requires at least one element and relatedItem does not.</text:p>
      <text:p text:style-name="P383">The group definition is used by both, where relatedItem says</text:p>
      <text:p text:style-name="P384">minOccurs="0" and for the mods record definition minOccurs="1" (default).</text:p>
      <text:p text:style-name="P385"/>
      <text:p text:style-name="P386">--&gt;</text:p>
      <text:p text:style-name="Standard"><text:span text:style-name="T387"><text:tab/></text:span><text:span text:style-name="T388">&lt;</text:span><text:span text:style-name="T389">xs:group</text:span><text:span text:style-name="T390"><text:s/></text:span><text:span text:style-name="T391">name</text:span><text:span text:style-name="T392">=</text:span><text:span text:style-name="T393">"modsGroup"</text:span><text:span text:style-name="T394">&gt;</text:span></text:p>
      <text:p text:style-name="Standard"><text:span text:style-name="T395"><text:tab/></text:span><text:span text:style-name="T396"><text:tab/></text:span><text:span text:style-name="T397">&lt;</text:span><text:span text:style-name="T398">xs:choice</text:span><text:span text:style-name="T399">&gt;</text:span></text:p>
      <text:p text:style-name="Standard"><text:span text:style-name="T400"><text:tab/></text:span><text:span text:style-name="T401"><text:tab/></text:span><text:span text:style-name="T402"><text:tab/></text:span><text:span text:style-name="T403">&lt;!--</text:span></text:p>
      <text:p text:style-name="P404">***********************************************************************</text:p>
      <text:p text:style-name="P405">** <text:s text:c="7"/>These are the "top level" MODS elements <text:s text:c="14"/>**</text:p>
      <text:p text:style-name="P406">**********************************************************************</text:p>
      <text:p text:style-name="P407">--&gt;</text:p>
      <text:p text:style-name="Standard"><text:span text:style-name="T408"><text:tab/></text:span><text:span text:style-name="T409"><text:tab/></text:span><text:span text:style-name="T410"><text:tab/></text:span><text:span text:style-name="T411">&lt;</text:span><text:span text:style-name="T412">xs:element</text:span><text:span text:style-name="T413"><text:s/></text:span><text:span text:style-name="T414">ref</text:span><text:span text:style-name="T415">=</text:span><text:span text:style-name="T416">"abstract"</text:span><text:span text:style-name="T417">/&gt;</text:span></text:p>
      <text:p text:style-name="Standard"><text:span text:style-name="T418"><text:tab/></text:span><text:span text:style-name="T419"><text:tab/></text:span><text:span text:style-name="T420"><text:tab/></text:span><text:span text:style-name="T421">&lt;</text:span><text:span text:style-name="T422">xs:element</text:span><text:span text:style-name="T423"><text:s/></text:span><text:span text:style-name="T424">ref</text:span><text:span text:style-name="T425">=</text:span><text:span text:style-name="T426">"accessCondition"</text:span><text:span text:style-name="T427">/&gt;</text:span></text:p>
      <text:p text:style-name="Standard"><text:span text:style-name="T428"><text:tab/></text:span><text:span text:style-name="T429"><text:tab/></text:span><text:span text:style-name="T430"><text:tab/></text:span><text:span text:style-name="T431">&lt;</text:span><text:span text:style-name="T432">xs:element</text:span><text:span text:style-name="T433"><text:s/></text:span><text:span text:style-name="T434">ref</text:span><text:span text:style-name="T435">=</text:span><text:span text:style-name="T436">"classification"</text:span><text:span text:style-name="T437">/&gt;</text:span></text:p>
      <text:p text:style-name="Standard"><text:span text:style-name="T438"><text:tab/></text:span><text:span text:style-name="T439"><text:tab/></text:span><text:span text:style-name="T440"><text:tab/></text:span><text:span text:style-name="T441">&lt;</text:span><text:span text:style-name="T442">xs:element</text:span><text:span text:style-name="T443"><text:s/></text:span><text:span text:style-name="T444">ref</text:span><text:span text:style-name="T445">=</text:span><text:span text:style-name="T446">"extension"</text:span><text:span text:style-name="T447">/&gt;</text:span></text:p>
      <text:p text:style-name="Standard"><text:span text:style-name="T448"><text:tab/></text:span><text:span text:style-name="T449"><text:tab/></text:span><text:span text:style-name="T450"><text:tab/></text:span><text:span text:style-name="T451">&lt;</text:span><text:span text:style-name="T452">xs:element</text:span><text:span text:style-name="T453"><text:s/></text:span><text:span text:style-name="T454">ref</text:span><text:span text:style-name="T455">=</text:span><text:span text:style-name="T456">"genre"</text:span><text:span text:style-name="T457">/&gt;</text:span></text:p>
      <text:p text:style-name="Standard"><text:span text:style-name="T458"><text:tab/></text:span><text:span text:style-name="T459"><text:tab/></text:span><text:span text:style-name="T460"><text:tab/></text:span><text:span text:style-name="T461">&lt;</text:span><text:span text:style-name="T462">xs:element</text:span><text:span text:style-name="T463"><text:s/></text:span><text:span text:style-name="T464">ref</text:span><text:span text:style-name="T465">=</text:span><text:span text:style-name="T466">"identifier"</text:span><text:span text:style-name="T467">/&gt;</text:span></text:p>
      <text:p text:style-name="Standard"><text:span text:style-name="T468"><text:tab/></text:span><text:span text:style-name="T469"><text:tab/></text:span><text:span text:style-name="T470"><text:tab/></text:span><text:span text:style-name="T471">&lt;</text:span><text:span text:style-name="T472">xs:element</text:span><text:span text:style-name="T473"><text:s/></text:span><text:span text:style-name="T474">ref</text:span><text:span text:style-name="T475">=</text:span><text:span text:style-name="T476">"language"</text:span><text:span text:style-name="T477">/&gt;</text:span></text:p>
      <text:p text:style-name="Standard"><text:span text:style-name="T478"><text:tab/></text:span><text:span text:style-name="T479"><text:tab/></text:span><text:span text:style-name="T480"><text:tab/></text:span><text:span text:style-name="T481">&lt;</text:span><text:span text:style-name="T482">xs:element</text:span><text:span text:style-name="T483"><text:s/></text:span><text:span text:style-name="T484">ref</text:span><text:span text:style-name="T485">=</text:span><text:span text:style-name="T486">"location"</text:span><text:span text:style-name="T487">/&gt;</text:span></text:p>
      <text:p text:style-name="Standard"><text:span text:style-name="T488"><text:tab/></text:span><text:span text:style-name="T489"><text:tab/></text:span><text:span text:style-name="T490"><text:tab/></text:span><text:span text:style-name="T491">&lt;</text:span><text:span text:style-name="T492">xs:element</text:span><text:span text:style-name="T493"><text:s/></text:span><text:span text:style-name="T494">ref</text:span><text:span text:style-name="T495">=</text:span><text:span text:style-name="T496">"name"</text:span><text:span text:style-name="T497">/&gt;</text:span></text:p>
      <text:p text:style-name="Standard"><text:span text:style-name="T498"><text:tab/></text:span><text:span text:style-name="T499"><text:tab/></text:span><text:span text:style-name="T500"><text:tab/></text:span><text:span text:style-name="T501">&lt;</text:span><text:span text:style-name="T502">xs:element</text:span><text:span text:style-name="T503"><text:s/></text:span><text:span text:style-name="T504">ref</text:span><text:span text:style-name="T505">=</text:span><text:span text:style-name="T506">"note"</text:span><text:span text:style-name="T507">/&gt;</text:span></text:p>
      <text:p text:style-name="Standard"><text:span text:style-name="T508"><text:tab/></text:span><text:span text:style-name="T509"><text:tab/></text:span><text:span text:style-name="T510"><text:tab/></text:span><text:span text:style-name="T511">&lt;</text:span><text:span text:style-name="T512">xs:element</text:span><text:span text:style-name="T513"><text:s/></text:span><text:span text:style-name="T514">ref</text:span><text:span text:style-name="T515">=</text:span><text:span text:style-name="T516">"originInfo"</text:span><text:span text:style-name="T517">/&gt;</text:span></text:p>
      <text:p text:style-name="Standard"><text:span text:style-name="T518"><text:tab/></text:span><text:span text:style-name="T519"><text:tab/></text:span><text:span text:style-name="T520"><text:tab/></text:span><text:span text:style-name="T521">&lt;</text:span><text:span text:style-name="T522">xs:element</text:span><text:span text:style-name="T523"><text:s/></text:span><text:span text:style-name="T524">ref</text:span><text:span text:style-name="T525">=</text:span><text:span text:style-name="T526">"part"</text:span><text:span text:style-name="T527">/&gt;</text:span></text:p>
      <text:p text:style-name="Standard"><text:span text:style-name="T528"><text:tab/></text:span><text:span text:style-name="T529"><text:tab/></text:span><text:span text:style-name="T530"><text:tab/></text:span><text:span text:style-name="T531">&lt;</text:span><text:span text:style-name="T532">xs:element</text:span><text:span text:style-name="T533"><text:s/></text:span><text:span text:style-name="T534">ref</text:span><text:span text:style-name="T535">=</text:span><text:span text:style-name="T536">"physicalDescription"</text:span><text:span text:style-name="T537">/&gt;</text:span></text:p>
      <text:p text:style-name="Standard"><text:span text:style-name="T538"><text:tab/></text:span><text:span text:style-name="T539"><text:tab/></text:span><text:span text:style-name="T540"><text:tab/></text:span><text:span text:style-name="T541">&lt;</text:span><text:span text:style-name="T542">xs:element</text:span><text:span text:style-name="T543"><text:s/></text:span><text:span text:style-name="T544">ref</text:span><text:span text:style-name="T545">=</text:span><text:span text:style-name="T546">"recordInfo"</text:span><text:span text:style-name="T547">/&gt;</text:span></text:p>
      <text:p text:style-name="Standard"><text:span text:style-name="T548"><text:tab/></text:span><text:span text:style-name="T549"><text:tab/></text:span><text:span text:style-name="T550"><text:tab/></text:span><text:span text:style-name="T551">&lt;</text:span><text:span text:style-name="T552">xs:element</text:span><text:span text:style-name="T553"><text:s/></text:span><text:span text:style-name="T554">ref</text:span><text:span text:style-name="T555">=</text:span><text:span text:style-name="T556">"relatedItem"</text:span><text:span text:style-name="T557">/&gt;</text:span></text:p>
      <text:p text:style-name="Standard"><text:span text:style-name="T558"><text:tab/></text:span><text:span text:style-name="T559"><text:tab/></text:span><text:span text:style-name="T560"><text:tab/></text:span><text:span text:style-name="T561">&lt;</text:span><text:span text:style-name="T562">xs:element</text:span><text:span text:style-name="T563"><text:s/></text:span><text:span text:style-name="T564">ref</text:span><text:span text:style-name="T565">=</text:span><text:span text:style-name="T566">"subject"</text:span><text:span text:style-name="T567">/&gt;</text:span></text:p>
      <text:p text:style-name="Standard"><text:span text:style-name="T568"><text:tab/></text:span><text:span text:style-name="T569"><text:tab/></text:span><text:span text:style-name="T570"><text:tab/></text:span><text:span text:style-name="T571">&lt;</text:span><text:span text:style-name="T572">xs:element</text:span><text:span text:style-name="T573"><text:s/></text:span><text:span text:style-name="T574">ref</text:span><text:span text:style-name="T575">=</text:span><text:span text:style-name="T576">"tableOfContents"</text:span><text:span text:style-name="T577">/&gt;</text:span></text:p>
      <text:p text:style-name="Standard"><text:span text:style-name="T578"><text:tab/></text:span><text:span text:style-name="T579"><text:tab/></text:span><text:span text:style-name="T580"><text:tab/></text:span><text:span text:style-name="T581">&lt;</text:span><text:span text:style-name="T582">xs:element</text:span><text:span text:style-name="T583"><text:s/></text:span><text:span text:style-name="T584">ref</text:span><text:span text:style-name="T585">=</text:span><text:span text:style-name="T586">"targetAudience"</text:span><text:span text:style-name="T587">/&gt;</text:span></text:p>
      <text:p text:style-name="Standard"><text:span text:style-name="T588"><text:tab/></text:span><text:span text:style-name="T589"><text:tab/></text:span><text:span text:style-name="T590"><text:tab/></text:span><text:span text:style-name="T591">&lt;</text:span><text:span text:style-name="T592">xs:element</text:span><text:span text:style-name="T593"><text:s/></text:span><text:span text:style-name="T594">ref</text:span><text:span text:style-name="T595">=</text:span><text:span text:style-name="T596">"titleInfo"</text:span><text:span text:style-name="T597">/&gt;</text:span></text:p>
      <text:p text:style-name="Standard"><text:span text:style-name="T598"><text:tab/></text:span><text:span text:style-name="T599"><text:tab/></text:span><text:span text:style-name="T600"><text:tab/></text:span><text:span text:style-name="T601">&lt;</text:span><text:span text:style-name="T602">xs:element</text:span><text:span text:style-name="T603"><text:s/></text:span><text:span text:style-name="T604">ref</text:span><text:span text:style-name="T605">=</text:span><text:span text:style-name="T606">"typeOfResource"</text:span><text:span text:style-name="T607">/&gt;</text:span></text:p>
      <text:p text:style-name="Standard"><text:span text:style-name="T608"><text:tab/></text:span><text:span text:style-name="T609"><text:tab/></text:span><text:span text:style-name="T610"><text:tab/></text:span><text:span text:style-name="T611">&lt;!--</text:span></text:p>
      <text:p text:style-name="P612">End list of "top level" MODS elements</text:p>
      <text:p text:style-name="P613">--&gt;</text:p>
      <text:p text:style-name="Standard"><text:span text:style-name="T614"><text:tab/></text:span><text:span text:style-name="T615"><text:tab/></text:span><text:span text:style-name="T616">&lt;/</text:span><text:span text:style-name="T617">xs:choice</text:span><text:span text:style-name="T618">&gt;</text:span></text:p>
      <text:p text:style-name="Standard"><text:span text:style-name="T619"><text:tab/></text:span><text:span text:style-name="T620">&lt;/</text:span><text:span text:style-name="T621">xs:group</text:span><text:span text:style-name="T622">&gt;</text:span></text:p>
      <text:p text:style-name="Standard"><text:span text:style-name="T623"><text:tab/></text:span><text:span text:style-name="T624">&lt;!--</text:span><text:span text:style-name="T625"><text:tab/></text:span></text:p>
      <text:p text:style-name="P626"><text:s text:c="8"/>***********************************************************************</text:p>
      <text:p text:style-name="P627"><text:s text:c="8"/>***********************************************************************</text:p>
      <text:p text:style-name="P628"><text:s text:c="7"/>Part 2: <text:s text:c="2"/>Elements (top level elements and their subelements) <text:s text:c="30"/></text:p>
      <text:p text:style-name="P629"><text:s text:c="7"/>************************************************************************</text:p>
      <text:p text:style-name="P630"><text:s text:c="8"/>*********************************************************************** <text:s text:c="29"/></text:p>
      <text:p text:style-name="P631">--&gt;</text:p>
      <text:p text:style-name="Standard"><text:span text:style-name="T632"><text:tab/></text:span><text:span text:style-name="T633">&lt;!-- <text:s text:c="2"/></text:span></text:p>
      <text:p text:style-name="P634">*********************************************</text:p>
      <text:p text:style-name="P635">* <text:s text:c="2"/>Top Level Element &lt;abstract&gt; <text:s text:c="6"/>*</text:p>
      <text:p text:style-name="P636">*********************************************</text:p>
      <text:p text:style-name="P637"><text:s/>--&gt;</text:p>
      <text:p text:style-name="Standard"><text:span text:style-name="T638"><text:tab/></text:span><text:span text:style-name="T639">&lt;</text:span><text:span text:style-name="T640">xs:element</text:span><text:span text:style-name="T641"><text:s/></text:span><text:span text:style-name="T642">name</text:span><text:span text:style-name="T643">=</text:span><text:span text:style-name="T644">"abstract"</text:span><text:span text:style-name="T645"><text:s/></text:span><text:span text:style-name="T646">type</text:span><text:span text:style-name="T647">=</text:span><text:span text:style-name="T648">"abstractDefinition"</text:span><text:span text:style-name="T649">/&gt;</text:span></text:p>
      <text:p text:style-name="Standard"><text:span text:style-name="T650"><text:tab/></text:span><text:span text:style-name="T651">&lt;!-- --&gt;</text:span></text:p>
      <text:p text:style-name="Standard"><text:span text:style-name="T652"><text:tab/></text:span><text:span text:style-name="T653">&lt;</text:span><text:span text:style-name="T654">xs:complexType</text:span><text:span text:style-name="T655"><text:s/></text:span><text:span text:style-name="T656">name</text:span><text:span text:style-name="T657">=</text:span><text:span text:style-name="T658">"abstractDefinition"</text:span><text:span text:style-name="T659">&gt;</text:span></text:p>
      <text:p text:style-name="Standard"><text:span text:style-name="T660"><text:tab/></text:span><text:span text:style-name="T661"><text:tab/></text:span><text:span text:style-name="T662">&lt;</text:span><text:span text:style-name="T663">xs:simpleContent</text:span><text:span text:style-name="T664">&gt;</text:span></text:p>
      <text:p text:style-name="Standard"><text:span text:style-name="T665"><text:tab/></text:span><text:span text:style-name="T666"><text:tab/></text:span><text:span text:style-name="T667"><text:tab/></text:span><text:span text:style-name="T668">&lt;</text:span><text:span text:style-name="T669">xs:extension</text:span><text:span text:style-name="T670"><text:s/></text:span><text:span text:style-name="T671">base</text:span><text:span text:style-name="T672">=</text:span><text:span text:style-name="T673">"stringPlusLanguage"</text:span><text:span text:style-name="T674">&gt;</text:span></text:p>
      <text:p text:style-name="Standard"><text:span text:style-name="T675"><text:tab/></text:span><text:span text:style-name="T676"><text:tab/></text:span><text:span text:style-name="T677"><text:tab/></text:span><text:span text:style-name="T678"><text:tab/></text:span><text:span text:style-name="T679">&lt;</text:span><text:span text:style-name="T680">xs:attribute</text:span><text:span text:style-name="T681"><text:s/></text:span><text:span text:style-name="T682">name</text:span><text:span text:style-name="T683">=</text:span><text:span text:style-name="T684">"displayLabel"</text:span><text:span text:style-name="T685"><text:s/></text:span><text:span text:style-name="T686">type</text:span><text:span text:style-name="T687">=</text:span><text:span text:style-name="T688">"xs:string"</text:span><text:span text:style-name="T689">/&gt;</text:span></text:p>
      <text:p text:style-name="Standard"><text:span text:style-name="T690"><text:tab/></text:span><text:span text:style-name="T691"><text:tab/></text:span><text:span text:style-name="T692"><text:tab/></text:span><text:span text:style-name="T693"><text:tab/></text:span><text:span text:style-name="T694">&lt;</text:span><text:span text:style-name="T695">xs:attribute</text:span><text:span text:style-name="T696"><text:s/></text:span><text:span text:style-name="T697">name</text:span><text:span text:style-name="T698">=</text:span><text:span text:style-name="T699">"type"</text:span><text:span text:style-name="T700"><text:s/></text:span><text:span text:style-name="T701">type</text:span><text:span text:style-name="T702">=</text:span><text:span text:style-name="T703">"xs:string"</text:span><text:span text:style-name="T704">/&gt;</text:span></text:p>
      <text:p text:style-name="Standard"><text:span text:style-name="T705"><text:tab/></text:span><text:span text:style-name="T706"><text:tab/></text:span><text:span text:style-name="T707"><text:tab/></text:span><text:span text:style-name="T708"><text:tab/></text:span><text:span text:style-name="T709">&lt;</text:span><text:span text:style-name="T710">xs:attributeGroup</text:span><text:span text:style-name="T711"><text:s/></text:span><text:span text:style-name="T712">ref</text:span><text:span text:style-name="T713">=</text:span><text:span text:style-name="T714">"xlink:simpleLink"</text:span><text:span text:style-name="T715">/&gt;</text:span></text:p>
      <text:p text:style-name="Standard"><text:span text:style-name="T716"><text:tab/></text:span><text:span text:style-name="T717"><text:tab/></text:span><text:span text:style-name="T718"><text:tab/></text:span><text:span text:style-name="T719"><text:tab/></text:span><text:span text:style-name="T720">&lt;</text:span><text:span text:style-name="T721">xs:attribute</text:span><text:span text:style-name="T722"><text:s/></text:span><text:span text:style-name="T723">name</text:span><text:span text:style-name="T724">=</text:span><text:span text:style-name="T725">"shareable"</text:span><text:span text:style-name="T726"><text:s/></text:span><text:span text:style-name="T727">fixed</text:span><text:span text:style-name="T728">=</text:span><text:span text:style-name="T729">"no"</text:span><text:span text:style-name="T730">/&gt;</text:span></text:p>
      <text:p text:style-name="Standard"><text:span text:style-name="T731"><text:tab/></text:span><text:span text:style-name="T732"><text:tab/></text:span><text:span text:style-name="T733"><text:tab/></text:span><text:span text:style-name="T734"><text:tab/></text:span><text:span text:style-name="T735">&lt;</text:span><text:span text:style-name="T736">xs:attribute</text:span><text:span text:style-name="T737"><text:s/></text:span><text:span text:style-name="T738">name</text:span><text:span text:style-name="T739">=</text:span><text:span text:style-name="T740">"altRepGroup"</text:span><text:span text:style-name="T741"><text:s/></text:span><text:span text:style-name="T742">type</text:span><text:span text:style-name="T743">=</text:span><text:span text:style-name="T744">"xs:string"</text:span><text:span text:style-name="T745">/&gt;</text:span></text:p>
      <text:p text:style-name="Standard"><text:span text:style-name="T746"><text:tab/></text:span><text:span text:style-name="T747"><text:tab/></text:span><text:span text:style-name="T748"><text:tab/></text:span><text:span text:style-name="T749"><text:tab/></text:span><text:span text:style-name="T750">&lt;</text:span><text:span text:style-name="T751">xs:attributeGroup</text:span><text:span text:style-name="T752"><text:s/></text:span><text:span text:style-name="T753">ref</text:span><text:span text:style-name="T754">=</text:span><text:span text:style-name="T755">"altFormatAttributeGroup"</text:span><text:span text:style-name="T756">/&gt;</text:span></text:p>
      <text:p text:style-name="Standard"><text:span text:style-name="T757"><text:tab/></text:span><text:span text:style-name="T758"><text:tab/></text:span><text:span text:style-name="T759"><text:tab/></text:span><text:span text:style-name="T760">&lt;/</text:span><text:span text:style-name="T761">xs:extension</text:span><text:span text:style-name="T762">&gt;</text:span></text:p>
      <text:p text:style-name="Standard"><text:span text:style-name="T763"><text:tab/></text:span><text:span text:style-name="T764"><text:tab/></text:span><text:span text:style-name="T765">&lt;/</text:span><text:span text:style-name="T766">xs:simpleContent</text:span><text:span text:style-name="T767">&gt;</text:span></text:p>
      <text:p text:style-name="Standard"><text:span text:style-name="T768"><text:tab/></text:span><text:span text:style-name="T769">&lt;/</text:span><text:span text:style-name="T770">xs:complexType</text:span><text:span text:style-name="T771">&gt;</text:span></text:p>
      <text:p text:style-name="Standard"><text:span text:style-name="T772"><text:tab/></text:span><text:span text:style-name="T773">&lt;!--</text:span></text:p>
      <text:p text:style-name="P774"/>
      <text:p text:style-name="P775">****************************************************</text:p>
      <text:p text:style-name="P776">* <text:s text:c="2"/>Top Level Element &lt;accessCondition&gt; <text:s text:c="6"/>*</text:p>
      <text:p text:style-name="P777">*****************************************************</text:p>
      <text:p text:style-name="P778"><text:s/>--&gt;</text:p>
      <text:p text:style-name="Standard"><text:span text:style-name="T779"><text:tab/></text:span><text:span text:style-name="T780">&lt;</text:span><text:span text:style-name="T781">xs:element</text:span><text:span text:style-name="T782"><text:s/></text:span><text:span text:style-name="T783">name</text:span><text:span text:style-name="T784">=</text:span><text:span text:style-name="T785">"accessCondition"</text:span><text:span text:style-name="T786"><text:s/></text:span><text:span text:style-name="T787">type</text:span><text:span text:style-name="T788">=</text:span><text:span text:style-name="T789">"accessConditionDefinition"</text:span><text:span text:style-name="T790">/&gt;</text:span></text:p>
      <text:p text:style-name="Standard"><text:span text:style-name="T791"><text:tab/></text:span><text:span text:style-name="T792">&lt;!-- --&gt;</text:span></text:p>
      <text:p text:style-name="Standard"><text:span text:style-name="T793"><text:tab/></text:span><text:span text:style-name="T794">&lt;</text:span><text:span text:style-name="T795">xs:complexType</text:span><text:span text:style-name="T796"><text:s/></text:span><text:span text:style-name="T797">name</text:span><text:span text:style-name="T798">=</text:span><text:span text:style-name="T799">"accessConditionDefinition"</text:span><text:span text:style-name="T800"><text:s/></text:span><text:span text:style-name="T801">mixed</text:span><text:span text:style-name="T802">=</text:span><text:span text:style-name="T803">"true"</text:span><text:span text:style-name="T804">&gt;</text:span></text:p>
      <text:p text:style-name="Standard"><text:span text:style-name="T805"><text:tab/></text:span><text:span text:style-name="T806"><text:tab/></text:span><text:span text:style-name="T807">&lt;</text:span><text:span text:style-name="T808">xs:complexContent</text:span><text:span text:style-name="T809"><text:s/></text:span><text:span text:style-name="T810">mixed</text:span><text:span text:style-name="T811">=</text:span><text:span text:style-name="T812">"true"</text:span><text:span text:style-name="T813">&gt;</text:span></text:p>
      <text:p text:style-name="Standard"><text:span text:style-name="T814"><text:tab/></text:span><text:span text:style-name="T815"><text:tab/></text:span><text:span text:style-name="T816"><text:tab/></text:span><text:span text:style-name="T817">&lt;</text:span><text:span text:style-name="T818">xs:extension</text:span><text:span text:style-name="T819"><text:s/></text:span><text:span text:style-name="T820">base</text:span><text:span text:style-name="T821">=</text:span><text:span text:style-name="T822">"extensionDefinition"</text:span><text:span text:style-name="T823">&gt;</text:span></text:p>
      <text:p text:style-name="Standard"><text:span text:style-name="T824"><text:tab/></text:span><text:span text:style-name="T825"><text:tab/></text:span><text:span text:style-name="T826"><text:tab/></text:span><text:span text:style-name="T827"><text:tab/></text:span><text:span text:style-name="T828">&lt;</text:span><text:span text:style-name="T829">xs:attributeGroup</text:span><text:span text:style-name="T830"><text:s/></text:span><text:span text:style-name="T831">ref</text:span><text:span text:style-name="T832">=</text:span><text:span text:style-name="T833">"xlink:simpleLink"</text:span><text:span text:style-name="T834">/&gt;</text:span></text:p>
      <text:p text:style-name="Standard"><text:span text:style-name="T835"><text:tab/></text:span><text:span text:style-name="T836"><text:tab/></text:span><text:span text:style-name="T837"><text:tab/></text:span><text:span text:style-name="T838"><text:tab/></text:span><text:span text:style-name="T839">&lt;</text:span><text:span text:style-name="T840">xs:attributeGroup</text:span><text:span text:style-name="T841"><text:s/></text:span><text:span text:style-name="T842">ref</text:span><text:span text:style-name="T843">=</text:span><text:span text:style-name="T844">"languageAttributeGroup"</text:span><text:span text:style-name="T845">/&gt;</text:span></text:p>
      <text:p text:style-name="Standard"><text:span text:style-name="T846"><text:tab/></text:span><text:span text:style-name="T847"><text:tab/></text:span><text:span text:style-name="T848"><text:tab/></text:span><text:span text:style-name="T849"><text:tab/></text:span><text:span text:style-name="T850">&lt;</text:span><text:span text:style-name="T851">xs:attribute</text:span><text:span text:style-name="T852"><text:s/></text:span><text:span text:style-name="T853">name</text:span><text:span text:style-name="T854">=</text:span><text:span text:style-name="T855">"type"</text:span><text:span text:style-name="T856"><text:s/></text:span><text:span text:style-name="T857">type</text:span><text:span text:style-name="T858">=</text:span><text:span text:style-name="T859">"xs:string"</text:span><text:span text:style-name="T860">/&gt;</text:span></text:p>
      <text:p text:style-name="Standard"><text:span text:style-name="T861"><text:tab/></text:span><text:span text:style-name="T862"><text:tab/></text:span><text:span text:style-name="T863"><text:tab/></text:span><text:span text:style-name="T864"><text:tab/></text:span><text:span text:style-name="T865">&lt;</text:span><text:span text:style-name="T866">xs:attribute</text:span><text:span text:style-name="T867"><text:s/></text:span><text:span text:style-name="T868">name</text:span><text:span text:style-name="T869">=</text:span><text:span text:style-name="T870">"altRepGroup"</text:span><text:span text:style-name="T871"><text:s/></text:span><text:span text:style-name="T872">type</text:span><text:span text:style-name="T873">=</text:span><text:span text:style-name="T874">"xs:string"</text:span><text:span text:style-name="T875">/&gt;</text:span></text:p>
      <text:p text:style-name="Standard"><text:span text:style-name="T876"><text:tab/></text:span><text:span text:style-name="T877"><text:tab/></text:span><text:span text:style-name="T878"><text:tab/></text:span><text:span text:style-name="T879"><text:tab/></text:span><text:span text:style-name="T880">&lt;</text:span><text:span text:style-name="T881">xs:attributeGroup</text:span><text:span text:style-name="T882"><text:s/></text:span><text:span text:style-name="T883">ref</text:span><text:span text:style-name="T884">=</text:span><text:span text:style-name="T885">"altFormatAttributeGroup"</text:span><text:span text:style-name="T886">/&gt;</text:span></text:p>
      <text:p text:style-name="Standard"><text:span text:style-name="T887"><text:tab/></text:span><text:span text:style-name="T888"><text:tab/></text:span><text:span text:style-name="T889"><text:tab/></text:span><text:span text:style-name="T890">&lt;/</text:span><text:span text:style-name="T891">xs:extension</text:span><text:span text:style-name="T892">&gt;</text:span></text:p>
      <text:p text:style-name="Standard"><text:span text:style-name="T893"><text:tab/></text:span><text:span text:style-name="T894"><text:tab/></text:span><text:span text:style-name="T895">&lt;/</text:span><text:span text:style-name="T896">xs:complexContent</text:span><text:span text:style-name="T897">&gt;</text:span></text:p>
      <text:p text:style-name="Standard"><text:span text:style-name="T898"><text:tab/></text:span><text:span text:style-name="T899">&lt;/</text:span><text:span text:style-name="T900">xs:complexType</text:span><text:span text:style-name="T901">&gt;</text:span></text:p>
      <text:p text:style-name="Standard"><text:span text:style-name="T902"><text:tab/></text:span><text:span text:style-name="T903">&lt;!--</text:span></text:p>
      <text:p text:style-name="P904">****************************************************</text:p>
      <text:p text:style-name="P905">* <text:s text:c="2"/>Top Level Element &lt;classification&gt; <text:s text:c="9"/>*</text:p>
      <text:p text:style-name="P906">*****************************************************</text:p>
      <text:p text:style-name="P907">--&gt;</text:p>
      <text:p text:style-name="Standard"><text:span text:style-name="T908"><text:tab/></text:span><text:span text:style-name="T909">&lt;</text:span><text:span text:style-name="T910">xs:element</text:span><text:span text:style-name="T911"><text:s/></text:span><text:span text:style-name="T912">name</text:span><text:span text:style-name="T913">=</text:span><text:span text:style-name="T914">"classification"</text:span><text:span text:style-name="T915"><text:s/></text:span><text:span text:style-name="T916">type</text:span><text:span text:style-name="T917">=</text:span><text:span text:style-name="T918">"classificationDefinition"</text:span><text:span text:style-name="T919">/&gt;</text:span></text:p>
      <text:p text:style-name="Standard"><text:span text:style-name="T920"><text:tab/></text:span><text:span text:style-name="T921">&lt;!-- --&gt;</text:span></text:p>
      <text:p text:style-name="Standard"><text:span text:style-name="T922"><text:tab/></text:span><text:span text:style-name="T923">&lt;</text:span><text:span text:style-name="T924">xs:complexType</text:span><text:span text:style-name="T925"><text:s/></text:span><text:span text:style-name="T926">name</text:span><text:span text:style-name="T927">=</text:span><text:span text:style-name="T928">"classificationDefinition"</text:span><text:span text:style-name="T929">&gt;</text:span></text:p>
      <text:p text:style-name="Standard"><text:span text:style-name="T930"><text:tab/></text:span><text:span text:style-name="T931"><text:tab/></text:span><text:span text:style-name="T932">&lt;</text:span><text:span text:style-name="T933">xs:simpleContent</text:span><text:span text:style-name="T934">&gt;</text:span></text:p>
      <text:p text:style-name="Standard"><text:span text:style-name="T935"><text:tab/></text:span><text:span text:style-name="T936"><text:tab/></text:span><text:span text:style-name="T937"><text:tab/></text:span><text:span text:style-name="T938">&lt;</text:span><text:span text:style-name="T939">xs:extension</text:span><text:span text:style-name="T940"><text:s/></text:span><text:span text:style-name="T941">base</text:span><text:span text:style-name="T942">=</text:span><text:span text:style-name="T943">"stringPlusLanguagePlusAuthority"</text:span><text:span text:style-name="T944">&gt;</text:span></text:p>
      <text:p text:style-name="Standard"><text:span text:style-name="T945"><text:tab/></text:span><text:span text:style-name="T946"><text:tab/></text:span><text:span text:style-name="T947"><text:tab/></text:span><text:span text:style-name="T948"><text:tab/></text:span><text:span text:style-name="T949">&lt;</text:span><text:span text:style-name="T950">xs:attribute</text:span><text:span text:style-name="T951"><text:s/></text:span><text:span text:style-name="T952">name</text:span><text:span text:style-name="T953">=</text:span><text:span text:style-name="T954">"edition"</text:span><text:span text:style-name="T955"><text:s/></text:span><text:span text:style-name="T956">type</text:span><text:span text:style-name="T957">=</text:span><text:span text:style-name="T958">"xs:string"</text:span><text:span text:style-name="T959">/&gt;</text:span></text:p>
      <text:p text:style-name="Standard"><text:span text:style-name="T960"><text:tab/></text:span><text:span text:style-name="T961"><text:tab/></text:span><text:span text:style-name="T962"><text:tab/></text:span><text:span text:style-name="T963"><text:tab/></text:span><text:span text:style-name="T964">&lt;</text:span><text:span text:style-name="T965">xs:attribute</text:span><text:span text:style-name="T966"><text:s/></text:span><text:span text:style-name="T967">name</text:span><text:span text:style-name="T968">=</text:span><text:span text:style-name="T969">"displayLabel"</text:span><text:span text:style-name="T970"><text:s/></text:span><text:span text:style-name="T971">type</text:span><text:span text:style-name="T972">=</text:span><text:span text:style-name="T973">"xs:string"</text:span><text:span text:style-name="T974">/&gt;</text:span></text:p>
      <text:p text:style-name="Standard"><text:span text:style-name="T975"><text:tab/></text:span><text:span text:style-name="T976"><text:tab/></text:span><text:span text:style-name="T977"><text:tab/></text:span><text:span text:style-name="T978"><text:tab/></text:span><text:span text:style-name="T979">&lt;</text:span><text:span text:style-name="T980">xs:attribute</text:span><text:span text:style-name="T981"><text:s/></text:span><text:span text:style-name="T982">name</text:span><text:span text:style-name="T983">=</text:span><text:span text:style-name="T984">"altRepGroup"</text:span><text:span text:style-name="T985"><text:s/></text:span><text:span text:style-name="T986">type</text:span><text:span text:style-name="T987">=</text:span><text:span text:style-name="T988">"xs:string"</text:span><text:span text:style-name="T989">/&gt;</text:span></text:p>
      <text:p text:style-name="Standard"><text:span text:style-name="T990"><text:tab/></text:span><text:span text:style-name="T991"><text:tab/></text:span><text:span text:style-name="T992"><text:tab/></text:span><text:span text:style-name="T993"><text:tab/></text:span><text:span text:style-name="T994">&lt;</text:span><text:span text:style-name="T995">xs:attribute</text:span><text:span text:style-name="T996"><text:s/></text:span><text:span text:style-name="T997">name</text:span><text:span text:style-name="T998">=</text:span><text:span text:style-name="T999">"usage"</text:span><text:span text:style-name="T1000"><text:s/></text:span><text:span text:style-name="T1001">fixed</text:span><text:span text:style-name="T1002">=</text:span><text:span text:style-name="T1003">"primary"</text:span><text:span text:style-name="T1004">/&gt;</text:span></text:p>
      <text:p text:style-name="Standard"><text:span text:style-name="T1005"><text:tab/></text:span><text:span text:style-name="T1006"><text:tab/></text:span><text:span text:style-name="T1007"><text:tab/></text:span><text:span text:style-name="T1008"><text:tab/></text:span><text:span text:style-name="T1009">&lt;</text:span><text:span text:style-name="T1010">xs:attribute</text:span><text:span text:style-name="T1011"><text:s/></text:span><text:span text:style-name="T1012">name</text:span><text:span text:style-name="T1013">=</text:span><text:span text:style-name="T1014">"generator"</text:span><text:span text:style-name="T1015"><text:s/></text:span><text:span text:style-name="T1016">type</text:span><text:span text:style-name="T1017">=</text:span><text:span text:style-name="T1018">"xs:string"</text:span><text:span text:style-name="T1019">/&gt;</text:span></text:p>
      <text:p text:style-name="Standard"><text:span text:style-name="T1020"><text:tab/></text:span><text:span text:style-name="T1021"><text:tab/></text:span><text:span text:style-name="T1022"><text:tab/></text:span><text:span text:style-name="T1023">&lt;/</text:span><text:span text:style-name="T1024">xs:extension</text:span><text:span text:style-name="T1025">&gt;</text:span></text:p>
      <text:p text:style-name="Standard"><text:span text:style-name="T1026"><text:tab/></text:span><text:span text:style-name="T1027"><text:tab/></text:span><text:span text:style-name="T1028">&lt;/</text:span><text:span text:style-name="T1029">xs:simpleContent</text:span><text:span text:style-name="T1030">&gt;</text:span></text:p>
      <text:p text:style-name="Standard"><text:span text:style-name="T1031"><text:tab/></text:span><text:span text:style-name="T1032">&lt;/</text:span><text:span text:style-name="T1033">xs:complexType</text:span><text:span text:style-name="T1034">&gt;</text:span></text:p>
      <text:p text:style-name="Standard"><text:span text:style-name="T1035"><text:tab/></text:span><text:span text:style-name="T1036">&lt;!--</text:span></text:p>
      <text:p text:style-name="P1037">****************************************************</text:p>
      <text:p text:style-name="P1038">* <text:s text:c="2"/>Top Level Element &lt;extension&gt; <text:s text:c="13"/>*</text:p>
      <text:p text:style-name="P1039">*****************************************************</text:p>
      <text:p text:style-name="P1040"><text:s/>--&gt;</text:p>
      <text:p text:style-name="Standard"><text:span text:style-name="T1041"><text:tab/></text:span><text:span text:style-name="T1042">&lt;</text:span><text:span text:style-name="T1043">xs:element</text:span><text:span text:style-name="T1044"><text:s/></text:span><text:span text:style-name="T1045">name</text:span><text:span text:style-name="T1046">=</text:span><text:span text:style-name="T1047">"extension"</text:span><text:span text:style-name="T1048"><text:s/></text:span><text:span text:style-name="T1049">type</text:span><text:span text:style-name="T1050">=</text:span><text:span text:style-name="T1051">"extensionDefinition"</text:span><text:span text:style-name="T1052">/&gt;</text:span></text:p>
      <text:p text:style-name="Standard"><text:span text:style-name="T1053"><text:tab/></text:span><text:span text:style-name="T1054">&lt;!-- --&gt;</text:span></text:p>
      <text:p text:style-name="Standard"><text:span text:style-name="T1055"><text:tab/></text:span><text:span text:style-name="T1056">&lt;</text:span><text:span text:style-name="T1057">xs:complexType</text:span><text:span text:style-name="T1058"><text:s/></text:span><text:span text:style-name="T1059">name</text:span><text:span text:style-name="T1060">=</text:span><text:span text:style-name="T1061">"extensionDefinition"</text:span><text:span text:style-name="T1062"><text:s/></text:span><text:span text:style-name="T1063">mixed</text:span><text:span text:style-name="T1064">=</text:span><text:span text:style-name="T1065">"true"</text:span><text:span text:style-name="T1066">&gt;</text:span></text:p>
      <text:p text:style-name="Standard"><text:span text:style-name="T1067"><text:tab/></text:span><text:span text:style-name="T1068"><text:tab/></text:span><text:span text:style-name="T1069">&lt;</text:span><text:span text:style-name="T1070">xs:sequence</text:span><text:span text:style-name="T1071">&gt;</text:span></text:p>
      <text:p text:style-name="Standard"><text:span text:style-name="T1072"><text:tab/></text:span><text:span text:style-name="T1073"><text:tab/></text:span><text:span text:style-name="T1074"><text:tab/></text:span><text:span text:style-name="T1075">&lt;</text:span><text:span text:style-name="T1076">xs:any</text:span><text:span text:style-name="T1077"><text:s/></text:span><text:span text:style-name="T1078">processContents</text:span><text:span text:style-name="T1079">=</text:span><text:span text:style-name="T1080">"lax"</text:span><text:span text:style-name="T1081"><text:s/></text:span><text:span text:style-name="T1082">minOccurs</text:span><text:span text:style-name="T1083">=</text:span><text:span text:style-name="T1084">"0"</text:span><text:span text:style-name="T1085"><text:s/></text:span><text:span text:style-name="T1086">maxOccurs</text:span><text:span text:style-name="T1087">=</text:span><text:span text:style-name="T1088">"unbounded"</text:span><text:span text:style-name="T1089">/&gt;</text:span></text:p>
      <text:p text:style-name="Standard"><text:span text:style-name="T1090"><text:tab/></text:span><text:span text:style-name="T1091"><text:tab/></text:span><text:span text:style-name="T1092">&lt;/</text:span><text:span text:style-name="T1093">xs:sequence</text:span><text:span text:style-name="T1094">&gt;</text:span></text:p>
      <text:p text:style-name="Standard"><text:span text:style-name="T1095"><text:tab/></text:span><text:span text:style-name="T1096"><text:tab/></text:span><text:span text:style-name="T1097">&lt;</text:span><text:span text:style-name="T1098">xs:attribute</text:span><text:span text:style-name="T1099"><text:s/></text:span><text:span text:style-name="T1100">name</text:span><text:span text:style-name="T1101">=</text:span><text:span text:style-name="T1102">"displayLabel"</text:span><text:span text:style-name="T1103"><text:s/></text:span><text:span text:style-name="T1104">type</text:span><text:span text:style-name="T1105">=</text:span><text:span text:style-name="T1106">"xs:string"</text:span><text:span text:style-name="T1107">/&gt;</text:span></text:p>
      <text:p text:style-name="Standard"><text:span text:style-name="T1108"><text:tab/></text:span><text:span text:style-name="T1109">&lt;/</text:span><text:span text:style-name="T1110">xs:complexType</text:span><text:span text:style-name="T1111">&gt;</text:span></text:p>
      <text:p text:style-name="Standard"><text:span text:style-name="T1112"><text:tab/></text:span><text:span text:style-name="T1113">&lt;!-- <text:s/></text:span></text:p>
      <text:p text:style-name="P1114">****************************************************</text:p>
      <text:p text:style-name="P1115">* <text:s text:c="2"/>Top Level Element &lt;genre&gt; <text:s text:c="19"/>*</text:p>
      <text:p text:style-name="P1116">*****************************************************</text:p>
      <text:p text:style-name="P1117">--&gt;</text:p>
      <text:p text:style-name="Standard"><text:span text:style-name="T1118"><text:tab/></text:span><text:span text:style-name="T1119">&lt;</text:span><text:span text:style-name="T1120">xs:element</text:span><text:span text:style-name="T1121"><text:s/></text:span><text:span text:style-name="T1122">name</text:span><text:span text:style-name="T1123">=</text:span><text:span text:style-name="T1124">"genre"</text:span><text:span text:style-name="T1125"><text:s/></text:span><text:span text:style-name="T1126">type</text:span><text:span text:style-name="T1127">=</text:span><text:span text:style-name="T1128">"genreDefinition"</text:span><text:span text:style-name="T1129">/&gt;</text:span></text:p>
      <text:p text:style-name="Standard"><text:span text:style-name="T1130"><text:tab/></text:span><text:span text:style-name="T1131">&lt;!-- --&gt;</text:span></text:p>
      <text:p text:style-name="Standard"><text:span text:style-name="T1132"><text:tab/></text:span><text:span text:style-name="T1133">&lt;</text:span><text:span text:style-name="T1134">xs:complexType</text:span><text:span text:style-name="T1135"><text:s/></text:span><text:span text:style-name="T1136">name</text:span><text:span text:style-name="T1137">=</text:span><text:span text:style-name="T1138">"genreDefinition"</text:span><text:span text:style-name="T1139">&gt;</text:span></text:p>
      <text:p text:style-name="Standard"><text:span text:style-name="T1140"><text:tab/></text:span><text:span text:style-name="T1141"><text:tab/></text:span><text:span text:style-name="T1142">&lt;</text:span><text:span text:style-name="T1143">xs:simpleContent</text:span><text:span text:style-name="T1144">&gt;</text:span></text:p>
      <text:p text:style-name="Standard"><text:span text:style-name="T1145"><text:tab/></text:span><text:span text:style-name="T1146"><text:tab/></text:span><text:span text:style-name="T1147"><text:tab/></text:span><text:span text:style-name="T1148">&lt;</text:span><text:span text:style-name="T1149">xs:extension</text:span><text:span text:style-name="T1150"><text:s/></text:span><text:span text:style-name="T1151">base</text:span><text:span text:style-name="T1152">=</text:span><text:span text:style-name="T1153">"stringPlusLanguagePlusAuthority"</text:span><text:span text:style-name="T1154">&gt;</text:span></text:p>
      <text:p text:style-name="Standard"><text:span text:style-name="T1155"><text:tab/></text:span><text:span text:style-name="T1156"><text:tab/></text:span><text:span text:style-name="T1157"><text:tab/></text:span><text:span text:style-name="T1158"><text:tab/></text:span><text:span text:style-name="T1159">&lt;</text:span><text:span text:style-name="T1160">xs:attribute</text:span><text:span text:style-name="T1161"><text:s/></text:span><text:span text:style-name="T1162">name</text:span><text:span text:style-name="T1163">=</text:span><text:span text:style-name="T1164">"type"</text:span><text:span text:style-name="T1165"><text:s/></text:span><text:span text:style-name="T1166">type</text:span><text:span text:style-name="T1167">=</text:span><text:span text:style-name="T1168">"xs:string"</text:span><text:span text:style-name="T1169">/&gt;</text:span></text:p>
      <text:p text:style-name="Standard"><text:span text:style-name="T1170"><text:tab/></text:span><text:span text:style-name="T1171"><text:tab/></text:span><text:span text:style-name="T1172"><text:tab/></text:span><text:span text:style-name="T1173"><text:tab/></text:span><text:span text:style-name="T1174">&lt;</text:span><text:span text:style-name="T1175">xs:attribute</text:span><text:span text:style-name="T1176"><text:s/></text:span><text:span text:style-name="T1177">name</text:span><text:span text:style-name="T1178">=</text:span><text:span text:style-name="T1179">"displayLabel"</text:span><text:span text:style-name="T1180"><text:s/></text:span><text:span text:style-name="T1181">type</text:span><text:span text:style-name="T1182">=</text:span><text:span text:style-name="T1183">"xs:string"</text:span><text:span text:style-name="T1184">/&gt;</text:span></text:p>
      <text:p text:style-name="Standard"><text:span text:style-name="T1185"><text:tab/></text:span><text:span text:style-name="T1186"><text:tab/></text:span><text:span text:style-name="T1187"><text:tab/></text:span><text:span text:style-name="T1188"><text:tab/></text:span><text:span text:style-name="T1189">&lt;</text:span><text:span text:style-name="T1190">xs:attribute</text:span><text:span text:style-name="T1191"><text:s/></text:span><text:span text:style-name="T1192">name</text:span><text:span text:style-name="T1193">=</text:span><text:span text:style-name="T1194">"altRepGroup"</text:span><text:span text:style-name="T1195"><text:s/></text:span><text:span text:style-name="T1196">type</text:span><text:span text:style-name="T1197">=</text:span><text:span text:style-name="T1198">"xs:string"</text:span><text:span text:style-name="T1199">/&gt;</text:span></text:p>
      <text:p text:style-name="Standard"><text:span text:style-name="T1200"><text:tab/></text:span><text:span text:style-name="T1201"><text:tab/></text:span><text:span text:style-name="T1202"><text:tab/></text:span><text:span text:style-name="T1203"><text:tab/></text:span><text:span text:style-name="T1204">&lt;</text:span><text:span text:style-name="T1205">xs:attribute</text:span><text:span text:style-name="T1206"><text:s/></text:span><text:span text:style-name="T1207">name</text:span><text:span text:style-name="T1208">=</text:span><text:span text:style-name="T1209">"usage"</text:span><text:span text:style-name="T1210"><text:s/></text:span><text:span text:style-name="T1211">fixed</text:span><text:span text:style-name="T1212">=</text:span><text:span text:style-name="T1213">"primary"</text:span><text:span text:style-name="T1214">/&gt;</text:span></text:p>
      <text:p text:style-name="Standard"><text:span text:style-name="T1215"><text:tab/></text:span><text:span text:style-name="T1216"><text:tab/></text:span><text:span text:style-name="T1217"><text:tab/></text:span><text:span text:style-name="T1218">&lt;/</text:span><text:span text:style-name="T1219">xs:extension</text:span><text:span text:style-name="T1220">&gt;</text:span></text:p>
      <text:p text:style-name="Standard"><text:span text:style-name="T1221"><text:tab/></text:span><text:span text:style-name="T1222"><text:tab/></text:span><text:span text:style-name="T1223">&lt;/</text:span><text:span text:style-name="T1224">xs:simpleContent</text:span><text:span text:style-name="T1225">&gt;</text:span></text:p>
      <text:p text:style-name="Standard"><text:span text:style-name="T1226"><text:tab/></text:span><text:span text:style-name="T1227">&lt;/</text:span><text:span text:style-name="T1228">xs:complexType</text:span><text:span text:style-name="T1229">&gt;</text:span></text:p>
      <text:p text:style-name="Standard"><text:span text:style-name="T1230"><text:tab/></text:span><text:span text:style-name="T1231">&lt;!--</text:span></text:p>
      <text:p text:style-name="P1232">****************************************************</text:p>
      <text:p text:style-name="P1233">* <text:s text:c="2"/>Top Level Element &lt;identifier&gt; <text:s text:c="17"/>*</text:p>
      <text:p text:style-name="P1234">*****************************************************</text:p>
      <text:p text:style-name="P1235">--&gt;</text:p>
      <text:p text:style-name="Standard"><text:span text:style-name="T1236"><text:tab/></text:span><text:span text:style-name="T1237">&lt;</text:span><text:span text:style-name="T1238">xs:element</text:span><text:span text:style-name="T1239"><text:s/></text:span><text:span text:style-name="T1240">name</text:span><text:span text:style-name="T1241">=</text:span><text:span text:style-name="T1242">"identifier"</text:span><text:span text:style-name="T1243"><text:s/></text:span><text:span text:style-name="T1244">type</text:span><text:span text:style-name="T1245">=</text:span><text:span text:style-name="T1246">"identifierDefinition"</text:span><text:span text:style-name="T1247">/&gt;</text:span></text:p>
      <text:p text:style-name="Standard"><text:span text:style-name="T1248"><text:tab/></text:span><text:span text:style-name="T1249">&lt;!-- --&gt;</text:span></text:p>
      <text:p text:style-name="Standard"><text:span text:style-name="T1250"><text:tab/></text:span><text:span text:style-name="T1251">&lt;</text:span><text:span text:style-name="T1252">xs:complexType</text:span><text:span text:style-name="T1253"><text:s/></text:span><text:span text:style-name="T1254">name</text:span><text:span text:style-name="T1255">=</text:span><text:span text:style-name="T1256">"identifierDefinition"</text:span><text:span text:style-name="T1257">&gt;</text:span></text:p>
      <text:p text:style-name="Standard"><text:span text:style-name="T1258"><text:tab/></text:span><text:span text:style-name="T1259"><text:tab/></text:span><text:span text:style-name="T1260">&lt;</text:span><text:span text:style-name="T1261">xs:simpleContent</text:span><text:span text:style-name="T1262">&gt;</text:span></text:p>
      <text:p text:style-name="Standard"><text:span text:style-name="T1263"><text:tab/></text:span><text:span text:style-name="T1264"><text:tab/></text:span><text:span text:style-name="T1265"><text:tab/></text:span><text:span text:style-name="T1266">&lt;</text:span><text:span text:style-name="T1267">xs:extension</text:span><text:span text:style-name="T1268"><text:s/></text:span><text:span text:style-name="T1269">base</text:span><text:span text:style-name="T1270">=</text:span><text:span text:style-name="T1271">"stringPlusLanguage"</text:span><text:span text:style-name="T1272">&gt;</text:span></text:p>
      <text:p text:style-name="Standard"><text:span text:style-name="T1273"><text:tab/></text:span><text:span text:style-name="T1274"><text:tab/></text:span><text:span text:style-name="T1275"><text:tab/></text:span><text:span text:style-name="T1276"><text:tab/></text:span><text:span text:style-name="T1277">&lt;</text:span><text:span text:style-name="T1278">xs:attribute</text:span><text:span text:style-name="T1279"><text:s/></text:span><text:span text:style-name="T1280">name</text:span><text:span text:style-name="T1281">=</text:span><text:span text:style-name="T1282">"displayLabel"</text:span><text:span text:style-name="T1283"><text:s/></text:span><text:span text:style-name="T1284">type</text:span><text:span text:style-name="T1285">=</text:span><text:span text:style-name="T1286">"xs:string"</text:span><text:span text:style-name="T1287">/&gt;</text:span></text:p>
      <text:p text:style-name="Standard"><text:span text:style-name="T1288"><text:tab/></text:span><text:span text:style-name="T1289"><text:tab/></text:span><text:span text:style-name="T1290"><text:tab/></text:span><text:span text:style-name="T1291"><text:tab/></text:span><text:span text:style-name="T1292">&lt;</text:span><text:span text:style-name="T1293">xs:attribute</text:span><text:span text:style-name="T1294"><text:s/></text:span><text:span text:style-name="T1295">name</text:span><text:span text:style-name="T1296">=</text:span><text:span text:style-name="T1297">"type"</text:span><text:span text:style-name="T1298"><text:s/></text:span><text:span text:style-name="T1299">type</text:span><text:span text:style-name="T1300">=</text:span><text:span text:style-name="T1301">"xs:string"</text:span><text:span text:style-name="T1302">/&gt;</text:span></text:p>
      <text:p text:style-name="Standard"><text:span text:style-name="T1303"><text:tab/></text:span><text:span text:style-name="T1304"><text:tab/></text:span><text:span text:style-name="T1305"><text:tab/></text:span><text:span text:style-name="T1306"><text:tab/></text:span><text:span text:style-name="T1307">&lt;</text:span><text:span text:style-name="T1308">xs:attribute</text:span><text:span text:style-name="T1309"><text:s/></text:span><text:span text:style-name="T1310">name</text:span><text:span text:style-name="T1311">=</text:span><text:span text:style-name="T1312">"typeURI"</text:span><text:span text:style-name="T1313"><text:s/></text:span><text:span text:style-name="T1314">type</text:span><text:span text:style-name="T1315">=</text:span><text:span text:style-name="T1316">"xs:anyURI"</text:span><text:span text:style-name="T1317">/&gt;</text:span></text:p>
      <text:p text:style-name="Standard"><text:span text:style-name="T1318"><text:tab/></text:span><text:span text:style-name="T1319"><text:tab/></text:span><text:span text:style-name="T1320"><text:tab/></text:span><text:span text:style-name="T1321"><text:tab/></text:span><text:span text:style-name="T1322">&lt;</text:span><text:span text:style-name="T1323">xs:attribute</text:span><text:span text:style-name="T1324"><text:s/></text:span><text:span text:style-name="T1325">name</text:span><text:span text:style-name="T1326">=</text:span><text:span text:style-name="T1327">"invalid"</text:span><text:span text:style-name="T1328"><text:s/></text:span><text:span text:style-name="T1329">fixed</text:span><text:span text:style-name="T1330">=</text:span><text:span text:style-name="T1331">"yes"</text:span><text:span text:style-name="T1332">/&gt;</text:span></text:p>
      <text:p text:style-name="Standard"><text:span text:style-name="T1333"><text:tab/></text:span><text:span text:style-name="T1334"><text:tab/></text:span><text:span text:style-name="T1335"><text:tab/></text:span><text:span text:style-name="T1336"><text:tab/></text:span><text:span text:style-name="T1337">&lt;</text:span><text:span text:style-name="T1338">xs:attribute</text:span><text:span text:style-name="T1339"><text:s/></text:span><text:span text:style-name="T1340">name</text:span><text:span text:style-name="T1341">=</text:span><text:span text:style-name="T1342">"altRepGroup"</text:span><text:span text:style-name="T1343"><text:s/></text:span><text:span text:style-name="T1344">type</text:span><text:span text:style-name="T1345">=</text:span><text:span text:style-name="T1346">"xs:string"</text:span><text:span text:style-name="T1347">/&gt;</text:span></text:p>
      <text:p text:style-name="Standard"><text:span text:style-name="T1348"><text:tab/></text:span><text:span text:style-name="T1349"><text:tab/></text:span><text:span text:style-name="T1350"><text:tab/></text:span><text:span text:style-name="T1351">&lt;/</text:span><text:span text:style-name="T1352">xs:extension</text:span><text:span text:style-name="T1353">&gt;</text:span></text:p>
      <text:p text:style-name="Standard"><text:span text:style-name="T1354"><text:tab/></text:span><text:span text:style-name="T1355"><text:tab/></text:span><text:span text:style-name="T1356">&lt;/</text:span><text:span text:style-name="T1357">xs:simpleContent</text:span><text:span text:style-name="T1358">&gt;</text:span></text:p>
      <text:p text:style-name="Standard"><text:span text:style-name="T1359"><text:tab/></text:span><text:span text:style-name="T1360">&lt;/</text:span><text:span text:style-name="T1361">xs:complexType</text:span><text:span text:style-name="T1362">&gt;</text:span></text:p>
      <text:p text:style-name="Standard"><text:span text:style-name="T1363"><text:tab/></text:span><text:span text:style-name="T1364">&lt;!-- <text:s/></text:span></text:p>
      <text:p text:style-name="P1365">****************************************************</text:p>
      <text:p text:style-name="P1366">* <text:s text:c="2"/>Top Level Element &lt;language&gt; <text:s text:c="15"/>*</text:p>
      <text:p text:style-name="P1367">*****************************************************</text:p>
      <text:p text:style-name="P1368">--&gt;</text:p>
      <text:p text:style-name="Standard"><text:span text:style-name="T1369"><text:tab/></text:span><text:span text:style-name="T1370">&lt;</text:span><text:span text:style-name="T1371">xs:element</text:span><text:span text:style-name="T1372"><text:s/></text:span><text:span text:style-name="T1373">name</text:span><text:span text:style-name="T1374">=</text:span><text:span text:style-name="T1375">"language"</text:span><text:span text:style-name="T1376"><text:s/></text:span><text:span text:style-name="T1377">type</text:span><text:span text:style-name="T1378">=</text:span><text:span text:style-name="T1379">"languageDefinition"</text:span><text:span text:style-name="T1380">/&gt;</text:span></text:p>
      <text:p text:style-name="Standard"><text:span text:style-name="T1381"><text:tab/></text:span><text:span text:style-name="T1382">&lt;!-- --&gt;</text:span></text:p>
      <text:p text:style-name="Standard"><text:span text:style-name="T1383"><text:tab/></text:span><text:span text:style-name="T1384">&lt;</text:span><text:span text:style-name="T1385">xs:complexType</text:span><text:span text:style-name="T1386"><text:s/></text:span><text:span text:style-name="T1387">name</text:span><text:span text:style-name="T1388">=</text:span><text:span text:style-name="T1389">"languageDefinition"</text:span><text:span text:style-name="T1390">&gt;</text:span></text:p>
      <text:p text:style-name="Standard"><text:span text:style-name="T1391"><text:tab/></text:span><text:span text:style-name="T1392"><text:tab/></text:span><text:span text:style-name="T1393">&lt;</text:span><text:span text:style-name="T1394">xs:sequence</text:span><text:span text:style-name="T1395">&gt;</text:span></text:p>
      <text:p text:style-name="Standard"><text:span text:style-name="T1396"><text:tab/></text:span><text:span text:style-name="T1397"><text:tab/></text:span><text:span text:style-name="T1398"><text:tab/></text:span><text:span text:style-name="T1399">&lt;</text:span><text:span text:style-name="T1400">xs:element</text:span><text:span text:style-name="T1401"><text:s/></text:span><text:span text:style-name="T1402">ref</text:span><text:span text:style-name="T1403">=</text:span><text:span text:style-name="T1404">"languageTerm"</text:span><text:span text:style-name="T1405"><text:s/></text:span><text:span text:style-name="T1406">maxOccurs</text:span><text:span text:style-name="T1407">=</text:span><text:span text:style-name="T1408">"unbounded"</text:span><text:span text:style-name="T1409">/&gt;</text:span></text:p>
      <text:p text:style-name="Standard"><text:span text:style-name="T1410"><text:tab/></text:span><text:span text:style-name="T1411"><text:tab/></text:span><text:span text:style-name="T1412"><text:tab/></text:span><text:span text:style-name="T1413">&lt;</text:span><text:span text:style-name="T1414">xs:element</text:span><text:span text:style-name="T1415"><text:s/></text:span><text:span text:style-name="T1416">ref</text:span><text:span text:style-name="T1417">=</text:span><text:span text:style-name="T1418">"scriptTerm"</text:span><text:span text:style-name="T1419"><text:s/></text:span><text:span text:style-name="T1420">minOccurs</text:span><text:span text:style-name="T1421">=</text:span><text:span text:style-name="T1422">"0"</text:span><text:span text:style-name="T1423"><text:s/></text:span><text:span text:style-name="T1424">maxOccurs</text:span><text:span text:style-name="T1425">=</text:span><text:span text:style-name="T1426">"unbounded"</text:span><text:span text:style-name="T1427">/&gt;</text:span></text:p>
      <text:p text:style-name="Standard"><text:span text:style-name="T1428"><text:tab/></text:span><text:span text:style-name="T1429"><text:tab/></text:span><text:span text:style-name="T1430">&lt;/</text:span><text:span text:style-name="T1431">xs:sequence</text:span><text:span text:style-name="T1432">&gt;</text:span></text:p>
      <text:p text:style-name="Standard"><text:span text:style-name="T1433"><text:tab/></text:span><text:span text:style-name="T1434"><text:tab/></text:span><text:span text:style-name="T1435">&lt;</text:span><text:span text:style-name="T1436">xs:attribute</text:span><text:span text:style-name="T1437"><text:s/></text:span><text:span text:style-name="T1438">name</text:span><text:span text:style-name="T1439">=</text:span><text:span text:style-name="T1440">"objectPart"</text:span><text:span text:style-name="T1441"><text:s/></text:span><text:span text:style-name="T1442">type</text:span><text:span text:style-name="T1443">=</text:span><text:span text:style-name="T1444">"xs:string"</text:span><text:span text:style-name="T1445">/&gt;</text:span></text:p>
      <text:p text:style-name="Standard"><text:span text:style-name="T1446"><text:tab/></text:span><text:span text:style-name="T1447"><text:tab/></text:span><text:span text:style-name="T1448">&lt;</text:span><text:span text:style-name="T1449">xs:attributeGroup</text:span><text:span text:style-name="T1450"><text:s/></text:span><text:span text:style-name="T1451">ref</text:span><text:span text:style-name="T1452">=</text:span><text:span text:style-name="T1453">"languageAttributeGroup"</text:span><text:span text:style-name="T1454">/&gt;</text:span></text:p>
      <text:p text:style-name="Standard"><text:span text:style-name="T1455"><text:tab/></text:span><text:span text:style-name="T1456"><text:tab/></text:span><text:span text:style-name="T1457">&lt;</text:span><text:span text:style-name="T1458">xs:attribute</text:span><text:span text:style-name="T1459"><text:s/></text:span><text:span text:style-name="T1460">name</text:span><text:span text:style-name="T1461">=</text:span><text:span text:style-name="T1462">"displayLabel"</text:span><text:span text:style-name="T1463"><text:s/></text:span><text:span text:style-name="T1464">type</text:span><text:span text:style-name="T1465">=</text:span><text:span text:style-name="T1466">"xs:string"</text:span><text:span text:style-name="T1467">/&gt;</text:span></text:p>
      <text:p text:style-name="Standard"><text:span text:style-name="T1468"><text:tab/></text:span><text:span text:style-name="T1469"><text:tab/></text:span><text:span text:style-name="T1470">&lt;</text:span><text:span text:style-name="T1471">xs:attribute</text:span><text:span text:style-name="T1472"><text:s/></text:span><text:span text:style-name="T1473">name</text:span><text:span text:style-name="T1474">=</text:span><text:span text:style-name="T1475">"altRepGroup"</text:span><text:span text:style-name="T1476"><text:s/></text:span><text:span text:style-name="T1477">type</text:span><text:span text:style-name="T1478">=</text:span><text:span text:style-name="T1479">"xs:string"</text:span><text:span text:style-name="T1480">/&gt;</text:span></text:p>
      <text:p text:style-name="Standard"><text:span text:style-name="T1481"><text:tab/></text:span><text:span text:style-name="T1482"><text:tab/></text:span><text:span text:style-name="T1483">&lt;</text:span><text:span text:style-name="T1484">xs:attribute</text:span><text:span text:style-name="T1485"><text:s/></text:span><text:span text:style-name="T1486">name</text:span><text:span text:style-name="T1487">=</text:span><text:span text:style-name="T1488">"usage"</text:span><text:span text:style-name="T1489"><text:s/></text:span><text:span text:style-name="T1490">fixed</text:span><text:span text:style-name="T1491">=</text:span><text:span text:style-name="T1492">"primary"</text:span><text:span text:style-name="T1493">/&gt;</text:span></text:p>
      <text:p text:style-name="Standard"><text:span text:style-name="T1494"><text:tab/></text:span><text:span text:style-name="T1495">&lt;/</text:span><text:span text:style-name="T1496">xs:complexType</text:span><text:span text:style-name="T1497">&gt;</text:span></text:p>
      <text:p text:style-name="Standard"><text:span text:style-name="T1498"><text:tab/></text:span><text:span text:style-name="T1499">&lt;!--</text:span></text:p>
      <text:p text:style-name="P1500"/>
      <text:p text:style-name="P1501">******** <text:s text:c="2"/>Subordinate Elements for &lt;language&gt; <text:s text:c="15"/></text:p>
      <text:p text:style-name="P1502"><text:s/>--&gt;</text:p>
      <text:p text:style-name="Standard"><text:span text:style-name="T1503"><text:tab/></text:span><text:span text:style-name="T1504">&lt;</text:span><text:span text:style-name="T1505">xs:element</text:span><text:span text:style-name="T1506"><text:s/></text:span><text:span text:style-name="T1507">name</text:span><text:span text:style-name="T1508">=</text:span><text:span text:style-name="T1509">"languageTerm"</text:span><text:span text:style-name="T1510"><text:s/></text:span><text:span text:style-name="T1511">type</text:span><text:span text:style-name="T1512">=</text:span><text:span text:style-name="T1513">"languageTermDefinition"</text:span><text:span text:style-name="T1514">/&gt;</text:span></text:p>
      <text:p text:style-name="Standard"><text:span text:style-name="T1515"><text:tab/></text:span><text:span text:style-name="T1516">&lt;!-- --&gt;</text:span></text:p>
      <text:p text:style-name="Standard"><text:span text:style-name="T1517"><text:tab/></text:span><text:span text:style-name="T1518">&lt;</text:span><text:span text:style-name="T1519">xs:complexType</text:span><text:span text:style-name="T1520"><text:s/></text:span><text:span text:style-name="T1521">name</text:span><text:span text:style-name="T1522">=</text:span><text:span text:style-name="T1523">"languageTermDefinition"</text:span><text:span text:style-name="T1524">&gt;</text:span></text:p>
      <text:p text:style-name="Standard"><text:span text:style-name="T1525"><text:tab/></text:span><text:span text:style-name="T1526"><text:tab/></text:span><text:span text:style-name="T1527">&lt;</text:span><text:span text:style-name="T1528">xs:simpleContent</text:span><text:span text:style-name="T1529">&gt;</text:span></text:p>
      <text:p text:style-name="Standard"><text:span text:style-name="T1530"><text:tab/></text:span><text:span text:style-name="T1531"><text:tab/></text:span><text:span text:style-name="T1532"><text:tab/></text:span><text:span text:style-name="T1533">&lt;</text:span><text:span text:style-name="T1534">xs:extension</text:span><text:span text:style-name="T1535"><text:s/></text:span><text:span text:style-name="T1536">base</text:span><text:span text:style-name="T1537">=</text:span><text:span text:style-name="T1538">"stringPlusLanguage"</text:span><text:span text:style-name="T1539">&gt;</text:span></text:p>
      <text:p text:style-name="Standard"><text:span text:style-name="T1540"><text:tab/></text:span><text:span text:style-name="T1541"><text:tab/></text:span><text:span text:style-name="T1542"><text:tab/></text:span><text:span text:style-name="T1543"><text:tab/></text:span><text:span text:style-name="T1544">&lt;</text:span><text:span text:style-name="T1545">xs:attribute</text:span><text:span text:style-name="T1546"><text:s/></text:span><text:span text:style-name="T1547">name</text:span><text:span text:style-name="T1548">=</text:span><text:span text:style-name="T1549">"authorityURI"</text:span><text:span text:style-name="T1550"><text:s/></text:span><text:span text:style-name="T1551">type</text:span><text:span text:style-name="T1552">=</text:span><text:span text:style-name="T1553">"xs:anyURI"</text:span><text:span text:style-name="T1554">/&gt;</text:span></text:p>
      <text:p text:style-name="Standard"><text:span text:style-name="T1555"><text:tab/></text:span><text:span text:style-name="T1556"><text:tab/></text:span><text:span text:style-name="T1557"><text:tab/></text:span><text:span text:style-name="T1558"><text:tab/></text:span><text:span text:style-name="T1559">&lt;</text:span><text:span text:style-name="T1560">xs:attribute</text:span><text:span text:style-name="T1561"><text:s/></text:span><text:span text:style-name="T1562">name</text:span><text:span text:style-name="T1563">=</text:span><text:span text:style-name="T1564">"valueURI"</text:span><text:span text:style-name="T1565"><text:s/></text:span><text:span text:style-name="T1566">type</text:span><text:span text:style-name="T1567">=</text:span><text:span text:style-name="T1568">"xs:anyURI"</text:span><text:span text:style-name="T1569">/&gt;</text:span></text:p>
      <text:p text:style-name="Standard"><text:span text:style-name="T1570"><text:tab/></text:span><text:span text:style-name="T1571"><text:tab/></text:span><text:span text:style-name="T1572"><text:tab/></text:span><text:span text:style-name="T1573"><text:tab/></text:span><text:span text:style-name="T1574">&lt;</text:span><text:span text:style-name="T1575">xs:attribute</text:span><text:span text:style-name="T1576"><text:s/></text:span><text:span text:style-name="T1577">name</text:span><text:span text:style-name="T1578">=</text:span><text:span text:style-name="T1579">"authority"</text:span><text:span text:style-name="T1580">&gt;</text:span></text:p>
      <text:p text:style-name="Standard"><text:span text:style-name="T1581"><text:tab/></text:span><text:span text:style-name="T1582"><text:tab/></text:span><text:span text:style-name="T1583"><text:tab/></text:span><text:span text:style-name="T1584"><text:tab/></text:span><text:span text:style-name="T1585"><text:tab/></text:span><text:span text:style-name="T1586">&lt;</text:span><text:span text:style-name="T1587">xs:simpleType</text:span><text:span text:style-name="T1588">&gt;</text:span></text:p>
      <text:p text:style-name="Standard"><text:span text:style-name="T1589"><text:tab/></text:span><text:span text:style-name="T1590"><text:tab/></text:span><text:span text:style-name="T1591"><text:tab/></text:span><text:span text:style-name="T1592"><text:tab/></text:span><text:span text:style-name="T1593"><text:tab/></text:span><text:span text:style-name="T1594"><text:tab/></text:span><text:span text:style-name="T1595">&lt;</text:span><text:span text:style-name="T1596">xs:restriction</text:span><text:span text:style-name="T1597"><text:s/></text:span><text:span text:style-name="T1598">base</text:span><text:span text:style-name="T1599">=</text:span><text:span text:style-name="T1600">"xs:string"</text:span><text:span text:style-name="T1601">&gt;</text:span></text:p>
      <text:p text:style-name="Standard"><text:span text:style-name="T1602"><text:tab/></text:span><text:span text:style-name="T1603"><text:tab/></text:span><text:span text:style-name="T1604"><text:tab/></text:span><text:span text:style-name="T1605"><text:tab/></text:span><text:span text:style-name="T1606"><text:tab/></text:span><text:span text:style-name="T1607"><text:tab/></text:span><text:span text:style-name="T1608"><text:tab/></text:span><text:span text:style-name="T1609">&lt;</text:span><text:span text:style-name="T1610">xs:enumeration</text:span><text:span text:style-name="T1611"><text:s/></text:span><text:span text:style-name="T1612">value</text:span><text:span text:style-name="T1613">=</text:span><text:span text:style-name="T1614">"rfc3066"</text:span><text:span text:style-name="T1615">/&gt;</text:span></text:p>
      <text:p text:style-name="Standard"><text:span text:style-name="T1616"><text:tab/></text:span><text:span text:style-name="T1617"><text:tab/></text:span><text:span text:style-name="T1618"><text:tab/></text:span><text:span text:style-name="T1619"><text:tab/></text:span><text:span text:style-name="T1620"><text:tab/></text:span><text:span text:style-name="T1621"><text:tab/></text:span><text:span text:style-name="T1622"><text:tab/></text:span><text:span text:style-name="T1623">&lt;</text:span><text:span text:style-name="T1624">xs:enumeration</text:span><text:span text:style-name="T1625"><text:s/></text:span><text:span text:style-name="T1626">value</text:span><text:span text:style-name="T1627">=</text:span><text:span text:style-name="T1628">"iso639-2b"</text:span><text:span text:style-name="T1629">/&gt;</text:span></text:p>
      <text:p text:style-name="Standard"><text:span text:style-name="T1630"><text:tab/></text:span><text:span text:style-name="T1631"><text:tab/></text:span><text:span text:style-name="T1632"><text:tab/></text:span><text:span text:style-name="T1633"><text:tab/></text:span><text:span text:style-name="T1634"><text:tab/></text:span><text:span text:style-name="T1635"><text:tab/></text:span><text:span text:style-name="T1636"><text:tab/></text:span><text:span text:style-name="T1637">&lt;</text:span><text:span text:style-name="T1638">xs:enumeration</text:span><text:span text:style-name="T1639"><text:s/></text:span><text:span text:style-name="T1640">value</text:span><text:span text:style-name="T1641">=</text:span><text:span text:style-name="T1642">"iso639-3"</text:span><text:span text:style-name="T1643">/&gt;</text:span></text:p>
      <text:p text:style-name="Standard"><text:span text:style-name="T1644"><text:tab/></text:span><text:span text:style-name="T1645"><text:tab/></text:span><text:span text:style-name="T1646"><text:tab/></text:span><text:span text:style-name="T1647"><text:tab/></text:span><text:span text:style-name="T1648"><text:tab/></text:span><text:span text:style-name="T1649"><text:tab/></text:span><text:span text:style-name="T1650"><text:tab/></text:span><text:span text:style-name="T1651">&lt;</text:span><text:span text:style-name="T1652">xs:enumeration</text:span><text:span text:style-name="T1653"><text:s/></text:span><text:span text:style-name="T1654">value</text:span><text:span text:style-name="T1655">=</text:span><text:span text:style-name="T1656">"rfc4646"</text:span><text:span text:style-name="T1657">/&gt;</text:span></text:p>
      <text:p text:style-name="Standard"><text:span text:style-name="T1658"><text:tab/></text:span><text:span text:style-name="T1659"><text:tab/></text:span><text:span text:style-name="T1660"><text:tab/></text:span><text:span text:style-name="T1661"><text:tab/></text:span><text:span text:style-name="T1662"><text:tab/></text:span><text:span text:style-name="T1663"><text:tab/></text:span><text:span text:style-name="T1664"><text:tab/></text:span><text:span text:style-name="T1665">&lt;</text:span><text:span text:style-name="T1666">xs:enumeration</text:span><text:span text:style-name="T1667"><text:s/></text:span><text:span text:style-name="T1668">value</text:span><text:span text:style-name="T1669">=</text:span><text:span text:style-name="T1670">"rfc5646"</text:span><text:span text:style-name="T1671">/&gt;</text:span></text:p>
      <text:p text:style-name="Standard"><text:span text:style-name="T1672"><text:tab/></text:span><text:span text:style-name="T1673"><text:tab/></text:span><text:span text:style-name="T1674"><text:tab/></text:span><text:span text:style-name="T1675"><text:tab/></text:span><text:span text:style-name="T1676"><text:tab/></text:span><text:span text:style-name="T1677"><text:tab/></text:span><text:span text:style-name="T1678"><text:tab/></text:span><text:span text:style-name="T1679">&lt;!-- --&gt;</text:span></text:p>
      <text:p text:style-name="Standard"><text:span text:style-name="T1680"><text:tab/></text:span><text:span text:style-name="T1681"><text:tab/></text:span><text:span text:style-name="T1682"><text:tab/></text:span><text:span text:style-name="T1683"><text:tab/></text:span><text:span text:style-name="T1684"><text:tab/></text:span><text:span text:style-name="T1685"><text:tab/></text:span><text:span text:style-name="T1686">&lt;/</text:span><text:span text:style-name="T1687">xs:restriction</text:span><text:span text:style-name="T1688">&gt;</text:span></text:p>
      <text:p text:style-name="Standard"><text:span text:style-name="T1689"><text:tab/></text:span><text:span text:style-name="T1690"><text:tab/></text:span><text:span text:style-name="T1691"><text:tab/></text:span><text:span text:style-name="T1692"><text:tab/></text:span><text:span text:style-name="T1693"><text:tab/></text:span><text:span text:style-name="T1694">&lt;/</text:span><text:span text:style-name="T1695">xs:simpleType</text:span><text:span text:style-name="T1696">&gt;</text:span></text:p>
      <text:p text:style-name="Standard"><text:span text:style-name="T1697"><text:tab/></text:span><text:span text:style-name="T1698"><text:tab/></text:span><text:span text:style-name="T1699"><text:tab/></text:span><text:span text:style-name="T1700"><text:tab/></text:span><text:span text:style-name="T1701">&lt;/</text:span><text:span text:style-name="T1702">xs:attribute</text:span><text:span text:style-name="T1703">&gt;</text:span></text:p>
      <text:p text:style-name="Standard"><text:span text:style-name="T1704"><text:tab/></text:span><text:span text:style-name="T1705"><text:tab/></text:span><text:span text:style-name="T1706"><text:tab/></text:span><text:span text:style-name="T1707"><text:tab/></text:span><text:span text:style-name="T1708">&lt;</text:span><text:span text:style-name="T1709">xs:attribute</text:span><text:span text:style-name="T1710"><text:s/></text:span><text:span text:style-name="T1711">name</text:span><text:span text:style-name="T1712">=</text:span><text:span text:style-name="T1713">"type"</text:span><text:span text:style-name="T1714"><text:s/></text:span><text:span text:style-name="T1715">type</text:span><text:span text:style-name="T1716">=</text:span><text:span text:style-name="T1717">"codeOrText"</text:span><text:span text:style-name="T1718">/&gt;</text:span></text:p>
      <text:p text:style-name="Standard"><text:span text:style-name="T1719"><text:tab/></text:span><text:span text:style-name="T1720"><text:tab/></text:span><text:span text:style-name="T1721"><text:tab/></text:span><text:span text:style-name="T1722">&lt;/</text:span><text:span text:style-name="T1723">xs:extension</text:span><text:span text:style-name="T1724">&gt;</text:span></text:p>
      <text:p text:style-name="Standard"><text:span text:style-name="T1725"><text:tab/></text:span><text:span text:style-name="T1726"><text:tab/></text:span><text:span text:style-name="T1727">&lt;/</text:span><text:span text:style-name="T1728">xs:simpleContent</text:span><text:span text:style-name="T1729">&gt;</text:span></text:p>
      <text:p text:style-name="Standard"><text:span text:style-name="T1730"><text:tab/></text:span><text:span text:style-name="T1731">&lt;/</text:span><text:span text:style-name="T1732">xs:complexType</text:span><text:span text:style-name="T1733">&gt;</text:span></text:p>
      <text:p text:style-name="Standard"><text:span text:style-name="T1734"><text:tab/></text:span><text:span text:style-name="T1735">&lt;!--</text:span></text:p>
      <text:p text:style-name="P1736">*****************scriptTerm ************************</text:p>
      <text:p text:style-name="P1737">--&gt;</text:p>
      <text:p text:style-name="Standard"><text:span text:style-name="T1738"><text:tab/></text:span><text:span text:style-name="T1739">&lt;</text:span><text:span text:style-name="T1740">xs:element</text:span><text:span text:style-name="T1741"><text:s/></text:span><text:span text:style-name="T1742">name</text:span><text:span text:style-name="T1743">=</text:span><text:span text:style-name="T1744">"scriptTerm"</text:span><text:span text:style-name="T1745"><text:s/></text:span><text:span text:style-name="T1746">type</text:span><text:span text:style-name="T1747">=</text:span><text:span text:style-name="T1748">"scriptTermDefinition"</text:span><text:span text:style-name="T1749">/&gt;</text:span></text:p>
      <text:p text:style-name="Standard"><text:span text:style-name="T1750"><text:tab/></text:span><text:span text:style-name="T1751">&lt;!-- --&gt;</text:span></text:p>
      <text:p text:style-name="Standard"><text:span text:style-name="T1752"><text:tab/></text:span><text:span text:style-name="T1753">&lt;</text:span><text:span text:style-name="T1754">xs:complexType</text:span><text:span text:style-name="T1755"><text:s/></text:span><text:span text:style-name="T1756">name</text:span><text:span text:style-name="T1757">=</text:span><text:span text:style-name="T1758">"scriptTermDefinition"</text:span><text:span text:style-name="T1759">&gt;</text:span></text:p>
      <text:p text:style-name="Standard"><text:span text:style-name="T1760"><text:tab/></text:span><text:span text:style-name="T1761"><text:tab/></text:span><text:span text:style-name="T1762">&lt;</text:span><text:span text:style-name="T1763">xs:simpleContent</text:span><text:span text:style-name="T1764">&gt;</text:span></text:p>
      <text:p text:style-name="Standard"><text:span text:style-name="T1765"><text:tab/></text:span><text:span text:style-name="T1766"><text:tab/></text:span><text:span text:style-name="T1767"><text:tab/></text:span><text:span text:style-name="T1768">&lt;</text:span><text:span text:style-name="T1769">xs:extension</text:span><text:span text:style-name="T1770"><text:s/></text:span><text:span text:style-name="T1771">base</text:span><text:span text:style-name="T1772">=</text:span><text:span text:style-name="T1773">"stringPlusLanguagePlusAuthority"</text:span><text:span text:style-name="T1774">&gt;</text:span></text:p>
      <text:p text:style-name="Standard"><text:span text:style-name="T1775"><text:tab/></text:span><text:span text:style-name="T1776"><text:tab/></text:span><text:span text:style-name="T1777"><text:tab/></text:span><text:span text:style-name="T1778"><text:tab/></text:span><text:span text:style-name="T1779">&lt;</text:span><text:span text:style-name="T1780">xs:attribute</text:span><text:span text:style-name="T1781"><text:s/></text:span><text:span text:style-name="T1782">name</text:span><text:span text:style-name="T1783">=</text:span><text:span text:style-name="T1784">"type"</text:span><text:span text:style-name="T1785"><text:s/></text:span><text:span text:style-name="T1786">type</text:span><text:span text:style-name="T1787">=</text:span><text:span text:style-name="T1788">"codeOrText"</text:span><text:span text:style-name="T1789">/&gt;</text:span></text:p>
      <text:p text:style-name="Standard"><text:span text:style-name="T1790"><text:tab/></text:span><text:span text:style-name="T1791"><text:tab/></text:span><text:span text:style-name="T1792"><text:tab/></text:span><text:span text:style-name="T1793">&lt;/</text:span><text:span text:style-name="T1794">xs:extension</text:span><text:span text:style-name="T1795">&gt;</text:span></text:p>
      <text:p text:style-name="Standard"><text:span text:style-name="T1796"><text:tab/></text:span><text:span text:style-name="T1797"><text:tab/></text:span><text:span text:style-name="T1798">&lt;/</text:span><text:span text:style-name="T1799">xs:simpleContent</text:span><text:span text:style-name="T1800">&gt;</text:span></text:p>
      <text:p text:style-name="Standard"><text:span text:style-name="T1801"><text:tab/></text:span><text:span text:style-name="T1802">&lt;/</text:span><text:span text:style-name="T1803">xs:complexType</text:span><text:span text:style-name="T1804">&gt;</text:span></text:p>
      <text:p text:style-name="Standard"><text:span text:style-name="T1805"><text:tab/></text:span><text:span text:style-name="T1806">&lt;!--</text:span></text:p>
      <text:p text:style-name="P1807"/>
      <text:p text:style-name="P1808">****************************************************</text:p>
      <text:p text:style-name="P1809">* <text:s text:c="2"/>Top Level Element &lt;location&gt; <text:s text:c="16"/>*</text:p>
      <text:p text:style-name="P1810">***************************************************** <text:s text:c="8"/></text:p>
      <text:p text:style-name="P1811"><text:s/>--&gt;</text:p>
      <text:p text:style-name="Standard"><text:span text:style-name="T1812"><text:tab/></text:span><text:span text:style-name="T1813">&lt;</text:span><text:span text:style-name="T1814">xs:element</text:span><text:span text:style-name="T1815"><text:s/></text:span><text:span text:style-name="T1816">name</text:span><text:span text:style-name="T1817">=</text:span><text:span text:style-name="T1818">"location"</text:span><text:span text:style-name="T1819"><text:s/></text:span><text:span text:style-name="T1820">type</text:span><text:span text:style-name="T1821">=</text:span><text:span text:style-name="T1822">"locationDefinition"</text:span><text:span text:style-name="T1823">/&gt;</text:span></text:p>
      <text:p text:style-name="Standard"><text:span text:style-name="T1824"><text:tab/></text:span><text:span text:style-name="T1825">&lt;!-- --&gt;</text:span></text:p>
      <text:p text:style-name="Standard"><text:span text:style-name="T1826"><text:tab/></text:span><text:span text:style-name="T1827">&lt;</text:span><text:span text:style-name="T1828">xs:complexType</text:span><text:span text:style-name="T1829"><text:s/></text:span><text:span text:style-name="T1830">name</text:span><text:span text:style-name="T1831">=</text:span><text:span text:style-name="T1832">"locationDefinition"</text:span><text:span text:style-name="T1833">&gt;</text:span></text:p>
      <text:p text:style-name="Standard"><text:span text:style-name="T1834"><text:tab/></text:span><text:span text:style-name="T1835"><text:tab/></text:span><text:span text:style-name="T1836">&lt;</text:span><text:span text:style-name="T1837">xs:sequence</text:span><text:span text:style-name="T1838">&gt;</text:span></text:p>
      <text:p text:style-name="Standard"><text:span text:style-name="T1839"><text:tab/></text:span><text:span text:style-name="T1840"><text:tab/></text:span><text:span text:style-name="T1841"><text:tab/></text:span><text:span text:style-name="T1842">&lt;</text:span><text:span text:style-name="T1843">xs:element</text:span><text:span text:style-name="T1844"><text:s/></text:span><text:span text:style-name="T1845">ref</text:span><text:span text:style-name="T1846">=</text:span><text:span text:style-name="T1847">"physicalLocation"</text:span><text:span text:style-name="T1848"><text:s/></text:span><text:span text:style-name="T1849">minOccurs</text:span><text:span text:style-name="T1850">=</text:span><text:span text:style-name="T1851">"0"</text:span><text:span text:style-name="T1852"><text:s/></text:span><text:span text:style-name="T1853">maxOccurs</text:span><text:span text:style-name="T1854">=</text:span><text:span text:style-name="T1855">"unbounded"</text:span><text:span text:style-name="T1856">/&gt;</text:span></text:p>
      <text:p text:style-name="Standard"><text:span text:style-name="T1857"><text:tab/></text:span><text:span text:style-name="T1858"><text:tab/></text:span><text:span text:style-name="T1859"><text:tab/></text:span><text:span text:style-name="T1860">&lt;</text:span><text:span text:style-name="T1861">xs:element</text:span><text:span text:style-name="T1862"><text:s/></text:span><text:span text:style-name="T1863">ref</text:span><text:span text:style-name="T1864">=</text:span><text:span text:style-name="T1865">"shelfLocator"</text:span><text:span text:style-name="T1866"><text:s/></text:span><text:span text:style-name="T1867">minOccurs</text:span><text:span text:style-name="T1868">=</text:span><text:span text:style-name="T1869">"0"</text:span><text:span text:style-name="T1870"><text:s/></text:span><text:span text:style-name="T1871">maxOccurs</text:span><text:span text:style-name="T1872">=</text:span><text:span text:style-name="T1873">"unbounded"</text:span><text:span text:style-name="T1874">/&gt;</text:span></text:p>
      <text:p text:style-name="Standard"><text:span text:style-name="T1875"><text:tab/></text:span><text:span text:style-name="T1876"><text:tab/></text:span><text:span text:style-name="T1877"><text:tab/></text:span><text:span text:style-name="T1878">&lt;</text:span><text:span text:style-name="T1879">xs:element</text:span><text:span text:style-name="T1880"><text:s/></text:span><text:span text:style-name="T1881">ref</text:span><text:span text:style-name="T1882">=</text:span><text:span text:style-name="T1883">"url"</text:span><text:span text:style-name="T1884"><text:s/></text:span><text:span text:style-name="T1885">minOccurs</text:span><text:span text:style-name="T1886">=</text:span><text:span text:style-name="T1887">"0"</text:span><text:span text:style-name="T1888"><text:s/></text:span><text:span text:style-name="T1889">maxOccurs</text:span><text:span text:style-name="T1890">=</text:span><text:span text:style-name="T1891">"unbounded"</text:span><text:span text:style-name="T1892">/&gt;</text:span></text:p>
      <text:p text:style-name="Standard"><text:span text:style-name="T1893"><text:tab/></text:span><text:span text:style-name="T1894"><text:tab/></text:span><text:span text:style-name="T1895"><text:tab/></text:span><text:span text:style-name="T1896">&lt;</text:span><text:span text:style-name="T1897">xs:element</text:span><text:span text:style-name="T1898"><text:s/></text:span><text:span text:style-name="T1899">ref</text:span><text:span text:style-name="T1900">=</text:span><text:span text:style-name="T1901">"holdingSimple"</text:span><text:span text:style-name="T1902"><text:s/></text:span><text:span text:style-name="T1903">minOccurs</text:span><text:span text:style-name="T1904">=</text:span><text:span text:style-name="T1905">"0"</text:span><text:span text:style-name="T1906">/&gt;</text:span></text:p>
      <text:p text:style-name="Standard"><text:span text:style-name="T1907"><text:tab/></text:span><text:span text:style-name="T1908"><text:tab/></text:span><text:span text:style-name="T1909"><text:tab/></text:span><text:span text:style-name="T1910">&lt;</text:span><text:span text:style-name="T1911">xs:element</text:span><text:span text:style-name="T1912"><text:s/></text:span><text:span text:style-name="T1913">ref</text:span><text:span text:style-name="T1914">=</text:span><text:span text:style-name="T1915">"holdingExternal"</text:span><text:span text:style-name="T1916"><text:s/></text:span><text:span text:style-name="T1917">minOccurs</text:span><text:span text:style-name="T1918">=</text:span><text:span text:style-name="T1919">"0"</text:span><text:span text:style-name="T1920">/&gt;</text:span></text:p>
      <text:p text:style-name="Standard"><text:span text:style-name="T1921"><text:tab/></text:span><text:span text:style-name="T1922"><text:tab/></text:span><text:span text:style-name="T1923">&lt;/</text:span><text:span text:style-name="T1924">xs:sequence</text:span><text:span text:style-name="T1925">&gt;</text:span></text:p>
      <text:p text:style-name="Standard"><text:span text:style-name="T1926"><text:tab/></text:span><text:span text:style-name="T1927"><text:tab/></text:span><text:span text:style-name="T1928">&lt;</text:span><text:span text:style-name="T1929">xs:attributeGroup</text:span><text:span text:style-name="T1930"><text:s/></text:span><text:span text:style-name="T1931">ref</text:span><text:span text:style-name="T1932">=</text:span><text:span text:style-name="T1933">"languageAttributeGroup"</text:span><text:span text:style-name="T1934">/&gt;</text:span></text:p>
      <text:p text:style-name="Standard"><text:span text:style-name="T1935"><text:tab/></text:span><text:span text:style-name="T1936"><text:tab/></text:span><text:span text:style-name="T1937">&lt;</text:span><text:span text:style-name="T1938">xs:attribute</text:span><text:span text:style-name="T1939"><text:s/></text:span><text:span text:style-name="T1940">name</text:span><text:span text:style-name="T1941">=</text:span><text:span text:style-name="T1942">"displayLabel"</text:span><text:span text:style-name="T1943"><text:s/></text:span><text:span text:style-name="T1944">type</text:span><text:span text:style-name="T1945">=</text:span><text:span text:style-name="T1946">"xs:string"</text:span><text:span text:style-name="T1947">/&gt;</text:span></text:p>
      <text:p text:style-name="Standard"><text:span text:style-name="T1948"><text:tab/></text:span><text:span text:style-name="T1949"><text:tab/></text:span><text:span text:style-name="T1950">&lt;</text:span><text:span text:style-name="T1951">xs:attribute</text:span><text:span text:style-name="T1952"><text:s/></text:span><text:span text:style-name="T1953">name</text:span><text:span text:style-name="T1954">=</text:span><text:span text:style-name="T1955">"altRepGroup"</text:span><text:span text:style-name="T1956"><text:s/></text:span><text:span text:style-name="T1957">type</text:span><text:span text:style-name="T1958">=</text:span><text:span text:style-name="T1959">"xs:string"</text:span><text:span text:style-name="T1960">/&gt;</text:span></text:p>
      <text:p text:style-name="Standard"><text:span text:style-name="T1961"><text:tab/></text:span><text:span text:style-name="T1962">&lt;/</text:span><text:span text:style-name="T1963">xs:complexType</text:span><text:span text:style-name="T1964">&gt;</text:span></text:p>
      <text:p text:style-name="Standard"><text:span text:style-name="T1965"><text:tab/></text:span><text:span text:style-name="T1966">&lt;!--</text:span></text:p>
      <text:p text:style-name="P1967"/>
      <text:p text:style-name="P1968">******** <text:s text:c="2"/>Subordinate Elements for &lt;location&gt; <text:s text:c="15"/></text:p>
      <text:p text:style-name="P1969"><text:s/>--&gt;</text:p>
      <text:p text:style-name="Standard"><text:span text:style-name="T1970"><text:tab/></text:span><text:span text:style-name="T1971">&lt;!--</text:span><text:span text:style-name="T1972"><text:tab/><text:s text:c="2"/></text:span></text:p>
      <text:p text:style-name="P1973">********** physicalLocation ********** <text:s text:c="8"/></text:p>
      <text:p text:style-name="P1974">--&gt;</text:p>
      <text:p text:style-name="Standard"><text:span text:style-name="T1975"><text:tab/></text:span><text:span text:style-name="T1976">&lt;</text:span><text:span text:style-name="T1977">xs:element</text:span><text:span text:style-name="T1978"><text:s/></text:span><text:span text:style-name="T1979">name</text:span><text:span text:style-name="T1980">=</text:span><text:span text:style-name="T1981">"physicalLocation"</text:span><text:span text:style-name="T1982"><text:s/></text:span><text:span text:style-name="T1983">type</text:span><text:span text:style-name="T1984">=</text:span><text:span text:style-name="T1985">"physicalLocationDefinition"</text:span><text:span text:style-name="T1986">/&gt;</text:span></text:p>
      <text:p text:style-name="Standard"><text:span text:style-name="T1987"><text:tab/></text:span><text:span text:style-name="T1988">&lt;!-- --&gt;</text:span></text:p>
      <text:p text:style-name="Standard"><text:span text:style-name="T1989"><text:tab/></text:span><text:span text:style-name="T1990">&lt;</text:span><text:span text:style-name="T1991">xs:complexType</text:span><text:span text:style-name="T1992"><text:s/></text:span><text:span text:style-name="T1993">name</text:span><text:span text:style-name="T1994">=</text:span><text:span text:style-name="T1995">"physicalLocationDefinition"</text:span><text:span text:style-name="T1996">&gt;</text:span></text:p>
      <text:p text:style-name="Standard"><text:span text:style-name="T1997"><text:tab/></text:span><text:span text:style-name="T1998"><text:tab/></text:span><text:span text:style-name="T1999">&lt;</text:span><text:span text:style-name="T2000">xs:simpleContent</text:span><text:span text:style-name="T2001">&gt;</text:span></text:p>
      <text:p text:style-name="Standard"><text:span text:style-name="T2002"><text:tab/></text:span><text:span text:style-name="T2003"><text:tab/></text:span><text:span text:style-name="T2004"><text:tab/></text:span><text:span text:style-name="T2005">&lt;</text:span><text:span text:style-name="T2006">xs:extension</text:span><text:span text:style-name="T2007"><text:s/></text:span><text:span text:style-name="T2008">base</text:span><text:span text:style-name="T2009">=</text:span><text:span text:style-name="T2010">"stringPlusLanguagePlusAuthority"</text:span><text:span text:style-name="T2011">&gt;</text:span></text:p>
      <text:p text:style-name="Standard"><text:span text:style-name="T2012"><text:tab/></text:span><text:span text:style-name="T2013"><text:tab/></text:span><text:span text:style-name="T2014"><text:tab/></text:span><text:span text:style-name="T2015"><text:tab/></text:span><text:span text:style-name="T2016">&lt;</text:span><text:span text:style-name="T2017">xs:attributeGroup</text:span><text:span text:style-name="T2018"><text:s/></text:span><text:span text:style-name="T2019">ref</text:span><text:span text:style-name="T2020">=</text:span><text:span text:style-name="T2021">"xlink:simpleLink"</text:span><text:span text:style-name="T2022">/&gt;</text:span></text:p>
      <text:p text:style-name="Standard"><text:span text:style-name="T2023"><text:tab/></text:span><text:span text:style-name="T2024"><text:tab/></text:span><text:span text:style-name="T2025"><text:tab/></text:span><text:span text:style-name="T2026"><text:tab/></text:span><text:span text:style-name="T2027">&lt;</text:span><text:span text:style-name="T2028">xs:attribute</text:span><text:span text:style-name="T2029"><text:s/></text:span><text:span text:style-name="T2030">name</text:span><text:span text:style-name="T2031">=</text:span><text:span text:style-name="T2032">"displayLabel"</text:span><text:span text:style-name="T2033"><text:s/></text:span><text:span text:style-name="T2034">type</text:span><text:span text:style-name="T2035">=</text:span><text:span text:style-name="T2036">"xs:string"</text:span><text:span text:style-name="T2037">/&gt;</text:span></text:p>
      <text:p text:style-name="Standard"><text:span text:style-name="T2038"><text:tab/></text:span><text:span text:style-name="T2039"><text:tab/></text:span><text:span text:style-name="T2040"><text:tab/></text:span><text:span text:style-name="T2041"><text:tab/></text:span><text:span text:style-name="T2042">&lt;</text:span><text:span text:style-name="T2043">xs:attribute</text:span><text:span text:style-name="T2044"><text:s/></text:span><text:span text:style-name="T2045">name</text:span><text:span text:style-name="T2046">=</text:span><text:span text:style-name="T2047">"type"</text:span><text:span text:style-name="T2048"><text:s/></text:span><text:span text:style-name="T2049">type</text:span><text:span text:style-name="T2050">=</text:span><text:span text:style-name="T2051">"xs:string"</text:span><text:span text:style-name="T2052">/&gt;</text:span></text:p>
      <text:p text:style-name="Standard"><text:span text:style-name="T2053"><text:tab/></text:span><text:span text:style-name="T2054"><text:tab/></text:span><text:span text:style-name="T2055"><text:tab/></text:span><text:span text:style-name="T2056">&lt;/</text:span><text:span text:style-name="T2057">xs:extension</text:span><text:span text:style-name="T2058">&gt;</text:span></text:p>
      <text:p text:style-name="Standard"><text:span text:style-name="T2059"><text:tab/></text:span><text:span text:style-name="T2060"><text:tab/></text:span><text:span text:style-name="T2061">&lt;/</text:span><text:span text:style-name="T2062">xs:simpleContent</text:span><text:span text:style-name="T2063">&gt;</text:span></text:p>
      <text:p text:style-name="Standard"><text:span text:style-name="T2064"><text:tab/></text:span><text:span text:style-name="T2065">&lt;/</text:span><text:span text:style-name="T2066">xs:complexType</text:span><text:span text:style-name="T2067">&gt;</text:span></text:p>
      <text:p text:style-name="Standard"><text:span text:style-name="T2068"><text:tab/></text:span><text:span text:style-name="T2069">&lt;!-- --&gt;</text:span></text:p>
      <text:p text:style-name="Standard"><text:span text:style-name="T2070"><text:tab/></text:span><text:span text:style-name="T2071">&lt;</text:span><text:span text:style-name="T2072">xs:element</text:span><text:span text:style-name="T2073"><text:s/></text:span><text:span text:style-name="T2074">name</text:span><text:span text:style-name="T2075">=</text:span><text:span text:style-name="T2076">"shelfLocator"</text:span><text:span text:style-name="T2077"><text:s/></text:span><text:span text:style-name="T2078">type</text:span><text:span text:style-name="T2079">=</text:span><text:span text:style-name="T2080">"stringPlusLanguage"</text:span><text:span text:style-name="T2081">/&gt;</text:span></text:p>
      <text:p text:style-name="Standard"><text:span text:style-name="T2082"><text:tab/></text:span><text:span text:style-name="T2083">&lt;!-- <text:s/></text:span></text:p>
      <text:p text:style-name="P2084">********** holdingSimple ********** <text:s text:c="5"/></text:p>
      <text:p text:style-name="P2085"><text:s/>--&gt;</text:p>
      <text:p text:style-name="Standard"><text:span text:style-name="T2086"><text:tab/></text:span><text:span text:style-name="T2087">&lt;</text:span><text:span text:style-name="T2088">xs:element</text:span><text:span text:style-name="T2089"><text:s/></text:span><text:span text:style-name="T2090">name</text:span><text:span text:style-name="T2091">=</text:span><text:span text:style-name="T2092">"holdingSimple"</text:span><text:span text:style-name="T2093"><text:s/></text:span><text:span text:style-name="T2094">type</text:span><text:span text:style-name="T2095">=</text:span><text:span text:style-name="T2096">"holdingSimpleDefinition"</text:span><text:span text:style-name="T2097">/&gt;</text:span></text:p>
      <text:p text:style-name="Standard"><text:span text:style-name="T2098"><text:tab/></text:span><text:span text:style-name="T2099">&lt;!-- --&gt;</text:span></text:p>
      <text:p text:style-name="Standard"><text:span text:style-name="T2100"><text:tab/></text:span><text:span text:style-name="T2101">&lt;</text:span><text:span text:style-name="T2102">xs:complexType</text:span><text:span text:style-name="T2103"><text:s/></text:span><text:span text:style-name="T2104">name</text:span><text:span text:style-name="T2105">=</text:span><text:span text:style-name="T2106">"holdingSimpleDefinition"</text:span><text:span text:style-name="T2107">&gt;</text:span></text:p>
      <text:p text:style-name="Standard"><text:span text:style-name="T2108"><text:tab/></text:span><text:span text:style-name="T2109"><text:tab/></text:span><text:span text:style-name="T2110">&lt;</text:span><text:span text:style-name="T2111">xs:sequence</text:span><text:span text:style-name="T2112">&gt;</text:span></text:p>
      <text:p text:style-name="Standard"><text:span text:style-name="T2113"><text:tab/></text:span><text:span text:style-name="T2114"><text:tab/></text:span><text:span text:style-name="T2115"><text:tab/></text:span><text:span text:style-name="T2116">&lt;</text:span><text:span text:style-name="T2117">xs:element</text:span><text:span text:style-name="T2118"><text:s/></text:span><text:span text:style-name="T2119">ref</text:span><text:span text:style-name="T2120">=</text:span><text:span text:style-name="T2121">"copyInformation"</text:span><text:span text:style-name="T2122"><text:s/></text:span><text:span text:style-name="T2123">maxOccurs</text:span><text:span text:style-name="T2124">=</text:span><text:span text:style-name="T2125">"unbounded"</text:span><text:span text:style-name="T2126">/&gt;</text:span></text:p>
      <text:p text:style-name="Standard"><text:span text:style-name="T2127"><text:tab/></text:span><text:span text:style-name="T2128"><text:tab/></text:span><text:span text:style-name="T2129">&lt;/</text:span><text:span text:style-name="T2130">xs:sequence</text:span><text:span text:style-name="T2131">&gt;</text:span></text:p>
      <text:p text:style-name="Standard"><text:span text:style-name="T2132"><text:tab/></text:span><text:span text:style-name="T2133">&lt;/</text:span><text:span text:style-name="T2134">xs:complexType</text:span><text:span text:style-name="T2135">&gt;</text:span></text:p>
      <text:p text:style-name="Standard"><text:span text:style-name="T2136"><text:tab/></text:span><text:span text:style-name="T2137">&lt;!--</text:span></text:p>
      <text:p text:style-name="P2138">**********copyInformation ********** <text:s text:c="4"/></text:p>
      <text:p text:style-name="P2139"><text:s/>--&gt;</text:p>
      <text:p text:style-name="Standard"><text:span text:style-name="T2140"><text:tab/></text:span><text:span text:style-name="T2141">&lt;</text:span><text:span text:style-name="T2142">xs:element</text:span><text:span text:style-name="T2143"><text:s/></text:span><text:span text:style-name="T2144">name</text:span><text:span text:style-name="T2145">=</text:span><text:span text:style-name="T2146">"copyInformation"</text:span><text:span text:style-name="T2147"><text:s/></text:span><text:span text:style-name="T2148">type</text:span><text:span text:style-name="T2149">=</text:span><text:span text:style-name="T2150">"copyInformationDefinition"</text:span><text:span text:style-name="T2151">/&gt;</text:span></text:p>
      <text:p text:style-name="Standard"><text:span text:style-name="T2152"><text:tab/></text:span><text:span text:style-name="T2153">&lt;!-- --&gt;</text:span></text:p>
      <text:p text:style-name="Standard"><text:span text:style-name="T2154"><text:tab/></text:span><text:span text:style-name="T2155">&lt;</text:span><text:span text:style-name="T2156">xs:complexType</text:span><text:span text:style-name="T2157"><text:s/></text:span><text:span text:style-name="T2158">name</text:span><text:span text:style-name="T2159">=</text:span><text:span text:style-name="T2160">"copyInformationDefinition"</text:span><text:span text:style-name="T2161">&gt;</text:span></text:p>
      <text:p text:style-name="Standard"><text:span text:style-name="T2162"><text:tab/></text:span><text:span text:style-name="T2163"><text:tab/></text:span><text:span text:style-name="T2164">&lt;</text:span><text:span text:style-name="T2165">xs:sequence</text:span><text:span text:style-name="T2166">&gt;</text:span></text:p>
      <text:p text:style-name="Standard"><text:span text:style-name="T2167"><text:tab/></text:span><text:span text:style-name="T2168"><text:tab/></text:span><text:span text:style-name="T2169"><text:tab/></text:span><text:span text:style-name="T2170">&lt;</text:span><text:span text:style-name="T2171">xs:element</text:span><text:span text:style-name="T2172"><text:s/></text:span><text:span text:style-name="T2173">ref</text:span><text:span text:style-name="T2174">=</text:span><text:span text:style-name="T2175">"form"</text:span><text:span text:style-name="T2176"><text:s/></text:span><text:span text:style-name="T2177">minOccurs</text:span><text:span text:style-name="T2178">=</text:span><text:span text:style-name="T2179">"0"</text:span><text:span text:style-name="T2180">/&gt;</text:span></text:p>
      <text:p text:style-name="Standard"><text:span text:style-name="T2181"><text:tab/></text:span><text:span text:style-name="T2182"><text:tab/></text:span><text:span text:style-name="T2183"><text:tab/></text:span><text:span text:style-name="T2184">&lt;</text:span><text:span text:style-name="T2185">xs:element</text:span><text:span text:style-name="T2186"><text:s/></text:span><text:span text:style-name="T2187">ref</text:span><text:span text:style-name="T2188">=</text:span><text:span text:style-name="T2189">"subLocation"</text:span><text:span text:style-name="T2190"><text:s/></text:span><text:span text:style-name="T2191">minOccurs</text:span><text:span text:style-name="T2192">=</text:span><text:span text:style-name="T2193">"0"</text:span><text:span text:style-name="T2194"><text:s/></text:span><text:span text:style-name="T2195">maxOccurs</text:span><text:span text:style-name="T2196">=</text:span><text:span text:style-name="T2197">"unbounded"</text:span><text:span text:style-name="T2198">/&gt;</text:span></text:p>
      <text:p text:style-name="Standard"><text:span text:style-name="T2199"><text:tab/></text:span><text:span text:style-name="T2200"><text:tab/></text:span><text:span text:style-name="T2201"><text:tab/></text:span><text:span text:style-name="T2202">&lt;</text:span><text:span text:style-name="T2203">xs:element</text:span><text:span text:style-name="T2204"><text:s/></text:span><text:span text:style-name="T2205">ref</text:span><text:span text:style-name="T2206">=</text:span><text:span text:style-name="T2207">"shelfLocator"</text:span><text:span text:style-name="T2208"><text:s/></text:span><text:span text:style-name="T2209">minOccurs</text:span><text:span text:style-name="T2210">=</text:span><text:span text:style-name="T2211">"0"</text:span><text:span text:style-name="T2212"><text:s/></text:span><text:span text:style-name="T2213">maxOccurs</text:span><text:span text:style-name="T2214">=</text:span><text:span text:style-name="T2215">"unbounded"</text:span><text:span text:style-name="T2216">/&gt;</text:span></text:p>
      <text:p text:style-name="Standard"><text:span text:style-name="T2217"><text:tab/></text:span><text:span text:style-name="T2218"><text:tab/></text:span><text:span text:style-name="T2219"><text:tab/></text:span><text:span text:style-name="T2220">&lt;</text:span><text:span text:style-name="T2221">xs:element</text:span><text:span text:style-name="T2222"><text:s/></text:span><text:span text:style-name="T2223">ref</text:span><text:span text:style-name="T2224">=</text:span><text:span text:style-name="T2225">"electronicLocator"</text:span><text:span text:style-name="T2226"><text:s/></text:span><text:span text:style-name="T2227">minOccurs</text:span><text:span text:style-name="T2228">=</text:span><text:span text:style-name="T2229">"0"</text:span><text:span text:style-name="T2230"><text:s/></text:span><text:span text:style-name="T2231">maxOccurs</text:span><text:span text:style-name="T2232">=</text:span><text:span text:style-name="T2233">"unbounded"</text:span><text:span text:style-name="T2234">/&gt;</text:span></text:p>
      <text:p text:style-name="Standard"><text:span text:style-name="T2235"><text:tab/></text:span><text:span text:style-name="T2236"><text:tab/></text:span><text:span text:style-name="T2237"><text:tab/></text:span><text:span text:style-name="T2238">&lt;</text:span><text:span text:style-name="T2239">xs:element</text:span><text:span text:style-name="T2240"><text:s/></text:span><text:span text:style-name="T2241">name</text:span><text:span text:style-name="T2242">=</text:span><text:span text:style-name="T2243">"note"</text:span><text:span text:style-name="T2244"><text:s/></text:span><text:span text:style-name="T2245">minOccurs</text:span><text:span text:style-name="T2246">=</text:span><text:span text:style-name="T2247">"0"</text:span><text:span text:style-name="T2248"><text:s/></text:span><text:span text:style-name="T2249">maxOccurs</text:span><text:span text:style-name="T2250">=</text:span><text:span text:style-name="T2251">"unbounded"</text:span><text:span text:style-name="T2252">&gt;</text:span></text:p>
      <text:p text:style-name="Standard"><text:span text:style-name="T2253"><text:tab/></text:span><text:span text:style-name="T2254"><text:tab/></text:span><text:span text:style-name="T2255"><text:tab/></text:span><text:span text:style-name="T2256"><text:tab/></text:span><text:span text:style-name="T2257">&lt;</text:span><text:span text:style-name="T2258">xs:complexType</text:span><text:span text:style-name="T2259">&gt;</text:span></text:p>
      <text:p text:style-name="Standard"><text:span text:style-name="T2260"><text:tab/></text:span><text:span text:style-name="T2261"><text:tab/></text:span><text:span text:style-name="T2262"><text:tab/></text:span><text:span text:style-name="T2263"><text:tab/></text:span><text:span text:style-name="T2264"><text:tab/></text:span><text:span text:style-name="T2265">&lt;</text:span><text:span text:style-name="T2266">xs:simpleContent</text:span><text:span text:style-name="T2267">&gt;</text:span></text:p>
      <text:p text:style-name="Standard"><text:span text:style-name="T2268"><text:tab/></text:span><text:span text:style-name="T2269"><text:tab/></text:span><text:span text:style-name="T2270"><text:tab/></text:span><text:span text:style-name="T2271"><text:tab/></text:span><text:span text:style-name="T2272"><text:tab/></text:span><text:span text:style-name="T2273"><text:tab/></text:span><text:span text:style-name="T2274">&lt;</text:span><text:span text:style-name="T2275">xs:extension</text:span><text:span text:style-name="T2276"><text:s/></text:span><text:span text:style-name="T2277">base</text:span><text:span text:style-name="T2278">=</text:span><text:span text:style-name="T2279">"stringPlusLanguage"</text:span><text:span text:style-name="T2280">&gt;</text:span></text:p>
      <text:p text:style-name="Standard"><text:span text:style-name="T2281"><text:tab/></text:span><text:span text:style-name="T2282"><text:tab/></text:span><text:span text:style-name="T2283"><text:tab/></text:span><text:span text:style-name="T2284"><text:tab/></text:span><text:span text:style-name="T2285"><text:tab/></text:span><text:span text:style-name="T2286"><text:tab/></text:span><text:span text:style-name="T2287"><text:tab/></text:span><text:span text:style-name="T2288">&lt;</text:span><text:span text:style-name="T2289">xs:attribute</text:span><text:span text:style-name="T2290"><text:s/></text:span><text:span text:style-name="T2291">name</text:span><text:span text:style-name="T2292">=</text:span><text:span text:style-name="T2293">"displayLabel"</text:span><text:span text:style-name="T2294"><text:s/></text:span><text:span text:style-name="T2295">type</text:span><text:span text:style-name="T2296">=</text:span><text:span text:style-name="T2297">"xs:string"</text:span><text:span text:style-name="T2298">/&gt;</text:span></text:p>
      <text:p text:style-name="Standard"><text:span text:style-name="T2299"><text:tab/></text:span><text:span text:style-name="T2300"><text:tab/></text:span><text:span text:style-name="T2301"><text:tab/></text:span><text:span text:style-name="T2302"><text:tab/></text:span><text:span text:style-name="T2303"><text:tab/></text:span><text:span text:style-name="T2304"><text:tab/></text:span><text:span text:style-name="T2305"><text:tab/></text:span><text:span text:style-name="T2306">&lt;</text:span><text:span text:style-name="T2307">xs:attribute</text:span><text:span text:style-name="T2308"><text:s/></text:span><text:span text:style-name="T2309">name</text:span><text:span text:style-name="T2310">=</text:span><text:span text:style-name="T2311">"type"</text:span><text:span text:style-name="T2312"><text:s/></text:span><text:span text:style-name="T2313">type</text:span><text:span text:style-name="T2314">=</text:span><text:span text:style-name="T2315">"xs:string"</text:span><text:span text:style-name="T2316">/&gt;</text:span></text:p>
      <text:p text:style-name="Standard"><text:span text:style-name="T2317"><text:tab/></text:span><text:span text:style-name="T2318"><text:tab/></text:span><text:span text:style-name="T2319"><text:tab/></text:span><text:span text:style-name="T2320"><text:tab/></text:span><text:span text:style-name="T2321"><text:tab/></text:span><text:span text:style-name="T2322"><text:tab/></text:span><text:span text:style-name="T2323"><text:tab/></text:span><text:span text:style-name="T2324">&lt;</text:span><text:span text:style-name="T2325">xs:attributeGroup</text:span><text:span text:style-name="T2326"><text:s/></text:span><text:span text:style-name="T2327">ref</text:span><text:span text:style-name="T2328">=</text:span><text:span text:style-name="T2329">"xlink:simpleLink"</text:span><text:span text:style-name="T2330">/&gt;</text:span></text:p>
      <text:p text:style-name="Standard"><text:span text:style-name="T2331"><text:tab/></text:span><text:span text:style-name="T2332"><text:tab/></text:span><text:span text:style-name="T2333"><text:tab/></text:span><text:span text:style-name="T2334"><text:tab/></text:span><text:span text:style-name="T2335"><text:tab/></text:span><text:span text:style-name="T2336"><text:tab/></text:span><text:span text:style-name="T2337"><text:tab/></text:span><text:span text:style-name="T2338">&lt;</text:span><text:span text:style-name="T2339">xs:attribute</text:span><text:span text:style-name="T2340"><text:s/></text:span><text:span text:style-name="T2341">name</text:span><text:span text:style-name="T2342">=</text:span><text:span text:style-name="T2343">"ID"</text:span><text:span text:style-name="T2344"><text:s/></text:span><text:span text:style-name="T2345">type</text:span><text:span text:style-name="T2346">=</text:span><text:span text:style-name="T2347">"xs:ID"</text:span><text:span text:style-name="T2348">/&gt;</text:span></text:p>
      <text:p text:style-name="Standard"><text:span text:style-name="T2349"><text:tab/></text:span><text:span text:style-name="T2350"><text:tab/></text:span><text:span text:style-name="T2351"><text:tab/></text:span><text:span text:style-name="T2352"><text:tab/></text:span><text:span text:style-name="T2353"><text:tab/></text:span><text:span text:style-name="T2354"><text:tab/></text:span><text:span text:style-name="T2355">&lt;/</text:span><text:span text:style-name="T2356">xs:extension</text:span><text:span text:style-name="T2357">&gt;</text:span></text:p>
      <text:p text:style-name="Standard"><text:span text:style-name="T2358"><text:tab/></text:span><text:span text:style-name="T2359"><text:tab/></text:span><text:span text:style-name="T2360"><text:tab/></text:span><text:span text:style-name="T2361"><text:tab/></text:span><text:span text:style-name="T2362"><text:tab/></text:span><text:span text:style-name="T2363">&lt;/</text:span><text:span text:style-name="T2364">xs:simpleContent</text:span><text:span text:style-name="T2365">&gt;</text:span></text:p>
      <text:p text:style-name="Standard"><text:span text:style-name="T2366"><text:tab/></text:span><text:span text:style-name="T2367"><text:tab/></text:span><text:span text:style-name="T2368"><text:tab/></text:span><text:span text:style-name="T2369"><text:tab/></text:span><text:span text:style-name="T2370">&lt;/</text:span><text:span text:style-name="T2371">xs:complexType</text:span><text:span text:style-name="T2372">&gt;</text:span></text:p>
      <text:p text:style-name="Standard"><text:span text:style-name="T2373"><text:tab/></text:span><text:span text:style-name="T2374"><text:tab/></text:span><text:span text:style-name="T2375"><text:tab/></text:span><text:span text:style-name="T2376">&lt;/</text:span><text:span text:style-name="T2377">xs:element</text:span><text:span text:style-name="T2378">&gt;</text:span></text:p>
      <text:p text:style-name="Standard"><text:span text:style-name="T2379"><text:tab/></text:span><text:span text:style-name="T2380"><text:tab/></text:span><text:span text:style-name="T2381"><text:tab/></text:span><text:span text:style-name="T2382">&lt;</text:span><text:span text:style-name="T2383">xs:element</text:span><text:span text:style-name="T2384"><text:s/></text:span><text:span text:style-name="T2385">ref</text:span><text:span text:style-name="T2386">=</text:span><text:span text:style-name="T2387">"enumerationAndChronology"</text:span><text:span text:style-name="T2388"><text:s/></text:span><text:span text:style-name="T2389">minOccurs</text:span><text:span text:style-name="T2390">=</text:span><text:span text:style-name="T2391">"0"</text:span><text:span text:style-name="T2392"><text:s/></text:span><text:span text:style-name="T2393">maxOccurs</text:span><text:span text:style-name="T2394">=</text:span><text:span text:style-name="T2395">"unbounded"</text:span><text:span text:style-name="T2396">/&gt;</text:span></text:p>
      <text:p text:style-name="Standard"><text:span text:style-name="T2397"><text:tab/></text:span><text:span text:style-name="T2398"><text:tab/></text:span><text:span text:style-name="T2399"><text:tab/></text:span><text:span text:style-name="T2400">&lt;!-- <text:s/></text:span></text:p>
      <text:p text:style-name="P2401"><text:s text:c="4"/><text:tab/><text:s/>******************the following element &lt;itemIdentifer&gt; added in 3.6 <text:s text:c="2"/>--&gt;</text:p>
      <text:p text:style-name="Standard"><text:span text:style-name="T2402"><text:tab/></text:span><text:span text:style-name="T2403"><text:tab/></text:span><text:span text:style-name="T2404"><text:tab/></text:span><text:span text:style-name="T2405">&lt;</text:span><text:span text:style-name="T2406">xs:element</text:span><text:span text:style-name="T2407"><text:s/></text:span><text:span text:style-name="T2408">ref</text:span><text:span text:style-name="T2409">=</text:span><text:span text:style-name="T2410">"itemIdentifier"</text:span><text:span text:style-name="T2411"><text:s/></text:span><text:span text:style-name="T2412">minOccurs</text:span><text:span text:style-name="T2413">=</text:span><text:span text:style-name="T2414">"0"</text:span><text:span text:style-name="T2415"><text:s/></text:span><text:span text:style-name="T2416">maxOccurs</text:span><text:span text:style-name="T2417">=</text:span><text:span text:style-name="T2418">"unbounded"</text:span><text:span text:style-name="T2419">/&gt;</text:span></text:p>
      <text:p text:style-name="Standard"><text:span text:style-name="T2420"><text:tab/></text:span><text:span text:style-name="T2421"><text:tab/></text:span><text:span text:style-name="T2422"><text:tab/></text:span><text:span text:style-name="T2423">&lt;!--</text:span><text:span text:style-name="T2424"><text:tab/>--&gt;</text:span></text:p>
      <text:p text:style-name="Standard"><text:span text:style-name="T2425"><text:tab/></text:span><text:span text:style-name="T2426"><text:tab/></text:span><text:span text:style-name="T2427">&lt;/</text:span><text:span text:style-name="T2428">xs:sequence</text:span><text:span text:style-name="T2429">&gt;</text:span></text:p>
      <text:p text:style-name="Standard"><text:span text:style-name="T2430"><text:tab/></text:span><text:span text:style-name="T2431">&lt;/</text:span><text:span text:style-name="T2432">xs:complexType</text:span><text:span text:style-name="T2433">&gt;</text:span></text:p>
      <text:p text:style-name="P2434"/>
      <text:p text:style-name="P2435"/>
      <text:p text:style-name="Standard"><text:span text:style-name="T2436"><text:tab/></text:span><text:span text:style-name="T2437"><text:tab/></text:span><text:span text:style-name="T2438">&lt;!-- following definition is new in 3.6 --&gt;</text:span></text:p>
      <text:p text:style-name="Standard"><text:span text:style-name="T2439"><text:tab/></text:span><text:span text:style-name="T2440"><text:tab/></text:span><text:span text:style-name="T2441">&lt;</text:span><text:span text:style-name="T2442">xs:element</text:span><text:span text:style-name="T2443"><text:s/></text:span><text:span text:style-name="T2444">name</text:span><text:span text:style-name="T2445">=</text:span><text:span text:style-name="T2446">"itemIdentifier"</text:span><text:span text:style-name="T2447"><text:s/></text:span><text:span text:style-name="T2448">type</text:span><text:span text:style-name="T2449">=</text:span><text:span text:style-name="T2450">"itemIdentifierDefinition"</text:span><text:span text:style-name="T2451">/&gt;</text:span></text:p>
      <text:p text:style-name="Standard"><text:span text:style-name="T2452"><text:tab/></text:span><text:span text:style-name="T2453"><text:tab/></text:span><text:span text:style-name="T2454"><text:tab/></text:span><text:span text:style-name="T2455">&lt;</text:span><text:span text:style-name="T2456">xs:complexType</text:span><text:span text:style-name="T2457"><text:s/></text:span><text:span text:style-name="T2458">name</text:span><text:span text:style-name="T2459">=</text:span><text:span text:style-name="T2460">"itemIdentifierDefinition"</text:span><text:span text:style-name="T2461">&gt;</text:span></text:p>
      <text:p text:style-name="Standard"><text:span text:style-name="T2462"><text:tab/></text:span><text:span text:style-name="T2463"><text:tab/></text:span><text:span text:style-name="T2464"><text:tab/></text:span><text:span text:style-name="T2465"><text:tab/></text:span><text:span text:style-name="T2466">&lt;</text:span><text:span text:style-name="T2467">xs:simpleContent</text:span><text:span text:style-name="T2468">&gt;</text:span></text:p>
      <text:p text:style-name="Standard"><text:span text:style-name="T2469"><text:tab/></text:span><text:span text:style-name="T2470"><text:tab/></text:span><text:span text:style-name="T2471"><text:tab/></text:span><text:span text:style-name="T2472"><text:tab/></text:span><text:span text:style-name="T2473"><text:tab/></text:span><text:span text:style-name="T2474">&lt;</text:span><text:span text:style-name="T2475">xs:extension</text:span><text:span text:style-name="T2476"><text:s/></text:span><text:span text:style-name="T2477">base</text:span><text:span text:style-name="T2478">=</text:span><text:span text:style-name="T2479">"stringPlusLanguage"</text:span><text:span text:style-name="T2480">&gt;</text:span></text:p>
      <text:p text:style-name="Standard"><text:span text:style-name="T2481"><text:tab/></text:span><text:span text:style-name="T2482"><text:tab/></text:span><text:span text:style-name="T2483"><text:tab/></text:span><text:span text:style-name="T2484"><text:tab/></text:span><text:span text:style-name="T2485"><text:tab/></text:span><text:span text:style-name="T2486"><text:tab/></text:span><text:span text:style-name="T2487">&lt;</text:span><text:span text:style-name="T2488">xs:attribute</text:span><text:span text:style-name="T2489"><text:s/></text:span><text:span text:style-name="T2490">name</text:span><text:span text:style-name="T2491">=</text:span><text:span text:style-name="T2492">"type"</text:span><text:span text:style-name="T2493"><text:s/></text:span><text:span text:style-name="T2494">type</text:span><text:span text:style-name="T2495">=</text:span><text:span text:style-name="T2496">"xs:string"</text:span><text:span text:style-name="T2497">/&gt;</text:span></text:p>
      <text:p text:style-name="Standard"><text:span text:style-name="T2498"><text:tab/></text:span><text:span text:style-name="T2499"><text:tab/></text:span><text:span text:style-name="T2500"><text:tab/></text:span><text:span text:style-name="T2501"><text:tab/></text:span><text:span text:style-name="T2502"><text:tab/></text:span><text:span text:style-name="T2503">&lt;/</text:span><text:span text:style-name="T2504">xs:extension</text:span><text:span text:style-name="T2505">&gt;</text:span></text:p>
      <text:p text:style-name="Standard"><text:span text:style-name="T2506"><text:tab/></text:span><text:span text:style-name="T2507"><text:tab/></text:span><text:span text:style-name="T2508"><text:tab/></text:span><text:span text:style-name="T2509"><text:tab/></text:span><text:span text:style-name="T2510">&lt;/</text:span><text:span text:style-name="T2511">xs:simpleContent</text:span><text:span text:style-name="T2512">&gt;</text:span></text:p>
      <text:p text:style-name="Standard"><text:span text:style-name="T2513"><text:tab/></text:span><text:span text:style-name="T2514"><text:tab/></text:span><text:span text:style-name="T2515"><text:tab/></text:span><text:span text:style-name="T2516">&lt;/</text:span><text:span text:style-name="T2517">xs:complexType</text:span><text:span text:style-name="T2518">&gt;</text:span></text:p>
      <text:p text:style-name="Standard"><text:span text:style-name="T2519"><text:tab/></text:span><text:span text:style-name="T2520">&lt;!--</text:span></text:p>
      <text:p text:style-name="P2521">**********form********** <text:s text:c="4"/></text:p>
      <text:p text:style-name="P2522"><text:s/>--&gt;</text:p>
      <text:p text:style-name="Standard"><text:span text:style-name="T2523"><text:tab/></text:span><text:span text:style-name="T2524">&lt;</text:span><text:span text:style-name="T2525">xs:element</text:span><text:span text:style-name="T2526"><text:s/></text:span><text:span text:style-name="T2527">name</text:span><text:span text:style-name="T2528">=</text:span><text:span text:style-name="T2529">"form"</text:span><text:span text:style-name="T2530"><text:s/></text:span><text:span text:style-name="T2531">type</text:span><text:span text:style-name="T2532">=</text:span><text:span text:style-name="T2533">"formDefinition"</text:span><text:span text:style-name="T2534">/&gt;</text:span></text:p>
      <text:p text:style-name="Standard"><text:span text:style-name="T2535"><text:tab/></text:span><text:span text:style-name="T2536">&lt;!-- --&gt;</text:span></text:p>
      <text:p text:style-name="Standard"><text:span text:style-name="T2537"><text:tab/></text:span><text:span text:style-name="T2538">&lt;</text:span><text:span text:style-name="T2539">xs:complexType</text:span><text:span text:style-name="T2540"><text:s/></text:span><text:span text:style-name="T2541">name</text:span><text:span text:style-name="T2542">=</text:span><text:span text:style-name="T2543">"formDefinition"</text:span><text:span text:style-name="T2544">&gt;</text:span></text:p>
      <text:p text:style-name="Standard"><text:span text:style-name="T2545"><text:tab/></text:span><text:span text:style-name="T2546"><text:tab/></text:span><text:span text:style-name="T2547">&lt;</text:span><text:span text:style-name="T2548">xs:simpleContent</text:span><text:span text:style-name="T2549">&gt;</text:span></text:p>
      <text:p text:style-name="Standard"><text:span text:style-name="T2550"><text:tab/></text:span><text:span text:style-name="T2551"><text:tab/></text:span><text:span text:style-name="T2552"><text:tab/></text:span><text:span text:style-name="T2553">&lt;</text:span><text:span text:style-name="T2554">xs:extension</text:span><text:span text:style-name="T2555"><text:s/></text:span><text:span text:style-name="T2556">base</text:span><text:span text:style-name="T2557">=</text:span><text:span text:style-name="T2558">"stringPlusLanguagePlusAuthority"</text:span><text:span text:style-name="T2559">&gt;</text:span></text:p>
      <text:p text:style-name="Standard"><text:span text:style-name="T2560"><text:tab/></text:span><text:span text:style-name="T2561"><text:tab/></text:span><text:span text:style-name="T2562"><text:tab/></text:span><text:span text:style-name="T2563"><text:tab/></text:span><text:span text:style-name="T2564">&lt;</text:span><text:span text:style-name="T2565">xs:attribute</text:span><text:span text:style-name="T2566"><text:s/></text:span><text:span text:style-name="T2567">name</text:span><text:span text:style-name="T2568">=</text:span><text:span text:style-name="T2569">"type"</text:span><text:span text:style-name="T2570"><text:s/></text:span><text:span text:style-name="T2571">type</text:span><text:span text:style-name="T2572">=</text:span><text:span text:style-name="T2573">"xs:string"</text:span><text:span text:style-name="T2574">/&gt;</text:span></text:p>
      <text:p text:style-name="Standard"><text:span text:style-name="T2575"><text:tab/></text:span><text:span text:style-name="T2576"><text:tab/></text:span><text:span text:style-name="T2577"><text:tab/></text:span><text:span text:style-name="T2578">&lt;/</text:span><text:span text:style-name="T2579">xs:extension</text:span><text:span text:style-name="T2580">&gt;</text:span></text:p>
      <text:p text:style-name="Standard"><text:span text:style-name="T2581"><text:tab/></text:span><text:span text:style-name="T2582"><text:tab/></text:span><text:span text:style-name="T2583">&lt;/</text:span><text:span text:style-name="T2584">xs:simpleContent</text:span><text:span text:style-name="T2585">&gt;</text:span></text:p>
      <text:p text:style-name="Standard"><text:span text:style-name="T2586"><text:tab/></text:span><text:span text:style-name="T2587">&lt;/</text:span><text:span text:style-name="T2588">xs:complexType</text:span><text:span text:style-name="T2589">&gt;</text:span></text:p>
      <text:p text:style-name="Standard"><text:span text:style-name="T2590"><text:tab/></text:span><text:span text:style-name="T2591">&lt;!-- --&gt;</text:span></text:p>
      <text:p text:style-name="Standard"><text:span text:style-name="T2592"><text:tab/></text:span><text:span text:style-name="T2593">&lt;</text:span><text:span text:style-name="T2594">xs:element</text:span><text:span text:style-name="T2595"><text:s/></text:span><text:span text:style-name="T2596">name</text:span><text:span text:style-name="T2597">=</text:span><text:span text:style-name="T2598">"subLocation"</text:span><text:span text:style-name="T2599"><text:s/></text:span><text:span text:style-name="T2600">type</text:span><text:span text:style-name="T2601">=</text:span><text:span text:style-name="T2602">"stringPlusLanguage"</text:span><text:span text:style-name="T2603">/&gt;</text:span></text:p>
      <text:p text:style-name="Standard"><text:span text:style-name="T2604"><text:tab/></text:span><text:span text:style-name="T2605">&lt;</text:span><text:span text:style-name="T2606">xs:element</text:span><text:span text:style-name="T2607"><text:s/></text:span><text:span text:style-name="T2608">name</text:span><text:span text:style-name="T2609">=</text:span><text:span text:style-name="T2610">"electronicLocator"</text:span><text:span text:style-name="T2611"><text:s/></text:span><text:span text:style-name="T2612">type</text:span><text:span text:style-name="T2613">=</text:span><text:span text:style-name="T2614">"stringPlusLanguage"</text:span><text:span text:style-name="T2615">/&gt;</text:span></text:p>
      <text:p text:style-name="Standard"><text:span text:style-name="T2616"><text:tab/></text:span><text:span text:style-name="T2617">&lt;!-- <text:s/></text:span></text:p>
      <text:p text:style-name="P2618">**********enumerationAndChronology <text:s/>********** <text:s text:c="4"/></text:p>
      <text:p text:style-name="P2619"><text:s text:c="5"/>--&gt;</text:p>
      <text:p text:style-name="Standard"><text:span text:style-name="T2620"><text:tab/></text:span><text:span text:style-name="T2621">&lt;</text:span><text:span text:style-name="T2622">xs:element</text:span><text:span text:style-name="T2623"><text:s/></text:span><text:span text:style-name="T2624">name</text:span><text:span text:style-name="T2625">=</text:span><text:span text:style-name="T2626">"enumerationAndChronology"</text:span><text:span text:style-name="T2627"><text:s/></text:span><text:span text:style-name="T2628">type</text:span><text:span text:style-name="T2629">=</text:span><text:span text:style-name="T2630">"enumerationAndChronologyDefinition"</text:span><text:span text:style-name="T2631">/&gt;</text:span></text:p>
      <text:p text:style-name="Standard"><text:span text:style-name="T2632"><text:tab/></text:span><text:span text:style-name="T2633">&lt;!-- --&gt;</text:span></text:p>
      <text:p text:style-name="Standard"><text:span text:style-name="T2634"><text:tab/></text:span><text:span text:style-name="T2635">&lt;</text:span><text:span text:style-name="T2636">xs:complexType</text:span><text:span text:style-name="T2637"><text:s/></text:span><text:span text:style-name="T2638">name</text:span><text:span text:style-name="T2639">=</text:span><text:span text:style-name="T2640">"enumerationAndChronologyDefinition"</text:span><text:span text:style-name="T2641">&gt;</text:span></text:p>
      <text:p text:style-name="Standard"><text:span text:style-name="T2642"><text:tab/></text:span><text:span text:style-name="T2643"><text:tab/></text:span><text:span text:style-name="T2644">&lt;</text:span><text:span text:style-name="T2645">xs:simpleContent</text:span><text:span text:style-name="T2646">&gt;</text:span></text:p>
      <text:p text:style-name="Standard"><text:span text:style-name="T2647"><text:tab/></text:span><text:span text:style-name="T2648"><text:tab/></text:span><text:span text:style-name="T2649"><text:tab/></text:span><text:span text:style-name="T2650">&lt;</text:span><text:span text:style-name="T2651">xs:extension</text:span><text:span text:style-name="T2652"><text:s/></text:span><text:span text:style-name="T2653">base</text:span><text:span text:style-name="T2654">=</text:span><text:span text:style-name="T2655">"stringPlusLanguage"</text:span><text:span text:style-name="T2656">&gt;</text:span></text:p>
      <text:p text:style-name="Standard"><text:span text:style-name="T2657"><text:tab/></text:span><text:span text:style-name="T2658"><text:tab/></text:span><text:span text:style-name="T2659"><text:tab/></text:span><text:span text:style-name="T2660"><text:tab/></text:span><text:span text:style-name="T2661">&lt;</text:span><text:span text:style-name="T2662">xs:attribute</text:span><text:span text:style-name="T2663"><text:s/></text:span><text:span text:style-name="T2664">name</text:span><text:span text:style-name="T2665">=</text:span><text:span text:style-name="T2666">"unitType"</text:span><text:span text:style-name="T2667">&gt;</text:span></text:p>
      <text:p text:style-name="Standard"><text:span text:style-name="T2668"><text:tab/></text:span><text:span text:style-name="T2669"><text:tab/></text:span><text:span text:style-name="T2670"><text:tab/></text:span><text:span text:style-name="T2671"><text:tab/></text:span><text:span text:style-name="T2672"><text:tab/></text:span><text:span text:style-name="T2673">&lt;</text:span><text:span text:style-name="T2674">xs:simpleType</text:span><text:span text:style-name="T2675">&gt;</text:span></text:p>
      <text:p text:style-name="Standard"><text:span text:style-name="T2676"><text:tab/></text:span><text:span text:style-name="T2677"><text:tab/></text:span><text:span text:style-name="T2678"><text:tab/></text:span><text:span text:style-name="T2679"><text:tab/></text:span><text:span text:style-name="T2680"><text:tab/></text:span><text:span text:style-name="T2681"><text:tab/></text:span><text:span text:style-name="T2682">&lt;</text:span><text:span text:style-name="T2683">xs:restriction</text:span><text:span text:style-name="T2684"><text:s/></text:span><text:span text:style-name="T2685">base</text:span><text:span text:style-name="T2686">=</text:span><text:span text:style-name="T2687">"xs:string"</text:span><text:span text:style-name="T2688">&gt;</text:span></text:p>
      <text:p text:style-name="Standard"><text:span text:style-name="T2689"><text:tab/></text:span><text:span text:style-name="T2690"><text:tab/></text:span><text:span text:style-name="T2691"><text:tab/></text:span><text:span text:style-name="T2692"><text:tab/></text:span><text:span text:style-name="T2693"><text:tab/></text:span><text:span text:style-name="T2694"><text:tab/></text:span><text:span text:style-name="T2695"><text:tab/></text:span><text:span text:style-name="T2696">&lt;</text:span><text:span text:style-name="T2697">xs:enumeration</text:span><text:span text:style-name="T2698"><text:s/></text:span><text:span text:style-name="T2699">value</text:span><text:span text:style-name="T2700">=</text:span><text:span text:style-name="T2701">"1"</text:span><text:span text:style-name="T2702">/&gt;</text:span></text:p>
      <text:p text:style-name="Standard"><text:span text:style-name="T2703"><text:tab/></text:span><text:span text:style-name="T2704"><text:tab/></text:span><text:span text:style-name="T2705"><text:tab/></text:span><text:span text:style-name="T2706"><text:tab/></text:span><text:span text:style-name="T2707"><text:tab/></text:span><text:span text:style-name="T2708"><text:tab/></text:span><text:span text:style-name="T2709"><text:tab/></text:span><text:span text:style-name="T2710">&lt;</text:span><text:span text:style-name="T2711">xs:enumeration</text:span><text:span text:style-name="T2712"><text:s/></text:span><text:span text:style-name="T2713">value</text:span><text:span text:style-name="T2714">=</text:span><text:span text:style-name="T2715">"2"</text:span><text:span text:style-name="T2716">/&gt;</text:span></text:p>
      <text:p text:style-name="Standard"><text:span text:style-name="T2717"><text:tab/></text:span><text:span text:style-name="T2718"><text:tab/></text:span><text:span text:style-name="T2719"><text:tab/></text:span><text:span text:style-name="T2720"><text:tab/></text:span><text:span text:style-name="T2721"><text:tab/></text:span><text:span text:style-name="T2722"><text:tab/></text:span><text:span text:style-name="T2723"><text:tab/></text:span><text:span text:style-name="T2724">&lt;</text:span><text:span text:style-name="T2725">xs:enumeration</text:span><text:span text:style-name="T2726"><text:s/></text:span><text:span text:style-name="T2727">value</text:span><text:span text:style-name="T2728">=</text:span><text:span text:style-name="T2729">"3"</text:span><text:span text:style-name="T2730">/&gt;</text:span></text:p>
      <text:p text:style-name="Standard"><text:span text:style-name="T2731"><text:tab/></text:span><text:span text:style-name="T2732"><text:tab/></text:span><text:span text:style-name="T2733"><text:tab/></text:span><text:span text:style-name="T2734"><text:tab/></text:span><text:span text:style-name="T2735"><text:tab/></text:span><text:span text:style-name="T2736"><text:tab/></text:span><text:span text:style-name="T2737">&lt;/</text:span><text:span text:style-name="T2738">xs:restriction</text:span><text:span text:style-name="T2739">&gt;</text:span></text:p>
      <text:p text:style-name="Standard"><text:span text:style-name="T2740"><text:tab/></text:span><text:span text:style-name="T2741"><text:tab/></text:span><text:span text:style-name="T2742"><text:tab/></text:span><text:span text:style-name="T2743"><text:tab/></text:span><text:span text:style-name="T2744"><text:tab/></text:span><text:span text:style-name="T2745">&lt;/</text:span><text:span text:style-name="T2746">xs:simpleType</text:span><text:span text:style-name="T2747">&gt;</text:span></text:p>
      <text:p text:style-name="Standard"><text:span text:style-name="T2748"><text:tab/></text:span><text:span text:style-name="T2749"><text:tab/></text:span><text:span text:style-name="T2750"><text:tab/></text:span><text:span text:style-name="T2751"><text:tab/></text:span><text:span text:style-name="T2752">&lt;/</text:span><text:span text:style-name="T2753">xs:attribute</text:span><text:span text:style-name="T2754">&gt;</text:span></text:p>
      <text:p text:style-name="Standard"><text:span text:style-name="T2755"><text:tab/></text:span><text:span text:style-name="T2756"><text:tab/></text:span><text:span text:style-name="T2757"><text:tab/></text:span><text:span text:style-name="T2758">&lt;/</text:span><text:span text:style-name="T2759">xs:extension</text:span><text:span text:style-name="T2760">&gt;</text:span></text:p>
      <text:p text:style-name="Standard"><text:span text:style-name="T2761"><text:tab/></text:span><text:span text:style-name="T2762"><text:tab/></text:span><text:span text:style-name="T2763">&lt;/</text:span><text:span text:style-name="T2764">xs:simpleContent</text:span><text:span text:style-name="T2765">&gt;</text:span></text:p>
      <text:p text:style-name="Standard"><text:span text:style-name="T2766"><text:tab/></text:span><text:span text:style-name="T2767">&lt;/</text:span><text:span text:style-name="T2768">xs:complexType</text:span><text:span text:style-name="T2769">&gt;</text:span></text:p>
      <text:p text:style-name="Standard"><text:span text:style-name="T2770"><text:tab/></text:span><text:span text:style-name="T2771">&lt;!--</text:span></text:p>
      <text:p text:style-name="P2772"><text:s/>********** url <text:s/>********** <text:s text:c="7"/></text:p>
      <text:p text:style-name="P2773"><text:s text:c="5"/>--&gt;</text:p>
      <text:p text:style-name="Standard"><text:span text:style-name="T2774"><text:tab/></text:span><text:span text:style-name="T2775">&lt;</text:span><text:span text:style-name="T2776">xs:element</text:span><text:span text:style-name="T2777"><text:s/></text:span><text:span text:style-name="T2778">name</text:span><text:span text:style-name="T2779">=</text:span><text:span text:style-name="T2780">"url"</text:span><text:span text:style-name="T2781"><text:s/></text:span><text:span text:style-name="T2782">type</text:span><text:span text:style-name="T2783">=</text:span><text:span text:style-name="T2784">"urlDefinition"</text:span><text:span text:style-name="T2785">/&gt;</text:span></text:p>
      <text:p text:style-name="Standard"><text:span text:style-name="T2786"><text:tab/></text:span><text:span text:style-name="T2787">&lt;!-- --&gt;</text:span></text:p>
      <text:p text:style-name="Standard"><text:span text:style-name="T2788"><text:tab/></text:span><text:span text:style-name="T2789">&lt;</text:span><text:span text:style-name="T2790">xs:complexType</text:span><text:span text:style-name="T2791"><text:s/></text:span><text:span text:style-name="T2792">name</text:span><text:span text:style-name="T2793">=</text:span><text:span text:style-name="T2794">"urlDefinition"</text:span><text:span text:style-name="T2795">&gt;</text:span></text:p>
      <text:p text:style-name="Standard"><text:span text:style-name="T2796"><text:tab/></text:span><text:span text:style-name="T2797"><text:tab/></text:span><text:span text:style-name="T2798">&lt;</text:span><text:span text:style-name="T2799">xs:simpleContent</text:span><text:span text:style-name="T2800">&gt;</text:span></text:p>
      <text:p text:style-name="Standard"><text:span text:style-name="T2801"><text:tab/></text:span><text:span text:style-name="T2802"><text:tab/></text:span><text:span text:style-name="T2803"><text:tab/></text:span><text:span text:style-name="T2804">&lt;</text:span><text:span text:style-name="T2805">xs:extension</text:span><text:span text:style-name="T2806"><text:s/></text:span><text:span text:style-name="T2807">base</text:span><text:span text:style-name="T2808">=</text:span><text:span text:style-name="T2809">"xs:anyURI"</text:span><text:span text:style-name="T2810">&gt;</text:span></text:p>
      <text:p text:style-name="Standard"><text:span text:style-name="T2811"><text:tab/></text:span><text:span text:style-name="T2812"><text:tab/></text:span><text:span text:style-name="T2813"><text:tab/></text:span><text:span text:style-name="T2814"><text:tab/></text:span><text:span text:style-name="T2815">&lt;</text:span><text:span text:style-name="T2816">xs:attribute</text:span><text:span text:style-name="T2817"><text:s/></text:span><text:span text:style-name="T2818">name</text:span><text:span text:style-name="T2819">=</text:span><text:span text:style-name="T2820">"dateLastAccessed"</text:span><text:span text:style-name="T2821"><text:s/></text:span><text:span text:style-name="T2822">type</text:span><text:span text:style-name="T2823">=</text:span><text:span text:style-name="T2824">"xs:string"</text:span><text:span text:style-name="T2825">/&gt;</text:span></text:p>
      <text:p text:style-name="Standard"><text:span text:style-name="T2826"><text:tab/></text:span><text:span text:style-name="T2827"><text:tab/></text:span><text:span text:style-name="T2828"><text:tab/></text:span><text:span text:style-name="T2829"><text:tab/></text:span><text:span text:style-name="T2830">&lt;</text:span><text:span text:style-name="T2831">xs:attribute</text:span><text:span text:style-name="T2832"><text:s/></text:span><text:span text:style-name="T2833">name</text:span><text:span text:style-name="T2834">=</text:span><text:span text:style-name="T2835">"displayLabel"</text:span><text:span text:style-name="T2836"><text:s/></text:span><text:span text:style-name="T2837">type</text:span><text:span text:style-name="T2838">=</text:span><text:span text:style-name="T2839">"xs:string"</text:span><text:span text:style-name="T2840">/&gt;</text:span></text:p>
      <text:p text:style-name="Standard"><text:span text:style-name="T2841"><text:tab/></text:span><text:span text:style-name="T2842"><text:tab/></text:span><text:span text:style-name="T2843"><text:tab/></text:span><text:span text:style-name="T2844"><text:tab/></text:span><text:span text:style-name="T2845">&lt;</text:span><text:span text:style-name="T2846">xs:attribute</text:span><text:span text:style-name="T2847"><text:s/></text:span><text:span text:style-name="T2848">name</text:span><text:span text:style-name="T2849">=</text:span><text:span text:style-name="T2850">"note"</text:span><text:span text:style-name="T2851"><text:s/></text:span><text:span text:style-name="T2852">type</text:span><text:span text:style-name="T2853">=</text:span><text:span text:style-name="T2854">"xs:string"</text:span><text:span text:style-name="T2855">/&gt;</text:span></text:p>
      <text:p text:style-name="Standard"><text:span text:style-name="T2856"><text:tab/></text:span><text:span text:style-name="T2857"><text:tab/></text:span><text:span text:style-name="T2858"><text:tab/></text:span><text:span text:style-name="T2859"><text:tab/></text:span><text:span text:style-name="T2860">&lt;</text:span><text:span text:style-name="T2861">xs:attribute</text:span><text:span text:style-name="T2862"><text:s/></text:span><text:span text:style-name="T2863">name</text:span><text:span text:style-name="T2864">=</text:span><text:span text:style-name="T2865">"access"</text:span><text:span text:style-name="T2866">&gt;</text:span></text:p>
      <text:p text:style-name="Standard"><text:span text:style-name="T2867"><text:tab/></text:span><text:span text:style-name="T2868"><text:tab/></text:span><text:span text:style-name="T2869"><text:tab/></text:span><text:span text:style-name="T2870"><text:tab/></text:span><text:span text:style-name="T2871"><text:tab/></text:span><text:span text:style-name="T2872">&lt;</text:span><text:span text:style-name="T2873">xs:simpleType</text:span><text:span text:style-name="T2874">&gt;</text:span></text:p>
      <text:p text:style-name="Standard"><text:span text:style-name="T2875"><text:tab/></text:span><text:span text:style-name="T2876"><text:tab/></text:span><text:span text:style-name="T2877"><text:tab/></text:span><text:span text:style-name="T2878"><text:tab/></text:span><text:span text:style-name="T2879"><text:tab/></text:span><text:span text:style-name="T2880"><text:tab/></text:span><text:span text:style-name="T2881">&lt;</text:span><text:span text:style-name="T2882">xs:restriction</text:span><text:span text:style-name="T2883"><text:s/></text:span><text:span text:style-name="T2884">base</text:span><text:span text:style-name="T2885">=</text:span><text:span text:style-name="T2886">"xs:string"</text:span><text:span text:style-name="T2887">&gt;</text:span></text:p>
      <text:p text:style-name="Standard"><text:span text:style-name="T2888"><text:tab/></text:span><text:span text:style-name="T2889"><text:tab/></text:span><text:span text:style-name="T2890"><text:tab/></text:span><text:span text:style-name="T2891"><text:tab/></text:span><text:span text:style-name="T2892"><text:tab/></text:span><text:span text:style-name="T2893"><text:tab/></text:span><text:span text:style-name="T2894"><text:tab/></text:span><text:span text:style-name="T2895">&lt;</text:span><text:span text:style-name="T2896">xs:enumeration</text:span><text:span text:style-name="T2897"><text:s/></text:span><text:span text:style-name="T2898">value</text:span><text:span text:style-name="T2899">=</text:span><text:span text:style-name="T2900">"preview"</text:span><text:span text:style-name="T2901">/&gt;</text:span></text:p>
      <text:p text:style-name="Standard"><text:span text:style-name="T2902"><text:tab/></text:span><text:span text:style-name="T2903"><text:tab/></text:span><text:span text:style-name="T2904"><text:tab/></text:span><text:span text:style-name="T2905"><text:tab/></text:span><text:span text:style-name="T2906"><text:tab/></text:span><text:span text:style-name="T2907"><text:tab/></text:span><text:span text:style-name="T2908"><text:tab/></text:span><text:span text:style-name="T2909">&lt;</text:span><text:span text:style-name="T2910">xs:enumeration</text:span><text:span text:style-name="T2911"><text:s/></text:span><text:span text:style-name="T2912">value</text:span><text:span text:style-name="T2913">=</text:span><text:span text:style-name="T2914">"raw object"</text:span><text:span text:style-name="T2915">/&gt;</text:span></text:p>
      <text:p text:style-name="Standard"><text:span text:style-name="T2916"><text:tab/></text:span><text:span text:style-name="T2917"><text:tab/></text:span><text:span text:style-name="T2918"><text:tab/></text:span><text:span text:style-name="T2919"><text:tab/></text:span><text:span text:style-name="T2920"><text:tab/></text:span><text:span text:style-name="T2921"><text:tab/></text:span><text:span text:style-name="T2922"><text:tab/></text:span><text:span text:style-name="T2923">&lt;</text:span><text:span text:style-name="T2924">xs:enumeration</text:span><text:span text:style-name="T2925"><text:s/></text:span><text:span text:style-name="T2926">value</text:span><text:span text:style-name="T2927">=</text:span><text:span text:style-name="T2928">"object in context"</text:span><text:span text:style-name="T2929">/&gt;</text:span></text:p>
      <text:p text:style-name="Standard"><text:span text:style-name="T2930"><text:tab/></text:span><text:span text:style-name="T2931"><text:tab/></text:span><text:span text:style-name="T2932"><text:tab/></text:span><text:span text:style-name="T2933"><text:tab/></text:span><text:span text:style-name="T2934"><text:tab/></text:span><text:span text:style-name="T2935"><text:tab/></text:span><text:span text:style-name="T2936">&lt;/</text:span><text:span text:style-name="T2937">xs:restriction</text:span><text:span text:style-name="T2938">&gt;</text:span></text:p>
      <text:p text:style-name="Standard"><text:span text:style-name="T2939"><text:tab/></text:span><text:span text:style-name="T2940"><text:tab/></text:span><text:span text:style-name="T2941"><text:tab/></text:span><text:span text:style-name="T2942"><text:tab/></text:span><text:span text:style-name="T2943"><text:tab/></text:span><text:span text:style-name="T2944">&lt;/</text:span><text:span text:style-name="T2945">xs:simpleType</text:span><text:span text:style-name="T2946">&gt;</text:span></text:p>
      <text:p text:style-name="Standard"><text:span text:style-name="T2947"><text:tab/></text:span><text:span text:style-name="T2948"><text:tab/></text:span><text:span text:style-name="T2949"><text:tab/></text:span><text:span text:style-name="T2950"><text:tab/></text:span><text:span text:style-name="T2951">&lt;/</text:span><text:span text:style-name="T2952">xs:attribute</text:span><text:span text:style-name="T2953">&gt;</text:span></text:p>
      <text:p text:style-name="Standard"><text:span text:style-name="T2954"><text:tab/></text:span><text:span text:style-name="T2955"><text:tab/></text:span><text:span text:style-name="T2956"><text:tab/></text:span><text:span text:style-name="T2957"><text:tab/></text:span><text:span text:style-name="T2958">&lt;</text:span><text:span text:style-name="T2959">xs:attribute</text:span><text:span text:style-name="T2960"><text:s/></text:span><text:span text:style-name="T2961">name</text:span><text:span text:style-name="T2962">=</text:span><text:span text:style-name="T2963">"usage"</text:span><text:span text:style-name="T2964">&gt;</text:span></text:p>
      <text:p text:style-name="Standard"><text:span text:style-name="T2965"><text:tab/></text:span><text:span text:style-name="T2966"><text:tab/></text:span><text:span text:style-name="T2967"><text:tab/></text:span><text:span text:style-name="T2968"><text:tab/></text:span><text:span text:style-name="T2969"><text:tab/></text:span><text:span text:style-name="T2970">&lt;</text:span><text:span text:style-name="T2971">xs:simpleType</text:span><text:span text:style-name="T2972">&gt;</text:span></text:p>
      <text:p text:style-name="Standard"><text:span text:style-name="T2973"><text:tab/></text:span><text:span text:style-name="T2974"><text:tab/></text:span><text:span text:style-name="T2975"><text:tab/></text:span><text:span text:style-name="T2976"><text:tab/></text:span><text:span text:style-name="T2977"><text:tab/></text:span><text:span text:style-name="T2978"><text:tab/></text:span><text:span text:style-name="T2979">&lt;</text:span><text:span text:style-name="T2980">xs:restriction</text:span><text:span text:style-name="T2981"><text:s/></text:span><text:span text:style-name="T2982">base</text:span><text:span text:style-name="T2983">=</text:span><text:span text:style-name="T2984">"xs:string"</text:span><text:span text:style-name="T2985">&gt;</text:span></text:p>
      <text:p text:style-name="Standard"><text:span text:style-name="T2986"><text:tab/></text:span><text:span text:style-name="T2987"><text:tab/></text:span><text:span text:style-name="T2988"><text:tab/></text:span><text:span text:style-name="T2989"><text:tab/></text:span><text:span text:style-name="T2990"><text:tab/></text:span><text:span text:style-name="T2991"><text:tab/></text:span><text:span text:style-name="T2992"><text:tab/></text:span><text:span text:style-name="T2993">&lt;</text:span><text:span text:style-name="T2994">xs:enumeration</text:span><text:span text:style-name="T2995"><text:s/></text:span><text:span text:style-name="T2996">value</text:span><text:span text:style-name="T2997">=</text:span><text:span text:style-name="T2998">"primary display"</text:span><text:span text:style-name="T2999">/&gt;</text:span></text:p>
      <text:p text:style-name="Standard"><text:span text:style-name="T3000"><text:tab/></text:span><text:span text:style-name="T3001"><text:tab/></text:span><text:span text:style-name="T3002"><text:tab/></text:span><text:span text:style-name="T3003"><text:tab/></text:span><text:span text:style-name="T3004"><text:tab/></text:span><text:span text:style-name="T3005"><text:tab/></text:span><text:span text:style-name="T3006"><text:tab/></text:span><text:span text:style-name="T3007">&lt;</text:span><text:span text:style-name="T3008">xs:enumeration</text:span><text:span text:style-name="T3009"><text:s/></text:span><text:span text:style-name="T3010">value</text:span><text:span text:style-name="T3011">=</text:span><text:span text:style-name="T3012">"primary"</text:span><text:span text:style-name="T3013">/&gt;</text:span></text:p>
      <text:p text:style-name="Standard"><text:span text:style-name="T3014"><text:tab/></text:span><text:span text:style-name="T3015"><text:tab/></text:span><text:span text:style-name="T3016"><text:tab/></text:span><text:span text:style-name="T3017"><text:tab/></text:span><text:span text:style-name="T3018"><text:tab/></text:span><text:span text:style-name="T3019"><text:tab/></text:span><text:span text:style-name="T3020">&lt;/</text:span><text:span text:style-name="T3021">xs:restriction</text:span><text:span text:style-name="T3022">&gt;</text:span></text:p>
      <text:p text:style-name="Standard"><text:span text:style-name="T3023"><text:tab/></text:span><text:span text:style-name="T3024"><text:tab/></text:span><text:span text:style-name="T3025"><text:tab/></text:span><text:span text:style-name="T3026"><text:tab/></text:span><text:span text:style-name="T3027"><text:tab/></text:span><text:span text:style-name="T3028">&lt;/</text:span><text:span text:style-name="T3029">xs:simpleType</text:span><text:span text:style-name="T3030">&gt;</text:span></text:p>
      <text:p text:style-name="Standard"><text:span text:style-name="T3031"><text:tab/></text:span><text:span text:style-name="T3032"><text:tab/></text:span><text:span text:style-name="T3033"><text:tab/></text:span><text:span text:style-name="T3034"><text:tab/></text:span><text:span text:style-name="T3035">&lt;/</text:span><text:span text:style-name="T3036">xs:attribute</text:span><text:span text:style-name="T3037">&gt;</text:span></text:p>
      <text:p text:style-name="Standard"><text:span text:style-name="T3038"><text:tab/></text:span><text:span text:style-name="T3039"><text:tab/></text:span><text:span text:style-name="T3040"><text:tab/></text:span><text:span text:style-name="T3041">&lt;/</text:span><text:span text:style-name="T3042">xs:extension</text:span><text:span text:style-name="T3043">&gt;</text:span></text:p>
      <text:p text:style-name="Standard"><text:span text:style-name="T3044"><text:tab/></text:span><text:span text:style-name="T3045"><text:tab/></text:span><text:span text:style-name="T3046">&lt;/</text:span><text:span text:style-name="T3047">xs:simpleContent</text:span><text:span text:style-name="T3048">&gt;</text:span></text:p>
      <text:p text:style-name="Standard"><text:span text:style-name="T3049"><text:tab/></text:span><text:span text:style-name="T3050">&lt;/</text:span><text:span text:style-name="T3051">xs:complexType</text:span><text:span text:style-name="T3052">&gt;</text:span></text:p>
      <text:p text:style-name="Standard"><text:span text:style-name="T3053"><text:tab/></text:span><text:span text:style-name="T3054">&lt;!-- --&gt;</text:span></text:p>
      <text:p text:style-name="Standard"><text:span text:style-name="T3055"><text:tab/></text:span><text:span text:style-name="T3056">&lt;</text:span><text:span text:style-name="T3057">xs:element</text:span><text:span text:style-name="T3058"><text:s/></text:span><text:span text:style-name="T3059">name</text:span><text:span text:style-name="T3060">=</text:span><text:span text:style-name="T3061">"holdingExternal"</text:span><text:span text:style-name="T3062"><text:s/></text:span><text:span text:style-name="T3063">type</text:span><text:span text:style-name="T3064">=</text:span><text:span text:style-name="T3065">"extensionDefinition"</text:span><text:span text:style-name="T3066">/&gt;</text:span></text:p>
      <text:p text:style-name="Standard"><text:span text:style-name="T3067"><text:tab/></text:span><text:span text:style-name="T3068">&lt;!--</text:span></text:p>
      <text:p text:style-name="P3069">****************************************************</text:p>
      <text:p text:style-name="P3070">* <text:s text:c="2"/>Top Level Element &lt;name&gt; <text:s text:c="16"/>*</text:p>
      <text:p text:style-name="P3071">***************************************************** <text:s text:c="8"/></text:p>
      <text:p text:style-name="P3072">--&gt;</text:p>
      <text:p text:style-name="Standard"><text:span text:style-name="T3073"><text:tab/></text:span><text:span text:style-name="T3074">&lt;</text:span><text:span text:style-name="T3075">xs:element</text:span><text:span text:style-name="T3076"><text:s/></text:span><text:span text:style-name="T3077">name</text:span><text:span text:style-name="T3078">=</text:span><text:span text:style-name="T3079">"name"</text:span><text:span text:style-name="T3080"><text:s/></text:span><text:span text:style-name="T3081">type</text:span><text:span text:style-name="T3082">=</text:span><text:span text:style-name="T3083">"nameDefinition"</text:span><text:span text:style-name="T3084">/&gt;</text:span></text:p>
      <text:p text:style-name="Standard"><text:span text:style-name="T3085"><text:tab/></text:span><text:span text:style-name="T3086">&lt;!-- --&gt;</text:span></text:p>
      <text:p text:style-name="Standard"><text:span text:style-name="T3087"><text:tab/></text:span><text:span text:style-name="T3088">&lt;</text:span><text:span text:style-name="T3089">xs:complexType</text:span><text:span text:style-name="T3090"><text:s/></text:span><text:span text:style-name="T3091">name</text:span><text:span text:style-name="T3092">=</text:span><text:span text:style-name="T3093">"nameDefinition"</text:span><text:span text:style-name="T3094">&gt;</text:span></text:p>
      <text:p text:style-name="Standard"><text:span text:style-name="T3095"><text:tab/></text:span><text:span text:style-name="T3096"><text:tab/></text:span><text:span text:style-name="T3097">&lt;</text:span><text:span text:style-name="T3098">xs:choice</text:span><text:span text:style-name="T3099">&gt;</text:span></text:p>
      <text:p text:style-name="P3100"><text:tab/><text:tab/><text:tab/></text:p>
      <text:p text:style-name="Standard"><text:span text:style-name="T3101"><text:tab/></text:span><text:span text:style-name="T3102"><text:tab/></text:span><text:span text:style-name="T3103"><text:tab/></text:span><text:span text:style-name="T3104">&lt;!-- this choice give two ways to do this. <text:s/></text:span></text:p>
      <text:p text:style-name="P3105"><text:tab/><text:tab/><text:tab/><text:tab/>The second way allows the element &lt;etal&gt;, <text:s/>to express "et. al."</text:p>
      <text:p text:style-name="P3106"/>
      <text:p text:style-name="P3107">Choice one. WITHOUT &lt;etal&gt;.</text:p>
      <text:p text:style-name="P3108">--&gt;</text:p>
      <text:p text:style-name="Standard"><text:span text:style-name="T3109"><text:tab/></text:span><text:span text:style-name="T3110"><text:tab/></text:span><text:span text:style-name="T3111"><text:tab/></text:span><text:span text:style-name="T3112">&lt;</text:span><text:span text:style-name="T3113">xs:choice</text:span><text:span text:style-name="T3114"><text:s/></text:span><text:span text:style-name="T3115">minOccurs</text:span><text:span text:style-name="T3116">=</text:span><text:span text:style-name="T3117">"0"</text:span><text:span text:style-name="T3118"><text:s/></text:span><text:span text:style-name="T3119">maxOccurs</text:span><text:span text:style-name="T3120">=</text:span><text:span text:style-name="T3121">"unbounded"</text:span><text:span text:style-name="T3122">&gt;</text:span></text:p>
      <text:p text:style-name="Standard"><text:span text:style-name="T3123"><text:tab/></text:span><text:span text:style-name="T3124"><text:tab/></text:span><text:span text:style-name="T3125"><text:tab/></text:span><text:span text:style-name="T3126"><text:tab/></text:span><text:span text:style-name="T3127">&lt;</text:span><text:span text:style-name="T3128">xs:element</text:span><text:span text:style-name="T3129"><text:s/></text:span><text:span text:style-name="T3130">ref</text:span><text:span text:style-name="T3131">=</text:span><text:span text:style-name="T3132">"namePart"</text:span><text:span text:style-name="T3133">/&gt;</text:span></text:p>
      <text:p text:style-name="Standard"><text:span text:style-name="T3134"><text:tab/></text:span><text:span text:style-name="T3135"><text:tab/></text:span><text:span text:style-name="T3136"><text:tab/></text:span><text:span text:style-name="T3137"><text:tab/></text:span><text:span text:style-name="T3138">&lt;</text:span><text:span text:style-name="T3139">xs:element</text:span><text:span text:style-name="T3140"><text:s/></text:span><text:span text:style-name="T3141">ref</text:span><text:span text:style-name="T3142">=</text:span><text:span text:style-name="T3143">"displayForm"</text:span><text:span text:style-name="T3144">/&gt;</text:span></text:p>
      <text:p text:style-name="Standard"><text:span text:style-name="T3145"><text:tab/></text:span><text:span text:style-name="T3146"><text:tab/></text:span><text:span text:style-name="T3147"><text:tab/></text:span><text:span text:style-name="T3148"><text:tab/></text:span><text:span text:style-name="T3149">&lt;</text:span><text:span text:style-name="T3150">xs:element</text:span><text:span text:style-name="T3151"><text:s/></text:span><text:span text:style-name="T3152">ref</text:span><text:span text:style-name="T3153">=</text:span><text:span text:style-name="T3154">"affiliation"</text:span><text:span text:style-name="T3155">/&gt;</text:span></text:p>
      <text:p text:style-name="Standard"><text:span text:style-name="T3156"><text:tab/></text:span><text:span text:style-name="T3157"><text:tab/></text:span><text:span text:style-name="T3158"><text:tab/></text:span><text:span text:style-name="T3159"><text:tab/></text:span><text:span text:style-name="T3160">&lt;</text:span><text:span text:style-name="T3161">xs:element</text:span><text:span text:style-name="T3162"><text:s/></text:span><text:span text:style-name="T3163">ref</text:span><text:span text:style-name="T3164">=</text:span><text:span text:style-name="T3165">"role"</text:span><text:span text:style-name="T3166">/&gt;</text:span></text:p>
      <text:p text:style-name="Standard"><text:span text:style-name="T3167"><text:tab/></text:span><text:span text:style-name="T3168"><text:tab/></text:span><text:span text:style-name="T3169"><text:tab/></text:span><text:span text:style-name="T3170"><text:tab/></text:span><text:span text:style-name="T3171">&lt;</text:span><text:span text:style-name="T3172">xs:element</text:span><text:span text:style-name="T3173"><text:s/></text:span><text:span text:style-name="T3174">ref</text:span><text:span text:style-name="T3175">=</text:span><text:span text:style-name="T3176">"description"</text:span><text:span text:style-name="T3177">/&gt;</text:span></text:p>
      <text:p text:style-name="Standard"><text:span text:style-name="T3178"><text:tab/></text:span><text:span text:style-name="T3179"><text:tab/></text:span><text:span text:style-name="T3180"><text:tab/></text:span><text:span text:style-name="T3181">&lt;!--</text:span></text:p>
      <text:p text:style-name="P3182"><text:tab/><text:tab/><text:tab/><text:tab/>the following element, &lt;nameIdentifier&gt;, is introduced in version 3.6,</text:p>
      <text:p text:style-name="P3183"><text:tab/><text:tab/><text:tab/><text:tab/>to allow the inclusion of an identifier for the object named by this &lt;name&gt;.</text:p>
      <text:p text:style-name="P3184"><text:tab/><text:tab/><text:tab/><text:tab/>It is typed as "indentifierDefinition", the same definition that</text:p>
      <text:p text:style-name="P3185"><text:tab/><text:tab/><text:tab/><text:tab/>top-level element &lt;identifier&gt; uses.</text:p>
      <text:p text:style-name="P3186"><text:tab/><text:tab/><text:tab/><text:tab/>--&gt;</text:p>
      <text:p text:style-name="Standard"><text:span text:style-name="T3187"><text:tab/></text:span><text:span text:style-name="T3188"><text:tab/></text:span><text:span text:style-name="T3189"><text:tab/></text:span><text:span text:style-name="T3190"><text:tab/></text:span><text:span text:style-name="T3191">&lt;</text:span><text:span text:style-name="T3192">xs:element</text:span><text:span text:style-name="T3193"><text:s/></text:span><text:span text:style-name="T3194">ref</text:span><text:span text:style-name="T3195">=</text:span><text:span text:style-name="T3196">"nameIdentifier"</text:span><text:span text:style-name="T3197">/&gt;</text:span></text:p>
      <text:p text:style-name="Standard"><text:span text:style-name="T3198"><text:tab/></text:span><text:span text:style-name="T3199"><text:tab/></text:span><text:span text:style-name="T3200">&lt;!-- <text:s text:c="2"/>--&gt;</text:span><text:span text:style-name="T3201"><text:tab/></text:span><text:span text:style-name="T3202"><text:tab/></text:span></text:p>
      <text:p text:style-name="Standard"><text:span text:style-name="T3203"><text:tab/></text:span><text:span text:style-name="T3204"><text:tab/></text:span><text:span text:style-name="T3205"><text:tab/></text:span><text:span text:style-name="T3206">&lt;/</text:span><text:span text:style-name="T3207">xs:choice</text:span><text:span text:style-name="T3208">&gt;</text:span></text:p>
      <text:p text:style-name="Standard"><text:span text:style-name="T3209"><text:tab/></text:span><text:span text:style-name="T3210"><text:tab/></text:span><text:span text:style-name="T3211"><text:tab/></text:span><text:span text:style-name="T3212">&lt;!--</text:span></text:p>
      <text:p text:style-name="P3213">Choice two.<text:tab/>With &lt;etal&gt;.</text:p>
      <text:p text:style-name="P3214"><text:s text:c="15"/>The presence of &lt;etal&gt; indicates that there are names that cannot</text:p>
      <text:p text:style-name="P3215"><text:s text:c="15"/>be explicitily included. It may be empty, or it may have simple content</text:p>
      <text:p text:style-name="P3216"><text:s text:c="15"/>- e.g. &lt;etal&gt;et al.&lt;/etal&gt;. <text:s/>In the latter case the content is what is</text:p>
      <text:p text:style-name="P3217"><text:s text:c="15"/>suggested for display.</text:p>
      <text:p text:style-name="P3218"><text:s text:c="15"/>When &lt;etal&gt; occurs:</text:p>
      <text:p text:style-name="P3219"><text:s text:c="18"/>- &lt;namePart&gt;, &lt;displayForm&gt;, and &lt;identifier&gt; MAY NOT occur;</text:p>
      <text:p text:style-name="P3220"><text:s text:c="18"/>- &lt;affiliation&gt;, &lt;role&gt;, &lt;description&gt; <text:s text:c="2"/>MAY occur (but are NOT repeatable).</text:p>
      <text:p text:style-name="P3221"><text:s text:c="14"/>&lt;etal&gt; is not repeatable within a given &lt;name&gt;, however there may be</text:p>
      <text:p text:style-name="P3222"><text:s text:c="14"/>mutilple &lt;etal&gt; elements, each within in a separate &lt;name&gt; element.</text:p>
      <text:p text:style-name="P3223">--&gt;</text:p>
      <text:p text:style-name="Standard"><text:span text:style-name="T3224"><text:tab/></text:span><text:span text:style-name="T3225"><text:tab/></text:span><text:span text:style-name="T3226"><text:tab/></text:span><text:span text:style-name="T3227">&lt;</text:span><text:span text:style-name="T3228">xs:sequence</text:span><text:span text:style-name="T3229">&gt;</text:span></text:p>
      <text:p text:style-name="Standard"><text:span text:style-name="T3230"><text:tab/></text:span><text:span text:style-name="T3231"><text:tab/></text:span><text:span text:style-name="T3232"><text:tab/></text:span><text:span text:style-name="T3233"><text:tab/></text:span><text:span text:style-name="T3234">&lt;!-- <text:s text:c="2"/></text:span></text:p>
      <text:p text:style-name="P3235"><text:s text:c="13"/>&lt;etal&gt; is mandatory, nonrepeatable, and must occur first.</text:p>
      <text:p text:style-name="P3236"><text:s text:c="12"/>After that &lt;affiliation&gt;, &lt;role&gt;, and &lt;description&gt; may occur, in any order or number.</text:p>
      <text:p text:style-name="P3237"><text:s text:c="12"/>&lt;nameIdentifier&gt; is not used with &lt;etal&gt;</text:p>
      <text:p text:style-name="P3238">--&gt;</text:p>
      <text:p text:style-name="Standard"><text:span text:style-name="T3239"><text:tab/></text:span><text:span text:style-name="T3240"><text:tab/></text:span><text:span text:style-name="T3241"><text:tab/></text:span><text:span text:style-name="T3242"><text:tab/></text:span><text:span text:style-name="T3243">&lt;</text:span><text:span text:style-name="T3244">xs:element</text:span><text:span text:style-name="T3245"><text:s/></text:span><text:span text:style-name="T3246">ref</text:span><text:span text:style-name="T3247">=</text:span><text:span text:style-name="T3248">"etal"</text:span><text:span text:style-name="T3249">/&gt;</text:span></text:p>
      <text:p text:style-name="Standard"><text:span text:style-name="T3250"><text:tab/></text:span><text:span text:style-name="T3251"><text:tab/></text:span><text:span text:style-name="T3252"><text:tab/></text:span><text:span text:style-name="T3253"><text:tab/></text:span><text:span text:style-name="T3254">&lt;</text:span><text:span text:style-name="T3255">xs:choice</text:span><text:span text:style-name="T3256"><text:s/></text:span><text:span text:style-name="T3257">minOccurs</text:span><text:span text:style-name="T3258">=</text:span><text:span text:style-name="T3259">"0"</text:span><text:span text:style-name="T3260"><text:s/></text:span><text:span text:style-name="T3261">maxOccurs</text:span><text:span text:style-name="T3262">=</text:span><text:span text:style-name="T3263">"unbounded"</text:span><text:span text:style-name="T3264">&gt;</text:span></text:p>
      <text:p text:style-name="Standard"><text:span text:style-name="T3265"><text:tab/></text:span><text:span text:style-name="T3266"><text:tab/></text:span><text:span text:style-name="T3267"><text:tab/></text:span><text:span text:style-name="T3268"><text:tab/></text:span><text:span text:style-name="T3269"><text:tab/></text:span><text:span text:style-name="T3270">&lt;</text:span><text:span text:style-name="T3271">xs:element</text:span><text:span text:style-name="T3272"><text:s/></text:span><text:span text:style-name="T3273">ref</text:span><text:span text:style-name="T3274">=</text:span><text:span text:style-name="T3275">"affiliation"</text:span><text:span text:style-name="T3276">/&gt;</text:span></text:p>
      <text:p text:style-name="Standard"><text:span text:style-name="T3277"><text:tab/></text:span><text:span text:style-name="T3278"><text:tab/></text:span><text:span text:style-name="T3279"><text:tab/></text:span><text:span text:style-name="T3280"><text:tab/></text:span><text:span text:style-name="T3281"><text:tab/></text:span><text:span text:style-name="T3282">&lt;</text:span><text:span text:style-name="T3283">xs:element</text:span><text:span text:style-name="T3284"><text:s/></text:span><text:span text:style-name="T3285">ref</text:span><text:span text:style-name="T3286">=</text:span><text:span text:style-name="T3287">"role"</text:span><text:span text:style-name="T3288">/&gt;</text:span></text:p>
      <text:p text:style-name="Standard"><text:span text:style-name="T3289"><text:tab/></text:span><text:span text:style-name="T3290"><text:tab/></text:span><text:span text:style-name="T3291"><text:tab/></text:span><text:span text:style-name="T3292"><text:tab/></text:span><text:span text:style-name="T3293"><text:tab/></text:span><text:span text:style-name="T3294">&lt;</text:span><text:span text:style-name="T3295">xs:element</text:span><text:span text:style-name="T3296"><text:s/></text:span><text:span text:style-name="T3297">ref</text:span><text:span text:style-name="T3298">=</text:span><text:span text:style-name="T3299">"description"</text:span><text:span text:style-name="T3300">/&gt;</text:span></text:p>
      <text:p text:style-name="Standard"><text:span text:style-name="T3301"><text:tab/></text:span><text:span text:style-name="T3302"><text:tab/></text:span><text:span text:style-name="T3303"><text:tab/></text:span><text:span text:style-name="T3304"><text:tab/></text:span><text:span text:style-name="T3305">&lt;/</text:span><text:span text:style-name="T3306">xs:choice</text:span><text:span text:style-name="T3307">&gt;</text:span></text:p>
      <text:p text:style-name="Standard"><text:span text:style-name="T3308"><text:tab/></text:span><text:span text:style-name="T3309"><text:tab/></text:span><text:span text:style-name="T3310"><text:tab/></text:span><text:span text:style-name="T3311">&lt;/</text:span><text:span text:style-name="T3312">xs:sequence</text:span><text:span text:style-name="T3313">&gt;</text:span></text:p>
      <text:p text:style-name="Standard"><text:span text:style-name="T3314"><text:tab/></text:span><text:span text:style-name="T3315"><text:tab/></text:span><text:span text:style-name="T3316"><text:tab/></text:span><text:span text:style-name="T3317">&lt;!-- --&gt;</text:span></text:p>
      <text:p text:style-name="Standard"><text:span text:style-name="T3318"><text:tab/></text:span><text:span text:style-name="T3319"><text:tab/></text:span><text:span text:style-name="T3320">&lt;/</text:span><text:span text:style-name="T3321">xs:choice</text:span><text:span text:style-name="T3322">&gt;</text:span></text:p>
      <text:p text:style-name="Standard"><text:span text:style-name="T3323"><text:tab/></text:span><text:span text:style-name="T3324"><text:tab/></text:span><text:span text:style-name="T3325">&lt;</text:span><text:span text:style-name="T3326">xs:attribute</text:span><text:span text:style-name="T3327"><text:s/></text:span><text:span text:style-name="T3328">name</text:span><text:span text:style-name="T3329">=</text:span><text:span text:style-name="T3330">"ID"</text:span><text:span text:style-name="T3331"><text:s/></text:span><text:span text:style-name="T3332">type</text:span><text:span text:style-name="T3333">=</text:span><text:span text:style-name="T3334">"xs:ID"</text:span><text:span text:style-name="T3335">/&gt;</text:span></text:p>
      <text:p text:style-name="Standard"><text:span text:style-name="T3336"><text:tab/></text:span><text:span text:style-name="T3337"><text:tab/></text:span><text:span text:style-name="T3338">&lt;</text:span><text:span text:style-name="T3339">xs:attributeGroup</text:span><text:span text:style-name="T3340"><text:s/></text:span><text:span text:style-name="T3341">ref</text:span><text:span text:style-name="T3342">=</text:span><text:span text:style-name="T3343">"authorityAttributeGroup"</text:span><text:span text:style-name="T3344">/&gt;</text:span></text:p>
      <text:p text:style-name="Standard"><text:span text:style-name="T3345"><text:tab/></text:span><text:span text:style-name="T3346"><text:tab/></text:span><text:span text:style-name="T3347">&lt;</text:span><text:span text:style-name="T3348">xs:attributeGroup</text:span><text:span text:style-name="T3349"><text:s/></text:span><text:span text:style-name="T3350">ref</text:span><text:span text:style-name="T3351">=</text:span><text:span text:style-name="T3352">"xlink:simpleLink"</text:span><text:span text:style-name="T3353">/&gt;</text:span></text:p>
      <text:p text:style-name="Standard"><text:span text:style-name="T3354"><text:tab/></text:span><text:span text:style-name="T3355"><text:tab/></text:span><text:span text:style-name="T3356">&lt;</text:span><text:span text:style-name="T3357">xs:attributeGroup</text:span><text:span text:style-name="T3358"><text:s/></text:span><text:span text:style-name="T3359">ref</text:span><text:span text:style-name="T3360">=</text:span><text:span text:style-name="T3361">"languageAttributeGroup"</text:span><text:span text:style-name="T3362">/&gt;</text:span></text:p>
      <text:p text:style-name="Standard"><text:span text:style-name="T3363"><text:tab/></text:span><text:span text:style-name="T3364"><text:tab/></text:span><text:span text:style-name="T3365">&lt;</text:span><text:span text:style-name="T3366">xs:attribute</text:span><text:span text:style-name="T3367"><text:s/></text:span><text:span text:style-name="T3368">name</text:span><text:span text:style-name="T3369">=</text:span><text:span text:style-name="T3370">"displayLabel"</text:span><text:span text:style-name="T3371"><text:s/></text:span><text:span text:style-name="T3372">type</text:span><text:span text:style-name="T3373">=</text:span><text:span text:style-name="T3374">"xs:string"</text:span><text:span text:style-name="T3375">/&gt;</text:span></text:p>
      <text:p text:style-name="Standard"><text:span text:style-name="T3376"><text:tab/></text:span><text:span text:style-name="T3377"><text:tab/></text:span><text:span text:style-name="T3378">&lt;</text:span><text:span text:style-name="T3379">xs:attribute</text:span><text:span text:style-name="T3380"><text:s/></text:span><text:span text:style-name="T3381">name</text:span><text:span text:style-name="T3382">=</text:span><text:span text:style-name="T3383">"altRepGroup"</text:span><text:span text:style-name="T3384"><text:s/></text:span><text:span text:style-name="T3385">type</text:span><text:span text:style-name="T3386">=</text:span><text:span text:style-name="T3387">"xs:string"</text:span><text:span text:style-name="T3388">/&gt;</text:span></text:p>
      <text:p text:style-name="Standard"><text:span text:style-name="T3389"><text:tab/></text:span><text:span text:style-name="T3390"><text:tab/></text:span><text:span text:style-name="T3391">&lt;</text:span><text:span text:style-name="T3392">xs:attribute</text:span><text:span text:style-name="T3393"><text:s/></text:span><text:span text:style-name="T3394">name</text:span><text:span text:style-name="T3395">=</text:span><text:span text:style-name="T3396">"nameTitleGroup"</text:span><text:span text:style-name="T3397"><text:s/></text:span><text:span text:style-name="T3398">type</text:span><text:span text:style-name="T3399">=</text:span><text:span text:style-name="T3400">"xs:string"</text:span><text:span text:style-name="T3401">/&gt;</text:span></text:p>
      <text:p text:style-name="Standard"><text:span text:style-name="T3402"><text:tab/></text:span><text:span text:style-name="T3403"><text:tab/></text:span><text:span text:style-name="T3404">&lt;</text:span><text:span text:style-name="T3405">xs:attribute</text:span><text:span text:style-name="T3406"><text:s/></text:span><text:span text:style-name="T3407">name</text:span><text:span text:style-name="T3408">=</text:span><text:span text:style-name="T3409">"usage"</text:span><text:span text:style-name="T3410"><text:s/></text:span><text:span text:style-name="T3411">fixed</text:span><text:span text:style-name="T3412">=</text:span><text:span text:style-name="T3413">"primary"</text:span><text:span text:style-name="T3414">/&gt;</text:span></text:p>
      <text:p text:style-name="Standard"><text:span text:style-name="T3415"><text:tab/></text:span><text:span text:style-name="T3416"><text:tab/></text:span><text:span text:style-name="T3417">&lt;</text:span><text:span text:style-name="T3418">xs:attribute</text:span><text:span text:style-name="T3419"><text:s/></text:span><text:span text:style-name="T3420">name</text:span><text:span text:style-name="T3421">=</text:span><text:span text:style-name="T3422">"type"</text:span><text:span text:style-name="T3423">&gt;</text:span></text:p>
      <text:p text:style-name="Standard"><text:span text:style-name="T3424"><text:tab/></text:span><text:span text:style-name="T3425"><text:tab/></text:span><text:span text:style-name="T3426"><text:tab/></text:span><text:span text:style-name="T3427">&lt;</text:span><text:span text:style-name="T3428">xs:simpleType</text:span><text:span text:style-name="T3429">&gt;</text:span></text:p>
      <text:p text:style-name="Standard"><text:span text:style-name="T3430"><text:tab/></text:span><text:span text:style-name="T3431"><text:tab/></text:span><text:span text:style-name="T3432"><text:tab/></text:span><text:span text:style-name="T3433"><text:tab/></text:span><text:span text:style-name="T3434">&lt;</text:span><text:span text:style-name="T3435">xs:restriction</text:span><text:span text:style-name="T3436"><text:s/></text:span><text:span text:style-name="T3437">base</text:span><text:span text:style-name="T3438">=</text:span><text:span text:style-name="T3439">"xs:string"</text:span><text:span text:style-name="T3440">&gt;</text:span></text:p>
      <text:p text:style-name="Standard"><text:span text:style-name="T3441"><text:tab/></text:span><text:span text:style-name="T3442"><text:tab/></text:span><text:span text:style-name="T3443"><text:tab/></text:span><text:span text:style-name="T3444"><text:tab/></text:span><text:span text:style-name="T3445"><text:tab/></text:span><text:span text:style-name="T3446">&lt;</text:span><text:span text:style-name="T3447">xs:enumeration</text:span><text:span text:style-name="T3448"><text:s/></text:span><text:span text:style-name="T3449">value</text:span><text:span text:style-name="T3450">=</text:span><text:span text:style-name="T3451">"personal"</text:span><text:span text:style-name="T3452">/&gt;</text:span></text:p>
      <text:p text:style-name="Standard"><text:span text:style-name="T3453"><text:tab/></text:span><text:span text:style-name="T3454"><text:tab/></text:span><text:span text:style-name="T3455"><text:tab/></text:span><text:span text:style-name="T3456"><text:tab/></text:span><text:span text:style-name="T3457"><text:tab/></text:span><text:span text:style-name="T3458">&lt;</text:span><text:span text:style-name="T3459">xs:enumeration</text:span><text:span text:style-name="T3460"><text:s/></text:span><text:span text:style-name="T3461">value</text:span><text:span text:style-name="T3462">=</text:span><text:span text:style-name="T3463">"corporate"</text:span><text:span text:style-name="T3464">/&gt;</text:span></text:p>
      <text:p text:style-name="Standard"><text:span text:style-name="T3465"><text:tab/></text:span><text:span text:style-name="T3466"><text:tab/></text:span><text:span text:style-name="T3467"><text:tab/></text:span><text:span text:style-name="T3468"><text:tab/></text:span><text:span text:style-name="T3469"><text:tab/></text:span><text:span text:style-name="T3470">&lt;</text:span><text:span text:style-name="T3471">xs:enumeration</text:span><text:span text:style-name="T3472"><text:s/></text:span><text:span text:style-name="T3473">value</text:span><text:span text:style-name="T3474">=</text:span><text:span text:style-name="T3475">"conference"</text:span><text:span text:style-name="T3476">/&gt;</text:span></text:p>
      <text:p text:style-name="Standard"><text:span text:style-name="T3477"><text:tab/></text:span><text:span text:style-name="T3478"><text:tab/></text:span><text:span text:style-name="T3479"><text:tab/></text:span><text:span text:style-name="T3480"><text:tab/></text:span><text:span text:style-name="T3481"><text:tab/></text:span><text:span text:style-name="T3482">&lt;</text:span><text:span text:style-name="T3483">xs:enumeration</text:span><text:span text:style-name="T3484"><text:s/></text:span><text:span text:style-name="T3485">value</text:span><text:span text:style-name="T3486">=</text:span><text:span text:style-name="T3487">"family"</text:span><text:span text:style-name="T3488">/&gt;</text:span></text:p>
      <text:p text:style-name="Standard"><text:span text:style-name="T3489"><text:tab/></text:span><text:span text:style-name="T3490"><text:tab/></text:span><text:span text:style-name="T3491"><text:tab/></text:span><text:span text:style-name="T3492"><text:tab/></text:span><text:span text:style-name="T3493">&lt;/</text:span><text:span text:style-name="T3494">xs:restriction</text:span><text:span text:style-name="T3495">&gt;</text:span></text:p>
      <text:p text:style-name="Standard"><text:span text:style-name="T3496"><text:tab/></text:span><text:span text:style-name="T3497"><text:tab/></text:span><text:span text:style-name="T3498"><text:tab/></text:span><text:span text:style-name="T3499">&lt;/</text:span><text:span text:style-name="T3500">xs:simpleType</text:span><text:span text:style-name="T3501">&gt;</text:span></text:p>
      <text:p text:style-name="Standard"><text:span text:style-name="T3502"><text:tab/></text:span><text:span text:style-name="T3503"><text:tab/></text:span><text:span text:style-name="T3504">&lt;/</text:span><text:span text:style-name="T3505">xs:attribute</text:span><text:span text:style-name="T3506">&gt;</text:span></text:p>
      <text:p text:style-name="Standard"><text:span text:style-name="T3507"><text:tab/></text:span><text:span text:style-name="T3508">&lt;/</text:span><text:span text:style-name="T3509">xs:complexType</text:span><text:span text:style-name="T3510">&gt;</text:span></text:p>
      <text:p text:style-name="Standard"><text:span text:style-name="T3511"><text:tab/></text:span><text:span text:style-name="T3512">&lt;!--</text:span></text:p>
      <text:p text:style-name="P3513"/>
      <text:p text:style-name="P3514">******** <text:s text:c="2"/>Subordinate Elements for &lt;name&gt; <text:s text:c="15"/></text:p>
      <text:p text:style-name="P3515"><text:s/>--&gt;</text:p>
      <text:p text:style-name="Standard"><text:span text:style-name="T3516"><text:tab/></text:span><text:span text:style-name="T3517">&lt;!-- namePart--&gt;</text:span></text:p>
      <text:p text:style-name="Standard"><text:span text:style-name="T3518"><text:tab/></text:span><text:span text:style-name="T3519">&lt;</text:span><text:span text:style-name="T3520">xs:element</text:span><text:span text:style-name="T3521"><text:s/></text:span><text:span text:style-name="T3522">name</text:span><text:span text:style-name="T3523">=</text:span><text:span text:style-name="T3524">"namePart"</text:span><text:span text:style-name="T3525"><text:s/></text:span><text:span text:style-name="T3526">type</text:span><text:span text:style-name="T3527">=</text:span><text:span text:style-name="T3528">"namePartDefinition"</text:span><text:span text:style-name="T3529">/&gt;</text:span></text:p>
      <text:p text:style-name="Standard"><text:span text:style-name="T3530"><text:tab/></text:span><text:span text:style-name="T3531">&lt;!-- --&gt;</text:span></text:p>
      <text:p text:style-name="Standard"><text:span text:style-name="T3532"><text:tab/></text:span><text:span text:style-name="T3533">&lt;</text:span><text:span text:style-name="T3534">xs:complexType</text:span><text:span text:style-name="T3535"><text:s/></text:span><text:span text:style-name="T3536">name</text:span><text:span text:style-name="T3537">=</text:span><text:span text:style-name="T3538">"namePartDefinition"</text:span><text:span text:style-name="T3539">&gt;</text:span></text:p>
      <text:p text:style-name="Standard"><text:span text:style-name="T3540"><text:tab/></text:span><text:span text:style-name="T3541"><text:tab/></text:span><text:span text:style-name="T3542">&lt;</text:span><text:span text:style-name="T3543">xs:simpleContent</text:span><text:span text:style-name="T3544">&gt;</text:span></text:p>
      <text:p text:style-name="Standard"><text:span text:style-name="T3545"><text:tab/></text:span><text:span text:style-name="T3546"><text:tab/></text:span><text:span text:style-name="T3547"><text:tab/></text:span><text:span text:style-name="T3548">&lt;</text:span><text:span text:style-name="T3549">xs:extension</text:span><text:span text:style-name="T3550"><text:s/></text:span><text:span text:style-name="T3551">base</text:span><text:span text:style-name="T3552">=</text:span><text:span text:style-name="T3553">"stringPlusLanguage"</text:span><text:span text:style-name="T3554">&gt;</text:span></text:p>
      <text:p text:style-name="Standard"><text:span text:style-name="T3555"><text:tab/></text:span><text:span text:style-name="T3556"><text:tab/></text:span><text:span text:style-name="T3557"><text:tab/></text:span><text:span text:style-name="T3558"><text:tab/></text:span><text:span text:style-name="T3559">&lt;</text:span><text:span text:style-name="T3560">xs:attribute</text:span><text:span text:style-name="T3561"><text:s/></text:span><text:span text:style-name="T3562">name</text:span><text:span text:style-name="T3563">=</text:span><text:span text:style-name="T3564">"type"</text:span><text:span text:style-name="T3565">&gt;</text:span></text:p>
      <text:p text:style-name="Standard"><text:span text:style-name="T3566"><text:tab/></text:span><text:span text:style-name="T3567"><text:tab/></text:span><text:span text:style-name="T3568"><text:tab/></text:span><text:span text:style-name="T3569"><text:tab/></text:span><text:span text:style-name="T3570"><text:tab/></text:span><text:span text:style-name="T3571">&lt;</text:span><text:span text:style-name="T3572">xs:simpleType</text:span><text:span text:style-name="T3573">&gt;</text:span></text:p>
      <text:p text:style-name="Standard"><text:span text:style-name="T3574"><text:tab/></text:span><text:span text:style-name="T3575"><text:tab/></text:span><text:span text:style-name="T3576"><text:tab/></text:span><text:span text:style-name="T3577"><text:tab/></text:span><text:span text:style-name="T3578"><text:tab/></text:span><text:span text:style-name="T3579"><text:tab/></text:span><text:span text:style-name="T3580">&lt;</text:span><text:span text:style-name="T3581">xs:restriction</text:span><text:span text:style-name="T3582"><text:s/></text:span><text:span text:style-name="T3583">base</text:span><text:span text:style-name="T3584">=</text:span><text:span text:style-name="T3585">"xs:string"</text:span><text:span text:style-name="T3586">&gt;</text:span></text:p>
      <text:p text:style-name="Standard"><text:span text:style-name="T3587"><text:tab/></text:span><text:span text:style-name="T3588"><text:tab/></text:span><text:span text:style-name="T3589"><text:tab/></text:span><text:span text:style-name="T3590"><text:tab/></text:span><text:span text:style-name="T3591"><text:tab/></text:span><text:span text:style-name="T3592"><text:tab/></text:span><text:span text:style-name="T3593"><text:tab/></text:span><text:span text:style-name="T3594">&lt;</text:span><text:span text:style-name="T3595">xs:enumeration</text:span><text:span text:style-name="T3596"><text:s/></text:span><text:span text:style-name="T3597">value</text:span><text:span text:style-name="T3598">=</text:span><text:span text:style-name="T3599">"date"</text:span><text:span text:style-name="T3600">/&gt;</text:span></text:p>
      <text:p text:style-name="Standard"><text:span text:style-name="T3601"><text:tab/></text:span><text:span text:style-name="T3602"><text:tab/></text:span><text:span text:style-name="T3603"><text:tab/></text:span><text:span text:style-name="T3604"><text:tab/></text:span><text:span text:style-name="T3605"><text:tab/></text:span><text:span text:style-name="T3606"><text:tab/></text:span><text:span text:style-name="T3607"><text:tab/></text:span><text:span text:style-name="T3608">&lt;</text:span><text:span text:style-name="T3609">xs:enumeration</text:span><text:span text:style-name="T3610"><text:s/></text:span><text:span text:style-name="T3611">value</text:span><text:span text:style-name="T3612">=</text:span><text:span text:style-name="T3613">"family"</text:span><text:span text:style-name="T3614">/&gt;</text:span></text:p>
      <text:p text:style-name="Standard"><text:span text:style-name="T3615"><text:tab/></text:span><text:span text:style-name="T3616"><text:tab/></text:span><text:span text:style-name="T3617"><text:tab/></text:span><text:span text:style-name="T3618"><text:tab/></text:span><text:span text:style-name="T3619"><text:tab/></text:span><text:span text:style-name="T3620"><text:tab/></text:span><text:span text:style-name="T3621"><text:tab/></text:span><text:span text:style-name="T3622">&lt;</text:span><text:span text:style-name="T3623">xs:enumeration</text:span><text:span text:style-name="T3624"><text:s/></text:span><text:span text:style-name="T3625">value</text:span><text:span text:style-name="T3626">=</text:span><text:span text:style-name="T3627">"given"</text:span><text:span text:style-name="T3628">/&gt;</text:span></text:p>
      <text:p text:style-name="Standard"><text:span text:style-name="T3629"><text:tab/></text:span><text:span text:style-name="T3630"><text:tab/></text:span><text:span text:style-name="T3631"><text:tab/></text:span><text:span text:style-name="T3632"><text:tab/></text:span><text:span text:style-name="T3633"><text:tab/></text:span><text:span text:style-name="T3634"><text:tab/></text:span><text:span text:style-name="T3635"><text:tab/></text:span><text:span text:style-name="T3636">&lt;</text:span><text:span text:style-name="T3637">xs:enumeration</text:span><text:span text:style-name="T3638"><text:s/></text:span><text:span text:style-name="T3639">value</text:span><text:span text:style-name="T3640">=</text:span><text:span text:style-name="T3641">"termsOfAddress"</text:span><text:span text:style-name="T3642">/&gt;</text:span></text:p>
      <text:p text:style-name="Standard"><text:span text:style-name="T3643"><text:tab/></text:span><text:span text:style-name="T3644"><text:tab/></text:span><text:span text:style-name="T3645"><text:tab/></text:span><text:span text:style-name="T3646"><text:tab/></text:span><text:span text:style-name="T3647"><text:tab/></text:span><text:span text:style-name="T3648"><text:tab/></text:span><text:span text:style-name="T3649">&lt;/</text:span><text:span text:style-name="T3650">xs:restriction</text:span><text:span text:style-name="T3651">&gt;</text:span></text:p>
      <text:p text:style-name="Standard"><text:span text:style-name="T3652"><text:tab/></text:span><text:span text:style-name="T3653"><text:tab/></text:span><text:span text:style-name="T3654"><text:tab/></text:span><text:span text:style-name="T3655"><text:tab/></text:span><text:span text:style-name="T3656"><text:tab/></text:span><text:span text:style-name="T3657">&lt;/</text:span><text:span text:style-name="T3658">xs:simpleType</text:span><text:span text:style-name="T3659">&gt;</text:span></text:p>
      <text:p text:style-name="Standard"><text:span text:style-name="T3660"><text:tab/></text:span><text:span text:style-name="T3661"><text:tab/></text:span><text:span text:style-name="T3662"><text:tab/></text:span><text:span text:style-name="T3663"><text:tab/></text:span><text:span text:style-name="T3664">&lt;/</text:span><text:span text:style-name="T3665">xs:attribute</text:span><text:span text:style-name="T3666">&gt;</text:span></text:p>
      <text:p text:style-name="Standard"><text:span text:style-name="T3667"><text:tab/></text:span><text:span text:style-name="T3668"><text:tab/></text:span><text:span text:style-name="T3669"><text:tab/></text:span><text:span text:style-name="T3670">&lt;/</text:span><text:span text:style-name="T3671">xs:extension</text:span><text:span text:style-name="T3672">&gt;</text:span></text:p>
      <text:p text:style-name="Standard"><text:span text:style-name="T3673"><text:tab/></text:span><text:span text:style-name="T3674"><text:tab/></text:span><text:span text:style-name="T3675">&lt;/</text:span><text:span text:style-name="T3676">xs:simpleContent</text:span><text:span text:style-name="T3677">&gt;</text:span></text:p>
      <text:p text:style-name="Standard"><text:span text:style-name="T3678"><text:tab/></text:span><text:span text:style-name="T3679">&lt;/</text:span><text:span text:style-name="T3680">xs:complexType</text:span><text:span text:style-name="T3681">&gt;</text:span></text:p>
      <text:p text:style-name="Standard"><text:span text:style-name="T3682"><text:tab/></text:span><text:span text:style-name="T3683">&lt;!-- displayForm, affiliation, description --&gt;</text:span></text:p>
      <text:p text:style-name="Standard"><text:span text:style-name="T3684"><text:tab/></text:span><text:span text:style-name="T3685">&lt;</text:span><text:span text:style-name="T3686">xs:element</text:span><text:span text:style-name="T3687"><text:s/></text:span><text:span text:style-name="T3688">name</text:span><text:span text:style-name="T3689">=</text:span><text:span text:style-name="T3690">"displayForm"</text:span><text:span text:style-name="T3691"><text:s/></text:span><text:span text:style-name="T3692">type</text:span><text:span text:style-name="T3693">=</text:span><text:span text:style-name="T3694">"stringPlusLanguage"</text:span><text:span text:style-name="T3695">/&gt;</text:span></text:p>
      <text:p text:style-name="Standard"><text:span text:style-name="T3696"><text:tab/></text:span><text:span text:style-name="T3697">&lt;</text:span><text:span text:style-name="T3698">xs:element</text:span><text:span text:style-name="T3699"><text:s/></text:span><text:span text:style-name="T3700">name</text:span><text:span text:style-name="T3701">=</text:span><text:span text:style-name="T3702">"affiliation"</text:span><text:span text:style-name="T3703"><text:s/></text:span><text:span text:style-name="T3704">type</text:span><text:span text:style-name="T3705">=</text:span><text:span text:style-name="T3706">"stringPlusLanguage"</text:span><text:span text:style-name="T3707">/&gt;</text:span></text:p>
      <text:p text:style-name="Standard"><text:span text:style-name="T3708"><text:tab/></text:span><text:span text:style-name="T3709">&lt;</text:span><text:span text:style-name="T3710">xs:element</text:span><text:span text:style-name="T3711"><text:s/></text:span><text:span text:style-name="T3712">name</text:span><text:span text:style-name="T3713">=</text:span><text:span text:style-name="T3714">"description"</text:span><text:span text:style-name="T3715"><text:s/></text:span><text:span text:style-name="T3716">type</text:span><text:span text:style-name="T3717">=</text:span><text:span text:style-name="T3718">"stringPlusLanguage"</text:span><text:span text:style-name="T3719">/&gt;</text:span></text:p>
      <text:p text:style-name="Standard"><text:span text:style-name="T3720"><text:tab/></text:span><text:span text:style-name="T3721">&lt;!-- new in 3.6 --&gt;</text:span></text:p>
      <text:p text:style-name="Standard"><text:span text:style-name="T3722"><text:s text:c="4"/></text:span><text:span text:style-name="T3723">&lt;!-- <text:s/>nameIdentifier --&gt;</text:span></text:p>
      <text:p text:style-name="Standard"><text:span text:style-name="T3724"><text:tab/></text:span><text:span text:style-name="T3725">&lt;</text:span><text:span text:style-name="T3726">xs:element</text:span><text:span text:style-name="T3727"><text:s/></text:span><text:span text:style-name="T3728">name</text:span><text:span text:style-name="T3729">=</text:span><text:span text:style-name="T3730">"nameIdentifier"</text:span><text:span text:style-name="T3731"><text:s/></text:span><text:span text:style-name="T3732">type</text:span><text:span text:style-name="T3733">=</text:span><text:span text:style-name="T3734">"identifierDefinition"</text:span><text:span text:style-name="T3735">/&gt;</text:span></text:p>
      <text:p text:style-name="Standard"><text:span text:style-name="T3736"><text:tab/></text:span><text:span text:style-name="T3737">&lt;!-- <text:s/></text:span></text:p>
      <text:p text:style-name="P3738">******** role *********************</text:p>
      <text:p text:style-name="P3739"><text:s text:c="4"/>--&gt;</text:p>
      <text:p text:style-name="Standard"><text:span text:style-name="T3740"><text:tab/></text:span><text:span text:style-name="T3741">&lt;</text:span><text:span text:style-name="T3742">xs:element</text:span><text:span text:style-name="T3743"><text:s/></text:span><text:span text:style-name="T3744">name</text:span><text:span text:style-name="T3745">=</text:span><text:span text:style-name="T3746">"role"</text:span><text:span text:style-name="T3747"><text:s/></text:span><text:span text:style-name="T3748">type</text:span><text:span text:style-name="T3749">=</text:span><text:span text:style-name="T3750">"roleDefinition"</text:span><text:span text:style-name="T3751">/&gt;</text:span></text:p>
      <text:p text:style-name="Standard"><text:span text:style-name="T3752"><text:tab/></text:span><text:span text:style-name="T3753">&lt;!-- --&gt;</text:span></text:p>
      <text:p text:style-name="Standard"><text:span text:style-name="T3754"><text:tab/></text:span><text:span text:style-name="T3755">&lt;</text:span><text:span text:style-name="T3756">xs:complexType</text:span><text:span text:style-name="T3757"><text:s/></text:span><text:span text:style-name="T3758">name</text:span><text:span text:style-name="T3759">=</text:span><text:span text:style-name="T3760">"roleDefinition"</text:span><text:span text:style-name="T3761">&gt;</text:span></text:p>
      <text:p text:style-name="Standard"><text:span text:style-name="T3762"><text:tab/></text:span><text:span text:style-name="T3763"><text:tab/></text:span><text:span text:style-name="T3764">&lt;</text:span><text:span text:style-name="T3765">xs:sequence</text:span><text:span text:style-name="T3766"><text:s/></text:span><text:span text:style-name="T3767">maxOccurs</text:span><text:span text:style-name="T3768">=</text:span><text:span text:style-name="T3769">"unbounded"</text:span><text:span text:style-name="T3770">&gt;</text:span></text:p>
      <text:p text:style-name="Standard"><text:span text:style-name="T3771"><text:tab/></text:span><text:span text:style-name="T3772"><text:tab/></text:span><text:span text:style-name="T3773"><text:tab/></text:span><text:span text:style-name="T3774">&lt;</text:span><text:span text:style-name="T3775">xs:element</text:span><text:span text:style-name="T3776"><text:s/></text:span><text:span text:style-name="T3777">ref</text:span><text:span text:style-name="T3778">=</text:span><text:span text:style-name="T3779">"roleTerm"</text:span><text:span text:style-name="T3780">/&gt;</text:span></text:p>
      <text:p text:style-name="Standard"><text:span text:style-name="T3781"><text:tab/></text:span><text:span text:style-name="T3782"><text:tab/></text:span><text:span text:style-name="T3783">&lt;/</text:span><text:span text:style-name="T3784">xs:sequence</text:span><text:span text:style-name="T3785">&gt;</text:span></text:p>
      <text:p text:style-name="Standard"><text:span text:style-name="T3786"><text:tab/></text:span><text:span text:style-name="T3787">&lt;/</text:span><text:span text:style-name="T3788">xs:complexType</text:span><text:span text:style-name="T3789">&gt;</text:span></text:p>
      <text:p text:style-name="Standard"><text:span text:style-name="T3790"><text:tab/></text:span><text:span text:style-name="T3791">&lt;!-- <text:s/></text:span></text:p>
      <text:p text:style-name="P3792">***************roleTerm ***********************</text:p>
      <text:p text:style-name="P3793"><text:s text:c="4"/>--&gt;</text:p>
      <text:p text:style-name="Standard"><text:span text:style-name="T3794"><text:tab/></text:span><text:span text:style-name="T3795">&lt;</text:span><text:span text:style-name="T3796">xs:element</text:span><text:span text:style-name="T3797"><text:s/></text:span><text:span text:style-name="T3798">name</text:span><text:span text:style-name="T3799">=</text:span><text:span text:style-name="T3800">"roleTerm"</text:span><text:span text:style-name="T3801"><text:s/></text:span><text:span text:style-name="T3802">type</text:span><text:span text:style-name="T3803">=</text:span><text:span text:style-name="T3804">"roleTermDefinition"</text:span><text:span text:style-name="T3805">/&gt;</text:span></text:p>
      <text:p text:style-name="Standard"><text:span text:style-name="T3806"><text:tab/></text:span><text:span text:style-name="T3807">&lt;!-- --&gt;</text:span></text:p>
      <text:p text:style-name="Standard"><text:span text:style-name="T3808"><text:tab/></text:span><text:span text:style-name="T3809">&lt;</text:span><text:span text:style-name="T3810">xs:complexType</text:span><text:span text:style-name="T3811"><text:s/></text:span><text:span text:style-name="T3812">name</text:span><text:span text:style-name="T3813">=</text:span><text:span text:style-name="T3814">"roleTermDefinition"</text:span><text:span text:style-name="T3815">&gt;</text:span></text:p>
      <text:p text:style-name="Standard"><text:span text:style-name="T3816"><text:tab/></text:span><text:span text:style-name="T3817"><text:tab/></text:span><text:span text:style-name="T3818">&lt;</text:span><text:span text:style-name="T3819">xs:simpleContent</text:span><text:span text:style-name="T3820">&gt;</text:span></text:p>
      <text:p text:style-name="Standard"><text:span text:style-name="T3821"><text:tab/></text:span><text:span text:style-name="T3822"><text:tab/></text:span><text:span text:style-name="T3823"><text:tab/></text:span><text:span text:style-name="T3824">&lt;</text:span><text:span text:style-name="T3825">xs:extension</text:span><text:span text:style-name="T3826"><text:s/></text:span><text:span text:style-name="T3827">base</text:span><text:span text:style-name="T3828">=</text:span><text:span text:style-name="T3829">"stringPlusLanguagePlusAuthority"</text:span><text:span text:style-name="T3830">&gt;</text:span></text:p>
      <text:p text:style-name="Standard"><text:span text:style-name="T3831"><text:tab/></text:span><text:span text:style-name="T3832"><text:tab/></text:span><text:span text:style-name="T3833"><text:tab/></text:span><text:span text:style-name="T3834"><text:tab/></text:span><text:span text:style-name="T3835">&lt;</text:span><text:span text:style-name="T3836">xs:attribute</text:span><text:span text:style-name="T3837"><text:s/></text:span><text:span text:style-name="T3838">name</text:span><text:span text:style-name="T3839">=</text:span><text:span text:style-name="T3840">"type"</text:span><text:span text:style-name="T3841"><text:s/></text:span><text:span text:style-name="T3842">type</text:span><text:span text:style-name="T3843">=</text:span><text:span text:style-name="T3844">"codeOrText"</text:span><text:span text:style-name="T3845">/&gt;</text:span></text:p>
      <text:p text:style-name="Standard"><text:span text:style-name="T3846"><text:tab/></text:span><text:span text:style-name="T3847"><text:tab/></text:span><text:span text:style-name="T3848"><text:tab/></text:span><text:span text:style-name="T3849">&lt;/</text:span><text:span text:style-name="T3850">xs:extension</text:span><text:span text:style-name="T3851">&gt;</text:span></text:p>
      <text:p text:style-name="Standard"><text:span text:style-name="T3852"><text:tab/></text:span><text:span text:style-name="T3853"><text:tab/></text:span><text:span text:style-name="T3854">&lt;/</text:span><text:span text:style-name="T3855">xs:simpleContent</text:span><text:span text:style-name="T3856">&gt;</text:span></text:p>
      <text:p text:style-name="Standard"><text:span text:style-name="T3857"><text:tab/></text:span><text:span text:style-name="T3858">&lt;/</text:span><text:span text:style-name="T3859">xs:complexType</text:span><text:span text:style-name="T3860">&gt;</text:span></text:p>
      <text:p text:style-name="Standard"><text:span text:style-name="T3861"><text:tab/></text:span><text:span text:style-name="T3862">&lt;!--</text:span></text:p>
      <text:p text:style-name="P3863">******** <text:s/>etal <text:s/>********</text:p>
      <text:p text:style-name="P3864">--&gt;</text:p>
      <text:p text:style-name="Standard"><text:span text:style-name="T3865"><text:tab/></text:span><text:span text:style-name="T3866">&lt;</text:span><text:span text:style-name="T3867">xs:element</text:span><text:span text:style-name="T3868"><text:s/></text:span><text:span text:style-name="T3869">name</text:span><text:span text:style-name="T3870">=</text:span><text:span text:style-name="T3871">"etal"</text:span><text:span text:style-name="T3872"><text:s/></text:span><text:span text:style-name="T3873">type</text:span><text:span text:style-name="T3874">=</text:span><text:span text:style-name="T3875">"stringPlusLanguage"</text:span><text:span text:style-name="T3876">/&gt;</text:span></text:p>
      <text:p text:style-name="Standard"><text:span text:style-name="T3877"><text:tab/></text:span><text:span text:style-name="T3878">&lt;!-- <text:s text:c="2"/></text:span></text:p>
      <text:p text:style-name="P3879"/>
      <text:p text:style-name="P3880">****************************************************</text:p>
      <text:p text:style-name="P3881">* <text:s text:c="2"/>Top Level Element &lt;note&gt; <text:s text:c="21"/>*</text:p>
      <text:p text:style-name="P3882">***************************************************** <text:s text:c="8"/></text:p>
      <text:p text:style-name="P3883">--&gt;</text:p>
      <text:p text:style-name="Standard"><text:span text:style-name="T3884"><text:tab/></text:span><text:span text:style-name="T3885">&lt;</text:span><text:span text:style-name="T3886">xs:element</text:span><text:span text:style-name="T3887"><text:s/></text:span><text:span text:style-name="T3888">name</text:span><text:span text:style-name="T3889">=</text:span><text:span text:style-name="T3890">"note"</text:span><text:span text:style-name="T3891"><text:s/></text:span><text:span text:style-name="T3892">type</text:span><text:span text:style-name="T3893">=</text:span><text:span text:style-name="T3894">"noteDefinition"</text:span><text:span text:style-name="T3895">/&gt;</text:span></text:p>
      <text:p text:style-name="Standard"><text:span text:style-name="T3896"><text:tab/></text:span><text:span text:style-name="T3897">&lt;!-- --&gt;</text:span></text:p>
      <text:p text:style-name="Standard"><text:span text:style-name="T3898"><text:tab/></text:span><text:span text:style-name="T3899">&lt;</text:span><text:span text:style-name="T3900">xs:complexType</text:span><text:span text:style-name="T3901"><text:s/></text:span><text:span text:style-name="T3902">name</text:span><text:span text:style-name="T3903">=</text:span><text:span text:style-name="T3904">"noteDefinition"</text:span><text:span text:style-name="T3905">&gt;</text:span></text:p>
      <text:p text:style-name="Standard"><text:span text:style-name="T3906"><text:tab/></text:span><text:span text:style-name="T3907"><text:tab/></text:span><text:span text:style-name="T3908">&lt;</text:span><text:span text:style-name="T3909">xs:simpleContent</text:span><text:span text:style-name="T3910">&gt;</text:span></text:p>
      <text:p text:style-name="Standard"><text:span text:style-name="T3911"><text:tab/></text:span><text:span text:style-name="T3912"><text:tab/></text:span><text:span text:style-name="T3913"><text:tab/></text:span><text:span text:style-name="T3914">&lt;</text:span><text:span text:style-name="T3915">xs:extension</text:span><text:span text:style-name="T3916"><text:s/></text:span><text:span text:style-name="T3917">base</text:span><text:span text:style-name="T3918">=</text:span><text:span text:style-name="T3919">"stringPlusLanguage"</text:span><text:span text:style-name="T3920">&gt;</text:span></text:p>
      <text:p text:style-name="Standard"><text:span text:style-name="T3921"><text:tab/></text:span><text:span text:style-name="T3922"><text:tab/></text:span><text:span text:style-name="T3923"><text:tab/></text:span><text:span text:style-name="T3924"><text:tab/></text:span><text:span text:style-name="T3925">&lt;</text:span><text:span text:style-name="T3926">xs:attribute</text:span><text:span text:style-name="T3927"><text:s/></text:span><text:span text:style-name="T3928">name</text:span><text:span text:style-name="T3929">=</text:span><text:span text:style-name="T3930">"displayLabel"</text:span><text:span text:style-name="T3931"><text:s/></text:span><text:span text:style-name="T3932">type</text:span><text:span text:style-name="T3933">=</text:span><text:span text:style-name="T3934">"xs:string"</text:span><text:span text:style-name="T3935">/&gt;</text:span></text:p>
      <text:p text:style-name="Standard"><text:span text:style-name="T3936"><text:tab/></text:span><text:span text:style-name="T3937"><text:tab/></text:span><text:span text:style-name="T3938"><text:tab/></text:span><text:span text:style-name="T3939"><text:tab/></text:span><text:span text:style-name="T3940">&lt;</text:span><text:span text:style-name="T3941">xs:attribute</text:span><text:span text:style-name="T3942"><text:s/></text:span><text:span text:style-name="T3943">name</text:span><text:span text:style-name="T3944">=</text:span><text:span text:style-name="T3945">"type"</text:span><text:span text:style-name="T3946"><text:s/></text:span><text:span text:style-name="T3947">type</text:span><text:span text:style-name="T3948">=</text:span><text:span text:style-name="T3949">"xs:string"</text:span><text:span text:style-name="T3950">/&gt;</text:span></text:p>
      <text:p text:style-name="Standard"><text:span text:style-name="T3951"><text:tab/></text:span><text:span text:style-name="T3952"><text:tab/></text:span><text:span text:style-name="T3953"><text:tab/></text:span><text:span text:style-name="T3954"><text:tab/></text:span><text:span text:style-name="T3955">&lt;</text:span><text:span text:style-name="T3956">xs:attribute</text:span><text:span text:style-name="T3957"><text:s/></text:span><text:span text:style-name="T3958">name</text:span><text:span text:style-name="T3959">=</text:span><text:span text:style-name="T3960">"typeURI"</text:span><text:span text:style-name="T3961"><text:s/></text:span><text:span text:style-name="T3962">type</text:span><text:span text:style-name="T3963">=</text:span><text:span text:style-name="T3964">"xs:anyURI"</text:span><text:span text:style-name="T3965">/&gt;</text:span></text:p>
      <text:p text:style-name="Standard"><text:span text:style-name="T3966"><text:tab/></text:span><text:span text:style-name="T3967"><text:tab/></text:span><text:span text:style-name="T3968"><text:tab/></text:span><text:span text:style-name="T3969"><text:tab/></text:span><text:span text:style-name="T3970">&lt;</text:span><text:span text:style-name="T3971">xs:attributeGroup</text:span><text:span text:style-name="T3972"><text:s/></text:span><text:span text:style-name="T3973">ref</text:span><text:span text:style-name="T3974">=</text:span><text:span text:style-name="T3975">"xlink:simpleLink"</text:span><text:span text:style-name="T3976">/&gt;</text:span></text:p>
      <text:p text:style-name="Standard"><text:span text:style-name="T3977"><text:tab/></text:span><text:span text:style-name="T3978"><text:tab/></text:span><text:span text:style-name="T3979"><text:tab/></text:span><text:span text:style-name="T3980"><text:tab/></text:span><text:span text:style-name="T3981">&lt;</text:span><text:span text:style-name="T3982">xs:attribute</text:span><text:span text:style-name="T3983"><text:s/></text:span><text:span text:style-name="T3984">name</text:span><text:span text:style-name="T3985">=</text:span><text:span text:style-name="T3986">"ID"</text:span><text:span text:style-name="T3987"><text:s/></text:span><text:span text:style-name="T3988">type</text:span><text:span text:style-name="T3989">=</text:span><text:span text:style-name="T3990">"xs:ID"</text:span><text:span text:style-name="T3991">/&gt;</text:span></text:p>
      <text:p text:style-name="Standard"><text:span text:style-name="T3992"><text:tab/></text:span><text:span text:style-name="T3993"><text:tab/></text:span><text:span text:style-name="T3994"><text:tab/></text:span><text:span text:style-name="T3995"><text:tab/></text:span><text:span text:style-name="T3996">&lt;</text:span><text:span text:style-name="T3997">xs:attribute</text:span><text:span text:style-name="T3998"><text:s/></text:span><text:span text:style-name="T3999">name</text:span><text:span text:style-name="T4000">=</text:span><text:span text:style-name="T4001">"altRepGroup"</text:span><text:span text:style-name="T4002"><text:s/></text:span><text:span text:style-name="T4003">type</text:span><text:span text:style-name="T4004">=</text:span><text:span text:style-name="T4005">"xs:string"</text:span><text:span text:style-name="T4006">/&gt;</text:span></text:p>
      <text:p text:style-name="Standard"><text:span text:style-name="T4007"><text:tab/></text:span><text:span text:style-name="T4008"><text:tab/></text:span><text:span text:style-name="T4009"><text:tab/></text:span><text:span text:style-name="T4010">&lt;/</text:span><text:span text:style-name="T4011">xs:extension</text:span><text:span text:style-name="T4012">&gt;</text:span></text:p>
      <text:p text:style-name="Standard"><text:span text:style-name="T4013"><text:tab/></text:span><text:span text:style-name="T4014"><text:tab/></text:span><text:span text:style-name="T4015">&lt;/</text:span><text:span text:style-name="T4016">xs:simpleContent</text:span><text:span text:style-name="T4017">&gt;</text:span></text:p>
      <text:p text:style-name="Standard"><text:span text:style-name="T4018"><text:tab/></text:span><text:span text:style-name="T4019">&lt;/</text:span><text:span text:style-name="T4020">xs:complexType</text:span><text:span text:style-name="T4021">&gt;</text:span></text:p>
      <text:p text:style-name="Standard"><text:span text:style-name="T4022"><text:tab/></text:span><text:span text:style-name="T4023">&lt;!-- <text:s/></text:span></text:p>
      <text:p text:style-name="P4024"/>
      <text:p text:style-name="P4025">****************************************************</text:p>
      <text:p text:style-name="P4026">* <text:s text:c="2"/>Top Level Element &lt;originInfo&gt; <text:s text:c="16"/>*</text:p>
      <text:p text:style-name="P4027">***************************************************** <text:s text:c="8"/></text:p>
      <text:p text:style-name="P4028">--&gt;</text:p>
      <text:p text:style-name="Standard"><text:span text:style-name="T4029"><text:tab/></text:span><text:span text:style-name="T4030">&lt;</text:span><text:span text:style-name="T4031">xs:element</text:span><text:span text:style-name="T4032"><text:s/></text:span><text:span text:style-name="T4033">name</text:span><text:span text:style-name="T4034">=</text:span><text:span text:style-name="T4035">"originInfo"</text:span><text:span text:style-name="T4036"><text:s/></text:span><text:span text:style-name="T4037">type</text:span><text:span text:style-name="T4038">=</text:span><text:span text:style-name="T4039">"originInfoDefinition"</text:span><text:span text:style-name="T4040">/&gt;</text:span></text:p>
      <text:p text:style-name="Standard"><text:span text:style-name="T4041"><text:tab/></text:span><text:span text:style-name="T4042">&lt;!-- --&gt;</text:span></text:p>
      <text:p text:style-name="Standard"><text:span text:style-name="T4043"><text:tab/></text:span><text:span text:style-name="T4044">&lt;</text:span><text:span text:style-name="T4045">xs:complexType</text:span><text:span text:style-name="T4046"><text:s/></text:span><text:span text:style-name="T4047">name</text:span><text:span text:style-name="T4048">=</text:span><text:span text:style-name="T4049">"originInfoDefinition"</text:span><text:span text:style-name="T4050">&gt;</text:span></text:p>
      <text:p text:style-name="Standard"><text:span text:style-name="T4051"><text:tab/></text:span><text:span text:style-name="T4052"><text:tab/></text:span><text:span text:style-name="T4053">&lt;</text:span><text:span text:style-name="T4054">xs:choice</text:span><text:span text:style-name="T4055"><text:s/></text:span><text:span text:style-name="T4056">maxOccurs</text:span><text:span text:style-name="T4057">=</text:span><text:span text:style-name="T4058">"unbounded"</text:span><text:span text:style-name="T4059">&gt;</text:span></text:p>
      <text:p text:style-name="Standard"><text:span text:style-name="T4060"><text:tab/></text:span><text:span text:style-name="T4061"><text:tab/></text:span><text:span text:style-name="T4062"><text:tab/></text:span><text:span text:style-name="T4063">&lt;</text:span><text:span text:style-name="T4064">xs:element</text:span><text:span text:style-name="T4065"><text:s/></text:span><text:span text:style-name="T4066">ref</text:span><text:span text:style-name="T4067">=</text:span><text:span text:style-name="T4068">"place"</text:span><text:span text:style-name="T4069">/&gt;</text:span></text:p>
      <text:p text:style-name="Standard"><text:span text:style-name="T4070"><text:tab/></text:span><text:span text:style-name="T4071"><text:tab/></text:span><text:span text:style-name="T4072"><text:tab/></text:span><text:span text:style-name="T4073">&lt;</text:span><text:span text:style-name="T4074">xs:element</text:span><text:span text:style-name="T4075"><text:s/></text:span><text:span text:style-name="T4076">ref</text:span><text:span text:style-name="T4077">=</text:span><text:span text:style-name="T4078">"publisher"</text:span><text:span text:style-name="T4079">/&gt;</text:span></text:p>
      <text:p text:style-name="Standard"><text:span text:style-name="T4080"><text:tab/></text:span><text:span text:style-name="T4081"><text:tab/></text:span><text:span text:style-name="T4082"><text:tab/></text:span><text:span text:style-name="T4083">&lt;</text:span><text:span text:style-name="T4084">xs:element</text:span><text:span text:style-name="T4085"><text:s/></text:span><text:span text:style-name="T4086">ref</text:span><text:span text:style-name="T4087">=</text:span><text:span text:style-name="T4088">"dateIssued"</text:span><text:span text:style-name="T4089">/&gt;</text:span></text:p>
      <text:p text:style-name="Standard"><text:span text:style-name="T4090"><text:tab/></text:span><text:span text:style-name="T4091"><text:tab/></text:span><text:span text:style-name="T4092"><text:tab/></text:span><text:span text:style-name="T4093">&lt;</text:span><text:span text:style-name="T4094">xs:element</text:span><text:span text:style-name="T4095"><text:s/></text:span><text:span text:style-name="T4096">ref</text:span><text:span text:style-name="T4097">=</text:span><text:span text:style-name="T4098">"dateCreated"</text:span><text:span text:style-name="T4099">/&gt;</text:span></text:p>
      <text:p text:style-name="Standard"><text:span text:style-name="T4100"><text:tab/></text:span><text:span text:style-name="T4101"><text:tab/></text:span><text:span text:style-name="T4102"><text:tab/></text:span><text:span text:style-name="T4103">&lt;</text:span><text:span text:style-name="T4104">xs:element</text:span><text:span text:style-name="T4105"><text:s/></text:span><text:span text:style-name="T4106">ref</text:span><text:span text:style-name="T4107">=</text:span><text:span text:style-name="T4108">"dateCaptured"</text:span><text:span text:style-name="T4109">/&gt;</text:span></text:p>
      <text:p text:style-name="Standard"><text:span text:style-name="T4110"><text:tab/></text:span><text:span text:style-name="T4111"><text:tab/></text:span><text:span text:style-name="T4112"><text:tab/></text:span><text:span text:style-name="T4113">&lt;</text:span><text:span text:style-name="T4114">xs:element</text:span><text:span text:style-name="T4115"><text:s/></text:span><text:span text:style-name="T4116">ref</text:span><text:span text:style-name="T4117">=</text:span><text:span text:style-name="T4118">"dateValid"</text:span><text:span text:style-name="T4119">/&gt;</text:span></text:p>
      <text:p text:style-name="Standard"><text:span text:style-name="T4120"><text:tab/></text:span><text:span text:style-name="T4121"><text:tab/></text:span><text:span text:style-name="T4122"><text:tab/></text:span><text:span text:style-name="T4123">&lt;</text:span><text:span text:style-name="T4124">xs:element</text:span><text:span text:style-name="T4125"><text:s/></text:span><text:span text:style-name="T4126">ref</text:span><text:span text:style-name="T4127">=</text:span><text:span text:style-name="T4128">"dateModified"</text:span><text:span text:style-name="T4129">/&gt;</text:span></text:p>
      <text:p text:style-name="Standard"><text:span text:style-name="T4130"><text:tab/></text:span><text:span text:style-name="T4131"><text:tab/></text:span><text:span text:style-name="T4132"><text:tab/></text:span><text:span text:style-name="T4133">&lt;</text:span><text:span text:style-name="T4134">xs:element</text:span><text:span text:style-name="T4135"><text:s/></text:span><text:span text:style-name="T4136">ref</text:span><text:span text:style-name="T4137">=</text:span><text:span text:style-name="T4138">"copyrightDate"</text:span><text:span text:style-name="T4139">/&gt;</text:span></text:p>
      <text:p text:style-name="Standard"><text:span text:style-name="T4140"><text:tab/></text:span><text:span text:style-name="T4141"><text:tab/></text:span><text:span text:style-name="T4142"><text:tab/></text:span><text:span text:style-name="T4143">&lt;</text:span><text:span text:style-name="T4144">xs:element</text:span><text:span text:style-name="T4145"><text:s/></text:span><text:span text:style-name="T4146">ref</text:span><text:span text:style-name="T4147">=</text:span><text:span text:style-name="T4148">"dateOther"</text:span><text:span text:style-name="T4149">/&gt;</text:span></text:p>
      <text:p text:style-name="Standard"><text:span text:style-name="T4150"><text:tab/></text:span><text:span text:style-name="T4151"><text:tab/></text:span><text:span text:style-name="T4152"><text:tab/></text:span><text:span text:style-name="T4153">&lt;</text:span><text:span text:style-name="T4154">xs:element</text:span><text:span text:style-name="T4155"><text:s/></text:span><text:span text:style-name="T4156">ref</text:span><text:span text:style-name="T4157">=</text:span><text:span text:style-name="T4158">"edition"</text:span><text:span text:style-name="T4159">/&gt;</text:span></text:p>
      <text:p text:style-name="Standard"><text:span text:style-name="T4160"><text:tab/></text:span><text:span text:style-name="T4161"><text:tab/></text:span><text:span text:style-name="T4162"><text:tab/></text:span><text:span text:style-name="T4163">&lt;</text:span><text:span text:style-name="T4164">xs:element</text:span><text:span text:style-name="T4165"><text:s/></text:span><text:span text:style-name="T4166">ref</text:span><text:span text:style-name="T4167">=</text:span><text:span text:style-name="T4168">"issuance"</text:span><text:span text:style-name="T4169">/&gt;</text:span></text:p>
      <text:p text:style-name="Standard"><text:span text:style-name="T4170"><text:tab/></text:span><text:span text:style-name="T4171"><text:tab/></text:span><text:span text:style-name="T4172"><text:tab/></text:span><text:span text:style-name="T4173">&lt;</text:span><text:span text:style-name="T4174">xs:element</text:span><text:span text:style-name="T4175"><text:s/></text:span><text:span text:style-name="T4176">ref</text:span><text:span text:style-name="T4177">=</text:span><text:span text:style-name="T4178">"frequency"</text:span><text:span text:style-name="T4179">/&gt;</text:span></text:p>
      <text:p text:style-name="Standard"><text:span text:style-name="T4180"><text:tab/></text:span><text:span text:style-name="T4181"><text:tab/></text:span><text:span text:style-name="T4182">&lt;/</text:span><text:span text:style-name="T4183">xs:choice</text:span><text:span text:style-name="T4184">&gt;</text:span></text:p>
      <text:p text:style-name="Standard"><text:span text:style-name="T4185"><text:tab/></text:span><text:span text:style-name="T4186"><text:tab/></text:span><text:span text:style-name="T4187">&lt;</text:span><text:span text:style-name="T4188">xs:attributeGroup</text:span><text:span text:style-name="T4189"><text:s/></text:span><text:span text:style-name="T4190">ref</text:span><text:span text:style-name="T4191">=</text:span><text:span text:style-name="T4192">"languageAttributeGroup"</text:span><text:span text:style-name="T4193">/&gt;</text:span></text:p>
      <text:p text:style-name="Standard"><text:span text:style-name="T4194"><text:tab/></text:span><text:span text:style-name="T4195"><text:tab/></text:span><text:span text:style-name="T4196">&lt;</text:span><text:span text:style-name="T4197">xs:attribute</text:span><text:span text:style-name="T4198"><text:s/></text:span><text:span text:style-name="T4199">name</text:span><text:span text:style-name="T4200">=</text:span><text:span text:style-name="T4201">"displayLabel"</text:span><text:span text:style-name="T4202"><text:s/></text:span><text:span text:style-name="T4203">type</text:span><text:span text:style-name="T4204">=</text:span><text:span text:style-name="T4205">"xs:string"</text:span><text:span text:style-name="T4206">/&gt;</text:span></text:p>
      <text:p text:style-name="Standard"><text:span text:style-name="T4207"><text:tab/></text:span><text:span text:style-name="T4208"><text:tab/></text:span><text:span text:style-name="T4209">&lt;</text:span><text:span text:style-name="T4210">xs:attribute</text:span><text:span text:style-name="T4211"><text:s/></text:span><text:span text:style-name="T4212">name</text:span><text:span text:style-name="T4213">=</text:span><text:span text:style-name="T4214">"altRepGroup"</text:span><text:span text:style-name="T4215"><text:s/></text:span><text:span text:style-name="T4216">type</text:span><text:span text:style-name="T4217">=</text:span><text:span text:style-name="T4218">"xs:string"</text:span><text:span text:style-name="T4219">/&gt;</text:span></text:p>
      <text:p text:style-name="Standard"><text:span text:style-name="T4220"><text:tab/></text:span><text:span text:style-name="T4221"><text:tab/></text:span><text:span text:style-name="T4222">&lt;</text:span><text:span text:style-name="T4223">xs:attribute</text:span><text:span text:style-name="T4224"><text:s/></text:span><text:span text:style-name="T4225">name</text:span><text:span text:style-name="T4226">=</text:span><text:span text:style-name="T4227">"eventType"</text:span><text:span text:style-name="T4228"><text:s/></text:span><text:span text:style-name="T4229">type</text:span><text:span text:style-name="T4230">=</text:span><text:span text:style-name="T4231">"xs:string"</text:span><text:span text:style-name="T4232">/&gt;</text:span></text:p>
      <text:p text:style-name="Standard"><text:span text:style-name="T4233"><text:tab/></text:span><text:span text:style-name="T4234">&lt;/</text:span><text:span text:style-name="T4235">xs:complexType</text:span><text:span text:style-name="T4236">&gt;</text:span></text:p>
      <text:p text:style-name="Standard"><text:span text:style-name="T4237"><text:tab/></text:span><text:span text:style-name="T4238">&lt;!--</text:span></text:p>
      <text:p text:style-name="P4239"/>
      <text:p text:style-name="P4240">******** <text:s text:c="2"/>Subordinate Elements for &lt;originInfo&gt; <text:s text:c="15"/></text:p>
      <text:p text:style-name="P4241"><text:s/>--&gt;</text:p>
      <text:p text:style-name="Standard"><text:span text:style-name="T4242"><text:tab/></text:span><text:span text:style-name="T4243">&lt;!--</text:span></text:p>
      <text:p text:style-name="P4244">*** place ***</text:p>
      <text:p text:style-name="P4245">--&gt;</text:p>
      <text:p text:style-name="Standard"><text:span text:style-name="T4246"><text:tab/></text:span><text:span text:style-name="T4247">&lt;</text:span><text:span text:style-name="T4248">xs:element</text:span><text:span text:style-name="T4249"><text:s/></text:span><text:span text:style-name="T4250">name</text:span><text:span text:style-name="T4251">=</text:span><text:span text:style-name="T4252">"place"</text:span><text:span text:style-name="T4253"><text:s/></text:span><text:span text:style-name="T4254">type</text:span><text:span text:style-name="T4255">=</text:span><text:span text:style-name="T4256">"placeDefinition"</text:span><text:span text:style-name="T4257">/&gt;</text:span></text:p>
      <text:p text:style-name="Standard"><text:span text:style-name="T4258"><text:tab/></text:span><text:span text:style-name="T4259">&lt;!-- --&gt;</text:span></text:p>
      <text:p text:style-name="Standard"><text:span text:style-name="T4260"><text:tab/></text:span><text:span text:style-name="T4261">&lt;</text:span><text:span text:style-name="T4262">xs:complexType</text:span><text:span text:style-name="T4263"><text:s/></text:span><text:span text:style-name="T4264">name</text:span><text:span text:style-name="T4265">=</text:span><text:span text:style-name="T4266">"placeDefinition"</text:span><text:span text:style-name="T4267">&gt;</text:span></text:p>
      <text:p text:style-name="Standard"><text:span text:style-name="T4268"><text:tab/></text:span><text:span text:style-name="T4269"><text:tab/></text:span><text:span text:style-name="T4270">&lt;</text:span><text:span text:style-name="T4271">xs:sequence</text:span><text:span text:style-name="T4272">&gt;</text:span></text:p>
      <text:p text:style-name="Standard"><text:span text:style-name="T4273"><text:tab/></text:span><text:span text:style-name="T4274"><text:tab/></text:span><text:span text:style-name="T4275"><text:tab/></text:span><text:span text:style-name="T4276">&lt;</text:span><text:span text:style-name="T4277">xs:element</text:span><text:span text:style-name="T4278"><text:s/></text:span><text:span text:style-name="T4279">ref</text:span><text:span text:style-name="T4280">=</text:span><text:span text:style-name="T4281">"placeTerm"</text:span><text:span text:style-name="T4282"><text:s/></text:span><text:span text:style-name="T4283">maxOccurs</text:span><text:span text:style-name="T4284">=</text:span><text:span text:style-name="T4285">"unbounded"</text:span><text:span text:style-name="T4286">/&gt;</text:span></text:p>
      <text:p text:style-name="Standard"><text:span text:style-name="T4287"><text:tab/></text:span><text:span text:style-name="T4288"><text:tab/></text:span><text:span text:style-name="T4289">&lt;/</text:span><text:span text:style-name="T4290">xs:sequence</text:span><text:span text:style-name="T4291">&gt;</text:span></text:p>
      <text:p text:style-name="Standard"><text:span text:style-name="T4292"><text:tab/></text:span><text:span text:style-name="T4293"><text:tab/></text:span><text:span text:style-name="T4294">&lt;</text:span><text:span text:style-name="T4295">xs:attribute</text:span><text:span text:style-name="T4296"><text:s/></text:span><text:span text:style-name="T4297">name</text:span><text:span text:style-name="T4298">=</text:span><text:span text:style-name="T4299">"supplied"</text:span><text:span text:style-name="T4300"><text:s/></text:span><text:span text:style-name="T4301">fixed</text:span><text:span text:style-name="T4302">=</text:span><text:span text:style-name="T4303">"yes"</text:span><text:span text:style-name="T4304">/&gt;</text:span></text:p>
      <text:p text:style-name="Standard"><text:span text:style-name="T4305"><text:tab/></text:span><text:span text:style-name="T4306">&lt;/</text:span><text:span text:style-name="T4307">xs:complexType</text:span><text:span text:style-name="T4308">&gt;</text:span></text:p>
      <text:p text:style-name="Standard"><text:span text:style-name="T4309"><text:tab/></text:span><text:span text:style-name="T4310">&lt;!--</text:span></text:p>
      <text:p text:style-name="P4311">*** placeTerm ***</text:p>
      <text:p text:style-name="P4312">--&gt;</text:p>
      <text:p text:style-name="Standard"><text:span text:style-name="T4313"><text:tab/></text:span><text:span text:style-name="T4314">&lt;</text:span><text:span text:style-name="T4315">xs:element</text:span><text:span text:style-name="T4316"><text:s/></text:span><text:span text:style-name="T4317">name</text:span><text:span text:style-name="T4318">=</text:span><text:span text:style-name="T4319">"placeTerm"</text:span><text:span text:style-name="T4320"><text:s/></text:span><text:span text:style-name="T4321">type</text:span><text:span text:style-name="T4322">=</text:span><text:span text:style-name="T4323">"placeTermDefinition"</text:span><text:span text:style-name="T4324">/&gt;</text:span></text:p>
      <text:p text:style-name="Standard"><text:span text:style-name="T4325"><text:tab/></text:span><text:span text:style-name="T4326">&lt;!-- --&gt;</text:span></text:p>
      <text:p text:style-name="Standard"><text:span text:style-name="T4327"><text:tab/></text:span><text:span text:style-name="T4328">&lt;</text:span><text:span text:style-name="T4329">xs:complexType</text:span><text:span text:style-name="T4330"><text:s/></text:span><text:span text:style-name="T4331">name</text:span><text:span text:style-name="T4332">=</text:span><text:span text:style-name="T4333">"placeTermDefinition"</text:span><text:span text:style-name="T4334">&gt;</text:span></text:p>
      <text:p text:style-name="Standard"><text:span text:style-name="T4335"><text:tab/></text:span><text:span text:style-name="T4336"><text:tab/></text:span><text:span text:style-name="T4337">&lt;</text:span><text:span text:style-name="T4338">xs:simpleContent</text:span><text:span text:style-name="T4339">&gt;</text:span></text:p>
      <text:p text:style-name="Standard"><text:span text:style-name="T4340"><text:tab/></text:span><text:span text:style-name="T4341"><text:tab/></text:span><text:span text:style-name="T4342"><text:tab/></text:span><text:span text:style-name="T4343">&lt;</text:span><text:span text:style-name="T4344">xs:extension</text:span><text:span text:style-name="T4345"><text:s/></text:span><text:span text:style-name="T4346">base</text:span><text:span text:style-name="T4347">=</text:span><text:span text:style-name="T4348">"stringPlusLanguage"</text:span><text:span text:style-name="T4349">&gt;</text:span></text:p>
      <text:p text:style-name="Standard"><text:span text:style-name="T4350"><text:tab/></text:span><text:span text:style-name="T4351"><text:tab/></text:span><text:span text:style-name="T4352"><text:tab/></text:span><text:span text:style-name="T4353"><text:tab/></text:span><text:span text:style-name="T4354">&lt;</text:span><text:span text:style-name="T4355">xs:attribute</text:span><text:span text:style-name="T4356"><text:s/></text:span><text:span text:style-name="T4357">name</text:span><text:span text:style-name="T4358">=</text:span><text:span text:style-name="T4359">"authorityURI"</text:span><text:span text:style-name="T4360"><text:s/></text:span><text:span text:style-name="T4361">type</text:span><text:span text:style-name="T4362">=</text:span><text:span text:style-name="T4363">"xs:anyURI"</text:span><text:span text:style-name="T4364">/&gt;</text:span></text:p>
      <text:p text:style-name="Standard"><text:span text:style-name="T4365"><text:tab/></text:span><text:span text:style-name="T4366"><text:tab/></text:span><text:span text:style-name="T4367"><text:tab/></text:span><text:span text:style-name="T4368"><text:tab/></text:span><text:span text:style-name="T4369">&lt;</text:span><text:span text:style-name="T4370">xs:attribute</text:span><text:span text:style-name="T4371"><text:s/></text:span><text:span text:style-name="T4372">name</text:span><text:span text:style-name="T4373">=</text:span><text:span text:style-name="T4374">"valueURI"</text:span><text:span text:style-name="T4375"><text:s/></text:span><text:span text:style-name="T4376">type</text:span><text:span text:style-name="T4377">=</text:span><text:span text:style-name="T4378">"xs:anyURI"</text:span><text:span text:style-name="T4379">/&gt;</text:span></text:p>
      <text:p text:style-name="Standard"><text:span text:style-name="T4380"><text:tab/></text:span><text:span text:style-name="T4381"><text:tab/></text:span><text:span text:style-name="T4382"><text:tab/></text:span><text:span text:style-name="T4383"><text:tab/></text:span><text:span text:style-name="T4384">&lt;</text:span><text:span text:style-name="T4385">xs:attribute</text:span><text:span text:style-name="T4386"><text:s/></text:span><text:span text:style-name="T4387">name</text:span><text:span text:style-name="T4388">=</text:span><text:span text:style-name="T4389">"authority"</text:span><text:span text:style-name="T4390">&gt;</text:span></text:p>
      <text:p text:style-name="Standard"><text:span text:style-name="T4391"><text:tab/></text:span><text:span text:style-name="T4392"><text:tab/></text:span><text:span text:style-name="T4393"><text:tab/></text:span><text:span text:style-name="T4394"><text:tab/></text:span><text:span text:style-name="T4395"><text:tab/></text:span><text:span text:style-name="T4396">&lt;</text:span><text:span text:style-name="T4397">xs:simpleType</text:span><text:span text:style-name="T4398">&gt;</text:span></text:p>
      <text:p text:style-name="Standard"><text:span text:style-name="T4399"><text:tab/></text:span><text:span text:style-name="T4400"><text:tab/></text:span><text:span text:style-name="T4401"><text:tab/></text:span><text:span text:style-name="T4402"><text:tab/></text:span><text:span text:style-name="T4403"><text:tab/></text:span><text:span text:style-name="T4404"><text:tab/></text:span><text:span text:style-name="T4405">&lt;</text:span><text:span text:style-name="T4406">xs:restriction</text:span><text:span text:style-name="T4407"><text:s/></text:span><text:span text:style-name="T4408">base</text:span><text:span text:style-name="T4409">=</text:span><text:span text:style-name="T4410">"xs:string"</text:span><text:span text:style-name="T4411">&gt;</text:span></text:p>
      <text:p text:style-name="Standard"><text:span text:style-name="T4412"><text:tab/></text:span><text:span text:style-name="T4413"><text:tab/></text:span><text:span text:style-name="T4414"><text:tab/></text:span><text:span text:style-name="T4415"><text:tab/></text:span><text:span text:style-name="T4416"><text:tab/></text:span><text:span text:style-name="T4417"><text:tab/></text:span><text:span text:style-name="T4418"><text:tab/></text:span><text:span text:style-name="T4419">&lt;</text:span><text:span text:style-name="T4420">xs:enumeration</text:span><text:span text:style-name="T4421"><text:s/></text:span><text:span text:style-name="T4422">value</text:span><text:span text:style-name="T4423">=</text:span><text:span text:style-name="T4424">"marcgac"</text:span><text:span text:style-name="T4425">/&gt;</text:span></text:p>
      <text:p text:style-name="Standard"><text:span text:style-name="T4426"><text:tab/></text:span><text:span text:style-name="T4427"><text:tab/></text:span><text:span text:style-name="T4428"><text:tab/></text:span><text:span text:style-name="T4429"><text:tab/></text:span><text:span text:style-name="T4430"><text:tab/></text:span><text:span text:style-name="T4431"><text:tab/></text:span><text:span text:style-name="T4432"><text:tab/></text:span><text:span text:style-name="T4433">&lt;</text:span><text:span text:style-name="T4434">xs:enumeration</text:span><text:span text:style-name="T4435"><text:s/></text:span><text:span text:style-name="T4436">value</text:span><text:span text:style-name="T4437">=</text:span><text:span text:style-name="T4438">"marccountry"</text:span><text:span text:style-name="T4439">/&gt;</text:span></text:p>
      <text:p text:style-name="Standard"><text:span text:style-name="T4440"><text:tab/></text:span><text:span text:style-name="T4441"><text:tab/></text:span><text:span text:style-name="T4442"><text:tab/></text:span><text:span text:style-name="T4443"><text:tab/></text:span><text:span text:style-name="T4444"><text:tab/></text:span><text:span text:style-name="T4445"><text:tab/></text:span><text:span text:style-name="T4446"><text:tab/></text:span><text:span text:style-name="T4447">&lt;</text:span><text:span text:style-name="T4448">xs:enumeration</text:span><text:span text:style-name="T4449"><text:s/></text:span><text:span text:style-name="T4450">value</text:span><text:span text:style-name="T4451">=</text:span><text:span text:style-name="T4452">"iso3166"</text:span><text:span text:style-name="T4453">/&gt;</text:span></text:p>
      <text:p text:style-name="Standard"><text:span text:style-name="T4454"><text:tab/></text:span><text:span text:style-name="T4455"><text:tab/></text:span><text:span text:style-name="T4456"><text:tab/></text:span><text:span text:style-name="T4457"><text:tab/></text:span><text:span text:style-name="T4458"><text:tab/></text:span><text:span text:style-name="T4459"><text:tab/></text:span><text:span text:style-name="T4460">&lt;/</text:span><text:span text:style-name="T4461">xs:restriction</text:span><text:span text:style-name="T4462">&gt;</text:span></text:p>
      <text:p text:style-name="Standard"><text:span text:style-name="T4463"><text:tab/></text:span><text:span text:style-name="T4464"><text:tab/></text:span><text:span text:style-name="T4465"><text:tab/></text:span><text:span text:style-name="T4466"><text:tab/></text:span><text:span text:style-name="T4467"><text:tab/></text:span><text:span text:style-name="T4468">&lt;/</text:span><text:span text:style-name="T4469">xs:simpleType</text:span><text:span text:style-name="T4470">&gt;</text:span></text:p>
      <text:p text:style-name="Standard"><text:span text:style-name="T4471"><text:tab/></text:span><text:span text:style-name="T4472"><text:tab/></text:span><text:span text:style-name="T4473"><text:tab/></text:span><text:span text:style-name="T4474"><text:tab/></text:span><text:span text:style-name="T4475">&lt;/</text:span><text:span text:style-name="T4476">xs:attribute</text:span><text:span text:style-name="T4477">&gt;</text:span></text:p>
      <text:p text:style-name="Standard"><text:span text:style-name="T4478"><text:tab/></text:span><text:span text:style-name="T4479"><text:tab/></text:span><text:span text:style-name="T4480"><text:tab/></text:span><text:span text:style-name="T4481"><text:tab/></text:span><text:span text:style-name="T4482">&lt;</text:span><text:span text:style-name="T4483">xs:attribute</text:span><text:span text:style-name="T4484"><text:s/></text:span><text:span text:style-name="T4485">name</text:span><text:span text:style-name="T4486">=</text:span><text:span text:style-name="T4487">"type"</text:span><text:span text:style-name="T4488"><text:s/></text:span><text:span text:style-name="T4489">type</text:span><text:span text:style-name="T4490">=</text:span><text:span text:style-name="T4491">"codeOrText"</text:span><text:span text:style-name="T4492">/&gt;</text:span></text:p>
      <text:p text:style-name="Standard"><text:span text:style-name="T4493"><text:tab/></text:span><text:span text:style-name="T4494"><text:tab/></text:span><text:span text:style-name="T4495"><text:tab/></text:span><text:span text:style-name="T4496">&lt;/</text:span><text:span text:style-name="T4497">xs:extension</text:span><text:span text:style-name="T4498">&gt;</text:span></text:p>
      <text:p text:style-name="Standard"><text:span text:style-name="T4499"><text:tab/></text:span><text:span text:style-name="T4500"><text:tab/></text:span><text:span text:style-name="T4501">&lt;/</text:span><text:span text:style-name="T4502">xs:simpleContent</text:span><text:span text:style-name="T4503">&gt;</text:span></text:p>
      <text:p text:style-name="Standard"><text:span text:style-name="T4504"><text:tab/></text:span><text:span text:style-name="T4505">&lt;/</text:span><text:span text:style-name="T4506">xs:complexType</text:span><text:span text:style-name="T4507">&gt;</text:span></text:p>
      <text:p text:style-name="Standard"><text:span text:style-name="T4508"><text:tab/></text:span><text:span text:style-name="T4509">&lt;!--</text:span></text:p>
      <text:p text:style-name="P4510">*** publisher ***</text:p>
      <text:p text:style-name="P4511">--&gt;</text:p>
      <text:p text:style-name="Standard"><text:span text:style-name="T4512"><text:tab/></text:span><text:span text:style-name="T4513">&lt;</text:span><text:span text:style-name="T4514">xs:element</text:span><text:span text:style-name="T4515"><text:s/></text:span><text:span text:style-name="T4516">name</text:span><text:span text:style-name="T4517">=</text:span><text:span text:style-name="T4518">"publisher"</text:span><text:span text:style-name="T4519"><text:s/></text:span><text:span text:style-name="T4520">type</text:span><text:span text:style-name="T4521">=</text:span><text:span text:style-name="T4522">"stringPlusLanguagePlusSupplied"</text:span><text:span text:style-name="T4523">/&gt;</text:span></text:p>
      <text:p text:style-name="Standard"><text:span text:style-name="T4524"><text:tab/></text:span><text:span text:style-name="T4525">&lt;!-- <text:s/></text:span></text:p>
      <text:p text:style-name="P4526">********** dates <text:s/>********** <text:s/></text:p>
      <text:p text:style-name="P4527">--&gt;</text:p>
      <text:p text:style-name="Standard"><text:span text:style-name="T4528"><text:tab/></text:span><text:span text:style-name="T4529">&lt;</text:span><text:span text:style-name="T4530">xs:element</text:span><text:span text:style-name="T4531"><text:s/></text:span><text:span text:style-name="T4532">name</text:span><text:span text:style-name="T4533">=</text:span><text:span text:style-name="T4534">"dateIssued"</text:span><text:span text:style-name="T4535"><text:s/></text:span><text:span text:style-name="T4536">type</text:span><text:span text:style-name="T4537">=</text:span><text:span text:style-name="T4538">"dateDefinition"</text:span><text:span text:style-name="T4539">/&gt;</text:span></text:p>
      <text:p text:style-name="Standard"><text:span text:style-name="T4540"><text:tab/></text:span><text:span text:style-name="T4541">&lt;</text:span><text:span text:style-name="T4542">xs:element</text:span><text:span text:style-name="T4543"><text:s/></text:span><text:span text:style-name="T4544">name</text:span><text:span text:style-name="T4545">=</text:span><text:span text:style-name="T4546">"dateCreated"</text:span><text:span text:style-name="T4547"><text:s/></text:span><text:span text:style-name="T4548">type</text:span><text:span text:style-name="T4549">=</text:span><text:span text:style-name="T4550">"dateDefinition"</text:span><text:span text:style-name="T4551">/&gt;</text:span></text:p>
      <text:p text:style-name="Standard"><text:span text:style-name="T4552"><text:tab/></text:span><text:span text:style-name="T4553">&lt;</text:span><text:span text:style-name="T4554">xs:element</text:span><text:span text:style-name="T4555"><text:s/></text:span><text:span text:style-name="T4556">name</text:span><text:span text:style-name="T4557">=</text:span><text:span text:style-name="T4558">"dateCaptured"</text:span><text:span text:style-name="T4559"><text:s/></text:span><text:span text:style-name="T4560">type</text:span><text:span text:style-name="T4561">=</text:span><text:span text:style-name="T4562">"dateDefinition"</text:span><text:span text:style-name="T4563">/&gt;</text:span></text:p>
      <text:p text:style-name="Standard"><text:span text:style-name="T4564"><text:tab/></text:span><text:span text:style-name="T4565">&lt;</text:span><text:span text:style-name="T4566">xs:element</text:span><text:span text:style-name="T4567"><text:s/></text:span><text:span text:style-name="T4568">name</text:span><text:span text:style-name="T4569">=</text:span><text:span text:style-name="T4570">"dateValid"</text:span><text:span text:style-name="T4571"><text:s/></text:span><text:span text:style-name="T4572">type</text:span><text:span text:style-name="T4573">=</text:span><text:span text:style-name="T4574">"dateDefinition"</text:span><text:span text:style-name="T4575">/&gt;</text:span></text:p>
      <text:p text:style-name="Standard"><text:span text:style-name="T4576"><text:tab/></text:span><text:span text:style-name="T4577">&lt;</text:span><text:span text:style-name="T4578">xs:element</text:span><text:span text:style-name="T4579"><text:s/></text:span><text:span text:style-name="T4580">name</text:span><text:span text:style-name="T4581">=</text:span><text:span text:style-name="T4582">"dateModified"</text:span><text:span text:style-name="T4583"><text:s/></text:span><text:span text:style-name="T4584">type</text:span><text:span text:style-name="T4585">=</text:span><text:span text:style-name="T4586">"dateDefinition"</text:span><text:span text:style-name="T4587">/&gt;</text:span></text:p>
      <text:p text:style-name="Standard"><text:span text:style-name="T4588"><text:tab/></text:span><text:span text:style-name="T4589">&lt;</text:span><text:span text:style-name="T4590">xs:element</text:span><text:span text:style-name="T4591"><text:s/></text:span><text:span text:style-name="T4592">name</text:span><text:span text:style-name="T4593">=</text:span><text:span text:style-name="T4594">"copyrightDate"</text:span><text:span text:style-name="T4595"><text:s/></text:span><text:span text:style-name="T4596">type</text:span><text:span text:style-name="T4597">=</text:span><text:span text:style-name="T4598">"dateDefinition"</text:span><text:span text:style-name="T4599">/&gt;</text:span></text:p>
      <text:p text:style-name="Standard"><text:span text:style-name="T4600"><text:tab/></text:span><text:span text:style-name="T4601">&lt;</text:span><text:span text:style-name="T4602">xs:element</text:span><text:span text:style-name="T4603"><text:s/></text:span><text:span text:style-name="T4604">name</text:span><text:span text:style-name="T4605">=</text:span><text:span text:style-name="T4606">"dateOther"</text:span><text:span text:style-name="T4607"><text:s/></text:span><text:span text:style-name="T4608">type</text:span><text:span text:style-name="T4609">=</text:span><text:span text:style-name="T4610">"dateOtherDefinition"</text:span><text:span text:style-name="T4611">/&gt;</text:span></text:p>
      <text:p text:style-name="Standard"><text:span text:style-name="T4612"><text:tab/></text:span><text:span text:style-name="T4613">&lt;!-- <text:s/>--&gt;</text:span></text:p>
      <text:p text:style-name="Standard"><text:span text:style-name="T4614"><text:tab/></text:span><text:span text:style-name="T4615">&lt;</text:span><text:span text:style-name="T4616">xs:complexType</text:span><text:span text:style-name="T4617"><text:s/></text:span><text:span text:style-name="T4618">name</text:span><text:span text:style-name="T4619">=</text:span><text:span text:style-name="T4620">"dateDefinition"</text:span><text:span text:style-name="T4621">&gt;</text:span></text:p>
      <text:p text:style-name="Standard"><text:span text:style-name="T4622"><text:tab/></text:span><text:span text:style-name="T4623"><text:tab/></text:span><text:span text:style-name="T4624">&lt;</text:span><text:span text:style-name="T4625">xs:simpleContent</text:span><text:span text:style-name="T4626">&gt;</text:span></text:p>
      <text:p text:style-name="Standard"><text:span text:style-name="T4627"><text:tab/></text:span><text:span text:style-name="T4628"><text:tab/></text:span><text:span text:style-name="T4629"><text:tab/></text:span><text:span text:style-name="T4630">&lt;</text:span><text:span text:style-name="T4631">xs:extension</text:span><text:span text:style-name="T4632"><text:s/></text:span><text:span text:style-name="T4633">base</text:span><text:span text:style-name="T4634">=</text:span><text:span text:style-name="T4635">"stringPlusLanguage"</text:span><text:span text:style-name="T4636">&gt;</text:span></text:p>
      <text:p text:style-name="Standard"><text:span text:style-name="T4637"><text:tab/></text:span><text:span text:style-name="T4638"><text:tab/></text:span><text:span text:style-name="T4639"><text:tab/></text:span><text:span text:style-name="T4640"><text:tab/></text:span><text:span text:style-name="T4641">&lt;</text:span><text:span text:style-name="T4642">xs:attribute</text:span><text:span text:style-name="T4643"><text:s/></text:span><text:span text:style-name="T4644">name</text:span><text:span text:style-name="T4645">=</text:span><text:span text:style-name="T4646">"encoding"</text:span><text:span text:style-name="T4647">&gt;</text:span></text:p>
      <text:p text:style-name="Standard"><text:span text:style-name="T4648"><text:tab/></text:span><text:span text:style-name="T4649"><text:tab/></text:span><text:span text:style-name="T4650"><text:tab/></text:span><text:span text:style-name="T4651"><text:tab/></text:span><text:span text:style-name="T4652"><text:tab/></text:span><text:span text:style-name="T4653">&lt;</text:span><text:span text:style-name="T4654">xs:simpleType</text:span><text:span text:style-name="T4655">&gt;</text:span></text:p>
      <text:p text:style-name="Standard"><text:span text:style-name="T4656"><text:tab/></text:span><text:span text:style-name="T4657"><text:tab/></text:span><text:span text:style-name="T4658"><text:tab/></text:span><text:span text:style-name="T4659"><text:tab/></text:span><text:span text:style-name="T4660"><text:tab/></text:span><text:span text:style-name="T4661"><text:tab/></text:span><text:span text:style-name="T4662">&lt;</text:span><text:span text:style-name="T4663">xs:restriction</text:span><text:span text:style-name="T4664"><text:s/></text:span><text:span text:style-name="T4665">base</text:span><text:span text:style-name="T4666">=</text:span><text:span text:style-name="T4667">"xs:string"</text:span><text:span text:style-name="T4668">&gt;</text:span></text:p>
      <text:p text:style-name="Standard"><text:span text:style-name="T4669"><text:tab/></text:span><text:span text:style-name="T4670"><text:tab/></text:span><text:span text:style-name="T4671"><text:tab/></text:span><text:span text:style-name="T4672"><text:tab/></text:span><text:span text:style-name="T4673"><text:tab/></text:span><text:span text:style-name="T4674"><text:tab/></text:span><text:span text:style-name="T4675"><text:tab/></text:span><text:span text:style-name="T4676">&lt;</text:span><text:span text:style-name="T4677">xs:enumeration</text:span><text:span text:style-name="T4678"><text:s/></text:span><text:span text:style-name="T4679">value</text:span><text:span text:style-name="T4680">=</text:span><text:span text:style-name="T4681">"w3cdtf"</text:span><text:span text:style-name="T4682">/&gt;</text:span></text:p>
      <text:p text:style-name="Standard"><text:span text:style-name="T4683"><text:tab/></text:span><text:span text:style-name="T4684"><text:tab/></text:span><text:span text:style-name="T4685"><text:tab/></text:span><text:span text:style-name="T4686"><text:tab/></text:span><text:span text:style-name="T4687"><text:tab/></text:span><text:span text:style-name="T4688"><text:tab/></text:span><text:span text:style-name="T4689"><text:tab/></text:span><text:span text:style-name="T4690">&lt;</text:span><text:span text:style-name="T4691">xs:enumeration</text:span><text:span text:style-name="T4692"><text:s/></text:span><text:span text:style-name="T4693">value</text:span><text:span text:style-name="T4694">=</text:span><text:span text:style-name="T4695">"iso8601"</text:span><text:span text:style-name="T4696">/&gt;</text:span></text:p>
      <text:p text:style-name="Standard"><text:span text:style-name="T4697"><text:tab/></text:span><text:span text:style-name="T4698"><text:tab/></text:span><text:span text:style-name="T4699"><text:tab/></text:span><text:span text:style-name="T4700"><text:tab/></text:span><text:span text:style-name="T4701"><text:tab/></text:span><text:span text:style-name="T4702"><text:tab/></text:span><text:span text:style-name="T4703"><text:tab/></text:span><text:span text:style-name="T4704">&lt;</text:span><text:span text:style-name="T4705">xs:enumeration</text:span><text:span text:style-name="T4706"><text:s/></text:span><text:span text:style-name="T4707">value</text:span><text:span text:style-name="T4708">=</text:span><text:span text:style-name="T4709">"marc"</text:span><text:span text:style-name="T4710">/&gt;</text:span></text:p>
      <text:p text:style-name="Standard"><text:span text:style-name="T4711"><text:tab/></text:span><text:span text:style-name="T4712"><text:tab/></text:span><text:span text:style-name="T4713"><text:tab/></text:span><text:span text:style-name="T4714"><text:tab/></text:span><text:span text:style-name="T4715"><text:tab/></text:span><text:span text:style-name="T4716"><text:tab/></text:span><text:span text:style-name="T4717"><text:tab/></text:span><text:span text:style-name="T4718">&lt;</text:span><text:span text:style-name="T4719">xs:enumeration</text:span><text:span text:style-name="T4720"><text:s/></text:span><text:span text:style-name="T4721">value</text:span><text:span text:style-name="T4722">=</text:span><text:span text:style-name="T4723">"temper"</text:span><text:span text:style-name="T4724">/&gt;</text:span></text:p>
      <text:p text:style-name="Standard"><text:span text:style-name="T4725"><text:tab/></text:span><text:span text:style-name="T4726"><text:tab/></text:span><text:span text:style-name="T4727"><text:tab/></text:span><text:span text:style-name="T4728"><text:tab/></text:span><text:span text:style-name="T4729"><text:tab/></text:span><text:span text:style-name="T4730"><text:tab/></text:span><text:span text:style-name="T4731"><text:tab/></text:span><text:span text:style-name="T4732">&lt;</text:span><text:span text:style-name="T4733">xs:enumeration</text:span><text:span text:style-name="T4734"><text:s/></text:span><text:span text:style-name="T4735">value</text:span><text:span text:style-name="T4736">=</text:span><text:span text:style-name="T4737">"edtf"</text:span><text:span text:style-name="T4738">/&gt;</text:span></text:p>
      <text:p text:style-name="Standard"><text:span text:style-name="T4739"><text:tab/></text:span><text:span text:style-name="T4740"><text:tab/></text:span><text:span text:style-name="T4741"><text:tab/></text:span><text:span text:style-name="T4742"><text:tab/></text:span><text:span text:style-name="T4743"><text:tab/></text:span><text:span text:style-name="T4744"><text:tab/></text:span><text:span text:style-name="T4745">&lt;/</text:span><text:span text:style-name="T4746">xs:restriction</text:span><text:span text:style-name="T4747">&gt;</text:span></text:p>
      <text:p text:style-name="Standard"><text:span text:style-name="T4748"><text:tab/></text:span><text:span text:style-name="T4749"><text:tab/></text:span><text:span text:style-name="T4750"><text:tab/></text:span><text:span text:style-name="T4751"><text:tab/></text:span><text:span text:style-name="T4752"><text:tab/></text:span><text:span text:style-name="T4753">&lt;/</text:span><text:span text:style-name="T4754">xs:simpleType</text:span><text:span text:style-name="T4755">&gt;</text:span></text:p>
      <text:p text:style-name="Standard"><text:span text:style-name="T4756"><text:tab/></text:span><text:span text:style-name="T4757"><text:tab/></text:span><text:span text:style-name="T4758"><text:tab/></text:span><text:span text:style-name="T4759"><text:tab/></text:span><text:span text:style-name="T4760">&lt;/</text:span><text:span text:style-name="T4761">xs:attribute</text:span><text:span text:style-name="T4762">&gt;</text:span></text:p>
      <text:p text:style-name="Standard"><text:span text:style-name="T4763"><text:tab/></text:span><text:span text:style-name="T4764"><text:tab/></text:span><text:span text:style-name="T4765"><text:tab/></text:span><text:span text:style-name="T4766"><text:tab/></text:span><text:span text:style-name="T4767">&lt;</text:span><text:span text:style-name="T4768">xs:attribute</text:span><text:span text:style-name="T4769"><text:s/></text:span><text:span text:style-name="T4770">name</text:span><text:span text:style-name="T4771">=</text:span><text:span text:style-name="T4772">"qualifier"</text:span><text:span text:style-name="T4773">&gt;</text:span></text:p>
      <text:p text:style-name="Standard"><text:span text:style-name="T4774"><text:tab/></text:span><text:span text:style-name="T4775"><text:tab/></text:span><text:span text:style-name="T4776"><text:tab/></text:span><text:span text:style-name="T4777"><text:tab/></text:span><text:span text:style-name="T4778"><text:tab/></text:span><text:span text:style-name="T4779">&lt;</text:span><text:span text:style-name="T4780">xs:simpleType</text:span><text:span text:style-name="T4781">&gt;</text:span></text:p>
      <text:p text:style-name="Standard"><text:span text:style-name="T4782"><text:tab/></text:span><text:span text:style-name="T4783"><text:tab/></text:span><text:span text:style-name="T4784"><text:tab/></text:span><text:span text:style-name="T4785"><text:tab/></text:span><text:span text:style-name="T4786"><text:tab/></text:span><text:span text:style-name="T4787"><text:tab/></text:span><text:span text:style-name="T4788">&lt;</text:span><text:span text:style-name="T4789">xs:restriction</text:span><text:span text:style-name="T4790"><text:s/></text:span><text:span text:style-name="T4791">base</text:span><text:span text:style-name="T4792">=</text:span><text:span text:style-name="T4793">"xs:string"</text:span><text:span text:style-name="T4794">&gt;</text:span></text:p>
      <text:p text:style-name="Standard"><text:span text:style-name="T4795"><text:tab/></text:span><text:span text:style-name="T4796"><text:tab/></text:span><text:span text:style-name="T4797"><text:tab/></text:span><text:span text:style-name="T4798"><text:tab/></text:span><text:span text:style-name="T4799"><text:tab/></text:span><text:span text:style-name="T4800"><text:tab/></text:span><text:span text:style-name="T4801"><text:tab/></text:span><text:span text:style-name="T4802">&lt;</text:span><text:span text:style-name="T4803">xs:enumeration</text:span><text:span text:style-name="T4804"><text:s/></text:span><text:span text:style-name="T4805">value</text:span><text:span text:style-name="T4806">=</text:span><text:span text:style-name="T4807">"approximate"</text:span><text:span text:style-name="T4808">/&gt;</text:span></text:p>
      <text:p text:style-name="Standard"><text:span text:style-name="T4809"><text:tab/></text:span><text:span text:style-name="T4810"><text:tab/></text:span><text:span text:style-name="T4811"><text:tab/></text:span><text:span text:style-name="T4812"><text:tab/></text:span><text:span text:style-name="T4813"><text:tab/></text:span><text:span text:style-name="T4814"><text:tab/></text:span><text:span text:style-name="T4815"><text:tab/></text:span><text:span text:style-name="T4816">&lt;</text:span><text:span text:style-name="T4817">xs:enumeration</text:span><text:span text:style-name="T4818"><text:s/></text:span><text:span text:style-name="T4819">value</text:span><text:span text:style-name="T4820">=</text:span><text:span text:style-name="T4821">"inferred"</text:span><text:span text:style-name="T4822">/&gt;</text:span></text:p>
      <text:p text:style-name="Standard"><text:span text:style-name="T4823"><text:tab/></text:span><text:span text:style-name="T4824"><text:tab/></text:span><text:span text:style-name="T4825"><text:tab/></text:span><text:span text:style-name="T4826"><text:tab/></text:span><text:span text:style-name="T4827"><text:tab/></text:span><text:span text:style-name="T4828"><text:tab/></text:span><text:span text:style-name="T4829"><text:tab/></text:span><text:span text:style-name="T4830">&lt;</text:span><text:span text:style-name="T4831">xs:enumeration</text:span><text:span text:style-name="T4832"><text:s/></text:span><text:span text:style-name="T4833">value</text:span><text:span text:style-name="T4834">=</text:span><text:span text:style-name="T4835">"questionable"</text:span><text:span text:style-name="T4836">/&gt;</text:span></text:p>
      <text:p text:style-name="Standard"><text:span text:style-name="T4837"><text:tab/></text:span><text:span text:style-name="T4838"><text:tab/></text:span><text:span text:style-name="T4839"><text:tab/></text:span><text:span text:style-name="T4840"><text:tab/></text:span><text:span text:style-name="T4841"><text:tab/></text:span><text:span text:style-name="T4842"><text:tab/></text:span><text:span text:style-name="T4843">&lt;/</text:span><text:span text:style-name="T4844">xs:restriction</text:span><text:span text:style-name="T4845">&gt;</text:span></text:p>
      <text:p text:style-name="Standard"><text:span text:style-name="T4846"><text:tab/></text:span><text:span text:style-name="T4847"><text:tab/></text:span><text:span text:style-name="T4848"><text:tab/></text:span><text:span text:style-name="T4849"><text:tab/></text:span><text:span text:style-name="T4850"><text:tab/></text:span><text:span text:style-name="T4851">&lt;/</text:span><text:span text:style-name="T4852">xs:simpleType</text:span><text:span text:style-name="T4853">&gt;</text:span></text:p>
      <text:p text:style-name="Standard"><text:span text:style-name="T4854"><text:tab/></text:span><text:span text:style-name="T4855"><text:tab/></text:span><text:span text:style-name="T4856"><text:tab/></text:span><text:span text:style-name="T4857"><text:tab/></text:span><text:span text:style-name="T4858">&lt;/</text:span><text:span text:style-name="T4859">xs:attribute</text:span><text:span text:style-name="T4860">&gt;</text:span></text:p>
      <text:p text:style-name="Standard"><text:span text:style-name="T4861"><text:tab/></text:span><text:span text:style-name="T4862"><text:tab/></text:span><text:span text:style-name="T4863"><text:tab/></text:span><text:span text:style-name="T4864"><text:tab/></text:span><text:span text:style-name="T4865">&lt;</text:span><text:span text:style-name="T4866">xs:attribute</text:span><text:span text:style-name="T4867"><text:s/></text:span><text:span text:style-name="T4868">name</text:span><text:span text:style-name="T4869">=</text:span><text:span text:style-name="T4870">"point"</text:span><text:span text:style-name="T4871">&gt;</text:span></text:p>
      <text:p text:style-name="Standard"><text:span text:style-name="T4872"><text:tab/></text:span><text:span text:style-name="T4873"><text:tab/></text:span><text:span text:style-name="T4874"><text:tab/></text:span><text:span text:style-name="T4875"><text:tab/></text:span><text:span text:style-name="T4876"><text:tab/></text:span><text:span text:style-name="T4877">&lt;</text:span><text:span text:style-name="T4878">xs:simpleType</text:span><text:span text:style-name="T4879">&gt;</text:span></text:p>
      <text:p text:style-name="Standard"><text:span text:style-name="T4880"><text:tab/></text:span><text:span text:style-name="T4881"><text:tab/></text:span><text:span text:style-name="T4882"><text:tab/></text:span><text:span text:style-name="T4883"><text:tab/></text:span><text:span text:style-name="T4884"><text:tab/></text:span><text:span text:style-name="T4885"><text:tab/></text:span><text:span text:style-name="T4886">&lt;</text:span><text:span text:style-name="T4887">xs:restriction</text:span><text:span text:style-name="T4888"><text:s/></text:span><text:span text:style-name="T4889">base</text:span><text:span text:style-name="T4890">=</text:span><text:span text:style-name="T4891">"xs:string"</text:span><text:span text:style-name="T4892">&gt;</text:span></text:p>
      <text:p text:style-name="Standard"><text:span text:style-name="T4893"><text:tab/></text:span><text:span text:style-name="T4894"><text:tab/></text:span><text:span text:style-name="T4895"><text:tab/></text:span><text:span text:style-name="T4896"><text:tab/></text:span><text:span text:style-name="T4897"><text:tab/></text:span><text:span text:style-name="T4898"><text:tab/></text:span><text:span text:style-name="T4899"><text:tab/></text:span><text:span text:style-name="T4900">&lt;</text:span><text:span text:style-name="T4901">xs:enumeration</text:span><text:span text:style-name="T4902"><text:s/></text:span><text:span text:style-name="T4903">value</text:span><text:span text:style-name="T4904">=</text:span><text:span text:style-name="T4905">"start"</text:span><text:span text:style-name="T4906">/&gt;</text:span></text:p>
      <text:p text:style-name="Standard"><text:span text:style-name="T4907"><text:tab/></text:span><text:span text:style-name="T4908"><text:tab/></text:span><text:span text:style-name="T4909"><text:tab/></text:span><text:span text:style-name="T4910"><text:tab/></text:span><text:span text:style-name="T4911"><text:tab/></text:span><text:span text:style-name="T4912"><text:tab/></text:span><text:span text:style-name="T4913"><text:tab/></text:span><text:span text:style-name="T4914">&lt;</text:span><text:span text:style-name="T4915">xs:enumeration</text:span><text:span text:style-name="T4916"><text:s/></text:span><text:span text:style-name="T4917">value</text:span><text:span text:style-name="T4918">=</text:span><text:span text:style-name="T4919">"end"</text:span><text:span text:style-name="T4920">/&gt;</text:span></text:p>
      <text:p text:style-name="Standard"><text:span text:style-name="T4921"><text:tab/></text:span><text:span text:style-name="T4922"><text:tab/></text:span><text:span text:style-name="T4923"><text:tab/></text:span><text:span text:style-name="T4924"><text:tab/></text:span><text:span text:style-name="T4925"><text:tab/></text:span><text:span text:style-name="T4926"><text:tab/></text:span><text:span text:style-name="T4927">&lt;/</text:span><text:span text:style-name="T4928">xs:restriction</text:span><text:span text:style-name="T4929">&gt;</text:span></text:p>
      <text:p text:style-name="Standard"><text:span text:style-name="T4930"><text:tab/></text:span><text:span text:style-name="T4931"><text:tab/></text:span><text:span text:style-name="T4932"><text:tab/></text:span><text:span text:style-name="T4933"><text:tab/></text:span><text:span text:style-name="T4934"><text:tab/></text:span><text:span text:style-name="T4935">&lt;/</text:span><text:span text:style-name="T4936">xs:simpleType</text:span><text:span text:style-name="T4937">&gt;</text:span></text:p>
      <text:p text:style-name="Standard"><text:span text:style-name="T4938"><text:tab/></text:span><text:span text:style-name="T4939"><text:tab/></text:span><text:span text:style-name="T4940"><text:tab/></text:span><text:span text:style-name="T4941"><text:tab/></text:span><text:span text:style-name="T4942">&lt;/</text:span><text:span text:style-name="T4943">xs:attribute</text:span><text:span text:style-name="T4944">&gt;</text:span></text:p>
      <text:p text:style-name="Standard"><text:span text:style-name="T4945"><text:tab/></text:span><text:span text:style-name="T4946"><text:tab/></text:span><text:span text:style-name="T4947"><text:tab/></text:span><text:span text:style-name="T4948"><text:tab/></text:span><text:span text:style-name="T4949">&lt;</text:span><text:span text:style-name="T4950">xs:attribute</text:span><text:span text:style-name="T4951"><text:s/></text:span><text:span text:style-name="T4952">name</text:span><text:span text:style-name="T4953">=</text:span><text:span text:style-name="T4954">"keyDate"</text:span><text:span text:style-name="T4955"><text:s/></text:span><text:span text:style-name="T4956">fixed</text:span><text:span text:style-name="T4957">=</text:span><text:span text:style-name="T4958">"yes"</text:span><text:span text:style-name="T4959">/&gt;</text:span></text:p>
      <text:p text:style-name="Standard"><text:span text:style-name="T4960"><text:tab/></text:span><text:span text:style-name="T4961"><text:tab/></text:span><text:span text:style-name="T4962"><text:tab/></text:span><text:span text:style-name="T4963">&lt;/</text:span><text:span text:style-name="T4964">xs:extension</text:span><text:span text:style-name="T4965">&gt;</text:span></text:p>
      <text:p text:style-name="Standard"><text:span text:style-name="T4966"><text:tab/></text:span><text:span text:style-name="T4967"><text:tab/></text:span><text:span text:style-name="T4968">&lt;/</text:span><text:span text:style-name="T4969">xs:simpleContent</text:span><text:span text:style-name="T4970">&gt;</text:span></text:p>
      <text:p text:style-name="Standard"><text:span text:style-name="T4971"><text:tab/></text:span><text:span text:style-name="T4972">&lt;/</text:span><text:span text:style-name="T4973">xs:complexType</text:span><text:span text:style-name="T4974">&gt;</text:span></text:p>
      <text:p text:style-name="Standard"><text:span text:style-name="T4975"><text:tab/></text:span><text:span text:style-name="T4976">&lt;!--</text:span></text:p>
      <text:p text:style-name="P4977"><text:tab/>********** dateOther <text:s/>********** <text:s/></text:p>
      <text:p text:style-name="P4978">--&gt;</text:p>
      <text:p text:style-name="Standard"><text:span text:style-name="T4979"><text:tab/></text:span><text:span text:style-name="T4980">&lt;</text:span><text:span text:style-name="T4981">xs:complexType</text:span><text:span text:style-name="T4982"><text:s/></text:span><text:span text:style-name="T4983">name</text:span><text:span text:style-name="T4984">=</text:span><text:span text:style-name="T4985">"dateOtherDefinition"</text:span><text:span text:style-name="T4986">&gt;</text:span></text:p>
      <text:p text:style-name="Standard"><text:span text:style-name="T4987"><text:tab/></text:span><text:span text:style-name="T4988"><text:tab/></text:span><text:span text:style-name="T4989">&lt;</text:span><text:span text:style-name="T4990">xs:simpleContent</text:span><text:span text:style-name="T4991">&gt;</text:span></text:p>
      <text:p text:style-name="Standard"><text:span text:style-name="T4992"><text:tab/></text:span><text:span text:style-name="T4993"><text:tab/></text:span><text:span text:style-name="T4994"><text:tab/></text:span><text:span text:style-name="T4995">&lt;</text:span><text:span text:style-name="T4996">xs:extension</text:span><text:span text:style-name="T4997"><text:s/></text:span><text:span text:style-name="T4998">base</text:span><text:span text:style-name="T4999">=</text:span><text:span text:style-name="T5000">"dateDefinition"</text:span><text:span text:style-name="T5001">&gt;</text:span></text:p>
      <text:p text:style-name="Standard"><text:span text:style-name="T5002"><text:tab/></text:span><text:span text:style-name="T5003"><text:tab/></text:span><text:span text:style-name="T5004"><text:tab/></text:span><text:span text:style-name="T5005"><text:tab/></text:span><text:span text:style-name="T5006">&lt;</text:span><text:span text:style-name="T5007">xs:attribute</text:span><text:span text:style-name="T5008"><text:s/></text:span><text:span text:style-name="T5009">name</text:span><text:span text:style-name="T5010">=</text:span><text:span text:style-name="T5011">"type"</text:span><text:span text:style-name="T5012"><text:s/></text:span><text:span text:style-name="T5013">type</text:span><text:span text:style-name="T5014">=</text:span><text:span text:style-name="T5015">"xs:string"</text:span><text:span text:style-name="T5016">/&gt;</text:span></text:p>
      <text:p text:style-name="Standard"><text:span text:style-name="T5017"><text:tab/></text:span><text:span text:style-name="T5018"><text:tab/></text:span><text:span text:style-name="T5019"><text:tab/></text:span><text:span text:style-name="T5020">&lt;/</text:span><text:span text:style-name="T5021">xs:extension</text:span><text:span text:style-name="T5022">&gt;</text:span></text:p>
      <text:p text:style-name="Standard"><text:span text:style-name="T5023"><text:tab/></text:span><text:span text:style-name="T5024"><text:tab/></text:span><text:span text:style-name="T5025">&lt;/</text:span><text:span text:style-name="T5026">xs:simpleContent</text:span><text:span text:style-name="T5027">&gt;</text:span></text:p>
      <text:p text:style-name="Standard"><text:span text:style-name="T5028"><text:tab/></text:span><text:span text:style-name="T5029">&lt;/</text:span><text:span text:style-name="T5030">xs:complexType</text:span><text:span text:style-name="T5031">&gt;</text:span></text:p>
      <text:p text:style-name="Standard"><text:span text:style-name="T5032"><text:tab/></text:span><text:span text:style-name="T5033">&lt;!--</text:span></text:p>
      <text:p text:style-name="P5034"><text:tab/>********** edition ********** <text:s/></text:p>
      <text:p text:style-name="P5035">--&gt;</text:p>
      <text:p text:style-name="Standard"><text:span text:style-name="T5036"><text:tab/></text:span><text:span text:style-name="T5037">&lt;</text:span><text:span text:style-name="T5038">xs:element</text:span><text:span text:style-name="T5039"><text:s/></text:span><text:span text:style-name="T5040">name</text:span><text:span text:style-name="T5041">=</text:span><text:span text:style-name="T5042">"edition"</text:span><text:span text:style-name="T5043"><text:s/></text:span><text:span text:style-name="T5044">type</text:span><text:span text:style-name="T5045">=</text:span><text:span text:style-name="T5046">"stringPlusLanguagePlusSupplied"</text:span><text:span text:style-name="T5047">/&gt;</text:span></text:p>
      <text:p text:style-name="Standard"><text:span text:style-name="T5048"><text:tab/></text:span><text:span text:style-name="T5049">&lt;!-- <text:s/></text:span></text:p>
      <text:p text:style-name="P5050">********** issuance ********** <text:s/><text:tab/></text:p>
      <text:p text:style-name="P5051"><text:s text:c="7"/>--&gt;</text:p>
      <text:p text:style-name="Standard"><text:span text:style-name="T5052"><text:tab/></text:span><text:span text:style-name="T5053">&lt;</text:span><text:span text:style-name="T5054">xs:element</text:span><text:span text:style-name="T5055"><text:s/></text:span><text:span text:style-name="T5056">name</text:span><text:span text:style-name="T5057">=</text:span><text:span text:style-name="T5058">"issuance"</text:span><text:span text:style-name="T5059"><text:s/></text:span><text:span text:style-name="T5060">type</text:span><text:span text:style-name="T5061">=</text:span><text:span text:style-name="T5062">"issuanceDefinition"</text:span><text:span text:style-name="T5063">/&gt;</text:span></text:p>
      <text:p text:style-name="Standard"><text:span text:style-name="T5064"><text:tab/></text:span><text:span text:style-name="T5065">&lt;!-- --&gt;</text:span></text:p>
      <text:p text:style-name="Standard"><text:span text:style-name="T5066"><text:tab/></text:span><text:span text:style-name="T5067">&lt;</text:span><text:span text:style-name="T5068">xs:simpleType</text:span><text:span text:style-name="T5069"><text:s/></text:span><text:span text:style-name="T5070">name</text:span><text:span text:style-name="T5071">=</text:span><text:span text:style-name="T5072">"issuanceDefinition"</text:span><text:span text:style-name="T5073">&gt;</text:span></text:p>
      <text:p text:style-name="Standard"><text:span text:style-name="T5074"><text:tab/></text:span><text:span text:style-name="T5075"><text:tab/></text:span><text:span text:style-name="T5076">&lt;</text:span><text:span text:style-name="T5077">xs:restriction</text:span><text:span text:style-name="T5078"><text:s/></text:span><text:span text:style-name="T5079">base</text:span><text:span text:style-name="T5080">=</text:span><text:span text:style-name="T5081">"xs:string"</text:span><text:span text:style-name="T5082">&gt;</text:span></text:p>
      <text:p text:style-name="Standard"><text:span text:style-name="T5083"><text:tab/></text:span><text:span text:style-name="T5084"><text:tab/></text:span><text:span text:style-name="T5085"><text:tab/></text:span><text:span text:style-name="T5086">&lt;</text:span><text:span text:style-name="T5087">xs:enumeration</text:span><text:span text:style-name="T5088"><text:s/></text:span><text:span text:style-name="T5089">value</text:span><text:span text:style-name="T5090">=</text:span><text:span text:style-name="T5091">"continuing"</text:span><text:span text:style-name="T5092">/&gt;</text:span></text:p>
      <text:p text:style-name="Standard"><text:span text:style-name="T5093"><text:tab/></text:span><text:span text:style-name="T5094"><text:tab/></text:span><text:span text:style-name="T5095"><text:tab/></text:span><text:span text:style-name="T5096">&lt;</text:span><text:span text:style-name="T5097">xs:enumeration</text:span><text:span text:style-name="T5098"><text:s/></text:span><text:span text:style-name="T5099">value</text:span><text:span text:style-name="T5100">=</text:span><text:span text:style-name="T5101">"monographic"</text:span><text:span text:style-name="T5102">/&gt;</text:span></text:p>
      <text:p text:style-name="Standard"><text:span text:style-name="T5103"><text:tab/></text:span><text:span text:style-name="T5104"><text:tab/></text:span><text:span text:style-name="T5105"><text:tab/></text:span><text:span text:style-name="T5106">&lt;</text:span><text:span text:style-name="T5107">xs:enumeration</text:span><text:span text:style-name="T5108"><text:s/></text:span><text:span text:style-name="T5109">value</text:span><text:span text:style-name="T5110">=</text:span><text:span text:style-name="T5111">"single unit"</text:span><text:span text:style-name="T5112">/&gt;</text:span></text:p>
      <text:p text:style-name="Standard"><text:span text:style-name="T5113"><text:tab/></text:span><text:span text:style-name="T5114"><text:tab/></text:span><text:span text:style-name="T5115"><text:tab/></text:span><text:span text:style-name="T5116">&lt;</text:span><text:span text:style-name="T5117">xs:enumeration</text:span><text:span text:style-name="T5118"><text:s/></text:span><text:span text:style-name="T5119">value</text:span><text:span text:style-name="T5120">=</text:span><text:span text:style-name="T5121">"multipart monograph"</text:span><text:span text:style-name="T5122">/&gt;</text:span></text:p>
      <text:p text:style-name="Standard"><text:span text:style-name="T5123"><text:tab/></text:span><text:span text:style-name="T5124"><text:tab/></text:span><text:span text:style-name="T5125"><text:tab/></text:span><text:span text:style-name="T5126">&lt;</text:span><text:span text:style-name="T5127">xs:enumeration</text:span><text:span text:style-name="T5128"><text:s/></text:span><text:span text:style-name="T5129">value</text:span><text:span text:style-name="T5130">=</text:span><text:span text:style-name="T5131">"serial"</text:span><text:span text:style-name="T5132">/&gt;</text:span></text:p>
      <text:p text:style-name="Standard"><text:span text:style-name="T5133"><text:tab/></text:span><text:span text:style-name="T5134"><text:tab/></text:span><text:span text:style-name="T5135"><text:tab/></text:span><text:span text:style-name="T5136">&lt;</text:span><text:span text:style-name="T5137">xs:enumeration</text:span><text:span text:style-name="T5138"><text:s/></text:span><text:span text:style-name="T5139">value</text:span><text:span text:style-name="T5140">=</text:span><text:span text:style-name="T5141">"integrating resource"</text:span><text:span text:style-name="T5142">/&gt;</text:span></text:p>
      <text:p text:style-name="Standard"><text:span text:style-name="T5143"><text:tab/></text:span><text:span text:style-name="T5144"><text:tab/></text:span><text:span text:style-name="T5145">&lt;/</text:span><text:span text:style-name="T5146">xs:restriction</text:span><text:span text:style-name="T5147">&gt;</text:span></text:p>
      <text:p text:style-name="Standard"><text:span text:style-name="T5148"><text:tab/></text:span><text:span text:style-name="T5149">&lt;/</text:span><text:span text:style-name="T5150">xs:simpleType</text:span><text:span text:style-name="T5151">&gt;</text:span></text:p>
      <text:p text:style-name="Standard"><text:span text:style-name="T5152"><text:tab/></text:span><text:span text:style-name="T5153">&lt;!--</text:span></text:p>
      <text:p text:style-name="P5154"><text:tab/>********** frequency********** <text:s/></text:p>
      <text:p text:style-name="P5155">--&gt;</text:p>
      <text:p text:style-name="Standard"><text:span text:style-name="T5156"><text:tab/></text:span><text:span text:style-name="T5157">&lt;</text:span><text:span text:style-name="T5158">xs:element</text:span><text:span text:style-name="T5159"><text:s/></text:span><text:span text:style-name="T5160">name</text:span><text:span text:style-name="T5161">=</text:span><text:span text:style-name="T5162">"frequency"</text:span><text:span text:style-name="T5163"><text:s/></text:span><text:span text:style-name="T5164">type</text:span><text:span text:style-name="T5165">=</text:span><text:span text:style-name="T5166">"stringPlusLanguagePlusAuthority"</text:span><text:span text:style-name="T5167">/&gt;</text:span></text:p>
      <text:p text:style-name="Standard"><text:span text:style-name="T5168"><text:tab/></text:span><text:span text:style-name="T5169">&lt;!-- <text:s/></text:span></text:p>
      <text:p text:style-name="P5170"/>
      <text:p text:style-name="P5171">****************************************************</text:p>
      <text:p text:style-name="P5172">* <text:s text:c="2"/>Top Level Element &lt;part&gt; <text:s text:c="22"/>*</text:p>
      <text:p text:style-name="P5173">***************************************************** <text:s text:c="8"/></text:p>
      <text:p text:style-name="P5174">--&gt;</text:p>
      <text:p text:style-name="Standard"><text:span text:style-name="T5175"><text:tab/></text:span><text:span text:style-name="T5176">&lt;</text:span><text:span text:style-name="T5177">xs:element</text:span><text:span text:style-name="T5178"><text:s/></text:span><text:span text:style-name="T5179">name</text:span><text:span text:style-name="T5180">=</text:span><text:span text:style-name="T5181">"part"</text:span><text:span text:style-name="T5182"><text:s/></text:span><text:span text:style-name="T5183">type</text:span><text:span text:style-name="T5184">=</text:span><text:span text:style-name="T5185">"partDefinition"</text:span><text:span text:style-name="T5186">/&gt;</text:span></text:p>
      <text:p text:style-name="Standard"><text:span text:style-name="T5187"><text:tab/></text:span><text:span text:style-name="T5188">&lt;!-- --&gt;</text:span></text:p>
      <text:p text:style-name="Standard"><text:span text:style-name="T5189"><text:tab/></text:span><text:span text:style-name="T5190">&lt;</text:span><text:span text:style-name="T5191">xs:complexType</text:span><text:span text:style-name="T5192"><text:s/></text:span><text:span text:style-name="T5193">name</text:span><text:span text:style-name="T5194">=</text:span><text:span text:style-name="T5195">"partDefinition"</text:span><text:span text:style-name="T5196">&gt;</text:span></text:p>
      <text:p text:style-name="Standard"><text:span text:style-name="T5197"><text:tab/></text:span><text:span text:style-name="T5198"><text:tab/></text:span><text:span text:style-name="T5199">&lt;</text:span><text:span text:style-name="T5200">xs:choice</text:span><text:span text:style-name="T5201"><text:s/></text:span><text:span text:style-name="T5202">minOccurs</text:span><text:span text:style-name="T5203">=</text:span><text:span text:style-name="T5204">"0"</text:span><text:span text:style-name="T5205"><text:s/></text:span><text:span text:style-name="T5206">maxOccurs</text:span><text:span text:style-name="T5207">=</text:span><text:span text:style-name="T5208">"unbounded"</text:span><text:span text:style-name="T5209">&gt;</text:span></text:p>
      <text:p text:style-name="Standard"><text:span text:style-name="T5210"><text:tab/></text:span><text:span text:style-name="T5211"><text:tab/></text:span><text:span text:style-name="T5212"><text:tab/></text:span><text:span text:style-name="T5213">&lt;</text:span><text:span text:style-name="T5214">xs:element</text:span><text:span text:style-name="T5215"><text:s/></text:span><text:span text:style-name="T5216">ref</text:span><text:span text:style-name="T5217">=</text:span><text:span text:style-name="T5218">"detail"</text:span><text:span text:style-name="T5219">/&gt;</text:span></text:p>
      <text:p text:style-name="Standard"><text:span text:style-name="T5220"><text:tab/></text:span><text:span text:style-name="T5221"><text:tab/></text:span><text:span text:style-name="T5222"><text:tab/></text:span><text:span text:style-name="T5223">&lt;</text:span><text:span text:style-name="T5224">xs:element</text:span><text:span text:style-name="T5225"><text:s/></text:span><text:span text:style-name="T5226">name</text:span><text:span text:style-name="T5227">=</text:span><text:span text:style-name="T5228">"extent"</text:span><text:span text:style-name="T5229"><text:s/></text:span><text:span text:style-name="T5230">type</text:span><text:span text:style-name="T5231">=</text:span><text:span text:style-name="T5232">"extentDefinition"</text:span><text:span text:style-name="T5233">/&gt;</text:span></text:p>
      <text:p text:style-name="Standard"><text:span text:style-name="T5234"><text:tab/></text:span><text:span text:style-name="T5235"><text:tab/></text:span><text:span text:style-name="T5236"><text:tab/></text:span><text:span text:style-name="T5237">&lt;</text:span><text:span text:style-name="T5238">xs:element</text:span><text:span text:style-name="T5239"><text:s/></text:span><text:span text:style-name="T5240">ref</text:span><text:span text:style-name="T5241">=</text:span><text:span text:style-name="T5242">"date"</text:span><text:span text:style-name="T5243">/&gt;</text:span></text:p>
      <text:p text:style-name="Standard"><text:span text:style-name="T5244"><text:tab/></text:span><text:span text:style-name="T5245"><text:tab/></text:span><text:span text:style-name="T5246"><text:tab/></text:span><text:span text:style-name="T5247">&lt;</text:span><text:span text:style-name="T5248">xs:element</text:span><text:span text:style-name="T5249"><text:s/></text:span><text:span text:style-name="T5250">ref</text:span><text:span text:style-name="T5251">=</text:span><text:span text:style-name="T5252">"text"</text:span><text:span text:style-name="T5253">/&gt;</text:span></text:p>
      <text:p text:style-name="Standard"><text:span text:style-name="T5254"><text:tab/></text:span><text:span text:style-name="T5255"><text:tab/></text:span><text:span text:style-name="T5256">&lt;/</text:span><text:span text:style-name="T5257">xs:choice</text:span><text:span text:style-name="T5258">&gt;</text:span></text:p>
      <text:p text:style-name="Standard"><text:span text:style-name="T5259"><text:tab/></text:span><text:span text:style-name="T5260"><text:tab/></text:span><text:span text:style-name="T5261">&lt;</text:span><text:span text:style-name="T5262">xs:attribute</text:span><text:span text:style-name="T5263"><text:s/></text:span><text:span text:style-name="T5264">name</text:span><text:span text:style-name="T5265">=</text:span><text:span text:style-name="T5266">"ID"</text:span><text:span text:style-name="T5267"><text:s/></text:span><text:span text:style-name="T5268">type</text:span><text:span text:style-name="T5269">=</text:span><text:span text:style-name="T5270">"xs:ID"</text:span><text:span text:style-name="T5271">/&gt;</text:span></text:p>
      <text:p text:style-name="Standard"><text:span text:style-name="T5272"><text:tab/></text:span><text:span text:style-name="T5273"><text:tab/></text:span><text:span text:style-name="T5274">&lt;</text:span><text:span text:style-name="T5275">xs:attribute</text:span><text:span text:style-name="T5276"><text:s/></text:span><text:span text:style-name="T5277">name</text:span><text:span text:style-name="T5278">=</text:span><text:span text:style-name="T5279">"type"</text:span><text:span text:style-name="T5280"><text:s/></text:span><text:span text:style-name="T5281">type</text:span><text:span text:style-name="T5282">=</text:span><text:span text:style-name="T5283">"xs:string"</text:span><text:span text:style-name="T5284">/&gt;</text:span></text:p>
      <text:p text:style-name="Standard"><text:span text:style-name="T5285"><text:tab/></text:span><text:span text:style-name="T5286"><text:tab/></text:span><text:span text:style-name="T5287">&lt;</text:span><text:span text:style-name="T5288">xs:attribute</text:span><text:span text:style-name="T5289"><text:s/></text:span><text:span text:style-name="T5290">name</text:span><text:span text:style-name="T5291">=</text:span><text:span text:style-name="T5292">"order"</text:span><text:span text:style-name="T5293"><text:s/></text:span><text:span text:style-name="T5294">type</text:span><text:span text:style-name="T5295">=</text:span><text:span text:style-name="T5296">"xs:integer"</text:span><text:span text:style-name="T5297">/&gt;</text:span></text:p>
      <text:p text:style-name="Standard"><text:span text:style-name="T5298"><text:tab/></text:span><text:span text:style-name="T5299"><text:tab/></text:span><text:span text:style-name="T5300">&lt;</text:span><text:span text:style-name="T5301">xs:attributeGroup</text:span><text:span text:style-name="T5302"><text:s/></text:span><text:span text:style-name="T5303">ref</text:span><text:span text:style-name="T5304">=</text:span><text:span text:style-name="T5305">"languageAttributeGroup"</text:span><text:span text:style-name="T5306">/&gt;</text:span></text:p>
      <text:p text:style-name="Standard"><text:span text:style-name="T5307"><text:tab/></text:span><text:span text:style-name="T5308"><text:tab/></text:span><text:span text:style-name="T5309">&lt;</text:span><text:span text:style-name="T5310">xs:attribute</text:span><text:span text:style-name="T5311"><text:s/></text:span><text:span text:style-name="T5312">name</text:span><text:span text:style-name="T5313">=</text:span><text:span text:style-name="T5314">"displayLabel"</text:span><text:span text:style-name="T5315"><text:s/></text:span><text:span text:style-name="T5316">type</text:span><text:span text:style-name="T5317">=</text:span><text:span text:style-name="T5318">"xs:string"</text:span><text:span text:style-name="T5319">/&gt;</text:span></text:p>
      <text:p text:style-name="Standard"><text:span text:style-name="T5320"><text:tab/></text:span><text:span text:style-name="T5321"><text:tab/></text:span><text:span text:style-name="T5322">&lt;</text:span><text:span text:style-name="T5323">xs:attribute</text:span><text:span text:style-name="T5324"><text:s/></text:span><text:span text:style-name="T5325">name</text:span><text:span text:style-name="T5326">=</text:span><text:span text:style-name="T5327">"altRepGroup"</text:span><text:span text:style-name="T5328"><text:s/></text:span><text:span text:style-name="T5329">type</text:span><text:span text:style-name="T5330">=</text:span><text:span text:style-name="T5331">"xs:string"</text:span><text:span text:style-name="T5332">/&gt;</text:span></text:p>
      <text:p text:style-name="Standard"><text:span text:style-name="T5333"><text:tab/></text:span><text:span text:style-name="T5334">&lt;/</text:span><text:span text:style-name="T5335">xs:complexType</text:span><text:span text:style-name="T5336">&gt;</text:span></text:p>
      <text:p text:style-name="Standard"><text:span text:style-name="T5337"><text:tab/></text:span><text:span text:style-name="T5338">&lt;!--</text:span></text:p>
      <text:p text:style-name="P5339"/>
      <text:p text:style-name="P5340">******** <text:s text:c="2"/>Subordinate Elements for &lt;part&gt; <text:s text:c="15"/></text:p>
      <text:p text:style-name="P5341"><text:s/>--&gt;</text:p>
      <text:p text:style-name="Standard"><text:span text:style-name="T5342"><text:tab/></text:span><text:span text:style-name="T5343">&lt;!--</text:span></text:p>
      <text:p text:style-name="P5344">********** detail ********** <text:s/></text:p>
      <text:p text:style-name="P5345">--&gt;</text:p>
      <text:p text:style-name="Standard"><text:span text:style-name="T5346"><text:tab/></text:span><text:span text:style-name="T5347">&lt;</text:span><text:span text:style-name="T5348">xs:element</text:span><text:span text:style-name="T5349"><text:s/></text:span><text:span text:style-name="T5350">name</text:span><text:span text:style-name="T5351">=</text:span><text:span text:style-name="T5352">"detail"</text:span><text:span text:style-name="T5353"><text:s/></text:span><text:span text:style-name="T5354">type</text:span><text:span text:style-name="T5355">=</text:span><text:span text:style-name="T5356">"detailDefinition"</text:span><text:span text:style-name="T5357">/&gt;</text:span></text:p>
      <text:p text:style-name="Standard"><text:span text:style-name="T5358"><text:tab/></text:span><text:span text:style-name="T5359">&lt;!-- --&gt;</text:span></text:p>
      <text:p text:style-name="Standard"><text:span text:style-name="T5360"><text:tab/></text:span><text:span text:style-name="T5361">&lt;</text:span><text:span text:style-name="T5362">xs:complexType</text:span><text:span text:style-name="T5363"><text:s/></text:span><text:span text:style-name="T5364">name</text:span><text:span text:style-name="T5365">=</text:span><text:span text:style-name="T5366">"detailDefinition"</text:span><text:span text:style-name="T5367">&gt;</text:span></text:p>
      <text:p text:style-name="Standard"><text:span text:style-name="T5368"><text:tab/></text:span><text:span text:style-name="T5369"><text:tab/></text:span><text:span text:style-name="T5370">&lt;</text:span><text:span text:style-name="T5371">xs:choice</text:span><text:span text:style-name="T5372"><text:s/></text:span><text:span text:style-name="T5373">maxOccurs</text:span><text:span text:style-name="T5374">=</text:span><text:span text:style-name="T5375">"unbounded"</text:span><text:span text:style-name="T5376">&gt;</text:span></text:p>
      <text:p text:style-name="Standard"><text:span text:style-name="T5377"><text:tab/></text:span><text:span text:style-name="T5378"><text:tab/></text:span><text:span text:style-name="T5379"><text:tab/></text:span><text:span text:style-name="T5380">&lt;</text:span><text:span text:style-name="T5381">xs:element</text:span><text:span text:style-name="T5382"><text:s/></text:span><text:span text:style-name="T5383">ref</text:span><text:span text:style-name="T5384">=</text:span><text:span text:style-name="T5385">"number"</text:span><text:span text:style-name="T5386">/&gt;</text:span></text:p>
      <text:p text:style-name="Standard"><text:span text:style-name="T5387"><text:tab/></text:span><text:span text:style-name="T5388"><text:tab/></text:span><text:span text:style-name="T5389"><text:tab/></text:span><text:span text:style-name="T5390">&lt;</text:span><text:span text:style-name="T5391">xs:element</text:span><text:span text:style-name="T5392"><text:s/></text:span><text:span text:style-name="T5393">ref</text:span><text:span text:style-name="T5394">=</text:span><text:span text:style-name="T5395">"caption"</text:span><text:span text:style-name="T5396">/&gt;</text:span></text:p>
      <text:p text:style-name="Standard"><text:span text:style-name="T5397"><text:tab/></text:span><text:span text:style-name="T5398"><text:tab/></text:span><text:span text:style-name="T5399"><text:tab/></text:span><text:span text:style-name="T5400">&lt;</text:span><text:span text:style-name="T5401">xs:element</text:span><text:span text:style-name="T5402"><text:s/></text:span><text:span text:style-name="T5403">ref</text:span><text:span text:style-name="T5404">=</text:span><text:span text:style-name="T5405">"title"</text:span><text:span text:style-name="T5406">/&gt;</text:span></text:p>
      <text:p text:style-name="Standard"><text:span text:style-name="T5407"><text:tab/></text:span><text:span text:style-name="T5408"><text:tab/></text:span><text:span text:style-name="T5409">&lt;/</text:span><text:span text:style-name="T5410">xs:choice</text:span><text:span text:style-name="T5411">&gt;</text:span></text:p>
      <text:p text:style-name="Standard"><text:span text:style-name="T5412"><text:tab/></text:span><text:span text:style-name="T5413"><text:tab/></text:span><text:span text:style-name="T5414">&lt;</text:span><text:span text:style-name="T5415">xs:attribute</text:span><text:span text:style-name="T5416"><text:s/></text:span><text:span text:style-name="T5417">name</text:span><text:span text:style-name="T5418">=</text:span><text:span text:style-name="T5419">"type"</text:span><text:span text:style-name="T5420"><text:s/></text:span><text:span text:style-name="T5421">type</text:span><text:span text:style-name="T5422">=</text:span><text:span text:style-name="T5423">"xs:string"</text:span><text:span text:style-name="T5424">/&gt;</text:span></text:p>
      <text:p text:style-name="Standard"><text:span text:style-name="T5425"><text:tab/></text:span><text:span text:style-name="T5426"><text:tab/></text:span><text:span text:style-name="T5427">&lt;</text:span><text:span text:style-name="T5428">xs:attribute</text:span><text:span text:style-name="T5429"><text:s/></text:span><text:span text:style-name="T5430">name</text:span><text:span text:style-name="T5431">=</text:span><text:span text:style-name="T5432">"level"</text:span><text:span text:style-name="T5433"><text:s/></text:span><text:span text:style-name="T5434">type</text:span><text:span text:style-name="T5435">=</text:span><text:span text:style-name="T5436">"xs:positiveInteger"</text:span><text:span text:style-name="T5437">/&gt;</text:span></text:p>
      <text:p text:style-name="Standard"><text:span text:style-name="T5438"><text:tab/></text:span><text:span text:style-name="T5439">&lt;/</text:span><text:span text:style-name="T5440">xs:complexType</text:span><text:span text:style-name="T5441">&gt;</text:span></text:p>
      <text:p text:style-name="Standard"><text:span text:style-name="T5442"><text:tab/></text:span><text:span text:style-name="T5443">&lt;!-- --&gt;</text:span></text:p>
      <text:p text:style-name="Standard"><text:span text:style-name="T5444"><text:tab/></text:span><text:span text:style-name="T5445">&lt;</text:span><text:span text:style-name="T5446">xs:element</text:span><text:span text:style-name="T5447"><text:s/></text:span><text:span text:style-name="T5448">name</text:span><text:span text:style-name="T5449">=</text:span><text:span text:style-name="T5450">"number"</text:span><text:span text:style-name="T5451"><text:s/></text:span><text:span text:style-name="T5452">type</text:span><text:span text:style-name="T5453">=</text:span><text:span text:style-name="T5454">"stringPlusLanguage"</text:span><text:span text:style-name="T5455">/&gt;</text:span></text:p>
      <text:p text:style-name="Standard"><text:span text:style-name="T5456"><text:tab/></text:span><text:span text:style-name="T5457">&lt;</text:span><text:span text:style-name="T5458">xs:element</text:span><text:span text:style-name="T5459"><text:s/></text:span><text:span text:style-name="T5460">name</text:span><text:span text:style-name="T5461">=</text:span><text:span text:style-name="T5462">"caption"</text:span><text:span text:style-name="T5463"><text:s/></text:span><text:span text:style-name="T5464">type</text:span><text:span text:style-name="T5465">=</text:span><text:span text:style-name="T5466">"stringPlusLanguage"</text:span><text:span text:style-name="T5467">/&gt;</text:span></text:p>
      <text:p text:style-name="Standard"><text:span text:style-name="T5468"><text:tab/></text:span><text:span text:style-name="T5469">&lt;!--</text:span></text:p>
      <text:p text:style-name="P5470">********** extent ********** <text:s/></text:p>
      <text:p text:style-name="P5471">--&gt;</text:p>
      <text:p text:style-name="Standard"><text:span text:style-name="T5472"><text:tab/></text:span><text:span text:style-name="T5473">&lt;</text:span><text:span text:style-name="T5474">xs:complexType</text:span><text:span text:style-name="T5475"><text:s/></text:span><text:span text:style-name="T5476">name</text:span><text:span text:style-name="T5477">=</text:span><text:span text:style-name="T5478">"extentDefinition"</text:span><text:span text:style-name="T5479">&gt;</text:span></text:p>
      <text:p text:style-name="Standard"><text:span text:style-name="T5480"><text:tab/></text:span><text:span text:style-name="T5481"><text:tab/></text:span><text:span text:style-name="T5482">&lt;</text:span><text:span text:style-name="T5483">xs:sequence</text:span><text:span text:style-name="T5484">&gt;</text:span></text:p>
      <text:p text:style-name="Standard"><text:span text:style-name="T5485"><text:tab/></text:span><text:span text:style-name="T5486"><text:tab/></text:span><text:span text:style-name="T5487"><text:tab/></text:span><text:span text:style-name="T5488">&lt;</text:span><text:span text:style-name="T5489">xs:element</text:span><text:span text:style-name="T5490"><text:s/></text:span><text:span text:style-name="T5491">ref</text:span><text:span text:style-name="T5492">=</text:span><text:span text:style-name="T5493">"start"</text:span><text:span text:style-name="T5494"><text:s/></text:span><text:span text:style-name="T5495">minOccurs</text:span><text:span text:style-name="T5496">=</text:span><text:span text:style-name="T5497">"0"</text:span><text:span text:style-name="T5498">/&gt;</text:span></text:p>
      <text:p text:style-name="Standard"><text:span text:style-name="T5499"><text:tab/></text:span><text:span text:style-name="T5500"><text:tab/></text:span><text:span text:style-name="T5501"><text:tab/></text:span><text:span text:style-name="T5502">&lt;</text:span><text:span text:style-name="T5503">xs:element</text:span><text:span text:style-name="T5504"><text:s/></text:span><text:span text:style-name="T5505">ref</text:span><text:span text:style-name="T5506">=</text:span><text:span text:style-name="T5507">"end"</text:span><text:span text:style-name="T5508"><text:s/></text:span><text:span text:style-name="T5509">minOccurs</text:span><text:span text:style-name="T5510">=</text:span><text:span text:style-name="T5511">"0"</text:span><text:span text:style-name="T5512">/&gt;</text:span></text:p>
      <text:p text:style-name="Standard"><text:span text:style-name="T5513"><text:tab/></text:span><text:span text:style-name="T5514"><text:tab/></text:span><text:span text:style-name="T5515"><text:tab/></text:span><text:span text:style-name="T5516">&lt;</text:span><text:span text:style-name="T5517">xs:element</text:span><text:span text:style-name="T5518"><text:s/></text:span><text:span text:style-name="T5519">ref</text:span><text:span text:style-name="T5520">=</text:span><text:span text:style-name="T5521">"total"</text:span><text:span text:style-name="T5522"><text:s/></text:span><text:span text:style-name="T5523">minOccurs</text:span><text:span text:style-name="T5524">=</text:span><text:span text:style-name="T5525">"0"</text:span><text:span text:style-name="T5526">/&gt;</text:span></text:p>
      <text:p text:style-name="Standard"><text:span text:style-name="T5527"><text:tab/></text:span><text:span text:style-name="T5528"><text:tab/></text:span><text:span text:style-name="T5529"><text:tab/></text:span><text:span text:style-name="T5530">&lt;</text:span><text:span text:style-name="T5531">xs:element</text:span><text:span text:style-name="T5532"><text:s/></text:span><text:span text:style-name="T5533">ref</text:span><text:span text:style-name="T5534">=</text:span><text:span text:style-name="T5535">"list"</text:span><text:span text:style-name="T5536"><text:s/></text:span><text:span text:style-name="T5537">minOccurs</text:span><text:span text:style-name="T5538">=</text:span><text:span text:style-name="T5539">"0"</text:span><text:span text:style-name="T5540">/&gt;</text:span></text:p>
      <text:p text:style-name="Standard"><text:span text:style-name="T5541"><text:tab/></text:span><text:span text:style-name="T5542"><text:tab/></text:span><text:span text:style-name="T5543">&lt;/</text:span><text:span text:style-name="T5544">xs:sequence</text:span><text:span text:style-name="T5545">&gt;</text:span></text:p>
      <text:p text:style-name="Standard"><text:span text:style-name="T5546"><text:tab/></text:span><text:span text:style-name="T5547"><text:tab/></text:span><text:span text:style-name="T5548">&lt;</text:span><text:span text:style-name="T5549">xs:attribute</text:span><text:span text:style-name="T5550"><text:s/></text:span><text:span text:style-name="T5551">name</text:span><text:span text:style-name="T5552">=</text:span><text:span text:style-name="T5553">"unit"</text:span><text:span text:style-name="T5554"><text:s/></text:span><text:span text:style-name="T5555">type</text:span><text:span text:style-name="T5556">=</text:span><text:span text:style-name="T5557">"xs:string"</text:span><text:span text:style-name="T5558">/&gt;</text:span></text:p>
      <text:p text:style-name="Standard"><text:span text:style-name="T5559"><text:tab/></text:span><text:span text:style-name="T5560">&lt;/</text:span><text:span text:style-name="T5561">xs:complexType</text:span><text:span text:style-name="T5562">&gt;</text:span></text:p>
      <text:p text:style-name="Standard"><text:span text:style-name="T5563"><text:tab/></text:span><text:span text:style-name="T5564">&lt;!-- --&gt;</text:span></text:p>
      <text:p text:style-name="Standard"><text:span text:style-name="T5565"><text:tab/></text:span><text:span text:style-name="T5566">&lt;</text:span><text:span text:style-name="T5567">xs:element</text:span><text:span text:style-name="T5568"><text:s/></text:span><text:span text:style-name="T5569">name</text:span><text:span text:style-name="T5570">=</text:span><text:span text:style-name="T5571">"start"</text:span><text:span text:style-name="T5572"><text:s/></text:span><text:span text:style-name="T5573">type</text:span><text:span text:style-name="T5574">=</text:span><text:span text:style-name="T5575">"stringPlusLanguage"</text:span><text:span text:style-name="T5576">/&gt;</text:span></text:p>
      <text:p text:style-name="Standard"><text:span text:style-name="T5577"><text:tab/></text:span><text:span text:style-name="T5578">&lt;</text:span><text:span text:style-name="T5579">xs:element</text:span><text:span text:style-name="T5580"><text:s/></text:span><text:span text:style-name="T5581">name</text:span><text:span text:style-name="T5582">=</text:span><text:span text:style-name="T5583">"end"</text:span><text:span text:style-name="T5584"><text:s/></text:span><text:span text:style-name="T5585">type</text:span><text:span text:style-name="T5586">=</text:span><text:span text:style-name="T5587">"stringPlusLanguage"</text:span><text:span text:style-name="T5588">/&gt;</text:span></text:p>
      <text:p text:style-name="Standard"><text:span text:style-name="T5589"><text:tab/></text:span><text:span text:style-name="T5590">&lt;</text:span><text:span text:style-name="T5591">xs:element</text:span><text:span text:style-name="T5592"><text:s/></text:span><text:span text:style-name="T5593">name</text:span><text:span text:style-name="T5594">=</text:span><text:span text:style-name="T5595">"total"</text:span><text:span text:style-name="T5596"><text:s/></text:span><text:span text:style-name="T5597">type</text:span><text:span text:style-name="T5598">=</text:span><text:span text:style-name="T5599">"xs:positiveInteger"</text:span><text:span text:style-name="T5600">/&gt;</text:span></text:p>
      <text:p text:style-name="Standard"><text:span text:style-name="T5601"><text:tab/></text:span><text:span text:style-name="T5602">&lt;</text:span><text:span text:style-name="T5603">xs:element</text:span><text:span text:style-name="T5604"><text:s/></text:span><text:span text:style-name="T5605">name</text:span><text:span text:style-name="T5606">=</text:span><text:span text:style-name="T5607">"list"</text:span><text:span text:style-name="T5608"><text:s/></text:span><text:span text:style-name="T5609">type</text:span><text:span text:style-name="T5610">=</text:span><text:span text:style-name="T5611">"stringPlusLanguage"</text:span><text:span text:style-name="T5612">/&gt;</text:span></text:p>
      <text:p text:style-name="Standard"><text:span text:style-name="T5613"><text:tab/></text:span><text:span text:style-name="T5614">&lt;!--</text:span></text:p>
      <text:p text:style-name="P5615">***************** date ***</text:p>
      <text:p text:style-name="P5616">--&gt;</text:p>
      <text:p text:style-name="Standard"><text:span text:style-name="T5617"><text:tab/></text:span><text:span text:style-name="T5618">&lt;</text:span><text:span text:style-name="T5619">xs:element</text:span><text:span text:style-name="T5620"><text:s/></text:span><text:span text:style-name="T5621">name</text:span><text:span text:style-name="T5622">=</text:span><text:span text:style-name="T5623">"date"</text:span><text:span text:style-name="T5624"><text:s/></text:span><text:span text:style-name="T5625">type</text:span><text:span text:style-name="T5626">=</text:span><text:span text:style-name="T5627">"dateDefinition"</text:span><text:span text:style-name="T5628">/&gt;</text:span></text:p>
      <text:p text:style-name="Standard"><text:span text:style-name="T5629"><text:tab/></text:span><text:span text:style-name="T5630">&lt;!--</text:span></text:p>
      <text:p text:style-name="P5631">***************** text ***</text:p>
      <text:p text:style-name="P5632">--&gt;</text:p>
      <text:p text:style-name="Standard"><text:span text:style-name="T5633"><text:tab/></text:span><text:span text:style-name="T5634">&lt;</text:span><text:span text:style-name="T5635">xs:element</text:span><text:span text:style-name="T5636"><text:s/></text:span><text:span text:style-name="T5637">name</text:span><text:span text:style-name="T5638">=</text:span><text:span text:style-name="T5639">"text"</text:span><text:span text:style-name="T5640">&gt;</text:span></text:p>
      <text:p text:style-name="Standard"><text:span text:style-name="T5641"><text:tab/></text:span><text:span text:style-name="T5642"><text:tab/></text:span><text:span text:style-name="T5643">&lt;</text:span><text:span text:style-name="T5644">xs:complexType</text:span><text:span text:style-name="T5645">&gt;</text:span></text:p>
      <text:p text:style-name="Standard"><text:span text:style-name="T5646"><text:tab/></text:span><text:span text:style-name="T5647"><text:tab/></text:span><text:span text:style-name="T5648"><text:tab/></text:span><text:span text:style-name="T5649">&lt;</text:span><text:span text:style-name="T5650">xs:simpleContent</text:span><text:span text:style-name="T5651">&gt;</text:span></text:p>
      <text:p text:style-name="Standard"><text:span text:style-name="T5652"><text:tab/></text:span><text:span text:style-name="T5653"><text:tab/></text:span><text:span text:style-name="T5654"><text:tab/></text:span><text:span text:style-name="T5655"><text:tab/></text:span><text:span text:style-name="T5656">&lt;</text:span><text:span text:style-name="T5657">xs:extension</text:span><text:span text:style-name="T5658"><text:s/></text:span><text:span text:style-name="T5659">base</text:span><text:span text:style-name="T5660">=</text:span><text:span text:style-name="T5661">"stringPlusLanguage"</text:span><text:span text:style-name="T5662">&gt;</text:span></text:p>
      <text:p text:style-name="Standard"><text:span text:style-name="T5663"><text:tab/></text:span><text:span text:style-name="T5664"><text:tab/></text:span><text:span text:style-name="T5665"><text:tab/></text:span><text:span text:style-name="T5666"><text:tab/></text:span><text:span text:style-name="T5667"><text:tab/></text:span><text:span text:style-name="T5668">&lt;</text:span><text:span text:style-name="T5669">xs:attribute</text:span><text:span text:style-name="T5670"><text:s/></text:span><text:span text:style-name="T5671">name</text:span><text:span text:style-name="T5672">=</text:span><text:span text:style-name="T5673">"displayLabel"</text:span><text:span text:style-name="T5674"><text:s/></text:span><text:span text:style-name="T5675">type</text:span><text:span text:style-name="T5676">=</text:span><text:span text:style-name="T5677">"xs:string"</text:span><text:span text:style-name="T5678">/&gt;</text:span></text:p>
      <text:p text:style-name="Standard"><text:span text:style-name="T5679"><text:tab/></text:span><text:span text:style-name="T5680"><text:tab/></text:span><text:span text:style-name="T5681"><text:tab/></text:span><text:span text:style-name="T5682"><text:tab/></text:span><text:span text:style-name="T5683"><text:tab/></text:span><text:span text:style-name="T5684">&lt;</text:span><text:span text:style-name="T5685">xs:attribute</text:span><text:span text:style-name="T5686"><text:s/></text:span><text:span text:style-name="T5687">name</text:span><text:span text:style-name="T5688">=</text:span><text:span text:style-name="T5689">"type"</text:span><text:span text:style-name="T5690"><text:s/></text:span><text:span text:style-name="T5691">type</text:span><text:span text:style-name="T5692">=</text:span><text:span text:style-name="T5693">"xs:string"</text:span><text:span text:style-name="T5694">/&gt;</text:span></text:p>
      <text:p text:style-name="Standard"><text:span text:style-name="T5695"><text:tab/></text:span><text:span text:style-name="T5696"><text:tab/></text:span><text:span text:style-name="T5697"><text:tab/></text:span><text:span text:style-name="T5698"><text:tab/></text:span><text:span text:style-name="T5699"><text:tab/></text:span><text:span text:style-name="T5700">&lt;</text:span><text:span text:style-name="T5701">xs:attributeGroup</text:span><text:span text:style-name="T5702"><text:s/></text:span><text:span text:style-name="T5703">ref</text:span><text:span text:style-name="T5704">=</text:span><text:span text:style-name="T5705">"xlink:simpleLink"</text:span><text:span text:style-name="T5706">/&gt;</text:span></text:p>
      <text:p text:style-name="Standard"><text:span text:style-name="T5707"><text:tab/></text:span><text:span text:style-name="T5708"><text:tab/></text:span><text:span text:style-name="T5709"><text:tab/></text:span><text:span text:style-name="T5710"><text:tab/></text:span><text:span text:style-name="T5711">&lt;/</text:span><text:span text:style-name="T5712">xs:extension</text:span><text:span text:style-name="T5713">&gt;</text:span></text:p>
      <text:p text:style-name="Standard"><text:span text:style-name="T5714"><text:tab/></text:span><text:span text:style-name="T5715"><text:tab/></text:span><text:span text:style-name="T5716"><text:tab/></text:span><text:span text:style-name="T5717">&lt;/</text:span><text:span text:style-name="T5718">xs:simpleContent</text:span><text:span text:style-name="T5719">&gt;</text:span></text:p>
      <text:p text:style-name="Standard"><text:span text:style-name="T5720"><text:tab/></text:span><text:span text:style-name="T5721"><text:tab/></text:span><text:span text:style-name="T5722">&lt;/</text:span><text:span text:style-name="T5723">xs:complexType</text:span><text:span text:style-name="T5724">&gt;</text:span></text:p>
      <text:p text:style-name="Standard"><text:span text:style-name="T5725"><text:tab/></text:span><text:span text:style-name="T5726">&lt;/</text:span><text:span text:style-name="T5727">xs:element</text:span><text:span text:style-name="T5728">&gt;</text:span></text:p>
      <text:p text:style-name="Standard"><text:span text:style-name="T5729"><text:tab/></text:span><text:span text:style-name="T5730">&lt;!--</text:span></text:p>
      <text:p text:style-name="P5731"/>
      <text:p text:style-name="P5732">****************************************************</text:p>
      <text:p text:style-name="P5733">* <text:s text:c="2"/>Top Level Element &lt;physicalDescription&gt; *</text:p>
      <text:p text:style-name="P5734">***************************************************** <text:s text:c="8"/></text:p>
      <text:p text:style-name="P5735"><text:s/>--&gt;</text:p>
      <text:p text:style-name="Standard"><text:span text:style-name="T5736"><text:tab/></text:span><text:span text:style-name="T5737">&lt;</text:span><text:span text:style-name="T5738">xs:element</text:span><text:span text:style-name="T5739"><text:s/></text:span><text:span text:style-name="T5740">name</text:span><text:span text:style-name="T5741">=</text:span><text:span text:style-name="T5742">"physicalDescription"</text:span><text:span text:style-name="T5743"><text:s/></text:span><text:span text:style-name="T5744">type</text:span><text:span text:style-name="T5745">=</text:span><text:span text:style-name="T5746">"physicalDescriptionDefinition"</text:span><text:span text:style-name="T5747">/&gt;</text:span></text:p>
      <text:p text:style-name="Standard"><text:span text:style-name="T5748"><text:tab/></text:span><text:span text:style-name="T5749">&lt;!-- --&gt;</text:span></text:p>
      <text:p text:style-name="Standard"><text:span text:style-name="T5750"><text:tab/></text:span><text:span text:style-name="T5751">&lt;</text:span><text:span text:style-name="T5752">xs:complexType</text:span><text:span text:style-name="T5753"><text:s/></text:span><text:span text:style-name="T5754">name</text:span><text:span text:style-name="T5755">=</text:span><text:span text:style-name="T5756">"physicalDescriptionDefinition"</text:span><text:span text:style-name="T5757">&gt;</text:span></text:p>
      <text:p text:style-name="Standard"><text:span text:style-name="T5758"><text:tab/></text:span><text:span text:style-name="T5759"><text:tab/></text:span><text:span text:style-name="T5760">&lt;</text:span><text:span text:style-name="T5761">xs:choice</text:span><text:span text:style-name="T5762"><text:s/></text:span><text:span text:style-name="T5763">maxOccurs</text:span><text:span text:style-name="T5764">=</text:span><text:span text:style-name="T5765">"unbounded"</text:span><text:span text:style-name="T5766">&gt;</text:span></text:p>
      <text:p text:style-name="Standard"><text:span text:style-name="T5767"><text:tab/></text:span><text:span text:style-name="T5768"><text:tab/></text:span><text:span text:style-name="T5769"><text:tab/></text:span><text:span text:style-name="T5770">&lt;</text:span><text:span text:style-name="T5771">xs:element</text:span><text:span text:style-name="T5772"><text:s/></text:span><text:span text:style-name="T5773">ref</text:span><text:span text:style-name="T5774">=</text:span><text:span text:style-name="T5775">"form"</text:span><text:span text:style-name="T5776">/&gt;</text:span></text:p>
      <text:p text:style-name="Standard"><text:span text:style-name="T5777"><text:tab/></text:span><text:span text:style-name="T5778"><text:tab/></text:span><text:span text:style-name="T5779"><text:tab/></text:span><text:span text:style-name="T5780">&lt;!-- same definition as is used in copyInformation --&gt;</text:span></text:p>
      <text:p text:style-name="Standard"><text:span text:style-name="T5781"><text:tab/></text:span><text:span text:style-name="T5782"><text:tab/></text:span><text:span text:style-name="T5783"><text:tab/></text:span><text:span text:style-name="T5784">&lt;</text:span><text:span text:style-name="T5785">xs:element</text:span><text:span text:style-name="T5786"><text:s/></text:span><text:span text:style-name="T5787">ref</text:span><text:span text:style-name="T5788">=</text:span><text:span text:style-name="T5789">"reformattingQuality"</text:span><text:span text:style-name="T5790">/&gt;</text:span></text:p>
      <text:p text:style-name="Standard"><text:span text:style-name="T5791"><text:tab/></text:span><text:span text:style-name="T5792"><text:tab/></text:span><text:span text:style-name="T5793"><text:tab/></text:span><text:span text:style-name="T5794">&lt;</text:span><text:span text:style-name="T5795">xs:element</text:span><text:span text:style-name="T5796"><text:s/></text:span><text:span text:style-name="T5797">ref</text:span><text:span text:style-name="T5798">=</text:span><text:span text:style-name="T5799">"internetMediaType"</text:span><text:span text:style-name="T5800">/&gt;</text:span></text:p>
      <text:p text:style-name="Standard"><text:span text:style-name="T5801"><text:tab/></text:span><text:span text:style-name="T5802"><text:tab/></text:span><text:span text:style-name="T5803"><text:tab/></text:span><text:span text:style-name="T5804">&lt;</text:span><text:span text:style-name="T5805">xs:element</text:span><text:span text:style-name="T5806"><text:s/></text:span><text:span text:style-name="T5807">ref</text:span><text:span text:style-name="T5808">=</text:span><text:span text:style-name="T5809">"extent"</text:span><text:span text:style-name="T5810">/&gt;</text:span></text:p>
      <text:p text:style-name="Standard"><text:span text:style-name="T5811"><text:tab/></text:span><text:span text:style-name="T5812"><text:tab/></text:span><text:span text:style-name="T5813"><text:tab/></text:span><text:span text:style-name="T5814">&lt;</text:span><text:span text:style-name="T5815">xs:element</text:span><text:span text:style-name="T5816"><text:s/></text:span><text:span text:style-name="T5817">ref</text:span><text:span text:style-name="T5818">=</text:span><text:span text:style-name="T5819">"digitalOrigin"</text:span><text:span text:style-name="T5820">/&gt;</text:span></text:p>
      <text:p text:style-name="Standard"><text:span text:style-name="T5821"><text:tab/></text:span><text:span text:style-name="T5822"><text:tab/></text:span><text:span text:style-name="T5823"><text:tab/></text:span><text:span text:style-name="T5824">&lt;</text:span><text:span text:style-name="T5825">xs:element</text:span><text:span text:style-name="T5826"><text:s/></text:span><text:span text:style-name="T5827">name</text:span><text:span text:style-name="T5828">=</text:span><text:span text:style-name="T5829">"note"</text:span><text:span text:style-name="T5830"><text:s/></text:span><text:span text:style-name="T5831">type</text:span><text:span text:style-name="T5832">=</text:span><text:span text:style-name="T5833">"physicalDescriptionNote"</text:span><text:span text:style-name="T5834">/&gt;</text:span></text:p>
      <text:p text:style-name="Standard"><text:span text:style-name="T5835"><text:tab/></text:span><text:span text:style-name="T5836"><text:tab/></text:span><text:span text:style-name="T5837">&lt;/</text:span><text:span text:style-name="T5838">xs:choice</text:span><text:span text:style-name="T5839">&gt;</text:span></text:p>
      <text:p text:style-name="Standard"><text:span text:style-name="T5840"><text:tab/></text:span><text:span text:style-name="T5841"><text:tab/></text:span><text:span text:style-name="T5842">&lt;</text:span><text:span text:style-name="T5843">xs:attributeGroup</text:span><text:span text:style-name="T5844"><text:s/></text:span><text:span text:style-name="T5845">ref</text:span><text:span text:style-name="T5846">=</text:span><text:span text:style-name="T5847">"languageAttributeGroup"</text:span><text:span text:style-name="T5848">/&gt;</text:span></text:p>
      <text:p text:style-name="Standard"><text:span text:style-name="T5849"><text:tab/></text:span><text:span text:style-name="T5850"><text:tab/></text:span><text:span text:style-name="T5851">&lt;</text:span><text:span text:style-name="T5852">xs:attribute</text:span><text:span text:style-name="T5853"><text:s/></text:span><text:span text:style-name="T5854">name</text:span><text:span text:style-name="T5855">=</text:span><text:span text:style-name="T5856">"displayLabel"</text:span><text:span text:style-name="T5857"><text:s/></text:span><text:span text:style-name="T5858">type</text:span><text:span text:style-name="T5859">=</text:span><text:span text:style-name="T5860">"xs:string"</text:span><text:span text:style-name="T5861">/&gt;</text:span></text:p>
      <text:p text:style-name="Standard"><text:span text:style-name="T5862"><text:tab/></text:span><text:span text:style-name="T5863"><text:tab/></text:span><text:span text:style-name="T5864">&lt;</text:span><text:span text:style-name="T5865">xs:attribute</text:span><text:span text:style-name="T5866"><text:s/></text:span><text:span text:style-name="T5867">name</text:span><text:span text:style-name="T5868">=</text:span><text:span text:style-name="T5869">"altRepGroup"</text:span><text:span text:style-name="T5870"><text:s/></text:span><text:span text:style-name="T5871">type</text:span><text:span text:style-name="T5872">=</text:span><text:span text:style-name="T5873">"xs:string"</text:span><text:span text:style-name="T5874">/&gt;</text:span></text:p>
      <text:p text:style-name="Standard"><text:span text:style-name="T5875"><text:tab/></text:span><text:span text:style-name="T5876">&lt;/</text:span><text:span text:style-name="T5877">xs:complexType</text:span><text:span text:style-name="T5878">&gt;</text:span></text:p>
      <text:p text:style-name="Standard"><text:span text:style-name="T5879"><text:tab/></text:span><text:span text:style-name="T5880">&lt;!--</text:span></text:p>
      <text:p text:style-name="P5881"/>
      <text:p text:style-name="P5882">******** <text:s text:c="2"/>Subordinate Elements for &lt;physicalDescription&gt; <text:s text:c="15"/></text:p>
      <text:p text:style-name="P5883"><text:s/>--&gt;</text:p>
      <text:p text:style-name="Standard"><text:span text:style-name="T5884"><text:tab/></text:span><text:span text:style-name="T5885">&lt;!--</text:span></text:p>
      <text:p text:style-name="P5886">**********reformattingQuality ********** <text:s/><text:tab/><text:tab/></text:p>
      <text:p text:style-name="P5887"><text:s/>--&gt;</text:p>
      <text:p text:style-name="Standard"><text:span text:style-name="T5888"><text:tab/></text:span><text:span text:style-name="T5889">&lt;</text:span><text:span text:style-name="T5890">xs:element</text:span><text:span text:style-name="T5891"><text:s/></text:span><text:span text:style-name="T5892">name</text:span><text:span text:style-name="T5893">=</text:span><text:span text:style-name="T5894">"reformattingQuality"</text:span><text:span text:style-name="T5895"><text:s/></text:span><text:span text:style-name="T5896">type</text:span><text:span text:style-name="T5897">=</text:span><text:span text:style-name="T5898">"reformattingQualityDefinition"</text:span><text:span text:style-name="T5899">/&gt;</text:span></text:p>
      <text:p text:style-name="Standard"><text:span text:style-name="T5900"><text:tab/></text:span><text:span text:style-name="T5901">&lt;!-- --&gt;</text:span></text:p>
      <text:p text:style-name="Standard"><text:span text:style-name="T5902"><text:tab/></text:span><text:span text:style-name="T5903">&lt;</text:span><text:span text:style-name="T5904">xs:simpleType</text:span><text:span text:style-name="T5905"><text:s/></text:span><text:span text:style-name="T5906">name</text:span><text:span text:style-name="T5907">=</text:span><text:span text:style-name="T5908">"reformattingQualityDefinition"</text:span><text:span text:style-name="T5909">&gt;</text:span></text:p>
      <text:p text:style-name="Standard"><text:span text:style-name="T5910"><text:tab/></text:span><text:span text:style-name="T5911"><text:tab/></text:span><text:span text:style-name="T5912">&lt;</text:span><text:span text:style-name="T5913">xs:restriction</text:span><text:span text:style-name="T5914"><text:s/></text:span><text:span text:style-name="T5915">base</text:span><text:span text:style-name="T5916">=</text:span><text:span text:style-name="T5917">"xs:string"</text:span><text:span text:style-name="T5918">&gt;</text:span></text:p>
      <text:p text:style-name="Standard"><text:span text:style-name="T5919"><text:tab/></text:span><text:span text:style-name="T5920"><text:tab/></text:span><text:span text:style-name="T5921"><text:tab/></text:span><text:span text:style-name="T5922">&lt;</text:span><text:span text:style-name="T5923">xs:enumeration</text:span><text:span text:style-name="T5924"><text:s/></text:span><text:span text:style-name="T5925">value</text:span><text:span text:style-name="T5926">=</text:span><text:span text:style-name="T5927">"access"</text:span><text:span text:style-name="T5928">/&gt;</text:span></text:p>
      <text:p text:style-name="Standard"><text:span text:style-name="T5929"><text:tab/></text:span><text:span text:style-name="T5930"><text:tab/></text:span><text:span text:style-name="T5931"><text:tab/></text:span><text:span text:style-name="T5932">&lt;</text:span><text:span text:style-name="T5933">xs:enumeration</text:span><text:span text:style-name="T5934"><text:s/></text:span><text:span text:style-name="T5935">value</text:span><text:span text:style-name="T5936">=</text:span><text:span text:style-name="T5937">"preservation"</text:span><text:span text:style-name="T5938">/&gt;</text:span></text:p>
      <text:p text:style-name="Standard"><text:span text:style-name="T5939"><text:tab/></text:span><text:span text:style-name="T5940"><text:tab/></text:span><text:span text:style-name="T5941"><text:tab/></text:span><text:span text:style-name="T5942">&lt;</text:span><text:span text:style-name="T5943">xs:enumeration</text:span><text:span text:style-name="T5944"><text:s/></text:span><text:span text:style-name="T5945">value</text:span><text:span text:style-name="T5946">=</text:span><text:span text:style-name="T5947">"replacement"</text:span><text:span text:style-name="T5948">/&gt;</text:span></text:p>
      <text:p text:style-name="Standard"><text:span text:style-name="T5949"><text:tab/></text:span><text:span text:style-name="T5950"><text:tab/></text:span><text:span text:style-name="T5951">&lt;/</text:span><text:span text:style-name="T5952">xs:restriction</text:span><text:span text:style-name="T5953">&gt;</text:span></text:p>
      <text:p text:style-name="Standard"><text:span text:style-name="T5954"><text:tab/></text:span><text:span text:style-name="T5955">&lt;/</text:span><text:span text:style-name="T5956">xs:simpleType</text:span><text:span text:style-name="T5957">&gt;</text:span></text:p>
      <text:p text:style-name="Standard"><text:span text:style-name="T5958"><text:tab/></text:span><text:span text:style-name="T5959">&lt;!--</text:span></text:p>
      <text:p text:style-name="P5960">**********internetMediaType ********** <text:s/><text:tab/><text:tab/></text:p>
      <text:p text:style-name="P5961"><text:s/>--&gt;</text:p>
      <text:p text:style-name="Standard"><text:span text:style-name="T5962"><text:tab/></text:span><text:span text:style-name="T5963">&lt;</text:span><text:span text:style-name="T5964">xs:element</text:span><text:span text:style-name="T5965"><text:s/></text:span><text:span text:style-name="T5966">name</text:span><text:span text:style-name="T5967">=</text:span><text:span text:style-name="T5968">"internetMediaType"</text:span><text:span text:style-name="T5969"><text:s/></text:span><text:span text:style-name="T5970">type</text:span><text:span text:style-name="T5971">=</text:span><text:span text:style-name="T5972">"stringPlusLanguage"</text:span><text:span text:style-name="T5973">/&gt;</text:span></text:p>
      <text:p text:style-name="Standard"><text:span text:style-name="T5974"><text:tab/></text:span><text:span text:style-name="T5975">&lt;!--</text:span></text:p>
      <text:p text:style-name="P5976">********** extent ********** <text:s/><text:tab/></text:p>
      <text:p text:style-name="P5977"><text:s/>--&gt;</text:p>
      <text:p text:style-name="Standard"><text:span text:style-name="T5978"><text:tab/></text:span><text:span text:style-name="T5979">&lt;</text:span><text:span text:style-name="T5980">xs:element</text:span><text:span text:style-name="T5981"><text:s/></text:span><text:span text:style-name="T5982">name</text:span><text:span text:style-name="T5983">=</text:span><text:span text:style-name="T5984">"extent"</text:span><text:span text:style-name="T5985">&gt;</text:span></text:p>
      <text:p text:style-name="Standard"><text:span text:style-name="T5986"><text:tab/></text:span><text:span text:style-name="T5987"><text:tab/></text:span><text:span text:style-name="T5988">&lt;</text:span><text:span text:style-name="T5989">xs:complexType</text:span><text:span text:style-name="T5990">&gt;</text:span></text:p>
      <text:p text:style-name="Standard"><text:span text:style-name="T5991"><text:tab/></text:span><text:span text:style-name="T5992"><text:tab/></text:span><text:span text:style-name="T5993"><text:tab/></text:span><text:span text:style-name="T5994">&lt;</text:span><text:span text:style-name="T5995">xs:simpleContent</text:span><text:span text:style-name="T5996">&gt;</text:span></text:p>
      <text:p text:style-name="Standard"><text:span text:style-name="T5997"><text:tab/></text:span><text:span text:style-name="T5998"><text:tab/></text:span><text:span text:style-name="T5999"><text:tab/></text:span><text:span text:style-name="T6000"><text:tab/></text:span><text:span text:style-name="T6001">&lt;</text:span><text:span text:style-name="T6002">xs:extension</text:span><text:span text:style-name="T6003"><text:s/></text:span><text:span text:style-name="T6004">base</text:span><text:span text:style-name="T6005">=</text:span><text:span text:style-name="T6006">"stringPlusLanguagePlusSupplied"</text:span><text:span text:style-name="T6007">&gt;</text:span></text:p>
      <text:p text:style-name="Standard"><text:span text:style-name="T6008"><text:tab/></text:span><text:span text:style-name="T6009"><text:tab/></text:span><text:span text:style-name="T6010"><text:tab/></text:span><text:span text:style-name="T6011"><text:tab/></text:span><text:span text:style-name="T6012"><text:tab/></text:span><text:span text:style-name="T6013">&lt;</text:span><text:span text:style-name="T6014">xs:attribute</text:span><text:span text:style-name="T6015"><text:s/></text:span><text:span text:style-name="T6016">name</text:span><text:span text:style-name="T6017">=</text:span><text:span text:style-name="T6018">"unit"</text:span><text:span text:style-name="T6019">/&gt;</text:span></text:p>
      <text:p text:style-name="Standard"><text:span text:style-name="T6020"><text:tab/></text:span><text:span text:style-name="T6021"><text:tab/></text:span><text:span text:style-name="T6022"><text:tab/></text:span><text:span text:style-name="T6023"><text:tab/></text:span><text:span text:style-name="T6024">&lt;/</text:span><text:span text:style-name="T6025">xs:extension</text:span><text:span text:style-name="T6026">&gt;</text:span></text:p>
      <text:p text:style-name="Standard"><text:span text:style-name="T6027"><text:tab/></text:span><text:span text:style-name="T6028"><text:tab/></text:span><text:span text:style-name="T6029"><text:tab/></text:span><text:span text:style-name="T6030"><text:tab/></text:span><text:span text:style-name="T6031">&lt;/</text:span><text:span text:style-name="T6032">xs:simpleContent</text:span><text:span text:style-name="T6033">&gt;</text:span></text:p>
      <text:p text:style-name="Standard"><text:span text:style-name="T6034"><text:tab/></text:span><text:span text:style-name="T6035"><text:tab/></text:span><text:span text:style-name="T6036">&lt;/</text:span><text:span text:style-name="T6037">xs:complexType</text:span><text:span text:style-name="T6038">&gt;</text:span></text:p>
      <text:p text:style-name="Standard"><text:span text:style-name="T6039"><text:tab/></text:span><text:span text:style-name="T6040">&lt;/</text:span><text:span text:style-name="T6041">xs:element</text:span><text:span text:style-name="T6042">&gt;</text:span></text:p>
      <text:p text:style-name="Standard"><text:span text:style-name="T6043"><text:tab/></text:span><text:span text:style-name="T6044">&lt;!--</text:span></text:p>
      <text:p text:style-name="P6045">********** digitalOrigin ********** <text:s/><text:tab/></text:p>
      <text:p text:style-name="P6046"><text:s/>--&gt;</text:p>
      <text:p text:style-name="Standard"><text:span text:style-name="T6047"><text:tab/></text:span><text:span text:style-name="T6048">&lt;</text:span><text:span text:style-name="T6049">xs:element</text:span><text:span text:style-name="T6050"><text:s/></text:span><text:span text:style-name="T6051">name</text:span><text:span text:style-name="T6052">=</text:span><text:span text:style-name="T6053">"digitalOrigin"</text:span><text:span text:style-name="T6054"><text:s/></text:span><text:span text:style-name="T6055">type</text:span><text:span text:style-name="T6056">=</text:span><text:span text:style-name="T6057">"digitalOriginDefinition"</text:span><text:span text:style-name="T6058">/&gt;</text:span></text:p>
      <text:p text:style-name="Standard"><text:span text:style-name="T6059"><text:tab/></text:span><text:span text:style-name="T6060">&lt;!-- --&gt;</text:span></text:p>
      <text:p text:style-name="Standard"><text:span text:style-name="T6061"><text:tab/></text:span><text:span text:style-name="T6062">&lt;</text:span><text:span text:style-name="T6063">xs:simpleType</text:span><text:span text:style-name="T6064"><text:s/></text:span><text:span text:style-name="T6065">name</text:span><text:span text:style-name="T6066">=</text:span><text:span text:style-name="T6067">"digitalOriginDefinition"</text:span><text:span text:style-name="T6068">&gt;</text:span></text:p>
      <text:p text:style-name="Standard"><text:span text:style-name="T6069"><text:tab/></text:span><text:span text:style-name="T6070"><text:tab/></text:span><text:span text:style-name="T6071">&lt;</text:span><text:span text:style-name="T6072">xs:restriction</text:span><text:span text:style-name="T6073"><text:s/></text:span><text:span text:style-name="T6074">base</text:span><text:span text:style-name="T6075">=</text:span><text:span text:style-name="T6076">"xs:string"</text:span><text:span text:style-name="T6077">&gt;</text:span></text:p>
      <text:p text:style-name="Standard"><text:span text:style-name="T6078"><text:tab/></text:span><text:span text:style-name="T6079"><text:tab/></text:span><text:span text:style-name="T6080"><text:tab/></text:span><text:span text:style-name="T6081">&lt;</text:span><text:span text:style-name="T6082">xs:enumeration</text:span><text:span text:style-name="T6083"><text:s/></text:span><text:span text:style-name="T6084">value</text:span><text:span text:style-name="T6085">=</text:span><text:span text:style-name="T6086">"born digital"</text:span><text:span text:style-name="T6087">/&gt;</text:span></text:p>
      <text:p text:style-name="Standard"><text:span text:style-name="T6088"><text:tab/></text:span><text:span text:style-name="T6089"><text:tab/></text:span><text:span text:style-name="T6090"><text:tab/></text:span><text:span text:style-name="T6091">&lt;</text:span><text:span text:style-name="T6092">xs:enumeration</text:span><text:span text:style-name="T6093"><text:s/></text:span><text:span text:style-name="T6094">value</text:span><text:span text:style-name="T6095">=</text:span><text:span text:style-name="T6096">"reformatted digital"</text:span><text:span text:style-name="T6097">/&gt;</text:span></text:p>
      <text:p text:style-name="Standard"><text:span text:style-name="T6098"><text:tab/></text:span><text:span text:style-name="T6099"><text:tab/></text:span><text:span text:style-name="T6100"><text:tab/></text:span><text:span text:style-name="T6101">&lt;</text:span><text:span text:style-name="T6102">xs:enumeration</text:span><text:span text:style-name="T6103"><text:s/></text:span><text:span text:style-name="T6104">value</text:span><text:span text:style-name="T6105">=</text:span><text:span text:style-name="T6106">"digitized microfilm"</text:span><text:span text:style-name="T6107">/&gt;</text:span></text:p>
      <text:p text:style-name="Standard"><text:span text:style-name="T6108"><text:tab/></text:span><text:span text:style-name="T6109"><text:tab/></text:span><text:span text:style-name="T6110"><text:tab/></text:span><text:span text:style-name="T6111">&lt;</text:span><text:span text:style-name="T6112">xs:enumeration</text:span><text:span text:style-name="T6113"><text:s/></text:span><text:span text:style-name="T6114">value</text:span><text:span text:style-name="T6115">=</text:span><text:span text:style-name="T6116">"digitized other analog"</text:span><text:span text:style-name="T6117">/&gt;</text:span></text:p>
      <text:p text:style-name="Standard"><text:span text:style-name="T6118"><text:tab/></text:span><text:span text:style-name="T6119"><text:tab/></text:span><text:span text:style-name="T6120">&lt;/</text:span><text:span text:style-name="T6121">xs:restriction</text:span><text:span text:style-name="T6122">&gt;</text:span></text:p>
      <text:p text:style-name="Standard"><text:span text:style-name="T6123"><text:tab/></text:span><text:span text:style-name="T6124">&lt;/</text:span><text:span text:style-name="T6125">xs:simpleType</text:span><text:span text:style-name="T6126">&gt;</text:span></text:p>
      <text:p text:style-name="Standard"><text:span text:style-name="T6127"><text:tab/></text:span><text:span text:style-name="T6128">&lt;!--</text:span></text:p>
      <text:p text:style-name="P6129">********** note ********** <text:s/><text:tab/></text:p>
      <text:p text:style-name="P6130"><text:s/>--&gt;</text:p>
      <text:p text:style-name="Standard"><text:span text:style-name="T6131"><text:tab/></text:span><text:span text:style-name="T6132">&lt;</text:span><text:span text:style-name="T6133">xs:complexType</text:span><text:span text:style-name="T6134"><text:s/></text:span><text:span text:style-name="T6135">name</text:span><text:span text:style-name="T6136">=</text:span><text:span text:style-name="T6137">"physicalDescriptionNote"</text:span><text:span text:style-name="T6138">&gt;</text:span></text:p>
      <text:p text:style-name="Standard"><text:span text:style-name="T6139"><text:tab/></text:span><text:span text:style-name="T6140"><text:tab/></text:span><text:span text:style-name="T6141">&lt;</text:span><text:span text:style-name="T6142">xs:simpleContent</text:span><text:span text:style-name="T6143">&gt;</text:span></text:p>
      <text:p text:style-name="Standard"><text:span text:style-name="T6144"><text:tab/></text:span><text:span text:style-name="T6145"><text:tab/></text:span><text:span text:style-name="T6146"><text:tab/></text:span><text:span text:style-name="T6147">&lt;</text:span><text:span text:style-name="T6148">xs:extension</text:span><text:span text:style-name="T6149"><text:s/></text:span><text:span text:style-name="T6150">base</text:span><text:span text:style-name="T6151">=</text:span><text:span text:style-name="T6152">"stringPlusLanguage"</text:span><text:span text:style-name="T6153">&gt;</text:span></text:p>
      <text:p text:style-name="Standard"><text:span text:style-name="T6154"><text:tab/></text:span><text:span text:style-name="T6155"><text:tab/></text:span><text:span text:style-name="T6156"><text:tab/></text:span><text:span text:style-name="T6157"><text:tab/></text:span><text:span text:style-name="T6158">&lt;</text:span><text:span text:style-name="T6159">xs:attribute</text:span><text:span text:style-name="T6160"><text:s/></text:span><text:span text:style-name="T6161">name</text:span><text:span text:style-name="T6162">=</text:span><text:span text:style-name="T6163">"displayLabel"</text:span><text:span text:style-name="T6164"><text:s/></text:span><text:span text:style-name="T6165">type</text:span><text:span text:style-name="T6166">=</text:span><text:span text:style-name="T6167">"xs:string"</text:span><text:span text:style-name="T6168">/&gt;</text:span></text:p>
      <text:p text:style-name="Standard"><text:span text:style-name="T6169"><text:tab/></text:span><text:span text:style-name="T6170"><text:tab/></text:span><text:span text:style-name="T6171"><text:tab/></text:span><text:span text:style-name="T6172"><text:tab/></text:span><text:span text:style-name="T6173">&lt;</text:span><text:span text:style-name="T6174">xs:attribute</text:span><text:span text:style-name="T6175"><text:s/></text:span><text:span text:style-name="T6176">name</text:span><text:span text:style-name="T6177">=</text:span><text:span text:style-name="T6178">"type"</text:span><text:span text:style-name="T6179"><text:s/></text:span><text:span text:style-name="T6180">type</text:span><text:span text:style-name="T6181">=</text:span><text:span text:style-name="T6182">"xs:string"</text:span><text:span text:style-name="T6183">/&gt;</text:span></text:p>
      <text:p text:style-name="Standard"><text:span text:style-name="T6184"><text:tab/></text:span><text:span text:style-name="T6185"><text:tab/></text:span><text:span text:style-name="T6186"><text:tab/></text:span><text:span text:style-name="T6187"><text:tab/></text:span><text:span text:style-name="T6188">&lt;</text:span><text:span text:style-name="T6189">xs:attribute</text:span><text:span text:style-name="T6190"><text:s/></text:span><text:span text:style-name="T6191">name</text:span><text:span text:style-name="T6192">=</text:span><text:span text:style-name="T6193">"typeURI"</text:span><text:span text:style-name="T6194"><text:s/></text:span><text:span text:style-name="T6195">type</text:span><text:span text:style-name="T6196">=</text:span><text:span text:style-name="T6197">"xs:anyURI"</text:span><text:span text:style-name="T6198">/&gt;</text:span></text:p>
      <text:p text:style-name="Standard"><text:span text:style-name="T6199"><text:tab/></text:span><text:span text:style-name="T6200"><text:tab/></text:span><text:span text:style-name="T6201"><text:tab/></text:span><text:span text:style-name="T6202"><text:tab/></text:span><text:span text:style-name="T6203">&lt;</text:span><text:span text:style-name="T6204">xs:attributeGroup</text:span><text:span text:style-name="T6205"><text:s/></text:span><text:span text:style-name="T6206">ref</text:span><text:span text:style-name="T6207">=</text:span><text:span text:style-name="T6208">"xlink:simpleLink"</text:span><text:span text:style-name="T6209">/&gt;</text:span></text:p>
      <text:p text:style-name="Standard"><text:span text:style-name="T6210"><text:tab/></text:span><text:span text:style-name="T6211"><text:tab/></text:span><text:span text:style-name="T6212"><text:tab/></text:span><text:span text:style-name="T6213"><text:tab/></text:span><text:span text:style-name="T6214">&lt;</text:span><text:span text:style-name="T6215">xs:attribute</text:span><text:span text:style-name="T6216"><text:s/></text:span><text:span text:style-name="T6217">name</text:span><text:span text:style-name="T6218">=</text:span><text:span text:style-name="T6219">"ID"</text:span><text:span text:style-name="T6220"><text:s/></text:span><text:span text:style-name="T6221">type</text:span><text:span text:style-name="T6222">=</text:span><text:span text:style-name="T6223">"xs:ID"</text:span><text:span text:style-name="T6224">/&gt;</text:span></text:p>
      <text:p text:style-name="Standard"><text:span text:style-name="T6225"><text:tab/></text:span><text:span text:style-name="T6226"><text:tab/></text:span><text:span text:style-name="T6227"><text:tab/></text:span><text:span text:style-name="T6228">&lt;/</text:span><text:span text:style-name="T6229">xs:extension</text:span><text:span text:style-name="T6230">&gt;</text:span></text:p>
      <text:p text:style-name="Standard"><text:span text:style-name="T6231"><text:tab/></text:span><text:span text:style-name="T6232"><text:tab/></text:span><text:span text:style-name="T6233">&lt;/</text:span><text:span text:style-name="T6234">xs:simpleContent</text:span><text:span text:style-name="T6235">&gt;</text:span></text:p>
      <text:p text:style-name="Standard"><text:span text:style-name="T6236"><text:tab/></text:span><text:span text:style-name="T6237">&lt;/</text:span><text:span text:style-name="T6238">xs:complexType</text:span><text:span text:style-name="T6239">&gt;</text:span></text:p>
      <text:p text:style-name="Standard"><text:span text:style-name="T6240"><text:tab/></text:span><text:span text:style-name="T6241">&lt;!--</text:span></text:p>
      <text:p text:style-name="P6242">****************************************************</text:p>
      <text:p text:style-name="P6243">* <text:s text:c="2"/>Top Level Element &lt;recordInfo&gt; <text:s text:c="13"/>*</text:p>
      <text:p text:style-name="P6244">***************************************************** <text:s text:c="8"/></text:p>
      <text:p text:style-name="P6245"/>
      <text:p text:style-name="P6246">********** <text:s/>recordInfo <text:s/>********** <text:s text:c="2"/></text:p>
      <text:p text:style-name="P6247">--&gt;</text:p>
      <text:p text:style-name="Standard"><text:span text:style-name="T6248"><text:tab/></text:span><text:span text:style-name="T6249">&lt;</text:span><text:span text:style-name="T6250">xs:element</text:span><text:span text:style-name="T6251"><text:s/></text:span><text:span text:style-name="T6252">name</text:span><text:span text:style-name="T6253">=</text:span><text:span text:style-name="T6254">"recordInfo"</text:span><text:span text:style-name="T6255"><text:s/></text:span><text:span text:style-name="T6256">type</text:span><text:span text:style-name="T6257">=</text:span><text:span text:style-name="T6258">"recordInfoDefinition"</text:span><text:span text:style-name="T6259">/&gt;</text:span></text:p>
      <text:p text:style-name="Standard"><text:span text:style-name="T6260"><text:tab/></text:span><text:span text:style-name="T6261">&lt;!-- --&gt;</text:span></text:p>
      <text:p text:style-name="Standard"><text:span text:style-name="T6262"><text:tab/></text:span><text:span text:style-name="T6263">&lt;</text:span><text:span text:style-name="T6264">xs:complexType</text:span><text:span text:style-name="T6265"><text:s/></text:span><text:span text:style-name="T6266">name</text:span><text:span text:style-name="T6267">=</text:span><text:span text:style-name="T6268">"recordInfoDefinition"</text:span><text:span text:style-name="T6269">&gt;</text:span></text:p>
      <text:p text:style-name="Standard"><text:span text:style-name="T6270"><text:tab/></text:span><text:span text:style-name="T6271"><text:tab/></text:span><text:span text:style-name="T6272">&lt;</text:span><text:span text:style-name="T6273">xs:choice</text:span><text:span text:style-name="T6274"><text:s/></text:span><text:span text:style-name="T6275">maxOccurs</text:span><text:span text:style-name="T6276">=</text:span><text:span text:style-name="T6277">"unbounded"</text:span><text:span text:style-name="T6278">&gt;</text:span></text:p>
      <text:p text:style-name="Standard"><text:span text:style-name="T6279"><text:tab/></text:span><text:span text:style-name="T6280"><text:tab/></text:span><text:span text:style-name="T6281"><text:tab/></text:span><text:span text:style-name="T6282">&lt;</text:span><text:span text:style-name="T6283">xs:element</text:span><text:span text:style-name="T6284"><text:s/></text:span><text:span text:style-name="T6285">ref</text:span><text:span text:style-name="T6286">=</text:span><text:span text:style-name="T6287">"recordContentSource"</text:span><text:span text:style-name="T6288">/&gt;</text:span></text:p>
      <text:p text:style-name="Standard"><text:span text:style-name="T6289"><text:tab/></text:span><text:span text:style-name="T6290"><text:tab/></text:span><text:span text:style-name="T6291"><text:tab/></text:span><text:span text:style-name="T6292">&lt;</text:span><text:span text:style-name="T6293">xs:element</text:span><text:span text:style-name="T6294"><text:s/></text:span><text:span text:style-name="T6295">ref</text:span><text:span text:style-name="T6296">=</text:span><text:span text:style-name="T6297">"recordCreationDate"</text:span><text:span text:style-name="T6298">/&gt;</text:span></text:p>
      <text:p text:style-name="Standard"><text:span text:style-name="T6299"><text:tab/></text:span><text:span text:style-name="T6300"><text:tab/></text:span><text:span text:style-name="T6301"><text:tab/></text:span><text:span text:style-name="T6302">&lt;</text:span><text:span text:style-name="T6303">xs:element</text:span><text:span text:style-name="T6304"><text:s/></text:span><text:span text:style-name="T6305">ref</text:span><text:span text:style-name="T6306">=</text:span><text:span text:style-name="T6307">"recordChangeDate"</text:span><text:span text:style-name="T6308">/&gt;</text:span></text:p>
      <text:p text:style-name="Standard"><text:span text:style-name="T6309"><text:tab/></text:span><text:span text:style-name="T6310"><text:tab/></text:span><text:span text:style-name="T6311"><text:tab/></text:span><text:span text:style-name="T6312">&lt;</text:span><text:span text:style-name="T6313">xs:element</text:span><text:span text:style-name="T6314"><text:s/></text:span><text:span text:style-name="T6315">ref</text:span><text:span text:style-name="T6316">=</text:span><text:span text:style-name="T6317">"recordIdentifier"</text:span><text:span text:style-name="T6318">/&gt;</text:span></text:p>
      <text:p text:style-name="Standard"><text:span text:style-name="T6319"><text:tab/></text:span><text:span text:style-name="T6320"><text:tab/></text:span><text:span text:style-name="T6321"><text:tab/></text:span><text:span text:style-name="T6322">&lt;</text:span><text:span text:style-name="T6323">xs:element</text:span><text:span text:style-name="T6324"><text:s/></text:span><text:span text:style-name="T6325">ref</text:span><text:span text:style-name="T6326">=</text:span><text:span text:style-name="T6327">"languageOfCataloging"</text:span><text:span text:style-name="T6328">/&gt;</text:span></text:p>
      <text:p text:style-name="Standard"><text:span text:style-name="T6329"><text:tab/></text:span><text:span text:style-name="T6330"><text:tab/></text:span><text:span text:style-name="T6331"><text:tab/></text:span><text:span text:style-name="T6332">&lt;</text:span><text:span text:style-name="T6333">xs:element</text:span><text:span text:style-name="T6334"><text:s/></text:span><text:span text:style-name="T6335">ref</text:span><text:span text:style-name="T6336">=</text:span><text:span text:style-name="T6337">"recordOrigin"</text:span><text:span text:style-name="T6338">/&gt;</text:span></text:p>
      <text:p text:style-name="Standard"><text:span text:style-name="T6339"><text:tab/></text:span><text:span text:style-name="T6340"><text:tab/></text:span><text:span text:style-name="T6341"><text:tab/></text:span><text:span text:style-name="T6342">&lt;</text:span><text:span text:style-name="T6343">xs:element</text:span><text:span text:style-name="T6344"><text:s/></text:span><text:span text:style-name="T6345">ref</text:span><text:span text:style-name="T6346">=</text:span><text:span text:style-name="T6347">"descriptionStandard"</text:span><text:span text:style-name="T6348">/&gt;</text:span></text:p>
      <text:p text:style-name="Standard"><text:span text:style-name="T6349"><text:tab/></text:span><text:span text:style-name="T6350"><text:tab/></text:span><text:span text:style-name="T6351"><text:tab/></text:span><text:span text:style-name="T6352">&lt;!-- <text:s/></text:span></text:p>
      <text:p text:style-name="P6353"><text:tab/><text:tab/><text:tab/><text:tab/>*****************following added in 3.6 --&gt;</text:p>
      <text:p text:style-name="Standard"><text:span text:style-name="T6354"><text:tab/></text:span><text:span text:style-name="T6355"><text:tab/></text:span><text:span text:style-name="T6356"><text:tab/></text:span><text:span text:style-name="T6357">&lt;</text:span><text:span text:style-name="T6358">xs:element</text:span><text:span text:style-name="T6359"><text:s/></text:span><text:span text:style-name="T6360">ref</text:span><text:span text:style-name="T6361">=</text:span><text:span text:style-name="T6362">"recordInfoNote"</text:span><text:span text:style-name="T6363">/&gt;</text:span></text:p>
      <text:p text:style-name="Standard"><text:span text:style-name="T6364">&lt;!-- --&gt;</text:span><text:span text:style-name="T6365"><text:tab/></text:span><text:span text:style-name="T6366"><text:tab/></text:span><text:span text:style-name="T6367"><text:tab/></text:span></text:p>
      <text:p text:style-name="Standard"><text:span text:style-name="T6368"><text:tab/></text:span><text:span text:style-name="T6369"><text:tab/></text:span><text:span text:style-name="T6370">&lt;/</text:span><text:span text:style-name="T6371">xs:choice</text:span><text:span text:style-name="T6372">&gt;</text:span></text:p>
      <text:p text:style-name="Standard"><text:span text:style-name="T6373"><text:tab/></text:span><text:span text:style-name="T6374"><text:tab/></text:span><text:span text:style-name="T6375">&lt;</text:span><text:span text:style-name="T6376">xs:attributeGroup</text:span><text:span text:style-name="T6377"><text:s/></text:span><text:span text:style-name="T6378">ref</text:span><text:span text:style-name="T6379">=</text:span><text:span text:style-name="T6380">"languageAttributeGroup"</text:span><text:span text:style-name="T6381">/&gt;</text:span></text:p>
      <text:p text:style-name="Standard"><text:span text:style-name="T6382"><text:tab/></text:span><text:span text:style-name="T6383"><text:tab/></text:span><text:span text:style-name="T6384">&lt;</text:span><text:span text:style-name="T6385">xs:attribute</text:span><text:span text:style-name="T6386"><text:s/></text:span><text:span text:style-name="T6387">name</text:span><text:span text:style-name="T6388">=</text:span><text:span text:style-name="T6389">"displayLabel"</text:span><text:span text:style-name="T6390"><text:s/></text:span><text:span text:style-name="T6391">type</text:span><text:span text:style-name="T6392">=</text:span><text:span text:style-name="T6393">"xs:string"</text:span><text:span text:style-name="T6394">/&gt;</text:span></text:p>
      <text:p text:style-name="Standard"><text:span text:style-name="T6395"><text:tab/></text:span><text:span text:style-name="T6396"><text:tab/></text:span><text:span text:style-name="T6397">&lt;</text:span><text:span text:style-name="T6398">xs:attribute</text:span><text:span text:style-name="T6399"><text:s/></text:span><text:span text:style-name="T6400">name</text:span><text:span text:style-name="T6401">=</text:span><text:span text:style-name="T6402">"altRepGroup"</text:span><text:span text:style-name="T6403"><text:s/></text:span><text:span text:style-name="T6404">type</text:span><text:span text:style-name="T6405">=</text:span><text:span text:style-name="T6406">"xs:string"</text:span><text:span text:style-name="T6407">/&gt;</text:span></text:p>
      <text:p text:style-name="Standard"><text:span text:style-name="T6408"><text:tab/></text:span><text:span text:style-name="T6409">&lt;/</text:span><text:span text:style-name="T6410">xs:complexType</text:span><text:span text:style-name="T6411">&gt;</text:span></text:p>
      <text:p text:style-name="Standard"><text:span text:style-name="T6412"><text:tab/></text:span><text:span text:style-name="T6413">&lt;!--</text:span></text:p>
      <text:p text:style-name="P6414"/>
      <text:p text:style-name="P6415">******** <text:s text:c="2"/>Subordinate Elements for &lt;recordInfo&gt; <text:s text:c="15"/></text:p>
      <text:p text:style-name="P6416"><text:s/>--&gt;</text:p>
      <text:p text:style-name="Standard"><text:span text:style-name="T6417"><text:tab/></text:span><text:span text:style-name="T6418">&lt;</text:span><text:span text:style-name="T6419">xs:element</text:span><text:span text:style-name="T6420"><text:s/></text:span><text:span text:style-name="T6421">name</text:span><text:span text:style-name="T6422">=</text:span><text:span text:style-name="T6423">"recordContentSource"</text:span><text:span text:style-name="T6424"><text:s/></text:span><text:span text:style-name="T6425">type</text:span><text:span text:style-name="T6426">=</text:span><text:span text:style-name="T6427">"stringPlusLanguagePlusAuthority"</text:span><text:span text:style-name="T6428">/&gt;</text:span></text:p>
      <text:p text:style-name="Standard"><text:span text:style-name="T6429"><text:tab/></text:span><text:span text:style-name="T6430">&lt;</text:span><text:span text:style-name="T6431">xs:element</text:span><text:span text:style-name="T6432"><text:s/></text:span><text:span text:style-name="T6433">name</text:span><text:span text:style-name="T6434">=</text:span><text:span text:style-name="T6435">"recordCreationDate"</text:span><text:span text:style-name="T6436"><text:s/></text:span><text:span text:style-name="T6437">type</text:span><text:span text:style-name="T6438">=</text:span><text:span text:style-name="T6439">"dateDefinition"</text:span><text:span text:style-name="T6440">/&gt;</text:span></text:p>
      <text:p text:style-name="Standard"><text:span text:style-name="T6441"><text:tab/></text:span><text:span text:style-name="T6442">&lt;</text:span><text:span text:style-name="T6443">xs:element</text:span><text:span text:style-name="T6444"><text:s/></text:span><text:span text:style-name="T6445">name</text:span><text:span text:style-name="T6446">=</text:span><text:span text:style-name="T6447">"recordChangeDate"</text:span><text:span text:style-name="T6448"><text:s/></text:span><text:span text:style-name="T6449">type</text:span><text:span text:style-name="T6450">=</text:span><text:span text:style-name="T6451">"dateDefinition"</text:span><text:span text:style-name="T6452">/&gt;</text:span></text:p>
      <text:p text:style-name="Standard"><text:span text:style-name="T6453"><text:tab/></text:span><text:span text:style-name="T6454"><text:tab/></text:span><text:span text:style-name="T6455">&lt;!-- <text:s/></text:span></text:p>
      <text:p text:style-name="P6456"><text:tab/><text:tab/><text:tab/><text:tab/>*****************following added in 3.6 --&gt;</text:p>
      <text:p text:style-name="Standard"><text:span text:style-name="T6457"><text:tab/></text:span><text:span text:style-name="T6458">&lt;</text:span><text:span text:style-name="T6459">xs:element</text:span><text:span text:style-name="T6460"><text:s/></text:span><text:span text:style-name="T6461">name</text:span><text:span text:style-name="T6462">=</text:span><text:span text:style-name="T6463">"recordInfoNote"</text:span><text:span text:style-name="T6464"><text:s/></text:span><text:span text:style-name="T6465">type</text:span><text:span text:style-name="T6466">=</text:span><text:span text:style-name="T6467">"noteDefinition"</text:span><text:span text:style-name="T6468">/&gt;</text:span></text:p>
      <text:p text:style-name="Standard"><text:span text:style-name="T6469"><text:tab/></text:span><text:span text:style-name="T6470">&lt;!--</text:span></text:p>
      <text:p text:style-name="P6471">********** recordIdentifier</text:p>
      <text:p text:style-name="P6472">--&gt;</text:p>
      <text:p text:style-name="Standard"><text:span text:style-name="T6473"><text:tab/></text:span><text:span text:style-name="T6474">&lt;</text:span><text:span text:style-name="T6475">xs:element</text:span><text:span text:style-name="T6476"><text:s/></text:span><text:span text:style-name="T6477">name</text:span><text:span text:style-name="T6478">=</text:span><text:span text:style-name="T6479">"recordIdentifier"</text:span><text:span text:style-name="T6480"><text:s/></text:span><text:span text:style-name="T6481">type</text:span><text:span text:style-name="T6482">=</text:span><text:span text:style-name="T6483">"recordIdentifierDefinition"</text:span><text:span text:style-name="T6484">/&gt;</text:span></text:p>
      <text:p text:style-name="Standard"><text:span text:style-name="T6485"><text:tab/></text:span><text:span text:style-name="T6486">&lt;!-- --&gt;</text:span></text:p>
      <text:p text:style-name="Standard"><text:span text:style-name="T6487"><text:tab/></text:span><text:span text:style-name="T6488">&lt;</text:span><text:span text:style-name="T6489">xs:complexType</text:span><text:span text:style-name="T6490"><text:s/></text:span><text:span text:style-name="T6491">name</text:span><text:span text:style-name="T6492">=</text:span><text:span text:style-name="T6493">"recordIdentifierDefinition"</text:span><text:span text:style-name="T6494">&gt;</text:span></text:p>
      <text:p text:style-name="Standard"><text:span text:style-name="T6495"><text:tab/></text:span><text:span text:style-name="T6496"><text:tab/></text:span><text:span text:style-name="T6497">&lt;</text:span><text:span text:style-name="T6498">xs:simpleContent</text:span><text:span text:style-name="T6499">&gt;</text:span></text:p>
      <text:p text:style-name="Standard"><text:span text:style-name="T6500"><text:tab/></text:span><text:span text:style-name="T6501"><text:tab/></text:span><text:span text:style-name="T6502"><text:tab/></text:span><text:span text:style-name="T6503">&lt;</text:span><text:span text:style-name="T6504">xs:extension</text:span><text:span text:style-name="T6505"><text:s/></text:span><text:span text:style-name="T6506">base</text:span><text:span text:style-name="T6507">=</text:span><text:span text:style-name="T6508">"stringPlusLanguage"</text:span><text:span text:style-name="T6509">&gt;</text:span></text:p>
      <text:p text:style-name="Standard"><text:span text:style-name="T6510"><text:tab/></text:span><text:span text:style-name="T6511"><text:tab/></text:span><text:span text:style-name="T6512"><text:tab/></text:span><text:span text:style-name="T6513"><text:tab/></text:span><text:span text:style-name="T6514">&lt;</text:span><text:span text:style-name="T6515">xs:attribute</text:span><text:span text:style-name="T6516"><text:s/></text:span><text:span text:style-name="T6517">name</text:span><text:span text:style-name="T6518">=</text:span><text:span text:style-name="T6519">"source"</text:span><text:span text:style-name="T6520"><text:s/></text:span><text:span text:style-name="T6521">type</text:span><text:span text:style-name="T6522">=</text:span><text:span text:style-name="T6523">"xs:string"</text:span><text:span text:style-name="T6524">/&gt;</text:span></text:p>
      <text:p text:style-name="Standard"><text:span text:style-name="T6525"><text:tab/></text:span><text:span text:style-name="T6526"><text:tab/></text:span><text:span text:style-name="T6527"><text:tab/></text:span><text:span text:style-name="T6528">&lt;/</text:span><text:span text:style-name="T6529">xs:extension</text:span><text:span text:style-name="T6530">&gt;</text:span></text:p>
      <text:p text:style-name="Standard"><text:span text:style-name="T6531"><text:tab/></text:span><text:span text:style-name="T6532"><text:tab/></text:span><text:span text:style-name="T6533">&lt;/</text:span><text:span text:style-name="T6534">xs:simpleContent</text:span><text:span text:style-name="T6535">&gt;</text:span></text:p>
      <text:p text:style-name="Standard"><text:span text:style-name="T6536"><text:tab/></text:span><text:span text:style-name="T6537">&lt;/</text:span><text:span text:style-name="T6538">xs:complexType</text:span><text:span text:style-name="T6539">&gt;</text:span></text:p>
      <text:p text:style-name="Standard"><text:span text:style-name="T6540"><text:tab/></text:span><text:span text:style-name="T6541">&lt;!-- --&gt;</text:span></text:p>
      <text:p text:style-name="Standard"><text:span text:style-name="T6542"><text:tab/></text:span><text:span text:style-name="T6543">&lt;</text:span><text:span text:style-name="T6544">xs:element</text:span><text:span text:style-name="T6545"><text:s/></text:span><text:span text:style-name="T6546">name</text:span><text:span text:style-name="T6547">=</text:span><text:span text:style-name="T6548">"languageOfCataloging"</text:span><text:span text:style-name="T6549"><text:s/></text:span><text:span text:style-name="T6550">type</text:span><text:span text:style-name="T6551">=</text:span><text:span text:style-name="T6552">"languageDefinition"</text:span><text:span text:style-name="T6553">/&gt;</text:span></text:p>
      <text:p text:style-name="Standard"><text:span text:style-name="T6554"><text:tab/></text:span><text:span text:style-name="T6555">&lt;</text:span><text:span text:style-name="T6556">xs:element</text:span><text:span text:style-name="T6557"><text:s/></text:span><text:span text:style-name="T6558">name</text:span><text:span text:style-name="T6559">=</text:span><text:span text:style-name="T6560">"recordOrigin"</text:span><text:span text:style-name="T6561"><text:s/></text:span><text:span text:style-name="T6562">type</text:span><text:span text:style-name="T6563">=</text:span><text:span text:style-name="T6564">"stringPlusLanguage"</text:span><text:span text:style-name="T6565">/&gt;</text:span></text:p>
      <text:p text:style-name="Standard"><text:span text:style-name="T6566"><text:tab/></text:span><text:span text:style-name="T6567">&lt;</text:span><text:span text:style-name="T6568">xs:element</text:span><text:span text:style-name="T6569"><text:s/></text:span><text:span text:style-name="T6570">name</text:span><text:span text:style-name="T6571">=</text:span><text:span text:style-name="T6572">"descriptionStandard"</text:span><text:span text:style-name="T6573"><text:s/></text:span><text:span text:style-name="T6574">type</text:span><text:span text:style-name="T6575">=</text:span><text:span text:style-name="T6576">"stringPlusLanguagePlusAuthority"</text:span><text:span text:style-name="T6577">/&gt;</text:span></text:p>
      <text:p text:style-name="Standard"><text:span text:style-name="T6578"><text:tab/></text:span><text:span text:style-name="T6579">&lt;!--</text:span></text:p>
      <text:p text:style-name="P6580"/>
      <text:p text:style-name="P6581">****************************************************</text:p>
      <text:p text:style-name="P6582">* <text:s text:c="2"/>Top Level Element &lt;relatedItem&gt; <text:s text:c="12"/>*</text:p>
      <text:p text:style-name="P6583">***************************************************** <text:s text:c="8"/></text:p>
      <text:p text:style-name="P6584"/>
      <text:p text:style-name="P6585">********** <text:s text:c="2"/>relatedItem <text:s/>********** <text:s/></text:p>
      <text:p text:style-name="P6586">--&gt;</text:p>
      <text:p text:style-name="Standard"><text:span text:style-name="T6587"><text:tab/></text:span><text:span text:style-name="T6588">&lt;</text:span><text:span text:style-name="T6589">xs:element</text:span><text:span text:style-name="T6590"><text:s/></text:span><text:span text:style-name="T6591">name</text:span><text:span text:style-name="T6592">=</text:span><text:span text:style-name="T6593">"relatedItem"</text:span><text:span text:style-name="T6594"><text:s/></text:span><text:span text:style-name="T6595">type</text:span><text:span text:style-name="T6596">=</text:span><text:span text:style-name="T6597">"relatedItemDefinition"</text:span><text:span text:style-name="T6598">/&gt;</text:span></text:p>
      <text:p text:style-name="Standard"><text:span text:style-name="T6599"><text:tab/></text:span><text:span text:style-name="T6600">&lt;!-- --&gt;</text:span></text:p>
      <text:p text:style-name="Standard"><text:span text:style-name="T6601"><text:tab/></text:span><text:span text:style-name="T6602">&lt;</text:span><text:span text:style-name="T6603">xs:complexType</text:span><text:span text:style-name="T6604"><text:s/></text:span><text:span text:style-name="T6605">name</text:span><text:span text:style-name="T6606">=</text:span><text:span text:style-name="T6607">"relatedItemDefinition"</text:span><text:span text:style-name="T6608">&gt;</text:span></text:p>
      <text:p text:style-name="Standard"><text:span text:style-name="T6609"><text:tab/></text:span><text:span text:style-name="T6610"><text:tab/></text:span><text:span text:style-name="T6611">&lt;</text:span><text:span text:style-name="T6612">xs:group</text:span><text:span text:style-name="T6613"><text:s/></text:span><text:span text:style-name="T6614">ref</text:span><text:span text:style-name="T6615">=</text:span><text:span text:style-name="T6616">"modsGroup"</text:span><text:span text:style-name="T6617"><text:s/></text:span><text:span text:style-name="T6618">minOccurs</text:span><text:span text:style-name="T6619">=</text:span><text:span text:style-name="T6620">"0"</text:span><text:span text:style-name="T6621"><text:s/></text:span><text:span text:style-name="T6622">maxOccurs</text:span><text:span text:style-name="T6623">=</text:span><text:span text:style-name="T6624">"unbounded"</text:span><text:span text:style-name="T6625">/&gt;</text:span></text:p>
      <text:p text:style-name="Standard"><text:span text:style-name="T6626"><text:tab/></text:span><text:span text:style-name="T6627"><text:tab/></text:span><text:span text:style-name="T6628">&lt;</text:span><text:span text:style-name="T6629">xs:attribute</text:span><text:span text:style-name="T6630"><text:s/></text:span><text:span text:style-name="T6631">name</text:span><text:span text:style-name="T6632">=</text:span><text:span text:style-name="T6633">"type"</text:span><text:span text:style-name="T6634">&gt;</text:span></text:p>
      <text:p text:style-name="Standard"><text:span text:style-name="T6635"><text:tab/></text:span><text:span text:style-name="T6636"><text:tab/></text:span><text:span text:style-name="T6637"><text:tab/></text:span><text:span text:style-name="T6638">&lt;</text:span><text:span text:style-name="T6639">xs:simpleType</text:span><text:span text:style-name="T6640">&gt;</text:span></text:p>
      <text:p text:style-name="Standard"><text:span text:style-name="T6641"><text:tab/></text:span><text:span text:style-name="T6642"><text:tab/></text:span><text:span text:style-name="T6643"><text:tab/></text:span><text:span text:style-name="T6644"><text:tab/></text:span><text:span text:style-name="T6645">&lt;</text:span><text:span text:style-name="T6646">xs:restriction</text:span><text:span text:style-name="T6647"><text:s/></text:span><text:span text:style-name="T6648">base</text:span><text:span text:style-name="T6649">=</text:span><text:span text:style-name="T6650">"xs:string"</text:span><text:span text:style-name="T6651">&gt;</text:span></text:p>
      <text:p text:style-name="Standard"><text:span text:style-name="T6652"><text:tab/></text:span><text:span text:style-name="T6653"><text:tab/></text:span><text:span text:style-name="T6654"><text:tab/></text:span><text:span text:style-name="T6655"><text:tab/></text:span><text:span text:style-name="T6656"><text:tab/></text:span><text:span text:style-name="T6657">&lt;</text:span><text:span text:style-name="T6658">xs:enumeration</text:span><text:span text:style-name="T6659"><text:s/></text:span><text:span text:style-name="T6660">value</text:span><text:span text:style-name="T6661">=</text:span><text:span text:style-name="T6662">"preceding"</text:span><text:span text:style-name="T6663">/&gt;</text:span></text:p>
      <text:p text:style-name="Standard"><text:span text:style-name="T6664"><text:tab/></text:span><text:span text:style-name="T6665"><text:tab/></text:span><text:span text:style-name="T6666"><text:tab/></text:span><text:span text:style-name="T6667"><text:tab/></text:span><text:span text:style-name="T6668"><text:tab/></text:span><text:span text:style-name="T6669">&lt;</text:span><text:span text:style-name="T6670">xs:enumeration</text:span><text:span text:style-name="T6671"><text:s/></text:span><text:span text:style-name="T6672">value</text:span><text:span text:style-name="T6673">=</text:span><text:span text:style-name="T6674">"succeeding"</text:span><text:span text:style-name="T6675">/&gt;</text:span></text:p>
      <text:p text:style-name="Standard"><text:span text:style-name="T6676"><text:tab/></text:span><text:span text:style-name="T6677"><text:tab/></text:span><text:span text:style-name="T6678"><text:tab/></text:span><text:span text:style-name="T6679"><text:tab/></text:span><text:span text:style-name="T6680"><text:tab/></text:span><text:span text:style-name="T6681">&lt;</text:span><text:span text:style-name="T6682">xs:enumeration</text:span><text:span text:style-name="T6683"><text:s/></text:span><text:span text:style-name="T6684">value</text:span><text:span text:style-name="T6685">=</text:span><text:span text:style-name="T6686">"original"</text:span><text:span text:style-name="T6687">/&gt;</text:span></text:p>
      <text:p text:style-name="Standard"><text:span text:style-name="T6688"><text:tab/></text:span><text:span text:style-name="T6689"><text:tab/></text:span><text:span text:style-name="T6690"><text:tab/></text:span><text:span text:style-name="T6691"><text:tab/></text:span><text:span text:style-name="T6692"><text:tab/></text:span><text:span text:style-name="T6693">&lt;</text:span><text:span text:style-name="T6694">xs:enumeration</text:span><text:span text:style-name="T6695"><text:s/></text:span><text:span text:style-name="T6696">value</text:span><text:span text:style-name="T6697">=</text:span><text:span text:style-name="T6698">"host"</text:span><text:span text:style-name="T6699">/&gt;</text:span></text:p>
      <text:p text:style-name="Standard"><text:span text:style-name="T6700"><text:tab/></text:span><text:span text:style-name="T6701"><text:tab/></text:span><text:span text:style-name="T6702"><text:tab/></text:span><text:span text:style-name="T6703"><text:tab/></text:span><text:span text:style-name="T6704"><text:tab/></text:span><text:span text:style-name="T6705">&lt;</text:span><text:span text:style-name="T6706">xs:enumeration</text:span><text:span text:style-name="T6707"><text:s/></text:span><text:span text:style-name="T6708">value</text:span><text:span text:style-name="T6709">=</text:span><text:span text:style-name="T6710">"constituent"</text:span><text:span text:style-name="T6711">/&gt;</text:span></text:p>
      <text:p text:style-name="Standard"><text:span text:style-name="T6712"><text:tab/></text:span><text:span text:style-name="T6713"><text:tab/></text:span><text:span text:style-name="T6714"><text:tab/></text:span><text:span text:style-name="T6715"><text:tab/></text:span><text:span text:style-name="T6716"><text:tab/></text:span><text:span text:style-name="T6717">&lt;</text:span><text:span text:style-name="T6718">xs:enumeration</text:span><text:span text:style-name="T6719"><text:s/></text:span><text:span text:style-name="T6720">value</text:span><text:span text:style-name="T6721">=</text:span><text:span text:style-name="T6722">"series"</text:span><text:span text:style-name="T6723">/&gt;</text:span></text:p>
      <text:p text:style-name="Standard"><text:span text:style-name="T6724"><text:tab/></text:span><text:span text:style-name="T6725"><text:tab/></text:span><text:span text:style-name="T6726"><text:tab/></text:span><text:span text:style-name="T6727"><text:tab/></text:span><text:span text:style-name="T6728"><text:tab/></text:span><text:span text:style-name="T6729">&lt;</text:span><text:span text:style-name="T6730">xs:enumeration</text:span><text:span text:style-name="T6731"><text:s/></text:span><text:span text:style-name="T6732">value</text:span><text:span text:style-name="T6733">=</text:span><text:span text:style-name="T6734">"otherVersion"</text:span><text:span text:style-name="T6735">/&gt;</text:span></text:p>
      <text:p text:style-name="Standard"><text:span text:style-name="T6736"><text:tab/></text:span><text:span text:style-name="T6737"><text:tab/></text:span><text:span text:style-name="T6738"><text:tab/></text:span><text:span text:style-name="T6739"><text:tab/></text:span><text:span text:style-name="T6740"><text:tab/></text:span><text:span text:style-name="T6741">&lt;</text:span><text:span text:style-name="T6742">xs:enumeration</text:span><text:span text:style-name="T6743"><text:s/></text:span><text:span text:style-name="T6744">value</text:span><text:span text:style-name="T6745">=</text:span><text:span text:style-name="T6746">"otherFormat"</text:span><text:span text:style-name="T6747">/&gt;</text:span></text:p>
      <text:p text:style-name="Standard"><text:span text:style-name="T6748"><text:tab/></text:span><text:span text:style-name="T6749"><text:tab/></text:span><text:span text:style-name="T6750"><text:tab/></text:span><text:span text:style-name="T6751"><text:tab/></text:span><text:span text:style-name="T6752"><text:tab/></text:span><text:span text:style-name="T6753">&lt;</text:span><text:span text:style-name="T6754">xs:enumeration</text:span><text:span text:style-name="T6755"><text:s/></text:span><text:span text:style-name="T6756">value</text:span><text:span text:style-name="T6757">=</text:span><text:span text:style-name="T6758">"isReferencedBy"</text:span><text:span text:style-name="T6759">/&gt;</text:span></text:p>
      <text:p text:style-name="Standard"><text:span text:style-name="T6760"><text:tab/></text:span><text:span text:style-name="T6761"><text:tab/></text:span><text:span text:style-name="T6762"><text:tab/></text:span><text:span text:style-name="T6763"><text:tab/></text:span><text:span text:style-name="T6764"><text:tab/></text:span><text:span text:style-name="T6765">&lt;</text:span><text:span text:style-name="T6766">xs:enumeration</text:span><text:span text:style-name="T6767"><text:s/></text:span><text:span text:style-name="T6768">value</text:span><text:span text:style-name="T6769">=</text:span><text:span text:style-name="T6770">"references"</text:span><text:span text:style-name="T6771">/&gt;</text:span></text:p>
      <text:p text:style-name="Standard"><text:span text:style-name="T6772"><text:tab/></text:span><text:span text:style-name="T6773"><text:tab/></text:span><text:span text:style-name="T6774"><text:tab/></text:span><text:span text:style-name="T6775"><text:tab/></text:span><text:span text:style-name="T6776"><text:tab/></text:span><text:span text:style-name="T6777">&lt;</text:span><text:span text:style-name="T6778">xs:enumeration</text:span><text:span text:style-name="T6779"><text:s/></text:span><text:span text:style-name="T6780">value</text:span><text:span text:style-name="T6781">=</text:span><text:span text:style-name="T6782">"reviewOf"</text:span><text:span text:style-name="T6783">/&gt;</text:span></text:p>
      <text:p text:style-name="Standard"><text:span text:style-name="T6784"><text:tab/></text:span><text:span text:style-name="T6785"><text:tab/></text:span><text:span text:style-name="T6786"><text:tab/></text:span><text:span text:style-name="T6787"><text:tab/></text:span><text:span text:style-name="T6788">&lt;/</text:span><text:span text:style-name="T6789">xs:restriction</text:span><text:span text:style-name="T6790">&gt;</text:span></text:p>
      <text:p text:style-name="Standard"><text:span text:style-name="T6791"><text:tab/></text:span><text:span text:style-name="T6792"><text:tab/></text:span><text:span text:style-name="T6793"><text:tab/></text:span><text:span text:style-name="T6794">&lt;/</text:span><text:span text:style-name="T6795">xs:simpleType</text:span><text:span text:style-name="T6796">&gt;</text:span></text:p>
      <text:p text:style-name="Standard"><text:span text:style-name="T6797"><text:tab/></text:span><text:span text:style-name="T6798"><text:tab/></text:span><text:span text:style-name="T6799">&lt;/</text:span><text:span text:style-name="T6800">xs:attribute</text:span><text:span text:style-name="T6801">&gt;</text:span></text:p>
      <text:p text:style-name="Standard"><text:span text:style-name="T6802"><text:tab/></text:span><text:span text:style-name="T6803"><text:tab/></text:span><text:span text:style-name="T6804">&lt;!--</text:span></text:p>
      <text:p text:style-name="P6805"><text:tab/><text:tab/>Following four attributes are new in 3.6</text:p>
      <text:p text:style-name="Standard"><text:span text:style-name="T6806"><text:tab/></text:span><text:span text:style-name="T6807"><text:tab/>--&gt;</text:span><text:span text:style-name="T6808"><text:tab/></text:span></text:p>
      <text:p text:style-name="Standard"><text:span text:style-name="T6809"><text:tab/></text:span><text:span text:style-name="T6810"><text:tab/></text:span><text:span text:style-name="T6811">&lt;</text:span><text:span text:style-name="T6812">xs:attribute</text:span><text:span text:style-name="T6813"><text:s/></text:span><text:span text:style-name="T6814">name</text:span><text:span text:style-name="T6815">=</text:span><text:span text:style-name="T6816">"otherType"</text:span><text:span text:style-name="T6817"><text:s/></text:span><text:span text:style-name="T6818">type</text:span><text:span text:style-name="T6819">=</text:span><text:span text:style-name="T6820">"xs:string"</text:span><text:span text:style-name="T6821">/&gt;</text:span></text:p>
      <text:p text:style-name="Standard"><text:span text:style-name="T6822"><text:tab/></text:span><text:span text:style-name="T6823"><text:tab/></text:span><text:span text:style-name="T6824">&lt;</text:span><text:span text:style-name="T6825">xs:attribute</text:span><text:span text:style-name="T6826"><text:s/></text:span><text:span text:style-name="T6827">name</text:span><text:span text:style-name="T6828">=</text:span><text:span text:style-name="T6829">"otherTypeAuth"</text:span><text:span text:style-name="T6830"><text:s/></text:span><text:span text:style-name="T6831">type</text:span><text:span text:style-name="T6832">=</text:span><text:span text:style-name="T6833">"xs:string"</text:span><text:span text:style-name="T6834">/&gt;</text:span></text:p>
      <text:p text:style-name="Standard"><text:span text:style-name="T6835"><text:tab/></text:span><text:span text:style-name="T6836"><text:tab/></text:span><text:span text:style-name="T6837">&lt;</text:span><text:span text:style-name="T6838">xs:attribute</text:span><text:span text:style-name="T6839"><text:s/></text:span><text:span text:style-name="T6840">name</text:span><text:span text:style-name="T6841">=</text:span><text:span text:style-name="T6842">"otherTypeAuthURI"</text:span><text:span text:style-name="T6843"><text:s/></text:span><text:span text:style-name="T6844">type</text:span><text:span text:style-name="T6845">=</text:span><text:span text:style-name="T6846">"xs:string"</text:span><text:span text:style-name="T6847">/&gt;</text:span></text:p>
      <text:p text:style-name="Standard"><text:span text:style-name="T6848"><text:tab/></text:span><text:span text:style-name="T6849"><text:tab/></text:span><text:span text:style-name="T6850">&lt;</text:span><text:span text:style-name="T6851">xs:attribute</text:span><text:span text:style-name="T6852"><text:s/></text:span><text:span text:style-name="T6853">name</text:span><text:span text:style-name="T6854">=</text:span><text:span text:style-name="T6855">"otherTypeURI"</text:span><text:span text:style-name="T6856"><text:s/></text:span><text:span text:style-name="T6857">type</text:span><text:span text:style-name="T6858">=</text:span><text:span text:style-name="T6859">"xs:string"</text:span><text:span text:style-name="T6860">/&gt;</text:span></text:p>
      <text:p text:style-name="Standard"><text:span text:style-name="T6861"><text:tab/></text:span><text:span text:style-name="T6862"><text:tab/></text:span><text:span text:style-name="T6863">&lt;!-- --&gt;</text:span></text:p>
      <text:p text:style-name="P6864"><text:tab/><text:tab/></text:p>
      <text:p text:style-name="Standard"><text:span text:style-name="T6865"><text:tab/></text:span><text:span text:style-name="T6866"><text:tab/></text:span><text:span text:style-name="T6867">&lt;</text:span><text:span text:style-name="T6868">xs:attribute</text:span><text:span text:style-name="T6869"><text:s/></text:span><text:span text:style-name="T6870">name</text:span><text:span text:style-name="T6871">=</text:span><text:span text:style-name="T6872">"displayLabel"</text:span><text:span text:style-name="T6873"><text:s/></text:span><text:span text:style-name="T6874">type</text:span><text:span text:style-name="T6875">=</text:span><text:span text:style-name="T6876">"xs:string"</text:span><text:span text:style-name="T6877">/&gt;</text:span></text:p>
      <text:p text:style-name="Standard"><text:span text:style-name="T6878"><text:tab/></text:span><text:span text:style-name="T6879"><text:tab/></text:span><text:span text:style-name="T6880">&lt;</text:span><text:span text:style-name="T6881">xs:attribute</text:span><text:span text:style-name="T6882"><text:s/></text:span><text:span text:style-name="T6883">name</text:span><text:span text:style-name="T6884">=</text:span><text:span text:style-name="T6885">"ID"</text:span><text:span text:style-name="T6886"><text:s/></text:span><text:span text:style-name="T6887">type</text:span><text:span text:style-name="T6888">=</text:span><text:span text:style-name="T6889">"xs:ID"</text:span><text:span text:style-name="T6890">/&gt;</text:span></text:p>
      <text:p text:style-name="Standard"><text:span text:style-name="T6891"><text:tab/></text:span><text:span text:style-name="T6892"><text:tab/></text:span><text:span text:style-name="T6893">&lt;</text:span><text:span text:style-name="T6894">xs:attributeGroup</text:span><text:span text:style-name="T6895"><text:s/></text:span><text:span text:style-name="T6896">ref</text:span><text:span text:style-name="T6897">=</text:span><text:span text:style-name="T6898">"xlink:simpleLink"</text:span><text:span text:style-name="T6899">/&gt;</text:span></text:p>
      <text:p text:style-name="P6900"><text:tab/><text:tab/></text:p>
      <text:p text:style-name="Standard"><text:span text:style-name="T6901"><text:tab/></text:span><text:span text:style-name="T6902">&lt;/</text:span><text:span text:style-name="T6903">xs:complexType</text:span><text:span text:style-name="T6904">&gt;</text:span></text:p>
      <text:p text:style-name="Standard"><text:span text:style-name="T6905"><text:tab/></text:span><text:span text:style-name="T6906">&lt;!-- <text:s/></text:span></text:p>
      <text:p text:style-name="P6907"/>
      <text:p text:style-name="P6908">****************************************************</text:p>
      <text:p text:style-name="P6909">* <text:s text:c="2"/>Top Level Element &lt;subject&gt; <text:s text:c="17"/>*</text:p>
      <text:p text:style-name="P6910">***************************************************** <text:s text:c="8"/></text:p>
      <text:p text:style-name="P6911">--&gt;</text:p>
      <text:p text:style-name="Standard"><text:span text:style-name="T6912"><text:tab/></text:span><text:span text:style-name="T6913">&lt;</text:span><text:span text:style-name="T6914">xs:element</text:span><text:span text:style-name="T6915"><text:s/></text:span><text:span text:style-name="T6916">name</text:span><text:span text:style-name="T6917">=</text:span><text:span text:style-name="T6918">"subject"</text:span><text:span text:style-name="T6919"><text:s/></text:span><text:span text:style-name="T6920">type</text:span><text:span text:style-name="T6921">=</text:span><text:span text:style-name="T6922">"subjectDefinition"</text:span><text:span text:style-name="T6923">/&gt;</text:span></text:p>
      <text:p text:style-name="Standard"><text:span text:style-name="T6924"><text:tab/></text:span><text:span text:style-name="T6925">&lt;!-- --&gt;</text:span></text:p>
      <text:p text:style-name="Standard"><text:span text:style-name="T6926"><text:tab/></text:span><text:span text:style-name="T6927">&lt;</text:span><text:span text:style-name="T6928">xs:complexType</text:span><text:span text:style-name="T6929"><text:s/></text:span><text:span text:style-name="T6930">name</text:span><text:span text:style-name="T6931">=</text:span><text:span text:style-name="T6932">"subjectDefinition"</text:span><text:span text:style-name="T6933">&gt;</text:span></text:p>
      <text:p text:style-name="Standard"><text:span text:style-name="T6934"><text:tab/></text:span><text:span text:style-name="T6935"><text:tab/></text:span><text:span text:style-name="T6936">&lt;</text:span><text:span text:style-name="T6937">xs:choice</text:span><text:span text:style-name="T6938"><text:s/></text:span><text:span text:style-name="T6939">minOccurs</text:span><text:span text:style-name="T6940">=</text:span><text:span text:style-name="T6941">"0"</text:span><text:span text:style-name="T6942"><text:s/></text:span><text:span text:style-name="T6943">maxOccurs</text:span><text:span text:style-name="T6944">=</text:span><text:span text:style-name="T6945">"unbounded"</text:span><text:span text:style-name="T6946">&gt;</text:span></text:p>
      <text:p text:style-name="Standard"><text:span text:style-name="T6947"><text:tab/></text:span><text:span text:style-name="T6948"><text:tab/></text:span><text:span text:style-name="T6949"><text:tab/></text:span><text:span text:style-name="T6950">&lt;</text:span><text:span text:style-name="T6951">xs:element</text:span><text:span text:style-name="T6952"><text:s/></text:span><text:span text:style-name="T6953">ref</text:span><text:span text:style-name="T6954">=</text:span><text:span text:style-name="T6955">"topic"</text:span><text:span text:style-name="T6956">/&gt;</text:span></text:p>
      <text:p text:style-name="Standard"><text:span text:style-name="T6957"><text:tab/></text:span><text:span text:style-name="T6958"><text:tab/></text:span><text:span text:style-name="T6959"><text:tab/></text:span><text:span text:style-name="T6960">&lt;</text:span><text:span text:style-name="T6961">xs:element</text:span><text:span text:style-name="T6962"><text:s/></text:span><text:span text:style-name="T6963">ref</text:span><text:span text:style-name="T6964">=</text:span><text:span text:style-name="T6965">"geographic"</text:span><text:span text:style-name="T6966">/&gt;</text:span></text:p>
      <text:p text:style-name="Standard"><text:span text:style-name="T6967"><text:tab/></text:span><text:span text:style-name="T6968"><text:tab/></text:span><text:span text:style-name="T6969"><text:tab/></text:span><text:span text:style-name="T6970">&lt;</text:span><text:span text:style-name="T6971">xs:element</text:span><text:span text:style-name="T6972"><text:s/></text:span><text:span text:style-name="T6973">ref</text:span><text:span text:style-name="T6974">=</text:span><text:span text:style-name="T6975">"temporal"</text:span><text:span text:style-name="T6976">/&gt;</text:span></text:p>
      <text:p text:style-name="Standard"><text:span text:style-name="T6977"><text:tab/></text:span><text:span text:style-name="T6978"><text:tab/></text:span><text:span text:style-name="T6979"><text:tab/></text:span><text:span text:style-name="T6980">&lt;</text:span><text:span text:style-name="T6981">xs:element</text:span><text:span text:style-name="T6982"><text:s/></text:span><text:span text:style-name="T6983">name</text:span><text:span text:style-name="T6984">=</text:span><text:span text:style-name="T6985">"titleInfo"</text:span><text:span text:style-name="T6986"><text:s/></text:span><text:span text:style-name="T6987">type</text:span><text:span text:style-name="T6988">=</text:span><text:span text:style-name="T6989">"subjectTitleInfoDefinition"</text:span><text:span text:style-name="T6990">/&gt;</text:span></text:p>
      <text:p text:style-name="Standard"><text:span text:style-name="T6991"><text:tab/></text:span><text:span text:style-name="T6992"><text:tab/></text:span><text:span text:style-name="T6993"><text:tab/></text:span><text:span text:style-name="T6994">&lt;</text:span><text:span text:style-name="T6995">xs:element</text:span><text:span text:style-name="T6996"><text:s/></text:span><text:span text:style-name="T6997">name</text:span><text:span text:style-name="T6998">=</text:span><text:span text:style-name="T6999">"name"</text:span><text:span text:style-name="T7000"><text:s/></text:span><text:span text:style-name="T7001">type</text:span><text:span text:style-name="T7002">=</text:span><text:span text:style-name="T7003">"subjectNameDefinition"</text:span><text:span text:style-name="T7004">/&gt;</text:span></text:p>
      <text:p text:style-name="Standard"><text:span text:style-name="T7005"><text:tab/></text:span><text:span text:style-name="T7006"><text:tab/></text:span><text:span text:style-name="T7007"><text:tab/></text:span><text:span text:style-name="T7008">&lt;</text:span><text:span text:style-name="T7009">xs:element</text:span><text:span text:style-name="T7010"><text:s/></text:span><text:span text:style-name="T7011">ref</text:span><text:span text:style-name="T7012">=</text:span><text:span text:style-name="T7013">"geographicCode"</text:span><text:span text:style-name="T7014">/&gt;</text:span></text:p>
      <text:p text:style-name="Standard"><text:span text:style-name="T7015"><text:tab/></text:span><text:span text:style-name="T7016"><text:tab/></text:span><text:span text:style-name="T7017"><text:tab/></text:span><text:span text:style-name="T7018">&lt;</text:span><text:span text:style-name="T7019">xs:element</text:span><text:span text:style-name="T7020"><text:s/></text:span><text:span text:style-name="T7021">ref</text:span><text:span text:style-name="T7022">=</text:span><text:span text:style-name="T7023">"hierarchicalGeographic"</text:span><text:span text:style-name="T7024">/&gt;</text:span></text:p>
      <text:p text:style-name="Standard"><text:span text:style-name="T7025"><text:tab/></text:span><text:span text:style-name="T7026"><text:tab/></text:span><text:span text:style-name="T7027"><text:tab/></text:span><text:span text:style-name="T7028">&lt;</text:span><text:span text:style-name="T7029">xs:element</text:span><text:span text:style-name="T7030"><text:s/></text:span><text:span text:style-name="T7031">ref</text:span><text:span text:style-name="T7032">=</text:span><text:span text:style-name="T7033">"cartographics"</text:span><text:span text:style-name="T7034">/&gt;</text:span></text:p>
      <text:p text:style-name="Standard"><text:span text:style-name="T7035"><text:tab/></text:span><text:span text:style-name="T7036"><text:tab/></text:span><text:span text:style-name="T7037"><text:tab/></text:span><text:span text:style-name="T7038">&lt;</text:span><text:span text:style-name="T7039">xs:element</text:span><text:span text:style-name="T7040"><text:s/></text:span><text:span text:style-name="T7041">ref</text:span><text:span text:style-name="T7042">=</text:span><text:span text:style-name="T7043">"occupation"</text:span><text:span text:style-name="T7044">/&gt;</text:span></text:p>
      <text:p text:style-name="Standard"><text:span text:style-name="T7045"><text:tab/></text:span><text:span text:style-name="T7046"><text:tab/></text:span><text:span text:style-name="T7047"><text:tab/></text:span><text:span text:style-name="T7048">&lt;</text:span><text:span text:style-name="T7049">xs:element</text:span><text:span text:style-name="T7050"><text:s/></text:span><text:span text:style-name="T7051">ref</text:span><text:span text:style-name="T7052">=</text:span><text:span text:style-name="T7053">"genre"</text:span><text:span text:style-name="T7054">/&gt;</text:span></text:p>
      <text:p text:style-name="Standard"><text:span text:style-name="T7055"><text:tab/></text:span><text:span text:style-name="T7056"><text:tab/></text:span><text:span text:style-name="T7057"><text:tab/></text:span><text:span text:style-name="T7058">&lt;!-- uses top-level genre definition --&gt;</text:span></text:p>
      <text:p text:style-name="Standard"><text:span text:style-name="T7059"><text:tab/></text:span><text:span text:style-name="T7060"><text:tab/></text:span><text:span text:style-name="T7061">&lt;/</text:span><text:span text:style-name="T7062">xs:choice</text:span><text:span text:style-name="T7063">&gt;</text:span></text:p>
      <text:p text:style-name="Standard"><text:span text:style-name="T7064"><text:tab/></text:span><text:span text:style-name="T7065"><text:tab/></text:span><text:span text:style-name="T7066">&lt;</text:span><text:span text:style-name="T7067">xs:attribute</text:span><text:span text:style-name="T7068"><text:s/></text:span><text:span text:style-name="T7069">name</text:span><text:span text:style-name="T7070">=</text:span><text:span text:style-name="T7071">"ID"</text:span><text:span text:style-name="T7072"><text:s/></text:span><text:span text:style-name="T7073">type</text:span><text:span text:style-name="T7074">=</text:span><text:span text:style-name="T7075">"xs:ID"</text:span><text:span text:style-name="T7076">/&gt;</text:span></text:p>
      <text:p text:style-name="Standard"><text:span text:style-name="T7077"><text:tab/></text:span><text:span text:style-name="T7078"><text:tab/></text:span><text:span text:style-name="T7079">&lt;</text:span><text:span text:style-name="T7080">xs:attributeGroup</text:span><text:span text:style-name="T7081"><text:s/></text:span><text:span text:style-name="T7082">ref</text:span><text:span text:style-name="T7083">=</text:span><text:span text:style-name="T7084">"authorityAttributeGroup"</text:span><text:span text:style-name="T7085">/&gt;</text:span></text:p>
      <text:p text:style-name="Standard"><text:span text:style-name="T7086"><text:tab/></text:span><text:span text:style-name="T7087"><text:tab/></text:span><text:span text:style-name="T7088">&lt;</text:span><text:span text:style-name="T7089">xs:attributeGroup</text:span><text:span text:style-name="T7090"><text:s/></text:span><text:span text:style-name="T7091">ref</text:span><text:span text:style-name="T7092">=</text:span><text:span text:style-name="T7093">"languageAttributeGroup"</text:span><text:span text:style-name="T7094">/&gt;</text:span></text:p>
      <text:p text:style-name="Standard"><text:span text:style-name="T7095"><text:tab/></text:span><text:span text:style-name="T7096"><text:tab/></text:span><text:span text:style-name="T7097">&lt;</text:span><text:span text:style-name="T7098">xs:attributeGroup</text:span><text:span text:style-name="T7099"><text:s/></text:span><text:span text:style-name="T7100">ref</text:span><text:span text:style-name="T7101">=</text:span><text:span text:style-name="T7102">"xlink:simpleLink"</text:span><text:span text:style-name="T7103">/&gt;</text:span></text:p>
      <text:p text:style-name="Standard"><text:span text:style-name="T7104"><text:tab/></text:span><text:span text:style-name="T7105"><text:tab/></text:span><text:span text:style-name="T7106">&lt;</text:span><text:span text:style-name="T7107">xs:attribute</text:span><text:span text:style-name="T7108"><text:s/></text:span><text:span text:style-name="T7109">name</text:span><text:span text:style-name="T7110">=</text:span><text:span text:style-name="T7111">"displayLabel"</text:span><text:span text:style-name="T7112"><text:s/></text:span><text:span text:style-name="T7113">type</text:span><text:span text:style-name="T7114">=</text:span><text:span text:style-name="T7115">"xs:string"</text:span><text:span text:style-name="T7116">/&gt;</text:span></text:p>
      <text:p text:style-name="Standard"><text:span text:style-name="T7117"><text:tab/></text:span><text:span text:style-name="T7118"><text:tab/></text:span><text:span text:style-name="T7119">&lt;</text:span><text:span text:style-name="T7120">xs:attribute</text:span><text:span text:style-name="T7121"><text:s/></text:span><text:span text:style-name="T7122">name</text:span><text:span text:style-name="T7123">=</text:span><text:span text:style-name="T7124">"altRepGroup"</text:span><text:span text:style-name="T7125"><text:s/></text:span><text:span text:style-name="T7126">type</text:span><text:span text:style-name="T7127">=</text:span><text:span text:style-name="T7128">"xs:string"</text:span><text:span text:style-name="T7129">/&gt;</text:span></text:p>
      <text:p text:style-name="Standard"><text:span text:style-name="T7130"><text:tab/></text:span><text:span text:style-name="T7131"><text:tab/></text:span><text:span text:style-name="T7132">&lt;</text:span><text:span text:style-name="T7133">xs:attribute</text:span><text:span text:style-name="T7134"><text:s/></text:span><text:span text:style-name="T7135">name</text:span><text:span text:style-name="T7136">=</text:span><text:span text:style-name="T7137">"usage"</text:span><text:span text:style-name="T7138"><text:s/></text:span><text:span text:style-name="T7139">fixed</text:span><text:span text:style-name="T7140">=</text:span><text:span text:style-name="T7141">"primary"</text:span><text:span text:style-name="T7142">/&gt;</text:span></text:p>
      <text:p text:style-name="Standard"><text:span text:style-name="T7143"><text:tab/></text:span><text:span text:style-name="T7144">&lt;/</text:span><text:span text:style-name="T7145">xs:complexType</text:span><text:span text:style-name="T7146">&gt;</text:span></text:p>
      <text:p text:style-name="Standard"><text:span text:style-name="T7147"><text:tab/></text:span><text:span text:style-name="T7148">&lt;!--</text:span></text:p>
      <text:p text:style-name="P7149"/>
      <text:p text:style-name="P7150">******** <text:s text:c="2"/>Subordinate Elements for &lt;subject&gt; <text:s text:c="15"/></text:p>
      <text:p text:style-name="P7151"><text:s/>--&gt;</text:p>
      <text:p text:style-name="Standard"><text:span text:style-name="T7152"><text:tab/></text:span><text:span text:style-name="T7153">&lt;!-- topic, geographic --&gt;</text:span></text:p>
      <text:p text:style-name="Standard"><text:span text:style-name="T7154"><text:tab/></text:span><text:span text:style-name="T7155">&lt;</text:span><text:span text:style-name="T7156">xs:element</text:span><text:span text:style-name="T7157"><text:s/></text:span><text:span text:style-name="T7158">name</text:span><text:span text:style-name="T7159">=</text:span><text:span text:style-name="T7160">"topic"</text:span><text:span text:style-name="T7161"><text:s/></text:span><text:span text:style-name="T7162">type</text:span><text:span text:style-name="T7163">=</text:span><text:span text:style-name="T7164">"stringPlusLanguagePlusAuthority"</text:span><text:span text:style-name="T7165">/&gt;</text:span></text:p>
      <text:p text:style-name="Standard"><text:span text:style-name="T7166"><text:tab/></text:span><text:span text:style-name="T7167">&lt;</text:span><text:span text:style-name="T7168">xs:element</text:span><text:span text:style-name="T7169"><text:s/></text:span><text:span text:style-name="T7170">name</text:span><text:span text:style-name="T7171">=</text:span><text:span text:style-name="T7172">"geographic"</text:span><text:span text:style-name="T7173"><text:s/></text:span><text:span text:style-name="T7174">type</text:span><text:span text:style-name="T7175">=</text:span><text:span text:style-name="T7176">"stringPlusLanguagePlusAuthority"</text:span><text:span text:style-name="T7177">/&gt;</text:span></text:p>
      <text:p text:style-name="Standard"><text:span text:style-name="T7178"><text:tab/></text:span><text:span text:style-name="T7179">&lt;!--</text:span></text:p>
      <text:p text:style-name="P7180">*****************temporal <text:s/>************************</text:p>
      <text:p text:style-name="P7181"><text:s/>--&gt;</text:p>
      <text:p text:style-name="Standard"><text:span text:style-name="T7182"><text:tab/></text:span><text:span text:style-name="T7183">&lt;</text:span><text:span text:style-name="T7184">xs:element</text:span><text:span text:style-name="T7185"><text:s/></text:span><text:span text:style-name="T7186">name</text:span><text:span text:style-name="T7187">=</text:span><text:span text:style-name="T7188">"temporal"</text:span><text:span text:style-name="T7189"><text:s/></text:span><text:span text:style-name="T7190">type</text:span><text:span text:style-name="T7191">=</text:span><text:span text:style-name="T7192">"temporalDefinition"</text:span><text:span text:style-name="T7193">/&gt;</text:span></text:p>
      <text:p text:style-name="Standard"><text:span text:style-name="T7194"><text:tab/></text:span><text:span text:style-name="T7195">&lt;!-- --&gt;</text:span></text:p>
      <text:p text:style-name="Standard"><text:span text:style-name="T7196"><text:tab/></text:span><text:span text:style-name="T7197">&lt;</text:span><text:span text:style-name="T7198">xs:complexType</text:span><text:span text:style-name="T7199"><text:s/></text:span><text:span text:style-name="T7200">name</text:span><text:span text:style-name="T7201">=</text:span><text:span text:style-name="T7202">"temporalDefinition"</text:span><text:span text:style-name="T7203">&gt;</text:span></text:p>
      <text:p text:style-name="Standard"><text:span text:style-name="T7204"><text:tab/></text:span><text:span text:style-name="T7205"><text:tab/></text:span><text:span text:style-name="T7206">&lt;</text:span><text:span text:style-name="T7207">xs:simpleContent</text:span><text:span text:style-name="T7208">&gt;</text:span></text:p>
      <text:p text:style-name="Standard"><text:span text:style-name="T7209"><text:tab/></text:span><text:span text:style-name="T7210"><text:tab/></text:span><text:span text:style-name="T7211"><text:tab/></text:span><text:span text:style-name="T7212">&lt;</text:span><text:span text:style-name="T7213">xs:extension</text:span><text:span text:style-name="T7214"><text:s/></text:span><text:span text:style-name="T7215">base</text:span><text:span text:style-name="T7216">=</text:span><text:span text:style-name="T7217">"dateDefinition"</text:span><text:span text:style-name="T7218">&gt;</text:span></text:p>
      <text:p text:style-name="Standard"><text:span text:style-name="T7219"><text:tab/></text:span><text:span text:style-name="T7220"><text:tab/></text:span><text:span text:style-name="T7221"><text:tab/></text:span><text:span text:style-name="T7222"><text:tab/></text:span><text:span text:style-name="T7223">&lt;</text:span><text:span text:style-name="T7224">xs:attributeGroup</text:span><text:span text:style-name="T7225"><text:s/></text:span><text:span text:style-name="T7226">ref</text:span><text:span text:style-name="T7227">=</text:span><text:span text:style-name="T7228">"authorityAttributeGroup"</text:span><text:span text:style-name="T7229">/&gt;</text:span></text:p>
      <text:p text:style-name="Standard"><text:span text:style-name="T7230"><text:tab/></text:span><text:span text:style-name="T7231"><text:tab/></text:span><text:span text:style-name="T7232"><text:tab/></text:span><text:span text:style-name="T7233">&lt;/</text:span><text:span text:style-name="T7234">xs:extension</text:span><text:span text:style-name="T7235">&gt;</text:span></text:p>
      <text:p text:style-name="Standard"><text:span text:style-name="T7236"><text:tab/></text:span><text:span text:style-name="T7237"><text:tab/></text:span><text:span text:style-name="T7238">&lt;/</text:span><text:span text:style-name="T7239">xs:simpleContent</text:span><text:span text:style-name="T7240">&gt;</text:span></text:p>
      <text:p text:style-name="Standard"><text:span text:style-name="T7241"><text:tab/></text:span><text:span text:style-name="T7242">&lt;/</text:span><text:span text:style-name="T7243">xs:complexType</text:span><text:span text:style-name="T7244">&gt;</text:span></text:p>
      <text:p text:style-name="Standard"><text:span text:style-name="T7245"><text:tab/></text:span><text:span text:style-name="T7246">&lt;!--</text:span></text:p>
      <text:p text:style-name="P7247">*****************subjectTitleInfo ************************</text:p>
      <text:p text:style-name="P7248">--&gt;</text:p>
      <text:p text:style-name="Standard"><text:span text:style-name="T7249"><text:tab/></text:span><text:span text:style-name="T7250">&lt;</text:span><text:span text:style-name="T7251">xs:complexType</text:span><text:span text:style-name="T7252"><text:s/></text:span><text:span text:style-name="T7253">name</text:span><text:span text:style-name="T7254">=</text:span><text:span text:style-name="T7255">"subjectTitleInfoDefinition"</text:span><text:span text:style-name="T7256">&gt;</text:span></text:p>
      <text:p text:style-name="Standard"><text:span text:style-name="T7257"><text:tab/></text:span><text:span text:style-name="T7258"><text:tab/></text:span><text:span text:style-name="T7259">&lt;</text:span><text:span text:style-name="T7260">xs:choice</text:span><text:span text:style-name="T7261"><text:s/></text:span><text:span text:style-name="T7262">minOccurs</text:span><text:span text:style-name="T7263">=</text:span><text:span text:style-name="T7264">"0"</text:span><text:span text:style-name="T7265"><text:s/></text:span><text:span text:style-name="T7266">maxOccurs</text:span><text:span text:style-name="T7267">=</text:span><text:span text:style-name="T7268">"unbounded"</text:span><text:span text:style-name="T7269">&gt;</text:span></text:p>
      <text:p text:style-name="Standard"><text:span text:style-name="T7270"><text:tab/></text:span><text:span text:style-name="T7271"><text:tab/></text:span><text:span text:style-name="T7272"><text:tab/></text:span><text:span text:style-name="T7273">&lt;</text:span><text:span text:style-name="T7274">xs:element</text:span><text:span text:style-name="T7275"><text:s/></text:span><text:span text:style-name="T7276">ref</text:span><text:span text:style-name="T7277">=</text:span><text:span text:style-name="T7278">"title"</text:span><text:span text:style-name="T7279">/&gt;</text:span></text:p>
      <text:p text:style-name="Standard"><text:span text:style-name="T7280"><text:tab/></text:span><text:span text:style-name="T7281"><text:tab/></text:span><text:span text:style-name="T7282"><text:tab/></text:span><text:span text:style-name="T7283">&lt;</text:span><text:span text:style-name="T7284">xs:element</text:span><text:span text:style-name="T7285"><text:s/></text:span><text:span text:style-name="T7286">ref</text:span><text:span text:style-name="T7287">=</text:span><text:span text:style-name="T7288">"subTitle"</text:span><text:span text:style-name="T7289">/&gt;</text:span></text:p>
      <text:p text:style-name="Standard"><text:span text:style-name="T7290"><text:tab/></text:span><text:span text:style-name="T7291"><text:tab/></text:span><text:span text:style-name="T7292"><text:tab/></text:span><text:span text:style-name="T7293">&lt;</text:span><text:span text:style-name="T7294">xs:element</text:span><text:span text:style-name="T7295"><text:s/></text:span><text:span text:style-name="T7296">ref</text:span><text:span text:style-name="T7297">=</text:span><text:span text:style-name="T7298">"partNumber"</text:span><text:span text:style-name="T7299">/&gt;</text:span></text:p>
      <text:p text:style-name="Standard"><text:span text:style-name="T7300"><text:tab/></text:span><text:span text:style-name="T7301"><text:tab/></text:span><text:span text:style-name="T7302"><text:tab/></text:span><text:span text:style-name="T7303">&lt;</text:span><text:span text:style-name="T7304">xs:element</text:span><text:span text:style-name="T7305"><text:s/></text:span><text:span text:style-name="T7306">ref</text:span><text:span text:style-name="T7307">=</text:span><text:span text:style-name="T7308">"partName"</text:span><text:span text:style-name="T7309">/&gt;</text:span></text:p>
      <text:p text:style-name="Standard"><text:span text:style-name="T7310"><text:tab/></text:span><text:span text:style-name="T7311"><text:tab/></text:span><text:span text:style-name="T7312"><text:tab/></text:span><text:span text:style-name="T7313">&lt;</text:span><text:span text:style-name="T7314">xs:element</text:span><text:span text:style-name="T7315"><text:s/></text:span><text:span text:style-name="T7316">ref</text:span><text:span text:style-name="T7317">=</text:span><text:span text:style-name="T7318">"nonSort"</text:span><text:span text:style-name="T7319">/&gt;</text:span></text:p>
      <text:p text:style-name="Standard"><text:span text:style-name="T7320"><text:tab/></text:span><text:span text:style-name="T7321"><text:tab/></text:span><text:span text:style-name="T7322">&lt;/</text:span><text:span text:style-name="T7323">xs:choice</text:span><text:span text:style-name="T7324">&gt;</text:span></text:p>
      <text:p text:style-name="Standard"><text:span text:style-name="T7325"><text:tab/></text:span><text:span text:style-name="T7326"><text:tab/></text:span><text:span text:style-name="T7327">&lt;</text:span><text:span text:style-name="T7328">xs:attribute</text:span><text:span text:style-name="T7329"><text:s/></text:span><text:span text:style-name="T7330">name</text:span><text:span text:style-name="T7331">=</text:span><text:span text:style-name="T7332">"ID"</text:span><text:span text:style-name="T7333"><text:s/></text:span><text:span text:style-name="T7334">type</text:span><text:span text:style-name="T7335">=</text:span><text:span text:style-name="T7336">"xs:ID"</text:span><text:span text:style-name="T7337">/&gt;</text:span></text:p>
      <text:p text:style-name="Standard"><text:span text:style-name="T7338"><text:tab/></text:span><text:span text:style-name="T7339"><text:tab/></text:span><text:span text:style-name="T7340">&lt;</text:span><text:span text:style-name="T7341">xs:attributeGroup</text:span><text:span text:style-name="T7342"><text:s/></text:span><text:span text:style-name="T7343">ref</text:span><text:span text:style-name="T7344">=</text:span><text:span text:style-name="T7345">"authorityAttributeGroup"</text:span><text:span text:style-name="T7346">/&gt;</text:span></text:p>
      <text:p text:style-name="Standard"><text:span text:style-name="T7347"><text:tab/></text:span><text:span text:style-name="T7348"><text:tab/></text:span><text:span text:style-name="T7349">&lt;</text:span><text:span text:style-name="T7350">xs:attributeGroup</text:span><text:span text:style-name="T7351"><text:s/></text:span><text:span text:style-name="T7352">ref</text:span><text:span text:style-name="T7353">=</text:span><text:span text:style-name="T7354">"xlink:simpleLink"</text:span><text:span text:style-name="T7355">/&gt;</text:span></text:p>
      <text:p text:style-name="Standard"><text:span text:style-name="T7356"><text:tab/></text:span><text:span text:style-name="T7357"><text:tab/></text:span><text:span text:style-name="T7358">&lt;</text:span><text:span text:style-name="T7359">xs:attributeGroup</text:span><text:span text:style-name="T7360"><text:s/></text:span><text:span text:style-name="T7361">ref</text:span><text:span text:style-name="T7362">=</text:span><text:span text:style-name="T7363">"languageAttributeGroup"</text:span><text:span text:style-name="T7364">/&gt;</text:span></text:p>
      <text:p text:style-name="Standard"><text:span text:style-name="T7365"><text:tab/></text:span><text:span text:style-name="T7366"><text:tab/></text:span><text:span text:style-name="T7367">&lt;</text:span><text:span text:style-name="T7368">xs:attribute</text:span><text:span text:style-name="T7369"><text:s/></text:span><text:span text:style-name="T7370">name</text:span><text:span text:style-name="T7371">=</text:span><text:span text:style-name="T7372">"displayLabel"</text:span><text:span text:style-name="T7373"><text:s/></text:span><text:span text:style-name="T7374">type</text:span><text:span text:style-name="T7375">=</text:span><text:span text:style-name="T7376">"xs:string"</text:span><text:span text:style-name="T7377">/&gt;</text:span></text:p>
      <text:p text:style-name="Standard"><text:span text:style-name="T7378"><text:tab/></text:span><text:span text:style-name="T7379"><text:tab/></text:span><text:span text:style-name="T7380">&lt;</text:span><text:span text:style-name="T7381">xs:attribute</text:span><text:span text:style-name="T7382"><text:s/></text:span><text:span text:style-name="T7383">name</text:span><text:span text:style-name="T7384">=</text:span><text:span text:style-name="T7385">"type"</text:span><text:span text:style-name="T7386">&gt;</text:span></text:p>
      <text:p text:style-name="Standard"><text:span text:style-name="T7387"><text:tab/></text:span><text:span text:style-name="T7388"><text:tab/></text:span><text:span text:style-name="T7389"><text:tab/></text:span><text:span text:style-name="T7390">&lt;</text:span><text:span text:style-name="T7391">xs:simpleType</text:span><text:span text:style-name="T7392">&gt;</text:span></text:p>
      <text:p text:style-name="Standard"><text:span text:style-name="T7393"><text:tab/></text:span><text:span text:style-name="T7394"><text:tab/></text:span><text:span text:style-name="T7395"><text:tab/></text:span><text:span text:style-name="T7396"><text:tab/></text:span><text:span text:style-name="T7397">&lt;</text:span><text:span text:style-name="T7398">xs:restriction</text:span><text:span text:style-name="T7399"><text:s/></text:span><text:span text:style-name="T7400">base</text:span><text:span text:style-name="T7401">=</text:span><text:span text:style-name="T7402">"xs:string"</text:span><text:span text:style-name="T7403">&gt;</text:span></text:p>
      <text:p text:style-name="Standard"><text:span text:style-name="T7404"><text:tab/></text:span><text:span text:style-name="T7405"><text:tab/></text:span><text:span text:style-name="T7406"><text:tab/></text:span><text:span text:style-name="T7407"><text:tab/></text:span><text:span text:style-name="T7408"><text:tab/></text:span><text:span text:style-name="T7409">&lt;</text:span><text:span text:style-name="T7410">xs:enumeration</text:span><text:span text:style-name="T7411"><text:s/></text:span><text:span text:style-name="T7412">value</text:span><text:span text:style-name="T7413">=</text:span><text:span text:style-name="T7414">"abbreviated"</text:span><text:span text:style-name="T7415">/&gt;</text:span></text:p>
      <text:p text:style-name="Standard"><text:span text:style-name="T7416"><text:tab/></text:span><text:span text:style-name="T7417"><text:tab/></text:span><text:span text:style-name="T7418"><text:tab/></text:span><text:span text:style-name="T7419"><text:tab/></text:span><text:span text:style-name="T7420"><text:tab/></text:span><text:span text:style-name="T7421">&lt;</text:span><text:span text:style-name="T7422">xs:enumeration</text:span><text:span text:style-name="T7423"><text:s/></text:span><text:span text:style-name="T7424">value</text:span><text:span text:style-name="T7425">=</text:span><text:span text:style-name="T7426">"translated"</text:span><text:span text:style-name="T7427">/&gt;</text:span></text:p>
      <text:p text:style-name="Standard"><text:span text:style-name="T7428"><text:tab/></text:span><text:span text:style-name="T7429"><text:tab/></text:span><text:span text:style-name="T7430"><text:tab/></text:span><text:span text:style-name="T7431"><text:tab/></text:span><text:span text:style-name="T7432"><text:tab/></text:span><text:span text:style-name="T7433">&lt;</text:span><text:span text:style-name="T7434">xs:enumeration</text:span><text:span text:style-name="T7435"><text:s/></text:span><text:span text:style-name="T7436">value</text:span><text:span text:style-name="T7437">=</text:span><text:span text:style-name="T7438">"alternative"</text:span><text:span text:style-name="T7439">/&gt;</text:span></text:p>
      <text:p text:style-name="Standard"><text:span text:style-name="T7440"><text:tab/></text:span><text:span text:style-name="T7441"><text:tab/></text:span><text:span text:style-name="T7442"><text:tab/></text:span><text:span text:style-name="T7443"><text:tab/></text:span><text:span text:style-name="T7444"><text:tab/></text:span><text:span text:style-name="T7445">&lt;</text:span><text:span text:style-name="T7446">xs:enumeration</text:span><text:span text:style-name="T7447"><text:s/></text:span><text:span text:style-name="T7448">value</text:span><text:span text:style-name="T7449">=</text:span><text:span text:style-name="T7450">"uniform"</text:span><text:span text:style-name="T7451">/&gt;</text:span></text:p>
      <text:p text:style-name="Standard"><text:span text:style-name="T7452"><text:tab/></text:span><text:span text:style-name="T7453"><text:tab/></text:span><text:span text:style-name="T7454"><text:tab/></text:span><text:span text:style-name="T7455"><text:tab/></text:span><text:span text:style-name="T7456">&lt;/</text:span><text:span text:style-name="T7457">xs:restriction</text:span><text:span text:style-name="T7458">&gt;</text:span></text:p>
      <text:p text:style-name="Standard"><text:span text:style-name="T7459"><text:tab/></text:span><text:span text:style-name="T7460"><text:tab/></text:span><text:span text:style-name="T7461"><text:tab/></text:span><text:span text:style-name="T7462">&lt;/</text:span><text:span text:style-name="T7463">xs:simpleType</text:span><text:span text:style-name="T7464">&gt;</text:span></text:p>
      <text:p text:style-name="Standard"><text:span text:style-name="T7465"><text:tab/></text:span><text:span text:style-name="T7466"><text:tab/></text:span><text:span text:style-name="T7467">&lt;/</text:span><text:span text:style-name="T7468">xs:attribute</text:span><text:span text:style-name="T7469">&gt;</text:span></text:p>
      <text:p text:style-name="Standard"><text:span text:style-name="T7470"><text:tab/></text:span><text:span text:style-name="T7471">&lt;/</text:span><text:span text:style-name="T7472">xs:complexType</text:span><text:span text:style-name="T7473">&gt;</text:span></text:p>
      <text:p text:style-name="Standard"><text:span text:style-name="T7474"><text:tab/></text:span><text:span text:style-name="T7475">&lt;!--</text:span></text:p>
      <text:p text:style-name="P7476">*****************subjectName ************************</text:p>
      <text:p text:style-name="P7477">--&gt;</text:p>
      <text:p text:style-name="Standard"><text:span text:style-name="T7478"><text:tab/></text:span><text:span text:style-name="T7479">&lt;</text:span><text:span text:style-name="T7480">xs:complexType</text:span><text:span text:style-name="T7481"><text:s/></text:span><text:span text:style-name="T7482">name</text:span><text:span text:style-name="T7483">=</text:span><text:span text:style-name="T7484">"subjectNameDefinition"</text:span><text:span text:style-name="T7485">&gt;</text:span></text:p>
      <text:p text:style-name="Standard"><text:span text:style-name="T7486"><text:tab/></text:span><text:span text:style-name="T7487"><text:tab/></text:span><text:span text:style-name="T7488">&lt;</text:span><text:span text:style-name="T7489">xs:choice</text:span><text:span text:style-name="T7490"><text:s/></text:span><text:span text:style-name="T7491">minOccurs</text:span><text:span text:style-name="T7492">=</text:span><text:span text:style-name="T7493">"0"</text:span><text:span text:style-name="T7494"><text:s/></text:span><text:span text:style-name="T7495">maxOccurs</text:span><text:span text:style-name="T7496">=</text:span><text:span text:style-name="T7497">"unbounded"</text:span><text:span text:style-name="T7498">&gt;</text:span></text:p>
      <text:p text:style-name="Standard"><text:span text:style-name="T7499"><text:tab/></text:span><text:span text:style-name="T7500"><text:tab/></text:span><text:span text:style-name="T7501"><text:tab/></text:span><text:span text:style-name="T7502">&lt;</text:span><text:span text:style-name="T7503">xs:element</text:span><text:span text:style-name="T7504"><text:s/></text:span><text:span text:style-name="T7505">ref</text:span><text:span text:style-name="T7506">=</text:span><text:span text:style-name="T7507">"namePart"</text:span><text:span text:style-name="T7508">/&gt;</text:span></text:p>
      <text:p text:style-name="Standard"><text:span text:style-name="T7509"><text:tab/></text:span><text:span text:style-name="T7510"><text:tab/></text:span><text:span text:style-name="T7511"><text:tab/></text:span><text:span text:style-name="T7512">&lt;</text:span><text:span text:style-name="T7513">xs:element</text:span><text:span text:style-name="T7514"><text:s/></text:span><text:span text:style-name="T7515">ref</text:span><text:span text:style-name="T7516">=</text:span><text:span text:style-name="T7517">"displayForm"</text:span><text:span text:style-name="T7518">/&gt;</text:span></text:p>
      <text:p text:style-name="Standard"><text:span text:style-name="T7519"><text:tab/></text:span><text:span text:style-name="T7520"><text:tab/></text:span><text:span text:style-name="T7521"><text:tab/></text:span><text:span text:style-name="T7522">&lt;</text:span><text:span text:style-name="T7523">xs:element</text:span><text:span text:style-name="T7524"><text:s/></text:span><text:span text:style-name="T7525">ref</text:span><text:span text:style-name="T7526">=</text:span><text:span text:style-name="T7527">"affiliation"</text:span><text:span text:style-name="T7528">/&gt;</text:span></text:p>
      <text:p text:style-name="Standard"><text:span text:style-name="T7529"><text:tab/></text:span><text:span text:style-name="T7530"><text:tab/></text:span><text:span text:style-name="T7531"><text:tab/></text:span><text:span text:style-name="T7532">&lt;</text:span><text:span text:style-name="T7533">xs:element</text:span><text:span text:style-name="T7534"><text:s/></text:span><text:span text:style-name="T7535">ref</text:span><text:span text:style-name="T7536">=</text:span><text:span text:style-name="T7537">"role"</text:span><text:span text:style-name="T7538">/&gt;</text:span></text:p>
      <text:p text:style-name="Standard"><text:span text:style-name="T7539"><text:tab/></text:span><text:span text:style-name="T7540"><text:tab/></text:span><text:span text:style-name="T7541"><text:tab/></text:span><text:span text:style-name="T7542">&lt;</text:span><text:span text:style-name="T7543">xs:element</text:span><text:span text:style-name="T7544"><text:s/></text:span><text:span text:style-name="T7545">ref</text:span><text:span text:style-name="T7546">=</text:span><text:span text:style-name="T7547">"description"</text:span><text:span text:style-name="T7548">/&gt;</text:span></text:p>
      <text:p text:style-name="P7549">&lt;!--<text:tab/><text:tab/><text:tab/>****** following element &lt;nameIdentifier&gt; new in 3.6. --&gt;</text:p>
      <text:p text:style-name="Standard"><text:span text:style-name="T7550"><text:tab/></text:span><text:span text:style-name="T7551"><text:tab/></text:span><text:span text:style-name="T7552"><text:tab/></text:span><text:span text:style-name="T7553">&lt;</text:span><text:span text:style-name="T7554">xs:element</text:span><text:span text:style-name="T7555"><text:s/></text:span><text:span text:style-name="T7556">ref</text:span><text:span text:style-name="T7557">=</text:span><text:span text:style-name="T7558">"nameIdentifier"</text:span><text:span text:style-name="T7559">/&gt;</text:span></text:p>
      <text:p text:style-name="Standard"><text:span text:style-name="T7560"><text:tab/></text:span><text:span text:style-name="T7561"><text:tab/></text:span><text:span text:style-name="T7562"><text:tab/></text:span><text:span text:style-name="T7563">&lt;!-- --&gt;</text:span></text:p>
      <text:p text:style-name="Standard"><text:span text:style-name="T7564"><text:tab/></text:span><text:span text:style-name="T7565"><text:tab/></text:span><text:span text:style-name="T7566">&lt;/</text:span><text:span text:style-name="T7567">xs:choice</text:span><text:span text:style-name="T7568">&gt;</text:span></text:p>
      <text:p text:style-name="Standard"><text:span text:style-name="T7569"><text:tab/></text:span><text:span text:style-name="T7570"><text:tab/></text:span><text:span text:style-name="T7571">&lt;</text:span><text:span text:style-name="T7572">xs:attribute</text:span><text:span text:style-name="T7573"><text:s/></text:span><text:span text:style-name="T7574">name</text:span><text:span text:style-name="T7575">=</text:span><text:span text:style-name="T7576">"type"</text:span><text:span text:style-name="T7577">&gt;</text:span></text:p>
      <text:p text:style-name="Standard"><text:span text:style-name="T7578"><text:tab/></text:span><text:span text:style-name="T7579"><text:tab/></text:span><text:span text:style-name="T7580"><text:tab/></text:span><text:span text:style-name="T7581">&lt;</text:span><text:span text:style-name="T7582">xs:simpleType</text:span><text:span text:style-name="T7583">&gt;</text:span></text:p>
      <text:p text:style-name="Standard"><text:span text:style-name="T7584"><text:tab/></text:span><text:span text:style-name="T7585"><text:tab/></text:span><text:span text:style-name="T7586"><text:tab/></text:span><text:span text:style-name="T7587"><text:tab/></text:span><text:span text:style-name="T7588">&lt;</text:span><text:span text:style-name="T7589">xs:restriction</text:span><text:span text:style-name="T7590"><text:s/></text:span><text:span text:style-name="T7591">base</text:span><text:span text:style-name="T7592">=</text:span><text:span text:style-name="T7593">"xs:string"</text:span><text:span text:style-name="T7594">&gt;</text:span></text:p>
      <text:p text:style-name="Standard"><text:span text:style-name="T7595"><text:tab/></text:span><text:span text:style-name="T7596"><text:tab/></text:span><text:span text:style-name="T7597"><text:tab/></text:span><text:span text:style-name="T7598"><text:tab/></text:span><text:span text:style-name="T7599"><text:tab/></text:span><text:span text:style-name="T7600">&lt;</text:span><text:span text:style-name="T7601">xs:enumeration</text:span><text:span text:style-name="T7602"><text:s/></text:span><text:span text:style-name="T7603">value</text:span><text:span text:style-name="T7604">=</text:span><text:span text:style-name="T7605">"personal"</text:span><text:span text:style-name="T7606">/&gt;</text:span></text:p>
      <text:p text:style-name="Standard"><text:span text:style-name="T7607"><text:tab/></text:span><text:span text:style-name="T7608"><text:tab/></text:span><text:span text:style-name="T7609"><text:tab/></text:span><text:span text:style-name="T7610"><text:tab/></text:span><text:span text:style-name="T7611"><text:tab/></text:span><text:span text:style-name="T7612">&lt;</text:span><text:span text:style-name="T7613">xs:enumeration</text:span><text:span text:style-name="T7614"><text:s/></text:span><text:span text:style-name="T7615">value</text:span><text:span text:style-name="T7616">=</text:span><text:span text:style-name="T7617">"corporate"</text:span><text:span text:style-name="T7618">/&gt;</text:span></text:p>
      <text:p text:style-name="Standard"><text:span text:style-name="T7619"><text:tab/></text:span><text:span text:style-name="T7620"><text:tab/></text:span><text:span text:style-name="T7621"><text:tab/></text:span><text:span text:style-name="T7622"><text:tab/></text:span><text:span text:style-name="T7623"><text:tab/></text:span><text:span text:style-name="T7624">&lt;</text:span><text:span text:style-name="T7625">xs:enumeration</text:span><text:span text:style-name="T7626"><text:s/></text:span><text:span text:style-name="T7627">value</text:span><text:span text:style-name="T7628">=</text:span><text:span text:style-name="T7629">"conference"</text:span><text:span text:style-name="T7630">/&gt;</text:span></text:p>
      <text:p text:style-name="Standard"><text:span text:style-name="T7631"><text:tab/></text:span><text:span text:style-name="T7632"><text:tab/></text:span><text:span text:style-name="T7633"><text:tab/></text:span><text:span text:style-name="T7634"><text:tab/></text:span><text:span text:style-name="T7635"><text:tab/></text:span><text:span text:style-name="T7636">&lt;</text:span><text:span text:style-name="T7637">xs:enumeration</text:span><text:span text:style-name="T7638"><text:s/></text:span><text:span text:style-name="T7639">value</text:span><text:span text:style-name="T7640">=</text:span><text:span text:style-name="T7641">"family"</text:span><text:span text:style-name="T7642">/&gt;</text:span></text:p>
      <text:p text:style-name="Standard"><text:span text:style-name="T7643"><text:tab/></text:span><text:span text:style-name="T7644"><text:tab/></text:span><text:span text:style-name="T7645"><text:tab/></text:span><text:span text:style-name="T7646"><text:tab/></text:span><text:span text:style-name="T7647">&lt;/</text:span><text:span text:style-name="T7648">xs:restriction</text:span><text:span text:style-name="T7649">&gt;</text:span></text:p>
      <text:p text:style-name="Standard"><text:span text:style-name="T7650"><text:tab/></text:span><text:span text:style-name="T7651"><text:tab/></text:span><text:span text:style-name="T7652"><text:tab/></text:span><text:span text:style-name="T7653">&lt;/</text:span><text:span text:style-name="T7654">xs:simpleType</text:span><text:span text:style-name="T7655">&gt;</text:span></text:p>
      <text:p text:style-name="Standard"><text:span text:style-name="T7656"><text:tab/></text:span><text:span text:style-name="T7657"><text:tab/></text:span><text:span text:style-name="T7658">&lt;/</text:span><text:span text:style-name="T7659">xs:attribute</text:span><text:span text:style-name="T7660">&gt;</text:span></text:p>
      <text:p text:style-name="Standard"><text:span text:style-name="T7661"><text:tab/></text:span><text:span text:style-name="T7662"><text:tab/></text:span><text:span text:style-name="T7663">&lt;</text:span><text:span text:style-name="T7664">xs:attribute</text:span><text:span text:style-name="T7665"><text:s/></text:span><text:span text:style-name="T7666">name</text:span><text:span text:style-name="T7667">=</text:span><text:span text:style-name="T7668">"ID"</text:span><text:span text:style-name="T7669"><text:s/></text:span><text:span text:style-name="T7670">type</text:span><text:span text:style-name="T7671">=</text:span><text:span text:style-name="T7672">"xs:ID"</text:span><text:span text:style-name="T7673">/&gt;</text:span></text:p>
      <text:p text:style-name="Standard"><text:span text:style-name="T7674"><text:tab/></text:span><text:span text:style-name="T7675"><text:tab/></text:span><text:span text:style-name="T7676">&lt;</text:span><text:span text:style-name="T7677">xs:attributeGroup</text:span><text:span text:style-name="T7678"><text:s/></text:span><text:span text:style-name="T7679">ref</text:span><text:span text:style-name="T7680">=</text:span><text:span text:style-name="T7681">"authorityAttributeGroup"</text:span><text:span text:style-name="T7682">/&gt;</text:span></text:p>
      <text:p text:style-name="Standard"><text:span text:style-name="T7683"><text:tab/></text:span><text:span text:style-name="T7684"><text:tab/></text:span><text:span text:style-name="T7685">&lt;</text:span><text:span text:style-name="T7686">xs:attributeGroup</text:span><text:span text:style-name="T7687"><text:s/></text:span><text:span text:style-name="T7688">ref</text:span><text:span text:style-name="T7689">=</text:span><text:span text:style-name="T7690">"xlink:simpleLink"</text:span><text:span text:style-name="T7691">/&gt;</text:span></text:p>
      <text:p text:style-name="Standard"><text:span text:style-name="T7692"><text:tab/></text:span><text:span text:style-name="T7693"><text:tab/></text:span><text:span text:style-name="T7694">&lt;</text:span><text:span text:style-name="T7695">xs:attributeGroup</text:span><text:span text:style-name="T7696"><text:s/></text:span><text:span text:style-name="T7697">ref</text:span><text:span text:style-name="T7698">=</text:span><text:span text:style-name="T7699">"languageAttributeGroup"</text:span><text:span text:style-name="T7700">/&gt;</text:span></text:p>
      <text:p text:style-name="Standard"><text:span text:style-name="T7701"><text:tab/></text:span><text:span text:style-name="T7702"><text:tab/></text:span><text:span text:style-name="T7703">&lt;</text:span><text:span text:style-name="T7704">xs:attribute</text:span><text:span text:style-name="T7705"><text:s/></text:span><text:span text:style-name="T7706">name</text:span><text:span text:style-name="T7707">=</text:span><text:span text:style-name="T7708">"displayLabel"</text:span><text:span text:style-name="T7709"><text:s/></text:span><text:span text:style-name="T7710">type</text:span><text:span text:style-name="T7711">=</text:span><text:span text:style-name="T7712">"xs:string"</text:span><text:span text:style-name="T7713">/&gt;</text:span></text:p>
      <text:p text:style-name="Standard"><text:span text:style-name="T7714"><text:tab/></text:span><text:span text:style-name="T7715">&lt;/</text:span><text:span text:style-name="T7716">xs:complexType</text:span><text:span text:style-name="T7717">&gt;</text:span></text:p>
      <text:p text:style-name="Standard"><text:span text:style-name="T7718"><text:tab/></text:span><text:span text:style-name="T7719">&lt;!--</text:span></text:p>
      <text:p text:style-name="P7720"><text:s/>********** geographicCode ********** <text:s/><text:tab/><text:s/><text:tab/></text:p>
      <text:p text:style-name="P7721">--&gt;</text:p>
      <text:p text:style-name="Standard"><text:span text:style-name="T7722"><text:tab/></text:span><text:span text:style-name="T7723">&lt;</text:span><text:span text:style-name="T7724">xs:element</text:span><text:span text:style-name="T7725"><text:s/></text:span><text:span text:style-name="T7726">name</text:span><text:span text:style-name="T7727">=</text:span><text:span text:style-name="T7728">"geographicCode"</text:span><text:span text:style-name="T7729"><text:s/></text:span><text:span text:style-name="T7730">type</text:span><text:span text:style-name="T7731">=</text:span><text:span text:style-name="T7732">"geographicCodeDefinition"</text:span><text:span text:style-name="T7733">/&gt;</text:span></text:p>
      <text:p text:style-name="Standard"><text:span text:style-name="T7734"><text:tab/></text:span><text:span text:style-name="T7735">&lt;!-- --&gt;</text:span></text:p>
      <text:p text:style-name="Standard"><text:span text:style-name="T7736"><text:tab/></text:span><text:span text:style-name="T7737">&lt;</text:span><text:span text:style-name="T7738">xs:complexType</text:span><text:span text:style-name="T7739"><text:s/></text:span><text:span text:style-name="T7740">name</text:span><text:span text:style-name="T7741">=</text:span><text:span text:style-name="T7742">"geographicCodeDefinition"</text:span><text:span text:style-name="T7743">&gt;</text:span></text:p>
      <text:p text:style-name="Standard"><text:span text:style-name="T7744"><text:tab/></text:span><text:span text:style-name="T7745"><text:tab/></text:span><text:span text:style-name="T7746">&lt;</text:span><text:span text:style-name="T7747">xs:simpleContent</text:span><text:span text:style-name="T7748">&gt;</text:span></text:p>
      <text:p text:style-name="Standard"><text:span text:style-name="T7749"><text:tab/></text:span><text:span text:style-name="T7750"><text:tab/></text:span><text:span text:style-name="T7751"><text:tab/></text:span><text:span text:style-name="T7752">&lt;</text:span><text:span text:style-name="T7753">xs:extension</text:span><text:span text:style-name="T7754"><text:s/></text:span><text:span text:style-name="T7755">base</text:span><text:span text:style-name="T7756">=</text:span><text:span text:style-name="T7757">"stringPlusLanguage"</text:span><text:span text:style-name="T7758">&gt;</text:span></text:p>
      <text:p text:style-name="Standard"><text:span text:style-name="T7759"><text:tab/></text:span><text:span text:style-name="T7760"><text:tab/></text:span><text:span text:style-name="T7761"><text:tab/></text:span><text:span text:style-name="T7762"><text:tab/></text:span><text:span text:style-name="T7763">&lt;</text:span><text:span text:style-name="T7764">xs:attribute</text:span><text:span text:style-name="T7765"><text:s/></text:span><text:span text:style-name="T7766">name</text:span><text:span text:style-name="T7767">=</text:span><text:span text:style-name="T7768">"authorityURI"</text:span><text:span text:style-name="T7769"><text:s/></text:span><text:span text:style-name="T7770">type</text:span><text:span text:style-name="T7771">=</text:span><text:span text:style-name="T7772">"xs:anyURI"</text:span><text:span text:style-name="T7773">/&gt;</text:span></text:p>
      <text:p text:style-name="Standard"><text:span text:style-name="T7774"><text:tab/></text:span><text:span text:style-name="T7775"><text:tab/></text:span><text:span text:style-name="T7776"><text:tab/></text:span><text:span text:style-name="T7777"><text:tab/></text:span><text:span text:style-name="T7778">&lt;</text:span><text:span text:style-name="T7779">xs:attribute</text:span><text:span text:style-name="T7780"><text:s/></text:span><text:span text:style-name="T7781">name</text:span><text:span text:style-name="T7782">=</text:span><text:span text:style-name="T7783">"valueURI"</text:span><text:span text:style-name="T7784"><text:s/></text:span><text:span text:style-name="T7785">type</text:span><text:span text:style-name="T7786">=</text:span><text:span text:style-name="T7787">"xs:anyURI"</text:span><text:span text:style-name="T7788">/&gt;</text:span></text:p>
      <text:p text:style-name="Standard"><text:span text:style-name="T7789"><text:tab/></text:span><text:span text:style-name="T7790"><text:tab/></text:span><text:span text:style-name="T7791"><text:tab/></text:span><text:span text:style-name="T7792"><text:tab/></text:span><text:span text:style-name="T7793">&lt;</text:span><text:span text:style-name="T7794">xs:attribute</text:span><text:span text:style-name="T7795"><text:s/></text:span><text:span text:style-name="T7796">name</text:span><text:span text:style-name="T7797">=</text:span><text:span text:style-name="T7798">"authority"</text:span><text:span text:style-name="T7799">&gt;</text:span></text:p>
      <text:p text:style-name="Standard"><text:span text:style-name="T7800"><text:tab/></text:span><text:span text:style-name="T7801"><text:tab/></text:span><text:span text:style-name="T7802"><text:tab/></text:span><text:span text:style-name="T7803"><text:tab/></text:span><text:span text:style-name="T7804"><text:tab/></text:span><text:span text:style-name="T7805">&lt;</text:span><text:span text:style-name="T7806">xs:simpleType</text:span><text:span text:style-name="T7807">&gt;</text:span></text:p>
      <text:p text:style-name="Standard"><text:span text:style-name="T7808"><text:tab/></text:span><text:span text:style-name="T7809"><text:tab/></text:span><text:span text:style-name="T7810"><text:tab/></text:span><text:span text:style-name="T7811"><text:tab/></text:span><text:span text:style-name="T7812"><text:tab/></text:span><text:span text:style-name="T7813"><text:tab/></text:span><text:span text:style-name="T7814">&lt;</text:span><text:span text:style-name="T7815">xs:restriction</text:span><text:span text:style-name="T7816"><text:s/></text:span><text:span text:style-name="T7817">base</text:span><text:span text:style-name="T7818">=</text:span><text:span text:style-name="T7819">"xs:string"</text:span><text:span text:style-name="T7820">&gt;</text:span></text:p>
      <text:p text:style-name="Standard"><text:span text:style-name="T7821"><text:tab/></text:span><text:span text:style-name="T7822"><text:tab/></text:span><text:span text:style-name="T7823"><text:tab/></text:span><text:span text:style-name="T7824"><text:tab/></text:span><text:span text:style-name="T7825"><text:tab/></text:span><text:span text:style-name="T7826"><text:tab/></text:span><text:span text:style-name="T7827"><text:tab/></text:span><text:span text:style-name="T7828">&lt;</text:span><text:span text:style-name="T7829">xs:enumeration</text:span><text:span text:style-name="T7830"><text:s/></text:span><text:span text:style-name="T7831">value</text:span><text:span text:style-name="T7832">=</text:span><text:span text:style-name="T7833">"marcgac"</text:span><text:span text:style-name="T7834">/&gt;</text:span></text:p>
      <text:p text:style-name="Standard"><text:span text:style-name="T7835"><text:tab/></text:span><text:span text:style-name="T7836"><text:tab/></text:span><text:span text:style-name="T7837"><text:tab/></text:span><text:span text:style-name="T7838"><text:tab/></text:span><text:span text:style-name="T7839"><text:tab/></text:span><text:span text:style-name="T7840"><text:tab/></text:span><text:span text:style-name="T7841"><text:tab/></text:span><text:span text:style-name="T7842">&lt;</text:span><text:span text:style-name="T7843">xs:enumeration</text:span><text:span text:style-name="T7844"><text:s/></text:span><text:span text:style-name="T7845">value</text:span><text:span text:style-name="T7846">=</text:span><text:span text:style-name="T7847">"marccountry"</text:span><text:span text:style-name="T7848">/&gt;</text:span></text:p>
      <text:p text:style-name="Standard"><text:span text:style-name="T7849"><text:tab/></text:span><text:span text:style-name="T7850"><text:tab/></text:span><text:span text:style-name="T7851"><text:tab/></text:span><text:span text:style-name="T7852"><text:tab/></text:span><text:span text:style-name="T7853"><text:tab/></text:span><text:span text:style-name="T7854"><text:tab/></text:span><text:span text:style-name="T7855"><text:tab/></text:span><text:span text:style-name="T7856">&lt;</text:span><text:span text:style-name="T7857">xs:enumeration</text:span><text:span text:style-name="T7858"><text:s/></text:span><text:span text:style-name="T7859">value</text:span><text:span text:style-name="T7860">=</text:span><text:span text:style-name="T7861">"iso3166"</text:span><text:span text:style-name="T7862">/&gt;</text:span></text:p>
      <text:p text:style-name="Standard"><text:span text:style-name="T7863"><text:tab/></text:span><text:span text:style-name="T7864"><text:tab/></text:span><text:span text:style-name="T7865"><text:tab/></text:span><text:span text:style-name="T7866"><text:tab/></text:span><text:span text:style-name="T7867"><text:tab/></text:span><text:span text:style-name="T7868"><text:tab/></text:span><text:span text:style-name="T7869">&lt;/</text:span><text:span text:style-name="T7870">xs:restriction</text:span><text:span text:style-name="T7871">&gt;</text:span></text:p>
      <text:p text:style-name="Standard"><text:span text:style-name="T7872"><text:tab/></text:span><text:span text:style-name="T7873"><text:tab/></text:span><text:span text:style-name="T7874"><text:tab/></text:span><text:span text:style-name="T7875"><text:tab/></text:span><text:span text:style-name="T7876"><text:tab/></text:span><text:span text:style-name="T7877">&lt;/</text:span><text:span text:style-name="T7878">xs:simpleType</text:span><text:span text:style-name="T7879">&gt;</text:span></text:p>
      <text:p text:style-name="Standard"><text:span text:style-name="T7880"><text:tab/></text:span><text:span text:style-name="T7881"><text:tab/></text:span><text:span text:style-name="T7882"><text:tab/></text:span><text:span text:style-name="T7883"><text:tab/></text:span><text:span text:style-name="T7884">&lt;/</text:span><text:span text:style-name="T7885">xs:attribute</text:span><text:span text:style-name="T7886">&gt;</text:span></text:p>
      <text:p text:style-name="Standard"><text:span text:style-name="T7887"><text:tab/></text:span><text:span text:style-name="T7888"><text:tab/></text:span><text:span text:style-name="T7889"><text:tab/></text:span><text:span text:style-name="T7890">&lt;/</text:span><text:span text:style-name="T7891">xs:extension</text:span><text:span text:style-name="T7892">&gt;</text:span></text:p>
      <text:p text:style-name="Standard"><text:span text:style-name="T7893"><text:tab/></text:span><text:span text:style-name="T7894"><text:tab/></text:span><text:span text:style-name="T7895">&lt;/</text:span><text:span text:style-name="T7896">xs:simpleContent</text:span><text:span text:style-name="T7897">&gt;</text:span></text:p>
      <text:p text:style-name="Standard"><text:span text:style-name="T7898"><text:tab/></text:span><text:span text:style-name="T7899">&lt;/</text:span><text:span text:style-name="T7900">xs:complexType</text:span><text:span text:style-name="T7901">&gt;</text:span></text:p>
      <text:p text:style-name="Standard"><text:span text:style-name="T7902"><text:tab/></text:span><text:span text:style-name="T7903">&lt;!-- <text:s/></text:span></text:p>
      <text:p text:style-name="P7904">********** hierarchicalGeographic ********** <text:s/><text:tab/></text:p>
      <text:p text:style-name="P7905">--&gt;</text:p>
      <text:p text:style-name="Standard"><text:span text:style-name="T7906"><text:tab/></text:span><text:span text:style-name="T7907">&lt;</text:span><text:span text:style-name="T7908">xs:element</text:span><text:span text:style-name="T7909"><text:s/></text:span><text:span text:style-name="T7910">name</text:span><text:span text:style-name="T7911">=</text:span><text:span text:style-name="T7912">"hierarchicalGeographic"</text:span><text:span text:style-name="T7913"><text:s/></text:span><text:span text:style-name="T7914">type</text:span><text:span text:style-name="T7915">=</text:span><text:span text:style-name="T7916">"hierarchicalGeographicDefinition"</text:span><text:span text:style-name="T7917">/&gt;</text:span></text:p>
      <text:p text:style-name="Standard"><text:span text:style-name="T7918"><text:tab/></text:span><text:span text:style-name="T7919">&lt;!-- --&gt;</text:span></text:p>
      <text:p text:style-name="Standard"><text:span text:style-name="T7920"><text:tab/></text:span><text:span text:style-name="T7921">&lt;</text:span><text:span text:style-name="T7922">xs:complexType</text:span><text:span text:style-name="T7923"><text:s/></text:span><text:span text:style-name="T7924">name</text:span><text:span text:style-name="T7925">=</text:span><text:span text:style-name="T7926">"hierarchicalGeographicDefinition"</text:span><text:span text:style-name="T7927">&gt;</text:span></text:p>
      <text:p text:style-name="Standard"><text:span text:style-name="T7928"><text:tab/></text:span><text:span text:style-name="T7929"><text:tab/></text:span><text:span text:style-name="T7930">&lt;</text:span><text:span text:style-name="T7931">xs:choice</text:span><text:span text:style-name="T7932"><text:s/></text:span><text:span text:style-name="T7933">maxOccurs</text:span><text:span text:style-name="T7934">=</text:span><text:span text:style-name="T7935">"unbounded"</text:span><text:span text:style-name="T7936">&gt;</text:span></text:p>
      <text:p text:style-name="Standard"><text:span text:style-name="T7937"><text:tab/></text:span><text:span text:style-name="T7938"><text:tab/></text:span><text:span text:style-name="T7939"><text:tab/></text:span><text:span text:style-name="T7940">&lt;</text:span><text:span text:style-name="T7941">xs:element</text:span><text:span text:style-name="T7942"><text:s/></text:span><text:span text:style-name="T7943">ref</text:span><text:span text:style-name="T7944">=</text:span><text:span text:style-name="T7945">"extraTerrestrialArea"</text:span><text:span text:style-name="T7946">/&gt;</text:span></text:p>
      <text:p text:style-name="Standard"><text:span text:style-name="T7947"><text:tab/></text:span><text:span text:style-name="T7948"><text:tab/></text:span><text:span text:style-name="T7949"><text:tab/></text:span><text:span text:style-name="T7950">&lt;</text:span><text:span text:style-name="T7951">xs:element</text:span><text:span text:style-name="T7952"><text:s/></text:span><text:span text:style-name="T7953">ref</text:span><text:span text:style-name="T7954">=</text:span><text:span text:style-name="T7955">"continent"</text:span><text:span text:style-name="T7956">/&gt;</text:span></text:p>
      <text:p text:style-name="Standard"><text:span text:style-name="T7957"><text:tab/></text:span><text:span text:style-name="T7958"><text:tab/></text:span><text:span text:style-name="T7959"><text:tab/></text:span><text:span text:style-name="T7960">&lt;</text:span><text:span text:style-name="T7961">xs:element</text:span><text:span text:style-name="T7962"><text:s/></text:span><text:span text:style-name="T7963">ref</text:span><text:span text:style-name="T7964">=</text:span><text:span text:style-name="T7965">"country"</text:span><text:span text:style-name="T7966">/&gt;</text:span></text:p>
      <text:p text:style-name="Standard"><text:span text:style-name="T7967"><text:tab/></text:span><text:span text:style-name="T7968"><text:tab/></text:span><text:span text:style-name="T7969"><text:tab/></text:span><text:span text:style-name="T7970">&lt;</text:span><text:span text:style-name="T7971">xs:element</text:span><text:span text:style-name="T7972"><text:s/></text:span><text:span text:style-name="T7973">ref</text:span><text:span text:style-name="T7974">=</text:span><text:span text:style-name="T7975">"province"</text:span><text:span text:style-name="T7976">/&gt;</text:span></text:p>
      <text:p text:style-name="Standard"><text:span text:style-name="T7977"><text:tab/></text:span><text:span text:style-name="T7978"><text:tab/></text:span><text:span text:style-name="T7979"><text:tab/></text:span><text:span text:style-name="T7980">&lt;!-- province is deprecated in version 3.6. <text:s/>Use &lt;state&gt; instead. <text:s/>--&gt;</text:span></text:p>
      <text:p text:style-name="Standard"><text:span text:style-name="T7981"><text:tab/></text:span><text:span text:style-name="T7982"><text:tab/></text:span><text:span text:style-name="T7983"><text:tab/></text:span><text:span text:style-name="T7984">&lt;</text:span><text:span text:style-name="T7985">xs:element</text:span><text:span text:style-name="T7986"><text:s/></text:span><text:span text:style-name="T7987">ref</text:span><text:span text:style-name="T7988">=</text:span><text:span text:style-name="T7989">"region"</text:span><text:span text:style-name="T7990">/&gt;</text:span></text:p>
      <text:p text:style-name="Standard"><text:span text:style-name="T7991"><text:tab/></text:span><text:span text:style-name="T7992"><text:tab/></text:span><text:span text:style-name="T7993"><text:tab/></text:span><text:span text:style-name="T7994">&lt;</text:span><text:span text:style-name="T7995">xs:element</text:span><text:span text:style-name="T7996"><text:s/></text:span><text:span text:style-name="T7997">ref</text:span><text:span text:style-name="T7998">=</text:span><text:span text:style-name="T7999">"state"</text:span><text:span text:style-name="T8000">/&gt;</text:span></text:p>
      <text:p text:style-name="Standard"><text:span text:style-name="T8001"><text:tab/></text:span><text:span text:style-name="T8002"><text:tab/></text:span><text:span text:style-name="T8003"><text:tab/></text:span><text:span text:style-name="T8004">&lt;!-- &lt;state&gt; definition broadened in 3.6. <text:s/>Use &lt;state&gt; for all first order political divisions, e.g. province. --&gt;</text:span></text:p>
      <text:p text:style-name="Standard"><text:span text:style-name="T8005"><text:tab/></text:span><text:span text:style-name="T8006"><text:tab/></text:span><text:span text:style-name="T8007"><text:tab/></text:span><text:span text:style-name="T8008">&lt;</text:span><text:span text:style-name="T8009">xs:element</text:span><text:span text:style-name="T8010"><text:s/></text:span><text:span text:style-name="T8011">ref</text:span><text:span text:style-name="T8012">=</text:span><text:span text:style-name="T8013">"territory"</text:span><text:span text:style-name="T8014">/&gt;</text:span></text:p>
      <text:p text:style-name="Standard"><text:span text:style-name="T8015"><text:tab/></text:span><text:span text:style-name="T8016"><text:tab/></text:span><text:span text:style-name="T8017"><text:tab/></text:span><text:span text:style-name="T8018">&lt;</text:span><text:span text:style-name="T8019">xs:element</text:span><text:span text:style-name="T8020"><text:s/></text:span><text:span text:style-name="T8021">ref</text:span><text:span text:style-name="T8022">=</text:span><text:span text:style-name="T8023">"county"</text:span><text:span text:style-name="T8024">/&gt;</text:span></text:p>
      <text:p text:style-name="Standard"><text:span text:style-name="T8025"><text:tab/></text:span><text:span text:style-name="T8026"><text:tab/></text:span><text:span text:style-name="T8027"><text:tab/></text:span><text:span text:style-name="T8028">&lt;</text:span><text:span text:style-name="T8029">xs:element</text:span><text:span text:style-name="T8030"><text:s/></text:span><text:span text:style-name="T8031">ref</text:span><text:span text:style-name="T8032">=</text:span><text:span text:style-name="T8033">"city"</text:span><text:span text:style-name="T8034">/&gt;</text:span></text:p>
      <text:p text:style-name="Standard"><text:span text:style-name="T8035"><text:tab/></text:span><text:span text:style-name="T8036"><text:tab/></text:span><text:span text:style-name="T8037"><text:tab/></text:span><text:span text:style-name="T8038">&lt;</text:span><text:span text:style-name="T8039">xs:element</text:span><text:span text:style-name="T8040"><text:s/></text:span><text:span text:style-name="T8041">ref</text:span><text:span text:style-name="T8042">=</text:span><text:span text:style-name="T8043">"citySection"</text:span><text:span text:style-name="T8044">/&gt;</text:span></text:p>
      <text:p text:style-name="Standard"><text:span text:style-name="T8045"><text:tab/></text:span><text:span text:style-name="T8046"><text:tab/></text:span><text:span text:style-name="T8047"><text:tab/></text:span><text:span text:style-name="T8048">&lt;</text:span><text:span text:style-name="T8049">xs:element</text:span><text:span text:style-name="T8050"><text:s/></text:span><text:span text:style-name="T8051">ref</text:span><text:span text:style-name="T8052">=</text:span><text:span text:style-name="T8053">"island"</text:span><text:span text:style-name="T8054">/&gt;</text:span></text:p>
      <text:p text:style-name="Standard"><text:span text:style-name="T8055"><text:tab/></text:span><text:span text:style-name="T8056"><text:tab/></text:span><text:span text:style-name="T8057"><text:tab/></text:span><text:span text:style-name="T8058">&lt;</text:span><text:span text:style-name="T8059">xs:element</text:span><text:span text:style-name="T8060"><text:s/></text:span><text:span text:style-name="T8061">ref</text:span><text:span text:style-name="T8062">=</text:span><text:span text:style-name="T8063">"area"</text:span><text:span text:style-name="T8064">/&gt;</text:span></text:p>
      <text:p text:style-name="Standard"><text:span text:style-name="T8065"><text:tab/></text:span><text:span text:style-name="T8066"><text:tab/></text:span><text:span text:style-name="T8067">&lt;/</text:span><text:span text:style-name="T8068">xs:choice</text:span><text:span text:style-name="T8069">&gt;</text:span></text:p>
      <text:p text:style-name="Standard"><text:span text:style-name="T8070"><text:tab/></text:span><text:span text:style-name="T8071"><text:tab/></text:span><text:span text:style-name="T8072">&lt;</text:span><text:span text:style-name="T8073">xs:attributeGroup</text:span><text:span text:style-name="T8074"><text:s/></text:span><text:span text:style-name="T8075">ref</text:span><text:span text:style-name="T8076">=</text:span><text:span text:style-name="T8077">"authorityAttributeGroup"</text:span><text:span text:style-name="T8078">/&gt;</text:span></text:p>
      <text:p text:style-name="Standard"><text:span text:style-name="T8079"><text:tab/></text:span><text:span text:style-name="T8080">&lt;/</text:span><text:span text:style-name="T8081">xs:complexType</text:span><text:span text:style-name="T8082">&gt;</text:span></text:p>
      <text:p text:style-name="Standard"><text:span text:style-name="T8083"><text:tab/></text:span><text:span text:style-name="T8084">&lt;!-- --&gt;</text:span></text:p>
      <text:p text:style-name="Standard"><text:span text:style-name="T8085"><text:tab/></text:span><text:span text:style-name="T8086">&lt;!--</text:span></text:p>
      <text:p text:style-name="P8087"><text:tab/><text:tab/>New in 3.6:</text:p>
      <text:p text:style-name="P8088"><text:tab/><text:tab/>all the above elements were previously stringPlusLanguage.</text:p>
      <text:p text:style-name="P8089"><text:tab/><text:tab/>Now the following attributes are added:</text:p>
      <text:p text:style-name="P8090"><text:tab/><text:tab/><text:tab/>- @level <text:s text:c="2"/>(for all)</text:p>
      <text:p text:style-name="P8091"><text:tab/><text:tab/><text:tab/>- @authority, @authorityURI, and @valueURI <text:s/>(the authority attributeGroup) <text:s/>(for all)</text:p>
      <text:p text:style-name="P8092"><text:tab/><text:tab/><text:tab/>- @period <text:s/>(for all)</text:p>
      <text:p text:style-name="P8093"><text:tab/><text:tab/><text:tab/>- @areaType, @regionType, and @citySectionType (for area, region, and citySection, respectively)</text:p>
      <text:p text:style-name="P8094"><text:tab/><text:tab/><text:tab/></text:p>
      <text:p text:style-name="P8095"><text:tab/><text:tab/><text:tab/>So there is a new auxiliary definition, hierarchicalPart which adds @level, authority group, and @period</text:p>
      <text:p text:style-name="P8096"><text:tab/><text:tab/><text:tab/>as well as three new definitions each extending hierarchicalPart, for area, region, and city section, each</text:p>
      <text:p text:style-name="P8097"><text:tab/><text:tab/><text:tab/>adding its respective attribute.</text:p>
      <text:p text:style-name="P8098"><text:tab/>--&gt;</text:p>
      <text:p text:style-name="P8099"><text:tab/></text:p>
      <text:p text:style-name="Standard"><text:span text:style-name="T8100"><text:tab/></text:span><text:span text:style-name="T8101">&lt;!--</text:span></text:p>
      <text:p text:style-name="P8102"><text:tab/><text:tab/>********** hierarchicalPart <text:s text:c="2"/>*** new in 3.6, auxiliary definition <text:s/></text:p>
      <text:p text:style-name="P8103"><text:tab/>--&gt;</text:p>
      <text:p text:style-name="Standard"><text:span text:style-name="T8104"><text:tab/></text:span><text:span text:style-name="T8105">&lt;</text:span><text:span text:style-name="T8106">xs:complexType</text:span><text:span text:style-name="T8107"><text:s/></text:span><text:span text:style-name="T8108">name</text:span><text:span text:style-name="T8109">=</text:span><text:span text:style-name="T8110">"hierarchicalPart"</text:span><text:span text:style-name="T8111">&gt;</text:span></text:p>
      <text:p text:style-name="Standard"><text:span text:style-name="T8112"><text:tab/></text:span><text:span text:style-name="T8113"><text:tab/></text:span><text:span text:style-name="T8114">&lt;</text:span><text:span text:style-name="T8115">xs:simpleContent</text:span><text:span text:style-name="T8116">&gt;</text:span></text:p>
      <text:p text:style-name="Standard"><text:span text:style-name="T8117"><text:tab/></text:span><text:span text:style-name="T8118"><text:tab/></text:span><text:span text:style-name="T8119"><text:tab/></text:span><text:span text:style-name="T8120">&lt;</text:span><text:span text:style-name="T8121">xs:extension</text:span><text:span text:style-name="T8122"><text:s/></text:span><text:span text:style-name="T8123">base</text:span><text:span text:style-name="T8124">=</text:span><text:span text:style-name="T8125">"stringPlusLanguage"</text:span><text:span text:style-name="T8126">&gt;</text:span></text:p>
      <text:p text:style-name="Standard"><text:span text:style-name="T8127"><text:tab/></text:span><text:span text:style-name="T8128"><text:tab/></text:span><text:span text:style-name="T8129"><text:tab/></text:span><text:span text:style-name="T8130"><text:tab/></text:span><text:span text:style-name="T8131">&lt;</text:span><text:span text:style-name="T8132">xs:attribute</text:span><text:span text:style-name="T8133"><text:s/></text:span><text:span text:style-name="T8134">name</text:span><text:span text:style-name="T8135">=</text:span><text:span text:style-name="T8136">"level"</text:span><text:span text:style-name="T8137">/&gt;</text:span></text:p>
      <text:p text:style-name="Standard"><text:span text:style-name="T8138"><text:tab/></text:span><text:span text:style-name="T8139"><text:tab/></text:span><text:span text:style-name="T8140"><text:tab/></text:span><text:span text:style-name="T8141"><text:tab/></text:span><text:span text:style-name="T8142">&lt;</text:span><text:span text:style-name="T8143">xs:attribute</text:span><text:span text:style-name="T8144"><text:s/></text:span><text:span text:style-name="T8145">name</text:span><text:span text:style-name="T8146">=</text:span><text:span text:style-name="T8147">"period"</text:span><text:span text:style-name="T8148">/&gt;</text:span></text:p>
      <text:p text:style-name="Standard"><text:span text:style-name="T8149"><text:tab/></text:span><text:span text:style-name="T8150"><text:tab/></text:span><text:span text:style-name="T8151"><text:tab/></text:span><text:span text:style-name="T8152"><text:tab/></text:span><text:span text:style-name="T8153">&lt;</text:span><text:span text:style-name="T8154">xs:attributeGroup</text:span><text:span text:style-name="T8155"><text:s/></text:span><text:span text:style-name="T8156">ref</text:span><text:span text:style-name="T8157">=</text:span><text:span text:style-name="T8158">"authorityAttributeGroup"</text:span><text:span text:style-name="T8159">/&gt;</text:span></text:p>
      <text:p text:style-name="Standard"><text:span text:style-name="T8160"><text:tab/></text:span><text:span text:style-name="T8161"><text:tab/></text:span><text:span text:style-name="T8162"><text:tab/></text:span><text:span text:style-name="T8163">&lt;/</text:span><text:span text:style-name="T8164">xs:extension</text:span><text:span text:style-name="T8165">&gt;</text:span></text:p>
      <text:p text:style-name="Standard"><text:span text:style-name="T8166"><text:tab/></text:span><text:span text:style-name="T8167"><text:tab/></text:span><text:span text:style-name="T8168">&lt;/</text:span><text:span text:style-name="T8169">xs:simpleContent</text:span><text:span text:style-name="T8170">&gt;</text:span></text:p>
      <text:p text:style-name="Standard"><text:span text:style-name="T8171"><text:tab/></text:span><text:span text:style-name="T8172">&lt;/</text:span><text:span text:style-name="T8173">xs:complexType</text:span><text:span text:style-name="T8174">&gt;</text:span></text:p>
      <text:p text:style-name="Standard"><text:span text:style-name="T8175"><text:tab/></text:span><text:span text:style-name="T8176"><text:tab/></text:span><text:span text:style-name="T8177">&lt;!--</text:span></text:p>
      <text:p text:style-name="P8178"><text:tab/><text:tab/>Next, definitions for the place elements, starting with area, region, and citySection</text:p>
      <text:p text:style-name="P8179"><text:tab/><text:tab/>--&gt;</text:p>
      <text:p text:style-name="P8180"/>
      <text:p text:style-name="Standard"><text:span text:style-name="T8181"><text:tab/></text:span><text:span text:style-name="T8182"><text:tab/></text:span><text:span text:style-name="T8183">&lt;</text:span><text:span text:style-name="T8184">xs:element</text:span><text:span text:style-name="T8185"><text:s/></text:span><text:span text:style-name="T8186">name</text:span><text:span text:style-name="T8187">=</text:span><text:span text:style-name="T8188">"area"</text:span><text:span text:style-name="T8189"><text:s/></text:span><text:span text:style-name="T8190">type</text:span><text:span text:style-name="T8191">=</text:span><text:span text:style-name="T8192">"areaDefinition"</text:span><text:span text:style-name="T8193">/&gt;</text:span></text:p>
      <text:p text:style-name="Standard"><text:span text:style-name="T8194"><text:tab/></text:span><text:span text:style-name="T8195">&lt;!-- --&gt;</text:span></text:p>
      <text:p text:style-name="Standard"><text:span text:style-name="T8196"><text:tab/></text:span><text:span text:style-name="T8197">&lt;</text:span><text:span text:style-name="T8198">xs:complexType</text:span><text:span text:style-name="T8199"><text:s/></text:span><text:span text:style-name="T8200">name</text:span><text:span text:style-name="T8201">=</text:span><text:span text:style-name="T8202">"areaDefinition"</text:span><text:span text:style-name="T8203">&gt;</text:span></text:p>
      <text:p text:style-name="Standard"><text:span text:style-name="T8204"><text:tab/></text:span><text:span text:style-name="T8205"><text:tab/></text:span><text:span text:style-name="T8206">&lt;</text:span><text:span text:style-name="T8207">xs:simpleContent</text:span><text:span text:style-name="T8208">&gt;</text:span></text:p>
      <text:p text:style-name="Standard"><text:span text:style-name="T8209"><text:tab/></text:span><text:span text:style-name="T8210"><text:tab/></text:span><text:span text:style-name="T8211"><text:tab/></text:span><text:span text:style-name="T8212">&lt;</text:span><text:span text:style-name="T8213">xs:extension</text:span><text:span text:style-name="T8214"><text:s/></text:span><text:span text:style-name="T8215">base</text:span><text:span text:style-name="T8216">=</text:span><text:span text:style-name="T8217">"hierarchicalPart"</text:span><text:span text:style-name="T8218">&gt;</text:span></text:p>
      <text:p text:style-name="Standard"><text:span text:style-name="T8219"><text:tab/></text:span><text:span text:style-name="T8220"><text:tab/></text:span><text:span text:style-name="T8221"><text:tab/></text:span><text:span text:style-name="T8222"><text:tab/></text:span><text:span text:style-name="T8223">&lt;</text:span><text:span text:style-name="T8224">xs:attribute</text:span><text:span text:style-name="T8225"><text:s/></text:span><text:span text:style-name="T8226">name</text:span><text:span text:style-name="T8227">=</text:span><text:span text:style-name="T8228">"areaType"</text:span><text:span text:style-name="T8229">/&gt;</text:span></text:p>
      <text:p text:style-name="Standard"><text:span text:style-name="T8230"><text:tab/></text:span><text:span text:style-name="T8231"><text:tab/></text:span><text:span text:style-name="T8232"><text:tab/></text:span><text:span text:style-name="T8233">&lt;/</text:span><text:span text:style-name="T8234">xs:extension</text:span><text:span text:style-name="T8235">&gt;</text:span></text:p>
      <text:p text:style-name="Standard"><text:span text:style-name="T8236"><text:tab/></text:span><text:span text:style-name="T8237"><text:tab/></text:span><text:span text:style-name="T8238">&lt;/</text:span><text:span text:style-name="T8239">xs:simpleContent</text:span><text:span text:style-name="T8240">&gt;</text:span></text:p>
      <text:p text:style-name="Standard"><text:span text:style-name="T8241"><text:tab/></text:span><text:span text:style-name="T8242">&lt;/</text:span><text:span text:style-name="T8243">xs:complexType</text:span><text:span text:style-name="T8244">&gt;</text:span></text:p>
      <text:p text:style-name="Standard"><text:span text:style-name="T8245"><text:tab/></text:span><text:span text:style-name="T8246"><text:tab/></text:span><text:span text:style-name="T8247">&lt;!-- --&gt;</text:span></text:p>
      <text:p text:style-name="P8248"><text:tab/></text:p>
      <text:p text:style-name="Standard"><text:span text:style-name="T8249"><text:tab/></text:span><text:span text:style-name="T8250">&lt;</text:span><text:span text:style-name="T8251">xs:element</text:span><text:span text:style-name="T8252"><text:s/></text:span><text:span text:style-name="T8253">name</text:span><text:span text:style-name="T8254">=</text:span><text:span text:style-name="T8255">"region"</text:span><text:span text:style-name="T8256"><text:s/></text:span><text:span text:style-name="T8257">type</text:span><text:span text:style-name="T8258">=</text:span><text:span text:style-name="T8259">"regionDefinition"</text:span><text:span text:style-name="T8260">/&gt;</text:span></text:p>
      <text:p text:style-name="Standard"><text:span text:style-name="T8261"><text:tab/></text:span><text:span text:style-name="T8262">&lt;!-- --&gt;</text:span></text:p>
      <text:p text:style-name="Standard"><text:span text:style-name="T8263"><text:tab/></text:span><text:span text:style-name="T8264">&lt;</text:span><text:span text:style-name="T8265">xs:complexType</text:span><text:span text:style-name="T8266"><text:s/></text:span><text:span text:style-name="T8267">name</text:span><text:span text:style-name="T8268">=</text:span><text:span text:style-name="T8269">"regionDefinition"</text:span><text:span text:style-name="T8270">&gt;</text:span></text:p>
      <text:p text:style-name="Standard"><text:span text:style-name="T8271"><text:tab/></text:span><text:span text:style-name="T8272"><text:tab/></text:span><text:span text:style-name="T8273">&lt;</text:span><text:span text:style-name="T8274">xs:simpleContent</text:span><text:span text:style-name="T8275">&gt;</text:span></text:p>
      <text:p text:style-name="Standard"><text:span text:style-name="T8276"><text:tab/></text:span><text:span text:style-name="T8277"><text:tab/></text:span><text:span text:style-name="T8278"><text:tab/></text:span><text:span text:style-name="T8279">&lt;</text:span><text:span text:style-name="T8280">xs:extension</text:span><text:span text:style-name="T8281"><text:s/></text:span><text:span text:style-name="T8282">base</text:span><text:span text:style-name="T8283">=</text:span><text:span text:style-name="T8284">"hierarchicalPart"</text:span><text:span text:style-name="T8285">&gt;</text:span></text:p>
      <text:p text:style-name="Standard"><text:span text:style-name="T8286"><text:tab/></text:span><text:span text:style-name="T8287"><text:tab/></text:span><text:span text:style-name="T8288"><text:tab/></text:span><text:span text:style-name="T8289"><text:tab/></text:span><text:span text:style-name="T8290">&lt;</text:span><text:span text:style-name="T8291">xs:attribute</text:span><text:span text:style-name="T8292"><text:s/></text:span><text:span text:style-name="T8293">name</text:span><text:span text:style-name="T8294">=</text:span><text:span text:style-name="T8295">"regionType"</text:span><text:span text:style-name="T8296">/&gt;</text:span></text:p>
      <text:p text:style-name="Standard"><text:span text:style-name="T8297"><text:tab/></text:span><text:span text:style-name="T8298"><text:tab/></text:span><text:span text:style-name="T8299"><text:tab/></text:span><text:span text:style-name="T8300">&lt;/</text:span><text:span text:style-name="T8301">xs:extension</text:span><text:span text:style-name="T8302">&gt;</text:span></text:p>
      <text:p text:style-name="Standard"><text:span text:style-name="T8303"><text:tab/></text:span><text:span text:style-name="T8304"><text:tab/></text:span><text:span text:style-name="T8305">&lt;/</text:span><text:span text:style-name="T8306">xs:simpleContent</text:span><text:span text:style-name="T8307">&gt;</text:span></text:p>
      <text:p text:style-name="Standard"><text:span text:style-name="T8308"><text:tab/></text:span><text:span text:style-name="T8309">&lt;/</text:span><text:span text:style-name="T8310">xs:complexType</text:span><text:span text:style-name="T8311">&gt;</text:span></text:p>
      <text:p text:style-name="P8312"><text:tab/></text:p>
      <text:p text:style-name="Standard"><text:span text:style-name="T8313"><text:tab/></text:span><text:span text:style-name="T8314"><text:tab/></text:span><text:span text:style-name="T8315">&lt;</text:span><text:span text:style-name="T8316">xs:element</text:span><text:span text:style-name="T8317"><text:s/></text:span><text:span text:style-name="T8318">name</text:span><text:span text:style-name="T8319">=</text:span><text:span text:style-name="T8320">"citySection"</text:span><text:span text:style-name="T8321"><text:s/></text:span><text:span text:style-name="T8322">type</text:span><text:span text:style-name="T8323">=</text:span><text:span text:style-name="T8324">"citySectionDefinition"</text:span><text:span text:style-name="T8325">/&gt;</text:span></text:p>
      <text:p text:style-name="Standard"><text:span text:style-name="T8326"><text:tab/></text:span><text:span text:style-name="T8327">&lt;!-- --&gt;</text:span></text:p>
      <text:p text:style-name="Standard"><text:span text:style-name="T8328"><text:tab/></text:span><text:span text:style-name="T8329">&lt;</text:span><text:span text:style-name="T8330">xs:complexType</text:span><text:span text:style-name="T8331"><text:s/></text:span><text:span text:style-name="T8332">name</text:span><text:span text:style-name="T8333">=</text:span><text:span text:style-name="T8334">"citySectionDefinition"</text:span><text:span text:style-name="T8335">&gt;</text:span></text:p>
      <text:p text:style-name="Standard"><text:span text:style-name="T8336"><text:tab/></text:span><text:span text:style-name="T8337"><text:tab/></text:span><text:span text:style-name="T8338">&lt;</text:span><text:span text:style-name="T8339">xs:simpleContent</text:span><text:span text:style-name="T8340">&gt;</text:span></text:p>
      <text:p text:style-name="Standard"><text:span text:style-name="T8341"><text:tab/></text:span><text:span text:style-name="T8342"><text:tab/></text:span><text:span text:style-name="T8343"><text:tab/></text:span><text:span text:style-name="T8344">&lt;</text:span><text:span text:style-name="T8345">xs:extension</text:span><text:span text:style-name="T8346"><text:s/></text:span><text:span text:style-name="T8347">base</text:span><text:span text:style-name="T8348">=</text:span><text:span text:style-name="T8349">"hierarchicalPart"</text:span><text:span text:style-name="T8350">&gt;</text:span></text:p>
      <text:p text:style-name="Standard"><text:span text:style-name="T8351"><text:tab/></text:span><text:span text:style-name="T8352"><text:tab/></text:span><text:span text:style-name="T8353"><text:tab/></text:span><text:span text:style-name="T8354"><text:tab/></text:span><text:span text:style-name="T8355">&lt;</text:span><text:span text:style-name="T8356">xs:attribute</text:span><text:span text:style-name="T8357"><text:s/></text:span><text:span text:style-name="T8358">name</text:span><text:span text:style-name="T8359">=</text:span><text:span text:style-name="T8360">"citySectionType"</text:span><text:span text:style-name="T8361">/&gt;</text:span></text:p>
      <text:p text:style-name="Standard"><text:span text:style-name="T8362"><text:tab/></text:span><text:span text:style-name="T8363"><text:tab/></text:span><text:span text:style-name="T8364"><text:tab/></text:span><text:span text:style-name="T8365">&lt;/</text:span><text:span text:style-name="T8366">xs:extension</text:span><text:span text:style-name="T8367">&gt;</text:span></text:p>
      <text:p text:style-name="Standard"><text:span text:style-name="T8368"><text:tab/></text:span><text:span text:style-name="T8369"><text:tab/></text:span><text:span text:style-name="T8370">&lt;/</text:span><text:span text:style-name="T8371">xs:simpleContent</text:span><text:span text:style-name="T8372">&gt;</text:span></text:p>
      <text:p text:style-name="Standard"><text:span text:style-name="T8373"><text:tab/></text:span><text:span text:style-name="T8374">&lt;/</text:span><text:span text:style-name="T8375">xs:complexType</text:span><text:span text:style-name="T8376">&gt;</text:span></text:p>
      <text:p text:style-name="Standard"><text:span text:style-name="T8377"><text:tab/></text:span><text:span text:style-name="T8378"><text:tab/></text:span><text:span text:style-name="T8379">&lt;!-- <text:s/></text:span></text:p>
      <text:p text:style-name="P8380"><text:tab/>For the rest, "stringPlusLanguage" is changed to "hierarchicalPart" <text:s text:c="2"/>......</text:p>
      <text:p text:style-name="P8381"><text:tab/><text:tab/>--&gt;</text:p>
      <text:p text:style-name="Standard"><text:span text:style-name="T8382"><text:tab/></text:span><text:span text:style-name="T8383">&lt;</text:span><text:span text:style-name="T8384">xs:element</text:span><text:span text:style-name="T8385"><text:s/></text:span><text:span text:style-name="T8386">name</text:span><text:span text:style-name="T8387">=</text:span><text:span text:style-name="T8388">"extraTerrestrialArea"</text:span><text:span text:style-name="T8389"><text:s/></text:span><text:span text:style-name="T8390">type</text:span><text:span text:style-name="T8391">=</text:span><text:span text:style-name="T8392">"hierarchicalPart"</text:span><text:span text:style-name="T8393">/&gt;</text:span></text:p>
      <text:p text:style-name="Standard"><text:span text:style-name="T8394"><text:tab/></text:span><text:span text:style-name="T8395"><text:tab/></text:span><text:span text:style-name="T8396">&lt;</text:span><text:span text:style-name="T8397">xs:element</text:span><text:span text:style-name="T8398"><text:s/></text:span><text:span text:style-name="T8399">name</text:span><text:span text:style-name="T8400">=</text:span><text:span text:style-name="T8401">"city"</text:span><text:span text:style-name="T8402"><text:s/></text:span><text:span text:style-name="T8403">type</text:span><text:span text:style-name="T8404">=</text:span><text:span text:style-name="T8405">"hierarchicalPart"</text:span><text:span text:style-name="T8406">/&gt;</text:span></text:p>
      <text:p text:style-name="Standard"><text:span text:style-name="T8407"><text:tab/></text:span><text:span text:style-name="T8408">&lt;</text:span><text:span text:style-name="T8409">xs:element</text:span><text:span text:style-name="T8410"><text:s/></text:span><text:span text:style-name="T8411">name</text:span><text:span text:style-name="T8412">=</text:span><text:span text:style-name="T8413">"continent"</text:span><text:span text:style-name="T8414"><text:s/></text:span><text:span text:style-name="T8415">type</text:span><text:span text:style-name="T8416">=</text:span><text:span text:style-name="T8417">"hierarchicalPart"</text:span><text:span text:style-name="T8418">/&gt;</text:span></text:p>
      <text:p text:style-name="Standard"><text:span text:style-name="T8419"><text:tab/></text:span><text:span text:style-name="T8420">&lt;</text:span><text:span text:style-name="T8421">xs:element</text:span><text:span text:style-name="T8422"><text:s/></text:span><text:span text:style-name="T8423">name</text:span><text:span text:style-name="T8424">=</text:span><text:span text:style-name="T8425">"country"</text:span><text:span text:style-name="T8426"><text:s/></text:span><text:span text:style-name="T8427">type</text:span><text:span text:style-name="T8428">=</text:span><text:span text:style-name="T8429">"hierarchicalPart"</text:span><text:span text:style-name="T8430">/&gt;</text:span></text:p>
      <text:p text:style-name="Standard"><text:span text:style-name="T8431"><text:tab/></text:span><text:span text:style-name="T8432">&lt;</text:span><text:span text:style-name="T8433">xs:element</text:span><text:span text:style-name="T8434"><text:s/></text:span><text:span text:style-name="T8435">name</text:span><text:span text:style-name="T8436">=</text:span><text:span text:style-name="T8437">"county"</text:span><text:span text:style-name="T8438"><text:s/></text:span><text:span text:style-name="T8439">type</text:span><text:span text:style-name="T8440">=</text:span><text:span text:style-name="T8441">"hierarchicalPart"</text:span><text:span text:style-name="T8442">/&gt;</text:span></text:p>
      <text:p text:style-name="Standard"><text:span text:style-name="T8443"><text:tab/></text:span><text:span text:style-name="T8444">&lt;</text:span><text:span text:style-name="T8445">xs:element</text:span><text:span text:style-name="T8446"><text:s/></text:span><text:span text:style-name="T8447">name</text:span><text:span text:style-name="T8448">=</text:span><text:span text:style-name="T8449">"island"</text:span><text:span text:style-name="T8450"><text:s/></text:span><text:span text:style-name="T8451">type</text:span><text:span text:style-name="T8452">=</text:span><text:span text:style-name="T8453">"hierarchicalPart"</text:span><text:span text:style-name="T8454">/&gt;</text:span></text:p>
      <text:p text:style-name="Standard"><text:span text:style-name="T8455"><text:tab/></text:span><text:span text:style-name="T8456">&lt;</text:span><text:span text:style-name="T8457">xs:element</text:span><text:span text:style-name="T8458"><text:s/></text:span><text:span text:style-name="T8459">name</text:span><text:span text:style-name="T8460">=</text:span><text:span text:style-name="T8461">"state"</text:span><text:span text:style-name="T8462"><text:s/></text:span><text:span text:style-name="T8463">type</text:span><text:span text:style-name="T8464">=</text:span><text:span text:style-name="T8465">"hierarchicalPart"</text:span><text:span text:style-name="T8466">/&gt;</text:span></text:p>
      <text:p text:style-name="Standard"><text:span text:style-name="T8467"><text:tab/></text:span><text:span text:style-name="T8468">&lt;</text:span><text:span text:style-name="T8469">xs:element</text:span><text:span text:style-name="T8470"><text:s/></text:span><text:span text:style-name="T8471">name</text:span><text:span text:style-name="T8472">=</text:span><text:span text:style-name="T8473">"territory"</text:span><text:span text:style-name="T8474"><text:s/></text:span><text:span text:style-name="T8475">type</text:span><text:span text:style-name="T8476">=</text:span><text:span text:style-name="T8477">"hierarchicalPart"</text:span><text:span text:style-name="T8478">/&gt;</text:span></text:p>
      <text:p text:style-name="Standard"><text:span text:style-name="T8479"><text:tab/></text:span><text:span text:style-name="T8480">&lt;!-- <text:s/></text:span></text:p>
      <text:p text:style-name="P8481"><text:tab/><text:tab/>..... except for province, which remains the same</text:p>
      <text:p text:style-name="P8482"><text:tab/>--&gt;</text:p>
      <text:p text:style-name="Standard"><text:span text:style-name="T8483"><text:tab/></text:span><text:span text:style-name="T8484">&lt;</text:span><text:span text:style-name="T8485">xs:element</text:span><text:span text:style-name="T8486"><text:s/></text:span><text:span text:style-name="T8487">name</text:span><text:span text:style-name="T8488">=</text:span><text:span text:style-name="T8489">"province"</text:span><text:span text:style-name="T8490"><text:s/></text:span><text:span text:style-name="T8491">type</text:span><text:span text:style-name="T8492">=</text:span><text:span text:style-name="T8493">"stringPlusLanguage"</text:span><text:span text:style-name="T8494">/&gt;</text:span></text:p>
      <text:p text:style-name="Standard"><text:span text:style-name="T8495"><text:tab/></text:span><text:span text:style-name="T8496">&lt;!-- <text:s/></text:span></text:p>
      <text:p text:style-name="P8497"><text:s/>********** cartographics ********** <text:s/></text:p>
      <text:p text:style-name="P8498">--&gt;</text:p>
      <text:p text:style-name="Standard"><text:span text:style-name="T8499"><text:tab/></text:span><text:span text:style-name="T8500">&lt;</text:span><text:span text:style-name="T8501">xs:element</text:span><text:span text:style-name="T8502"><text:s/></text:span><text:span text:style-name="T8503">name</text:span><text:span text:style-name="T8504">=</text:span><text:span text:style-name="T8505">"cartographics"</text:span><text:span text:style-name="T8506"><text:s/></text:span><text:span text:style-name="T8507">type</text:span><text:span text:style-name="T8508">=</text:span><text:span text:style-name="T8509">"cartographicsDefinition"</text:span><text:span text:style-name="T8510">/&gt;</text:span></text:p>
      <text:p text:style-name="Standard"><text:span text:style-name="T8511"><text:tab/></text:span><text:span text:style-name="T8512">&lt;!-- --&gt;</text:span></text:p>
      <text:p text:style-name="Standard"><text:span text:style-name="T8513"><text:tab/></text:span><text:span text:style-name="T8514">&lt;</text:span><text:span text:style-name="T8515">xs:complexType</text:span><text:span text:style-name="T8516"><text:s/></text:span><text:span text:style-name="T8517">name</text:span><text:span text:style-name="T8518">=</text:span><text:span text:style-name="T8519">"cartographicsDefinition"</text:span><text:span text:style-name="T8520">&gt;</text:span></text:p>
      <text:p text:style-name="P8521"><text:tab/><text:tab/></text:p>
      <text:p text:style-name="Standard"><text:span text:style-name="T8522"><text:tab/></text:span><text:span text:style-name="T8523"><text:tab/></text:span><text:span text:style-name="T8524">&lt;</text:span><text:span text:style-name="T8525">xs:sequence</text:span><text:span text:style-name="T8526">&gt;</text:span></text:p>
      <text:p text:style-name="Standard"><text:span text:style-name="T8527"><text:tab/></text:span><text:span text:style-name="T8528"><text:tab/></text:span><text:span text:style-name="T8529"><text:tab/></text:span><text:span text:style-name="T8530">&lt;</text:span><text:span text:style-name="T8531">xs:element</text:span><text:span text:style-name="T8532"><text:s/></text:span><text:span text:style-name="T8533">ref</text:span><text:span text:style-name="T8534">=</text:span><text:span text:style-name="T8535">"scale"</text:span><text:span text:style-name="T8536"><text:s/></text:span><text:span text:style-name="T8537">minOccurs</text:span><text:span text:style-name="T8538">=</text:span><text:span text:style-name="T8539">"0"</text:span><text:span text:style-name="T8540">/&gt;</text:span></text:p>
      <text:p text:style-name="Standard"><text:span text:style-name="T8541"><text:tab/></text:span><text:span text:style-name="T8542"><text:tab/></text:span><text:span text:style-name="T8543"><text:tab/></text:span><text:span text:style-name="T8544">&lt;</text:span><text:span text:style-name="T8545">xs:element</text:span><text:span text:style-name="T8546"><text:s/></text:span><text:span text:style-name="T8547">ref</text:span><text:span text:style-name="T8548">=</text:span><text:span text:style-name="T8549">"projection"</text:span><text:span text:style-name="T8550"><text:s/></text:span><text:span text:style-name="T8551">minOccurs</text:span><text:span text:style-name="T8552">=</text:span><text:span text:style-name="T8553">"0"</text:span><text:span text:style-name="T8554">/&gt;</text:span></text:p>
      <text:p text:style-name="Standard"><text:span text:style-name="T8555"><text:tab/></text:span><text:span text:style-name="T8556"><text:tab/></text:span><text:span text:style-name="T8557"><text:tab/></text:span><text:span text:style-name="T8558">&lt;</text:span><text:span text:style-name="T8559">xs:element</text:span><text:span text:style-name="T8560"><text:s/></text:span><text:span text:style-name="T8561">ref</text:span><text:span text:style-name="T8562">=</text:span><text:span text:style-name="T8563">"coordinates"</text:span><text:span text:style-name="T8564"><text:s/></text:span><text:span text:style-name="T8565">minOccurs</text:span><text:span text:style-name="T8566">=</text:span><text:span text:style-name="T8567">"0"</text:span><text:span text:style-name="T8568"><text:s/></text:span><text:span text:style-name="T8569">maxOccurs</text:span><text:span text:style-name="T8570">=</text:span><text:span text:style-name="T8571">"unbounded"</text:span><text:span text:style-name="T8572">/&gt;</text:span></text:p>
      <text:p text:style-name="Standard"><text:span text:style-name="T8573"><text:tab/></text:span><text:span text:style-name="T8574"><text:tab/></text:span><text:span text:style-name="T8575"><text:tab/></text:span><text:span text:style-name="T8576">&lt;!--</text:span></text:p>
      <text:p text:style-name="P8577"><text:s text:c="6"/>*********** Following is new in 3.6, to allow an extension schema. <text:s text:c="3"/>--&gt;</text:p>
      <text:p text:style-name="Standard"><text:span text:style-name="T8578"><text:tab/></text:span><text:span text:style-name="T8579"><text:tab/></text:span><text:span text:style-name="T8580"><text:tab/></text:span><text:span text:style-name="T8581">&lt;</text:span><text:span text:style-name="T8582">xs:element</text:span><text:span text:style-name="T8583"><text:s/></text:span><text:span text:style-name="T8584">ref</text:span><text:span text:style-name="T8585">=</text:span><text:span text:style-name="T8586">"cartographicExtension"</text:span><text:span text:style-name="T8587"><text:s/></text:span><text:span text:style-name="T8588">minOccurs</text:span><text:span text:style-name="T8589">=</text:span><text:span text:style-name="T8590">"0"</text:span><text:span text:style-name="T8591"><text:s/></text:span><text:span text:style-name="T8592">maxOccurs</text:span><text:span text:style-name="T8593">=</text:span><text:span text:style-name="T8594">"unbounded"</text:span><text:span text:style-name="T8595">/&gt;</text:span></text:p>
      <text:p text:style-name="Standard"><text:span text:style-name="T8596">&lt;!-- <text:s/>--&gt;</text:span><text:span text:style-name="T8597"><text:s text:c="3"/></text:span></text:p>
      <text:p text:style-name="Standard"><text:span text:style-name="T8598"><text:tab/></text:span><text:span text:style-name="T8599"><text:tab/></text:span><text:span text:style-name="T8600">&lt;/</text:span><text:span text:style-name="T8601">xs:sequence</text:span><text:span text:style-name="T8602">&gt;</text:span></text:p>
      <text:p text:style-name="P8603"><text:tab/><text:tab/></text:p>
      <text:p text:style-name="Standard"><text:span text:style-name="T8604"><text:tab/></text:span><text:span text:style-name="T8605"><text:tab/></text:span><text:span text:style-name="T8606">&lt;</text:span><text:span text:style-name="T8607">xs:attributeGroup</text:span><text:span text:style-name="T8608"><text:s/></text:span><text:span text:style-name="T8609">ref</text:span><text:span text:style-name="T8610">=</text:span><text:span text:style-name="T8611">"authorityAttributeGroup"</text:span><text:span text:style-name="T8612">/&gt;</text:span></text:p>
      <text:p text:style-name="Standard"><text:span text:style-name="T8613"><text:tab/></text:span><text:span text:style-name="T8614">&lt;/</text:span><text:span text:style-name="T8615">xs:complexType</text:span><text:span text:style-name="T8616">&gt;</text:span></text:p>
      <text:p text:style-name="Standard"><text:span text:style-name="T8617"><text:tab/></text:span><text:span text:style-name="T8618">&lt;!-- --&gt;</text:span></text:p>
      <text:p text:style-name="Standard"><text:span text:style-name="T8619"><text:tab/></text:span><text:span text:style-name="T8620">&lt;</text:span><text:span text:style-name="T8621">xs:element</text:span><text:span text:style-name="T8622"><text:s/></text:span><text:span text:style-name="T8623">name</text:span><text:span text:style-name="T8624">=</text:span><text:span text:style-name="T8625">"scale"</text:span><text:span text:style-name="T8626"><text:s/></text:span><text:span text:style-name="T8627">type</text:span><text:span text:style-name="T8628">=</text:span><text:span text:style-name="T8629">"stringPlusLanguage"</text:span><text:span text:style-name="T8630">/&gt;</text:span></text:p>
      <text:p text:style-name="Standard"><text:span text:style-name="T8631"><text:tab/></text:span><text:span text:style-name="T8632">&lt;</text:span><text:span text:style-name="T8633">xs:element</text:span><text:span text:style-name="T8634"><text:s/></text:span><text:span text:style-name="T8635">name</text:span><text:span text:style-name="T8636">=</text:span><text:span text:style-name="T8637">"projection"</text:span><text:span text:style-name="T8638"><text:s/></text:span><text:span text:style-name="T8639">type</text:span><text:span text:style-name="T8640">=</text:span><text:span text:style-name="T8641">"stringPlusLanguage"</text:span><text:span text:style-name="T8642">/&gt;</text:span></text:p>
      <text:p text:style-name="Standard"><text:span text:style-name="T8643"><text:tab/></text:span><text:span text:style-name="T8644">&lt;</text:span><text:span text:style-name="T8645">xs:element</text:span><text:span text:style-name="T8646"><text:s/></text:span><text:span text:style-name="T8647">name</text:span><text:span text:style-name="T8648">=</text:span><text:span text:style-name="T8649">"coordinates"</text:span><text:span text:style-name="T8650"><text:s/></text:span><text:span text:style-name="T8651">type</text:span><text:span text:style-name="T8652">=</text:span><text:span text:style-name="T8653">"stringPlusLanguage"</text:span><text:span text:style-name="T8654">/&gt;</text:span></text:p>
      <text:p text:style-name="P8655">&lt;!--<text:s/><text:tab/>*********** Following is new in 3.6, <text:s text:c="4"/>--&gt;</text:p>
      <text:p text:style-name="Standard"><text:span text:style-name="T8656"><text:tab/></text:span><text:span text:style-name="T8657">&lt;</text:span><text:span text:style-name="T8658">xs:element</text:span><text:span text:style-name="T8659"><text:s/></text:span><text:span text:style-name="T8660">name</text:span><text:span text:style-name="T8661">=</text:span><text:span text:style-name="T8662">"cartographicExtension"</text:span><text:span text:style-name="T8663"><text:s/></text:span><text:span text:style-name="T8664">type</text:span><text:span text:style-name="T8665">=</text:span><text:span text:style-name="T8666">"extensionDefinition"</text:span><text:span text:style-name="T8667">/&gt;</text:span></text:p>
      <text:p text:style-name="Standard"><text:span text:style-name="T8668"><text:tab/></text:span><text:span text:style-name="T8669">&lt;!--</text:span></text:p>
      <text:p text:style-name="P8670"><text:s/>********** occupation ********** <text:s/></text:p>
      <text:p text:style-name="P8671">--&gt;</text:p>
      <text:p text:style-name="Standard"><text:span text:style-name="T8672"><text:tab/></text:span><text:span text:style-name="T8673">&lt;</text:span><text:span text:style-name="T8674">xs:element</text:span><text:span text:style-name="T8675"><text:s/></text:span><text:span text:style-name="T8676">name</text:span><text:span text:style-name="T8677">=</text:span><text:span text:style-name="T8678">"occupation"</text:span><text:span text:style-name="T8679"><text:s/></text:span><text:span text:style-name="T8680">type</text:span><text:span text:style-name="T8681">=</text:span><text:span text:style-name="T8682">"stringPlusLanguagePlusAuthority"</text:span><text:span text:style-name="T8683">/&gt;</text:span></text:p>
      <text:p text:style-name="Standard"><text:span text:style-name="T8684"><text:tab/></text:span><text:span text:style-name="T8685">&lt;!--</text:span></text:p>
      <text:p text:style-name="P8686">****************************************************</text:p>
      <text:p text:style-name="P8687">* <text:s text:c="2"/>Top Level Element &lt;tableOfContents&gt; <text:s text:c="4"/>*</text:p>
      <text:p text:style-name="P8688">***************************************************** <text:s text:c="10"/></text:p>
      <text:p text:style-name="P8689"><text:s/>--&gt;</text:p>
      <text:p text:style-name="Standard"><text:span text:style-name="T8690"><text:tab/></text:span><text:span text:style-name="T8691">&lt;</text:span><text:span text:style-name="T8692">xs:element</text:span><text:span text:style-name="T8693"><text:s/></text:span><text:span text:style-name="T8694">name</text:span><text:span text:style-name="T8695">=</text:span><text:span text:style-name="T8696">"tableOfContents"</text:span><text:span text:style-name="T8697"><text:s/></text:span><text:span text:style-name="T8698">type</text:span><text:span text:style-name="T8699">=</text:span><text:span text:style-name="T8700">"tableOfContentsDefinition"</text:span><text:span text:style-name="T8701">/&gt;</text:span></text:p>
      <text:p text:style-name="Standard"><text:span text:style-name="T8702"><text:tab/></text:span><text:span text:style-name="T8703">&lt;!-- --&gt;</text:span></text:p>
      <text:p text:style-name="Standard"><text:span text:style-name="T8704"><text:tab/></text:span><text:span text:style-name="T8705">&lt;</text:span><text:span text:style-name="T8706">xs:complexType</text:span><text:span text:style-name="T8707"><text:s/></text:span><text:span text:style-name="T8708">name</text:span><text:span text:style-name="T8709">=</text:span><text:span text:style-name="T8710">"tableOfContentsDefinition"</text:span><text:span text:style-name="T8711">&gt;</text:span></text:p>
      <text:p text:style-name="Standard"><text:span text:style-name="T8712"><text:tab/></text:span><text:span text:style-name="T8713"><text:tab/></text:span><text:span text:style-name="T8714">&lt;</text:span><text:span text:style-name="T8715">xs:simpleContent</text:span><text:span text:style-name="T8716">&gt;</text:span></text:p>
      <text:p text:style-name="Standard"><text:span text:style-name="T8717"><text:tab/></text:span><text:span text:style-name="T8718"><text:tab/></text:span><text:span text:style-name="T8719"><text:tab/></text:span><text:span text:style-name="T8720">&lt;</text:span><text:span text:style-name="T8721">xs:extension</text:span><text:span text:style-name="T8722"><text:s/></text:span><text:span text:style-name="T8723">base</text:span><text:span text:style-name="T8724">=</text:span><text:span text:style-name="T8725">"stringPlusLanguage"</text:span><text:span text:style-name="T8726">&gt;</text:span></text:p>
      <text:p text:style-name="Standard"><text:span text:style-name="T8727"><text:tab/></text:span><text:span text:style-name="T8728"><text:tab/></text:span><text:span text:style-name="T8729"><text:tab/></text:span><text:span text:style-name="T8730"><text:tab/></text:span><text:span text:style-name="T8731">&lt;</text:span><text:span text:style-name="T8732">xs:attribute</text:span><text:span text:style-name="T8733"><text:s/></text:span><text:span text:style-name="T8734">name</text:span><text:span text:style-name="T8735">=</text:span><text:span text:style-name="T8736">"displayLabel"</text:span><text:span text:style-name="T8737"><text:s/></text:span><text:span text:style-name="T8738">type</text:span><text:span text:style-name="T8739">=</text:span><text:span text:style-name="T8740">"xs:string"</text:span><text:span text:style-name="T8741">/&gt;</text:span></text:p>
      <text:p text:style-name="Standard"><text:span text:style-name="T8742"><text:tab/></text:span><text:span text:style-name="T8743"><text:tab/></text:span><text:span text:style-name="T8744"><text:tab/></text:span><text:span text:style-name="T8745"><text:tab/></text:span><text:span text:style-name="T8746">&lt;</text:span><text:span text:style-name="T8747">xs:attribute</text:span><text:span text:style-name="T8748"><text:s/></text:span><text:span text:style-name="T8749">name</text:span><text:span text:style-name="T8750">=</text:span><text:span text:style-name="T8751">"type"</text:span><text:span text:style-name="T8752"><text:s/></text:span><text:span text:style-name="T8753">type</text:span><text:span text:style-name="T8754">=</text:span><text:span text:style-name="T8755">"xs:string"</text:span><text:span text:style-name="T8756">/&gt;</text:span></text:p>
      <text:p text:style-name="Standard"><text:span text:style-name="T8757"><text:tab/></text:span><text:span text:style-name="T8758"><text:tab/></text:span><text:span text:style-name="T8759"><text:tab/></text:span><text:span text:style-name="T8760"><text:tab/></text:span><text:span text:style-name="T8761">&lt;</text:span><text:span text:style-name="T8762">xs:attributeGroup</text:span><text:span text:style-name="T8763"><text:s/></text:span><text:span text:style-name="T8764">ref</text:span><text:span text:style-name="T8765">=</text:span><text:span text:style-name="T8766">"xlink:simpleLink"</text:span><text:span text:style-name="T8767">/&gt;</text:span></text:p>
      <text:p text:style-name="Standard"><text:span text:style-name="T8768"><text:tab/></text:span><text:span text:style-name="T8769"><text:tab/></text:span><text:span text:style-name="T8770"><text:tab/></text:span><text:span text:style-name="T8771"><text:tab/></text:span><text:span text:style-name="T8772">&lt;</text:span><text:span text:style-name="T8773">xs:attribute</text:span><text:span text:style-name="T8774"><text:s/></text:span><text:span text:style-name="T8775">name</text:span><text:span text:style-name="T8776">=</text:span><text:span text:style-name="T8777">"shareable"</text:span><text:span text:style-name="T8778"><text:s/></text:span><text:span text:style-name="T8779">fixed</text:span><text:span text:style-name="T8780">=</text:span><text:span text:style-name="T8781">"no"</text:span><text:span text:style-name="T8782">/&gt;</text:span></text:p>
      <text:p text:style-name="Standard"><text:span text:style-name="T8783"><text:tab/></text:span><text:span text:style-name="T8784"><text:tab/></text:span><text:span text:style-name="T8785"><text:tab/></text:span><text:span text:style-name="T8786"><text:tab/></text:span><text:span text:style-name="T8787">&lt;</text:span><text:span text:style-name="T8788">xs:attribute</text:span><text:span text:style-name="T8789"><text:s/></text:span><text:span text:style-name="T8790">name</text:span><text:span text:style-name="T8791">=</text:span><text:span text:style-name="T8792">"altRepGroup"</text:span><text:span text:style-name="T8793"><text:s/></text:span><text:span text:style-name="T8794">type</text:span><text:span text:style-name="T8795">=</text:span><text:span text:style-name="T8796">"xs:string"</text:span><text:span text:style-name="T8797">/&gt;</text:span></text:p>
      <text:p text:style-name="Standard"><text:span text:style-name="T8798"><text:tab/></text:span><text:span text:style-name="T8799"><text:tab/></text:span><text:span text:style-name="T8800"><text:tab/></text:span><text:span text:style-name="T8801"><text:tab/></text:span><text:span text:style-name="T8802">&lt;</text:span><text:span text:style-name="T8803">xs:attributeGroup</text:span><text:span text:style-name="T8804"><text:s/></text:span><text:span text:style-name="T8805">ref</text:span><text:span text:style-name="T8806">=</text:span><text:span text:style-name="T8807">"altFormatAttributeGroup"</text:span><text:span text:style-name="T8808">/&gt;</text:span></text:p>
      <text:p text:style-name="Standard"><text:span text:style-name="T8809"><text:tab/></text:span><text:span text:style-name="T8810"><text:tab/></text:span><text:span text:style-name="T8811"><text:tab/></text:span><text:span text:style-name="T8812">&lt;/</text:span><text:span text:style-name="T8813">xs:extension</text:span><text:span text:style-name="T8814">&gt;</text:span></text:p>
      <text:p text:style-name="Standard"><text:span text:style-name="T8815"><text:tab/></text:span><text:span text:style-name="T8816"><text:tab/></text:span><text:span text:style-name="T8817">&lt;/</text:span><text:span text:style-name="T8818">xs:simpleContent</text:span><text:span text:style-name="T8819">&gt;</text:span></text:p>
      <text:p text:style-name="Standard"><text:span text:style-name="T8820"><text:tab/></text:span><text:span text:style-name="T8821">&lt;/</text:span><text:span text:style-name="T8822">xs:complexType</text:span><text:span text:style-name="T8823">&gt;</text:span></text:p>
      <text:p text:style-name="Standard"><text:span text:style-name="T8824"><text:tab/></text:span><text:span text:style-name="T8825">&lt;!--</text:span></text:p>
      <text:p text:style-name="P8826"/>
      <text:p text:style-name="P8827">****************************************************</text:p>
      <text:p text:style-name="P8828">* <text:s text:c="2"/>Top Level Element &lt;targetAudience&gt; <text:s text:c="6"/>*</text:p>
      <text:p text:style-name="P8829">***************************************************** <text:s text:c="10"/></text:p>
      <text:p text:style-name="P8830"><text:s/>--&gt;</text:p>
      <text:p text:style-name="Standard"><text:span text:style-name="T8831"><text:tab/></text:span><text:span text:style-name="T8832">&lt;</text:span><text:span text:style-name="T8833">xs:element</text:span><text:span text:style-name="T8834"><text:s/></text:span><text:span text:style-name="T8835">name</text:span><text:span text:style-name="T8836">=</text:span><text:span text:style-name="T8837">"targetAudience"</text:span><text:span text:style-name="T8838"><text:s/></text:span><text:span text:style-name="T8839">type</text:span><text:span text:style-name="T8840">=</text:span><text:span text:style-name="T8841">"targetAudienceDefinition"</text:span><text:span text:style-name="T8842">/&gt;</text:span></text:p>
      <text:p text:style-name="Standard"><text:span text:style-name="T8843"><text:tab/></text:span><text:span text:style-name="T8844">&lt;!-- --&gt;</text:span></text:p>
      <text:p text:style-name="Standard"><text:span text:style-name="T8845"><text:tab/></text:span><text:span text:style-name="T8846">&lt;</text:span><text:span text:style-name="T8847">xs:complexType</text:span><text:span text:style-name="T8848"><text:s/></text:span><text:span text:style-name="T8849">name</text:span><text:span text:style-name="T8850">=</text:span><text:span text:style-name="T8851">"targetAudienceDefinition"</text:span><text:span text:style-name="T8852">&gt;</text:span></text:p>
      <text:p text:style-name="Standard"><text:span text:style-name="T8853"><text:tab/></text:span><text:span text:style-name="T8854"><text:tab/></text:span><text:span text:style-name="T8855">&lt;</text:span><text:span text:style-name="T8856">xs:simpleContent</text:span><text:span text:style-name="T8857">&gt;</text:span></text:p>
      <text:p text:style-name="Standard"><text:span text:style-name="T8858"><text:tab/></text:span><text:span text:style-name="T8859"><text:tab/></text:span><text:span text:style-name="T8860"><text:tab/></text:span><text:span text:style-name="T8861">&lt;</text:span><text:span text:style-name="T8862">xs:extension</text:span><text:span text:style-name="T8863"><text:s/></text:span><text:span text:style-name="T8864">base</text:span><text:span text:style-name="T8865">=</text:span><text:span text:style-name="T8866">"stringPlusLanguagePlusAuthority"</text:span><text:span text:style-name="T8867">&gt;</text:span></text:p>
      <text:p text:style-name="Standard"><text:span text:style-name="T8868"><text:tab/></text:span><text:span text:style-name="T8869"><text:tab/></text:span><text:span text:style-name="T8870"><text:tab/></text:span><text:span text:style-name="T8871"><text:tab/></text:span><text:span text:style-name="T8872">&lt;</text:span><text:span text:style-name="T8873">xs:attribute</text:span><text:span text:style-name="T8874"><text:s/></text:span><text:span text:style-name="T8875">name</text:span><text:span text:style-name="T8876">=</text:span><text:span text:style-name="T8877">"displayLabel"</text:span><text:span text:style-name="T8878"><text:s/></text:span><text:span text:style-name="T8879">type</text:span><text:span text:style-name="T8880">=</text:span><text:span text:style-name="T8881">"xs:string"</text:span><text:span text:style-name="T8882">/&gt;</text:span></text:p>
      <text:p text:style-name="Standard"><text:span text:style-name="T8883"><text:tab/></text:span><text:span text:style-name="T8884"><text:tab/></text:span><text:span text:style-name="T8885"><text:tab/></text:span><text:span text:style-name="T8886"><text:tab/></text:span><text:span text:style-name="T8887">&lt;</text:span><text:span text:style-name="T8888">xs:attribute</text:span><text:span text:style-name="T8889"><text:s/></text:span><text:span text:style-name="T8890">name</text:span><text:span text:style-name="T8891">=</text:span><text:span text:style-name="T8892">"altRepGroup"</text:span><text:span text:style-name="T8893"><text:s/></text:span><text:span text:style-name="T8894">type</text:span><text:span text:style-name="T8895">=</text:span><text:span text:style-name="T8896">"xs:string"</text:span><text:span text:style-name="T8897">/&gt;</text:span></text:p>
      <text:p text:style-name="Standard"><text:span text:style-name="T8898"><text:tab/></text:span><text:span text:style-name="T8899"><text:tab/></text:span><text:span text:style-name="T8900"><text:tab/></text:span><text:span text:style-name="T8901">&lt;/</text:span><text:span text:style-name="T8902">xs:extension</text:span><text:span text:style-name="T8903">&gt;</text:span></text:p>
      <text:p text:style-name="Standard"><text:span text:style-name="T8904"><text:tab/></text:span><text:span text:style-name="T8905"><text:tab/></text:span><text:span text:style-name="T8906">&lt;/</text:span><text:span text:style-name="T8907">xs:simpleContent</text:span><text:span text:style-name="T8908">&gt;</text:span></text:p>
      <text:p text:style-name="Standard"><text:span text:style-name="T8909"><text:tab/></text:span><text:span text:style-name="T8910">&lt;/</text:span><text:span text:style-name="T8911">xs:complexType</text:span><text:span text:style-name="T8912">&gt;</text:span></text:p>
      <text:p text:style-name="Standard"><text:span text:style-name="T8913"><text:tab/></text:span><text:span text:style-name="T8914">&lt;!--</text:span></text:p>
      <text:p text:style-name="P8915">****************************************************</text:p>
      <text:p text:style-name="P8916">* <text:s text:c="2"/>Top Level Element &lt;titleInfo&gt; <text:s text:c="18"/>*</text:p>
      <text:p text:style-name="P8917">*****************************************************</text:p>
      <text:p text:style-name="P8918"><text:s text:c="10"/>--&gt;</text:p>
      <text:p text:style-name="Standard"><text:span text:style-name="T8919"><text:tab/></text:span><text:span text:style-name="T8920">&lt;</text:span><text:span text:style-name="T8921">xs:element</text:span><text:span text:style-name="T8922"><text:s/></text:span><text:span text:style-name="T8923">name</text:span><text:span text:style-name="T8924">=</text:span><text:span text:style-name="T8925">"titleInfo"</text:span><text:span text:style-name="T8926"><text:s/></text:span><text:span text:style-name="T8927">type</text:span><text:span text:style-name="T8928">=</text:span><text:span text:style-name="T8929">"titleInfoDefinition"</text:span><text:span text:style-name="T8930">/&gt;</text:span></text:p>
      <text:p text:style-name="Standard"><text:span text:style-name="T8931"><text:tab/></text:span><text:span text:style-name="T8932">&lt;!-- --&gt;</text:span></text:p>
      <text:p text:style-name="Standard"><text:span text:style-name="T8933"><text:tab/></text:span><text:span text:style-name="T8934">&lt;</text:span><text:span text:style-name="T8935">xs:complexType</text:span><text:span text:style-name="T8936"><text:s/></text:span><text:span text:style-name="T8937">name</text:span><text:span text:style-name="T8938">=</text:span><text:span text:style-name="T8939">"titleInfoDefinition"</text:span><text:span text:style-name="T8940">&gt;</text:span></text:p>
      <text:p text:style-name="Standard"><text:span text:style-name="T8941"><text:tab/></text:span><text:span text:style-name="T8942"><text:tab/></text:span><text:span text:style-name="T8943">&lt;</text:span><text:span text:style-name="T8944">xs:choice</text:span><text:span text:style-name="T8945"><text:s/></text:span><text:span text:style-name="T8946">minOccurs</text:span><text:span text:style-name="T8947">=</text:span><text:span text:style-name="T8948">"0"</text:span><text:span text:style-name="T8949"><text:s/></text:span><text:span text:style-name="T8950">maxOccurs</text:span><text:span text:style-name="T8951">=</text:span><text:span text:style-name="T8952">"unbounded"</text:span><text:span text:style-name="T8953">&gt;</text:span></text:p>
      <text:p text:style-name="Standard"><text:span text:style-name="T8954"><text:tab/></text:span><text:span text:style-name="T8955"><text:tab/></text:span><text:span text:style-name="T8956"><text:tab/></text:span><text:span text:style-name="T8957">&lt;</text:span><text:span text:style-name="T8958">xs:element</text:span><text:span text:style-name="T8959"><text:s/></text:span><text:span text:style-name="T8960">ref</text:span><text:span text:style-name="T8961">=</text:span><text:span text:style-name="T8962">"title"</text:span><text:span text:style-name="T8963">/&gt;</text:span></text:p>
      <text:p text:style-name="Standard"><text:span text:style-name="T8964"><text:tab/></text:span><text:span text:style-name="T8965"><text:tab/></text:span><text:span text:style-name="T8966"><text:tab/></text:span><text:span text:style-name="T8967">&lt;</text:span><text:span text:style-name="T8968">xs:element</text:span><text:span text:style-name="T8969"><text:s/></text:span><text:span text:style-name="T8970">ref</text:span><text:span text:style-name="T8971">=</text:span><text:span text:style-name="T8972">"subTitle"</text:span><text:span text:style-name="T8973">/&gt;</text:span></text:p>
      <text:p text:style-name="Standard"><text:span text:style-name="T8974"><text:tab/></text:span><text:span text:style-name="T8975"><text:tab/></text:span><text:span text:style-name="T8976"><text:tab/></text:span><text:span text:style-name="T8977">&lt;</text:span><text:span text:style-name="T8978">xs:element</text:span><text:span text:style-name="T8979"><text:s/></text:span><text:span text:style-name="T8980">ref</text:span><text:span text:style-name="T8981">=</text:span><text:span text:style-name="T8982">"partNumber"</text:span><text:span text:style-name="T8983">/&gt;</text:span></text:p>
      <text:p text:style-name="Standard"><text:span text:style-name="T8984"><text:tab/></text:span><text:span text:style-name="T8985"><text:tab/></text:span><text:span text:style-name="T8986"><text:tab/></text:span><text:span text:style-name="T8987">&lt;</text:span><text:span text:style-name="T8988">xs:element</text:span><text:span text:style-name="T8989"><text:s/></text:span><text:span text:style-name="T8990">ref</text:span><text:span text:style-name="T8991">=</text:span><text:span text:style-name="T8992">"partName"</text:span><text:span text:style-name="T8993">/&gt;</text:span></text:p>
      <text:p text:style-name="Standard"><text:span text:style-name="T8994"><text:tab/></text:span><text:span text:style-name="T8995"><text:tab/></text:span><text:span text:style-name="T8996"><text:tab/></text:span><text:span text:style-name="T8997">&lt;</text:span><text:span text:style-name="T8998">xs:element</text:span><text:span text:style-name="T8999"><text:s/></text:span><text:span text:style-name="T9000">ref</text:span><text:span text:style-name="T9001">=</text:span><text:span text:style-name="T9002">"nonSort"</text:span><text:span text:style-name="T9003">/&gt;</text:span></text:p>
      <text:p text:style-name="Standard"><text:span text:style-name="T9004"><text:tab/></text:span><text:span text:style-name="T9005"><text:tab/></text:span><text:span text:style-name="T9006">&lt;/</text:span><text:span text:style-name="T9007">xs:choice</text:span><text:span text:style-name="T9008">&gt;</text:span></text:p>
      <text:p text:style-name="Standard"><text:span text:style-name="T9009"><text:tab/></text:span><text:span text:style-name="T9010"><text:tab/></text:span><text:span text:style-name="T9011">&lt;</text:span><text:span text:style-name="T9012">xs:attribute</text:span><text:span text:style-name="T9013"><text:s/></text:span><text:span text:style-name="T9014">name</text:span><text:span text:style-name="T9015">=</text:span><text:span text:style-name="T9016">"type"</text:span><text:span text:style-name="T9017">&gt;</text:span></text:p>
      <text:p text:style-name="Standard"><text:span text:style-name="T9018"><text:tab/></text:span><text:span text:style-name="T9019"><text:tab/></text:span><text:span text:style-name="T9020"><text:tab/></text:span><text:span text:style-name="T9021">&lt;</text:span><text:span text:style-name="T9022">xs:simpleType</text:span><text:span text:style-name="T9023">&gt;</text:span></text:p>
      <text:p text:style-name="Standard"><text:span text:style-name="T9024"><text:tab/></text:span><text:span text:style-name="T9025"><text:tab/></text:span><text:span text:style-name="T9026"><text:tab/></text:span><text:span text:style-name="T9027"><text:tab/></text:span><text:span text:style-name="T9028">&lt;</text:span><text:span text:style-name="T9029">xs:restriction</text:span><text:span text:style-name="T9030"><text:s/></text:span><text:span text:style-name="T9031">base</text:span><text:span text:style-name="T9032">=</text:span><text:span text:style-name="T9033">"xs:string"</text:span><text:span text:style-name="T9034">&gt;</text:span></text:p>
      <text:p text:style-name="Standard"><text:span text:style-name="T9035"><text:tab/></text:span><text:span text:style-name="T9036"><text:tab/></text:span><text:span text:style-name="T9037"><text:tab/></text:span><text:span text:style-name="T9038"><text:tab/></text:span><text:span text:style-name="T9039"><text:tab/></text:span><text:span text:style-name="T9040">&lt;</text:span><text:span text:style-name="T9041">xs:enumeration</text:span><text:span text:style-name="T9042"><text:s/></text:span><text:span text:style-name="T9043">value</text:span><text:span text:style-name="T9044">=</text:span><text:span text:style-name="T9045">"abbreviated"</text:span><text:span text:style-name="T9046">/&gt;</text:span></text:p>
      <text:p text:style-name="Standard"><text:span text:style-name="T9047"><text:tab/></text:span><text:span text:style-name="T9048"><text:tab/></text:span><text:span text:style-name="T9049"><text:tab/></text:span><text:span text:style-name="T9050"><text:tab/></text:span><text:span text:style-name="T9051"><text:tab/></text:span><text:span text:style-name="T9052">&lt;</text:span><text:span text:style-name="T9053">xs:enumeration</text:span><text:span text:style-name="T9054"><text:s/></text:span><text:span text:style-name="T9055">value</text:span><text:span text:style-name="T9056">=</text:span><text:span text:style-name="T9057">"translated"</text:span><text:span text:style-name="T9058">/&gt;</text:span></text:p>
      <text:p text:style-name="Standard"><text:span text:style-name="T9059"><text:tab/></text:span><text:span text:style-name="T9060"><text:tab/></text:span><text:span text:style-name="T9061"><text:tab/></text:span><text:span text:style-name="T9062"><text:tab/></text:span><text:span text:style-name="T9063"><text:tab/></text:span><text:span text:style-name="T9064">&lt;</text:span><text:span text:style-name="T9065">xs:enumeration</text:span><text:span text:style-name="T9066"><text:s/></text:span><text:span text:style-name="T9067">value</text:span><text:span text:style-name="T9068">=</text:span><text:span text:style-name="T9069">"alternative"</text:span><text:span text:style-name="T9070">/&gt;</text:span></text:p>
      <text:p text:style-name="Standard"><text:span text:style-name="T9071"><text:tab/></text:span><text:span text:style-name="T9072"><text:tab/></text:span><text:span text:style-name="T9073"><text:tab/></text:span><text:span text:style-name="T9074"><text:tab/></text:span><text:span text:style-name="T9075"><text:tab/></text:span><text:span text:style-name="T9076">&lt;</text:span><text:span text:style-name="T9077">xs:enumeration</text:span><text:span text:style-name="T9078"><text:s/></text:span><text:span text:style-name="T9079">value</text:span><text:span text:style-name="T9080">=</text:span><text:span text:style-name="T9081">"uniform"</text:span><text:span text:style-name="T9082">/&gt;</text:span></text:p>
      <text:p text:style-name="Standard"><text:span text:style-name="T9083"><text:tab/></text:span><text:span text:style-name="T9084"><text:tab/></text:span><text:span text:style-name="T9085"><text:tab/></text:span><text:span text:style-name="T9086"><text:tab/></text:span><text:span text:style-name="T9087">&lt;/</text:span><text:span text:style-name="T9088">xs:restriction</text:span><text:span text:style-name="T9089">&gt;</text:span></text:p>
      <text:p text:style-name="Standard"><text:span text:style-name="T9090"><text:tab/></text:span><text:span text:style-name="T9091"><text:tab/></text:span><text:span text:style-name="T9092"><text:tab/></text:span><text:span text:style-name="T9093">&lt;/</text:span><text:span text:style-name="T9094">xs:simpleType</text:span><text:span text:style-name="T9095">&gt;</text:span></text:p>
      <text:p text:style-name="Standard"><text:span text:style-name="T9096"><text:tab/></text:span><text:span text:style-name="T9097"><text:tab/></text:span><text:span text:style-name="T9098">&lt;/</text:span><text:span text:style-name="T9099">xs:attribute</text:span><text:span text:style-name="T9100">&gt;</text:span></text:p>
      <text:p text:style-name="P9101"/>
      <text:p text:style-name="Standard"><text:span text:style-name="T9102"><text:tab/></text:span><text:span text:style-name="T9103"><text:tab/></text:span><text:span text:style-name="T9104">&lt;</text:span><text:span text:style-name="T9105">xs:attribute</text:span><text:span text:style-name="T9106"><text:s/></text:span><text:span text:style-name="T9107">name</text:span><text:span text:style-name="T9108">=</text:span><text:span text:style-name="T9109">"otherType"</text:span><text:span text:style-name="T9110">/&gt;</text:span></text:p>
      <text:p text:style-name="Standard"><text:span text:style-name="T9111"><text:tab/></text:span><text:span text:style-name="T9112"><text:tab/></text:span><text:span text:style-name="T9113">&lt;</text:span><text:span text:style-name="T9114">xs:attribute</text:span><text:span text:style-name="T9115"><text:s/></text:span><text:span text:style-name="T9116">name</text:span><text:span text:style-name="T9117">=</text:span><text:span text:style-name="T9118">"supplied"</text:span><text:span text:style-name="T9119"><text:s/></text:span><text:span text:style-name="T9120">fixed</text:span><text:span text:style-name="T9121">=</text:span><text:span text:style-name="T9122">"yes"</text:span><text:span text:style-name="T9123">/&gt;</text:span></text:p>
      <text:p text:style-name="Standard"><text:span text:style-name="T9124"><text:tab/></text:span><text:span text:style-name="T9125"><text:tab/></text:span><text:span text:style-name="T9126">&lt;</text:span><text:span text:style-name="T9127">xs:attribute</text:span><text:span text:style-name="T9128"><text:s/></text:span><text:span text:style-name="T9129">name</text:span><text:span text:style-name="T9130">=</text:span><text:span text:style-name="T9131">"altRepGroup"</text:span><text:span text:style-name="T9132"><text:s/></text:span><text:span text:style-name="T9133">type</text:span><text:span text:style-name="T9134">=</text:span><text:span text:style-name="T9135">"xs:string"</text:span><text:span text:style-name="T9136">/&gt;</text:span></text:p>
      <text:p text:style-name="Standard"><text:span text:style-name="T9137"><text:tab/></text:span><text:span text:style-name="T9138"><text:tab/></text:span><text:span text:style-name="T9139">&lt;</text:span><text:span text:style-name="T9140">xs:attributeGroup</text:span><text:span text:style-name="T9141"><text:s/></text:span><text:span text:style-name="T9142">ref</text:span><text:span text:style-name="T9143">=</text:span><text:span text:style-name="T9144">"altFormatAttributeGroup"</text:span><text:span text:style-name="T9145">/&gt;</text:span></text:p>
      <text:p text:style-name="Standard"><text:span text:style-name="T9146"><text:tab/></text:span><text:span text:style-name="T9147"><text:tab/></text:span><text:span text:style-name="T9148">&lt;</text:span><text:span text:style-name="T9149">xs:attribute</text:span><text:span text:style-name="T9150"><text:s/></text:span><text:span text:style-name="T9151">name</text:span><text:span text:style-name="T9152">=</text:span><text:span text:style-name="T9153">"nameTitleGroup"</text:span><text:span text:style-name="T9154"><text:s/></text:span><text:span text:style-name="T9155">type</text:span><text:span text:style-name="T9156">=</text:span><text:span text:style-name="T9157">"xs:string"</text:span><text:span text:style-name="T9158">/&gt;</text:span></text:p>
      <text:p text:style-name="Standard"><text:span text:style-name="T9159"><text:tab/></text:span><text:span text:style-name="T9160"><text:tab/></text:span><text:span text:style-name="T9161">&lt;</text:span><text:span text:style-name="T9162">xs:attribute</text:span><text:span text:style-name="T9163"><text:s/></text:span><text:span text:style-name="T9164">name</text:span><text:span text:style-name="T9165">=</text:span><text:span text:style-name="T9166">"usage"</text:span><text:span text:style-name="T9167"><text:s/></text:span><text:span text:style-name="T9168">fixed</text:span><text:span text:style-name="T9169">=</text:span><text:span text:style-name="T9170">"primary"</text:span><text:span text:style-name="T9171">/&gt;</text:span></text:p>
      <text:p text:style-name="Standard"><text:span text:style-name="T9172"><text:tab/></text:span><text:span text:style-name="T9173"><text:tab/></text:span><text:span text:style-name="T9174">&lt;</text:span><text:span text:style-name="T9175">xs:attribute</text:span><text:span text:style-name="T9176"><text:s/></text:span><text:span text:style-name="T9177">name</text:span><text:span text:style-name="T9178">=</text:span><text:span text:style-name="T9179">"ID"</text:span><text:span text:style-name="T9180"><text:s/></text:span><text:span text:style-name="T9181">type</text:span><text:span text:style-name="T9182">=</text:span><text:span text:style-name="T9183">"xs:ID"</text:span><text:span text:style-name="T9184">/&gt;</text:span></text:p>
      <text:p text:style-name="Standard"><text:span text:style-name="T9185"><text:tab/></text:span><text:span text:style-name="T9186"><text:tab/></text:span><text:span text:style-name="T9187">&lt;</text:span><text:span text:style-name="T9188">xs:attributeGroup</text:span><text:span text:style-name="T9189"><text:s/></text:span><text:span text:style-name="T9190">ref</text:span><text:span text:style-name="T9191">=</text:span><text:span text:style-name="T9192">"authorityAttributeGroup"</text:span><text:span text:style-name="T9193">/&gt;</text:span></text:p>
      <text:p text:style-name="Standard"><text:span text:style-name="T9194"><text:tab/></text:span><text:span text:style-name="T9195"><text:tab/></text:span><text:span text:style-name="T9196">&lt;</text:span><text:span text:style-name="T9197">xs:attributeGroup</text:span><text:span text:style-name="T9198"><text:s/></text:span><text:span text:style-name="T9199">ref</text:span><text:span text:style-name="T9200">=</text:span><text:span text:style-name="T9201">"xlink:simpleLink"</text:span><text:span text:style-name="T9202">/&gt;</text:span></text:p>
      <text:p text:style-name="Standard"><text:span text:style-name="T9203"><text:tab/></text:span><text:span text:style-name="T9204"><text:tab/></text:span><text:span text:style-name="T9205">&lt;</text:span><text:span text:style-name="T9206">xs:attributeGroup</text:span><text:span text:style-name="T9207"><text:s/></text:span><text:span text:style-name="T9208">ref</text:span><text:span text:style-name="T9209">=</text:span><text:span text:style-name="T9210">"languageAttributeGroup"</text:span><text:span text:style-name="T9211">/&gt;</text:span></text:p>
      <text:p text:style-name="Standard"><text:span text:style-name="T9212"><text:tab/></text:span><text:span text:style-name="T9213"><text:tab/></text:span><text:span text:style-name="T9214">&lt;</text:span><text:span text:style-name="T9215">xs:attribute</text:span><text:span text:style-name="T9216"><text:s/></text:span><text:span text:style-name="T9217">name</text:span><text:span text:style-name="T9218">=</text:span><text:span text:style-name="T9219">"displayLabel"</text:span><text:span text:style-name="T9220"><text:s/></text:span><text:span text:style-name="T9221">type</text:span><text:span text:style-name="T9222">=</text:span><text:span text:style-name="T9223">"xs:string"</text:span><text:span text:style-name="T9224">/&gt;</text:span></text:p>
      <text:p text:style-name="Standard"><text:span text:style-name="T9225"><text:tab/></text:span><text:span text:style-name="T9226">&lt;/</text:span><text:span text:style-name="T9227">xs:complexType</text:span><text:span text:style-name="T9228">&gt;</text:span></text:p>
      <text:p text:style-name="Standard"><text:span text:style-name="T9229"><text:tab/></text:span><text:span text:style-name="T9230">&lt;!--</text:span></text:p>
      <text:p text:style-name="P9231"/>
      <text:p text:style-name="P9232">******** <text:s text:c="2"/>Subordinate Elements for &lt;titleInfo&gt; <text:s text:c="15"/></text:p>
      <text:p text:style-name="P9233"><text:s/>--&gt;</text:p>
      <text:p text:style-name="Standard"><text:span text:style-name="T9234"><text:tab/></text:span><text:span text:style-name="T9235">&lt;</text:span><text:span text:style-name="T9236">xs:element</text:span><text:span text:style-name="T9237"><text:s/></text:span><text:span text:style-name="T9238">name</text:span><text:span text:style-name="T9239">=</text:span><text:span text:style-name="T9240">"title"</text:span><text:span text:style-name="T9241"><text:s/></text:span><text:span text:style-name="T9242">type</text:span><text:span text:style-name="T9243">=</text:span><text:span text:style-name="T9244">"stringPlusLanguage"</text:span><text:span text:style-name="T9245">/&gt;</text:span></text:p>
      <text:p text:style-name="Standard"><text:span text:style-name="T9246"><text:tab/></text:span><text:span text:style-name="T9247">&lt;</text:span><text:span text:style-name="T9248">xs:element</text:span><text:span text:style-name="T9249"><text:s/></text:span><text:span text:style-name="T9250">name</text:span><text:span text:style-name="T9251">=</text:span><text:span text:style-name="T9252">"subTitle"</text:span><text:span text:style-name="T9253"><text:s/></text:span><text:span text:style-name="T9254">type</text:span><text:span text:style-name="T9255">=</text:span><text:span text:style-name="T9256">"stringPlusLanguage"</text:span><text:span text:style-name="T9257">/&gt;</text:span></text:p>
      <text:p text:style-name="Standard"><text:span text:style-name="T9258"><text:tab/></text:span><text:span text:style-name="T9259">&lt;</text:span><text:span text:style-name="T9260">xs:element</text:span><text:span text:style-name="T9261"><text:s/></text:span><text:span text:style-name="T9262">name</text:span><text:span text:style-name="T9263">=</text:span><text:span text:style-name="T9264">"partNumber"</text:span><text:span text:style-name="T9265"><text:s/></text:span><text:span text:style-name="T9266">type</text:span><text:span text:style-name="T9267">=</text:span><text:span text:style-name="T9268">"stringPlusLanguage"</text:span><text:span text:style-name="T9269">/&gt;</text:span></text:p>
      <text:p text:style-name="Standard"><text:span text:style-name="T9270"><text:tab/></text:span><text:span text:style-name="T9271">&lt;</text:span><text:span text:style-name="T9272">xs:element</text:span><text:span text:style-name="T9273"><text:s/></text:span><text:span text:style-name="T9274">name</text:span><text:span text:style-name="T9275">=</text:span><text:span text:style-name="T9276">"partName"</text:span><text:span text:style-name="T9277"><text:s/></text:span><text:span text:style-name="T9278">type</text:span><text:span text:style-name="T9279">=</text:span><text:span text:style-name="T9280">"stringPlusLanguage"</text:span><text:span text:style-name="T9281">/&gt;</text:span></text:p>
      <text:p text:style-name="Standard"><text:span text:style-name="T9282"><text:tab/></text:span><text:span text:style-name="T9283">&lt;!--</text:span></text:p>
      <text:p text:style-name="P9284">********* <text:s/>nonSort definition revised in 3.6. to add attribute xml:space.</text:p>
      <text:p text:style-name="P9285"><text:tab/><text:tab/>--&gt;</text:p>
      <text:p text:style-name="Standard"><text:span text:style-name="T9286"><text:tab/></text:span><text:span text:style-name="T9287">&lt;</text:span><text:span text:style-name="T9288">xs:element</text:span><text:span text:style-name="T9289"><text:s/></text:span><text:span text:style-name="T9290">name</text:span><text:span text:style-name="T9291">=</text:span><text:span text:style-name="T9292">"nonSort"</text:span><text:span text:style-name="T9293">&gt;</text:span></text:p>
      <text:p text:style-name="Standard"><text:span text:style-name="T9294"><text:tab/></text:span><text:span text:style-name="T9295"><text:tab/></text:span><text:span text:style-name="T9296">&lt;</text:span><text:span text:style-name="T9297">xs:complexType</text:span><text:span text:style-name="T9298">&gt;</text:span></text:p>
      <text:p text:style-name="Standard"><text:span text:style-name="T9299"><text:tab/></text:span><text:span text:style-name="T9300"><text:tab/></text:span><text:span text:style-name="T9301"><text:tab/></text:span><text:span text:style-name="T9302">&lt;</text:span><text:span text:style-name="T9303">xs:simpleContent</text:span><text:span text:style-name="T9304">&gt;</text:span></text:p>
      <text:p text:style-name="Standard"><text:span text:style-name="T9305"><text:tab/></text:span><text:span text:style-name="T9306"><text:tab/></text:span><text:span text:style-name="T9307"><text:tab/></text:span><text:span text:style-name="T9308"><text:tab/></text:span><text:span text:style-name="T9309">&lt;</text:span><text:span text:style-name="T9310">xs:extension</text:span><text:span text:style-name="T9311"><text:s/></text:span><text:span text:style-name="T9312">base</text:span><text:span text:style-name="T9313">=</text:span><text:span text:style-name="T9314">"stringPlusLanguage"</text:span><text:span text:style-name="T9315">&gt;</text:span></text:p>
      <text:p text:style-name="Standard"><text:span text:style-name="T9316"><text:tab/></text:span><text:span text:style-name="T9317"><text:tab/></text:span><text:span text:style-name="T9318"><text:tab/></text:span><text:span text:style-name="T9319"><text:tab/></text:span><text:span text:style-name="T9320"><text:tab/></text:span><text:span text:style-name="T9321">&lt;</text:span><text:span text:style-name="T9322">xs:attribute</text:span><text:span text:style-name="T9323"><text:s/></text:span><text:span text:style-name="T9324">ref</text:span><text:span text:style-name="T9325">=</text:span><text:span text:style-name="T9326">"xml:space"</text:span><text:span text:style-name="T9327">/&gt;</text:span></text:p>
      <text:p text:style-name="Standard"><text:span text:style-name="T9328"><text:tab/></text:span><text:span text:style-name="T9329"><text:tab/></text:span><text:span text:style-name="T9330"><text:tab/></text:span><text:span text:style-name="T9331"><text:tab/></text:span><text:span text:style-name="T9332">&lt;/</text:span><text:span text:style-name="T9333">xs:extension</text:span><text:span text:style-name="T9334">&gt;</text:span></text:p>
      <text:p text:style-name="Standard"><text:span text:style-name="T9335"><text:tab/></text:span><text:span text:style-name="T9336"><text:tab/></text:span><text:span text:style-name="T9337"><text:tab/></text:span><text:span text:style-name="T9338">&lt;/</text:span><text:span text:style-name="T9339">xs:simpleContent</text:span><text:span text:style-name="T9340">&gt;</text:span></text:p>
      <text:p text:style-name="Standard"><text:span text:style-name="T9341"><text:tab/></text:span><text:span text:style-name="T9342"><text:tab/></text:span><text:span text:style-name="T9343">&lt;/</text:span><text:span text:style-name="T9344">xs:complexType</text:span><text:span text:style-name="T9345">&gt;</text:span></text:p>
      <text:p text:style-name="Standard"><text:span text:style-name="T9346"><text:tab/></text:span><text:span text:style-name="T9347">&lt;/</text:span><text:span text:style-name="T9348">xs:element</text:span><text:span text:style-name="T9349">&gt;</text:span></text:p>
      <text:p text:style-name="Standard"><text:span text:style-name="T9350"><text:tab/></text:span><text:span text:style-name="T9351">&lt;!--</text:span></text:p>
      <text:p text:style-name="P9352">****************************************************</text:p>
      <text:p text:style-name="P9353">* <text:s text:c="2"/>Top Level Element &lt;typeOfResource&gt; <text:s text:c="4"/>*</text:p>
      <text:p text:style-name="P9354">***************************************************** <text:s text:c="8"/></text:p>
      <text:p text:style-name="P9355"><text:s/>--&gt;</text:p>
      <text:p text:style-name="Standard"><text:span text:style-name="T9356"><text:tab/></text:span><text:span text:style-name="T9357">&lt;</text:span><text:span text:style-name="T9358">xs:element</text:span><text:span text:style-name="T9359"><text:s/></text:span><text:span text:style-name="T9360">name</text:span><text:span text:style-name="T9361">=</text:span><text:span text:style-name="T9362">"typeOfResource"</text:span><text:span text:style-name="T9363"><text:s/></text:span><text:span text:style-name="T9364">type</text:span><text:span text:style-name="T9365">=</text:span><text:span text:style-name="T9366">"typeOfResourceDefinition"</text:span><text:span text:style-name="T9367">/&gt;</text:span></text:p>
      <text:p text:style-name="Standard"><text:span text:style-name="T9368"><text:tab/></text:span><text:span text:style-name="T9369">&lt;!-- --&gt;</text:span></text:p>
      <text:p text:style-name="Standard"><text:span text:style-name="T9370"><text:tab/></text:span><text:span text:style-name="T9371">&lt;</text:span><text:span text:style-name="T9372">xs:complexType</text:span><text:span text:style-name="T9373"><text:s/></text:span><text:span text:style-name="T9374">name</text:span><text:span text:style-name="T9375">=</text:span><text:span text:style-name="T9376">"typeOfResourceDefinition"</text:span><text:span text:style-name="T9377">&gt;</text:span></text:p>
      <text:p text:style-name="Standard"><text:span text:style-name="T9378"><text:tab/></text:span><text:span text:style-name="T9379"><text:tab/></text:span><text:span text:style-name="T9380">&lt;</text:span><text:span text:style-name="T9381">xs:simpleContent</text:span><text:span text:style-name="T9382">&gt;</text:span></text:p>
      <text:p text:style-name="Standard"><text:span text:style-name="T9383"><text:tab/></text:span><text:span text:style-name="T9384"><text:tab/></text:span><text:span text:style-name="T9385"><text:tab/></text:span><text:span text:style-name="T9386">&lt;</text:span><text:span text:style-name="T9387">xs:extension</text:span><text:span text:style-name="T9388"><text:s/></text:span><text:span text:style-name="T9389">base</text:span><text:span text:style-name="T9390">=</text:span><text:span text:style-name="T9391">"resourceTypeDefinition"</text:span><text:span text:style-name="T9392">&gt;</text:span></text:p>
      <text:p text:style-name="Standard"><text:span text:style-name="T9393"><text:tab/></text:span><text:span text:style-name="T9394"><text:tab/></text:span><text:span text:style-name="T9395"><text:tab/></text:span><text:span text:style-name="T9396"><text:tab/></text:span><text:span text:style-name="T9397">&lt;</text:span><text:span text:style-name="T9398">xs:attribute</text:span><text:span text:style-name="T9399"><text:s/></text:span><text:span text:style-name="T9400">name</text:span><text:span text:style-name="T9401">=</text:span><text:span text:style-name="T9402">"collection"</text:span><text:span text:style-name="T9403"><text:s/></text:span><text:span text:style-name="T9404">fixed</text:span><text:span text:style-name="T9405">=</text:span><text:span text:style-name="T9406">"yes"</text:span><text:span text:style-name="T9407">/&gt;</text:span></text:p>
      <text:p text:style-name="Standard"><text:span text:style-name="T9408"><text:tab/></text:span><text:span text:style-name="T9409"><text:tab/></text:span><text:span text:style-name="T9410"><text:tab/></text:span><text:span text:style-name="T9411"><text:tab/></text:span><text:span text:style-name="T9412">&lt;</text:span><text:span text:style-name="T9413">xs:attribute</text:span><text:span text:style-name="T9414"><text:s/></text:span><text:span text:style-name="T9415">name</text:span><text:span text:style-name="T9416">=</text:span><text:span text:style-name="T9417">"manuscript"</text:span><text:span text:style-name="T9418"><text:s/></text:span><text:span text:style-name="T9419">fixed</text:span><text:span text:style-name="T9420">=</text:span><text:span text:style-name="T9421">"yes"</text:span><text:span text:style-name="T9422">/&gt;</text:span></text:p>
      <text:p text:style-name="Standard"><text:span text:style-name="T9423"><text:tab/></text:span><text:span text:style-name="T9424"><text:tab/></text:span><text:span text:style-name="T9425"><text:tab/></text:span><text:span text:style-name="T9426"><text:tab/></text:span><text:span text:style-name="T9427">&lt;</text:span><text:span text:style-name="T9428">xs:attribute</text:span><text:span text:style-name="T9429"><text:s/></text:span><text:span text:style-name="T9430">name</text:span><text:span text:style-name="T9431">=</text:span><text:span text:style-name="T9432">"displayLabel"</text:span><text:span text:style-name="T9433"><text:s/></text:span><text:span text:style-name="T9434">type</text:span><text:span text:style-name="T9435">=</text:span><text:span text:style-name="T9436">"xs:string"</text:span><text:span text:style-name="T9437">/&gt;</text:span></text:p>
      <text:p text:style-name="Standard"><text:span text:style-name="T9438"><text:tab/></text:span><text:span text:style-name="T9439"><text:tab/></text:span><text:span text:style-name="T9440"><text:tab/></text:span><text:span text:style-name="T9441"><text:tab/></text:span><text:span text:style-name="T9442">&lt;</text:span><text:span text:style-name="T9443">xs:attribute</text:span><text:span text:style-name="T9444"><text:s/></text:span><text:span text:style-name="T9445">name</text:span><text:span text:style-name="T9446">=</text:span><text:span text:style-name="T9447">"altRepGroup"</text:span><text:span text:style-name="T9448"><text:s/></text:span><text:span text:style-name="T9449">type</text:span><text:span text:style-name="T9450">=</text:span><text:span text:style-name="T9451">"xs:string"</text:span><text:span text:style-name="T9452">/&gt;</text:span></text:p>
      <text:p text:style-name="Standard"><text:span text:style-name="T9453"><text:tab/></text:span><text:span text:style-name="T9454"><text:tab/></text:span><text:span text:style-name="T9455"><text:tab/></text:span><text:span text:style-name="T9456"><text:tab/></text:span><text:span text:style-name="T9457">&lt;</text:span><text:span text:style-name="T9458">xs:attribute</text:span><text:span text:style-name="T9459"><text:s/></text:span><text:span text:style-name="T9460">name</text:span><text:span text:style-name="T9461">=</text:span><text:span text:style-name="T9462">"usage"</text:span><text:span text:style-name="T9463"><text:s/></text:span><text:span text:style-name="T9464">fixed</text:span><text:span text:style-name="T9465">=</text:span><text:span text:style-name="T9466">"primary"</text:span><text:span text:style-name="T9467">/&gt;</text:span></text:p>
      <text:p text:style-name="Standard"><text:span text:style-name="T9468"><text:tab/></text:span><text:span text:style-name="T9469"><text:tab/></text:span><text:span text:style-name="T9470"><text:tab/></text:span><text:span text:style-name="T9471">&lt;/</text:span><text:span text:style-name="T9472">xs:extension</text:span><text:span text:style-name="T9473">&gt;</text:span></text:p>
      <text:p text:style-name="Standard"><text:span text:style-name="T9474"><text:tab/></text:span><text:span text:style-name="T9475"><text:tab/></text:span><text:span text:style-name="T9476">&lt;/</text:span><text:span text:style-name="T9477">xs:simpleContent</text:span><text:span text:style-name="T9478">&gt;</text:span></text:p>
      <text:p text:style-name="Standard"><text:span text:style-name="T9479"><text:tab/></text:span><text:span text:style-name="T9480">&lt;/</text:span><text:span text:style-name="T9481">xs:complexType</text:span><text:span text:style-name="T9482">&gt;</text:span></text:p>
      <text:p text:style-name="Standard"><text:span text:style-name="T9483"><text:tab/></text:span><text:span text:style-name="T9484">&lt;!--</text:span></text:p>
      <text:p text:style-name="P9485"/>
      <text:p text:style-name="P9486">******** <text:s text:c="2"/>Subordinate Definitions for &lt;typeOfResource&gt; <text:s text:c="15"/></text:p>
      <text:p text:style-name="P9487"><text:s/>--&gt;</text:p>
      <text:p text:style-name="Standard"><text:span text:style-name="T9488"><text:tab/></text:span><text:span text:style-name="T9489">&lt;!--</text:span></text:p>
      <text:p text:style-name="P9490"><text:s/>******* resourceTypeDefinition <text:s/>******** <text:s text:c="3"/></text:p>
      <text:p text:style-name="P9491">--&gt;</text:p>
      <text:p text:style-name="Standard"><text:span text:style-name="T9492"><text:tab/></text:span><text:span text:style-name="T9493">&lt;</text:span><text:span text:style-name="T9494">xs:simpleType</text:span><text:span text:style-name="T9495"><text:s/></text:span><text:span text:style-name="T9496">name</text:span><text:span text:style-name="T9497">=</text:span><text:span text:style-name="T9498">"resourceTypeDefinition"</text:span><text:span text:style-name="T9499">&gt;</text:span></text:p>
      <text:p text:style-name="Standard"><text:span text:style-name="T9500"><text:tab/></text:span><text:span text:style-name="T9501"><text:tab/></text:span><text:span text:style-name="T9502">&lt;</text:span><text:span text:style-name="T9503">xs:restriction</text:span><text:span text:style-name="T9504"><text:s/></text:span><text:span text:style-name="T9505">base</text:span><text:span text:style-name="T9506">=</text:span><text:span text:style-name="T9507">"xs:string"</text:span><text:span text:style-name="T9508">&gt;</text:span></text:p>
      <text:p text:style-name="Standard"><text:span text:style-name="T9509"><text:tab/></text:span><text:span text:style-name="T9510"><text:tab/></text:span><text:span text:style-name="T9511"><text:tab/></text:span><text:span text:style-name="T9512">&lt;</text:span><text:span text:style-name="T9513">xs:enumeration</text:span><text:span text:style-name="T9514"><text:s/></text:span><text:span text:style-name="T9515">value</text:span><text:span text:style-name="T9516">=</text:span><text:span text:style-name="T9517">"text"</text:span><text:span text:style-name="T9518">/&gt;</text:span></text:p>
      <text:p text:style-name="Standard"><text:span text:style-name="T9519"><text:tab/></text:span><text:span text:style-name="T9520"><text:tab/></text:span><text:span text:style-name="T9521"><text:tab/></text:span><text:span text:style-name="T9522">&lt;</text:span><text:span text:style-name="T9523">xs:enumeration</text:span><text:span text:style-name="T9524"><text:s/></text:span><text:span text:style-name="T9525">value</text:span><text:span text:style-name="T9526">=</text:span><text:span text:style-name="T9527">"cartographic"</text:span><text:span text:style-name="T9528">/&gt;</text:span></text:p>
      <text:p text:style-name="Standard"><text:span text:style-name="T9529"><text:tab/></text:span><text:span text:style-name="T9530"><text:tab/></text:span><text:span text:style-name="T9531"><text:tab/></text:span><text:span text:style-name="T9532">&lt;</text:span><text:span text:style-name="T9533">xs:enumeration</text:span><text:span text:style-name="T9534"><text:s/></text:span><text:span text:style-name="T9535">value</text:span><text:span text:style-name="T9536">=</text:span><text:span text:style-name="T9537">"notated music"</text:span><text:span text:style-name="T9538">/&gt;</text:span></text:p>
      <text:p text:style-name="Standard"><text:span text:style-name="T9539"><text:tab/></text:span><text:span text:style-name="T9540"><text:tab/></text:span><text:span text:style-name="T9541"><text:tab/></text:span><text:span text:style-name="T9542">&lt;</text:span><text:span text:style-name="T9543">xs:enumeration</text:span><text:span text:style-name="T9544"><text:s/></text:span><text:span text:style-name="T9545">value</text:span><text:span text:style-name="T9546">=</text:span><text:span text:style-name="T9547">"sound recording-musical"</text:span><text:span text:style-name="T9548">/&gt;</text:span></text:p>
      <text:p text:style-name="Standard"><text:span text:style-name="T9549"><text:tab/></text:span><text:span text:style-name="T9550"><text:tab/></text:span><text:span text:style-name="T9551"><text:tab/></text:span><text:span text:style-name="T9552">&lt;</text:span><text:span text:style-name="T9553">xs:enumeration</text:span><text:span text:style-name="T9554"><text:s/></text:span><text:span text:style-name="T9555">value</text:span><text:span text:style-name="T9556">=</text:span><text:span text:style-name="T9557">"sound recording-nonmusical"</text:span><text:span text:style-name="T9558">/&gt;</text:span></text:p>
      <text:p text:style-name="Standard"><text:span text:style-name="T9559"><text:tab/></text:span><text:span text:style-name="T9560"><text:tab/></text:span><text:span text:style-name="T9561"><text:tab/></text:span><text:span text:style-name="T9562">&lt;</text:span><text:span text:style-name="T9563">xs:enumeration</text:span><text:span text:style-name="T9564"><text:s/></text:span><text:span text:style-name="T9565">value</text:span><text:span text:style-name="T9566">=</text:span><text:span text:style-name="T9567">"sound recording"</text:span><text:span text:style-name="T9568">/&gt;</text:span></text:p>
      <text:p text:style-name="Standard"><text:span text:style-name="T9569"><text:tab/></text:span><text:span text:style-name="T9570"><text:tab/></text:span><text:span text:style-name="T9571"><text:tab/></text:span><text:span text:style-name="T9572">&lt;</text:span><text:span text:style-name="T9573">xs:enumeration</text:span><text:span text:style-name="T9574"><text:s/></text:span><text:span text:style-name="T9575">value</text:span><text:span text:style-name="T9576">=</text:span><text:span text:style-name="T9577">"still image"</text:span><text:span text:style-name="T9578">/&gt;</text:span></text:p>
      <text:p text:style-name="Standard"><text:span text:style-name="T9579"><text:tab/></text:span><text:span text:style-name="T9580"><text:tab/></text:span><text:span text:style-name="T9581"><text:tab/></text:span><text:span text:style-name="T9582">&lt;</text:span><text:span text:style-name="T9583">xs:enumeration</text:span><text:span text:style-name="T9584"><text:s/></text:span><text:span text:style-name="T9585">value</text:span><text:span text:style-name="T9586">=</text:span><text:span text:style-name="T9587">"moving image"</text:span><text:span text:style-name="T9588">/&gt;</text:span></text:p>
      <text:p text:style-name="Standard"><text:span text:style-name="T9589"><text:tab/></text:span><text:span text:style-name="T9590"><text:tab/></text:span><text:span text:style-name="T9591"><text:tab/></text:span><text:span text:style-name="T9592">&lt;</text:span><text:span text:style-name="T9593">xs:enumeration</text:span><text:span text:style-name="T9594"><text:s/></text:span><text:span text:style-name="T9595">value</text:span><text:span text:style-name="T9596">=</text:span><text:span text:style-name="T9597">"three dimensional object"</text:span><text:span text:style-name="T9598">/&gt;</text:span></text:p>
      <text:p text:style-name="Standard"><text:span text:style-name="T9599"><text:tab/></text:span><text:span text:style-name="T9600"><text:tab/></text:span><text:span text:style-name="T9601"><text:tab/></text:span><text:span text:style-name="T9602">&lt;</text:span><text:span text:style-name="T9603">xs:enumeration</text:span><text:span text:style-name="T9604"><text:s/></text:span><text:span text:style-name="T9605">value</text:span><text:span text:style-name="T9606">=</text:span><text:span text:style-name="T9607">"software, multimedia"</text:span><text:span text:style-name="T9608">/&gt;</text:span></text:p>
      <text:p text:style-name="Standard"><text:span text:style-name="T9609"><text:tab/></text:span><text:span text:style-name="T9610"><text:tab/></text:span><text:span text:style-name="T9611"><text:tab/></text:span><text:span text:style-name="T9612">&lt;</text:span><text:span text:style-name="T9613">xs:enumeration</text:span><text:span text:style-name="T9614"><text:s/></text:span><text:span text:style-name="T9615">value</text:span><text:span text:style-name="T9616">=</text:span><text:span text:style-name="T9617">"mixed material"</text:span><text:span text:style-name="T9618">/&gt;</text:span></text:p>
      <text:p text:style-name="Standard"><text:span text:style-name="T9619"><text:tab/></text:span><text:span text:style-name="T9620"><text:tab/></text:span><text:span text:style-name="T9621"><text:tab/></text:span><text:span text:style-name="T9622">&lt;</text:span><text:span text:style-name="T9623">xs:enumeration</text:span><text:span text:style-name="T9624"><text:s/></text:span><text:span text:style-name="T9625">value</text:span><text:span text:style-name="T9626">=</text:span><text:span text:style-name="T9627">""</text:span><text:span text:style-name="T9628">/&gt;</text:span></text:p>
      <text:p text:style-name="Standard"><text:span text:style-name="T9629"><text:tab/></text:span><text:span text:style-name="T9630"><text:tab/></text:span><text:span text:style-name="T9631">&lt;/</text:span><text:span text:style-name="T9632">xs:restriction</text:span><text:span text:style-name="T9633">&gt;</text:span></text:p>
      <text:p text:style-name="Standard"><text:span text:style-name="T9634"><text:tab/></text:span><text:span text:style-name="T9635">&lt;/</text:span><text:span text:style-name="T9636">xs:simpleType</text:span><text:span text:style-name="T9637">&gt;</text:span></text:p>
      <text:p text:style-name="Standard"><text:span text:style-name="T9638"><text:tab/></text:span><text:span text:style-name="T9639">&lt;!-- <text:s/></text:span></text:p>
      <text:p text:style-name="P9640"><text:s text:c="9"/>*********************************</text:p>
      <text:p text:style-name="P9641"><text:s text:c="9"/>*********************************</text:p>
      <text:p text:style-name="P9642"><text:s text:c="9"/>Part 3: <text:s text:c="2"/>Auxiliary definitions</text:p>
      <text:p text:style-name="P9643"><text:s text:c="9"/>*********************************</text:p>
      <text:p text:style-name="P9644"><text:s text:c="9"/>*********************************</text:p>
      <text:p text:style-name="P9645"/>
      <text:p text:style-name="P9646">**********************************</text:p>
      <text:p text:style-name="P9647">String Definitions</text:p>
      <text:p text:style-name="P9648">**********************************</text:p>
      <text:p text:style-name="P9649">--&gt;</text:p>
      <text:p text:style-name="Standard"><text:span text:style-name="T9650"><text:tab/></text:span><text:span text:style-name="T9651">&lt;!--</text:span></text:p>
      <text:p text:style-name="P9652">********** stringPlusLanguage <text:s/></text:p>
      <text:p text:style-name="P9653"><text:s text:c="3"/>--&gt;</text:p>
      <text:p text:style-name="Standard"><text:span text:style-name="T9654"><text:tab/></text:span><text:span text:style-name="T9655">&lt;</text:span><text:span text:style-name="T9656">xs:complexType</text:span><text:span text:style-name="T9657"><text:s/></text:span><text:span text:style-name="T9658">name</text:span><text:span text:style-name="T9659">=</text:span><text:span text:style-name="T9660">"stringPlusLanguage"</text:span><text:span text:style-name="T9661">&gt;</text:span></text:p>
      <text:p text:style-name="Standard"><text:span text:style-name="T9662"><text:tab/></text:span><text:span text:style-name="T9663"><text:tab/></text:span><text:span text:style-name="T9664">&lt;</text:span><text:span text:style-name="T9665">xs:simpleContent</text:span><text:span text:style-name="T9666">&gt;</text:span></text:p>
      <text:p text:style-name="Standard"><text:span text:style-name="T9667"><text:tab/></text:span><text:span text:style-name="T9668"><text:tab/></text:span><text:span text:style-name="T9669"><text:tab/></text:span><text:span text:style-name="T9670">&lt;</text:span><text:span text:style-name="T9671">xs:extension</text:span><text:span text:style-name="T9672"><text:s/></text:span><text:span text:style-name="T9673">base</text:span><text:span text:style-name="T9674">=</text:span><text:span text:style-name="T9675">"xs:string"</text:span><text:span text:style-name="T9676">&gt;</text:span></text:p>
      <text:p text:style-name="Standard"><text:span text:style-name="T9677"><text:tab/></text:span><text:span text:style-name="T9678"><text:tab/></text:span><text:span text:style-name="T9679"><text:tab/></text:span><text:span text:style-name="T9680"><text:tab/></text:span><text:span text:style-name="T9681">&lt;</text:span><text:span text:style-name="T9682">xs:attributeGroup</text:span><text:span text:style-name="T9683"><text:s/></text:span><text:span text:style-name="T9684">ref</text:span><text:span text:style-name="T9685">=</text:span><text:span text:style-name="T9686">"languageAttributeGroup"</text:span><text:span text:style-name="T9687">/&gt;</text:span></text:p>
      <text:p text:style-name="Standard"><text:span text:style-name="T9688"><text:tab/></text:span><text:span text:style-name="T9689"><text:tab/></text:span><text:span text:style-name="T9690"><text:tab/></text:span><text:span text:style-name="T9691">&lt;/</text:span><text:span text:style-name="T9692">xs:extension</text:span><text:span text:style-name="T9693">&gt;</text:span></text:p>
      <text:p text:style-name="Standard"><text:span text:style-name="T9694"><text:tab/></text:span><text:span text:style-name="T9695"><text:tab/></text:span><text:span text:style-name="T9696">&lt;/</text:span><text:span text:style-name="T9697">xs:simpleContent</text:span><text:span text:style-name="T9698">&gt;</text:span></text:p>
      <text:p text:style-name="Standard"><text:span text:style-name="T9699"><text:tab/></text:span><text:span text:style-name="T9700">&lt;/</text:span><text:span text:style-name="T9701">xs:complexType</text:span><text:span text:style-name="T9702">&gt;</text:span></text:p>
      <text:p text:style-name="Standard"><text:span text:style-name="T9703"><text:tab/></text:span><text:span text:style-name="T9704">&lt;!--</text:span></text:p>
      <text:p text:style-name="P9705">************************* stringPlusLanguagePlusAuthority <text:s/>************************* <text:s text:c="4"/><text:tab/></text:p>
      <text:p text:style-name="P9706"><text:s/>--&gt;</text:p>
      <text:p text:style-name="Standard"><text:span text:style-name="T9707"><text:tab/></text:span><text:span text:style-name="T9708">&lt;</text:span><text:span text:style-name="T9709">xs:complexType</text:span><text:span text:style-name="T9710"><text:s/></text:span><text:span text:style-name="T9711">name</text:span><text:span text:style-name="T9712">=</text:span><text:span text:style-name="T9713">"stringPlusLanguagePlusAuthority"</text:span><text:span text:style-name="T9714">&gt;</text:span></text:p>
      <text:p text:style-name="Standard"><text:span text:style-name="T9715"><text:tab/></text:span><text:span text:style-name="T9716"><text:tab/></text:span><text:span text:style-name="T9717">&lt;</text:span><text:span text:style-name="T9718">xs:simpleContent</text:span><text:span text:style-name="T9719">&gt;</text:span></text:p>
      <text:p text:style-name="Standard"><text:span text:style-name="T9720"><text:tab/></text:span><text:span text:style-name="T9721"><text:tab/></text:span><text:span text:style-name="T9722"><text:tab/></text:span><text:span text:style-name="T9723">&lt;</text:span><text:span text:style-name="T9724">xs:extension</text:span><text:span text:style-name="T9725"><text:s/></text:span><text:span text:style-name="T9726">base</text:span><text:span text:style-name="T9727">=</text:span><text:span text:style-name="T9728">"stringPlusLanguage"</text:span><text:span text:style-name="T9729">&gt;</text:span></text:p>
      <text:p text:style-name="Standard"><text:span text:style-name="T9730"><text:tab/></text:span><text:span text:style-name="T9731"><text:tab/></text:span><text:span text:style-name="T9732"><text:tab/></text:span><text:span text:style-name="T9733"><text:tab/></text:span><text:span text:style-name="T9734">&lt;</text:span><text:span text:style-name="T9735">xs:attributeGroup</text:span><text:span text:style-name="T9736"><text:s/></text:span><text:span text:style-name="T9737">ref</text:span><text:span text:style-name="T9738">=</text:span><text:span text:style-name="T9739">"authorityAttributeGroup"</text:span><text:span text:style-name="T9740">/&gt;</text:span></text:p>
      <text:p text:style-name="Standard"><text:span text:style-name="T9741"><text:tab/></text:span><text:span text:style-name="T9742"><text:tab/></text:span><text:span text:style-name="T9743"><text:tab/></text:span><text:span text:style-name="T9744">&lt;/</text:span><text:span text:style-name="T9745">xs:extension</text:span><text:span text:style-name="T9746">&gt;</text:span></text:p>
      <text:p text:style-name="Standard"><text:span text:style-name="T9747"><text:tab/></text:span><text:span text:style-name="T9748"><text:tab/></text:span><text:span text:style-name="T9749">&lt;/</text:span><text:span text:style-name="T9750">xs:simpleContent</text:span><text:span text:style-name="T9751">&gt;</text:span></text:p>
      <text:p text:style-name="Standard"><text:span text:style-name="T9752"><text:tab/></text:span><text:span text:style-name="T9753">&lt;/</text:span><text:span text:style-name="T9754">xs:complexType</text:span><text:span text:style-name="T9755">&gt;</text:span></text:p>
      <text:p text:style-name="Standard"><text:span text:style-name="T9756"><text:tab/></text:span><text:span text:style-name="T9757">&lt;!-- <text:s text:c="20"/></text:span></text:p>
      <text:p text:style-name="P9758">************************* stringPlusLanguagePlusSupplied <text:s/>************************* <text:s text:c="4"/><text:tab/></text:p>
      <text:p text:style-name="P9759"><text:s/>--&gt;</text:p>
      <text:p text:style-name="Standard"><text:span text:style-name="T9760"><text:tab/></text:span><text:span text:style-name="T9761">&lt;</text:span><text:span text:style-name="T9762">xs:complexType</text:span><text:span text:style-name="T9763"><text:s/></text:span><text:span text:style-name="T9764">name</text:span><text:span text:style-name="T9765">=</text:span><text:span text:style-name="T9766">"stringPlusLanguagePlusSupplied"</text:span><text:span text:style-name="T9767">&gt;</text:span></text:p>
      <text:p text:style-name="Standard"><text:span text:style-name="T9768"><text:tab/></text:span><text:span text:style-name="T9769"><text:tab/></text:span><text:span text:style-name="T9770">&lt;</text:span><text:span text:style-name="T9771">xs:simpleContent</text:span><text:span text:style-name="T9772">&gt;</text:span></text:p>
      <text:p text:style-name="Standard"><text:span text:style-name="T9773"><text:tab/></text:span><text:span text:style-name="T9774"><text:tab/></text:span><text:span text:style-name="T9775"><text:tab/></text:span><text:span text:style-name="T9776">&lt;</text:span><text:span text:style-name="T9777">xs:extension</text:span><text:span text:style-name="T9778"><text:s/></text:span><text:span text:style-name="T9779">base</text:span><text:span text:style-name="T9780">=</text:span><text:span text:style-name="T9781">"stringPlusLanguage"</text:span><text:span text:style-name="T9782">&gt;</text:span></text:p>
      <text:p text:style-name="Standard"><text:span text:style-name="T9783"><text:tab/></text:span><text:span text:style-name="T9784"><text:tab/></text:span><text:span text:style-name="T9785"><text:tab/></text:span><text:span text:style-name="T9786"><text:tab/></text:span><text:span text:style-name="T9787">&lt;</text:span><text:span text:style-name="T9788">xs:attribute</text:span><text:span text:style-name="T9789"><text:s/></text:span><text:span text:style-name="T9790">name</text:span><text:span text:style-name="T9791">=</text:span><text:span text:style-name="T9792">"supplied"</text:span><text:span text:style-name="T9793"><text:s/></text:span><text:span text:style-name="T9794">fixed</text:span><text:span text:style-name="T9795">=</text:span><text:span text:style-name="T9796">"yes"</text:span><text:span text:style-name="T9797">/&gt;</text:span></text:p>
      <text:p text:style-name="Standard"><text:span text:style-name="T9798"><text:tab/></text:span><text:span text:style-name="T9799"><text:tab/></text:span><text:span text:style-name="T9800"><text:tab/></text:span><text:span text:style-name="T9801">&lt;/</text:span><text:span text:style-name="T9802">xs:extension</text:span><text:span text:style-name="T9803">&gt;</text:span></text:p>
      <text:p text:style-name="Standard"><text:span text:style-name="T9804"><text:tab/></text:span><text:span text:style-name="T9805"><text:tab/></text:span><text:span text:style-name="T9806">&lt;/</text:span><text:span text:style-name="T9807">xs:simpleContent</text:span><text:span text:style-name="T9808">&gt;</text:span></text:p>
      <text:p text:style-name="Standard"><text:span text:style-name="T9809"><text:tab/></text:span><text:span text:style-name="T9810">&lt;/</text:span><text:span text:style-name="T9811">xs:complexType</text:span><text:span text:style-name="T9812">&gt;</text:span></text:p>
      <text:p text:style-name="Standard"><text:span text:style-name="T9813"><text:tab/></text:span><text:span text:style-name="T9814">&lt;!--</text:span></text:p>
      <text:p text:style-name="P9815">**********************************</text:p>
      <text:p text:style-name="P9816"><text:s text:c="2"/>Attribute Group Definitions</text:p>
      <text:p text:style-name="P9817">**********************************</text:p>
      <text:p text:style-name="P9818">--&gt;</text:p>
      <text:p text:style-name="Standard"><text:span text:style-name="T9819"><text:tab/></text:span><text:span text:style-name="T9820">&lt;!-- <text:s text:c="2"/></text:span></text:p>
      <text:p text:style-name="P9821"><text:s/>********** authorityAttributeGroup <text:s text:c="2"/>********** <text:s/><text:tab/><text:s text:c="23"/><text:tab/><text:s text:c="2"/></text:p>
      <text:p text:style-name="P9822"><text:s text:c="3"/>--&gt;</text:p>
      <text:p text:style-name="Standard"><text:span text:style-name="T9823"><text:tab/></text:span><text:span text:style-name="T9824">&lt;</text:span><text:span text:style-name="T9825">xs:attributeGroup</text:span><text:span text:style-name="T9826"><text:s/></text:span><text:span text:style-name="T9827">name</text:span><text:span text:style-name="T9828">=</text:span><text:span text:style-name="T9829">"authorityAttributeGroup"</text:span><text:span text:style-name="T9830">&gt;</text:span></text:p>
      <text:p text:style-name="Standard"><text:span text:style-name="T9831"><text:tab/></text:span><text:span text:style-name="T9832"><text:tab/></text:span><text:span text:style-name="T9833">&lt;!-- new in 3.4 --&gt;</text:span></text:p>
      <text:p text:style-name="Standard"><text:span text:style-name="T9834"><text:tab/></text:span><text:span text:style-name="T9835"><text:tab/></text:span><text:span text:style-name="T9836">&lt;</text:span><text:span text:style-name="T9837">xs:attribute</text:span><text:span text:style-name="T9838"><text:s/></text:span><text:span text:style-name="T9839">name</text:span><text:span text:style-name="T9840">=</text:span><text:span text:style-name="T9841">"authority"</text:span><text:span text:style-name="T9842"><text:s/></text:span><text:span text:style-name="T9843">type</text:span><text:span text:style-name="T9844">=</text:span><text:span text:style-name="T9845">"xs:string"</text:span><text:span text:style-name="T9846">/&gt;</text:span></text:p>
      <text:p text:style-name="Standard"><text:span text:style-name="T9847"><text:tab/></text:span><text:span text:style-name="T9848"><text:tab/></text:span><text:span text:style-name="T9849">&lt;</text:span><text:span text:style-name="T9850">xs:attribute</text:span><text:span text:style-name="T9851"><text:s/></text:span><text:span text:style-name="T9852">name</text:span><text:span text:style-name="T9853">=</text:span><text:span text:style-name="T9854">"authorityURI"</text:span><text:span text:style-name="T9855"><text:s/></text:span><text:span text:style-name="T9856">type</text:span><text:span text:style-name="T9857">=</text:span><text:span text:style-name="T9858">"xs:anyURI"</text:span><text:span text:style-name="T9859">/&gt;</text:span></text:p>
      <text:p text:style-name="Standard"><text:span text:style-name="T9860"><text:tab/></text:span><text:span text:style-name="T9861"><text:tab/></text:span><text:span text:style-name="T9862">&lt;</text:span><text:span text:style-name="T9863">xs:attribute</text:span><text:span text:style-name="T9864"><text:s/></text:span><text:span text:style-name="T9865">name</text:span><text:span text:style-name="T9866">=</text:span><text:span text:style-name="T9867">"valueURI"</text:span><text:span text:style-name="T9868"><text:s/></text:span><text:span text:style-name="T9869">type</text:span><text:span text:style-name="T9870">=</text:span><text:span text:style-name="T9871">"xs:anyURI"</text:span><text:span text:style-name="T9872">/&gt;</text:span></text:p>
      <text:p text:style-name="Standard"><text:span text:style-name="T9873"><text:tab/></text:span><text:span text:style-name="T9874">&lt;/</text:span><text:span text:style-name="T9875">xs:attributeGroup</text:span><text:span text:style-name="T9876">&gt;</text:span></text:p>
      <text:p text:style-name="Standard"><text:span text:style-name="T9877"><text:tab/></text:span><text:span text:style-name="T9878">&lt;!-- <text:s text:c="2"/></text:span></text:p>
      <text:p text:style-name="P9879"><text:s text:c="2"/>********** languageAttributeGroup <text:s text:c="2"/>********** <text:s/><text:tab/><text:s text:c="23"/><text:tab/><text:s text:c="2"/></text:p>
      <text:p text:style-name="P9880">--&gt;</text:p>
      <text:p text:style-name="Standard"><text:span text:style-name="T9881"><text:tab/></text:span><text:span text:style-name="T9882">&lt;</text:span><text:span text:style-name="T9883">xs:attributeGroup</text:span><text:span text:style-name="T9884"><text:s/></text:span><text:span text:style-name="T9885">name</text:span><text:span text:style-name="T9886">=</text:span><text:span text:style-name="T9887">"languageAttributeGroup"</text:span><text:span text:style-name="T9888">&gt;</text:span></text:p>
      <text:p text:style-name="Standard"><text:span text:style-name="T9889"><text:tab/></text:span><text:span text:style-name="T9890"><text:tab/></text:span><text:span text:style-name="T9891">&lt;</text:span><text:span text:style-name="T9892">xs:attribute</text:span><text:span text:style-name="T9893"><text:s/></text:span><text:span text:style-name="T9894">name</text:span><text:span text:style-name="T9895">=</text:span><text:span text:style-name="T9896">"lang"</text:span><text:span text:style-name="T9897"><text:s/></text:span><text:span text:style-name="T9898">type</text:span><text:span text:style-name="T9899">=</text:span><text:span text:style-name="T9900">"xs:string"</text:span><text:span text:style-name="T9901">/&gt;</text:span></text:p>
      <text:p text:style-name="Standard"><text:span text:style-name="T9902"><text:tab/></text:span><text:span text:style-name="T9903"><text:tab/></text:span><text:span text:style-name="T9904">&lt;</text:span><text:span text:style-name="T9905">xs:attribute</text:span><text:span text:style-name="T9906"><text:s/></text:span><text:span text:style-name="T9907">ref</text:span><text:span text:style-name="T9908">=</text:span><text:span text:style-name="T9909">"xml:lang"</text:span><text:span text:style-name="T9910">/&gt;</text:span></text:p>
      <text:p text:style-name="Standard"><text:span text:style-name="T9911"><text:tab/></text:span><text:span text:style-name="T9912"><text:tab/></text:span><text:span text:style-name="T9913">&lt;</text:span><text:span text:style-name="T9914">xs:attribute</text:span><text:span text:style-name="T9915"><text:s/></text:span><text:span text:style-name="T9916">name</text:span><text:span text:style-name="T9917">=</text:span><text:span text:style-name="T9918">"script"</text:span><text:span text:style-name="T9919"><text:s/></text:span><text:span text:style-name="T9920">type</text:span><text:span text:style-name="T9921">=</text:span><text:span text:style-name="T9922">"xs:string"</text:span><text:span text:style-name="T9923">/&gt;</text:span></text:p>
      <text:p text:style-name="Standard"><text:span text:style-name="T9924"><text:tab/></text:span><text:span text:style-name="T9925"><text:tab/></text:span><text:span text:style-name="T9926">&lt;</text:span><text:span text:style-name="T9927">xs:attribute</text:span><text:span text:style-name="T9928"><text:s/></text:span><text:span text:style-name="T9929">name</text:span><text:span text:style-name="T9930">=</text:span><text:span text:style-name="T9931">"transliteration"</text:span><text:span text:style-name="T9932"><text:s/></text:span><text:span text:style-name="T9933">type</text:span><text:span text:style-name="T9934">=</text:span><text:span text:style-name="T9935">"xs:string"</text:span><text:span text:style-name="T9936">/&gt;</text:span></text:p>
      <text:p text:style-name="Standard"><text:span text:style-name="T9937"><text:tab/></text:span><text:span text:style-name="T9938">&lt;/</text:span><text:span text:style-name="T9939">xs:attributeGroup</text:span><text:span text:style-name="T9940">&gt;</text:span></text:p>
      <text:p text:style-name="Standard"><text:span text:style-name="T9941"><text:tab/></text:span><text:span text:style-name="T9942">&lt;!-- <text:s text:c="2"/></text:span></text:p>
      <text:p text:style-name="P9943"><text:s text:c="2"/>********** altFormatAttributeGroup <text:s text:c="2"/>********** <text:s/><text:tab/><text:s text:c="23"/><text:tab/><text:s text:c="2"/></text:p>
      <text:p text:style-name="P9944">--&gt;</text:p>
      <text:p text:style-name="Standard"><text:span text:style-name="T9945"><text:tab/></text:span><text:span text:style-name="T9946">&lt;</text:span><text:span text:style-name="T9947">xs:attributeGroup</text:span><text:span text:style-name="T9948"><text:s/></text:span><text:span text:style-name="T9949">name</text:span><text:span text:style-name="T9950">=</text:span><text:span text:style-name="T9951">"altFormatAttributeGroup"</text:span><text:span text:style-name="T9952">&gt;</text:span></text:p>
      <text:p text:style-name="Standard"><text:span text:style-name="T9953"><text:tab/></text:span><text:span text:style-name="T9954"><text:tab/></text:span><text:span text:style-name="T9955">&lt;</text:span><text:span text:style-name="T9956">xs:attribute</text:span><text:span text:style-name="T9957"><text:s/></text:span><text:span text:style-name="T9958">name</text:span><text:span text:style-name="T9959">=</text:span><text:span text:style-name="T9960">"altFormat"</text:span><text:span text:style-name="T9961"><text:s/></text:span><text:span text:style-name="T9962">type</text:span><text:span text:style-name="T9963">=</text:span><text:span text:style-name="T9964">"xs:anyURI"</text:span><text:span text:style-name="T9965">/&gt;</text:span></text:p>
      <text:p text:style-name="Standard"><text:span text:style-name="T9966"><text:tab/></text:span><text:span text:style-name="T9967"><text:tab/></text:span><text:span text:style-name="T9968">&lt;</text:span><text:span text:style-name="T9969">xs:attribute</text:span><text:span text:style-name="T9970"><text:s/></text:span><text:span text:style-name="T9971">name</text:span><text:span text:style-name="T9972">=</text:span><text:span text:style-name="T9973">"contentType"</text:span><text:span text:style-name="T9974"><text:s/></text:span><text:span text:style-name="T9975">type</text:span><text:span text:style-name="T9976">=</text:span><text:span text:style-name="T9977">"xs:string"</text:span><text:span text:style-name="T9978">/&gt;</text:span></text:p>
      <text:p text:style-name="Standard"><text:span text:style-name="T9979"><text:tab/></text:span><text:span text:style-name="T9980">&lt;/</text:span><text:span text:style-name="T9981">xs:attributeGroup</text:span><text:span text:style-name="T9982">&gt;</text:span></text:p>
      <text:p text:style-name="Standard"><text:span text:style-name="T9983"><text:tab/></text:span><text:span text:style-name="T9984">&lt;!-- <text:s/></text:span></text:p>
      <text:p text:style-name="P9985">****************************************************</text:p>
      <text:p text:style-name="P9986"><text:s text:c="2"/>- Attribute definitions (simpleTypes)</text:p>
      <text:p text:style-name="P9987">*****************************************************</text:p>
      <text:p text:style-name="P9988">--&gt;</text:p>
      <text:p text:style-name="Standard"><text:span text:style-name="T9989"><text:tab/></text:span><text:span text:style-name="T9990">&lt;!-- <text:s/></text:span></text:p>
      <text:p text:style-name="P9991"><text:s text:c="3"/>********** codeOrText</text:p>
      <text:p text:style-name="P9992"><text:s text:c="18"/>******** used by type attribute <text:s/>for elements that distinguish code from text:</text:p>
      <text:p text:style-name="P9993"><text:s text:c="18"/>******** &lt;languageTerm&gt;, &lt;placeTerm&gt;, &lt;roleTerm&gt;, &lt;scriptTerm&gt;</text:p>
      <text:p text:style-name="P9994"><text:s/>--&gt;</text:p>
      <text:p text:style-name="Standard"><text:span text:style-name="T9995"><text:tab/></text:span><text:span text:style-name="T9996">&lt;</text:span><text:span text:style-name="T9997">xs:simpleType</text:span><text:span text:style-name="T9998"><text:s/></text:span><text:span text:style-name="T9999">name</text:span><text:span text:style-name="T10000">=</text:span><text:span text:style-name="T10001">"codeOrText"</text:span><text:span text:style-name="T10002">&gt;</text:span></text:p>
      <text:p text:style-name="Standard"><text:span text:style-name="T10003"><text:tab/></text:span><text:span text:style-name="T10004"><text:tab/></text:span><text:span text:style-name="T10005">&lt;</text:span><text:span text:style-name="T10006">xs:restriction</text:span><text:span text:style-name="T10007"><text:s/></text:span><text:span text:style-name="T10008">base</text:span><text:span text:style-name="T10009">=</text:span><text:span text:style-name="T10010">"xs:string"</text:span><text:span text:style-name="T10011">&gt;</text:span></text:p>
      <text:p text:style-name="Standard"><text:span text:style-name="T10012"><text:tab/></text:span><text:span text:style-name="T10013"><text:tab/></text:span><text:span text:style-name="T10014"><text:tab/></text:span><text:span text:style-name="T10015">&lt;</text:span><text:span text:style-name="T10016">xs:enumeration</text:span><text:span text:style-name="T10017"><text:s/></text:span><text:span text:style-name="T10018">value</text:span><text:span text:style-name="T10019">=</text:span><text:span text:style-name="T10020">"code"</text:span><text:span text:style-name="T10021">/&gt;</text:span></text:p>
      <text:p text:style-name="Standard"><text:span text:style-name="T10022"><text:tab/></text:span><text:span text:style-name="T10023"><text:tab/></text:span><text:span text:style-name="T10024"><text:tab/></text:span><text:span text:style-name="T10025">&lt;</text:span><text:span text:style-name="T10026">xs:enumeration</text:span><text:span text:style-name="T10027"><text:s/></text:span><text:span text:style-name="T10028">value</text:span><text:span text:style-name="T10029">=</text:span><text:span text:style-name="T10030">"text"</text:span><text:span text:style-name="T10031">/&gt;</text:span></text:p>
      <text:p text:style-name="Standard"><text:span text:style-name="T10032"><text:tab/></text:span><text:span text:style-name="T10033"><text:tab/></text:span><text:span text:style-name="T10034">&lt;/</text:span><text:span text:style-name="T10035">xs:restriction</text:span><text:span text:style-name="T10036">&gt;</text:span></text:p>
      <text:p text:style-name="Standard"><text:span text:style-name="T10037"><text:tab/></text:span><text:span text:style-name="T10038">&lt;/</text:span><text:span text:style-name="T10039">xs:simpleType</text:span><text:span text:style-name="T10040">&gt;</text:span></text:p>
      <text:p text:style-name="Standard"><text:span text:style-name="T10041"><text:tab/></text:span><text:span text:style-name="T10042">&lt;!-- --&gt;</text:span></text:p>
      <text:p text:style-name="Standard"><text:span text:style-name="T10043">&lt;/</text:span><text:span text:style-name="T10044">xs:schema</text:span><text:span text:style-name="T10045">&gt;</text:span></text:p>
      <text:p text:style-name="P10046"/>
      <text:p text:style-name="Standard">TEST-Klassen für TopLevel-Elemente</text:p>
      <text:p text:style-name="Standard"/>
      <text:list text:style-name="LFO1" text:continue-numbering="true">
        <text:list-item>
          <text:p text:style-name="P10047"><text:a xlink:href="http://www.loc.gov/standards/mods/userguide/abstract.html" office:target-frame-name="_top" xlink:show="replace"><text:span text:style-name="T10048">abstract</text:span></text:a></text:p>
        </text:list-item>
        <text:list-item>
          <text:p text:style-name="P10049"><text:a xlink:href="http://www.loc.gov/standards/mods/userguide/accesscondition.html" office:target-frame-name="_top" xlink:show="replace"><text:span text:style-name="T10050">accessCondition</text:span></text:a></text:p>
        </text:list-item>
        <text:list-item>
          <text:p text:style-name="P10051"><text:a xlink:href="http://www.loc.gov/standards/mods/userguide/classification.html" office:target-frame-name="_top" xlink:show="replace"><text:span text:style-name="T10052">classification</text:span></text:a></text:p>
        </text:list-item>
        <text:list-item>
          <text:p text:style-name="P10053"><text:a xlink:href="http://www.loc.gov/standards/mods/userguide/extension.html" office:target-frame-name="_top" xlink:show="replace"><text:span text:style-name="T10054">extension</text:span></text:a></text:p>
        </text:list-item>
        <text:list-item>
          <text:p text:style-name="P10055"><text:a xlink:href="http://www.loc.gov/standards/mods/userguide/genre.html" office:target-frame-name="_top" xlink:show="replace"><text:span text:style-name="T10056">genre</text:span></text:a></text:p>
        </text:list-item>
        <text:list-item>
          <text:p text:style-name="P10057"><text:a xlink:href="http://www.loc.gov/standards/mods/userguide/identifier.html" office:target-frame-name="_top" xlink:show="replace"><text:span text:style-name="T10058">identifier</text:span></text:a></text:p>
        </text:list-item>
        <text:list-item>
          <text:p text:style-name="P10059"><text:a xlink:href="http://www.loc.gov/standards/mods/userguide/language.html" office:target-frame-name="_top" xlink:show="replace"><text:span text:style-name="T10060">language</text:span></text:a></text:p>
        </text:list-item>
        <text:list-item>
          <text:p text:style-name="P10061"><text:a xlink:href="http://www.loc.gov/standards/mods/userguide/location.html" office:target-frame-name="_top" xlink:show="replace"><text:span text:style-name="T10062">location</text:span></text:a></text:p>
        </text:list-item>
        <text:list-item>
          <text:p text:style-name="P10063"><text:a xlink:href="http://www.loc.gov/standards/mods/userguide/name.html" office:target-frame-name="_top" xlink:show="replace"><text:span text:style-name="T10064">name</text:span></text:a></text:p>
        </text:list-item>
        <text:list-item>
          <text:p text:style-name="P10065"><text:a xlink:href="http://www.loc.gov/standards/mods/userguide/note.html" office:target-frame-name="_top" xlink:show="replace"><text:span text:style-name="T10066">note</text:span></text:a></text:p>
        </text:list-item>
        <text:list-item>
          <text:p text:style-name="P10067"><text:a xlink:href="http://www.loc.gov/standards/mods/userguide/origininfo.html" office:target-frame-name="_top" xlink:show="replace"><text:span text:style-name="T10068">originInfo</text:span></text:a></text:p>
        </text:list-item>
        <text:list-item>
          <text:p text:style-name="P10069"><text:a xlink:href="http://www.loc.gov/standards/mods/userguide/part.html" office:target-frame-name="_top" xlink:show="replace"><text:span text:style-name="T10070">part</text:span></text:a></text:p>
        </text:list-item>
        <text:list-item>
          <text:p text:style-name="P10071"><text:a xlink:href="http://www.loc.gov/standards/mods/userguide/physicaldescription.html" office:target-frame-name="_top" xlink:show="replace"><text:span text:style-name="T10072">physicalDescription</text:span></text:a></text:p>
        </text:list-item>
        <text:list-item>
          <text:p text:style-name="P10073"><text:a xlink:href="http://www.loc.gov/standards/mods/userguide/recordinfo.html" office:target-frame-name="_top" xlink:show="replace"><text:span text:style-name="T10074">recordInfo</text:span></text:a></text:p>
        </text:list-item>
        <text:list-item>
          <text:p text:style-name="P10075"><text:a xlink:href="http://www.loc.gov/standards/mods/userguide/relateditem.html" office:target-frame-name="_top" xlink:show="replace"><text:span text:style-name="T10076">relatedItem</text:span></text:a></text:p>
        </text:list-item>
        <text:list-item>
          <text:p text:style-name="P10077"><text:a xlink:href="http://www.loc.gov/standards/mods/userguide/subject.html" office:target-frame-name="_top" xlink:show="replace"><text:span text:style-name="T10078">subject</text:span></text:a></text:p>
        </text:list-item>
        <text:list-item>
          <text:p text:style-name="P10079"><text:a xlink:href="http://www.loc.gov/standards/mods/userguide/tableofcontents.html" office:target-frame-name="_top" xlink:show="replace"><text:span text:style-name="T10080">tableOfContents</text:span></text:a></text:p>
        </text:list-item>
        <text:list-item>
          <text:p text:style-name="P10081"><text:a xlink:href="http://www.loc.gov/standards/mods/userguide/targetaudience.html" office:target-frame-name="_top" xlink:show="replace"><text:span text:style-name="T10082">targetAudience</text:span></text:a></text:p>
        </text:list-item>
        <text:list-item>
          <text:p text:style-name="P10083"><text:a xlink:href="http://www.loc.gov/standards/mods/userguide/titleinfo.html" office:target-frame-name="_top" xlink:show="replace"><text:span text:style-name="T10084">titleInfo</text:span></text:a></text:p>
        </text:list-item>
        <text:list-item>
          <text:p text:style-name="P10085"><text:a xlink:href="http://www.loc.gov/standards/mods/userguide/typeofresource.html" office:target-frame-name="_top" xlink:show="replace"><text:span text:style-name="T10086">typeOfR</text:span><text:bookmark-start text:name="_Hlt522916610"/><text:bookmark-start text:name="_Hlt522916611"/><text:span text:style-name="T10087">e</text:span><text:bookmark-end text:name="_Hlt522916610"/><text:bookmark-end text:name="_Hlt522916611"/><text:span text:style-name="T10088">source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bert Stephan</dc:creator>
    <meta:creation-date>2017-10-30T22:28:00Z</meta:creation-date>
    <dc:date>2018-08-24T22:14:00Z</dc:date>
    <meta:template xlink:href="Normal" xlink:type="simple"/>
    <meta:editing-cycles>18</meta:editing-cycles>
    <meta:editing-duration>PT0S</meta:editing-duration>
    <meta:document-statistic meta:page-count="1" meta:paragraph-count="109" meta:word-count="7520" meta:character-count="54790" meta:row-count="394" meta:non-whitespace-character-count="47379"/>
  </office:meta>
</office:document-meta>
</file>